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146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571in"/>
    </style:style>
    <style:style style:name="co10" style:family="table-column">
      <style:table-column-properties fo:break-before="auto" style:column-width="5.0602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1.0327in"/>
    </style:style>
    <style:style style:name="co13" style:family="table-column">
      <style:table-column-properties fo:break-before="auto" style:column-width="0.8819in"/>
    </style:style>
    <style:style style:name="co14" style:family="table-column">
      <style:table-column-properties fo:break-before="auto" style:column-width="0.389in"/>
    </style:style>
    <style:style style:name="co15" style:family="table-column">
      <style:table-column-properties fo:break-before="auto" style:column-width="0.6571in"/>
    </style:style>
    <style:style style:name="co16" style:family="table-column">
      <style:table-column-properties fo:break-before="auto" style:column-width="0.9575in"/>
    </style:style>
    <style:style style:name="co17" style:family="table-column">
      <style:table-column-properties fo:break-before="auto" style:column-width="5.9827in"/>
    </style:style>
    <style:style style:name="co18" style:family="table-column">
      <style:table-column-properties fo:break-before="auto" style:column-width="1in"/>
    </style:style>
    <style:style style:name="co19" style:family="table-column">
      <style:table-column-properties fo:break-before="auto" style:column-width="5.8752in"/>
    </style:style>
    <style:style style:name="co20" style:family="table-column">
      <style:table-column-properties fo:break-before="auto" style:column-width="7.3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6" style:family="table-cell" style:parent-style-name="Default" style:data-style-name="N4">
      <style:table-cell-properties fo:wrap-option="wrap"/>
    </style:style>
    <style:style style:name="ce2" style:family="table-cell" style:parent-style-name="Default" style:data-style-name="N4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 style:data-style-name="N4">
      <style:table-cell-properties fo:wrap-option="wrap"/>
    </style:style>
    <style:style style:name="ce3" style:family="table-cell" style:parent-style-name="Default" style:data-style-name="N4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 style:data-style-name="N4">
      <style:table-cell-properties style:text-align-source="fix" style:repeat-content="false" fo:wrap-option="wrap"/>
      <style:paragraph-properties fo:text-align="start" fo:margin-left="0.139in"/>
    </style:style>
    <style:style style:name="ce21" style:family="table-cell" style:parent-style-name="Default" style:data-style-name="N4"/>
    <style:style style:name="ce6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7" style:family="table-cell" style:parent-style-name="Default" style:data-style-name="N4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able-cell-properties fo:wrap-option="no-wrap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/>
    </style:style>
    <style:style style:name="ce28" style:family="table-cell" style:parent-style-name="Default" style:data-style-name="N4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4">
      <style:table-cell-properties fo:background-color="#000000" fo:wrap-option="wrap"/>
      <style:text-properties fo:color="#000000" fo:font-weight="normal" style:font-weight-asian="normal" style:font-weight-complex="normal"/>
    </style:style>
    <style:style style:name="ce30" style:family="table-cell" style:parent-style-name="Default" style:data-style-name="N4">
      <style:table-cell-properties fo:wrap-option="no-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able-cell-properties fo:wrap-option="no-wrap"/>
      <style:text-properties fo:font-weight="normal" style:font-weight-asian="normal" style:font-weight-complex="normal"/>
    </style:style>
    <style:style style:name="ce15" style:family="table-cell" style:parent-style-name="Default" style:data-style-name="N4">
      <style:table-cell-properties fo:background-color="#000000" fo:wrap-option="no-wrap"/>
      <style:text-properties fo:color="#000000" fo:font-weight="normal" style:font-weight-asian="normal" style:font-weight-complex="normal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glas_difusion_4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57" table:default-cell-style-name="ce5"/>
        <table:table-row table:style-name="ro1">
          <table:table-cell table:style-name="ce16" office:value-type="string" calcext:value-type="string">
            <text:p>rules</text:p>
          </table:table-cell>
          <table:table-cell table:style-name="ce21" office:value-type="string" calcext:value-type="string">
            <text:p>support</text:p>
          </table:table-cell>
          <table:table-cell table:style-name="ce21" office:value-type="string" calcext:value-type="string">
            <text:p>confidence</text:p>
          </table:table-cell>
          <table:table-cell table:style-name="ce21" office:value-type="string" calcext:value-type="string">
            <text:p>coverage</text:p>
          </table:table-cell>
          <table:table-cell table:style-name="ce21" office:value-type="string" calcext:value-type="string">
            <text:p>lift</text:p>
          </table:table-cell>
          <table:table-cell table:style-name="ce21" office:value-type="string" calcext:value-type="string">
            <text:p>count</text:p>
          </table:table-cell>
          <table:table-cell table:style-name="ce21" office:value-type="string" calcext:value-type="string">
            <text:p>imbalance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{1_resp=desde el pasado,retweet_source=Twitter for iPhone,RT_popular=muy muchos} =&gt; {difusion=alta}</text:p>
          </table:table-cell>
          <table:table-cell table:style-name="ce6" office:value-type="float" office:value="0.011101657985931" calcext:value-type="float">
            <text:p>0.01</text:p>
          </table:table-cell>
          <table:table-cell table:style-name="ce6" office:value-type="float" office:value="0.818042813455658" calcext:value-type="float">
            <text:p>0.82</text:p>
          </table:table-cell>
          <table:table-cell table:style-name="ce6" office:value-type="float" office:value="0.0135709987342035" calcext:value-type="float">
            <text:p>0.01</text:p>
          </table:table-cell>
          <table:table-cell table:style-name="ce6" office:value-type="float" office:value="3.14197028957054" calcext:value-type="float">
            <text:p>3.14</text:p>
          </table:table-cell>
          <table:table-cell table:style-name="ce6" office:value-type="float" office:value="1070" calcext:value-type="float">
            <text:p>1,070.00</text:p>
          </table:table-cell>
          <table:table-cell table:style-name="ce6" office:value-type="float" office:value="0.938970472130112" calcext:value-type="float">
            <text:p>0.9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verified=Sin verificar,RT_popular=muy muchos} =&gt; {difusion=alta}</text:p>
          </table:table-cell>
          <table:table-cell office:value-type="float" office:value="0.0184681787055674" calcext:value-type="float">
            <text:p>0.02</text:p>
          </table:table-cell>
          <table:table-cell office:value-type="float" office:value="0.710578842315369" calcext:value-type="float">
            <text:p>0.71</text:p>
          </table:table-cell>
          <table:table-cell office:value-type="float" office:value="0.0259903301446328" calcext:value-type="float">
            <text:p>0.03</text:p>
          </table:table-cell>
          <table:table-cell office:value-type="float" office:value="2.72921853750059" calcext:value-type="float">
            <text:p>2.73</text:p>
          </table:table-cell>
          <table:table-cell office:value-type="float" office:value="1780" calcext:value-type="float">
            <text:p>1,780.00</text:p>
          </table:table-cell>
          <table:table-cell office:value-type="float" office:value="0.874898330686704" calcext:value-type="float">
            <text:p>0.87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Finde,retweet_source=Twitter for iPhone,RT_popular=muy muchos} =&gt; {difusion=alta}</text:p>
          </table:table-cell>
          <table:table-cell office:value-type="float" office:value="0.0183955510365006" calcext:value-type="float">
            <text:p>0.02</text:p>
          </table:table-cell>
          <table:table-cell office:value-type="float" office:value="0.708916433426629" calcext:value-type="float">
            <text:p>0.71</text:p>
          </table:table-cell>
          <table:table-cell office:value-type="float" office:value="0.0259488286194518" calcext:value-type="float">
            <text:p>0.03</text:p>
          </table:table-cell>
          <table:table-cell office:value-type="float" office:value="2.72283349352536" calcext:value-type="float">
            <text:p>2.72</text:p>
          </table:table-cell>
          <table:table-cell office:value-type="float" office:value="1773" calcext:value-type="float">
            <text:p>1,773.00</text:p>
          </table:table-cell>
          <table:table-cell office:value-type="float" office:value="0.874951591666021" calcext:value-type="float">
            <text:p>0.87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source=Twitter for iPhone,retweet_verified=Verificados,RT_popular=muy muchos} =&gt; {difusion=alta}</text:p>
          </table:table-cell>
          <table:table-cell office:value-type="float" office:value="0.0128239712809446" calcext:value-type="float">
            <text:p>0.01</text:p>
          </table:table-cell>
          <table:table-cell office:value-type="float" office:value="0.705479452054795" calcext:value-type="float">
            <text:p>0.71</text:p>
          </table:table-cell>
          <table:table-cell office:value-type="float" office:value="0.0181776680293001" calcext:value-type="float">
            <text:p>0.02</text:p>
          </table:table-cell>
          <table:table-cell office:value-type="float" office:value="2.70963260332929" calcext:value-type="float">
            <text:p>2.71</text:p>
          </table:table-cell>
          <table:table-cell office:value-type="float" office:value="1236" calcext:value-type="float">
            <text:p>1,236.00</text:p>
          </table:table-cell>
          <table:table-cell office:value-type="float" office:value="0.911440843420539" calcext:value-type="float">
            <text:p>0.91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{1_resp=desde el pasado,retweet_es_finde=Finde,retweet_verified=Sin verificar,RT_popular=muy muchos} =&gt; {difusion=alta}</text:p>
          </table:table-cell>
          <table:table-cell table:style-name="ce6" office:value-type="float" office:value="0.0141208939428524" calcext:value-type="float">
            <text:p>0.01</text:p>
          </table:table-cell>
          <table:table-cell table:style-name="ce6" office:value-type="float" office:value="0.705181347150259" calcext:value-type="float">
            <text:p>0.71</text:p>
          </table:table-cell>
          <table:table-cell table:style-name="ce6" office:value-type="float" office:value="0.0200244858998568" calcext:value-type="float">
            <text:p>0.02</text:p>
          </table:table-cell>
          <table:table-cell table:style-name="ce6" office:value-type="float" office:value="2.70848763055058" calcext:value-type="float">
            <text:p>2.71</text:p>
          </table:table-cell>
          <table:table-cell table:style-name="ce6" office:value-type="float" office:value="1361" calcext:value-type="float">
            <text:p>1,361.00</text:p>
          </table:table-cell>
          <table:table-cell table:style-name="ce6" office:value-type="float" office:value="0.902622452558158" calcext:value-type="float">
            <text:p>0.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source=Twitter for iPhone,RT_popular=muy muchos} =&gt; {difusion=alta}</text:p>
          </table:table-cell>
          <table:table-cell office:value-type="float" office:value="0.0125127098420867" calcext:value-type="float">
            <text:p>0.01</text:p>
          </table:table-cell>
          <table:table-cell office:value-type="float" office:value="0.694700460829493" calcext:value-type="float">
            <text:p>0.69</text:p>
          </table:table-cell>
          <table:table-cell office:value-type="float" office:value="0.0180116619285759" calcext:value-type="float">
            <text:p>0.02</text:p>
          </table:table-cell>
          <table:table-cell office:value-type="float" office:value="2.66823223940656" calcext:value-type="float">
            <text:p>2.67</text:p>
          </table:table-cell>
          <table:table-cell office:value-type="float" office:value="1206" calcext:value-type="float">
            <text:p>1,206.00</text:p>
          </table:table-cell>
          <table:table-cell office:value-type="float" office:value="0.911567280674368" calcext:value-type="float">
            <text:p>0.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largo,RT_popular=muy muchos} =&gt; {difusion=alta}</text:p>
          </table:table-cell>
          <table:table-cell office:value-type="float" office:value="0.0164138532091054" calcext:value-type="float">
            <text:p>0.02</text:p>
          </table:table-cell>
          <table:table-cell office:value-type="float" office:value="0.692947875602278" calcext:value-type="float">
            <text:p>0.69</text:p>
          </table:table-cell>
          <table:table-cell office:value-type="float" office:value="0.0236869954970845" calcext:value-type="float">
            <text:p>0.02</text:p>
          </table:table-cell>
          <table:table-cell office:value-type="float" office:value="2.66150084268346" calcext:value-type="float">
            <text:p>2.66</text:p>
          </table:table-cell>
          <table:table-cell office:value-type="float" office:value="1582" calcext:value-type="float">
            <text:p>1,582.00</text:p>
          </table:table-cell>
          <table:table-cell office:value-type="float" office:value="0.884318666408219" calcext:value-type="float">
            <text:p>0.8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n_char=largo,retweet_es_finde=Finde,RT_popular=muy muchos} =&gt; {difusion=alta}</text:p>
          </table:table-cell>
          <table:table-cell office:value-type="float" office:value="0.0131767342449835" calcext:value-type="float">
            <text:p>0.01</text:p>
          </table:table-cell>
          <table:table-cell office:value-type="float" office:value="0.689467969598263" calcext:value-type="float">
            <text:p>0.69</text:p>
          </table:table-cell>
          <table:table-cell office:value-type="float" office:value="0.0191114523458737" calcext:value-type="float">
            <text:p>0.02</text:p>
          </table:table-cell>
          <table:table-cell office:value-type="float" office:value="2.64813508590977" calcext:value-type="float">
            <text:p>2.65</text:p>
          </table:table-cell>
          <table:table-cell office:value-type="float" office:value="1270" calcext:value-type="float">
            <text:p>1,270.00</text:p>
          </table:table-cell>
          <table:table-cell office:value-type="float" office:value="0.905945608976856" calcext:value-type="float">
            <text:p>0.9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source=Twitter for iPhone,RT_popular=muy muchos} =&gt; {difusion=alta}</text:p>
          </table:table-cell>
          <table:table-cell office:value-type="float" office:value="0.0135813741154987" calcext:value-type="float">
            <text:p>0.01</text:p>
          </table:table-cell>
          <table:table-cell office:value-type="float" office:value="0.685340314136126" calcext:value-type="float">
            <text:p>0.69</text:p>
          </table:table-cell>
          <table:table-cell office:value-type="float" office:value="0.0198169782739516" calcext:value-type="float">
            <text:p>0.02</text:p>
          </table:table-cell>
          <table:table-cell office:value-type="float" office:value="2.63228142811302" calcext:value-type="float">
            <text:p>2.63</text:p>
          </table:table-cell>
          <table:table-cell office:value-type="float" office:value="1309" calcext:value-type="float">
            <text:p>1,309.00</text:p>
          </table:table-cell>
          <table:table-cell office:value-type="float" office:value="0.902276707530648" calcext:value-type="float">
            <text:p>0.9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Tarde,RT_popular=muy muchos} =&gt; {difusion=alta}</text:p>
          </table:table-cell>
          <table:table-cell office:value-type="float" office:value="0.0136540017845656" calcext:value-type="float">
            <text:p>0.01</text:p>
          </table:table-cell>
          <table:table-cell office:value-type="float" office:value="0.680103359173127" calcext:value-type="float">
            <text:p>0.68</text:p>
          </table:table-cell>
          <table:table-cell office:value-type="float" office:value="0.0200763628063331" calcext:value-type="float">
            <text:p>0.02</text:p>
          </table:table-cell>
          <table:table-cell office:value-type="float" office:value="2.61216713014363" calcext:value-type="float">
            <text:p>2.61</text:p>
          </table:table-cell>
          <table:table-cell office:value-type="float" office:value="1316" calcext:value-type="float">
            <text:p>1,316.00</text:p>
          </table:table-cell>
          <table:table-cell office:value-type="float" office:value="0.900672811418349" calcext:value-type="float">
            <text:p>0.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source=Twitter for iPhone,RT_popular=muy muchos} =&gt; {difusion=alta}</text:p>
          </table:table-cell>
          <table:table-cell office:value-type="float" office:value="0.0269967421302733" calcext:value-type="float">
            <text:p>0.03</text:p>
          </table:table-cell>
          <table:table-cell office:value-type="float" office:value="0.677427753189274" calcext:value-type="float">
            <text:p>0.68</text:p>
          </table:table-cell>
          <table:table-cell office:value-type="float" office:value="0.0398518395551037" calcext:value-type="float">
            <text:p>0.04</text:p>
          </table:table-cell>
          <table:table-cell office:value-type="float" office:value="2.60189055981065" calcext:value-type="float">
            <text:p>2.60</text:p>
          </table:table-cell>
          <table:table-cell office:value-type="float" office:value="2602" calcext:value-type="float">
            <text:p>2,602.00</text:p>
          </table:table-cell>
          <table:table-cell office:value-type="float" office:value="0.807086165647667" calcext:value-type="float">
            <text:p>0.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RT_popular=muy muchos} =&gt; {difusion=alta}</text:p>
          </table:table-cell>
          <table:table-cell office:value-type="float" office:value="0.0361270776701044" calcext:value-type="float">
            <text:p>0.04</text:p>
          </table:table-cell>
          <table:table-cell office:value-type="float" office:value="0.674544750096862" calcext:value-type="float">
            <text:p>0.67</text:p>
          </table:table-cell>
          <table:table-cell office:value-type="float" office:value="0.0535577182461455" calcext:value-type="float">
            <text:p>0.05</text:p>
          </table:table-cell>
          <table:table-cell office:value-type="float" office:value="2.59081741068924" calcext:value-type="float">
            <text:p>2.59</text:p>
          </table:table-cell>
          <table:table-cell office:value-type="float" office:value="3482" calcext:value-type="float">
            <text:p>3,482.00</text:p>
          </table:table-cell>
          <table:table-cell office:value-type="float" office:value="0.744453574363188" calcext:value-type="float">
            <text:p>0.7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es_finde=Finde,RT_popular=muy muchos} =&gt; {difusion=alta}</text:p>
          </table:table-cell>
          <table:table-cell office:value-type="float" office:value="0.0285738000871532" calcext:value-type="float">
            <text:p>0.03</text:p>
          </table:table-cell>
          <table:table-cell office:value-type="float" office:value="0.670399221032132" calcext:value-type="float">
            <text:p>0.67</text:p>
          </table:table-cell>
          <table:table-cell office:value-type="float" office:value="0.0426220663609388" calcext:value-type="float">
            <text:p>0.04</text:p>
          </table:table-cell>
          <table:table-cell office:value-type="float" office:value="2.57489510327246" calcext:value-type="float">
            <text:p>2.57</text:p>
          </table:table-cell>
          <table:table-cell office:value-type="float" office:value="2754" calcext:value-type="float">
            <text:p>2,754.00</text:p>
          </table:table-cell>
          <table:table-cell office:value-type="float" office:value="0.793481548699335" calcext:value-type="float">
            <text:p>0.79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{1_resp=desde el pasado,fecha_inicio_T_momento=Noche,retweet_es_finde=Finde,RT_popular=muy muchos} =&gt; {difusion=alta}</text:p>
          </table:table-cell>
          <table:table-cell office:value-type="float" office:value="0.0135294972090224" calcext:value-type="float">
            <text:p>0.01</text:p>
          </table:table-cell>
          <table:table-cell office:value-type="float" office:value="0.668375192209124" calcext:value-type="float">
            <text:p>0.67</text:p>
          </table:table-cell>
          <table:table-cell office:value-type="float" office:value="0.0202423689070573" calcext:value-type="float">
            <text:p>0.02</text:p>
          </table:table-cell>
          <table:table-cell office:value-type="float" office:value="2.56712113555032" calcext:value-type="float">
            <text:p>2.57</text:p>
          </table:table-cell>
          <table:table-cell office:value-type="float" office:value="1304" calcext:value-type="float">
            <text:p>1,304.00</text:p>
          </table:table-cell>
          <table:table-cell office:value-type="float" office:value="0.899071520142963" calcext:value-type="float">
            <text:p>0.9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{1_resp=desde el pasado,fecha_inicio_T_momento=Tarde,retweet_es_finde=Finde,RT_popular=muy muchos} =&gt; {difusion=alta}</text:p>
          </table:table-cell>
          <table:table-cell office:value-type="float" office:value="0.0110290303168641" calcext:value-type="float">
            <text:p>0.01</text:p>
          </table:table-cell>
          <table:table-cell office:value-type="float" office:value="0.667294413057125" calcext:value-type="float">
            <text:p>0.67</text:p>
          </table:table-cell>
          <table:table-cell office:value-type="float" office:value="0.0165279824033533" calcext:value-type="float">
            <text:p>0.02</text:p>
          </table:table-cell>
          <table:table-cell office:value-type="float" office:value="2.56297003743013" calcext:value-type="float">
            <text:p>2.56</text:p>
          </table:table-cell>
          <table:table-cell office:value-type="float" office:value="1063" calcext:value-type="float">
            <text:p>1,063.00</text:p>
          </table:table-cell>
          <table:table-cell office:value-type="float" office:value="0.917147986262879" calcext:value-type="float">
            <text:p>0.9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Noche,RT_popular=muy muchos} =&gt; {difusion=alta}</text:p>
          </table:table-cell>
          <table:table-cell office:value-type="float" office:value="0.0176485235832417" calcext:value-type="float">
            <text:p>0.02</text:p>
          </table:table-cell>
          <table:table-cell office:value-type="float" office:value="0.666014095536413" calcext:value-type="float">
            <text:p>0.67</text:p>
          </table:table-cell>
          <table:table-cell office:value-type="float" office:value="0.0264987238281007" calcext:value-type="float">
            <text:p>0.03</text:p>
          </table:table-cell>
          <table:table-cell office:value-type="float" office:value="2.55805254467166" calcext:value-type="float">
            <text:p>2.56</text:p>
          </table:table-cell>
          <table:table-cell office:value-type="float" office:value="1701" calcext:value-type="float">
            <text:p>1,701.00</text:p>
          </table:table-cell>
          <table:table-cell office:value-type="float" office:value="0.868693875977955" calcext:value-type="float">
            <text:p>0.87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retweet_source=Twitter for iPhone,RT_popular=muy muchos} =&gt; {difusion=alta}</text:p>
          </table:table-cell>
          <table:table-cell office:value-type="float" office:value="0.0100226183312237" calcext:value-type="float">
            <text:p>0.01</text:p>
          </table:table-cell>
          <table:table-cell office:value-type="float" office:value="0.665289256198347" calcext:value-type="float">
            <text:p>0.67</text:p>
          </table:table-cell>
          <table:table-cell office:value-type="float" office:value="0.0150650536407213" calcext:value-type="float">
            <text:p>0.02</text:p>
          </table:table-cell>
          <table:table-cell office:value-type="float" office:value="2.5552685538738" calcext:value-type="float">
            <text:p>2.56</text:p>
          </table:table-cell>
          <table:table-cell office:value-type="float" office:value="966" calcext:value-type="float">
            <text:p>966.00</text:p>
          </table:table-cell>
          <table:table-cell office:value-type="float" office:value="0.924237685691947" calcext:value-type="float">
            <text:p>0.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corto,RT_popular=muy muchos} =&gt; {difusion=alta}</text:p>
          </table:table-cell>
          <table:table-cell office:value-type="float" office:value="0.010510261252101" calcext:value-type="float">
            <text:p>0.01</text:p>
          </table:table-cell>
          <table:table-cell office:value-type="float" office:value="0.662958115183246" calcext:value-type="float">
            <text:p>0.66</text:p>
          </table:table-cell>
          <table:table-cell office:value-type="float" office:value="0.0158535826191613" calcext:value-type="float">
            <text:p>0.02</text:p>
          </table:table-cell>
          <table:table-cell office:value-type="float" office:value="2.5463150178366" calcext:value-type="float">
            <text:p>2.55</text:p>
          </table:table-cell>
          <table:table-cell office:value-type="float" office:value="1013" calcext:value-type="float">
            <text:p>1,013.00</text:p>
          </table:table-cell>
          <table:table-cell office:value-type="float" office:value="0.92022335897536" calcext:value-type="float">
            <text:p>0.9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source=Twitter for iPhone,retweet_verified=Sin verificar,RT_popular=muy muchos} =&gt; {difusion=alta}</text:p>
          </table:table-cell>
          <table:table-cell office:value-type="float" office:value="0.0141727708493287" calcext:value-type="float">
            <text:p>0.01</text:p>
          </table:table-cell>
          <table:table-cell office:value-type="float" office:value="0.653901388224031" calcext:value-type="float">
            <text:p>0.65</text:p>
          </table:table-cell>
          <table:table-cell office:value-type="float" office:value="0.0216741715258036" calcext:value-type="float">
            <text:p>0.02</text:p>
          </table:table-cell>
          <table:table-cell office:value-type="float" office:value="2.5115295927237" calcext:value-type="float">
            <text:p>2.51</text:p>
          </table:table-cell>
          <table:table-cell office:value-type="float" office:value="1366" calcext:value-type="float">
            <text:p>1,366.00</text:p>
          </table:table-cell>
          <table:table-cell office:value-type="float" office:value="0.891079521245691" calcext:value-type="float">
            <text:p>0.8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verified=Verificados,RT_popular=muy muchos} =&gt; {difusion=alta}</text:p>
          </table:table-cell>
          <table:table-cell office:value-type="float" office:value="0.0176588989645369" calcext:value-type="float">
            <text:p>0.02</text:p>
          </table:table-cell>
          <table:table-cell office:value-type="float" office:value="0.64033107599699" calcext:value-type="float">
            <text:p>0.64</text:p>
          </table:table-cell>
          <table:table-cell office:value-type="float" office:value="0.027577763482808" calcext:value-type="float">
            <text:p>0.03</text:p>
          </table:table-cell>
          <table:table-cell office:value-type="float" office:value="2.45940821577835" calcext:value-type="float">
            <text:p>2.46</text:p>
          </table:table-cell>
          <table:table-cell office:value-type="float" office:value="1702" calcext:value-type="float">
            <text:p>1,702.00</text:p>
          </table:table-cell>
          <table:table-cell office:value-type="float" office:value="0.86126679462572" calcext:value-type="float">
            <text:p>0.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{1_resp=desde el pasado,retweet_es_finde=Finde,retweet_verified=Verificados,RT_popular=muy muchos} =&gt; {difusion=alta}</text:p>
          </table:table-cell>
          <table:table-cell office:value-type="float" office:value="0.0144529061443008" calcext:value-type="float">
            <text:p>0.01</text:p>
          </table:table-cell>
          <table:table-cell office:value-type="float" office:value="0.639284075263883" calcext:value-type="float">
            <text:p>0.64</text:p>
          </table:table-cell>
          <table:table-cell office:value-type="float" office:value="0.0226079558423772" calcext:value-type="float">
            <text:p>0.02</text:p>
          </table:table-cell>
          <table:table-cell office:value-type="float" office:value="2.45538685510813" calcext:value-type="float">
            <text:p>2.46</text:p>
          </table:table-cell>
          <table:table-cell office:value-type="float" office:value="1393" calcext:value-type="float">
            <text:p>1,393.00</text:p>
          </table:table-cell>
          <table:table-cell office:value-type="float" office:value="0.885432766615147" calcext:value-type="float">
            <text:p>0.8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n_char=largo,retweet_source=Twitter for iPhone,retweet_verified=Verificados} =&gt; {difusion=alta}</text:p>
          </table:table-cell>
          <table:table-cell office:value-type="float" office:value="0.0116826793384657" calcext:value-type="float">
            <text:p>0.01</text:p>
          </table:table-cell>
          <table:table-cell office:value-type="float" office:value="0.633295838020247" calcext:value-type="float">
            <text:p>0.63</text:p>
          </table:table-cell>
          <table:table-cell office:value-type="float" office:value="0.0184474279429769" calcext:value-type="float">
            <text:p>0.02</text:p>
          </table:table-cell>
          <table:table-cell office:value-type="float" office:value="2.4323870032704" calcext:value-type="float">
            <text:p>2.43</text:p>
          </table:table-cell>
          <table:table-cell office:value-type="float" office:value="1126" calcext:value-type="float">
            <text:p>1,126.00</text:p>
          </table:table-cell>
          <table:table-cell office:value-type="float" office:value="0.905616406432067" calcext:value-type="float">
            <text:p>0.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largo,retweet_verified=Verificados} =&gt; {difusion=alta}</text:p>
          </table:table-cell>
          <table:table-cell office:value-type="float" office:value="0.0133012388205267" calcext:value-type="float">
            <text:p>0.01</text:p>
          </table:table-cell>
          <table:table-cell office:value-type="float" office:value="0.615458473355737" calcext:value-type="float">
            <text:p>0.62</text:p>
          </table:table-cell>
          <table:table-cell office:value-type="float" office:value="0.021611919238032" calcext:value-type="float">
            <text:p>0.02</text:p>
          </table:table-cell>
          <table:table-cell office:value-type="float" office:value="2.36387656726599" calcext:value-type="float">
            <text:p>2.36</text:p>
          </table:table-cell>
          <table:table-cell office:value-type="float" office:value="1282" calcext:value-type="float">
            <text:p>1,282.00</text:p>
          </table:table-cell>
          <table:table-cell office:value-type="float" office:value="0.888627148098088" calcext:value-type="float">
            <text:p>0.8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Finde,retweet_source=Twitter for iPhone,retweet_verified=Verificados} =&gt; {difusion=alta}</text:p>
          </table:table-cell>
          <table:table-cell office:value-type="float" office:value="0.0141001431802619" calcext:value-type="float">
            <text:p>0.01</text:p>
          </table:table-cell>
          <table:table-cell office:value-type="float" office:value="0.614654002713704" calcext:value-type="float">
            <text:p>0.61</text:p>
          </table:table-cell>
          <table:table-cell office:value-type="float" office:value="0.0229399680438256" calcext:value-type="float">
            <text:p>0.02</text:p>
          </table:table-cell>
          <table:table-cell office:value-type="float" office:value="2.36078672549423" calcext:value-type="float">
            <text:p>2.36</text:p>
          </table:table-cell>
          <table:table-cell office:value-type="float" office:value="1359" calcext:value-type="float">
            <text:p>1,359.00</text:p>
          </table:table-cell>
          <table:table-cell office:value-type="float" office:value="0.881947120943498" calcext:value-type="float">
            <text:p>0.8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n_char=largo,retweet_es_finde=Finde,retweet_verified=Verificados} =&gt; {difusion=alta}</text:p>
          </table:table-cell>
          <table:table-cell office:value-type="float" office:value="0.0110290303168641" calcext:value-type="float">
            <text:p>0.01</text:p>
          </table:table-cell>
          <table:table-cell office:value-type="float" office:value="0.610218140068886" calcext:value-type="float">
            <text:p>0.61</text:p>
          </table:table-cell>
          <table:table-cell office:value-type="float" office:value="0.0180739142163475" calcext:value-type="float">
            <text:p>0.02</text:p>
          </table:table-cell>
          <table:table-cell office:value-type="float" office:value="2.34374929370046" calcext:value-type="float">
            <text:p>2.34</text:p>
          </table:table-cell>
          <table:table-cell office:value-type="float" office:value="1063" calcext:value-type="float">
            <text:p>1,063.00</text:p>
          </table:table-cell>
          <table:table-cell office:value-type="float" office:value="0.906064486090094" calcext:value-type="float">
            <text:p>0.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source=Twitter for iPhone,retweet_verified=Verificados} =&gt; {difusion=alta}</text:p>
          </table:table-cell>
          <table:table-cell office:value-type="float" office:value="0.0204913780581436" calcext:value-type="float">
            <text:p>0.02</text:p>
          </table:table-cell>
          <table:table-cell office:value-type="float" office:value="0.599757060431218" calcext:value-type="float">
            <text:p>0.60</text:p>
          </table:table-cell>
          <table:table-cell office:value-type="float" office:value="0.0341661306052998" calcext:value-type="float">
            <text:p>0.03</text:p>
          </table:table-cell>
          <table:table-cell office:value-type="float" office:value="2.3035699768264" calcext:value-type="float">
            <text:p>2.30</text:p>
          </table:table-cell>
          <table:table-cell office:value-type="float" office:value="1975" calcext:value-type="float">
            <text:p>1,975.00</text:p>
          </table:table-cell>
          <table:table-cell office:value-type="float" office:value="0.825420263516583" calcext:value-type="float">
            <text:p>0.8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Finde,retweet_source=Twitter for Android,RT_popular=muy muchos} =&gt; {difusion=alta}</text:p>
          </table:table-cell>
          <table:table-cell office:value-type="float" office:value="0.013550247971613" calcext:value-type="float">
            <text:p>0.01</text:p>
          </table:table-cell>
          <table:table-cell office:value-type="float" office:value="0.59743824336688" calcext:value-type="float">
            <text:p>0.60</text:p>
          </table:table-cell>
          <table:table-cell office:value-type="float" office:value="0.022680583511444" calcext:value-type="float">
            <text:p>0.02</text:p>
          </table:table-cell>
          <table:table-cell office:value-type="float" office:value="2.29466377509312" calcext:value-type="float">
            <text:p>2.29</text:p>
          </table:table-cell>
          <table:table-cell office:value-type="float" office:value="1306" calcext:value-type="float">
            <text:p>1,306.00</text:p>
          </table:table-cell>
          <table:table-cell office:value-type="float" office:value="0.881958881958882" calcext:value-type="float">
            <text:p>0.8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retweet_verified=Verificados} =&gt; {difusion=alta}</text:p>
          </table:table-cell>
          <table:table-cell office:value-type="float" office:value="0.0242057645618476" calcext:value-type="float">
            <text:p>0.02</text:p>
          </table:table-cell>
          <table:table-cell office:value-type="float" office:value="0.584858360491351" calcext:value-type="float">
            <text:p>0.58</text:p>
          </table:table-cell>
          <table:table-cell office:value-type="float" office:value="0.0413873959868025" calcext:value-type="float">
            <text:p>0.04</text:p>
          </table:table-cell>
          <table:table-cell office:value-type="float" office:value="2.24634647728052" calcext:value-type="float">
            <text:p>2.25</text:p>
          </table:table-cell>
          <table:table-cell office:value-type="float" office:value="2333" calcext:value-type="float">
            <text:p>2,333.00</text:p>
          </table:table-cell>
          <table:table-cell office:value-type="float" office:value="0.788971962616822" calcext:value-type="float">
            <text:p>0.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etweet_es_finde=Finde,RT_popular=muy muchos} =&gt; {difusion=alta}</text:p>
          </table:table-cell>
          <table:table-cell office:value-type="float" office:value="0.0173268867630885" calcext:value-type="float">
            <text:p>0.02</text:p>
          </table:table-cell>
          <table:table-cell office:value-type="float" office:value="0.584324702589223" calcext:value-type="float">
            <text:p>0.58</text:p>
          </table:table-cell>
          <table:table-cell office:value-type="float" office:value="0.0296528397418605" calcext:value-type="float">
            <text:p>0.03</text:p>
          </table:table-cell>
          <table:table-cell office:value-type="float" office:value="2.24429678349225" calcext:value-type="float">
            <text:p>2.24</text:p>
          </table:table-cell>
          <table:table-cell office:value-type="float" office:value="1670" calcext:value-type="float">
            <text:p>1,670.00</text:p>
          </table:table-cell>
          <table:table-cell office:value-type="float" office:value="0.846054333764554" calcext:value-type="float">
            <text:p>0.8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es_finde=Finde,retweet_verified=Verificados} =&gt; {difusion=alta}</text:p>
          </table:table-cell>
          <table:table-cell office:value-type="float" office:value="0.0197651013674753" calcext:value-type="float">
            <text:p>0.02</text:p>
          </table:table-cell>
          <table:table-cell office:value-type="float" office:value="0.583639705882353" calcext:value-type="float">
            <text:p>0.58</text:p>
          </table:table-cell>
          <table:table-cell office:value-type="float" office:value="0.0338652445477371" calcext:value-type="float">
            <text:p>0.03</text:p>
          </table:table-cell>
          <table:table-cell office:value-type="float" office:value="2.24166582180413" calcext:value-type="float">
            <text:p>2.24</text:p>
          </table:table-cell>
          <table:table-cell office:value-type="float" office:value="1905" calcext:value-type="float">
            <text:p>1,905.00</text:p>
          </table:table-cell>
          <table:table-cell office:value-type="float" office:value="0.825237213170529" calcext:value-type="float">
            <text:p>0.8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Hace rato,retweet_es_finde=Finde,retweet_verified=Verificados,RT_popular=muy muchos} =&gt; {difusion=alta}</text:p>
          </table:table-cell>
          <table:table-cell office:value-type="float" office:value="0.0104998858708058" calcext:value-type="float">
            <text:p>0.01</text:p>
          </table:table-cell>
          <table:table-cell office:value-type="float" office:value="0.579942693409742" calcext:value-type="float">
            <text:p>0.58</text:p>
          </table:table-cell>
          <table:table-cell office:value-type="float" office:value="0.0181050403602332" calcext:value-type="float">
            <text:p>0.02</text:p>
          </table:table-cell>
          <table:table-cell office:value-type="float" office:value="2.22746619415867" calcext:value-type="float">
            <text:p>2.23</text:p>
          </table:table-cell>
          <table:table-cell office:value-type="float" office:value="1012" calcext:value-type="float">
            <text:p>1,012.00</text:p>
          </table:table-cell>
          <table:table-cell office:value-type="float" office:value="0.904053897084446" calcext:value-type="float">
            <text:p>0.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n_char=largo,RT_popular=muy muchos} =&gt; {difusion=alta}</text:p>
          </table:table-cell>
          <table:table-cell office:value-type="float" office:value="0.0105828889211679" calcext:value-type="float">
            <text:p>0.01</text:p>
          </table:table-cell>
          <table:table-cell office:value-type="float" office:value="0.57757644394111" calcext:value-type="float">
            <text:p>0.58</text:p>
          </table:table-cell>
          <table:table-cell office:value-type="float" office:value="0.0183229233674338" calcext:value-type="float">
            <text:p>0.02</text:p>
          </table:table-cell>
          <table:table-cell office:value-type="float" office:value="2.21837781222332" calcext:value-type="float">
            <text:p>2.22</text:p>
          </table:table-cell>
          <table:table-cell office:value-type="float" office:value="1020" calcext:value-type="float">
            <text:p>1,020.00</text:p>
          </table:table-cell>
          <table:table-cell office:value-type="float" office:value="0.902786377708979" calcext:value-type="float">
            <text:p>0.9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n_char=largo,retweet_source=Twitter for Android,RT_popular=muy muchos} =&gt; {difusion=alta}</text:p>
          </table:table-cell>
          <table:table-cell office:value-type="float" office:value="0.0100122429499284" calcext:value-type="float">
            <text:p>0.01</text:p>
          </table:table-cell>
          <table:table-cell office:value-type="float" office:value="0.572700296735905" calcext:value-type="float">
            <text:p>0.57</text:p>
          </table:table-cell>
          <table:table-cell office:value-type="float" office:value="0.0174825174825175" calcext:value-type="float">
            <text:p>0.02</text:p>
          </table:table-cell>
          <table:table-cell office:value-type="float" office:value="2.19964931856221" calcext:value-type="float">
            <text:p>2.20</text:p>
          </table:table-cell>
          <table:table-cell office:value-type="float" office:value="965" calcext:value-type="float">
            <text:p>965.00</text:p>
          </table:table-cell>
          <table:table-cell office:value-type="float" office:value="0.906833501200899" calcext:value-type="float">
            <text:p>0.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source=Twitter for Android,RT_popular=muy muchos} =&gt; {difusion=alta}</text:p>
          </table:table-cell>
          <table:table-cell office:value-type="float" office:value="0.0201697412379905" calcext:value-type="float">
            <text:p>0.02</text:p>
          </table:table-cell>
          <table:table-cell office:value-type="float" office:value="0.566929133858268" calcext:value-type="float">
            <text:p>0.57</text:p>
          </table:table-cell>
          <table:table-cell office:value-type="float" office:value="0.0355771824614555" calcext:value-type="float">
            <text:p>0.04</text:p>
          </table:table-cell>
          <table:table-cell office:value-type="float" office:value="2.17748321429535" calcext:value-type="float">
            <text:p>2.18</text:p>
          </table:table-cell>
          <table:table-cell office:value-type="float" office:value="1944" calcext:value-type="float">
            <text:p>1,944.00</text:p>
          </table:table-cell>
          <table:table-cell office:value-type="float" office:value="0.815117197787727" calcext:value-type="float">
            <text:p>0.8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source=Twitter for Android,RT_popular=muy muchos} =&gt; {difusion=alta}</text:p>
          </table:table-cell>
          <table:table-cell office:value-type="float" office:value="0.0100848706189952" calcext:value-type="float">
            <text:p>0.01</text:p>
          </table:table-cell>
          <table:table-cell office:value-type="float" office:value="0.564132327336042" calcext:value-type="float">
            <text:p>0.56</text:p>
          </table:table-cell>
          <table:table-cell office:value-type="float" office:value="0.0178767819717375" calcext:value-type="float">
            <text:p>0.02</text:p>
          </table:table-cell>
          <table:table-cell office:value-type="float" office:value="2.16674113227474" calcext:value-type="float">
            <text:p>2.17</text:p>
          </table:table-cell>
          <table:table-cell office:value-type="float" office:value="972" calcext:value-type="float">
            <text:p>972.00</text:p>
          </table:table-cell>
          <table:table-cell office:value-type="float" office:value="0.904275488489069" calcext:value-type="float">
            <text:p>0.9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Noche,retweet_verified=Verificados} =&gt; {difusion=alta}</text:p>
          </table:table-cell>
          <table:table-cell office:value-type="float" office:value="0.0104998858708058" calcext:value-type="float">
            <text:p>0.01</text:p>
          </table:table-cell>
          <table:table-cell office:value-type="float" office:value="0.561598224195339" calcext:value-type="float">
            <text:p>0.56</text:p>
          </table:table-cell>
          <table:table-cell office:value-type="float" office:value="0.0186964370940632" calcext:value-type="float">
            <text:p>0.02</text:p>
          </table:table-cell>
          <table:table-cell office:value-type="float" office:value="2.15700805150216" calcext:value-type="float">
            <text:p>2.16</text:p>
          </table:table-cell>
          <table:table-cell office:value-type="float" office:value="1012" calcext:value-type="float">
            <text:p>1,012.00</text:p>
          </table:table-cell>
          <table:table-cell office:value-type="float" office:value="0.899860917941586" calcext:value-type="float">
            <text:p>0.9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source=Twitter for Android,retweet_verified=Sin verificar,RT_popular=muy muchos} =&gt; {difusion=alta}</text:p>
          </table:table-cell>
          <table:table-cell office:value-type="float" office:value="0.0126787159428109" calcext:value-type="float">
            <text:p>0.01</text:p>
          </table:table-cell>
          <table:table-cell office:value-type="float" office:value="0.549460431654676" calcext:value-type="float">
            <text:p>0.55</text:p>
          </table:table-cell>
          <table:table-cell office:value-type="float" office:value="0.023074848000664" calcext:value-type="float">
            <text:p>0.02</text:p>
          </table:table-cell>
          <table:table-cell office:value-type="float" office:value="2.11038875124496" calcext:value-type="float">
            <text:p>2.11</text:p>
          </table:table-cell>
          <table:table-cell office:value-type="float" office:value="1222" calcext:value-type="float">
            <text:p>1,222.00</text:p>
          </table:table-cell>
          <table:table-cell office:value-type="float" office:value="0.876379521765788" calcext:value-type="float">
            <text:p>0.8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T_popular=muy muchos} =&gt; {difusion=alta}</text:p>
          </table:table-cell>
          <table:table-cell office:value-type="float" office:value="0.0242057645618476" calcext:value-type="float">
            <text:p>0.02</text:p>
          </table:table-cell>
          <table:table-cell office:value-type="float" office:value="0.548425011753644" calcext:value-type="float">
            <text:p>0.55</text:p>
          </table:table-cell>
          <table:table-cell office:value-type="float" office:value="0.0441368720300471" calcext:value-type="float">
            <text:p>0.04</text:p>
          </table:table-cell>
          <table:table-cell office:value-type="float" office:value="2.10641187067983" calcext:value-type="float">
            <text:p>2.11</text:p>
          </table:table-cell>
          <table:table-cell office:value-type="float" office:value="2333" calcext:value-type="float">
            <text:p>2,333.00</text:p>
          </table:table-cell>
          <table:table-cell office:value-type="float" office:value="0.771423283361096" calcext:value-type="float">
            <text:p>0.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etweet_es_finde=Finde,retweet_verified=Verificados} =&gt; {difusion=alta}</text:p>
          </table:table-cell>
          <table:table-cell office:value-type="float" office:value="0.0145151584320724" calcext:value-type="float">
            <text:p>0.01</text:p>
          </table:table-cell>
          <table:table-cell office:value-type="float" office:value="0.545844713226687" calcext:value-type="float">
            <text:p>0.55</text:p>
          </table:table-cell>
          <table:table-cell office:value-type="float" office:value="0.026592102259758" calcext:value-type="float">
            <text:p>0.03</text:p>
          </table:table-cell>
          <table:table-cell office:value-type="float" office:value="2.09650136089163" calcext:value-type="float">
            <text:p>2.10</text:p>
          </table:table-cell>
          <table:table-cell office:value-type="float" office:value="1399" calcext:value-type="float">
            <text:p>1,399.00</text:p>
          </table:table-cell>
          <table:table-cell office:value-type="float" office:value="0.858062304821388" calcext:value-type="float">
            <text:p>0.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etweet_verified=Verificados,RT_popular=muy muchos} =&gt; {difusion=alta}</text:p>
          </table:table-cell>
          <table:table-cell office:value-type="float" office:value="0.0148679213961113" calcext:value-type="float">
            <text:p>0.01</text:p>
          </table:table-cell>
          <table:table-cell office:value-type="float" office:value="0.538721804511278" calcext:value-type="float">
            <text:p>0.54</text:p>
          </table:table-cell>
          <table:table-cell office:value-type="float" office:value="0.0275985142453985" calcext:value-type="float">
            <text:p>0.03</text:p>
          </table:table-cell>
          <table:table-cell office:value-type="float" office:value="2.0691434192399" calcext:value-type="float">
            <text:p>2.07</text:p>
          </table:table-cell>
          <table:table-cell office:value-type="float" office:value="1433" calcext:value-type="float">
            <text:p>1,433.00</text:p>
          </table:table-cell>
          <table:table-cell office:value-type="float" office:value="0.85232323999848" calcext:value-type="float">
            <text:p>0.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largo,retweet_source=Twitter for iPhone} =&gt; {difusion=alta}</text:p>
          </table:table-cell>
          <table:table-cell office:value-type="float" office:value="0.0135191218277272" calcext:value-type="float">
            <text:p>0.01</text:p>
          </table:table-cell>
          <table:table-cell office:value-type="float" office:value="0.535552815454172" calcext:value-type="float">
            <text:p>0.54</text:p>
          </table:table-cell>
          <table:table-cell office:value-type="float" office:value="0.0252433026913739" calcext:value-type="float">
            <text:p>0.03</text:p>
          </table:table-cell>
          <table:table-cell office:value-type="float" office:value="2.05697184422985" calcext:value-type="float">
            <text:p>2.06</text:p>
          </table:table-cell>
          <table:table-cell office:value-type="float" office:value="1303" calcext:value-type="float">
            <text:p>1,303.00</text:p>
          </table:table-cell>
          <table:table-cell office:value-type="float" office:value="0.864132092739475" calcext:value-type="float">
            <text:p>0.8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n_char=largo,retweet_es_finde=Finde,retweet_source=Twitter for iPhone} =&gt; {difusion=alta}</text:p>
          </table:table-cell>
          <table:table-cell office:value-type="float" office:value="0.010707393496711" calcext:value-type="float">
            <text:p>0.01</text:p>
          </table:table-cell>
          <table:table-cell office:value-type="float" office:value="0.532507739938081" calcext:value-type="float">
            <text:p>0.53</text:p>
          </table:table-cell>
          <table:table-cell office:value-type="float" office:value="0.0201074889502189" calcext:value-type="float">
            <text:p>0.02</text:p>
          </table:table-cell>
          <table:table-cell office:value-type="float" office:value="2.0452762011123" calcext:value-type="float">
            <text:p>2.05</text:p>
          </table:table-cell>
          <table:table-cell office:value-type="float" office:value="1032" calcext:value-type="float">
            <text:p>1,032.00</text:p>
          </table:table-cell>
          <table:table-cell office:value-type="float" office:value="0.890615384615385" calcext:value-type="float">
            <text:p>0.8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largo,retweet_es_finde=Finde,RT_popular=muy muchos} =&gt; {difusion=alta}</text:p>
          </table:table-cell>
          <table:table-cell office:value-type="float" office:value="0.0139963893673092" calcext:value-type="float">
            <text:p>0.01</text:p>
          </table:table-cell>
          <table:table-cell office:value-type="float" office:value="0.522868217054264" calcext:value-type="float">
            <text:p>0.52</text:p>
          </table:table-cell>
          <table:table-cell office:value-type="float" office:value="0.0267684837417775" calcext:value-type="float">
            <text:p>0.03</text:p>
          </table:table-cell>
          <table:table-cell office:value-type="float" office:value="2.00825235100518" calcext:value-type="float">
            <text:p>2.01</text:p>
          </table:table-cell>
          <table:table-cell office:value-type="float" office:value="1349" calcext:value-type="float">
            <text:p>1,349.00</text:p>
          </table:table-cell>
          <table:table-cell office:value-type="float" office:value="0.855232668566002" calcext:value-type="float">
            <text:p>0.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{1_resp=desde el pasado,fecha_inicio_T_momento=Noche,retweet_es_finde=Finde,retweet_source=Twitter for iPhone} =&gt; {difusion=alta}</text:p>
          </table:table-cell>
          <table:table-cell office:value-type="float" office:value="0.0117034301010562" calcext:value-type="float">
            <text:p>0.01</text:p>
          </table:table-cell>
          <table:table-cell office:value-type="float" office:value="0.520775623268698" calcext:value-type="float">
            <text:p>0.52</text:p>
          </table:table-cell>
          <table:table-cell office:value-type="float" office:value="0.0224730758855388" calcext:value-type="float">
            <text:p>0.02</text:p>
          </table:table-cell>
          <table:table-cell office:value-type="float" office:value="2.00021503633871" calcext:value-type="float">
            <text:p>2.00</text:p>
          </table:table-cell>
          <table:table-cell office:value-type="float" office:value="1128" calcext:value-type="float">
            <text:p>1,128.00</text:p>
          </table:table-cell>
          <table:table-cell office:value-type="float" office:value="0.87739170365835" calcext:value-type="float">
            <text:p>0.8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Hace rato,fecha_inicio_T_momento=Noche,RT_popular=muy muchos} =&gt; {difusion=alta}</text:p>
          </table:table-cell>
          <table:table-cell office:value-type="float" office:value="0.0106866427341205" calcext:value-type="float">
            <text:p>0.01</text:p>
          </table:table-cell>
          <table:table-cell office:value-type="float" office:value="0.519939424533064" calcext:value-type="float">
            <text:p>0.52</text:p>
          </table:table-cell>
          <table:table-cell office:value-type="float" office:value="0.0205536303459152" calcext:value-type="float">
            <text:p>0.02</text:p>
          </table:table-cell>
          <table:table-cell office:value-type="float" office:value="1.99700333208519" calcext:value-type="float">
            <text:p>2.00</text:p>
          </table:table-cell>
          <table:table-cell office:value-type="float" office:value="1030" calcext:value-type="float">
            <text:p>1,030.00</text:p>
          </table:table-cell>
          <table:table-cell office:value-type="float" office:value="0.887425609521981" calcext:value-type="float">
            <text:p>0.8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Finde,retweet_verified=Sin verificar,RT_popular=muy muchos} =&gt; {difusion=alta}</text:p>
          </table:table-cell>
          <table:table-cell office:value-type="float" office:value="0.0139030109356519" calcext:value-type="float">
            <text:p>0.01</text:p>
          </table:table-cell>
          <table:table-cell office:value-type="float" office:value="0.518375241779497" calcext:value-type="float">
            <text:p>0.52</text:p>
          </table:table-cell>
          <table:table-cell office:value-type="float" office:value="0.0268203606482538" calcext:value-type="float">
            <text:p>0.03</text:p>
          </table:table-cell>
          <table:table-cell office:value-type="float" office:value="1.99099555882647" calcext:value-type="float">
            <text:p>1.99</text:p>
          </table:table-cell>
          <table:table-cell office:value-type="float" office:value="1340" calcext:value-type="float">
            <text:p>1,340.00</text:p>
          </table:table-cell>
          <table:table-cell office:value-type="float" office:value="0.854588253160712" calcext:value-type="float">
            <text:p>0.8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Noche,retweet_source=Twitter for iPhone} =&gt; {difusion=alta}</text:p>
          </table:table-cell>
          <table:table-cell office:value-type="float" office:value="0.0151480566910834" calcext:value-type="float">
            <text:p>0.02</text:p>
          </table:table-cell>
          <table:table-cell office:value-type="float" office:value="0.511921458625526" calcext:value-type="float">
            <text:p>0.51</text:p>
          </table:table-cell>
          <table:table-cell office:value-type="float" office:value="0.0295905874540889" calcext:value-type="float">
            <text:p>0.03</text:p>
          </table:table-cell>
          <table:table-cell office:value-type="float" office:value="1.96620762035727" calcext:value-type="float">
            <text:p>1.97</text:p>
          </table:table-cell>
          <table:table-cell office:value-type="float" office:value="1460" calcext:value-type="float">
            <text:p>1,460.00</text:p>
          </table:table-cell>
          <table:table-cell office:value-type="float" office:value="0.839764403835989" calcext:value-type="float">
            <text:p>0.8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source=Twitter for Android,retweet_verified=Verificados} =&gt; {difusion=alta}</text:p>
          </table:table-cell>
          <table:table-cell office:value-type="float" office:value="0.0114751717125604" calcext:value-type="float">
            <text:p>0.01</text:p>
          </table:table-cell>
          <table:table-cell office:value-type="float" office:value="0.511090573012939" calcext:value-type="float">
            <text:p>0.51</text:p>
          </table:table-cell>
          <table:table-cell office:value-type="float" office:value="0.0224523251229483" calcext:value-type="float">
            <text:p>0.02</text:p>
          </table:table-cell>
          <table:table-cell office:value-type="float" office:value="1.96301632295103" calcext:value-type="float">
            <text:p>1.96</text:p>
          </table:table-cell>
          <table:table-cell office:value-type="float" office:value="1106" calcext:value-type="float">
            <text:p>1,106.00</text:p>
          </table:table-cell>
          <table:table-cell office:value-type="float" office:value="0.876797185683695" calcext:value-type="float">
            <text:p>0.8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n_char=largo,RT_popular=muy muchos} =&gt; {difusion=alta}</text:p>
          </table:table-cell>
          <table:table-cell office:value-type="float" office:value="0.0103753812952626" calcext:value-type="float">
            <text:p>0.01</text:p>
          </table:table-cell>
          <table:table-cell office:value-type="float" office:value="0.509424350483953" calcext:value-type="float">
            <text:p>0.51</text:p>
          </table:table-cell>
          <table:table-cell office:value-type="float" office:value="0.0203668734826005" calcext:value-type="float">
            <text:p>0.02</text:p>
          </table:table-cell>
          <table:table-cell office:value-type="float" office:value="1.95661663139971" calcext:value-type="float">
            <text:p>1.96</text:p>
          </table:table-cell>
          <table:table-cell office:value-type="float" office:value="1000" calcext:value-type="float">
            <text:p>1,000.00</text:p>
          </table:table-cell>
          <table:table-cell office:value-type="float" office:value="0.887707717695821" calcext:value-type="float">
            <text:p>0.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etweet_verified=Verificados} =&gt; {difusion=alta}</text:p>
          </table:table-cell>
          <table:table-cell office:value-type="float" office:value="0.0200556120437426" calcext:value-type="float">
            <text:p>0.02</text:p>
          </table:table-cell>
          <table:table-cell office:value-type="float" office:value="0.508416622830089" calcext:value-type="float">
            <text:p>0.51</text:p>
          </table:table-cell>
          <table:table-cell office:value-type="float" office:value="0.0394471996845884" calcext:value-type="float">
            <text:p>0.04</text:p>
          </table:table-cell>
          <table:table-cell office:value-type="float" office:value="1.95274611228221" calcext:value-type="float">
            <text:p>1.95</text:p>
          </table:table-cell>
          <table:table-cell office:value-type="float" office:value="1933" calcext:value-type="float">
            <text:p>1,933.00</text:p>
          </table:table-cell>
          <table:table-cell office:value-type="float" office:value="0.789674739457776" calcext:value-type="float">
            <text:p>0.7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es_finde=Finde,retweet_source=Twitter for iPhone} =&gt; {difusion=alta}</text:p>
          </table:table-cell>
          <table:table-cell office:value-type="float" office:value="0.0225353281733104" calcext:value-type="float">
            <text:p>0.02</text:p>
          </table:table-cell>
          <table:table-cell office:value-type="float" office:value="0.502661420967369" calcext:value-type="float">
            <text:p>0.50</text:p>
          </table:table-cell>
          <table:table-cell office:value-type="float" office:value="0.0448320225768297" calcext:value-type="float">
            <text:p>0.04</text:p>
          </table:table-cell>
          <table:table-cell office:value-type="float" office:value="1.9306413116951" calcext:value-type="float">
            <text:p>1.93</text:p>
          </table:table-cell>
          <table:table-cell office:value-type="float" office:value="2172" calcext:value-type="float">
            <text:p>2,172.00</text:p>
          </table:table-cell>
          <table:table-cell office:value-type="float" office:value="0.762507800168851" calcext:value-type="float">
            <text:p>0.7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n_char=largo,retweet_es_finde=Finde,retweet_verified=Sin verificar,RT_popular=muy muchos} =&gt; {difusion=alta}</text:p>
          </table:table-cell>
          <table:table-cell office:value-type="float" office:value="0.0116308024319894" calcext:value-type="float">
            <text:p>0.01</text:p>
          </table:table-cell>
          <table:table-cell office:value-type="float" office:value="0.502240143369176" calcext:value-type="float">
            <text:p>0.50</text:p>
          </table:table-cell>
          <table:table-cell office:value-type="float" office:value="0.0231578510510261" calcext:value-type="float">
            <text:p>0.02</text:p>
          </table:table-cell>
          <table:table-cell office:value-type="float" office:value="1.92902325249892" calcext:value-type="float">
            <text:p>1.93</text:p>
          </table:table-cell>
          <table:table-cell office:value-type="float" office:value="1121" calcext:value-type="float">
            <text:p>1,121.00</text:p>
          </table:table-cell>
          <table:table-cell office:value-type="float" office:value="0.872428925777523" calcext:value-type="float">
            <text:p>0.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retweet_source=Twitter for iPhone} =&gt; {difusion=alta}</text:p>
          </table:table-cell>
          <table:table-cell office:value-type="float" office:value="0.0291133199145069" calcext:value-type="float">
            <text:p>0.03</text:p>
          </table:table-cell>
          <table:table-cell office:value-type="float" office:value="0.501878018243606" calcext:value-type="float">
            <text:p>0.50</text:p>
          </table:table-cell>
          <table:table-cell office:value-type="float" office:value="0.0580087568218132" calcext:value-type="float">
            <text:p>0.06</text:p>
          </table:table-cell>
          <table:table-cell office:value-type="float" office:value="1.92763238839385" calcext:value-type="float">
            <text:p>1.93</text:p>
          </table:table-cell>
          <table:table-cell office:value-type="float" office:value="2806" calcext:value-type="float">
            <text:p>2,806.00</text:p>
          </table:table-cell>
          <table:table-cell office:value-type="float" office:value="0.699558807704724" calcext:value-type="float">
            <text:p>0.7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Noche,RT_popular=muchos} =&gt; {difusion=alta}</text:p>
          </table:table-cell>
          <table:table-cell office:value-type="float" office:value="0.0111535348924073" calcext:value-type="float">
            <text:p>0.01</text:p>
          </table:table-cell>
          <table:table-cell office:value-type="float" office:value="0.500931966449208" calcext:value-type="float">
            <text:p>0.50</text:p>
          </table:table-cell>
          <table:table-cell office:value-type="float" office:value="0.0222655682596335" calcext:value-type="float">
            <text:p>0.02</text:p>
          </table:table-cell>
          <table:table-cell office:value-type="float" office:value="1.92399875628866" calcext:value-type="float">
            <text:p>1.92</text:p>
          </table:table-cell>
          <table:table-cell office:value-type="float" office:value="1075" calcext:value-type="float">
            <text:p>1,075.00</text:p>
          </table:table-cell>
          <table:table-cell office:value-type="float" office:value="0.877049493598318" calcext:value-type="float">
            <text:p>0.8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Noche,n_char=largo,RT_popular=muy muchos} =&gt; {difusion=alta}</text:p>
          </table:table-cell>
          <table:table-cell office:value-type="float" office:value="0.0219646822020709" calcext:value-type="float">
            <text:p>0.02</text:p>
          </table:table-cell>
          <table:table-cell office:value-type="float" office:value="0.49788334901223" calcext:value-type="float">
            <text:p>0.50</text:p>
          </table:table-cell>
          <table:table-cell office:value-type="float" office:value="0.0441161212674566" calcext:value-type="float">
            <text:p>0.04</text:p>
          </table:table-cell>
          <table:table-cell office:value-type="float" office:value="1.91228950922518" calcext:value-type="float">
            <text:p>1.91</text:p>
          </table:table-cell>
          <table:table-cell office:value-type="float" office:value="2117" calcext:value-type="float">
            <text:p>2,117.00</text:p>
          </table:table-cell>
          <table:table-cell office:value-type="float" office:value="0.765433912372838" calcext:value-type="float">
            <text:p>0.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es_finde=Finde,RT_popular=muy muchos} =&gt; {difusion=alta}</text:p>
          </table:table-cell>
          <table:table-cell office:value-type="float" office:value="0.030700753252682" calcext:value-type="float">
            <text:p>0.03</text:p>
          </table:table-cell>
          <table:table-cell office:value-type="float" office:value="0.497227356746765" calcext:value-type="float">
            <text:p>0.50</text:p>
          </table:table-cell>
          <table:table-cell office:value-type="float" office:value="0.0617438940881077" calcext:value-type="float">
            <text:p>0.06</text:p>
          </table:table-cell>
          <table:table-cell office:value-type="float" office:value="1.90976994891076" calcext:value-type="float">
            <text:p>1.91</text:p>
          </table:table-cell>
          <table:table-cell office:value-type="float" office:value="2959" calcext:value-type="float">
            <text:p>2,959.00</text:p>
          </table:table-cell>
          <table:table-cell office:value-type="float" office:value="0.681585131382183" calcext:value-type="float">
            <text:p>0.6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verified=Sin verificar,RT_popular=muchos} =&gt; {difusion=alta}</text:p>
          </table:table-cell>
          <table:table-cell office:value-type="float" office:value="0.0192152061588263" calcext:value-type="float">
            <text:p>0.02</text:p>
          </table:table-cell>
          <table:table-cell office:value-type="float" office:value="0.49465811965812" calcext:value-type="float">
            <text:p>0.49</text:p>
          </table:table-cell>
          <table:table-cell office:value-type="float" office:value="0.0388454275694632" calcext:value-type="float">
            <text:p>0.04</text:p>
          </table:table-cell>
          <table:table-cell office:value-type="float" office:value="1.89990192432011" calcext:value-type="float">
            <text:p>1.90</text:p>
          </table:table-cell>
          <table:table-cell office:value-type="float" office:value="1852" calcext:value-type="float">
            <text:p>1,852.00</text:p>
          </table:table-cell>
          <table:table-cell office:value-type="float" office:value="0.791150967168161" calcext:value-type="float">
            <text:p>0.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retweet_es_finde=Finde,RT_popular=muchos} =&gt; {difusion=alta}</text:p>
          </table:table-cell>
          <table:table-cell office:value-type="float" office:value="0.0190180739142163" calcext:value-type="float">
            <text:p>0.02</text:p>
          </table:table-cell>
          <table:table-cell office:value-type="float" office:value="0.494603345925526" calcext:value-type="float">
            <text:p>0.49</text:p>
          </table:table-cell>
          <table:table-cell office:value-type="float" office:value="0.0384511630802432" calcext:value-type="float">
            <text:p>0.04</text:p>
          </table:table-cell>
          <table:table-cell office:value-type="float" office:value="1.89969154726206" calcext:value-type="float">
            <text:p>1.90</text:p>
          </table:table-cell>
          <table:table-cell office:value-type="float" office:value="1833" calcext:value-type="float">
            <text:p>1,833.00</text:p>
          </table:table-cell>
          <table:table-cell office:value-type="float" office:value="0.793117513998591" calcext:value-type="float">
            <text:p>0.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RT_popular=muchos} =&gt; {difusion=alta}</text:p>
          </table:table-cell>
          <table:table-cell office:value-type="float" office:value="0.0241331368927808" calcext:value-type="float">
            <text:p>0.02</text:p>
          </table:table-cell>
          <table:table-cell office:value-type="float" office:value="0.494367693942614" calcext:value-type="float">
            <text:p>0.49</text:p>
          </table:table-cell>
          <table:table-cell office:value-type="float" office:value="0.0488161689942105" calcext:value-type="float">
            <text:p>0.05</text:p>
          </table:table-cell>
          <table:table-cell office:value-type="float" office:value="1.89878644606587" calcext:value-type="float">
            <text:p>1.90</text:p>
          </table:table-cell>
          <table:table-cell office:value-type="float" office:value="2326" calcext:value-type="float">
            <text:p>2,326.00</text:p>
          </table:table-cell>
          <table:table-cell office:value-type="float" office:value="0.742146835074437" calcext:value-type="float">
            <text:p>0.7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Tarde,retweet_source=Twitter for iPhone} =&gt; {difusion=alta}</text:p>
          </table:table-cell>
          <table:table-cell office:value-type="float" office:value="0.0102820028636052" calcext:value-type="float">
            <text:p>0.01</text:p>
          </table:table-cell>
          <table:table-cell office:value-type="float" office:value="0.49426433915212" calcext:value-type="float">
            <text:p>0.49</text:p>
          </table:table-cell>
          <table:table-cell office:value-type="float" office:value="0.0208026394970015" calcext:value-type="float">
            <text:p>0.02</text:p>
          </table:table-cell>
          <table:table-cell office:value-type="float" office:value="1.89838947701282" calcext:value-type="float">
            <text:p>1.90</text:p>
          </table:table-cell>
          <table:table-cell office:value-type="float" office:value="991" calcext:value-type="float">
            <text:p>991.00</text:p>
          </table:table-cell>
          <table:table-cell office:value-type="float" office:value="0.884364945610541" calcext:value-type="float">
            <text:p>0.8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n_char=largo,retweet_es_finde=Finde,retweet_verified=Verificados,RT_popular=muy muchos} =&gt; {difusion=alta}</text:p>
          </table:table-cell>
          <table:table-cell office:value-type="float" office:value="0.0190699508206927" calcext:value-type="float">
            <text:p>0.02</text:p>
          </table:table-cell>
          <table:table-cell office:value-type="float" office:value="0.494086021505376" calcext:value-type="float">
            <text:p>0.49</text:p>
          </table:table-cell>
          <table:table-cell office:value-type="float" office:value="0.0385964184183769" calcext:value-type="float">
            <text:p>0.04</text:p>
          </table:table-cell>
          <table:table-cell office:value-type="float" office:value="1.89770458773935" calcext:value-type="float">
            <text:p>1.90</text:p>
          </table:table-cell>
          <table:table-cell office:value-type="float" office:value="1838" calcext:value-type="float">
            <text:p>1,838.00</text:p>
          </table:table-cell>
          <table:table-cell office:value-type="float" office:value="0.792333926453144" calcext:value-type="float">
            <text:p>0.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largo,RT_popular=muchos} =&gt; {difusion=alta}</text:p>
          </table:table-cell>
          <table:table-cell office:value-type="float" office:value="0.0121080699715715" calcext:value-type="float">
            <text:p>0.01</text:p>
          </table:table-cell>
          <table:table-cell office:value-type="float" office:value="0.49323753169907" calcext:value-type="float">
            <text:p>0.49</text:p>
          </table:table-cell>
          <table:table-cell office:value-type="float" office:value="0.0245481521445913" calcext:value-type="float">
            <text:p>0.02</text:p>
          </table:table-cell>
          <table:table-cell office:value-type="float" office:value="1.89444567546903" calcext:value-type="float">
            <text:p>1.89</text:p>
          </table:table-cell>
          <table:table-cell office:value-type="float" office:value="1167" calcext:value-type="float">
            <text:p>1,167.00</text:p>
          </table:table-cell>
          <table:table-cell office:value-type="float" office:value="0.864412581295402" calcext:value-type="float">
            <text:p>0.86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{1_resp=desde el pasado,retweet_es_finde=Finde,retweet_verified=Sin verificar,RT_popular=muchos} =&gt; {difusion=alta}</text:p>
          </table:table-cell>
          <table:table-cell table:style-name="ce6" office:value-type="float" office:value="0.0149509244464734" calcext:value-type="float">
            <text:p>0.01</text:p>
          </table:table-cell>
          <table:table-cell table:style-name="ce6" office:value-type="float" office:value="0.49315537303217" calcext:value-type="float">
            <text:p>0.49</text:p>
          </table:table-cell>
          <table:table-cell table:style-name="ce6" office:value-type="float" office:value="0.0303168641447573" calcext:value-type="float">
            <text:p>0.03</text:p>
          </table:table-cell>
          <table:table-cell table:style-name="ce6" office:value-type="float" office:value="1.89413011730241" calcext:value-type="float">
            <text:p>1.89</text:p>
          </table:table-cell>
          <table:table-cell table:style-name="ce6" office:value-type="float" office:value="1441" calcext:value-type="float">
            <text:p>1,441.00</text:p>
          </table:table-cell>
          <table:table-cell table:style-name="ce6" office:value-type="float" office:value="0.834317968015052" calcext:value-type="float">
            <text:p>0.8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largo,retweet_verified=Verificados,RT_popular=muy muchos} =&gt; {difusion=alta}</text:p>
          </table:table-cell>
          <table:table-cell office:value-type="float" office:value="0.013155983482393" calcext:value-type="float">
            <text:p>0.01</text:p>
          </table:table-cell>
          <table:table-cell office:value-type="float" office:value="0.492236024844721" calcext:value-type="float">
            <text:p>0.49</text:p>
          </table:table-cell>
          <table:table-cell office:value-type="float" office:value="0.0267269822165965" calcext:value-type="float">
            <text:p>0.03</text:p>
          </table:table-cell>
          <table:table-cell office:value-type="float" office:value="1.89059904943747" calcext:value-type="float">
            <text:p>1.89</text:p>
          </table:table-cell>
          <table:table-cell office:value-type="float" office:value="1268" calcext:value-type="float">
            <text:p>1,268.00</text:p>
          </table:table-cell>
          <table:table-cell office:value-type="float" office:value="0.852889932580865" calcext:value-type="float">
            <text:p>0.8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Finde,retweet_verified=Sin verificar,RT_popular=muy muchos} =&gt; {difusion=alta}</text:p>
          </table:table-cell>
          <table:table-cell office:value-type="float" office:value="0.0285219231806769" calcext:value-type="float">
            <text:p>0.03</text:p>
          </table:table-cell>
          <table:table-cell office:value-type="float" office:value="0.491331546023235" calcext:value-type="float">
            <text:p>0.49</text:p>
          </table:table-cell>
          <table:table-cell office:value-type="float" office:value="0.0580502583469943" calcext:value-type="float">
            <text:p>0.06</text:p>
          </table:table-cell>
          <table:table-cell office:value-type="float" office:value="1.88712509240501" calcext:value-type="float">
            <text:p>1.89</text:p>
          </table:table-cell>
          <table:table-cell office:value-type="float" office:value="2749" calcext:value-type="float">
            <text:p>2,749.00</text:p>
          </table:table-cell>
          <table:table-cell office:value-type="float" office:value="0.697888332140301" calcext:value-type="float">
            <text:p>0.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verified=Sin verificar,RT_popular=muy muchos} =&gt; {difusion=alta}</text:p>
          </table:table-cell>
          <table:table-cell office:value-type="float" office:value="0.0177730281587848" calcext:value-type="float">
            <text:p>0.02</text:p>
          </table:table-cell>
          <table:table-cell office:value-type="float" office:value="0.490971625107481" calcext:value-type="float">
            <text:p>0.49</text:p>
          </table:table-cell>
          <table:table-cell office:value-type="float" office:value="0.0361997053391712" calcext:value-type="float">
            <text:p>0.04</text:p>
          </table:table-cell>
          <table:table-cell office:value-type="float" office:value="1.88574269431375" calcext:value-type="float">
            <text:p>1.89</text:p>
          </table:table-cell>
          <table:table-cell office:value-type="float" office:value="1713" calcext:value-type="float">
            <text:p>1,713.00</text:p>
          </table:table-cell>
          <table:table-cell office:value-type="float" office:value="0.804056568663937" calcext:value-type="float">
            <text:p>0.80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{fecha_inicio_T_momento=Noche,n_char=largo,retweet_es_finde=Finde,retweet_verified=Verificados} =&gt; {difusion=alta}</text:p>
          </table:table-cell>
          <table:table-cell table:style-name="ce7" office:value-type="float" office:value="0.0114025440434936" calcext:value-type="float">
            <text:p>0.01</text:p>
          </table:table-cell>
          <table:table-cell table:style-name="ce7" office:value-type="float" office:value="0.481384143670609" calcext:value-type="float">
            <text:p>0.48</text:p>
          </table:table-cell>
          <table:table-cell table:style-name="ce7" office:value-type="float" office:value="0.0236869954970845" calcext:value-type="float">
            <text:p>0.02</text:p>
          </table:table-cell>
          <table:table-cell table:style-name="ce7" office:value-type="float" office:value="1.84891872699692" calcext:value-type="float">
            <text:p>1.85</text:p>
          </table:table-cell>
          <table:table-cell table:style-name="ce7" office:value-type="float" office:value="1099" calcext:value-type="float">
            <text:p>1,099.00</text:p>
          </table:table-cell>
          <table:table-cell table:style-name="ce7" office:value-type="float" office:value="0.868064540680417" calcext:value-type="float">
            <text:p>0.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T_popular=muy muchos} =&gt; {difusion=alta}</text:p>
          </table:table-cell>
          <table:table-cell office:value-type="float" office:value="0.0458799360876512" calcext:value-type="float">
            <text:p>0.05</text:p>
          </table:table-cell>
          <table:table-cell office:value-type="float" office:value="0.480234578627281" calcext:value-type="float">
            <text:p>0.48</text:p>
          </table:table-cell>
          <table:table-cell office:value-type="float" office:value="0.095536510966778" calcext:value-type="float">
            <text:p>0.10</text:p>
          </table:table-cell>
          <table:table-cell office:value-type="float" office:value="1.84450343338067" calcext:value-type="float">
            <text:p>1.84</text:p>
          </table:table-cell>
          <table:table-cell office:value-type="float" office:value="4422" calcext:value-type="float">
            <text:p>4,422.00</text:p>
          </table:table-cell>
          <table:table-cell office:value-type="float" office:value="0.531659973226238" calcext:value-type="float">
            <text:p>0.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source=Twitter Web App,RT_popular=muy muchos} =&gt; {difusion=alta}</text:p>
          </table:table-cell>
          <table:table-cell office:value-type="float" office:value="0.0123052022161814" calcext:value-type="float">
            <text:p>0.01</text:p>
          </table:table-cell>
          <table:table-cell office:value-type="float" office:value="0.479773462783172" calcext:value-type="float">
            <text:p>0.48</text:p>
          </table:table-cell>
          <table:table-cell office:value-type="float" office:value="0.0256479425618892" calcext:value-type="float">
            <text:p>0.03</text:p>
          </table:table-cell>
          <table:table-cell office:value-type="float" office:value="1.84273236191789" calcext:value-type="float">
            <text:p>1.84</text:p>
          </table:table-cell>
          <table:table-cell office:value-type="float" office:value="1186" calcext:value-type="float">
            <text:p>1,186.00</text:p>
          </table:table-cell>
          <table:table-cell office:value-type="float" office:value="0.857543593631539" calcext:value-type="float">
            <text:p>0.8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Noche,retweet_source=Twitter for iPhone,retweet_verified=Sin verificar} =&gt; {difusion=alta}</text:p>
          </table:table-cell>
          <table:table-cell office:value-type="float" office:value="0.0120976945902762" calcext:value-type="float">
            <text:p>0.01</text:p>
          </table:table-cell>
          <table:table-cell office:value-type="float" office:value="0.479440789473684" calcext:value-type="float">
            <text:p>0.48</text:p>
          </table:table-cell>
          <table:table-cell office:value-type="float" office:value="0.0252329273100786" calcext:value-type="float">
            <text:p>0.03</text:p>
          </table:table-cell>
          <table:table-cell office:value-type="float" office:value="1.84145461748038" calcext:value-type="float">
            <text:p>1.84</text:p>
          </table:table-cell>
          <table:table-cell office:value-type="float" office:value="1166" calcext:value-type="float">
            <text:p>1,166.00</text:p>
          </table:table-cell>
          <table:table-cell office:value-type="float" office:value="0.859711684370258" calcext:value-type="float">
            <text:p>0.8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verified=Sin verificar,RT_popular=muy muchos} =&gt; {difusion=alta}</text:p>
          </table:table-cell>
          <table:table-cell office:value-type="float" office:value="0.0216845469070988" calcext:value-type="float">
            <text:p>0.02</text:p>
          </table:table-cell>
          <table:table-cell office:value-type="float" office:value="0.47804208600183" calcext:value-type="float">
            <text:p>0.48</text:p>
          </table:table-cell>
          <table:table-cell office:value-type="float" office:value="0.0453611670228881" calcext:value-type="float">
            <text:p>0.05</text:p>
          </table:table-cell>
          <table:table-cell office:value-type="float" office:value="1.83608242340912" calcext:value-type="float">
            <text:p>1.84</text:p>
          </table:table-cell>
          <table:table-cell office:value-type="float" office:value="2090" calcext:value-type="float">
            <text:p>2,090.00</text:p>
          </table:table-cell>
          <table:table-cell office:value-type="float" office:value="0.756940385739334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fecha_inicio_T_momento=Noche,RT_popular=muy muchos} =&gt; {difusion=alta}</text:p>
          </table:table-cell>
          <table:table-cell office:value-type="float" office:value="0.0128758481874209" calcext:value-type="float">
            <text:p>0.01</text:p>
          </table:table-cell>
          <table:table-cell office:value-type="float" office:value="0.474933027171833" calcext:value-type="float">
            <text:p>0.47</text:p>
          </table:table-cell>
          <table:table-cell office:value-type="float" office:value="0.0271108713245212" calcext:value-type="float">
            <text:p>0.03</text:p>
          </table:table-cell>
          <table:table-cell office:value-type="float" office:value="1.82414103071952" calcext:value-type="float">
            <text:p>1.82</text:p>
          </table:table-cell>
          <table:table-cell office:value-type="float" office:value="1241" calcext:value-type="float">
            <text:p>1,241.00</text:p>
          </table:table-cell>
          <table:table-cell office:value-type="float" office:value="0.849429456661377" calcext:value-type="float">
            <text:p>0.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verified=Verificados,RT_popular=muy muchos} =&gt; {difusion=alta}</text:p>
          </table:table-cell>
          <table:table-cell office:value-type="float" office:value="0.0281069079288664" calcext:value-type="float">
            <text:p>0.03</text:p>
          </table:table-cell>
          <table:table-cell office:value-type="float" office:value="0.473601398601399" calcext:value-type="float">
            <text:p>0.47</text:p>
          </table:table-cell>
          <table:table-cell office:value-type="float" office:value="0.0593471810089021" calcext:value-type="float">
            <text:p>0.06</text:p>
          </table:table-cell>
          <table:table-cell office:value-type="float" office:value="1.81902646050849" calcext:value-type="float">
            <text:p>1.82</text:p>
          </table:table-cell>
          <table:table-cell office:value-type="float" office:value="2709" calcext:value-type="float">
            <text:p>2,709.00</text:p>
          </table:table-cell>
          <table:table-cell office:value-type="float" office:value="0.68934353317915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source=Twitter for iPhone,RT_popular=muchos} =&gt; {difusion=alta}</text:p>
          </table:table-cell>
          <table:table-cell office:value-type="float" office:value="0.0111742856549978" calcext:value-type="float">
            <text:p>0.01</text:p>
          </table:table-cell>
          <table:table-cell office:value-type="float" office:value="0.471747700394218" calcext:value-type="float">
            <text:p>0.47</text:p>
          </table:table-cell>
          <table:table-cell office:value-type="float" office:value="0.0236869954970845" calcext:value-type="float">
            <text:p>0.02</text:p>
          </table:table-cell>
          <table:table-cell office:value-type="float" office:value="1.8119067051644" calcext:value-type="float">
            <text:p>1.81</text:p>
          </table:table-cell>
          <table:table-cell office:value-type="float" office:value="1077" calcext:value-type="float">
            <text:p>1,077.00</text:p>
          </table:table-cell>
          <table:table-cell office:value-type="float" office:value="0.867338403041825" calcext:value-type="float">
            <text:p>0.87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Finde,RT_popular=muy muchos} =&gt; {difusion=alta}</text:p>
          </table:table-cell>
          <table:table-cell office:value-type="float" office:value="0.0319873005332946" calcext:value-type="float">
            <text:p>0.03</text:p>
          </table:table-cell>
          <table:table-cell office:value-type="float" office:value="0.469540054827901" calcext:value-type="float">
            <text:p>0.47</text:p>
          </table:table-cell>
          <table:table-cell office:value-type="float" office:value="0.0681247535846942" calcext:value-type="float">
            <text:p>0.07</text:p>
          </table:table-cell>
          <table:table-cell office:value-type="float" office:value="1.80342749519498" calcext:value-type="float">
            <text:p>1.80</text:p>
          </table:table-cell>
          <table:table-cell office:value-type="float" office:value="3083" calcext:value-type="float">
            <text:p>3,083.00</text:p>
          </table:table-cell>
          <table:table-cell office:value-type="float" office:value="0.648353571053645" calcext:value-type="float">
            <text:p>0.6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n_char=largo,retweet_es_finde=Finde,RT_popular=muy muchos} =&gt; {difusion=alta}</text:p>
          </table:table-cell>
          <table:table-cell office:value-type="float" office:value="0.0123363283600672" calcext:value-type="float">
            <text:p>0.01</text:p>
          </table:table-cell>
          <table:table-cell office:value-type="float" office:value="0.466640502354788" calcext:value-type="float">
            <text:p>0.47</text:p>
          </table:table-cell>
          <table:table-cell office:value-type="float" office:value="0.0264364715403291" calcext:value-type="float">
            <text:p>0.03</text:p>
          </table:table-cell>
          <table:table-cell office:value-type="float" office:value="1.79229078257588" calcext:value-type="float">
            <text:p>1.79</text:p>
          </table:table-cell>
          <table:table-cell office:value-type="float" office:value="1189" calcext:value-type="float">
            <text:p>1,189.00</text:p>
          </table:table-cell>
          <table:table-cell office:value-type="float" office:value="0.852304086493025" calcext:value-type="float">
            <text:p>0.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Tarde,n_char=largo,RT_popular=muy muchos} =&gt; {difusion=alta}</text:p>
          </table:table-cell>
          <table:table-cell office:value-type="float" office:value="0.0175758959141748" calcext:value-type="float">
            <text:p>0.02</text:p>
          </table:table-cell>
          <table:table-cell office:value-type="float" office:value="0.465896589658966" calcext:value-type="float">
            <text:p>0.47</text:p>
          </table:table-cell>
          <table:table-cell office:value-type="float" office:value="0.0377248863895748" calcext:value-type="float">
            <text:p>0.04</text:p>
          </table:table-cell>
          <table:table-cell office:value-type="float" office:value="1.78943353409223" calcext:value-type="float">
            <text:p>1.79</text:p>
          </table:table-cell>
          <table:table-cell office:value-type="float" office:value="1694" calcext:value-type="float">
            <text:p>1,694.00</text:p>
          </table:table-cell>
          <table:table-cell office:value-type="float" office:value="0.793682497410859" calcext:value-type="float">
            <text:p>0.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verified=Sin verificar,RT_popular=muy muchos} =&gt; {difusion=alta}</text:p>
          </table:table-cell>
          <table:table-cell office:value-type="float" office:value="0.042393807972443" calcext:value-type="float">
            <text:p>0.04</text:p>
          </table:table-cell>
          <table:table-cell office:value-type="float" office:value="0.462740656851642" calcext:value-type="float">
            <text:p>0.46</text:p>
          </table:table-cell>
          <table:table-cell office:value-type="float" office:value="0.0916146168371688" calcext:value-type="float">
            <text:p>0.09</text:p>
          </table:table-cell>
          <table:table-cell office:value-type="float" office:value="1.77731210602833" calcext:value-type="float">
            <text:p>1.78</text:p>
          </table:table-cell>
          <table:table-cell office:value-type="float" office:value="4086" calcext:value-type="float">
            <text:p>4,086.00</text:p>
          </table:table-cell>
          <table:table-cell office:value-type="float" office:value="0.545076747771298" calcext:value-type="float">
            <text:p>0.5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largo,retweet_verified=Verificados} =&gt; {difusion=alta}</text:p>
          </table:table-cell>
          <table:table-cell office:value-type="float" office:value="0.0173995144321554" calcext:value-type="float">
            <text:p>0.02</text:p>
          </table:table-cell>
          <table:table-cell office:value-type="float" office:value="0.461094308496013" calcext:value-type="float">
            <text:p>0.46</text:p>
          </table:table-cell>
          <table:table-cell office:value-type="float" office:value="0.0377352617708701" calcext:value-type="float">
            <text:p>0.04</text:p>
          </table:table-cell>
          <table:table-cell office:value-type="float" office:value="1.77098874796616" calcext:value-type="float">
            <text:p>1.77</text:p>
          </table:table-cell>
          <table:table-cell office:value-type="float" office:value="1677" calcext:value-type="float">
            <text:p>1,677.00</text:p>
          </table:table-cell>
          <table:table-cell office:value-type="float" office:value="0.793117468766171" calcext:value-type="float">
            <text:p>0.7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tranqui,fecha_inicio_T_momento=Noche,retweet_verified=Verificados} =&gt; {difusion=alta}</text:p>
          </table:table-cell>
          <table:table-cell office:value-type="float" office:value="0.0103961320578531" calcext:value-type="float">
            <text:p>0.01</text:p>
          </table:table-cell>
          <table:table-cell office:value-type="float" office:value="0.457325422181652" calcext:value-type="float">
            <text:p>0.46</text:p>
          </table:table-cell>
          <table:table-cell office:value-type="float" office:value="0.0227324604179204" calcext:value-type="float">
            <text:p>0.02</text:p>
          </table:table-cell>
          <table:table-cell office:value-type="float" office:value="1.75651306450594" calcext:value-type="float">
            <text:p>1.76</text:p>
          </table:table-cell>
          <table:table-cell office:value-type="float" office:value="1002" calcext:value-type="float">
            <text:p>1,002.00</text:p>
          </table:table-cell>
          <table:table-cell office:value-type="float" office:value="0.871399764106076" calcext:value-type="float">
            <text:p>0.87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n_char=largo,retweet_verified=Verificados,RT_popular=muy muchos} =&gt; {difusion=alta}</text:p>
          </table:table-cell>
          <table:table-cell office:value-type="float" office:value="0.0107696457844826" calcext:value-type="float">
            <text:p>0.01</text:p>
          </table:table-cell>
          <table:table-cell office:value-type="float" office:value="0.456866197183099" calcext:value-type="float">
            <text:p>0.46</text:p>
          </table:table-cell>
          <table:table-cell office:value-type="float" office:value="0.0235728663028366" calcext:value-type="float">
            <text:p>0.02</text:p>
          </table:table-cell>
          <table:table-cell office:value-type="float" office:value="1.75474925547547" calcext:value-type="float">
            <text:p>1.75</text:p>
          </table:table-cell>
          <table:table-cell office:value-type="float" office:value="1038" calcext:value-type="float">
            <text:p>1,038.00</text:p>
          </table:table-cell>
          <table:table-cell office:value-type="float" office:value="0.866833789121848" calcext:value-type="float">
            <text:p>0.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retweet_es_finde=Laborable,RT_popular=muy muchos} =&gt; {difusion=alta}</text:p>
          </table:table-cell>
          <table:table-cell office:value-type="float" office:value="0.0118383100578946" calcext:value-type="float">
            <text:p>0.01</text:p>
          </table:table-cell>
          <table:table-cell office:value-type="float" office:value="0.456582633053221" calcext:value-type="float">
            <text:p>0.46</text:p>
          </table:table-cell>
          <table:table-cell office:value-type="float" office:value="0.0259280778568612" calcext:value-type="float">
            <text:p>0.03</text:p>
          </table:table-cell>
          <table:table-cell office:value-type="float" office:value="1.75366013146312" calcext:value-type="float">
            <text:p>1.75</text:p>
          </table:table-cell>
          <table:table-cell office:value-type="float" office:value="1141" calcext:value-type="float">
            <text:p>1,141.00</text:p>
          </table:table-cell>
          <table:table-cell office:value-type="float" office:value="0.854188719189475" calcext:value-type="float">
            <text:p>0.8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source=Twitter for iPhone,retweet_verified=Sin verificar} =&gt; {difusion=alta}</text:p>
          </table:table-cell>
          <table:table-cell office:value-type="float" office:value="0.0220891867776141" calcext:value-type="float">
            <text:p>0.02</text:p>
          </table:table-cell>
          <table:table-cell office:value-type="float" office:value="0.45462310484732" calcext:value-type="float">
            <text:p>0.45</text:p>
          </table:table-cell>
          <table:table-cell office:value-type="float" office:value="0.0485879106057148" calcext:value-type="float">
            <text:p>0.05</text:p>
          </table:table-cell>
          <table:table-cell office:value-type="float" office:value="1.74613390019106" calcext:value-type="float">
            <text:p>1.75</text:p>
          </table:table-cell>
          <table:table-cell office:value-type="float" office:value="2129" calcext:value-type="float">
            <text:p>2,129.00</text:p>
          </table:table-cell>
          <table:table-cell office:value-type="float" office:value="0.738245081018518" calcext:value-type="float">
            <text:p>0.7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retweet_es_finde=Finde,retweet_verified=Sin verificar,RT_popular=muy muchos} =&gt; {difusion=alta}</text:p>
          </table:table-cell>
          <table:table-cell office:value-type="float" office:value="0.0107281442593015" calcext:value-type="float">
            <text:p>0.01</text:p>
          </table:table-cell>
          <table:table-cell office:value-type="float" office:value="0.453111305872042" calcext:value-type="float">
            <text:p>0.45</text:p>
          </table:table-cell>
          <table:table-cell office:value-type="float" office:value="0.0236766201157893" calcext:value-type="float">
            <text:p>0.02</text:p>
          </table:table-cell>
          <table:table-cell office:value-type="float" office:value="1.74032732456201" calcext:value-type="float">
            <text:p>1.74</text:p>
          </table:table-cell>
          <table:table-cell office:value-type="float" office:value="1034" calcext:value-type="float">
            <text:p>1,034.00</text:p>
          </table:table-cell>
          <table:table-cell office:value-type="float" office:value="0.865993470503379" calcext:value-type="float">
            <text:p>0.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RT_popular=muy muchos} =&gt; {difusion=alta}</text:p>
          </table:table-cell>
          <table:table-cell office:value-type="float" office:value="0.0240708846050092" calcext:value-type="float">
            <text:p>0.02</text:p>
          </table:table-cell>
          <table:table-cell office:value-type="float" office:value="0.452594615684744" calcext:value-type="float">
            <text:p>0.45</text:p>
          </table:table-cell>
          <table:table-cell office:value-type="float" office:value="0.0531842045195161" calcext:value-type="float">
            <text:p>0.05</text:p>
          </table:table-cell>
          <table:table-cell office:value-type="float" office:value="1.73834280102523" calcext:value-type="float">
            <text:p>1.74</text:p>
          </table:table-cell>
          <table:table-cell office:value-type="float" office:value="2320" calcext:value-type="float">
            <text:p>2,320.00</text:p>
          </table:table-cell>
          <table:table-cell office:value-type="float" office:value="0.715698924731183" calcext:value-type="float">
            <text:p>0.7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es_finde=Finde,retweet_source=Twitter for iPhone,retweet_verified=Sin verificar} =&gt; {difusion=alta}</text:p>
          </table:table-cell>
          <table:table-cell office:value-type="float" office:value="0.0167562407918491" calcext:value-type="float">
            <text:p>0.02</text:p>
          </table:table-cell>
          <table:table-cell office:value-type="float" office:value="0.451243364068175" calcext:value-type="float">
            <text:p>0.45</text:p>
          </table:table-cell>
          <table:table-cell office:value-type="float" office:value="0.0371334896557448" calcext:value-type="float">
            <text:p>0.04</text:p>
          </table:table-cell>
          <table:table-cell office:value-type="float" office:value="1.73315286186415" calcext:value-type="float">
            <text:p>1.73</text:p>
          </table:table-cell>
          <table:table-cell office:value-type="float" office:value="1615" calcext:value-type="float">
            <text:p>1,615.00</text:p>
          </table:table-cell>
          <table:table-cell office:value-type="float" office:value="0.795143765245029" calcext:value-type="float">
            <text:p>0.8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largo,retweet_es_finde=Finde,retweet_source=Twitter for iPhone} =&gt; {difusion=alta}</text:p>
          </table:table-cell>
          <table:table-cell office:value-type="float" office:value="0.0111742856549978" calcext:value-type="float">
            <text:p>0.01</text:p>
          </table:table-cell>
          <table:table-cell office:value-type="float" office:value="0.450816241105065" calcext:value-type="float">
            <text:p>0.45</text:p>
          </table:table-cell>
          <table:table-cell office:value-type="float" office:value="0.0247867859143823" calcext:value-type="float">
            <text:p>0.02</text:p>
          </table:table-cell>
          <table:table-cell office:value-type="float" office:value="1.73151235156565" calcext:value-type="float">
            <text:p>1.73</text:p>
          </table:table-cell>
          <table:table-cell office:value-type="float" office:value="1077" calcext:value-type="float">
            <text:p>1,077.00</text:p>
          </table:table-cell>
          <table:table-cell office:value-type="float" office:value="0.859842460046959" calcext:value-type="float">
            <text:p>0.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es_finde=Finde,retweet_verified=Verificados} =&gt; {difusion=alta}</text:p>
          </table:table-cell>
          <table:table-cell office:value-type="float" office:value="0.0275155111950364" calcext:value-type="float">
            <text:p>0.03</text:p>
          </table:table-cell>
          <table:table-cell office:value-type="float" office:value="0.450178237990154" calcext:value-type="float">
            <text:p>0.45</text:p>
          </table:table-cell>
          <table:table-cell office:value-type="float" office:value="0.061121371210392" calcext:value-type="float">
            <text:p>0.06</text:p>
          </table:table-cell>
          <table:table-cell office:value-type="float" office:value="1.72906188467232" calcext:value-type="float">
            <text:p>1.73</text:p>
          </table:table-cell>
          <table:table-cell office:value-type="float" office:value="2652" calcext:value-type="float">
            <text:p>2,652.00</text:p>
          </table:table-cell>
          <table:table-cell office:value-type="float" office:value="0.677760914834292" calcext:value-type="float">
            <text:p>0.6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es_finde=Laborable,RT_popular=muy muchos} =&gt; {difusion=alta}</text:p>
          </table:table-cell>
          <table:table-cell office:value-type="float" office:value="0.0151791828349692" calcext:value-type="float">
            <text:p>0.02</text:p>
          </table:table-cell>
          <table:table-cell office:value-type="float" office:value="0.44918636782315" calcext:value-type="float">
            <text:p>0.45</text:p>
          </table:table-cell>
          <table:table-cell office:value-type="float" office:value="0.0337926168786703" calcext:value-type="float">
            <text:p>0.03</text:p>
          </table:table-cell>
          <table:table-cell office:value-type="float" office:value="1.72525227160002" calcext:value-type="float">
            <text:p>1.73</text:p>
          </table:table-cell>
          <table:table-cell office:value-type="float" office:value="1463" calcext:value-type="float">
            <text:p>1,463.00</text:p>
          </table:table-cell>
          <table:table-cell office:value-type="float" office:value="0.81214668253496" calcext:value-type="float">
            <text:p>0.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retweet_es_finde=Finde,RT_popular=muy muchos} =&gt; {difusion=alta}</text:p>
          </table:table-cell>
          <table:table-cell office:value-type="float" office:value="0.0122325745471146" calcext:value-type="float">
            <text:p>0.01</text:p>
          </table:table-cell>
          <table:table-cell office:value-type="float" office:value="0.448800913589646" calcext:value-type="float">
            <text:p>0.45</text:p>
          </table:table-cell>
          <table:table-cell office:value-type="float" office:value="0.0272561266626549" calcext:value-type="float">
            <text:p>0.03</text:p>
          </table:table-cell>
          <table:table-cell office:value-type="float" office:value="1.72377180416025" calcext:value-type="float">
            <text:p>1.72</text:p>
          </table:table-cell>
          <table:table-cell office:value-type="float" office:value="1179" calcext:value-type="float">
            <text:p>1,179.00</text:p>
          </table:table-cell>
          <table:table-cell office:value-type="float" office:value="0.846469746062844" calcext:value-type="float">
            <text:p>0.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retweet_verified=Verificados,RT_popular=muy muchos} =&gt; {difusion=alta}</text:p>
          </table:table-cell>
          <table:table-cell office:value-type="float" office:value="0.0158120810939802" calcext:value-type="float">
            <text:p>0.02</text:p>
          </table:table-cell>
          <table:table-cell office:value-type="float" office:value="0.448763250883392" calcext:value-type="float">
            <text:p>0.45</text:p>
          </table:table-cell>
          <table:table-cell office:value-type="float" office:value="0.0352347948787118" calcext:value-type="float">
            <text:p>0.04</text:p>
          </table:table-cell>
          <table:table-cell office:value-type="float" office:value="1.72362714779003" calcext:value-type="float">
            <text:p>1.72</text:p>
          </table:table-cell>
          <table:table-cell office:value-type="float" office:value="1524" calcext:value-type="float">
            <text:p>1,524.00</text:p>
          </table:table-cell>
          <table:table-cell office:value-type="float" office:value="0.804642883631239" calcext:value-type="float">
            <text:p>0.8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Mañana,retweet_es_finde=Finde,RT_popular=muy muchos} =&gt; {difusion=alta}</text:p>
          </table:table-cell>
          <table:table-cell office:value-type="float" office:value="0.0101263721441763" calcext:value-type="float">
            <text:p>0.01</text:p>
          </table:table-cell>
          <table:table-cell office:value-type="float" office:value="0.447501146263182" calcext:value-type="float">
            <text:p>0.45</text:p>
          </table:table-cell>
          <table:table-cell office:value-type="float" office:value="0.0226287066049677" calcext:value-type="float">
            <text:p>0.02</text:p>
          </table:table-cell>
          <table:table-cell office:value-type="float" office:value="1.71877960784004" calcext:value-type="float">
            <text:p>1.72</text:p>
          </table:table-cell>
          <table:table-cell office:value-type="float" office:value="976" calcext:value-type="float">
            <text:p>976.00</text:p>
          </table:table-cell>
          <table:table-cell office:value-type="float" office:value="0.871249857409027" calcext:value-type="float">
            <text:p>0.87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{1_resp=desde el pasado,fecha_inicio_T_momento=Noche,n_char=largo,retweet_es_finde=Finde} =&gt; {difusion=alta}</text:p>
          </table:table-cell>
          <table:table-cell office:value-type="float" office:value="0.0163412255400386" calcext:value-type="float">
            <text:p>0.02</text:p>
          </table:table-cell>
          <table:table-cell office:value-type="float" office:value="0.446175637393768" calcext:value-type="float">
            <text:p>0.45</text:p>
          </table:table-cell>
          <table:table-cell office:value-type="float" office:value="0.036625095972277" calcext:value-type="float">
            <text:p>0.04</text:p>
          </table:table-cell>
          <table:table-cell office:value-type="float" office:value="1.71368854241198" calcext:value-type="float">
            <text:p>1.71</text:p>
          </table:table-cell>
          <table:table-cell office:value-type="float" office:value="1575" calcext:value-type="float">
            <text:p>1,575.00</text:p>
          </table:table-cell>
          <table:table-cell office:value-type="float" office:value="0.797219860253614" calcext:value-type="float">
            <text:p>0.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medio,retweet_verified=Sin verificar,RT_popular=muy muchos} =&gt; {difusion=alta}</text:p>
          </table:table-cell>
          <table:table-cell office:value-type="float" office:value="0.010707393496711" calcext:value-type="float">
            <text:p>0.01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0240916353675998" calcext:value-type="float">
            <text:p>0.02</text:p>
          </table:table-cell>
          <table:table-cell office:value-type="float" office:value="1.70703930997228" calcext:value-type="float">
            <text:p>1.71</text:p>
          </table:table-cell>
          <table:table-cell office:value-type="float" office:value="1032" calcext:value-type="float">
            <text:p>1,032.00</text:p>
          </table:table-cell>
          <table:table-cell office:value-type="float" office:value="0.863098847786537" calcext:value-type="float">
            <text:p>0.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corto,retweet_verified=Sin verificar,RT_popular=muy muchos} =&gt; {difusion=alta}</text:p>
          </table:table-cell>
          <table:table-cell office:value-type="float" office:value="0.0139237616982424" calcext:value-type="float">
            <text:p>0.01</text:p>
          </table:table-cell>
          <table:table-cell office:value-type="float" office:value="0.444370860927152" calcext:value-type="float">
            <text:p>0.44</text:p>
          </table:table-cell>
          <table:table-cell office:value-type="float" office:value="0.0313336515116931" calcext:value-type="float">
            <text:p>0.03</text:p>
          </table:table-cell>
          <table:table-cell office:value-type="float" office:value="1.70675668756997" calcext:value-type="float">
            <text:p>1.71</text:p>
          </table:table-cell>
          <table:table-cell office:value-type="float" office:value="1342" calcext:value-type="float">
            <text:p>1,342.00</text:p>
          </table:table-cell>
          <table:table-cell office:value-type="float" office:value="0.824518153294487" calcext:value-type="float">
            <text:p>0.8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retweet_verified=Sin verificar,RT_popular=muy muchos} =&gt; {difusion=alta}</text:p>
          </table:table-cell>
          <table:table-cell office:value-type="float" office:value="0.0150858044033118" calcext:value-type="float">
            <text:p>0.02</text:p>
          </table:table-cell>
          <table:table-cell office:value-type="float" office:value="0.443427874351937" calcext:value-type="float">
            <text:p>0.44</text:p>
          </table:table-cell>
          <table:table-cell office:value-type="float" office:value="0.0340208752671661" calcext:value-type="float">
            <text:p>0.03</text:p>
          </table:table-cell>
          <table:table-cell office:value-type="float" office:value="1.70313482847646" calcext:value-type="float">
            <text:p>1.70</text:p>
          </table:table-cell>
          <table:table-cell office:value-type="float" office:value="1454" calcext:value-type="float">
            <text:p>1,454.00</text:p>
          </table:table-cell>
          <table:table-cell office:value-type="float" office:value="0.81039414539916" calcext:value-type="float">
            <text:p>0.8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Finde,retweet_source=Twitter for iPhone,RT_popular=muchos} =&gt; {difusion=alta}</text:p>
          </table:table-cell>
          <table:table-cell office:value-type="float" office:value="0.0143180261874624" calcext:value-type="float">
            <text:p>0.01</text:p>
          </table:table-cell>
          <table:table-cell office:value-type="float" office:value="0.443159922928709" calcext:value-type="float">
            <text:p>0.44</text:p>
          </table:table-cell>
          <table:table-cell office:value-type="float" office:value="0.0323089373534477" calcext:value-type="float">
            <text:p>0.03</text:p>
          </table:table-cell>
          <table:table-cell office:value-type="float" office:value="1.70210567034808" calcext:value-type="float">
            <text:p>1.70</text:p>
          </table:table-cell>
          <table:table-cell office:value-type="float" office:value="1380" calcext:value-type="float">
            <text:p>1,380.00</text:p>
          </table:table-cell>
          <table:table-cell office:value-type="float" office:value="0.819293275682123" calcext:value-type="float">
            <text:p>0.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es_finde=Finde,RT_popular=muy muchos} =&gt; {difusion=alta}</text:p>
          </table:table-cell>
          <table:table-cell office:value-type="float" office:value="0.0692245440019921" calcext:value-type="float">
            <text:p>0.07</text:p>
          </table:table-cell>
          <table:table-cell office:value-type="float" office:value="0.441007336902637" calcext:value-type="float">
            <text:p>0.44</text:p>
          </table:table-cell>
          <table:table-cell office:value-type="float" office:value="0.156969143616028" calcext:value-type="float">
            <text:p>0.16</text:p>
          </table:table-cell>
          <table:table-cell office:value-type="float" office:value="1.69383793517773" calcext:value-type="float">
            <text:p>1.69</text:p>
          </table:table-cell>
          <table:table-cell office:value-type="float" office:value="6672" calcext:value-type="float">
            <text:p>6,672.00</text:p>
          </table:table-cell>
          <table:table-cell office:value-type="float" office:value="0.297010521295938" calcext:value-type="float">
            <text:p>0.3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source=Twitter Web App,retweet_verified=Sin verificar,RT_popular=muy muchos} =&gt; {difusion=alta}</text:p>
          </table:table-cell>
          <table:table-cell office:value-type="float" office:value="0.0103027536261958" calcext:value-type="float">
            <text:p>0.01</text:p>
          </table:table-cell>
          <table:table-cell office:value-type="float" office:value="0.440550133096717" calcext:value-type="float">
            <text:p>0.44</text:p>
          </table:table-cell>
          <table:table-cell office:value-type="float" office:value="0.0233861094395219" calcext:value-type="float">
            <text:p>0.02</text:p>
          </table:table-cell>
          <table:table-cell office:value-type="float" office:value="1.69208188922164" calcext:value-type="float">
            <text:p>1.69</text:p>
          </table:table-cell>
          <table:table-cell office:value-type="float" office:value="993" calcext:value-type="float">
            <text:p>993.00</text:p>
          </table:table-cell>
          <table:table-cell office:value-type="float" office:value="0.866628723202428" calcext:value-type="float">
            <text:p>0.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fecha_inicio_T_momento=Noche,n_char=largo} =&gt; {difusion=alta}</text:p>
          </table:table-cell>
          <table:table-cell office:value-type="float" office:value="0.0208337656408873" calcext:value-type="float">
            <text:p>0.02</text:p>
          </table:table-cell>
          <table:table-cell office:value-type="float" office:value="0.440061363138286" calcext:value-type="float">
            <text:p>0.44</text:p>
          </table:table-cell>
          <table:table-cell office:value-type="float" office:value="0.0473428648502833" calcext:value-type="float">
            <text:p>0.05</text:p>
          </table:table-cell>
          <table:table-cell office:value-type="float" office:value="1.69020460277334" calcext:value-type="float">
            <text:p>1.69</text:p>
          </table:table-cell>
          <table:table-cell office:value-type="float" office:value="2008" calcext:value-type="float">
            <text:p>2,008.00</text:p>
          </table:table-cell>
          <table:table-cell office:value-type="float" office:value="0.742558501211617" calcext:value-type="float">
            <text:p>0.7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Hace rato,retweet_es_finde=Finde,retweet_source=Twitter for iPhone} =&gt; {difusion=alta}</text:p>
          </table:table-cell>
          <table:table-cell office:value-type="float" office:value="0.0132493619140503" calcext:value-type="float">
            <text:p>0.01</text:p>
          </table:table-cell>
          <table:table-cell office:value-type="float" office:value="0.438680865681896" calcext:value-type="float">
            <text:p>0.44</text:p>
          </table:table-cell>
          <table:table-cell office:value-type="float" office:value="0.0302027349505094" calcext:value-type="float">
            <text:p>0.03</text:p>
          </table:table-cell>
          <table:table-cell office:value-type="float" office:value="1.68490233506625" calcext:value-type="float">
            <text:p>1.68</text:p>
          </table:table-cell>
          <table:table-cell office:value-type="float" office:value="1277" calcext:value-type="float">
            <text:p>1,277.00</text:p>
          </table:table-cell>
          <table:table-cell office:value-type="float" office:value="0.829953606704579" calcext:value-type="float">
            <text:p>0.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etweet_es_finde=Finde,RT_popular=muchos} =&gt; {difusion=alta}</text:p>
          </table:table-cell>
          <table:table-cell office:value-type="float" office:value="0.011495922475151" calcext:value-type="float">
            <text:p>0.01</text:p>
          </table:table-cell>
          <table:table-cell office:value-type="float" office:value="0.438117833135627" calcext:value-type="float">
            <text:p>0.44</text:p>
          </table:table-cell>
          <table:table-cell office:value-type="float" office:value="0.0262393392957191" calcext:value-type="float">
            <text:p>0.03</text:p>
          </table:table-cell>
          <table:table-cell office:value-type="float" office:value="1.68273981801538" calcext:value-type="float">
            <text:p>1.68</text:p>
          </table:table-cell>
          <table:table-cell office:value-type="float" office:value="1108" calcext:value-type="float">
            <text:p>1,108.00</text:p>
          </table:table-cell>
          <table:table-cell office:value-type="float" office:value="0.851027720158401" calcext:value-type="float">
            <text:p>0.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verified=Verificados} =&gt; {difusion=alta}</text:p>
          </table:table-cell>
          <table:table-cell office:value-type="float" office:value="0.0398829656989894" calcext:value-type="float">
            <text:p>0.04</text:p>
          </table:table-cell>
          <table:table-cell office:value-type="float" office:value="0.437962857468383" calcext:value-type="float">
            <text:p>0.44</text:p>
          </table:table-cell>
          <table:table-cell office:value-type="float" office:value="0.0910647216285198" calcext:value-type="float">
            <text:p>0.09</text:p>
          </table:table-cell>
          <table:table-cell office:value-type="float" office:value="1.68214458151422" calcext:value-type="float">
            <text:p>1.68</text:p>
          </table:table-cell>
          <table:table-cell office:value-type="float" office:value="3844" calcext:value-type="float">
            <text:p>3,844.00</text:p>
          </table:table-cell>
          <table:table-cell office:value-type="float" office:value="0.543410930162853" calcext:value-type="float">
            <text:p>0.5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Finde,retweet_verified=Verificados,RT_popular=muy muchos} =&gt; {difusion=alta}</text:p>
          </table:table-cell>
          <table:table-cell office:value-type="float" office:value="0.0180842895976427" calcext:value-type="float">
            <text:p>0.02</text:p>
          </table:table-cell>
          <table:table-cell office:value-type="float" office:value="0.437829691032404" calcext:value-type="float">
            <text:p>0.44</text:p>
          </table:table-cell>
          <table:table-cell office:value-type="float" office:value="0.0413043929364404" calcext:value-type="float">
            <text:p>0.04</text:p>
          </table:table-cell>
          <table:table-cell office:value-type="float" office:value="1.681633110747" calcext:value-type="float">
            <text:p>1.68</text:p>
          </table:table-cell>
          <table:table-cell office:value-type="float" office:value="1743" calcext:value-type="float">
            <text:p>1,743.00</text:p>
          </table:table-cell>
          <table:table-cell office:value-type="float" office:value="0.772464510463925" calcext:value-type="float">
            <text:p>0.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fecha_inicio_T_momento=Noche,n_char=medio} =&gt; {difusion=alta}</text:p>
          </table:table-cell>
          <table:table-cell office:value-type="float" office:value="0.0105413873959868" calcext:value-type="float">
            <text:p>0.01</text:p>
          </table:table-cell>
          <table:table-cell office:value-type="float" office:value="0.435677530017153" calcext:value-type="float">
            <text:p>0.44</text:p>
          </table:table-cell>
          <table:table-cell office:value-type="float" office:value="0.0241953891805524" calcext:value-type="float">
            <text:p>0.02</text:p>
          </table:table-cell>
          <table:table-cell office:value-type="float" office:value="1.67336700797454" calcext:value-type="float">
            <text:p>1.67</text:p>
          </table:table-cell>
          <table:table-cell office:value-type="float" office:value="1016" calcext:value-type="float">
            <text:p>1,016.00</text:p>
          </table:table-cell>
          <table:table-cell office:value-type="float" office:value="0.861870503597122" calcext:value-type="float">
            <text:p>0.8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source=Twitter Web App,RT_popular=muy muchos} =&gt; {difusion=alta}</text:p>
          </table:table-cell>
          <table:table-cell office:value-type="float" office:value="0.0105725135398726" calcext:value-type="float">
            <text:p>0.01</text:p>
          </table:table-cell>
          <table:table-cell office:value-type="float" office:value="0.435470085470085" calcext:value-type="float">
            <text:p>0.44</text:p>
          </table:table-cell>
          <table:table-cell office:value-type="float" office:value="0.0242783922309145" calcext:value-type="float">
            <text:p>0.02</text:p>
          </table:table-cell>
          <table:table-cell office:value-type="float" office:value="1.67257024698246" calcext:value-type="float">
            <text:p>1.67</text:p>
          </table:table-cell>
          <table:table-cell office:value-type="float" office:value="1019" calcext:value-type="float">
            <text:p>1,019.00</text:p>
          </table:table-cell>
          <table:table-cell office:value-type="float" office:value="0.861404505016089" calcext:value-type="float">
            <text:p>0.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source=Twitter for iPhone,RT_popular=muchos} =&gt; {difusion=alta}</text:p>
          </table:table-cell>
          <table:table-cell office:value-type="float" office:value="0.0220269344898425" calcext:value-type="float">
            <text:p>0.02</text:p>
          </table:table-cell>
          <table:table-cell office:value-type="float" office:value="0.432294848299735" calcext:value-type="float">
            <text:p>0.43</text:p>
          </table:table-cell>
          <table:table-cell office:value-type="float" office:value="0.0509534975410346" calcext:value-type="float">
            <text:p>0.05</text:p>
          </table:table-cell>
          <table:table-cell office:value-type="float" office:value="1.66037467397884" calcext:value-type="float">
            <text:p>1.66</text:p>
          </table:table-cell>
          <table:table-cell office:value-type="float" office:value="2123" calcext:value-type="float">
            <text:p>2,123.00</text:p>
          </table:table-cell>
          <table:table-cell office:value-type="float" office:value="0.723872032135428" calcext:value-type="float">
            <text:p>0.7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Noche,retweet_es_finde=Finde} =&gt; {difusion=alta}</text:p>
          </table:table-cell>
          <table:table-cell office:value-type="float" office:value="0.0346330227635866" calcext:value-type="float">
            <text:p>0.03</text:p>
          </table:table-cell>
          <table:table-cell office:value-type="float" office:value="0.430932093983992" calcext:value-type="float">
            <text:p>0.43</text:p>
          </table:table-cell>
          <table:table-cell office:value-type="float" office:value="0.0803677035131041" calcext:value-type="float">
            <text:p>0.08</text:p>
          </table:table-cell>
          <table:table-cell office:value-type="float" office:value="1.65514055480852" calcext:value-type="float">
            <text:p>1.66</text:p>
          </table:table-cell>
          <table:table-cell office:value-type="float" office:value="3338" calcext:value-type="float">
            <text:p>3,338.00</text:p>
          </table:table-cell>
          <table:table-cell office:value-type="float" office:value="0.588027930309809" calcext:value-type="float">
            <text:p>0.5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source=Twitter for iPhone,RT_popular=muchos} =&gt; {difusion=alta}</text:p>
          </table:table-cell>
          <table:table-cell office:value-type="float" office:value="0.0106243904463489" calcext:value-type="float">
            <text:p>0.01</text:p>
          </table:table-cell>
          <table:table-cell office:value-type="float" office:value="0.429710449013848" calcext:value-type="float">
            <text:p>0.43</text:p>
          </table:table-cell>
          <table:table-cell office:value-type="float" office:value="0.0247245336266108" calcext:value-type="float">
            <text:p>0.02</text:p>
          </table:table-cell>
          <table:table-cell office:value-type="float" office:value="1.65044841383808" calcext:value-type="float">
            <text:p>1.65</text:p>
          </table:table-cell>
          <table:table-cell office:value-type="float" office:value="1024" calcext:value-type="float">
            <text:p>1,024.00</text:p>
          </table:table-cell>
          <table:table-cell office:value-type="float" office:value="0.858541564283824" calcext:value-type="float">
            <text:p>0.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Noche,RT_popular=muy muchos} =&gt; {difusion=alta}</text:p>
          </table:table-cell>
          <table:table-cell office:value-type="float" office:value="0.0510157498288062" calcext:value-type="float">
            <text:p>0.05</text:p>
          </table:table-cell>
          <table:table-cell office:value-type="float" office:value="0.429319828865799" calcext:value-type="float">
            <text:p>0.43</text:p>
          </table:table-cell>
          <table:table-cell office:value-type="float" office:value="0.118829241974643" calcext:value-type="float">
            <text:p>0.12</text:p>
          </table:table-cell>
          <table:table-cell office:value-type="float" office:value="1.64894810495511" calcext:value-type="float">
            <text:p>1.65</text:p>
          </table:table-cell>
          <table:table-cell office:value-type="float" office:value="4917" calcext:value-type="float">
            <text:p>4,917.00</text:p>
          </table:table-cell>
          <table:table-cell office:value-type="float" office:value="0.431267783749605" calcext:value-type="float">
            <text:p>0.4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Finde,retweet_source=Twitter Web App,RT_popular=muy muchos} =&gt; {difusion=alta}</text:p>
          </table:table-cell>
          <table:table-cell office:value-type="float" office:value="0.0149820505903592" calcext:value-type="float">
            <text:p>0.01</text:p>
          </table:table-cell>
          <table:table-cell office:value-type="float" office:value="0.428995840760547" calcext:value-type="float">
            <text:p>0.43</text:p>
          </table:table-cell>
          <table:table-cell office:value-type="float" office:value="0.0349235334398539" calcext:value-type="float">
            <text:p>0.03</text:p>
          </table:table-cell>
          <table:table-cell office:value-type="float" office:value="1.64770371898394" calcext:value-type="float">
            <text:p>1.65</text:p>
          </table:table-cell>
          <table:table-cell office:value-type="float" office:value="1444" calcext:value-type="float">
            <text:p>1,444.00</text:p>
          </table:table-cell>
          <table:table-cell office:value-type="float" office:value="0.804264139769026" calcext:value-type="float">
            <text:p>0.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largo} =&gt; {difusion=alta}</text:p>
          </table:table-cell>
          <table:table-cell office:value-type="float" office:value="0.0462326990516901" calcext:value-type="float">
            <text:p>0.05</text:p>
          </table:table-cell>
          <table:table-cell office:value-type="float" office:value="0.427844455112818" calcext:value-type="float">
            <text:p>0.43</text:p>
          </table:table-cell>
          <table:table-cell office:value-type="float" office:value="0.10805959619016" calcext:value-type="float">
            <text:p>0.11</text:p>
          </table:table-cell>
          <table:table-cell office:value-type="float" office:value="1.64328143272032" calcext:value-type="float">
            <text:p>1.64</text:p>
          </table:table-cell>
          <table:table-cell office:value-type="float" office:value="4456" calcext:value-type="float">
            <text:p>4,456.00</text:p>
          </table:table-cell>
          <table:table-cell office:value-type="float" office:value="0.472707950922616" calcext:value-type="float">
            <text:p>0.47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{1_resp=desde el pasado,n_char=largo,retweet_es_finde=Finde} =&gt; {difusion=alta}</text:p>
          </table:table-cell>
          <table:table-cell table:style-name="ce6" office:value-type="float" office:value="0.0368533543607728" calcext:value-type="float">
            <text:p>0.04</text:p>
          </table:table-cell>
          <table:table-cell table:style-name="ce6" office:value-type="float" office:value="0.42717979555021" calcext:value-type="float">
            <text:p>0.43</text:p>
          </table:table-cell>
          <table:table-cell table:style-name="ce6" office:value-type="float" office:value="0.0862712954701085" calcext:value-type="float">
            <text:p>0.09</text:p>
          </table:table-cell>
          <table:table-cell table:style-name="ce6" office:value-type="float" office:value="1.6407285827178" calcext:value-type="float">
            <text:p>1.64</text:p>
          </table:table-cell>
          <table:table-cell table:style-name="ce6" office:value-type="float" office:value="3552" calcext:value-type="float">
            <text:p>3,552.00</text:p>
          </table:table-cell>
          <table:table-cell table:style-name="ce6" office:value-type="float" office:value="0.561978765448638" calcext:value-type="float">
            <text:p>0.5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n_char=largo,retweet_source=Twitter Web App,retweet_verified=Verificados} =&gt; {difusion=alta}</text:p>
          </table:table-cell>
          <table:table-cell office:value-type="float" office:value="0.010115996762881" calcext:value-type="float">
            <text:p>0.01</text:p>
          </table:table-cell>
          <table:table-cell office:value-type="float" office:value="0.426882661996497" calcext:value-type="float">
            <text:p>0.43</text:p>
          </table:table-cell>
          <table:table-cell office:value-type="float" office:value="0.0236973708783798" calcext:value-type="float">
            <text:p>0.02</text:p>
          </table:table-cell>
          <table:table-cell office:value-type="float" office:value="1.63958734074067" calcext:value-type="float">
            <text:p>1.64</text:p>
          </table:table-cell>
          <table:table-cell office:value-type="float" office:value="975" calcext:value-type="float">
            <text:p>975.00</text:p>
          </table:table-cell>
          <table:table-cell office:value-type="float" office:value="0.863916979131159" calcext:value-type="float">
            <text:p>0.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retweet_verified=Verificados} =&gt; {difusion=alta}</text:p>
          </table:table-cell>
          <table:table-cell office:value-type="float" office:value="0.0205328795833247" calcext:value-type="float">
            <text:p>0.02</text:p>
          </table:table-cell>
          <table:table-cell office:value-type="float" office:value="0.426600560465618" calcext:value-type="float">
            <text:p>0.43</text:p>
          </table:table-cell>
          <table:table-cell office:value-type="float" office:value="0.0481313938287232" calcext:value-type="float">
            <text:p>0.05</text:p>
          </table:table-cell>
          <table:table-cell office:value-type="float" office:value="1.63850383433479" calcext:value-type="float">
            <text:p>1.64</text:p>
          </table:table-cell>
          <table:table-cell office:value-type="float" office:value="1979" calcext:value-type="float">
            <text:p>1,979.00</text:p>
          </table:table-cell>
          <table:table-cell office:value-type="float" office:value="0.737010881314405" calcext:value-type="float">
            <text:p>0.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fecha_inicio_T_momento=Tarde,n_char=largo} =&gt; {difusion=alta}</text:p>
          </table:table-cell>
          <table:table-cell office:value-type="float" office:value="0.01876906476313" calcext:value-type="float">
            <text:p>0.02</text:p>
          </table:table-cell>
          <table:table-cell office:value-type="float" office:value="0.425046992481203" calcext:value-type="float">
            <text:p>0.43</text:p>
          </table:table-cell>
          <table:table-cell office:value-type="float" office:value="0.0441576227926376" calcext:value-type="float">
            <text:p>0.04</text:p>
          </table:table-cell>
          <table:table-cell office:value-type="float" office:value="1.63253683068954" calcext:value-type="float">
            <text:p>1.63</text:p>
          </table:table-cell>
          <table:table-cell office:value-type="float" office:value="1809" calcext:value-type="float">
            <text:p>1,809.00</text:p>
          </table:table-cell>
          <table:table-cell office:value-type="float" office:value="0.756617406775353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retweet_es_finde=Finde,retweet_verified=Verificados} =&gt; {difusion=alta}</text:p>
          </table:table-cell>
          <table:table-cell office:value-type="float" office:value="0.0109356518852068" calcext:value-type="float">
            <text:p>0.01</text:p>
          </table:table-cell>
          <table:table-cell office:value-type="float" office:value="0.424144869215292" calcext:value-type="float">
            <text:p>0.42</text:p>
          </table:table-cell>
          <table:table-cell office:value-type="float" office:value="0.0257828225187276" calcext:value-type="float">
            <text:p>0.03</text:p>
          </table:table-cell>
          <table:table-cell office:value-type="float" office:value="1.6290719209655" calcext:value-type="float">
            <text:p>1.63</text:p>
          </table:table-cell>
          <table:table-cell office:value-type="float" office:value="1054" calcext:value-type="float">
            <text:p>1,054.00</text:p>
          </table:table-cell>
          <table:table-cell office:value-type="float" office:value="0.852365692742696" calcext:value-type="float">
            <text:p>0.8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Finde,retweet_source=Twitter for iPhone,retweet_verified=Sin verificar,RT_popular=muchos} =&gt; {difusion=alta}</text:p>
          </table:table-cell>
          <table:table-cell office:value-type="float" office:value="0.0103027536261958" calcext:value-type="float">
            <text:p>0.01</text:p>
          </table:table-cell>
          <table:table-cell office:value-type="float" office:value="0.422553191489362" calcext:value-type="float">
            <text:p>0.42</text:p>
          </table:table-cell>
          <table:table-cell office:value-type="float" office:value="0.0243821460438671" calcext:value-type="float">
            <text:p>0.02</text:p>
          </table:table-cell>
          <table:table-cell office:value-type="float" office:value="1.62295854395982" calcext:value-type="float">
            <text:p>1.62</text:p>
          </table:table-cell>
          <table:table-cell office:value-type="float" office:value="993" calcext:value-type="float">
            <text:p>993.00</text:p>
          </table:table-cell>
          <table:table-cell office:value-type="float" office:value="0.859854069789422" calcext:value-type="float">
            <text:p>0.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fecha_inicio_T_momento=Noche} =&gt; {difusion=alta}</text:p>
          </table:table-cell>
          <table:table-cell office:value-type="float" office:value="0.0452159116847544" calcext:value-type="float">
            <text:p>0.05</text:p>
          </table:table-cell>
          <table:table-cell office:value-type="float" office:value="0.421837189042687" calcext:value-type="float">
            <text:p>0.42</text:p>
          </table:table-cell>
          <table:table-cell office:value-type="float" office:value="0.107188064161358" calcext:value-type="float">
            <text:p>0.11</text:p>
          </table:table-cell>
          <table:table-cell office:value-type="float" office:value="1.62020849423417" calcext:value-type="float">
            <text:p>1.62</text:p>
          </table:table-cell>
          <table:table-cell office:value-type="float" office:value="4358" calcext:value-type="float">
            <text:p>4,358.00</text:p>
          </table:table-cell>
          <table:table-cell office:value-type="float" office:value="0.47519876396176" calcext:value-type="float">
            <text:p>0.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fecha_inicio_T_momento=Tarde} =&gt; {difusion=alta}</text:p>
          </table:table-cell>
          <table:table-cell office:value-type="float" office:value="0.035795065468656" calcext:value-type="float">
            <text:p>0.04</text:p>
          </table:table-cell>
          <table:table-cell office:value-type="float" office:value="0.419810172791433" calcext:value-type="float">
            <text:p>0.42</text:p>
          </table:table-cell>
          <table:table-cell office:value-type="float" office:value="0.0852648834844681" calcext:value-type="float">
            <text:p>0.09</text:p>
          </table:table-cell>
          <table:table-cell office:value-type="float" office:value="1.61242305228277" calcext:value-type="float">
            <text:p>1.61</text:p>
          </table:table-cell>
          <table:table-cell office:value-type="float" office:value="3450" calcext:value-type="float">
            <text:p>3,450.00</text:p>
          </table:table-cell>
          <table:table-cell office:value-type="float" office:value="0.56513294487978" calcext:value-type="float">
            <text:p>0.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retweet_es_finde=Finde} =&gt; {difusion=alta}</text:p>
          </table:table-cell>
          <table:table-cell office:value-type="float" office:value="0.0739660932539271" calcext:value-type="float">
            <text:p>0.07</text:p>
          </table:table-cell>
          <table:table-cell office:value-type="float" office:value="0.419575069154258" calcext:value-type="float">
            <text:p>0.42</text:p>
          </table:table-cell>
          <table:table-cell office:value-type="float" office:value="0.176288103587807" calcext:value-type="float">
            <text:p>0.18</text:p>
          </table:table-cell>
          <table:table-cell office:value-type="float" office:value="1.61152005719398" calcext:value-type="float">
            <text:p>1.61</text:p>
          </table:table-cell>
          <table:table-cell office:value-type="float" office:value="7129" calcext:value-type="float">
            <text:p>7,129.00</text:p>
          </table:table-cell>
          <table:table-cell office:value-type="float" office:value="0.231805698592516" calcext:value-type="float">
            <text:p>0.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largo,retweet_source=Twitter for Android} =&gt; {difusion=alta}</text:p>
          </table:table-cell>
          <table:table-cell office:value-type="float" office:value="0.0151065551659023" calcext:value-type="float">
            <text:p>0.02</text:p>
          </table:table-cell>
          <table:table-cell office:value-type="float" office:value="0.419475655430712" calcext:value-type="float">
            <text:p>0.42</text:p>
          </table:table-cell>
          <table:table-cell office:value-type="float" office:value="0.0360129484758565" calcext:value-type="float">
            <text:p>0.04</text:p>
          </table:table-cell>
          <table:table-cell office:value-type="float" office:value="1.61113822514238" calcext:value-type="float">
            <text:p>1.61</text:p>
          </table:table-cell>
          <table:table-cell office:value-type="float" office:value="1456" calcext:value-type="float">
            <text:p>1,456.00</text:p>
          </table:table-cell>
          <table:table-cell office:value-type="float" office:value="0.797631782802759" calcext:value-type="float">
            <text:p>0.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medio,retweet_es_finde=Finde} =&gt; {difusion=alta}</text:p>
          </table:table-cell>
          <table:table-cell office:value-type="float" office:value="0.0167562407918491" calcext:value-type="float">
            <text:p>0.02</text:p>
          </table:table-cell>
          <table:table-cell office:value-type="float" office:value="0.41926272066459" calcext:value-type="float">
            <text:p>0.42</text:p>
          </table:table-cell>
          <table:table-cell office:value-type="float" office:value="0.0399659687493515" calcext:value-type="float">
            <text:p>0.04</text:p>
          </table:table-cell>
          <table:table-cell office:value-type="float" office:value="1.61032037710586" calcext:value-type="float">
            <text:p>1.61</text:p>
          </table:table-cell>
          <table:table-cell office:value-type="float" office:value="1615" calcext:value-type="float">
            <text:p>1,615.00</text:p>
          </table:table-cell>
          <table:table-cell office:value-type="float" office:value="0.777212688888076" calcext:value-type="float">
            <text:p>0.7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n_char=largo,retweet_es_finde=Finde,retweet_source=Twitter for Android} =&gt; {difusion=alta}</text:p>
          </table:table-cell>
          <table:table-cell office:value-type="float" office:value="0.0116515531945799" calcext:value-type="float">
            <text:p>0.01</text:p>
          </table:table-cell>
          <table:table-cell office:value-type="float" office:value="0.419029850746269" calcext:value-type="float">
            <text:p>0.42</text:p>
          </table:table-cell>
          <table:table-cell office:value-type="float" office:value="0.0278060218713038" calcext:value-type="float">
            <text:p>0.03</text:p>
          </table:table-cell>
          <table:table-cell office:value-type="float" office:value="1.60942596137032" calcext:value-type="float">
            <text:p>1.61</text:p>
          </table:table-cell>
          <table:table-cell office:value-type="float" office:value="1123" calcext:value-type="float">
            <text:p>1,123.00</text:p>
          </table:table-cell>
          <table:table-cell office:value-type="float" office:value="0.841019098720498" calcext:value-type="float">
            <text:p>0.84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{1_resp=desde el pasado} =&gt; {difusion=alta}</text:p>
          </table:table-cell>
          <table:table-cell office:value-type="float" office:value="0.0944159697868897" calcext:value-type="float">
            <text:p>0.09</text:p>
          </table:table-cell>
          <table:table-cell office:value-type="float" office:value="0.418140881312319" calcext:value-type="float">
            <text:p>0.42</text:p>
          </table:table-cell>
          <table:table-cell office:value-type="float" office:value="0.2257994231288" calcext:value-type="float">
            <text:p>0.23</text:p>
          </table:table-cell>
          <table:table-cell office:value-type="float" office:value="1.60601157338981" calcext:value-type="float">
            <text:p>1.61</text:p>
          </table:table-cell>
          <table:table-cell office:value-type="float" office:value="9100" calcext:value-type="float">
            <text:p>9,100.00</text:p>
          </table:table-cell>
          <table:table-cell office:value-type="float" office:value="0.0882220515401118" calcext:value-type="float">
            <text:p>0.0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medio} =&gt; {difusion=alta}</text:p>
          </table:table-cell>
          <table:table-cell office:value-type="float" office:value="0.0214251623747173" calcext:value-type="float">
            <text:p>0.02</text:p>
          </table:table-cell>
          <table:table-cell office:value-type="float" office:value="0.417762492413514" calcext:value-type="float">
            <text:p>0.42</text:p>
          </table:table-cell>
          <table:table-cell office:value-type="float" office:value="0.051285509742483" calcext:value-type="float">
            <text:p>0.05</text:p>
          </table:table-cell>
          <table:table-cell office:value-type="float" office:value="1.6045582427592" calcext:value-type="float">
            <text:p>1.60</text:p>
          </table:table-cell>
          <table:table-cell office:value-type="float" office:value="2065" calcext:value-type="float">
            <text:p>2,065.00</text:p>
          </table:table-cell>
          <table:table-cell office:value-type="float" office:value="0.72039897039897" calcext:value-type="float">
            <text:p>0.7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Finde,retweet_verified=Verificados} =&gt; {difusion=alta}</text:p>
          </table:table-cell>
          <table:table-cell office:value-type="float" office:value="0.0233861094395219" calcext:value-type="float">
            <text:p>0.02</text:p>
          </table:table-cell>
          <table:table-cell office:value-type="float" office:value="0.417407407407407" calcext:value-type="float">
            <text:p>0.42</text:p>
          </table:table-cell>
          <table:table-cell office:value-type="float" office:value="0.0560270589944181" calcext:value-type="float">
            <text:p>0.06</text:p>
          </table:table-cell>
          <table:table-cell office:value-type="float" office:value="1.60319441861563" calcext:value-type="float">
            <text:p>1.60</text:p>
          </table:table-cell>
          <table:table-cell office:value-type="float" office:value="2254" calcext:value-type="float">
            <text:p>2,254.00</text:p>
          </table:table-cell>
          <table:table-cell office:value-type="float" office:value="0.697379603399433" calcext:value-type="float">
            <text:p>0.7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n_char=largo,retweet_es_finde=Finde,retweet_verified=Verificados} =&gt; {difusion=alta}</text:p>
          </table:table-cell>
          <table:table-cell office:value-type="float" office:value="0.0113817932809031" calcext:value-type="float">
            <text:p>0.01</text:p>
          </table:table-cell>
          <table:table-cell office:value-type="float" office:value="0.416476841305998" calcext:value-type="float">
            <text:p>0.42</text:p>
          </table:table-cell>
          <table:table-cell office:value-type="float" office:value="0.0273287543317217" calcext:value-type="float">
            <text:p>0.03</text:p>
          </table:table-cell>
          <table:table-cell office:value-type="float" office:value="1.59962026455546" calcext:value-type="float">
            <text:p>1.60</text:p>
          </table:table-cell>
          <table:table-cell office:value-type="float" office:value="1097" calcext:value-type="float">
            <text:p>1,097.00</text:p>
          </table:table-cell>
          <table:table-cell office:value-type="float" office:value="0.843378018099208" calcext:value-type="float">
            <text:p>0.84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{fecha_inicio_T_momento=Tarde,n_char=largo,retweet_verified=Verificados} =&gt; {difusion=alta}</text:p>
          </table:table-cell>
          <table:table-cell office:value-type="float" office:value="0.0156875765184371" calcext:value-type="float">
            <text:p>0.02</text:p>
          </table:table-cell>
          <table:table-cell office:value-type="float" office:value="0.415841584158416" calcext:value-type="float">
            <text:p>0.42</text:p>
          </table:table-cell>
          <table:table-cell office:value-type="float" office:value="0.0377248863895748" calcext:value-type="float">
            <text:p>0.04</text:p>
          </table:table-cell>
          <table:table-cell office:value-type="float" office:value="1.59718034447902" calcext:value-type="float">
            <text:p>1.60</text:p>
          </table:table-cell>
          <table:table-cell office:value-type="float" office:value="1512" calcext:value-type="float">
            <text:p>1,512.00</text:p>
          </table:table-cell>
          <table:table-cell office:value-type="float" office:value="0.78837533984863" calcext:value-type="float">
            <text:p>0.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source=Twitter Web App,RT_popular=muy muchos} =&gt; {difusion=alta}</text:p>
          </table:table-cell>
          <table:table-cell office:value-type="float" office:value="0.0219439314394804" calcext:value-type="float">
            <text:p>0.02</text:p>
          </table:table-cell>
          <table:table-cell office:value-type="float" office:value="0.415194346289753" calcext:value-type="float">
            <text:p>0.42</text:p>
          </table:table-cell>
          <table:table-cell office:value-type="float" office:value="0.0528521923180677" calcext:value-type="float">
            <text:p>0.05</text:p>
          </table:table-cell>
          <table:table-cell office:value-type="float" office:value="1.59469440838842" calcext:value-type="float">
            <text:p>1.59</text:p>
          </table:table-cell>
          <table:table-cell office:value-type="float" office:value="2115" calcext:value-type="float">
            <text:p>2,115.00</text:p>
          </table:table-cell>
          <table:table-cell office:value-type="float" office:value="0.712428311901115" calcext:value-type="float">
            <text:p>0.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es_finde=Finde,retweet_source=Twitter for iPhone} =&gt; {difusion=alta}</text:p>
          </table:table-cell>
          <table:table-cell office:value-type="float" office:value="0.0244858998568197" calcext:value-type="float">
            <text:p>0.02</text:p>
          </table:table-cell>
          <table:table-cell office:value-type="float" office:value="0.415054519873373" calcext:value-type="float">
            <text:p>0.42</text:p>
          </table:table-cell>
          <table:table-cell office:value-type="float" office:value="0.0589944180448631" calcext:value-type="float">
            <text:p>0.06</text:p>
          </table:table-cell>
          <table:table-cell office:value-type="float" office:value="1.59415735771242" calcext:value-type="float">
            <text:p>1.59</text:p>
          </table:table-cell>
          <table:table-cell office:value-type="float" office:value="2360" calcext:value-type="float">
            <text:p>2,360.00</text:p>
          </table:table-cell>
          <table:table-cell office:value-type="float" office:value="0.682899366643209" calcext:value-type="float">
            <text:p>0.6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Finde,retweet_source=Twitter for Android,RT_popular=muchos} =&gt; {difusion=alta}</text:p>
          </table:table-cell>
          <table:table-cell office:value-type="float" office:value="0.014183146230624" calcext:value-type="float">
            <text:p>0.01</text:p>
          </table:table-cell>
          <table:table-cell office:value-type="float" office:value="0.414996964177292" calcext:value-type="float">
            <text:p>0.41</text:p>
          </table:table-cell>
          <table:table-cell office:value-type="float" office:value="0.034176505986595" calcext:value-type="float">
            <text:p>0.03</text:p>
          </table:table-cell>
          <table:table-cell office:value-type="float" office:value="1.59393629558204" calcext:value-type="float">
            <text:p>1.59</text:p>
          </table:table-cell>
          <table:table-cell office:value-type="float" office:value="1367" calcext:value-type="float">
            <text:p>1,367.00</text:p>
          </table:table-cell>
          <table:table-cell office:value-type="float" office:value="0.806779911920358" calcext:value-type="float">
            <text:p>0.8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Tarde,retweet_source=Twitter for Android} =&gt; {difusion=alta}</text:p>
          </table:table-cell>
          <table:table-cell office:value-type="float" office:value="0.0115062978564462" calcext:value-type="float">
            <text:p>0.01</text:p>
          </table:table-cell>
          <table:table-cell office:value-type="float" office:value="0.413343272456206" calcext:value-type="float">
            <text:p>0.41</text:p>
          </table:table-cell>
          <table:table-cell office:value-type="float" office:value="0.0278371480151896" calcext:value-type="float">
            <text:p>0.03</text:p>
          </table:table-cell>
          <table:table-cell office:value-type="float" office:value="1.58758473283948" calcext:value-type="float">
            <text:p>1.59</text:p>
          </table:table-cell>
          <table:table-cell office:value-type="float" office:value="1109" calcext:value-type="float">
            <text:p>1,109.00</text:p>
          </table:table-cell>
          <table:table-cell office:value-type="float" office:value="0.840370481475926" calcext:value-type="float">
            <text:p>0.8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Laborable,retweet_verified=Sin verificar,RT_popular=muy muchos} =&gt; {difusion=alta}</text:p>
          </table:table-cell>
          <table:table-cell office:value-type="float" office:value="0.0138718847917661" calcext:value-type="float">
            <text:p>0.01</text:p>
          </table:table-cell>
          <table:table-cell office:value-type="float" office:value="0.413292117465224" calcext:value-type="float">
            <text:p>0.41</text:p>
          </table:table-cell>
          <table:table-cell office:value-type="float" office:value="0.0335643584901745" calcext:value-type="float">
            <text:p>0.03</text:p>
          </table:table-cell>
          <table:table-cell office:value-type="float" office:value="1.58738825478334" calcext:value-type="float">
            <text:p>1.59</text:p>
          </table:table-cell>
          <table:table-cell office:value-type="float" office:value="1337" calcext:value-type="float">
            <text:p>1,337.00</text:p>
          </table:table-cell>
          <table:table-cell office:value-type="float" office:value="0.809832542975696" calcext:value-type="float">
            <text:p>0.81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{1_resp=desde el pasado,fecha_inicio_T_momento=Tarde,n_char=largo,retweet_es_finde=Finde} =&gt; {difusion=alta}</text:p>
          </table:table-cell>
          <table:table-cell office:value-type="float" office:value="0.0149612998277687" calcext:value-type="float">
            <text:p>0.01</text:p>
          </table:table-cell>
          <table:table-cell office:value-type="float" office:value="0.413062159839587" calcext:value-type="float">
            <text:p>0.41</text:p>
          </table:table-cell>
          <table:table-cell office:value-type="float" office:value="0.0362204561017617" calcext:value-type="float">
            <text:p>0.04</text:p>
          </table:table-cell>
          <table:table-cell office:value-type="float" office:value="1.58650502469352" calcext:value-type="float">
            <text:p>1.59</text:p>
          </table:table-cell>
          <table:table-cell office:value-type="float" office:value="1442" calcext:value-type="float">
            <text:p>1,442.00</text:p>
          </table:table-cell>
          <table:table-cell office:value-type="float" office:value="0.795895811074679" calcext:value-type="float">
            <text:p>0.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retweet_es_finde=Laborable} =&gt; {difusion=alta}</text:p>
          </table:table-cell>
          <table:table-cell office:value-type="float" office:value="0.0204498765329626" calcext:value-type="float">
            <text:p>0.02</text:p>
          </table:table-cell>
          <table:table-cell office:value-type="float" office:value="0.41303436714166" calcext:value-type="float">
            <text:p>0.41</text:p>
          </table:table-cell>
          <table:table-cell office:value-type="float" office:value="0.0495113195409931" calcext:value-type="float">
            <text:p>0.05</text:p>
          </table:table-cell>
          <table:table-cell office:value-type="float" office:value="1.58639827743076" calcext:value-type="float">
            <text:p>1.59</text:p>
          </table:table-cell>
          <table:table-cell office:value-type="float" office:value="1971" calcext:value-type="float">
            <text:p>1,971.00</text:p>
          </table:table-cell>
          <table:table-cell office:value-type="float" office:value="0.728517655493816" calcext:value-type="float">
            <text:p>0.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es_finde=Laborable,retweet_verified=Verificados} =&gt; {difusion=alta}</text:p>
          </table:table-cell>
          <table:table-cell office:value-type="float" office:value="0.012367454503953" calcext:value-type="float">
            <text:p>0.01</text:p>
          </table:table-cell>
          <table:table-cell office:value-type="float" office:value="0.413028413028413" calcext:value-type="float">
            <text:p>0.41</text:p>
          </table:table-cell>
          <table:table-cell office:value-type="float" office:value="0.0299433504181279" calcext:value-type="float">
            <text:p>0.03</text:p>
          </table:table-cell>
          <table:table-cell office:value-type="float" office:value="1.58637540864368" calcext:value-type="float">
            <text:p>1.59</text:p>
          </table:table-cell>
          <table:table-cell office:value-type="float" office:value="1192" calcext:value-type="float">
            <text:p>1,192.00</text:p>
          </table:table-cell>
          <table:table-cell office:value-type="float" office:value="0.829027922950575" calcext:value-type="float">
            <text:p>0.8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es_finde=Finde,retweet_source=Twitter for Android} =&gt; {difusion=alta}</text:p>
          </table:table-cell>
          <table:table-cell office:value-type="float" office:value="0.0244340229503434" calcext:value-type="float">
            <text:p>0.02</text:p>
          </table:table-cell>
          <table:table-cell office:value-type="float" office:value="0.41301297790249" calcext:value-type="float">
            <text:p>0.41</text:p>
          </table:table-cell>
          <table:table-cell office:value-type="float" office:value="0.0591604241455874" calcext:value-type="float">
            <text:p>0.06</text:p>
          </table:table-cell>
          <table:table-cell office:value-type="float" office:value="1.5863161248186" calcext:value-type="float">
            <text:p>1.59</text:p>
          </table:table-cell>
          <table:table-cell office:value-type="float" office:value="2355" calcext:value-type="float">
            <text:p>2,355.00</text:p>
          </table:table-cell>
          <table:table-cell office:value-type="float" office:value="0.681832565662248" calcext:value-type="float">
            <text:p>0.6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T_popular=muy muchos} =&gt; {difusion=alta}</text:p>
          </table:table-cell>
          <table:table-cell office:value-type="float" office:value="0.104417837355523" calcext:value-type="float">
            <text:p>0.10</text:p>
          </table:table-cell>
          <table:table-cell office:value-type="float" office:value="0.412239380657846" calcext:value-type="float">
            <text:p>0.41</text:p>
          </table:table-cell>
          <table:table-cell office:value-type="float" office:value="0.253294183561246" calcext:value-type="float">
            <text:p>0.25</text:p>
          </table:table-cell>
          <table:table-cell office:value-type="float" office:value="1.58334486277853" calcext:value-type="float">
            <text:p>1.58</text:p>
          </table:table-cell>
          <table:table-cell office:value-type="float" office:value="10064" calcext:value-type="float">
            <text:p>10,064.00</text:p>
          </table:table-cell>
          <table:table-cell office:value-type="float" office:value="0.0172654209872474" calcext:value-type="float">
            <text:p>0.0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Finde,retweet_verified=Verificados,RT_popular=muy muchos} =&gt; {difusion=alta}</text:p>
          </table:table-cell>
          <table:table-cell office:value-type="float" office:value="0.0407026208213152" calcext:value-type="float">
            <text:p>0.04</text:p>
          </table:table-cell>
          <table:table-cell office:value-type="float" office:value="0.411431567907708" calcext:value-type="float">
            <text:p>0.41</text:p>
          </table:table-cell>
          <table:table-cell office:value-type="float" office:value="0.0989292606503289" calcext:value-type="float">
            <text:p>0.10</text:p>
          </table:table-cell>
          <table:table-cell office:value-type="float" office:value="1.58024218450947" calcext:value-type="float">
            <text:p>1.58</text:p>
          </table:table-cell>
          <table:table-cell office:value-type="float" office:value="3923" calcext:value-type="float">
            <text:p>3,923.00</text:p>
          </table:table-cell>
          <table:table-cell office:value-type="float" office:value="0.506708786556374" calcext:value-type="float">
            <text:p>0.5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Mañana,retweet_es_finde=Finde} =&gt; {difusion=alta}</text:p>
          </table:table-cell>
          <table:table-cell office:value-type="float" office:value="0.0108526488348447" calcext:value-type="float">
            <text:p>0.01</text:p>
          </table:table-cell>
          <table:table-cell office:value-type="float" office:value="0.411325206449076" calcext:value-type="float">
            <text:p>0.41</text:p>
          </table:table-cell>
          <table:table-cell office:value-type="float" office:value="0.0263845946338528" calcext:value-type="float">
            <text:p>0.03</text:p>
          </table:table-cell>
          <table:table-cell office:value-type="float" office:value="1.57983366732983" calcext:value-type="float">
            <text:p>1.58</text:p>
          </table:table-cell>
          <table:table-cell office:value-type="float" office:value="1046" calcext:value-type="float">
            <text:p>1,046.00</text:p>
          </table:table-cell>
          <table:table-cell office:value-type="float" office:value="0.848068895490956" calcext:value-type="float">
            <text:p>0.8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source=Twitter for iPhone,retweet_verified=Sin verificar,RT_popular=muchos} =&gt; {difusion=alta}</text:p>
          </table:table-cell>
          <table:table-cell office:value-type="float" office:value="0.0161752194393144" calcext:value-type="float">
            <text:p>0.02</text:p>
          </table:table-cell>
          <table:table-cell office:value-type="float" office:value="0.411128691983122" calcext:value-type="float">
            <text:p>0.41</text:p>
          </table:table-cell>
          <table:table-cell office:value-type="float" office:value="0.0393434458716358" calcext:value-type="float">
            <text:p>0.04</text:p>
          </table:table-cell>
          <table:table-cell office:value-type="float" office:value="1.57907888701352" calcext:value-type="float">
            <text:p>1.58</text:p>
          </table:table-cell>
          <table:table-cell office:value-type="float" office:value="1559" calcext:value-type="float">
            <text:p>1,559.00</text:p>
          </table:table-cell>
          <table:table-cell office:value-type="float" office:value="0.779522084385406" calcext:value-type="float">
            <text:p>0.78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{1_resp=desde el pasado,fecha_inicio_T_momento=Noche,retweet_es_finde=Finde,retweet_source=Twitter for Android} =&gt; {difusion=alta}</text:p>
          </table:table-cell>
          <table:table-cell office:value-type="float" office:value="0.0119524392521425" calcext:value-type="float">
            <text:p>0.01</text:p>
          </table:table-cell>
          <table:table-cell office:value-type="float" office:value="0.41025641025641" calcext:value-type="float">
            <text:p>0.41</text:p>
          </table:table-cell>
          <table:table-cell office:value-type="float" office:value="0.0291340706770974" calcext:value-type="float">
            <text:p>0.03</text:p>
          </table:table-cell>
          <table:table-cell office:value-type="float" office:value="1.57572859382057" calcext:value-type="float">
            <text:p>1.58</text:p>
          </table:table-cell>
          <table:table-cell office:value-type="float" office:value="1152" calcext:value-type="float">
            <text:p>1,152.00</text:p>
          </table:table-cell>
          <table:table-cell office:value-type="float" office:value="0.833121495327103" calcext:value-type="float">
            <text:p>0.8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Finde,retweet_source=Twitter for Android,retweet_verified=Sin verificar,RT_popular=muchos} =&gt; {difusion=alta}</text:p>
          </table:table-cell>
          <table:table-cell office:value-type="float" office:value="0.0120873192089809" calcext:value-type="float">
            <text:p>0.01</text:p>
          </table:table-cell>
          <table:table-cell office:value-type="float" office:value="0.410066877859908" calcext:value-type="float">
            <text:p>0.41</text:p>
          </table:table-cell>
          <table:table-cell office:value-type="float" office:value="0.0294764582598411" calcext:value-type="float">
            <text:p>0.03</text:p>
          </table:table-cell>
          <table:table-cell office:value-type="float" office:value="1.57500063050505" calcext:value-type="float">
            <text:p>1.58</text:p>
          </table:table-cell>
          <table:table-cell office:value-type="float" office:value="1165" calcext:value-type="float">
            <text:p>1,165.00</text:p>
          </table:table-cell>
          <table:table-cell office:value-type="float" office:value="0.83126634292118" calcext:value-type="float">
            <text:p>0.8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Tarde,retweet_es_finde=Finde} =&gt; {difusion=alta}</text:p>
          </table:table-cell>
          <table:table-cell office:value-type="float" office:value="0.0284804216554958" calcext:value-type="float">
            <text:p>0.03</text:p>
          </table:table-cell>
          <table:table-cell office:value-type="float" office:value="0.409579230080573" calcext:value-type="float">
            <text:p>0.41</text:p>
          </table:table-cell>
          <table:table-cell office:value-type="float" office:value="0.06953580544085" calcext:value-type="float">
            <text:p>0.07</text:p>
          </table:table-cell>
          <table:table-cell office:value-type="float" office:value="1.57312765416537" calcext:value-type="float">
            <text:p>1.57</text:p>
          </table:table-cell>
          <table:table-cell office:value-type="float" office:value="2745" calcext:value-type="float">
            <text:p>2,745.00</text:p>
          </table:table-cell>
          <table:table-cell office:value-type="float" office:value="0.633093525179856" calcext:value-type="float">
            <text:p>0.6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retweet_es_finde=Finde,RT_popular=muy muchos} =&gt; {difusion=alta}</text:p>
          </table:table-cell>
          <table:table-cell office:value-type="float" office:value="0.0271108713245212" calcext:value-type="float">
            <text:p>0.03</text:p>
          </table:table-cell>
          <table:table-cell office:value-type="float" office:value="0.409432779692886" calcext:value-type="float">
            <text:p>0.41</text:p>
          </table:table-cell>
          <table:table-cell office:value-type="float" office:value="0.0662156834263659" calcext:value-type="float">
            <text:p>0.07</text:p>
          </table:table-cell>
          <table:table-cell office:value-type="float" office:value="1.5725651618857" calcext:value-type="float">
            <text:p>1.57</text:p>
          </table:table-cell>
          <table:table-cell office:value-type="float" office:value="2613" calcext:value-type="float">
            <text:p>2,613.00</text:p>
          </table:table-cell>
          <table:table-cell office:value-type="float" office:value="0.648304057097322" calcext:value-type="float">
            <text:p>0.6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Hace rato,fecha_inicio_T_momento=Tarde,n_char=largo,retweet_es_finde=Finde} =&gt; {difusion=alta}</text:p>
          </table:table-cell>
          <table:table-cell office:value-type="float" office:value="0.0101782490506526" calcext:value-type="float">
            <text:p>0.01</text:p>
          </table:table-cell>
          <table:table-cell office:value-type="float" office:value="0.409432387312187" calcext:value-type="float">
            <text:p>0.41</text:p>
          </table:table-cell>
          <table:table-cell office:value-type="float" office:value="0.0248594135834492" calcext:value-type="float">
            <text:p>0.02</text:p>
          </table:table-cell>
          <table:table-cell office:value-type="float" office:value="1.57256365481482" calcext:value-type="float">
            <text:p>1.57</text:p>
          </table:table-cell>
          <table:table-cell office:value-type="float" office:value="981" calcext:value-type="float">
            <text:p>981.00</text:p>
          </table:table-cell>
          <table:table-cell office:value-type="float" office:value="0.856237504243842" calcext:value-type="float">
            <text:p>0.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retweet_source=Twitter for Android} =&gt; {difusion=alta}</text:p>
          </table:table-cell>
          <table:table-cell office:value-type="float" office:value="0.0320288020584756" calcext:value-type="float">
            <text:p>0.03</text:p>
          </table:table-cell>
          <table:table-cell office:value-type="float" office:value="0.40795559666975" calcext:value-type="float">
            <text:p>0.41</text:p>
          </table:table-cell>
          <table:table-cell office:value-type="float" office:value="0.0785105102612521" calcext:value-type="float">
            <text:p>0.08</text:p>
          </table:table-cell>
          <table:table-cell office:value-type="float" office:value="1.56689154053654" calcext:value-type="float">
            <text:p>1.57</text:p>
          </table:table-cell>
          <table:table-cell office:value-type="float" office:value="3087" calcext:value-type="float">
            <text:p>3,087.00</text:p>
          </table:table-cell>
          <table:table-cell office:value-type="float" office:value="0.592648948400622" calcext:value-type="float">
            <text:p>0.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corto,retweet_es_finde=Finde} =&gt; {difusion=alta}</text:p>
          </table:table-cell>
          <table:table-cell office:value-type="float" office:value="0.0203668734826005" calcext:value-type="float">
            <text:p>0.02</text:p>
          </table:table-cell>
          <table:table-cell office:value-type="float" office:value="0.406839378238342" calcext:value-type="float">
            <text:p>0.41</text:p>
          </table:table-cell>
          <table:table-cell office:value-type="float" office:value="0.050061214749642" calcext:value-type="float">
            <text:p>0.05</text:p>
          </table:table-cell>
          <table:table-cell office:value-type="float" office:value="1.56260432586945" calcext:value-type="float">
            <text:p>1.56</text:p>
          </table:table-cell>
          <table:table-cell office:value-type="float" office:value="1963" calcext:value-type="float">
            <text:p>1,963.00</text:p>
          </table:table-cell>
          <table:table-cell office:value-type="float" office:value="0.725032193446845" calcext:value-type="float">
            <text:p>0.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medio,retweet_es_finde=Finde,RT_popular=muy muchos} =&gt; {difusion=alta}</text:p>
          </table:table-cell>
          <table:table-cell office:value-type="float" office:value="0.0196094706480463" calcext:value-type="float">
            <text:p>0.02</text:p>
          </table:table-cell>
          <table:table-cell office:value-type="float" office:value="0.406801549720189" calcext:value-type="float">
            <text:p>0.41</text:p>
          </table:table-cell>
          <table:table-cell office:value-type="float" office:value="0.04820402149779" calcext:value-type="float">
            <text:p>0.05</text:p>
          </table:table-cell>
          <table:table-cell office:value-type="float" office:value="1.56245903264252" calcext:value-type="float">
            <text:p>1.56</text:p>
          </table:table-cell>
          <table:table-cell office:value-type="float" office:value="1890" calcext:value-type="float">
            <text:p>1,890.00</text:p>
          </table:table-cell>
          <table:table-cell office:value-type="float" office:value="0.734219030520646" calcext:value-type="float">
            <text:p>0.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T_popular=muchos} =&gt; {difusion=alta}</text:p>
          </table:table-cell>
          <table:table-cell office:value-type="float" office:value="0.0154593181299413" calcext:value-type="float">
            <text:p>0.02</text:p>
          </table:table-cell>
          <table:table-cell office:value-type="float" office:value="0.405331882480958" calcext:value-type="float">
            <text:p>0.41</text:p>
          </table:table-cell>
          <table:table-cell office:value-type="float" office:value="0.0381399016413853" calcext:value-type="float">
            <text:p>0.04</text:p>
          </table:table-cell>
          <table:table-cell office:value-type="float" office:value="1.55681427820513" calcext:value-type="float">
            <text:p>1.56</text:p>
          </table:table-cell>
          <table:table-cell office:value-type="float" office:value="1490" calcext:value-type="float">
            <text:p>1,490.00</text:p>
          </table:table-cell>
          <table:table-cell office:value-type="float" office:value="0.785117302052786" calcext:value-type="float">
            <text:p>0.7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largo,retweet_source=Twitter for iPhone} =&gt; {difusion=alta}</text:p>
          </table:table-cell>
          <table:table-cell office:value-type="float" office:value="0.0169844991803449" calcext:value-type="float">
            <text:p>0.02</text:p>
          </table:table-cell>
          <table:table-cell office:value-type="float" office:value="0.404397233201581" calcext:value-type="float">
            <text:p>0.40</text:p>
          </table:table-cell>
          <table:table-cell office:value-type="float" office:value="0.041999543483223" calcext:value-type="float">
            <text:p>0.04</text:p>
          </table:table-cell>
          <table:table-cell office:value-type="float" office:value="1.55322444131804" calcext:value-type="float">
            <text:p>1.55</text:p>
          </table:table-cell>
          <table:table-cell office:value-type="float" office:value="1637" calcext:value-type="float">
            <text:p>1,637.00</text:p>
          </table:table-cell>
          <table:table-cell office:value-type="float" office:value="0.765169969096528" calcext:value-type="float">
            <text:p>0.77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{1_resp=desde el pasado,fecha_inicio_T_momento=Noche,n_char=largo,retweet_es_finde=Finde,retweet_verified=Sin verificar} =&gt; {difusion=alta}</text:p>
          </table:table-cell>
          <table:table-cell office:value-type="float" office:value="0.0117968085327136" calcext:value-type="float">
            <text:p>0.01</text:p>
          </table:table-cell>
          <table:table-cell office:value-type="float" office:value="0.404338549075391" calcext:value-type="float">
            <text:p>0.40</text:p>
          </table:table-cell>
          <table:table-cell office:value-type="float" office:value="0.0291755722022784" calcext:value-type="float">
            <text:p>0.03</text:p>
          </table:table-cell>
          <table:table-cell office:value-type="float" office:value="1.55299904506991" calcext:value-type="float">
            <text:p>1.55</text:p>
          </table:table-cell>
          <table:table-cell office:value-type="float" office:value="1137" calcext:value-type="float">
            <text:p>1,137.00</text:p>
          </table:table-cell>
          <table:table-cell office:value-type="float" office:value="0.832380738914416" calcext:value-type="float">
            <text:p>0.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corto} =&gt; {difusion=alta}</text:p>
          </table:table-cell>
          <table:table-cell office:value-type="float" office:value="0.0267684837417775" calcext:value-type="float">
            <text:p>0.03</text:p>
          </table:table-cell>
          <table:table-cell office:value-type="float" office:value="0.402747424289728" calcext:value-type="float">
            <text:p>0.40</text:p>
          </table:table-cell>
          <table:table-cell office:value-type="float" office:value="0.0664646925774522" calcext:value-type="float">
            <text:p>0.07</text:p>
          </table:table-cell>
          <table:table-cell office:value-type="float" office:value="1.54688779181847" calcext:value-type="float">
            <text:p>1.55</text:p>
          </table:table-cell>
          <table:table-cell office:value-type="float" office:value="2580" calcext:value-type="float">
            <text:p>2,580.00</text:p>
          </table:table-cell>
          <table:table-cell office:value-type="float" office:value="0.646196403872752" calcext:value-type="float">
            <text:p>0.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corto,retweet_es_finde=Finde,RT_popular=muy muchos} =&gt; {difusion=alta}</text:p>
          </table:table-cell>
          <table:table-cell office:value-type="float" office:value="0.0189143201012637" calcext:value-type="float">
            <text:p>0.02</text:p>
          </table:table-cell>
          <table:table-cell office:value-type="float" office:value="0.402161923670858" calcext:value-type="float">
            <text:p>0.40</text:p>
          </table:table-cell>
          <table:table-cell office:value-type="float" office:value="0.0470316034114254" calcext:value-type="float">
            <text:p>0.05</text:p>
          </table:table-cell>
          <table:table-cell office:value-type="float" office:value="1.54463897853051" calcext:value-type="float">
            <text:p>1.54</text:p>
          </table:table-cell>
          <table:table-cell office:value-type="float" office:value="1823" calcext:value-type="float">
            <text:p>1,823.00</text:p>
          </table:table-cell>
          <table:table-cell office:value-type="float" office:value="0.739497913969213" calcext:value-type="float">
            <text:p>0.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fecha_inicio_T_momento=Mañana} =&gt; {difusion=alta}</text:p>
          </table:table-cell>
          <table:table-cell office:value-type="float" office:value="0.0134049926334793" calcext:value-type="float">
            <text:p>0.01</text:p>
          </table:table-cell>
          <table:table-cell office:value-type="float" office:value="0.401991288114499" calcext:value-type="float">
            <text:p>0.40</text:p>
          </table:table-cell>
          <table:table-cell office:value-type="float" office:value="0.033346475482974" calcext:value-type="float">
            <text:p>0.03</text:p>
          </table:table-cell>
          <table:table-cell office:value-type="float" office:value="1.54398359492515" calcext:value-type="float">
            <text:p>1.54</text:p>
          </table:table-cell>
          <table:table-cell office:value-type="float" office:value="1292" calcext:value-type="float">
            <text:p>1,292.00</text:p>
          </table:table-cell>
          <table:table-cell office:value-type="float" office:value="0.809890435297601" calcext:value-type="float">
            <text:p>0.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Tarde,RT_popular=muy muchos} =&gt; {difusion=alta}</text:p>
          </table:table-cell>
          <table:table-cell office:value-type="float" office:value="0.0383577846485858" calcext:value-type="float">
            <text:p>0.04</text:p>
          </table:table-cell>
          <table:table-cell office:value-type="float" office:value="0.400281507145951" calcext:value-type="float">
            <text:p>0.40</text:p>
          </table:table-cell>
          <table:table-cell office:value-type="float" office:value="0.0958270216430454" calcext:value-type="float">
            <text:p>0.10</text:p>
          </table:table-cell>
          <table:table-cell office:value-type="float" office:value="1.53741660244445" calcext:value-type="float">
            <text:p>1.54</text:p>
          </table:table-cell>
          <table:table-cell office:value-type="float" office:value="3697" calcext:value-type="float">
            <text:p>3,697.00</text:p>
          </table:table-cell>
          <table:table-cell office:value-type="float" office:value="0.517677014983841" calcext:value-type="float">
            <text:p>0.52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{1_resp=desde el pasado,fecha_inicio_T_momento=Noche,retweet_es_finde=Finde,retweet_verified=Sin verificar} =&gt; {difusion=alta}</text:p>
          </table:table-cell>
          <table:table-cell office:value-type="float" office:value="0.0263742192525575" calcext:value-type="float">
            <text:p>0.03</text:p>
          </table:table-cell>
          <table:table-cell office:value-type="float" office:value="0.400188916876574" calcext:value-type="float">
            <text:p>0.40</text:p>
          </table:table-cell>
          <table:table-cell office:value-type="float" office:value="0.065904421987508" calcext:value-type="float">
            <text:p>0.07</text:p>
          </table:table-cell>
          <table:table-cell office:value-type="float" office:value="1.53706097817797" calcext:value-type="float">
            <text:p>1.54</text:p>
          </table:table-cell>
          <table:table-cell office:value-type="float" office:value="2542" calcext:value-type="float">
            <text:p>2,542.00</text:p>
          </table:table-cell>
          <table:table-cell office:value-type="float" office:value="0.648422363686687" calcext:value-type="float">
            <text:p>0.6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verified=Verificados,RT_popular=muy muchos} =&gt; {difusion=alta}</text:p>
          </table:table-cell>
          <table:table-cell office:value-type="float" office:value="0.0293312029217074" calcext:value-type="float">
            <text:p>0.03</text:p>
          </table:table-cell>
          <table:table-cell office:value-type="float" office:value="0.399237395848044" calcext:value-type="float">
            <text:p>0.40</text:p>
          </table:table-cell>
          <table:table-cell office:value-type="float" office:value="0.0734680749517545" calcext:value-type="float">
            <text:p>0.07</text:p>
          </table:table-cell>
          <table:table-cell office:value-type="float" office:value="1.53340633962805" calcext:value-type="float">
            <text:p>1.53</text:p>
          </table:table-cell>
          <table:table-cell office:value-type="float" office:value="2827" calcext:value-type="float">
            <text:p>2,827.00</text:p>
          </table:table-cell>
          <table:table-cell office:value-type="float" office:value="0.613772659124983" calcext:value-type="float">
            <text:p>0.6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Noche,n_char=largo,retweet_verified=Sin verificar} =&gt; {difusion=alta}</text:p>
          </table:table-cell>
          <table:table-cell office:value-type="float" office:value="0.0151169305471976" calcext:value-type="float">
            <text:p>0.02</text:p>
          </table:table-cell>
          <table:table-cell office:value-type="float" office:value="0.397652838427948" calcext:value-type="float">
            <text:p>0.40</text:p>
          </table:table-cell>
          <table:table-cell office:value-type="float" office:value="0.0380153970658422" calcext:value-type="float">
            <text:p>0.04</text:p>
          </table:table-cell>
          <table:table-cell office:value-type="float" office:value="1.52732031056677" calcext:value-type="float">
            <text:p>1.53</text:p>
          </table:table-cell>
          <table:table-cell office:value-type="float" office:value="1457" calcext:value-type="float">
            <text:p>1,457.00</text:p>
          </table:table-cell>
          <table:table-cell office:value-type="float" office:value="0.784952932127028" calcext:value-type="float">
            <text:p>0.78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{1_resp=desde el pasado,fecha_inicio_T_momento=Noche,n_char=corto,retweet_es_finde=Finde} =&gt; {difusion=alta}</text:p>
          </table:table-cell>
          <table:table-cell office:value-type="float" office:value="0.0102923782449005" calcext:value-type="float">
            <text:p>0.01</text:p>
          </table:table-cell>
          <table:table-cell office:value-type="float" office:value="0.397595190380762" calcext:value-type="float">
            <text:p>0.40</text:p>
          </table:table-cell>
          <table:table-cell office:value-type="float" office:value="0.0258865763316802" calcext:value-type="float">
            <text:p>0.03</text:p>
          </table:table-cell>
          <table:table-cell office:value-type="float" office:value="1.52709889373071" calcext:value-type="float">
            <text:p>1.53</text:p>
          </table:table-cell>
          <table:table-cell office:value-type="float" office:value="992" calcext:value-type="float">
            <text:p>992.00</text:p>
          </table:table-cell>
          <table:table-cell office:value-type="float" office:value="0.849682294995676" calcext:value-type="float">
            <text:p>0.8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Noche,retweet_source=Twitter for Android} =&gt; {difusion=alta}</text:p>
          </table:table-cell>
          <table:table-cell office:value-type="float" office:value="0.0158224564752755" calcext:value-type="float">
            <text:p>0.02</text:p>
          </table:table-cell>
          <table:table-cell office:value-type="float" office:value="0.396309771309771" calcext:value-type="float">
            <text:p>0.40</text:p>
          </table:table-cell>
          <table:table-cell office:value-type="float" office:value="0.0399244672241705" calcext:value-type="float">
            <text:p>0.04</text:p>
          </table:table-cell>
          <table:table-cell office:value-type="float" office:value="1.52216180674179" calcext:value-type="float">
            <text:p>1.52</text:p>
          </table:table-cell>
          <table:table-cell office:value-type="float" office:value="1525" calcext:value-type="float">
            <text:p>1,525.00</text:p>
          </table:table-cell>
          <table:table-cell office:value-type="float" office:value="0.774920669657512" calcext:value-type="float">
            <text:p>0.77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Tarde,retweet_source=Twitter for Android,retweet_verified=Sin verificar} =&gt; {difusion=alta}</text:p>
          </table:table-cell>
          <table:table-cell office:value-type="float" office:value="0.0102612521010147" calcext:value-type="float">
            <text:p>0.01</text:p>
          </table:table-cell>
          <table:table-cell office:value-type="float" office:value="0.395916733386709" calcext:value-type="float">
            <text:p>0.40</text:p>
          </table:table-cell>
          <table:table-cell office:value-type="float" office:value="0.025917702475566" calcext:value-type="float">
            <text:p>0.03</text:p>
          </table:table-cell>
          <table:table-cell office:value-type="float" office:value="1.52065221157559" calcext:value-type="float">
            <text:p>1.52</text:p>
          </table:table-cell>
          <table:table-cell office:value-type="float" office:value="989" calcext:value-type="float">
            <text:p>989.00</text:p>
          </table:table-cell>
          <table:table-cell office:value-type="float" office:value="0.849377889711687" calcext:value-type="float">
            <text:p>0.8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es_finde=Finde,retweet_source=Twitter for Android,retweet_verified=Sin verificar} =&gt; {difusion=alta}</text:p>
          </table:table-cell>
          <table:table-cell office:value-type="float" office:value="0.0217571745761657" calcext:value-type="float">
            <text:p>0.02</text:p>
          </table:table-cell>
          <table:table-cell office:value-type="float" office:value="0.395138496325608" calcext:value-type="float">
            <text:p>0.40</text:p>
          </table:table-cell>
          <table:table-cell office:value-type="float" office:value="0.0550621485339586" calcext:value-type="float">
            <text:p>0.06</text:p>
          </table:table-cell>
          <table:table-cell office:value-type="float" office:value="1.51766312875009" calcext:value-type="float">
            <text:p>1.52</text:p>
          </table:table-cell>
          <table:table-cell office:value-type="float" office:value="2097" calcext:value-type="float">
            <text:p>2,097.00</text:p>
          </table:table-cell>
          <table:table-cell office:value-type="float" office:value="0.699088468061051" calcext:value-type="float">
            <text:p>0.7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source=Twitter Web App,retweet_verified=Verificados,RT_popular=muy muchos} =&gt; {difusion=alta}</text:p>
          </table:table-cell>
          <table:table-cell office:value-type="float" office:value="0.0116411778132846" calcext:value-type="float">
            <text:p>0.01</text:p>
          </table:table-cell>
          <table:table-cell office:value-type="float" office:value="0.395070422535211" calcext:value-type="float">
            <text:p>0.40</text:p>
          </table:table-cell>
          <table:table-cell office:value-type="float" office:value="0.0294660828785458" calcext:value-type="float">
            <text:p>0.03</text:p>
          </table:table-cell>
          <table:table-cell office:value-type="float" office:value="1.51740166831867" calcext:value-type="float">
            <text:p>1.52</text:p>
          </table:table-cell>
          <table:table-cell office:value-type="float" office:value="1122" calcext:value-type="float">
            <text:p>1,122.00</text:p>
          </table:table-cell>
          <table:table-cell office:value-type="float" office:value="0.830001491869312" calcext:value-type="float">
            <text:p>0.8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n_char=largo,retweet_source=Twitter for Android,retweet_verified=Sin verificar} =&gt; {difusion=alta}</text:p>
          </table:table-cell>
          <table:table-cell office:value-type="float" office:value="0.0128862235687162" calcext:value-type="float">
            <text:p>0.01</text:p>
          </table:table-cell>
          <table:table-cell office:value-type="float" office:value="0.395038167938931" calcext:value-type="float">
            <text:p>0.40</text:p>
          </table:table-cell>
          <table:table-cell office:value-type="float" office:value="0.0326201987923056" calcext:value-type="float">
            <text:p>0.03</text:p>
          </table:table-cell>
          <table:table-cell office:value-type="float" office:value="1.51727778362517" calcext:value-type="float">
            <text:p>1.52</text:p>
          </table:table-cell>
          <table:table-cell office:value-type="float" office:value="1242" calcext:value-type="float">
            <text:p>1,242.00</text:p>
          </table:table-cell>
          <table:table-cell office:value-type="float" office:value="0.813083419765891" calcext:value-type="float">
            <text:p>0.8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Noche,retweet_es_finde=Laborable} =&gt; {difusion=alta}</text:p>
          </table:table-cell>
          <table:table-cell office:value-type="float" office:value="0.0105828889211679" calcext:value-type="float">
            <text:p>0.01</text:p>
          </table:table-cell>
          <table:table-cell office:value-type="float" office:value="0.39458413926499" calcext:value-type="float">
            <text:p>0.39</text:p>
          </table:table-cell>
          <table:table-cell office:value-type="float" office:value="0.0268203606482538" calcext:value-type="float">
            <text:p>0.03</text:p>
          </table:table-cell>
          <table:table-cell office:value-type="float" office:value="1.51553393283806" calcext:value-type="float">
            <text:p>1.52</text:p>
          </table:table-cell>
          <table:table-cell office:value-type="float" office:value="1020" calcext:value-type="float">
            <text:p>1,020.00</text:p>
          </table:table-cell>
          <table:table-cell office:value-type="float" office:value="0.844330244945422" calcext:value-type="float">
            <text:p>0.8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Finde,retweet_source=Twitter for iPhone} =&gt; {difusion=alta}</text:p>
          </table:table-cell>
          <table:table-cell office:value-type="float" office:value="0.0238945031229898" calcext:value-type="float">
            <text:p>0.02</text:p>
          </table:table-cell>
          <table:table-cell office:value-type="float" office:value="0.394484412470024" calcext:value-type="float">
            <text:p>0.39</text:p>
          </table:table-cell>
          <table:table-cell office:value-type="float" office:value="0.0605714760017431" calcext:value-type="float">
            <text:p>0.06</text:p>
          </table:table-cell>
          <table:table-cell office:value-type="float" office:value="1.51515089832971" calcext:value-type="float">
            <text:p>1.52</text:p>
          </table:table-cell>
          <table:table-cell office:value-type="float" office:value="2303" calcext:value-type="float">
            <text:p>2,303.00</text:p>
          </table:table-cell>
          <table:table-cell office:value-type="float" office:value="0.672604701526424" calcext:value-type="float">
            <text:p>0.67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{1_resp=desde el pasado,fecha_inicio_T_momento=Noche,retweet_es_finde=Finde,retweet_source=Twitter for Android,retweet_verified=Sin verificar} =&gt; {difusion=alta}</text:p>
          </table:table-cell>
          <table:table-cell office:value-type="float" office:value="0.0107385196405968" calcext:value-type="float">
            <text:p>0.01</text:p>
          </table:table-cell>
          <table:table-cell office:value-type="float" office:value="0.394435975609756" calcext:value-type="float">
            <text:p>0.39</text:p>
          </table:table-cell>
          <table:table-cell office:value-type="float" office:value="0.0272250005187691" calcext:value-type="float">
            <text:p>0.03</text:p>
          </table:table-cell>
          <table:table-cell office:value-type="float" office:value="1.51496486017452" calcext:value-type="float">
            <text:p>1.51</text:p>
          </table:table-cell>
          <table:table-cell office:value-type="float" office:value="1035" calcext:value-type="float">
            <text:p>1,035.00</text:p>
          </table:table-cell>
          <table:table-cell office:value-type="float" office:value="0.842109208110033" calcext:value-type="float">
            <text:p>0.8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largo,retweet_source=Twitter Web App} =&gt; {difusion=alta}</text:p>
          </table:table-cell>
          <table:table-cell office:value-type="float" office:value="0.012761718993173" calcext:value-type="float">
            <text:p>0.01</text:p>
          </table:table-cell>
          <table:table-cell office:value-type="float" office:value="0.393348257115446" calcext:value-type="float">
            <text:p>0.39</text:p>
          </table:table-cell>
          <table:table-cell office:value-type="float" office:value="0.0324438173102862" calcext:value-type="float">
            <text:p>0.03</text:p>
          </table:table-cell>
          <table:table-cell office:value-type="float" office:value="1.51078710916159" calcext:value-type="float">
            <text:p>1.51</text:p>
          </table:table-cell>
          <table:table-cell office:value-type="float" office:value="1230" calcext:value-type="float">
            <text:p>1,230.00</text:p>
          </table:table-cell>
          <table:table-cell office:value-type="float" office:value="0.813863880552777" calcext:value-type="float">
            <text:p>0.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source=Twitter for iPhone} =&gt; {difusion=alta}</text:p>
          </table:table-cell>
          <table:table-cell office:value-type="float" office:value="0.036189329957876" calcext:value-type="float">
            <text:p>0.04</text:p>
          </table:table-cell>
          <table:table-cell office:value-type="float" office:value="0.392350956130484" calcext:value-type="float">
            <text:p>0.39</text:p>
          </table:table-cell>
          <table:table-cell office:value-type="float" office:value="0.0922371397148845" calcext:value-type="float">
            <text:p>0.09</text:p>
          </table:table-cell>
          <table:table-cell office:value-type="float" office:value="1.50695663719488" calcext:value-type="float">
            <text:p>1.51</text:p>
          </table:table-cell>
          <table:table-cell office:value-type="float" office:value="3488" calcext:value-type="float">
            <text:p>3,488.00</text:p>
          </table:table-cell>
          <table:table-cell office:value-type="float" office:value="0.531348373557188" calcext:value-type="float">
            <text:p>0.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n_char=largo,retweet_es_finde=Finde} =&gt; {difusion=alta}</text:p>
          </table:table-cell>
          <table:table-cell office:value-type="float" office:value="0.0235313647776556" calcext:value-type="float">
            <text:p>0.02</text:p>
          </table:table-cell>
          <table:table-cell office:value-type="float" office:value="0.39231966787753" calcext:value-type="float">
            <text:p>0.39</text:p>
          </table:table-cell>
          <table:table-cell office:value-type="float" office:value="0.0599800792679131" calcext:value-type="float">
            <text:p>0.06</text:p>
          </table:table-cell>
          <table:table-cell office:value-type="float" office:value="1.50683646406998" calcext:value-type="float">
            <text:p>1.51</text:p>
          </table:table-cell>
          <table:table-cell office:value-type="float" office:value="2268" calcext:value-type="float">
            <text:p>2,268.00</text:p>
          </table:table-cell>
          <table:table-cell office:value-type="float" office:value="0.675114482469326" calcext:value-type="float">
            <text:p>0.6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Noche,retweet_verified=Sin verificar} =&gt; {difusion=alta}</text:p>
          </table:table-cell>
          <table:table-cell office:value-type="float" office:value="0.0347160258139487" calcext:value-type="float">
            <text:p>0.03</text:p>
          </table:table-cell>
          <table:table-cell office:value-type="float" office:value="0.392308594207996" calcext:value-type="float">
            <text:p>0.39</text:p>
          </table:table-cell>
          <table:table-cell office:value-type="float" office:value="0.0884916270672947" calcext:value-type="float">
            <text:p>0.09</text:p>
          </table:table-cell>
          <table:table-cell office:value-type="float" office:value="1.50679393189428" calcext:value-type="float">
            <text:p>1.51</text:p>
          </table:table-cell>
          <table:table-cell office:value-type="float" office:value="3346" calcext:value-type="float">
            <text:p>3,346.00</text:p>
          </table:table-cell>
          <table:table-cell office:value-type="float" office:value="0.547114971760742" calcext:value-type="float">
            <text:p>0.5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n_char=largo,retweet_es_finde=Finde,retweet_source=Twitter Web App} =&gt; {difusion=alta}</text:p>
          </table:table-cell>
          <table:table-cell office:value-type="float" office:value="0.0105310120146915" calcext:value-type="float">
            <text:p>0.01</text:p>
          </table:table-cell>
          <table:table-cell office:value-type="float" office:value="0.392043259945925" calcext:value-type="float">
            <text:p>0.39</text:p>
          </table:table-cell>
          <table:table-cell office:value-type="float" office:value="0.0268618621734349" calcext:value-type="float">
            <text:p>0.03</text:p>
          </table:table-cell>
          <table:table-cell office:value-type="float" office:value="1.5057748258591" calcext:value-type="float">
            <text:p>1.51</text:p>
          </table:table-cell>
          <table:table-cell office:value-type="float" office:value="1015" calcext:value-type="float">
            <text:p>1,015.00</text:p>
          </table:table-cell>
          <table:table-cell office:value-type="float" office:value="0.843895305234738" calcext:value-type="float">
            <text:p>0.8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Noche,n_char=corto,RT_popular=muy muchos} =&gt; {difusion=alta}</text:p>
          </table:table-cell>
          <table:table-cell office:value-type="float" office:value="0.0145981614824345" calcext:value-type="float">
            <text:p>0.01</text:p>
          </table:table-cell>
          <table:table-cell office:value-type="float" office:value="0.390291262135922" calcext:value-type="float">
            <text:p>0.39</text:p>
          </table:table-cell>
          <table:table-cell office:value-type="float" office:value="0.0374032495694217" calcext:value-type="float">
            <text:p>0.04</text:p>
          </table:table-cell>
          <table:table-cell office:value-type="float" office:value="1.49904568531061" calcext:value-type="float">
            <text:p>1.50</text:p>
          </table:table-cell>
          <table:table-cell office:value-type="float" office:value="1407" calcext:value-type="float">
            <text:p>1,407.00</text:p>
          </table:table-cell>
          <table:table-cell office:value-type="float" office:value="0.787373589330207" calcext:value-type="float">
            <text:p>0.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es_finde=Finde,retweet_verified=Verificados} =&gt; {difusion=alta}</text:p>
          </table:table-cell>
          <table:table-cell office:value-type="float" office:value="0.0548027640015771" calcext:value-type="float">
            <text:p>0.05</text:p>
          </table:table-cell>
          <table:table-cell office:value-type="float" office:value="0.389959394610557" calcext:value-type="float">
            <text:p>0.39</text:p>
          </table:table-cell>
          <table:table-cell office:value-type="float" office:value="0.140534539644332" calcext:value-type="float">
            <text:p>0.14</text:p>
          </table:table-cell>
          <table:table-cell office:value-type="float" office:value="1.49777103575973" calcext:value-type="float">
            <text:p>1.50</text:p>
          </table:table-cell>
          <table:table-cell office:value-type="float" office:value="5282" calcext:value-type="float">
            <text:p>5,282.00</text:p>
          </table:table-cell>
          <table:table-cell office:value-type="float" office:value="0.34622418083161" calcext:value-type="float">
            <text:p>0.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etweet_verified=Sin verificar,RT_popular=muchos} =&gt; {difusion=alta}</text:p>
          </table:table-cell>
          <table:table-cell office:value-type="float" office:value="0.011495922475151" calcext:value-type="float">
            <text:p>0.01</text:p>
          </table:table-cell>
          <table:table-cell office:value-type="float" office:value="0.389866291344124" calcext:value-type="float">
            <text:p>0.39</text:p>
          </table:table-cell>
          <table:table-cell office:value-type="float" office:value="0.0294868336411363" calcext:value-type="float">
            <text:p>0.03</text:p>
          </table:table-cell>
          <table:table-cell office:value-type="float" office:value="1.49741344115443" calcext:value-type="float">
            <text:p>1.50</text:p>
          </table:table-cell>
          <table:table-cell office:value-type="float" office:value="1108" calcext:value-type="float">
            <text:p>1,108.00</text:p>
          </table:table-cell>
          <table:table-cell office:value-type="float" office:value="0.829431936782466" calcext:value-type="float">
            <text:p>0.8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source=Twitter for Android,retweet_verified=Sin verificar} =&gt; {difusion=alta}</text:p>
          </table:table-cell>
          <table:table-cell office:value-type="float" office:value="0.0285322985619722" calcext:value-type="float">
            <text:p>0.03</text:p>
          </table:table-cell>
          <table:table-cell office:value-type="float" office:value="0.38979447200567" calcext:value-type="float">
            <text:p>0.39</text:p>
          </table:table-cell>
          <table:table-cell office:value-type="float" office:value="0.0731983150380777" calcext:value-type="float">
            <text:p>0.07</text:p>
          </table:table-cell>
          <table:table-cell office:value-type="float" office:value="1.49713759467803" calcext:value-type="float">
            <text:p>1.50</text:p>
          </table:table-cell>
          <table:table-cell office:value-type="float" office:value="2750" calcext:value-type="float">
            <text:p>2,750.00</text:p>
          </table:table-cell>
          <table:table-cell office:value-type="float" office:value="0.613592299057791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Mañana,RT_popular=muy muchos} =&gt; {difusion=alta}</text:p>
          </table:table-cell>
          <table:table-cell office:value-type="float" office:value="0.0150443028781308" calcext:value-type="float">
            <text:p>0.02</text:p>
          </table:table-cell>
          <table:table-cell office:value-type="float" office:value="0.389366272824919" calcext:value-type="float">
            <text:p>0.39</text:p>
          </table:table-cell>
          <table:table-cell office:value-type="float" office:value="0.0386379199435579" calcext:value-type="float">
            <text:p>0.04</text:p>
          </table:table-cell>
          <table:table-cell office:value-type="float" office:value="1.49549295080144" calcext:value-type="float">
            <text:p>1.50</text:p>
          </table:table-cell>
          <table:table-cell office:value-type="float" office:value="1450" calcext:value-type="float">
            <text:p>1,450.00</text:p>
          </table:table-cell>
          <table:table-cell office:value-type="float" office:value="0.780838935983631" calcext:value-type="float">
            <text:p>0.7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n_char=corto,retweet_es_finde=Finde,retweet_verified=Sin verificar} =&gt; {difusion=alta}</text:p>
          </table:table-cell>
          <table:table-cell office:value-type="float" office:value="0.0167769915544396" calcext:value-type="float">
            <text:p>0.02</text:p>
          </table:table-cell>
          <table:table-cell office:value-type="float" office:value="0.388701923076923" calcext:value-type="float">
            <text:p>0.39</text:p>
          </table:table-cell>
          <table:table-cell office:value-type="float" office:value="0.0431615861882924" calcext:value-type="float">
            <text:p>0.04</text:p>
          </table:table-cell>
          <table:table-cell office:value-type="float" office:value="1.49294129074679" calcext:value-type="float">
            <text:p>1.49</text:p>
          </table:table-cell>
          <table:table-cell office:value-type="float" office:value="1617" calcext:value-type="float">
            <text:p>1,617.00</text:p>
          </table:table-cell>
          <table:table-cell office:value-type="float" office:value="0.757462821579766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fecha_inicio_T_momento=Noche,n_char=corto} =&gt; {difusion=alta}</text:p>
          </table:table-cell>
          <table:table-cell office:value-type="float" office:value="0.0138407586478803" calcext:value-type="float">
            <text:p>0.01</text:p>
          </table:table-cell>
          <table:table-cell office:value-type="float" office:value="0.388242142025611" calcext:value-type="float">
            <text:p>0.39</text:p>
          </table:table-cell>
          <table:table-cell office:value-type="float" office:value="0.0356498101305223" calcext:value-type="float">
            <text:p>0.04</text:p>
          </table:table-cell>
          <table:table-cell office:value-type="float" office:value="1.49117534600751" calcext:value-type="float">
            <text:p>1.49</text:p>
          </table:table-cell>
          <table:table-cell office:value-type="float" office:value="1334" calcext:value-type="float">
            <text:p>1,334.00</text:p>
          </table:table-cell>
          <table:table-cell office:value-type="float" office:value="0.796367112810707" calcext:value-type="float">
            <text:p>0.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fecha_inicio_T_momento=Tarde,n_char=largo} =&gt; {difusion=alta}</text:p>
          </table:table-cell>
          <table:table-cell office:value-type="float" office:value="0.0137370048349277" calcext:value-type="float">
            <text:p>0.01</text:p>
          </table:table-cell>
          <table:table-cell office:value-type="float" office:value="0.388042203985932" calcext:value-type="float">
            <text:p>0.39</text:p>
          </table:table-cell>
          <table:table-cell office:value-type="float" office:value="0.035400800979436" calcext:value-type="float">
            <text:p>0.04</text:p>
          </table:table-cell>
          <table:table-cell office:value-type="float" office:value="1.4904074162976" calcext:value-type="float">
            <text:p>1.49</text:p>
          </table:table-cell>
          <table:table-cell office:value-type="float" office:value="1324" calcext:value-type="float">
            <text:p>1,324.00</text:p>
          </table:table-cell>
          <table:table-cell office:value-type="float" office:value="0.797660216319623" calcext:value-type="float">
            <text:p>0.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Noche,n_char=medio,RT_popular=muy muchos} =&gt; {difusion=alta}</text:p>
          </table:table-cell>
          <table:table-cell office:value-type="float" office:value="0.0144529061443008" calcext:value-type="float">
            <text:p>0.01</text:p>
          </table:table-cell>
          <table:table-cell office:value-type="float" office:value="0.387374860956618" calcext:value-type="float">
            <text:p>0.39</text:p>
          </table:table-cell>
          <table:table-cell office:value-type="float" office:value="0.0373098711377643" calcext:value-type="float">
            <text:p>0.04</text:p>
          </table:table-cell>
          <table:table-cell office:value-type="float" office:value="1.48784425953299" calcext:value-type="float">
            <text:p>1.49</text:p>
          </table:table-cell>
          <table:table-cell office:value-type="float" office:value="1393" calcext:value-type="float">
            <text:p>1,393.00</text:p>
          </table:table-cell>
          <table:table-cell office:value-type="float" office:value="0.787559072425541" calcext:value-type="float">
            <text:p>0.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etweet_source=Twitter for iPhone} =&gt; {difusion=alta}</text:p>
          </table:table-cell>
          <table:table-cell office:value-type="float" office:value="0.0184266771803864" calcext:value-type="float">
            <text:p>0.02</text:p>
          </table:table-cell>
          <table:table-cell office:value-type="float" office:value="0.387265590928914" calcext:value-type="float">
            <text:p>0.39</text:p>
          </table:table-cell>
          <table:table-cell office:value-type="float" office:value="0.0475814986200743" calcext:value-type="float">
            <text:p>0.05</text:p>
          </table:table-cell>
          <table:table-cell office:value-type="float" office:value="1.48742457100943" calcext:value-type="float">
            <text:p>1.49</text:p>
          </table:table-cell>
          <table:table-cell office:value-type="float" office:value="1776" calcext:value-type="float">
            <text:p>1,776.00</text:p>
          </table:table-cell>
          <table:table-cell office:value-type="float" office:value="0.734948394495413" calcext:value-type="float">
            <text:p>0.7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Hace rato,fecha_inicio_T_momento=Tarde,retweet_es_finde=Finde} =&gt; {difusion=alta}</text:p>
          </table:table-cell>
          <table:table-cell office:value-type="float" office:value="0.0191944553962358" calcext:value-type="float">
            <text:p>0.02</text:p>
          </table:table-cell>
          <table:table-cell office:value-type="float" office:value="0.386867419489753" calcext:value-type="float">
            <text:p>0.39</text:p>
          </table:table-cell>
          <table:table-cell office:value-type="float" office:value="0.0496150733539458" calcext:value-type="float">
            <text:p>0.05</text:p>
          </table:table-cell>
          <table:table-cell office:value-type="float" office:value="1.48589525883723" calcext:value-type="float">
            <text:p>1.49</text:p>
          </table:table-cell>
          <table:table-cell office:value-type="float" office:value="1850" calcext:value-type="float">
            <text:p>1,850.00</text:p>
          </table:table-cell>
          <table:table-cell office:value-type="float" office:value="0.724755584100478" calcext:value-type="float">
            <text:p>0.7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Noche,retweet_verified=Verificados} =&gt; {difusion=alta}</text:p>
          </table:table-cell>
          <table:table-cell office:value-type="float" office:value="0.0373098711377643" calcext:value-type="float">
            <text:p>0.04</text:p>
          </table:table-cell>
          <table:table-cell office:value-type="float" office:value="0.385258195843154" calcext:value-type="float">
            <text:p>0.39</text:p>
          </table:table-cell>
          <table:table-cell office:value-type="float" office:value="0.0968438090099811" calcext:value-type="float">
            <text:p>0.10</text:p>
          </table:table-cell>
          <table:table-cell office:value-type="float" office:value="1.47971449078484" calcext:value-type="float">
            <text:p>1.48</text:p>
          </table:table-cell>
          <table:table-cell office:value-type="float" office:value="3596" calcext:value-type="float">
            <text:p>3,596.00</text:p>
          </table:table-cell>
          <table:table-cell office:value-type="float" office:value="0.511157239231967" calcext:value-type="float">
            <text:p>0.5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retweet_es_finde=Finde,retweet_verified=Verificados,RT_popular=muy muchos} =&gt; {difusion=alta}</text:p>
          </table:table-cell>
          <table:table-cell office:value-type="float" office:value="0.0163827270652196" calcext:value-type="float">
            <text:p>0.02</text:p>
          </table:table-cell>
          <table:table-cell office:value-type="float" office:value="0.38502804194099" calcext:value-type="float">
            <text:p>0.39</text:p>
          </table:table-cell>
          <table:table-cell office:value-type="float" office:value="0.0425494386918719" calcext:value-type="float">
            <text:p>0.04</text:p>
          </table:table-cell>
          <table:table-cell office:value-type="float" office:value="1.47883050682858" calcext:value-type="float">
            <text:p>1.48</text:p>
          </table:table-cell>
          <table:table-cell office:value-type="float" office:value="1579" calcext:value-type="float">
            <text:p>1,579.00</text:p>
          </table:table-cell>
          <table:table-cell office:value-type="float" office:value="0.760175260718424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corto,retweet_verified=Sin verificar} =&gt; {difusion=alta}</text:p>
          </table:table-cell>
          <table:table-cell office:value-type="float" office:value="0.0221825652092714" calcext:value-type="float">
            <text:p>0.02</text:p>
          </table:table-cell>
          <table:table-cell office:value-type="float" office:value="0.384601547040835" calcext:value-type="float">
            <text:p>0.38</text:p>
          </table:table-cell>
          <table:table-cell office:value-type="float" office:value="0.0576767446203648" calcext:value-type="float">
            <text:p>0.06</text:p>
          </table:table-cell>
          <table:table-cell office:value-type="float" office:value="1.47719240881843" calcext:value-type="float">
            <text:p>1.48</text:p>
          </table:table-cell>
          <table:table-cell office:value-type="float" office:value="2138" calcext:value-type="float">
            <text:p>2,138.00</text:p>
          </table:table-cell>
          <table:table-cell office:value-type="float" office:value="0.685078029107487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verified=Verificados,RT_popular=muy muchos} =&gt; {difusion=alta}</text:p>
          </table:table-cell>
          <table:table-cell office:value-type="float" office:value="0.0620344047643751" calcext:value-type="float">
            <text:p>0.06</text:p>
          </table:table-cell>
          <table:table-cell office:value-type="float" office:value="0.383638113570741" calcext:value-type="float">
            <text:p>0.38</text:p>
          </table:table-cell>
          <table:table-cell office:value-type="float" office:value="0.161700317486668" calcext:value-type="float">
            <text:p>0.16</text:p>
          </table:table-cell>
          <table:table-cell office:value-type="float" office:value="1.47349201650495" calcext:value-type="float">
            <text:p>1.47</text:p>
          </table:table-cell>
          <table:table-cell office:value-type="float" office:value="5979" calcext:value-type="float">
            <text:p>5,979.00</text:p>
          </table:table-cell>
          <table:table-cell office:value-type="float" office:value="0.274034582132565" calcext:value-type="float">
            <text:p>0.2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source=Twitter for Android,RT_popular=muchos} =&gt; {difusion=alta}</text:p>
          </table:table-cell>
          <table:table-cell office:value-type="float" office:value="0.0102405013384242" calcext:value-type="float">
            <text:p>0.01</text:p>
          </table:table-cell>
          <table:table-cell office:value-type="float" office:value="0.382706475378054" calcext:value-type="float">
            <text:p>0.38</text:p>
          </table:table-cell>
          <table:table-cell office:value-type="float" office:value="0.0267581083604822" calcext:value-type="float">
            <text:p>0.03</text:p>
          </table:table-cell>
          <table:table-cell office:value-type="float" office:value="1.46991374471537" calcext:value-type="float">
            <text:p>1.47</text:p>
          </table:table-cell>
          <table:table-cell office:value-type="float" office:value="987" calcext:value-type="float">
            <text:p>987.00</text:p>
          </table:table-cell>
          <table:table-cell office:value-type="float" office:value="0.843700816907742" calcext:value-type="float">
            <text:p>0.8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n_char=largo,retweet_source=Twitter for iPhone} =&gt; {difusion=alta}</text:p>
          </table:table-cell>
          <table:table-cell office:value-type="float" office:value="0.0140690170363761" calcext:value-type="float">
            <text:p>0.01</text:p>
          </table:table-cell>
          <table:table-cell office:value-type="float" office:value="0.382402707275804" calcext:value-type="float">
            <text:p>0.38</text:p>
          </table:table-cell>
          <table:table-cell office:value-type="float" office:value="0.0367911020730012" calcext:value-type="float">
            <text:p>0.04</text:p>
          </table:table-cell>
          <table:table-cell office:value-type="float" office:value="1.46874702050915" calcext:value-type="float">
            <text:p>1.47</text:p>
          </table:table-cell>
          <table:table-cell office:value-type="float" office:value="1356" calcext:value-type="float">
            <text:p>1,356.00</text:p>
          </table:table-cell>
          <table:table-cell office:value-type="float" office:value="0.789766896349509" calcext:value-type="float">
            <text:p>0.7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es_finde=Laborable,retweet_verified=Sin verificar} =&gt; {difusion=alta}</text:p>
          </table:table-cell>
          <table:table-cell office:value-type="float" office:value="0.0160092133385902" calcext:value-type="float">
            <text:p>0.02</text:p>
          </table:table-cell>
          <table:table-cell office:value-type="float" office:value="0.381270076599951" calcext:value-type="float">
            <text:p>0.38</text:p>
          </table:table-cell>
          <table:table-cell office:value-type="float" office:value="0.0419891681019277" calcext:value-type="float">
            <text:p>0.04</text:p>
          </table:table-cell>
          <table:table-cell office:value-type="float" office:value="1.46439676906258" calcext:value-type="float">
            <text:p>1.46</text:p>
          </table:table-cell>
          <table:table-cell office:value-type="float" office:value="1543" calcext:value-type="float">
            <text:p>1,543.00</text:p>
          </table:table-cell>
          <table:table-cell office:value-type="float" office:value="0.762627726646859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medio,RT_popular=muy muchos} =&gt; {difusion=alta}</text:p>
          </table:table-cell>
          <table:table-cell office:value-type="float" office:value="0.0300367288497852" calcext:value-type="float">
            <text:p>0.03</text:p>
          </table:table-cell>
          <table:table-cell office:value-type="float" office:value="0.381071475582467" calcext:value-type="float">
            <text:p>0.38</text:p>
          </table:table-cell>
          <table:table-cell office:value-type="float" office:value="0.07882177170011" calcext:value-type="float">
            <text:p>0.08</text:p>
          </table:table-cell>
          <table:table-cell office:value-type="float" office:value="1.46363397463893" calcext:value-type="float">
            <text:p>1.46</text:p>
          </table:table-cell>
          <table:table-cell office:value-type="float" office:value="2895" calcext:value-type="float">
            <text:p>2,895.00</text:p>
          </table:table-cell>
          <table:table-cell office:value-type="float" office:value="0.587226473352128" calcext:value-type="float">
            <text:p>0.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largo,retweet_verified=Sin verificar} =&gt; {difusion=alta}</text:p>
          </table:table-cell>
          <table:table-cell office:value-type="float" office:value="0.0329314602311635" calcext:value-type="float">
            <text:p>0.03</text:p>
          </table:table-cell>
          <table:table-cell office:value-type="float" office:value="0.380895235809432" calcext:value-type="float">
            <text:p>0.38</text:p>
          </table:table-cell>
          <table:table-cell office:value-type="float" office:value="0.0864580523334233" calcext:value-type="float">
            <text:p>0.09</text:p>
          </table:table-cell>
          <table:table-cell office:value-type="float" office:value="1.46295706614269" calcext:value-type="float">
            <text:p>1.46</text:p>
          </table:table-cell>
          <table:table-cell office:value-type="float" office:value="3174" calcext:value-type="float">
            <text:p>3,174.00</text:p>
          </table:table-cell>
          <table:table-cell office:value-type="float" office:value="0.554027699732258" calcext:value-type="float">
            <text:p>0.5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retweet_verified=Sin verificar} =&gt; {difusion=alta}</text:p>
          </table:table-cell>
          <table:table-cell office:value-type="float" office:value="0.070210205225042" calcext:value-type="float">
            <text:p>0.07</text:p>
          </table:table-cell>
          <table:table-cell office:value-type="float" office:value="0.38070323488045" calcext:value-type="float">
            <text:p>0.38</text:p>
          </table:table-cell>
          <table:table-cell office:value-type="float" office:value="0.184422402523293" calcext:value-type="float">
            <text:p>0.18</text:p>
          </table:table-cell>
          <table:table-cell office:value-type="float" office:value="1.46221962159271" calcext:value-type="float">
            <text:p>1.46</text:p>
          </table:table-cell>
          <table:table-cell office:value-type="float" office:value="6767" calcext:value-type="float">
            <text:p>6,767.00</text:p>
          </table:table-cell>
          <table:table-cell office:value-type="float" office:value="0.202731150628774" calcext:value-type="float">
            <text:p>0.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es_finde=Finde,retweet_verified=Sin verificar} =&gt; {difusion=alta}</text:p>
          </table:table-cell>
          <table:table-cell office:value-type="float" office:value="0.0542009918864518" calcext:value-type="float">
            <text:p>0.05</text:p>
          </table:table-cell>
          <table:table-cell office:value-type="float" office:value="0.380536130536131" calcext:value-type="float">
            <text:p>0.38</text:p>
          </table:table-cell>
          <table:table-cell office:value-type="float" office:value="0.142433234421365" calcext:value-type="float">
            <text:p>0.14</text:p>
          </table:table-cell>
          <table:table-cell office:value-type="float" office:value="1.46157780080232" calcext:value-type="float">
            <text:p>1.46</text:p>
          </table:table-cell>
          <table:table-cell office:value-type="float" office:value="5224" calcext:value-type="float">
            <text:p>5,224.00</text:p>
          </table:table-cell>
          <table:table-cell office:value-type="float" office:value="0.338293946068218" calcext:value-type="float">
            <text:p>0.3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n_char=medio,retweet_es_finde=Finde,retweet_verified=Verificados,RT_popular=muy muchos} =&gt; {difusion=alta}</text:p>
          </table:table-cell>
          <table:table-cell office:value-type="float" office:value="0.0125542113672677" calcext:value-type="float">
            <text:p>0.01</text:p>
          </table:table-cell>
          <table:table-cell office:value-type="float" office:value="0.380263984915148" calcext:value-type="float">
            <text:p>0.38</text:p>
          </table:table-cell>
          <table:table-cell office:value-type="float" office:value="0.0330144632815256" calcext:value-type="float">
            <text:p>0.03</text:p>
          </table:table-cell>
          <table:table-cell office:value-type="float" office:value="1.46053253343794" calcext:value-type="float">
            <text:p>1.46</text:p>
          </table:table-cell>
          <table:table-cell office:value-type="float" office:value="1210" calcext:value-type="float">
            <text:p>1,210.00</text:p>
          </table:table-cell>
          <table:table-cell office:value-type="float" office:value="0.809576590556418" calcext:value-type="float">
            <text:p>0.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retweet_source=Twitter Web App} =&gt; {difusion=alta}</text:p>
          </table:table-cell>
          <table:table-cell office:value-type="float" office:value="0.0206988856840489" calcext:value-type="float">
            <text:p>0.02</text:p>
          </table:table-cell>
          <table:table-cell office:value-type="float" office:value="0.38021726700972" calcext:value-type="float">
            <text:p>0.38</text:p>
          </table:table-cell>
          <table:table-cell office:value-type="float" office:value="0.0544396256562429" calcext:value-type="float">
            <text:p>0.05</text:p>
          </table:table-cell>
          <table:table-cell office:value-type="float" office:value="1.46035309751059" calcext:value-type="float">
            <text:p>1.46</text:p>
          </table:table-cell>
          <table:table-cell office:value-type="float" office:value="1995" calcext:value-type="float">
            <text:p>1,995.00</text:p>
          </table:table-cell>
          <table:table-cell office:value-type="float" office:value="0.700169336061525" calcext:value-type="float">
            <text:p>0.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source=Twitter for Android,RT_popular=muchos} =&gt; {difusion=alta}</text:p>
          </table:table-cell>
          <table:table-cell office:value-type="float" office:value="0.0211242763171547" calcext:value-type="float">
            <text:p>0.02</text:p>
          </table:table-cell>
          <table:table-cell office:value-type="float" office:value="0.379921627169248" calcext:value-type="float">
            <text:p>0.38</text:p>
          </table:table-cell>
          <table:table-cell office:value-type="float" office:value="0.0556016683613123" calcext:value-type="float">
            <text:p>0.06</text:p>
          </table:table-cell>
          <table:table-cell office:value-type="float" office:value="1.45921759264471" calcext:value-type="float">
            <text:p>1.46</text:p>
          </table:table-cell>
          <table:table-cell office:value-type="float" office:value="2036" calcext:value-type="float">
            <text:p>2,036.00</text:p>
          </table:table-cell>
          <table:table-cell office:value-type="float" office:value="0.694478657141852" calcext:value-type="float">
            <text:p>0.6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retweet_es_finde=Laborable,RT_popular=muy muchos} =&gt; {difusion=alta}</text:p>
          </table:table-cell>
          <table:table-cell office:value-type="float" office:value="0.0112469133240647" calcext:value-type="float">
            <text:p>0.01</text:p>
          </table:table-cell>
          <table:table-cell office:value-type="float" office:value="0.379817799579537" calcext:value-type="float">
            <text:p>0.38</text:p>
          </table:table-cell>
          <table:table-cell office:value-type="float" office:value="0.0296113382166795" calcext:value-type="float">
            <text:p>0.03</text:p>
          </table:table-cell>
          <table:table-cell office:value-type="float" office:value="1.45881880764625" calcext:value-type="float">
            <text:p>1.46</text:p>
          </table:table-cell>
          <table:table-cell office:value-type="float" office:value="1084" calcext:value-type="float">
            <text:p>1,084.00</text:p>
          </table:table-cell>
          <table:table-cell office:value-type="float" office:value="0.827873734365694" calcext:value-type="float">
            <text:p>0.8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es_finde=Finde,retweet_source=Twitter Web App} =&gt; {difusion=alta}</text:p>
          </table:table-cell>
          <table:table-cell office:value-type="float" office:value="0.0167769915544396" calcext:value-type="float">
            <text:p>0.02</text:p>
          </table:table-cell>
          <table:table-cell office:value-type="float" office:value="0.379666588401033" calcext:value-type="float">
            <text:p>0.38</text:p>
          </table:table-cell>
          <table:table-cell office:value-type="float" office:value="0.0441887489365234" calcext:value-type="float">
            <text:p>0.04</text:p>
          </table:table-cell>
          <table:table-cell office:value-type="float" office:value="1.45823802993817" calcext:value-type="float">
            <text:p>1.46</text:p>
          </table:table-cell>
          <table:table-cell office:value-type="float" office:value="1617" calcext:value-type="float">
            <text:p>1,617.00</text:p>
          </table:table-cell>
          <table:table-cell office:value-type="float" office:value="0.751189789443323" calcext:value-type="float">
            <text:p>0.7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Noche,retweet_source=Twitter for Android,retweet_verified=Sin verificar} =&gt; {difusion=alta}</text:p>
          </table:table-cell>
          <table:table-cell office:value-type="float" office:value="0.0141623954680335" calcext:value-type="float">
            <text:p>0.01</text:p>
          </table:table-cell>
          <table:table-cell office:value-type="float" office:value="0.379588431590656" calcext:value-type="float">
            <text:p>0.38</text:p>
          </table:table-cell>
          <table:table-cell office:value-type="float" office:value="0.0373098711377643" calcext:value-type="float">
            <text:p>0.04</text:p>
          </table:table-cell>
          <table:table-cell office:value-type="float" office:value="1.45793784225594" calcext:value-type="float">
            <text:p>1.46</text:p>
          </table:table-cell>
          <table:table-cell office:value-type="float" office:value="1365" calcext:value-type="float">
            <text:p>1,365.00</text:p>
          </table:table-cell>
          <table:table-cell office:value-type="float" office:value="0.786752058554437" calcext:value-type="float">
            <text:p>0.7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n_char=largo,retweet_es_finde=Finde,retweet_verified=Sin verificar} =&gt; {difusion=alta}</text:p>
          </table:table-cell>
          <table:table-cell office:value-type="float" office:value="0.0258243240439086" calcext:value-type="float">
            <text:p>0.03</text:p>
          </table:table-cell>
          <table:table-cell office:value-type="float" office:value="0.378612716763006" calcext:value-type="float">
            <text:p>0.38</text:p>
          </table:table-cell>
          <table:table-cell office:value-type="float" office:value="0.0682077566350563" calcext:value-type="float">
            <text:p>0.07</text:p>
          </table:table-cell>
          <table:table-cell office:value-type="float" office:value="1.45419027923217" calcext:value-type="float">
            <text:p>1.45</text:p>
          </table:table-cell>
          <table:table-cell office:value-type="float" office:value="2489" calcext:value-type="float">
            <text:p>2,489.00</text:p>
          </table:table-cell>
          <table:table-cell office:value-type="float" office:value="0.634703039857432" calcext:value-type="float">
            <text:p>0.6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Noche,n_char=corto,retweet_verified=Sin verificar} =&gt; {difusion=alta}</text:p>
          </table:table-cell>
          <table:table-cell office:value-type="float" office:value="0.0118486854391899" calcext:value-type="float">
            <text:p>0.01</text:p>
          </table:table-cell>
          <table:table-cell office:value-type="float" office:value="0.377645502645503" calcext:value-type="float">
            <text:p>0.38</text:p>
          </table:table-cell>
          <table:table-cell office:value-type="float" office:value="0.0313751530368741" calcext:value-type="float">
            <text:p>0.03</text:p>
          </table:table-cell>
          <table:table-cell office:value-type="float" office:value="1.45047536606276" calcext:value-type="float">
            <text:p>1.45</text:p>
          </table:table-cell>
          <table:table-cell office:value-type="float" office:value="1142" calcext:value-type="float">
            <text:p>1,142.00</text:p>
          </table:table-cell>
          <table:table-cell office:value-type="float" office:value="0.818134638196916" calcext:value-type="float">
            <text:p>0.8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Tarde,n_char=largo,retweet_verified=Sin verificar} =&gt; {difusion=alta}</text:p>
          </table:table-cell>
          <table:table-cell office:value-type="float" office:value="0.0133116142018219" calcext:value-type="float">
            <text:p>0.01</text:p>
          </table:table-cell>
          <table:table-cell office:value-type="float" office:value="0.376798825256975" calcext:value-type="float">
            <text:p>0.38</text:p>
          </table:table-cell>
          <table:table-cell office:value-type="float" office:value="0.0353281733103692" calcext:value-type="float">
            <text:p>0.04</text:p>
          </table:table-cell>
          <table:table-cell office:value-type="float" office:value="1.44722341499632" calcext:value-type="float">
            <text:p>1.45</text:p>
          </table:table-cell>
          <table:table-cell office:value-type="float" office:value="1283" calcext:value-type="float">
            <text:p>1,283.00</text:p>
          </table:table-cell>
          <table:table-cell office:value-type="float" office:value="0.796920928865373" calcext:value-type="float">
            <text:p>0.8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retweet_verified=Verificados,RT_popular=muy muchos} =&gt; {difusion=alta}</text:p>
          </table:table-cell>
          <table:table-cell office:value-type="float" office:value="0.0232823556265693" calcext:value-type="float">
            <text:p>0.02</text:p>
          </table:table-cell>
          <table:table-cell office:value-type="float" office:value="0.376573250545394" calcext:value-type="float">
            <text:p>0.38</text:p>
          </table:table-cell>
          <table:table-cell office:value-type="float" office:value="0.0618268971384698" calcext:value-type="float">
            <text:p>0.06</text:p>
          </table:table-cell>
          <table:table-cell office:value-type="float" office:value="1.44635701897131" calcext:value-type="float">
            <text:p>1.45</text:p>
          </table:table-cell>
          <table:table-cell office:value-type="float" office:value="2244" calcext:value-type="float">
            <text:p>2,244.00</text:p>
          </table:table-cell>
          <table:table-cell office:value-type="float" office:value="0.66420215904752" calcext:value-type="float">
            <text:p>0.6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Tarde,retweet_verified=Sin verificar} =&gt; {difusion=alta}</text:p>
          </table:table-cell>
          <table:table-cell office:value-type="float" office:value="0.0259903301446328" calcext:value-type="float">
            <text:p>0.03</text:p>
          </table:table-cell>
          <table:table-cell office:value-type="float" office:value="0.376295628661559" calcext:value-type="float">
            <text:p>0.38</text:p>
          </table:table-cell>
          <table:table-cell office:value-type="float" office:value="0.0690689132825631" calcext:value-type="float">
            <text:p>0.07</text:p>
          </table:table-cell>
          <table:table-cell office:value-type="float" office:value="1.44529071816603" calcext:value-type="float">
            <text:p>1.45</text:p>
          </table:table-cell>
          <table:table-cell office:value-type="float" office:value="2505" calcext:value-type="float">
            <text:p>2,505.00</text:p>
          </table:table-cell>
          <table:table-cell office:value-type="float" office:value="0.630410996375573" calcext:value-type="float">
            <text:p>0.6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Finde,retweet_source=Twitter Web App,retweet_verified=Verificados} =&gt; {difusion=alta}</text:p>
          </table:table-cell>
          <table:table-cell office:value-type="float" office:value="0.011931688489552" calcext:value-type="float">
            <text:p>0.01</text:p>
          </table:table-cell>
          <table:table-cell office:value-type="float" office:value="0.375816993464052" calcext:value-type="float">
            <text:p>0.38</text:p>
          </table:table-cell>
          <table:table-cell office:value-type="float" office:value="0.0317486667635036" calcext:value-type="float">
            <text:p>0.03</text:p>
          </table:table-cell>
          <table:table-cell office:value-type="float" office:value="1.44345235769715" calcext:value-type="float">
            <text:p>1.44</text:p>
          </table:table-cell>
          <table:table-cell office:value-type="float" office:value="1150" calcext:value-type="float">
            <text:p>1,150.00</text:p>
          </table:table-cell>
          <table:table-cell office:value-type="float" office:value="0.815953192119686" calcext:value-type="float">
            <text:p>0.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es_finde=Finde,RT_popular=muchos} =&gt; {difusion=alta}</text:p>
          </table:table-cell>
          <table:table-cell office:value-type="float" office:value="0.0236558693531987" calcext:value-type="float">
            <text:p>0.02</text:p>
          </table:table-cell>
          <table:table-cell office:value-type="float" office:value="0.375679683638161" calcext:value-type="float">
            <text:p>0.38</text:p>
          </table:table-cell>
          <table:table-cell office:value-type="float" office:value="0.0629681890809487" calcext:value-type="float">
            <text:p>0.06</text:p>
          </table:table-cell>
          <table:table-cell office:value-type="float" office:value="1.44292497283866" calcext:value-type="float">
            <text:p>1.44</text:p>
          </table:table-cell>
          <table:table-cell office:value-type="float" office:value="2280" calcext:value-type="float">
            <text:p>2,280.00</text:p>
          </table:table-cell>
          <table:table-cell office:value-type="float" office:value="0.65869196413115" calcext:value-type="float">
            <text:p>0.6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Laborable,RT_popular=muy muchos} =&gt; {difusion=alta}</text:p>
          </table:table-cell>
          <table:table-cell office:value-type="float" office:value="0.0190284492955116" calcext:value-type="float">
            <text:p>0.02</text:p>
          </table:table-cell>
          <table:table-cell office:value-type="float" office:value="0.375281358706773" calcext:value-type="float">
            <text:p>0.38</text:p>
          </table:table-cell>
          <table:table-cell office:value-type="float" office:value="0.0507044883899483" calcext:value-type="float">
            <text:p>0.05</text:p>
          </table:table-cell>
          <table:table-cell office:value-type="float" office:value="1.44139507112761" calcext:value-type="float">
            <text:p>1.44</text:p>
          </table:table-cell>
          <table:table-cell office:value-type="float" office:value="1834" calcext:value-type="float">
            <text:p>1,834.00</text:p>
          </table:table-cell>
          <table:table-cell office:value-type="float" office:value="0.717909546310442" calcext:value-type="float">
            <text:p>0.7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Finde,retweet_verified=Sin verificar,RT_popular=muchos} =&gt; {difusion=alta}</text:p>
          </table:table-cell>
          <table:table-cell office:value-type="float" office:value="0.0150443028781308" calcext:value-type="float">
            <text:p>0.02</text:p>
          </table:table-cell>
          <table:table-cell office:value-type="float" office:value="0.375258799171843" calcext:value-type="float">
            <text:p>0.38</text:p>
          </table:table-cell>
          <table:table-cell office:value-type="float" office:value="0.0400904733248947" calcext:value-type="float">
            <text:p>0.04</text:p>
          </table:table-cell>
          <table:table-cell office:value-type="float" office:value="1.44130842359849" calcext:value-type="float">
            <text:p>1.44</text:p>
          </table:table-cell>
          <table:table-cell office:value-type="float" office:value="1450" calcext:value-type="float">
            <text:p>1,450.00</text:p>
          </table:table-cell>
          <table:table-cell office:value-type="float" office:value="0.77177548349571" calcext:value-type="float">
            <text:p>0.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medio,retweet_verified=Sin verificar} =&gt; {difusion=alta}</text:p>
          </table:table-cell>
          <table:table-cell office:value-type="float" office:value="0.0151065551659023" calcext:value-type="float">
            <text:p>0.02</text:p>
          </table:table-cell>
          <table:table-cell office:value-type="float" office:value="0.374871266735324" calcext:value-type="float">
            <text:p>0.37</text:p>
          </table:table-cell>
          <table:table-cell office:value-type="float" office:value="0.0402979809507999" calcext:value-type="float">
            <text:p>0.04</text:p>
          </table:table-cell>
          <table:table-cell office:value-type="float" office:value="1.43981997411668" calcext:value-type="float">
            <text:p>1.44</text:p>
          </table:table-cell>
          <table:table-cell office:value-type="float" office:value="1456" calcext:value-type="float">
            <text:p>1,456.00</text:p>
          </table:table-cell>
          <table:table-cell office:value-type="float" office:value="0.770656202310879" calcext:value-type="float">
            <text:p>0.77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Finde,RT_popular=muchos} =&gt; {difusion=alta}</text:p>
          </table:table-cell>
          <table:table-cell office:value-type="float" office:value="0.0193293353530742" calcext:value-type="float">
            <text:p>0.02</text:p>
          </table:table-cell>
          <table:table-cell office:value-type="float" office:value="0.374096385542169" calcext:value-type="float">
            <text:p>0.37</text:p>
          </table:table-cell>
          <table:table-cell office:value-type="float" office:value="0.0516693988504078" calcext:value-type="float">
            <text:p>0.05</text:p>
          </table:table-cell>
          <table:table-cell office:value-type="float" office:value="1.43684378063781" calcext:value-type="float">
            <text:p>1.44</text:p>
          </table:table-cell>
          <table:table-cell office:value-type="float" office:value="1863" calcext:value-type="float">
            <text:p>1,863.00</text:p>
          </table:table-cell>
          <table:table-cell office:value-type="float" office:value="0.712984296905462" calcext:value-type="float">
            <text:p>0.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Tarde,n_char=medio,RT_popular=muy muchos} =&gt; {difusion=alta}</text:p>
          </table:table-cell>
          <table:table-cell office:value-type="float" office:value="0.0107488950218921" calcext:value-type="float">
            <text:p>0.01</text:p>
          </table:table-cell>
          <table:table-cell office:value-type="float" office:value="0.374007220216606" calcext:value-type="float">
            <text:p>0.37</text:p>
          </table:table-cell>
          <table:table-cell office:value-type="float" office:value="0.0287398061878774" calcext:value-type="float">
            <text:p>0.03</text:p>
          </table:table-cell>
          <table:table-cell office:value-type="float" office:value="1.43650131102722" calcext:value-type="float">
            <text:p>1.44</text:p>
          </table:table-cell>
          <table:table-cell office:value-type="float" office:value="1036" calcext:value-type="float">
            <text:p>1,036.00</text:p>
          </table:table-cell>
          <table:table-cell office:value-type="float" office:value="0.83211570001491" calcext:value-type="float">
            <text:p>0.8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n_char=medio,retweet_es_finde=Finde,retweet_verified=Sin verificar} =&gt; {difusion=alta}</text:p>
          </table:table-cell>
          <table:table-cell office:value-type="float" office:value="0.0116100516693989" calcext:value-type="float">
            <text:p>0.01</text:p>
          </table:table-cell>
          <table:table-cell office:value-type="float" office:value="0.373622704507513" calcext:value-type="float">
            <text:p>0.37</text:p>
          </table:table-cell>
          <table:table-cell office:value-type="float" office:value="0.0310742669793115" calcext:value-type="float">
            <text:p>0.03</text:p>
          </table:table-cell>
          <table:table-cell office:value-type="float" office:value="1.43502444830808" calcext:value-type="float">
            <text:p>1.44</text:p>
          </table:table-cell>
          <table:table-cell office:value-type="float" office:value="1119" calcext:value-type="float">
            <text:p>1,119.00</text:p>
          </table:table-cell>
          <table:table-cell office:value-type="float" office:value="0.819391916944753" calcext:value-type="float">
            <text:p>0.8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source=Twitter for Android,retweet_verified=Sin verificar,RT_popular=muchos} =&gt; {difusion=alta}</text:p>
          </table:table-cell>
          <table:table-cell office:value-type="float" office:value="0.0179494096408043" calcext:value-type="float">
            <text:p>0.02</text:p>
          </table:table-cell>
          <table:table-cell office:value-type="float" office:value="0.372123037212304" calcext:value-type="float">
            <text:p>0.37</text:p>
          </table:table-cell>
          <table:table-cell office:value-type="float" office:value="0.0482351476416758" calcext:value-type="float">
            <text:p>0.05</text:p>
          </table:table-cell>
          <table:table-cell office:value-type="float" office:value="1.42926446850228" calcext:value-type="float">
            <text:p>1.43</text:p>
          </table:table-cell>
          <table:table-cell office:value-type="float" office:value="1730" calcext:value-type="float">
            <text:p>1,730.00</text:p>
          </table:table-cell>
          <table:table-cell office:value-type="float" office:value="0.729839717274123" calcext:value-type="float">
            <text:p>0.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n_char=medio,retweet_es_finde=Finde} =&gt; {difusion=alta}</text:p>
          </table:table-cell>
          <table:table-cell office:value-type="float" office:value="0.0110912826046357" calcext:value-type="float">
            <text:p>0.01</text:p>
          </table:table-cell>
          <table:table-cell office:value-type="float" office:value="0.372084928646015" calcext:value-type="float">
            <text:p>0.37</text:p>
          </table:table-cell>
          <table:table-cell office:value-type="float" office:value="0.0298084704612895" calcext:value-type="float">
            <text:p>0.03</text:p>
          </table:table-cell>
          <table:table-cell office:value-type="float" office:value="1.4291180996557" calcext:value-type="float">
            <text:p>1.43</text:p>
          </table:table-cell>
          <table:table-cell office:value-type="float" office:value="1069" calcext:value-type="float">
            <text:p>1,069.00</text:p>
          </table:table-cell>
          <table:table-cell office:value-type="float" office:value="0.826120901182244" calcext:value-type="float">
            <text:p>0.8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source=Twitter for Android,RT_popular=muchos} =&gt; {difusion=alta}</text:p>
          </table:table-cell>
          <table:table-cell office:value-type="float" office:value="0.0101056213815858" calcext:value-type="float">
            <text:p>0.01</text:p>
          </table:table-cell>
          <table:table-cell office:value-type="float" office:value="0.37062404870624" calcext:value-type="float">
            <text:p>0.37</text:p>
          </table:table-cell>
          <table:table-cell office:value-type="float" office:value="0.0272665020439501" calcext:value-type="float">
            <text:p>0.03</text:p>
          </table:table-cell>
          <table:table-cell office:value-type="float" office:value="1.42350709581593" calcext:value-type="float">
            <text:p>1.42</text:p>
          </table:table-cell>
          <table:table-cell office:value-type="float" office:value="974" calcext:value-type="float">
            <text:p>974.00</text:p>
          </table:table-cell>
          <table:table-cell office:value-type="float" office:value="0.839913264543144" calcext:value-type="float">
            <text:p>0.8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n_char=largo,retweet_es_finde=Finde,retweet_verified=Sin verificar,RT_popular=muchos} =&gt; {difusion=alta}</text:p>
          </table:table-cell>
          <table:table-cell office:value-type="float" office:value="0.0172542590940217" calcext:value-type="float">
            <text:p>0.02</text:p>
          </table:table-cell>
          <table:table-cell office:value-type="float" office:value="0.369555555555556" calcext:value-type="float">
            <text:p>0.37</text:p>
          </table:table-cell>
          <table:table-cell office:value-type="float" office:value="0.0466892158286817" calcext:value-type="float">
            <text:p>0.05</text:p>
          </table:table-cell>
          <table:table-cell office:value-type="float" office:value="1.41940318624195" calcext:value-type="float">
            <text:p>1.42</text:p>
          </table:table-cell>
          <table:table-cell office:value-type="float" office:value="1663" calcext:value-type="float">
            <text:p>1,663.00</text:p>
          </table:table-cell>
          <table:table-cell office:value-type="float" office:value="0.737316959650568" calcext:value-type="float">
            <text:p>0.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es_finde=Finde,retweet_source=Twitter for iPhone} =&gt; {difusion=alta}</text:p>
          </table:table-cell>
          <table:table-cell office:value-type="float" office:value="0.0493556888215642" calcext:value-type="float">
            <text:p>0.05</text:p>
          </table:table-cell>
          <table:table-cell office:value-type="float" office:value="0.369332298136646" calcext:value-type="float">
            <text:p>0.37</text:p>
          </table:table-cell>
          <table:table-cell office:value-type="float" office:value="0.133634911082982" calcext:value-type="float">
            <text:p>0.13</text:p>
          </table:table-cell>
          <table:table-cell office:value-type="float" office:value="1.41854569056373" calcext:value-type="float">
            <text:p>1.42</text:p>
          </table:table-cell>
          <table:table-cell office:value-type="float" office:value="4757" calcext:value-type="float">
            <text:p>4,757.00</text:p>
          </table:table-cell>
          <table:table-cell office:value-type="float" office:value="0.367703284462775" calcext:value-type="float">
            <text:p>0.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source=Twitter Web App,retweet_verified=Verificados} =&gt; {difusion=alta}</text:p>
          </table:table-cell>
          <table:table-cell office:value-type="float" office:value="0.0166109854537154" calcext:value-type="float">
            <text:p>0.02</text:p>
          </table:table-cell>
          <table:table-cell office:value-type="float" office:value="0.367370353373107" calcext:value-type="float">
            <text:p>0.37</text:p>
          </table:table-cell>
          <table:table-cell office:value-type="float" office:value="0.0452159116847544" calcext:value-type="float">
            <text:p>0.05</text:p>
          </table:table-cell>
          <table:table-cell office:value-type="float" office:value="1.41101017768418" calcext:value-type="float">
            <text:p>1.41</text:p>
          </table:table-cell>
          <table:table-cell office:value-type="float" office:value="1601" calcext:value-type="float">
            <text:p>1,601.00</text:p>
          </table:table-cell>
          <table:table-cell office:value-type="float" office:value="0.744533409931421" calcext:value-type="float">
            <text:p>0.74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{retweet_verified=Verificados} =&gt; {difusion=alta}</text:p>
          </table:table-cell>
          <table:table-cell office:value-type="float" office:value="0.082339025959204" calcext:value-type="float">
            <text:p>0.08</text:p>
          </table:table-cell>
          <table:table-cell office:value-type="float" office:value="0.367067530064755" calcext:value-type="float">
            <text:p>0.37</text:p>
          </table:table-cell>
          <table:table-cell office:value-type="float" office:value="0.224315743603577" calcext:value-type="float">
            <text:p>0.22</text:p>
          </table:table-cell>
          <table:table-cell office:value-type="float" office:value="1.40984708227868" calcext:value-type="float">
            <text:p>1.41</text:p>
          </table:table-cell>
          <table:table-cell office:value-type="float" office:value="7936" calcext:value-type="float">
            <text:p>7,936.00</text:p>
          </table:table-cell>
          <table:table-cell office:value-type="float" office:value="0.0895868791582856" calcext:value-type="float">
            <text:p>0.0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Noche,n_char=largo,RT_popular=muchos} =&gt; {difusion=alta}</text:p>
          </table:table-cell>
          <table:table-cell office:value-type="float" office:value="0.0147537922018634" calcext:value-type="float">
            <text:p>0.01</text:p>
          </table:table-cell>
          <table:table-cell office:value-type="float" office:value="0.367062467733609" calcext:value-type="float">
            <text:p>0.37</text:p>
          </table:table-cell>
          <table:table-cell office:value-type="float" office:value="0.0401942271378473" calcext:value-type="float">
            <text:p>0.04</text:p>
          </table:table-cell>
          <table:table-cell office:value-type="float" office:value="1.40982763868258" calcext:value-type="float">
            <text:p>1.41</text:p>
          </table:table-cell>
          <table:table-cell office:value-type="float" office:value="1422" calcext:value-type="float">
            <text:p>1,422.00</text:p>
          </table:table-cell>
          <table:table-cell office:value-type="float" office:value="0.770347781892108" calcext:value-type="float">
            <text:p>0.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es_finde=Laborable,RT_popular=muy muchos} =&gt; {difusion=alta}</text:p>
          </table:table-cell>
          <table:table-cell office:value-type="float" office:value="0.0351932933535307" calcext:value-type="float">
            <text:p>0.04</text:p>
          </table:table-cell>
          <table:table-cell office:value-type="float" office:value="0.365359758724688" calcext:value-type="float">
            <text:p>0.37</text:p>
          </table:table-cell>
          <table:table-cell office:value-type="float" office:value="0.096325039945218" calcext:value-type="float">
            <text:p>0.10</text:p>
          </table:table-cell>
          <table:table-cell office:value-type="float" office:value="1.40328780845632" calcext:value-type="float">
            <text:p>1.40</text:p>
          </table:table-cell>
          <table:table-cell office:value-type="float" office:value="3392" calcext:value-type="float">
            <text:p>3,392.00</text:p>
          </table:table-cell>
          <table:table-cell office:value-type="float" office:value="0.510230426644291" calcext:value-type="float">
            <text:p>0.51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{1_resp=desde el pasado,fecha_inicio_T_momento=Tarde,retweet_es_finde=Finde,retweet_verified=Sin verificar} =&gt; {difusion=alta}</text:p>
          </table:table-cell>
          <table:table-cell office:value-type="float" office:value="0.0203046211948289" calcext:value-type="float">
            <text:p>0.02</text:p>
          </table:table-cell>
          <table:table-cell office:value-type="float" office:value="0.364432029795158" calcext:value-type="float">
            <text:p>0.36</text:p>
          </table:table-cell>
          <table:table-cell office:value-type="float" office:value="0.0557157975555602" calcext:value-type="float">
            <text:p>0.06</text:p>
          </table:table-cell>
          <table:table-cell office:value-type="float" office:value="1.39972455151498" calcext:value-type="float">
            <text:p>1.40</text:p>
          </table:table-cell>
          <table:table-cell office:value-type="float" office:value="1957" calcext:value-type="float">
            <text:p>1,957.00</text:p>
          </table:table-cell>
          <table:table-cell office:value-type="float" office:value="0.691900235029993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etweet_es_finde=Finde} =&gt; {difusion=alta}</text:p>
          </table:table-cell>
          <table:table-cell office:value-type="float" office:value="0.0455998007926791" calcext:value-type="float">
            <text:p>0.05</text:p>
          </table:table-cell>
          <table:table-cell office:value-type="float" office:value="0.364367434919582" calcext:value-type="float">
            <text:p>0.36</text:p>
          </table:table-cell>
          <table:table-cell office:value-type="float" office:value="0.125147849183458" calcext:value-type="float">
            <text:p>0.13</text:p>
          </table:table-cell>
          <table:table-cell office:value-type="float" office:value="1.39947645303336" calcext:value-type="float">
            <text:p>1.40</text:p>
          </table:table-cell>
          <table:table-cell office:value-type="float" office:value="4395" calcext:value-type="float">
            <text:p>4,395.00</text:p>
          </table:table-cell>
          <table:table-cell office:value-type="float" office:value="0.397790055248619" calcext:value-type="float">
            <text:p>0.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medio,retweet_es_finde=Finde,retweet_verified=Verificados} =&gt; {difusion=alta}</text:p>
          </table:table-cell>
          <table:table-cell office:value-type="float" office:value="0.0159365856695234" calcext:value-type="float">
            <text:p>0.02</text:p>
          </table:table-cell>
          <table:table-cell office:value-type="float" office:value="0.363808621506395" calcext:value-type="float">
            <text:p>0.36</text:p>
          </table:table-cell>
          <table:table-cell office:value-type="float" office:value="0.0438048598285987" calcext:value-type="float">
            <text:p>0.04</text:p>
          </table:table-cell>
          <table:table-cell office:value-type="float" office:value="1.39733014099105" calcext:value-type="float">
            <text:p>1.40</text:p>
          </table:table-cell>
          <table:table-cell office:value-type="float" office:value="1536" calcext:value-type="float">
            <text:p>1,536.00</text:p>
          </table:table-cell>
          <table:table-cell office:value-type="float" office:value="0.751331893448524" calcext:value-type="float">
            <text:p>0.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T_popular=muchos} =&gt; {difusion=alta}</text:p>
          </table:table-cell>
          <table:table-cell office:value-type="float" office:value="0.0343010105621382" calcext:value-type="float">
            <text:p>0.03</text:p>
          </table:table-cell>
          <table:table-cell office:value-type="float" office:value="0.362858083635166" calcext:value-type="float">
            <text:p>0.36</text:p>
          </table:table-cell>
          <table:table-cell office:value-type="float" office:value="0.0945300989811375" calcext:value-type="float">
            <text:p>0.09</text:p>
          </table:table-cell>
          <table:table-cell office:value-type="float" office:value="1.39367927858949" calcext:value-type="float">
            <text:p>1.39</text:p>
          </table:table-cell>
          <table:table-cell office:value-type="float" office:value="3306" calcext:value-type="float">
            <text:p>3,306.00</text:p>
          </table:table-cell>
          <table:table-cell office:value-type="float" office:value="0.517265930936276" calcext:value-type="float">
            <text:p>0.52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{1_resp=desde el pasado,fecha_inicio_T_momento=Tarde,n_char=largo,retweet_es_finde=Finde,retweet_verified=Sin verificar} =&gt; {difusion=alta}</text:p>
          </table:table-cell>
          <table:table-cell office:value-type="float" office:value="0.0103546305326721" calcext:value-type="float">
            <text:p>0.01</text:p>
          </table:table-cell>
          <table:table-cell office:value-type="float" office:value="0.361856417693981" calcext:value-type="float">
            <text:p>0.36</text:p>
          </table:table-cell>
          <table:table-cell office:value-type="float" office:value="0.0286153016123343" calcext:value-type="float">
            <text:p>0.03</text:p>
          </table:table-cell>
          <table:table-cell office:value-type="float" office:value="1.38983204153109" calcext:value-type="float">
            <text:p>1.39</text:p>
          </table:table-cell>
          <table:table-cell office:value-type="float" office:value="998" calcext:value-type="float">
            <text:p>998.00</text:p>
          </table:table-cell>
          <table:table-cell office:value-type="float" office:value="0.831756907723244" calcext:value-type="float">
            <text:p>0.8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fecha_inicio_T_momento=Noche,RT_popular=amigos medios} =&gt; {difusion=alta}</text:p>
          </table:table-cell>
          <table:table-cell office:value-type="float" office:value="0.0102301259571289" calcext:value-type="float">
            <text:p>0.01</text:p>
          </table:table-cell>
          <table:table-cell office:value-type="float" office:value="0.361702127659574" calcext:value-type="float">
            <text:p>0.36</text:p>
          </table:table-cell>
          <table:table-cell office:value-type="float" office:value="0.0282832894108858" calcext:value-type="float">
            <text:p>0.03</text:p>
          </table:table-cell>
          <table:table-cell office:value-type="float" office:value="1.38923943843489" calcext:value-type="float">
            <text:p>1.39</text:p>
          </table:table-cell>
          <table:table-cell office:value-type="float" office:value="986" calcext:value-type="float">
            <text:p>986.00</text:p>
          </table:table-cell>
          <table:table-cell office:value-type="float" office:value="0.833569352314228" calcext:value-type="float">
            <text:p>0.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corto,RT_popular=muy muchos} =&gt; {difusion=alta}</text:p>
          </table:table-cell>
          <table:table-cell office:value-type="float" office:value="0.0285115477993816" calcext:value-type="float">
            <text:p>0.03</text:p>
          </table:table-cell>
          <table:table-cell office:value-type="float" office:value="0.361103810775296" calcext:value-type="float">
            <text:p>0.36</text:p>
          </table:table-cell>
          <table:table-cell office:value-type="float" office:value="0.0789566516569484" calcext:value-type="float">
            <text:p>0.08</text:p>
          </table:table-cell>
          <table:table-cell office:value-type="float" office:value="1.386941399942" calcext:value-type="float">
            <text:p>1.39</text:p>
          </table:table-cell>
          <table:table-cell office:value-type="float" office:value="2748" calcext:value-type="float">
            <text:p>2,748.00</text:p>
          </table:table-cell>
          <table:table-cell office:value-type="float" office:value="0.583656028842302" calcext:value-type="float">
            <text:p>0.5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retweet_es_finde=Finde,retweet_verified=Verificados} =&gt; {difusion=alta}</text:p>
          </table:table-cell>
          <table:table-cell office:value-type="float" office:value="0.0221929405905667" calcext:value-type="float">
            <text:p>0.02</text:p>
          </table:table-cell>
          <table:table-cell office:value-type="float" office:value="0.360890838535515" calcext:value-type="float">
            <text:p>0.36</text:p>
          </table:table-cell>
          <table:table-cell office:value-type="float" office:value="0.0614948849370214" calcext:value-type="float">
            <text:p>0.06</text:p>
          </table:table-cell>
          <table:table-cell office:value-type="float" office:value="1.38612340797522" calcext:value-type="float">
            <text:p>1.39</text:p>
          </table:table-cell>
          <table:table-cell office:value-type="float" office:value="2139" calcext:value-type="float">
            <text:p>2,139.00</text:p>
          </table:table-cell>
          <table:table-cell office:value-type="float" office:value="0.663631327470397" calcext:value-type="float">
            <text:p>0.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n_char=largo,RT_popular=amigos medios} =&gt; {difusion=alta}</text:p>
          </table:table-cell>
          <table:table-cell office:value-type="float" office:value="0.0111327841298168" calcext:value-type="float">
            <text:p>0.01</text:p>
          </table:table-cell>
          <table:table-cell office:value-type="float" office:value="0.360672268907563" calcext:value-type="float">
            <text:p>0.36</text:p>
          </table:table-cell>
          <table:table-cell office:value-type="float" office:value="0.0308667593534062" calcext:value-type="float">
            <text:p>0.03</text:p>
          </table:table-cell>
          <table:table-cell office:value-type="float" office:value="1.38528391734473" calcext:value-type="float">
            <text:p>1.39</text:p>
          </table:table-cell>
          <table:table-cell office:value-type="float" office:value="1073" calcext:value-type="float">
            <text:p>1,073.00</text:p>
          </table:table-cell>
          <table:table-cell office:value-type="float" office:value="0.819343606460216" calcext:value-type="float">
            <text:p>0.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source=Twitter Web App,RT_popular=muchos} =&gt; {difusion=alta}</text:p>
          </table:table-cell>
          <table:table-cell office:value-type="float" office:value="0.0103338797700816" calcext:value-type="float">
            <text:p>0.01</text:p>
          </table:table-cell>
          <table:table-cell office:value-type="float" office:value="0.360477741585233" calcext:value-type="float">
            <text:p>0.36</text:p>
          </table:table-cell>
          <table:table-cell office:value-type="float" office:value="0.0286671785188106" calcext:value-type="float">
            <text:p>0.03</text:p>
          </table:table-cell>
          <table:table-cell office:value-type="float" office:value="1.38453676932605" calcext:value-type="float">
            <text:p>1.38</text:p>
          </table:table-cell>
          <table:table-cell office:value-type="float" office:value="996" calcext:value-type="float">
            <text:p>996.00</text:p>
          </table:table-cell>
          <table:table-cell office:value-type="float" office:value="0.831354007669111" calcext:value-type="float">
            <text:p>0.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fecha_inicio_T_momento=Tarde} =&gt; {difusion=alta}</text:p>
          </table:table-cell>
          <table:table-cell office:value-type="float" office:value="0.0262497146770144" calcext:value-type="float">
            <text:p>0.03</text:p>
          </table:table-cell>
          <table:table-cell office:value-type="float" office:value="0.360244909582799" calcext:value-type="float">
            <text:p>0.36</text:p>
          </table:table-cell>
          <table:table-cell office:value-type="float" office:value="0.0728663028366292" calcext:value-type="float">
            <text:p>0.07</text:p>
          </table:table-cell>
          <table:table-cell office:value-type="float" office:value="1.38364249921931" calcext:value-type="float">
            <text:p>1.38</text:p>
          </table:table-cell>
          <table:table-cell office:value-type="float" office:value="2530" calcext:value-type="float">
            <text:p>2,530.00</text:p>
          </table:table-cell>
          <table:table-cell office:value-type="float" office:value="0.610775002534897" calcext:value-type="float">
            <text:p>0.6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largo,retweet_verified=Sin verificar,RT_popular=muchos} =&gt; {difusion=alta}</text:p>
          </table:table-cell>
          <table:table-cell office:value-type="float" office:value="0.0114129194247889" calcext:value-type="float">
            <text:p>0.01</text:p>
          </table:table-cell>
          <table:table-cell office:value-type="float" office:value="0.359007832898172" calcext:value-type="float">
            <text:p>0.36</text:p>
          </table:table-cell>
          <table:table-cell office:value-type="float" office:value="0.0317901682886846" calcext:value-type="float">
            <text:p>0.03</text:p>
          </table:table-cell>
          <table:table-cell office:value-type="float" office:value="1.37889108752657" calcext:value-type="float">
            <text:p>1.38</text:p>
          </table:table-cell>
          <table:table-cell office:value-type="float" office:value="1100" calcext:value-type="float">
            <text:p>1,100.00</text:p>
          </table:table-cell>
          <table:table-cell office:value-type="float" office:value="0.81417695321162" calcext:value-type="float">
            <text:p>0.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n_char=largo} =&gt; {difusion=alta}</text:p>
          </table:table-cell>
          <table:table-cell office:value-type="float" office:value="0.0317175406196178" calcext:value-type="float">
            <text:p>0.03</text:p>
          </table:table-cell>
          <table:table-cell office:value-type="float" office:value="0.357920618194591" calcext:value-type="float">
            <text:p>0.36</text:p>
          </table:table-cell>
          <table:table-cell office:value-type="float" office:value="0.0886161316428379" calcext:value-type="float">
            <text:p>0.09</text:p>
          </table:table-cell>
          <table:table-cell office:value-type="float" office:value="1.37471527149243" calcext:value-type="float">
            <text:p>1.37</text:p>
          </table:table-cell>
          <table:table-cell office:value-type="float" office:value="3057" calcext:value-type="float">
            <text:p>3,057.00</text:p>
          </table:table-cell>
          <table:table-cell office:value-type="float" office:value="0.541336908888744" calcext:value-type="float">
            <text:p>0.5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medio,retweet_verified=Verificados} =&gt; {difusion=alta}</text:p>
          </table:table-cell>
          <table:table-cell office:value-type="float" office:value="0.0114440455686746" calcext:value-type="float">
            <text:p>0.01</text:p>
          </table:table-cell>
          <table:table-cell office:value-type="float" office:value="0.356496444731739" calcext:value-type="float">
            <text:p>0.36</text:p>
          </table:table-cell>
          <table:table-cell office:value-type="float" office:value="0.0321014297275425" calcext:value-type="float">
            <text:p>0.03</text:p>
          </table:table-cell>
          <table:table-cell office:value-type="float" office:value="1.36924525130049" calcext:value-type="float">
            <text:p>1.37</text:p>
          </table:table-cell>
          <table:table-cell office:value-type="float" office:value="1103" calcext:value-type="float">
            <text:p>1,103.00</text:p>
          </table:table-cell>
          <table:table-cell office:value-type="float" office:value="0.812257707218017" calcext:value-type="float">
            <text:p>0.8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Hace rato,retweet_es_finde=Finde,retweet_source=Twitter Web App} =&gt; {difusion=alta}</text:p>
          </table:table-cell>
          <table:table-cell office:value-type="float" office:value="0.0112884148492457" calcext:value-type="float">
            <text:p>0.01</text:p>
          </table:table-cell>
          <table:table-cell office:value-type="float" office:value="0.355555555555556" calcext:value-type="float">
            <text:p>0.36</text:p>
          </table:table-cell>
          <table:table-cell office:value-type="float" office:value="0.0317486667635036" calcext:value-type="float">
            <text:p>0.03</text:p>
          </table:table-cell>
          <table:table-cell office:value-type="float" office:value="1.36563144797783" calcext:value-type="float">
            <text:p>1.37</text:p>
          </table:table-cell>
          <table:table-cell office:value-type="float" office:value="1088" calcext:value-type="float">
            <text:p>1,088.00</text:p>
          </table:table-cell>
          <table:table-cell office:value-type="float" office:value="0.814084090741151" calcext:value-type="float">
            <text:p>0.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Tarde,retweet_verified=Verificados} =&gt; {difusion=alta}</text:p>
          </table:table-cell>
          <table:table-cell office:value-type="float" office:value="0.0314581560872362" calcext:value-type="float">
            <text:p>0.03</text:p>
          </table:table-cell>
          <table:table-cell office:value-type="float" office:value="0.354744354744355" calcext:value-type="float">
            <text:p>0.35</text:p>
          </table:table-cell>
          <table:table-cell office:value-type="float" office:value="0.0886783839306095" calcext:value-type="float">
            <text:p>0.09</text:p>
          </table:table-cell>
          <table:table-cell office:value-type="float" office:value="1.36251575671357" calcext:value-type="float">
            <text:p>1.36</text:p>
          </table:table-cell>
          <table:table-cell office:value-type="float" office:value="3032" calcext:value-type="float">
            <text:p>3,032.00</text:p>
          </table:table-cell>
          <table:table-cell office:value-type="float" office:value="0.540592636152766" calcext:value-type="float">
            <text:p>0.5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Tarde,n_char=largo,RT_popular=muchos} =&gt; {difusion=alta}</text:p>
          </table:table-cell>
          <table:table-cell office:value-type="float" office:value="0.0140067647486045" calcext:value-type="float">
            <text:p>0.01</text:p>
          </table:table-cell>
          <table:table-cell office:value-type="float" office:value="0.35395909805978" calcext:value-type="float">
            <text:p>0.35</text:p>
          </table:table-cell>
          <table:table-cell office:value-type="float" office:value="0.0395717042601316" calcext:value-type="float">
            <text:p>0.04</text:p>
          </table:table-cell>
          <table:table-cell office:value-type="float" office:value="1.35949971264835" calcext:value-type="float">
            <text:p>1.36</text:p>
          </table:table-cell>
          <table:table-cell office:value-type="float" office:value="1350" calcext:value-type="float">
            <text:p>1,350.00</text:p>
          </table:table-cell>
          <table:table-cell office:value-type="float" office:value="0.772189563829015" calcext:value-type="float">
            <text:p>0.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verified=Sin verificar,RT_popular=muchos} =&gt; {difusion=alta}</text:p>
          </table:table-cell>
          <table:table-cell office:value-type="float" office:value="0.0252121765474881" calcext:value-type="float">
            <text:p>0.03</text:p>
          </table:table-cell>
          <table:table-cell office:value-type="float" office:value="0.353351752217537" calcext:value-type="float">
            <text:p>0.35</text:p>
          </table:table-cell>
          <table:table-cell office:value-type="float" office:value="0.0713514971675209" calcext:value-type="float">
            <text:p>0.07</text:p>
          </table:table-cell>
          <table:table-cell office:value-type="float" office:value="1.35716699538657" calcext:value-type="float">
            <text:p>1.36</text:p>
          </table:table-cell>
          <table:table-cell office:value-type="float" office:value="2430" calcext:value-type="float">
            <text:p>2,430.00</text:p>
          </table:table-cell>
          <table:table-cell office:value-type="float" office:value="0.616668359229545" calcext:value-type="float">
            <text:p>0.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medio,retweet_verified=Verificados,RT_popular=muy muchos} =&gt; {difusion=alta}</text:p>
          </table:table-cell>
          <table:table-cell office:value-type="float" office:value="0.0193397107343695" calcext:value-type="float">
            <text:p>0.02</text:p>
          </table:table-cell>
          <table:table-cell office:value-type="float" office:value="0.353297952994693" calcext:value-type="float">
            <text:p>0.35</text:p>
          </table:table-cell>
          <table:table-cell office:value-type="float" office:value="0.0547405117138055" calcext:value-type="float">
            <text:p>0.05</text:p>
          </table:table-cell>
          <table:table-cell office:value-type="float" office:value="1.35696036126303" calcext:value-type="float">
            <text:p>1.36</text:p>
          </table:table-cell>
          <table:table-cell office:value-type="float" office:value="1864" calcext:value-type="float">
            <text:p>1,864.00</text:p>
          </table:table-cell>
          <table:table-cell office:value-type="float" office:value="0.695222058513997" calcext:value-type="float">
            <text:p>0.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RT_popular=muchos} =&gt; {difusion=alta}</text:p>
          </table:table-cell>
          <table:table-cell office:value-type="float" office:value="0.0149301736838829" calcext:value-type="float">
            <text:p>0.01</text:p>
          </table:table-cell>
          <table:table-cell office:value-type="float" office:value="0.352869053457577" calcext:value-type="float">
            <text:p>0.35</text:p>
          </table:table-cell>
          <table:table-cell office:value-type="float" office:value="0.0423108049220809" calcext:value-type="float">
            <text:p>0.04</text:p>
          </table:table-cell>
          <table:table-cell office:value-type="float" office:value="1.35531302743079" calcext:value-type="float">
            <text:p>1.36</text:p>
          </table:table-cell>
          <table:table-cell office:value-type="float" office:value="1439" calcext:value-type="float">
            <text:p>1,439.00</text:p>
          </table:table-cell>
          <table:table-cell office:value-type="float" office:value="0.757797569682328" calcext:value-type="float">
            <text:p>0.7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n_char=largo,retweet_verified=Sin verificar,RT_popular=amigos medios} =&gt; {difusion=alta}</text:p>
          </table:table-cell>
          <table:table-cell office:value-type="float" office:value="0.0100433690938142" calcext:value-type="float">
            <text:p>0.01</text:p>
          </table:table-cell>
          <table:table-cell office:value-type="float" office:value="0.352769679300292" calcext:value-type="float">
            <text:p>0.35</text:p>
          </table:table-cell>
          <table:table-cell office:value-type="float" office:value="0.0284700462742006" calcext:value-type="float">
            <text:p>0.03</text:p>
          </table:table-cell>
          <table:table-cell office:value-type="float" office:value="1.3549313473468" calcext:value-type="float">
            <text:p>1.35</text:p>
          </table:table-cell>
          <table:table-cell office:value-type="float" office:value="968" calcext:value-type="float">
            <text:p>968.00</text:p>
          </table:table-cell>
          <table:table-cell office:value-type="float" office:value="0.831782657238556" calcext:value-type="float">
            <text:p>0.8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Hace rato,fecha_inicio_T_momento=Noche,retweet_es_finde=Finde} =&gt; {difusion=alta}</text:p>
          </table:table-cell>
          <table:table-cell office:value-type="float" office:value="0.0182502956983669" calcext:value-type="float">
            <text:p>0.02</text:p>
          </table:table-cell>
          <table:table-cell office:value-type="float" office:value="0.352434381887397" calcext:value-type="float">
            <text:p>0.35</text:p>
          </table:table-cell>
          <table:table-cell office:value-type="float" office:value="0.0517835280446556" calcext:value-type="float">
            <text:p>0.05</text:p>
          </table:table-cell>
          <table:table-cell office:value-type="float" office:value="1.35364352415203" calcext:value-type="float">
            <text:p>1.35</text:p>
          </table:table-cell>
          <table:table-cell office:value-type="float" office:value="1759" calcext:value-type="float">
            <text:p>1,759.00</text:p>
          </table:table-cell>
          <table:table-cell office:value-type="float" office:value="0.709701334463038" calcext:value-type="float">
            <text:p>0.7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n_char=largo,retweet_verified=Sin verificar,RT_popular=muchos} =&gt; {difusion=alta}</text:p>
          </table:table-cell>
          <table:table-cell office:value-type="float" office:value="0.0103027536261958" calcext:value-type="float">
            <text:p>0.01</text:p>
          </table:table-cell>
          <table:table-cell office:value-type="float" office:value="0.352127659574468" calcext:value-type="float">
            <text:p>0.35</text:p>
          </table:table-cell>
          <table:table-cell office:value-type="float" office:value="0.0292585752526405" calcext:value-type="float">
            <text:p>0.03</text:p>
          </table:table-cell>
          <table:table-cell office:value-type="float" office:value="1.35246545329985" calcext:value-type="float">
            <text:p>1.35</text:p>
          </table:table-cell>
          <table:table-cell office:value-type="float" office:value="993" calcext:value-type="float">
            <text:p>993.00</text:p>
          </table:table-cell>
          <table:table-cell office:value-type="float" office:value="0.827383826752349" calcext:value-type="float">
            <text:p>0.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medio,retweet_es_finde=Finde,retweet_source=Twitter for iPhone} =&gt; {difusion=alta}</text:p>
          </table:table-cell>
          <table:table-cell office:value-type="float" office:value="0.0100744952377" calcext:value-type="float">
            <text:p>0.01</text:p>
          </table:table-cell>
          <table:table-cell office:value-type="float" office:value="0.352066715010877" calcext:value-type="float">
            <text:p>0.35</text:p>
          </table:table-cell>
          <table:table-cell office:value-type="float" office:value="0.0286153016123343" calcext:value-type="float">
            <text:p>0.03</text:p>
          </table:table-cell>
          <table:table-cell office:value-type="float" office:value="1.35223137507685" calcext:value-type="float">
            <text:p>1.35</text:p>
          </table:table-cell>
          <table:table-cell office:value-type="float" office:value="971" calcext:value-type="float">
            <text:p>971.00</text:p>
          </table:table-cell>
          <table:table-cell office:value-type="float" office:value="0.830921468695361" calcext:value-type="float">
            <text:p>0.8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n_char=largo,retweet_es_finde=Laborable,retweet_source=Twitter for iPhone} =&gt; {difusion=alta}</text:p>
          </table:table-cell>
          <table:table-cell office:value-type="float" office:value="0.0117034301010562" calcext:value-type="float">
            <text:p>0.01</text:p>
          </table:table-cell>
          <table:table-cell office:value-type="float" office:value="0.352059925093633" calcext:value-type="float">
            <text:p>0.35</text:p>
          </table:table-cell>
          <table:table-cell office:value-type="float" office:value="0.0332427216700214" calcext:value-type="float">
            <text:p>0.03</text:p>
          </table:table-cell>
          <table:table-cell office:value-type="float" office:value="1.35220529610164" calcext:value-type="float">
            <text:p>1.35</text:p>
          </table:table-cell>
          <table:table-cell office:value-type="float" office:value="1128" calcext:value-type="float">
            <text:p>1,128.00</text:p>
          </table:table-cell>
          <table:table-cell office:value-type="float" office:value="0.805668016194332" calcext:value-type="float">
            <text:p>0.8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largo,retweet_source=Twitter for iPhone,retweet_verified=Sin verificar} =&gt; {difusion=alta}</text:p>
          </table:table-cell>
          <table:table-cell office:value-type="float" office:value="0.0120458176837999" calcext:value-type="float">
            <text:p>0.01</text:p>
          </table:table-cell>
          <table:table-cell office:value-type="float" office:value="0.35149863760218" calcext:value-type="float">
            <text:p>0.35</text:p>
          </table:table-cell>
          <table:table-cell office:value-type="float" office:value="0.0342698844182524" calcext:value-type="float">
            <text:p>0.03</text:p>
          </table:table-cell>
          <table:table-cell office:value-type="float" office:value="1.3500494815244" calcext:value-type="float">
            <text:p>1.35</text:p>
          </table:table-cell>
          <table:table-cell office:value-type="float" office:value="1161" calcext:value-type="float">
            <text:p>1,161.00</text:p>
          </table:table-cell>
          <table:table-cell office:value-type="float" office:value="0.800080775444265" calcext:value-type="float">
            <text:p>0.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fecha_inicio_T_momento=Noche,n_char=largo} =&gt; {difusion=alta}</text:p>
          </table:table-cell>
          <table:table-cell office:value-type="float" office:value="0.0147537922018634" calcext:value-type="float">
            <text:p>0.01</text:p>
          </table:table-cell>
          <table:table-cell office:value-type="float" office:value="0.351371386212009" calcext:value-type="float">
            <text:p>0.35</text:p>
          </table:table-cell>
          <table:table-cell office:value-type="float" office:value="0.0419891681019277" calcext:value-type="float">
            <text:p>0.04</text:p>
          </table:table-cell>
          <table:table-cell office:value-type="float" office:value="1.34956072949254" calcext:value-type="float">
            <text:p>1.35</text:p>
          </table:table-cell>
          <table:table-cell office:value-type="float" office:value="1422" calcext:value-type="float">
            <text:p>1,422.00</text:p>
          </table:table-cell>
          <table:table-cell office:value-type="float" office:value="0.759298675998413" calcext:value-type="float">
            <text:p>0.7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n_char=largo,retweet_es_finde=Finde,RT_popular=muchos} =&gt; {difusion=alta}</text:p>
          </table:table-cell>
          <table:table-cell office:value-type="float" office:value="0.0101056213815858" calcext:value-type="float">
            <text:p>0.01</text:p>
          </table:table-cell>
          <table:table-cell office:value-type="float" office:value="0.351244139920664" calcext:value-type="float">
            <text:p>0.35</text:p>
          </table:table-cell>
          <table:table-cell office:value-type="float" office:value="0.0287709323317632" calcext:value-type="float">
            <text:p>0.03</text:p>
          </table:table-cell>
          <table:table-cell office:value-type="float" office:value="1.34907199704445" calcext:value-type="float">
            <text:p>1.35</text:p>
          </table:table-cell>
          <table:table-cell office:value-type="float" office:value="974" calcext:value-type="float">
            <text:p>974.00</text:p>
          </table:table-cell>
          <table:table-cell office:value-type="float" office:value="0.829992934964489" calcext:value-type="float">
            <text:p>0.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es_finde=Finde,retweet_verified=Verificados,RT_popular=muchos} =&gt; {difusion=alta}</text:p>
          </table:table-cell>
          <table:table-cell office:value-type="float" office:value="0.0109875287916831" calcext:value-type="float">
            <text:p>0.01</text:p>
          </table:table-cell>
          <table:table-cell office:value-type="float" office:value="0.351243781094527" calcext:value-type="float">
            <text:p>0.35</text:p>
          </table:table-cell>
          <table:table-cell office:value-type="float" office:value="0.0312817746052167" calcext:value-type="float">
            <text:p>0.03</text:p>
          </table:table-cell>
          <table:table-cell office:value-type="float" office:value="1.34907061885123" calcext:value-type="float">
            <text:p>1.35</text:p>
          </table:table-cell>
          <table:table-cell office:value-type="float" office:value="1059" calcext:value-type="float">
            <text:p>1,059.00</text:p>
          </table:table-cell>
          <table:table-cell office:value-type="float" office:value="0.816229205175601" calcext:value-type="float">
            <text:p>0.8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n_char=largo,retweet_es_finde=Finde,retweet_source=Twitter for iPhone,retweet_verified=Sin verificar} =&gt; {difusion=alta}</text:p>
          </table:table-cell>
          <table:table-cell office:value-type="float" office:value="0.0162063455832002" calcext:value-type="float">
            <text:p>0.02</text:p>
          </table:table-cell>
          <table:table-cell office:value-type="float" office:value="0.350932374747248" calcext:value-type="float">
            <text:p>0.35</text:p>
          </table:table-cell>
          <table:table-cell office:value-type="float" office:value="0.0461808221452138" calcext:value-type="float">
            <text:p>0.05</text:p>
          </table:table-cell>
          <table:table-cell office:value-type="float" office:value="1.34787455737982" calcext:value-type="float">
            <text:p>1.35</text:p>
          </table:table-cell>
          <table:table-cell office:value-type="float" office:value="1562" calcext:value-type="float">
            <text:p>1,562.00</text:p>
          </table:table-cell>
          <table:table-cell office:value-type="float" office:value="0.737697888003431" calcext:value-type="float">
            <text:p>0.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Mañana,retweet_verified=Verificados} =&gt; {difusion=alta}</text:p>
          </table:table-cell>
          <table:table-cell office:value-type="float" office:value="0.0135709987342035" calcext:value-type="float">
            <text:p>0.01</text:p>
          </table:table-cell>
          <table:table-cell office:value-type="float" office:value="0.349826156726397" calcext:value-type="float">
            <text:p>0.35</text:p>
          </table:table-cell>
          <table:table-cell office:value-type="float" office:value="0.0387935506629869" calcext:value-type="float">
            <text:p>0.04</text:p>
          </table:table-cell>
          <table:table-cell office:value-type="float" office:value="1.34362575267409" calcext:value-type="float">
            <text:p>1.34</text:p>
          </table:table-cell>
          <table:table-cell office:value-type="float" office:value="1308" calcext:value-type="float">
            <text:p>1,308.00</text:p>
          </table:table-cell>
          <table:table-cell office:value-type="float" office:value="0.775840145322434" calcext:value-type="float">
            <text:p>0.7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Laborable,retweet_verified=Verificados,RT_popular=muy muchos} =&gt; {difusion=alta}</text:p>
          </table:table-cell>
          <table:table-cell office:value-type="float" office:value="0.0112469133240647" calcext:value-type="float">
            <text:p>0.01</text:p>
          </table:table-cell>
          <table:table-cell office:value-type="float" office:value="0.349677419354839" calcext:value-type="float">
            <text:p>0.35</text:p>
          </table:table-cell>
          <table:table-cell office:value-type="float" office:value="0.0321636820153141" calcext:value-type="float">
            <text:p>0.03</text:p>
          </table:table-cell>
          <table:table-cell office:value-type="float" office:value="1.34305447645884" calcext:value-type="float">
            <text:p>1.34</text:p>
          </table:table-cell>
          <table:table-cell office:value-type="float" office:value="1084" calcext:value-type="float">
            <text:p>1,084.00</text:p>
          </table:table-cell>
          <table:table-cell office:value-type="float" office:value="0.811287347842125" calcext:value-type="float">
            <text:p>0.8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Finde,retweet_source=Twitter for iPhone,retweet_verified=Sin verificar} =&gt; {difusion=alta}</text:p>
          </table:table-cell>
          <table:table-cell office:value-type="float" office:value="0.0178456558278517" calcext:value-type="float">
            <text:p>0.02</text:p>
          </table:table-cell>
          <table:table-cell office:value-type="float" office:value="0.349451442503048" calcext:value-type="float">
            <text:p>0.35</text:p>
          </table:table-cell>
          <table:table-cell office:value-type="float" office:value="0.0510676267352825" calcext:value-type="float">
            <text:p>0.05</text:p>
          </table:table-cell>
          <table:table-cell office:value-type="float" office:value="1.34218653587825" calcext:value-type="float">
            <text:p>1.34</text:p>
          </table:table-cell>
          <table:table-cell office:value-type="float" office:value="1720" calcext:value-type="float">
            <text:p>1,720.00</text:p>
          </table:table-cell>
          <table:table-cell office:value-type="float" office:value="0.712892281594572" calcext:value-type="float">
            <text:p>0.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es_finde=Finde,RT_popular=muchos} =&gt; {difusion=alta}</text:p>
          </table:table-cell>
          <table:table-cell office:value-type="float" office:value="0.0444688842314955" calcext:value-type="float">
            <text:p>0.04</text:p>
          </table:table-cell>
          <table:table-cell office:value-type="float" office:value="0.347353918469892" calcext:value-type="float">
            <text:p>0.35</text:p>
          </table:table-cell>
          <table:table-cell office:value-type="float" office:value="0.128021829802245" calcext:value-type="float">
            <text:p>0.13</text:p>
          </table:table-cell>
          <table:table-cell office:value-type="float" office:value="1.33413028492728" calcext:value-type="float">
            <text:p>1.33</text:p>
          </table:table-cell>
          <table:table-cell office:value-type="float" office:value="4286" calcext:value-type="float">
            <text:p>4,286.00</text:p>
          </table:table-cell>
          <table:table-cell office:value-type="float" office:value="0.384801037801309" calcext:value-type="float">
            <text:p>0.3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Finde,retweet_verified=Sin verificar,RT_popular=muchos} =&gt; {difusion=alta}</text:p>
          </table:table-cell>
          <table:table-cell office:value-type="float" office:value="0.0334813554398124" calcext:value-type="float">
            <text:p>0.03</text:p>
          </table:table-cell>
          <table:table-cell office:value-type="float" office:value="0.346058981233244" calcext:value-type="float">
            <text:p>0.35</text:p>
          </table:table-cell>
          <table:table-cell office:value-type="float" office:value="0.0967504305783237" calcext:value-type="float">
            <text:p>0.10</text:p>
          </table:table-cell>
          <table:table-cell office:value-type="float" office:value="1.32915664020174" calcext:value-type="float">
            <text:p>1.33</text:p>
          </table:table-cell>
          <table:table-cell office:value-type="float" office:value="3227" calcext:value-type="float">
            <text:p>3,227.00</text:p>
          </table:table-cell>
          <table:table-cell office:value-type="float" office:value="0.505546293921518" calcext:value-type="float">
            <text:p>0.5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Hace rato,n_char=largo,retweet_es_finde=Finde,retweet_verified=Sin verificar} =&gt; {difusion=alta}</text:p>
          </table:table-cell>
          <table:table-cell office:value-type="float" office:value="0.0163931024465149" calcext:value-type="float">
            <text:p>0.02</text:p>
          </table:table-cell>
          <table:table-cell office:value-type="float" office:value="0.345733041575492" calcext:value-type="float">
            <text:p>0.35</text:p>
          </table:table-cell>
          <table:table-cell office:value-type="float" office:value="0.0474154925193501" calcext:value-type="float">
            <text:p>0.05</text:p>
          </table:table-cell>
          <table:table-cell office:value-type="float" office:value="1.32790475863271" calcext:value-type="float">
            <text:p>1.33</text:p>
          </table:table-cell>
          <table:table-cell office:value-type="float" office:value="1580" calcext:value-type="float">
            <text:p>1,580.00</text:p>
          </table:table-cell>
          <table:table-cell office:value-type="float" office:value="0.730807577268196" calcext:value-type="float">
            <text:p>0.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n_char=largo,retweet_es_finde=Laborable} =&gt; {difusion=alta}</text:p>
          </table:table-cell>
          <table:table-cell office:value-type="float" office:value="0.0142972754248719" calcext:value-type="float">
            <text:p>0.01</text:p>
          </table:table-cell>
          <table:table-cell office:value-type="float" office:value="0.345103931880791" calcext:value-type="float">
            <text:p>0.35</text:p>
          </table:table-cell>
          <table:table-cell office:value-type="float" office:value="0.0414288975119836" calcext:value-type="float">
            <text:p>0.04</text:p>
          </table:table-cell>
          <table:table-cell office:value-type="float" office:value="1.32548844992964" calcext:value-type="float">
            <text:p>1.33</text:p>
          </table:table-cell>
          <table:table-cell office:value-type="float" office:value="1378" calcext:value-type="float">
            <text:p>1,378.00</text:p>
          </table:table-cell>
          <table:table-cell office:value-type="float" office:value="0.761521527301599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desde el pasado,RT_popular=amigos medios} =&gt; {difusion=alta}</text:p>
          </table:table-cell>
          <table:table-cell office:value-type="float" office:value="0.0213214085617646" calcext:value-type="float">
            <text:p>0.02</text:p>
          </table:table-cell>
          <table:table-cell office:value-type="float" office:value="0.34278565471226" calcext:value-type="float">
            <text:p>0.34</text:p>
          </table:table-cell>
          <table:table-cell office:value-type="float" office:value="0.0622004108650993" calcext:value-type="float">
            <text:p>0.06</text:p>
          </table:table-cell>
          <table:table-cell office:value-type="float" office:value="1.31658432184893" calcext:value-type="float">
            <text:p>1.32</text:p>
          </table:table-cell>
          <table:table-cell office:value-type="float" office:value="2055" calcext:value-type="float">
            <text:p>2,055.00</text:p>
          </table:table-cell>
          <table:table-cell office:value-type="float" office:value="0.657814975545912" calcext:value-type="float">
            <text:p>0.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Noche,n_char=largo,retweet_es_finde=Finde} =&gt; {difusion=alta}</text:p>
          </table:table-cell>
          <table:table-cell office:value-type="float" office:value="0.037019360461497" calcext:value-type="float">
            <text:p>0.04</text:p>
          </table:table-cell>
          <table:table-cell office:value-type="float" office:value="0.34271443665354" calcext:value-type="float">
            <text:p>0.34</text:p>
          </table:table-cell>
          <table:table-cell office:value-type="float" office:value="0.108018094664979" calcext:value-type="float">
            <text:p>0.11</text:p>
          </table:table-cell>
          <table:table-cell office:value-type="float" office:value="1.31631078479084" calcext:value-type="float">
            <text:p>1.32</text:p>
          </table:table-cell>
          <table:table-cell office:value-type="float" office:value="3568" calcext:value-type="float">
            <text:p>3,568.00</text:p>
          </table:table-cell>
          <table:table-cell office:value-type="float" office:value="0.459748880608698" calcext:value-type="float">
            <text:p>0.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Tarde,n_char=corto,RT_popular=muy muchos} =&gt; {difusion=alta}</text:p>
          </table:table-cell>
          <table:table-cell office:value-type="float" office:value="0.0100433690938142" calcext:value-type="float">
            <text:p>0.01</text:p>
          </table:table-cell>
          <table:table-cell office:value-type="float" office:value="0.34180790960452" calcext:value-type="float">
            <text:p>0.34</text:p>
          </table:table-cell>
          <table:table-cell office:value-type="float" office:value="0.0293830798281837" calcext:value-type="float">
            <text:p>0.03</text:p>
          </table:table-cell>
          <table:table-cell office:value-type="float" office:value="1.31282896084733" calcext:value-type="float">
            <text:p>1.31</text:p>
          </table:table-cell>
          <table:table-cell office:value-type="float" office:value="968" calcext:value-type="float">
            <text:p>968.00</text:p>
          </table:table-cell>
          <table:table-cell office:value-type="float" office:value="0.825803101120261" calcext:value-type="float">
            <text:p>0.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medio,retweet_verified=Verificados} =&gt; {difusion=alta}</text:p>
          </table:table-cell>
          <table:table-cell office:value-type="float" office:value="0.0243302691373908" calcext:value-type="float">
            <text:p>0.02</text:p>
          </table:table-cell>
          <table:table-cell office:value-type="float" office:value="0.341637529137529" calcext:value-type="float">
            <text:p>0.34</text:p>
          </table:table-cell>
          <table:table-cell office:value-type="float" office:value="0.0712166172106825" calcext:value-type="float">
            <text:p>0.07</text:p>
          </table:table-cell>
          <table:table-cell office:value-type="float" office:value="1.31217455699902" calcext:value-type="float">
            <text:p>1.31</text:p>
          </table:table-cell>
          <table:table-cell office:value-type="float" office:value="2345" calcext:value-type="float">
            <text:p>2,345.00</text:p>
          </table:table-cell>
          <table:table-cell office:value-type="float" office:value="0.61560800999561" calcext:value-type="float">
            <text:p>0.62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{1_resp=Hace rato,fecha_inicio_T_momento=Tarde,retweet_es_finde=Finde,retweet_verified=Sin verificar} =&gt; {difusion=alta}</text:p>
          </table:table-cell>
          <table:table-cell office:value-type="float" office:value="0.0134257433960698" calcext:value-type="float">
            <text:p>0.01</text:p>
          </table:table-cell>
          <table:table-cell office:value-type="float" office:value="0.341424802110818" calcext:value-type="float">
            <text:p>0.34</text:p>
          </table:table-cell>
          <table:table-cell office:value-type="float" office:value="0.0393226951090453" calcext:value-type="float">
            <text:p>0.04</text:p>
          </table:table-cell>
          <table:table-cell office:value-type="float" office:value="1.31135750685602" calcext:value-type="float">
            <text:p>1.31</text:p>
          </table:table-cell>
          <table:table-cell office:value-type="float" office:value="1294" calcext:value-type="float">
            <text:p>1,294.00</text:p>
          </table:table-cell>
          <table:table-cell office:value-type="float" office:value="0.772163827473722" calcext:value-type="float">
            <text:p>0.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fecha_inicio_T_momento=Noche,n_char=largo} =&gt; {difusion=alta}</text:p>
          </table:table-cell>
          <table:table-cell office:value-type="float" office:value="0.0124297067917246" calcext:value-type="float">
            <text:p>0.01</text:p>
          </table:table-cell>
          <table:table-cell office:value-type="float" office:value="0.341213329535745" calcext:value-type="float">
            <text:p>0.34</text:p>
          </table:table-cell>
          <table:table-cell office:value-type="float" office:value="0.036427963727667" calcext:value-type="float">
            <text:p>0.04</text:p>
          </table:table-cell>
          <table:table-cell office:value-type="float" office:value="1.3105452748591" calcext:value-type="float">
            <text:p>1.31</text:p>
          </table:table-cell>
          <table:table-cell office:value-type="float" office:value="1198" calcext:value-type="float">
            <text:p>1,198.00</text:p>
          </table:table-cell>
          <table:table-cell office:value-type="float" office:value="0.787499543912139" calcext:value-type="float">
            <text:p>0.7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Laborable,retweet_verified=Verificados} =&gt; {difusion=alta}</text:p>
          </table:table-cell>
          <table:table-cell office:value-type="float" office:value="0.0139237616982424" calcext:value-type="float">
            <text:p>0.01</text:p>
          </table:table-cell>
          <table:table-cell office:value-type="float" office:value="0.341128622267412" calcext:value-type="float">
            <text:p>0.34</text:p>
          </table:table-cell>
          <table:table-cell office:value-type="float" office:value="0.0408167500155631" calcext:value-type="float">
            <text:p>0.04</text:p>
          </table:table-cell>
          <table:table-cell office:value-type="float" office:value="1.31021992792611" calcext:value-type="float">
            <text:p>1.31</text:p>
          </table:table-cell>
          <table:table-cell office:value-type="float" office:value="1342" calcext:value-type="float">
            <text:p>1,342.00</text:p>
          </table:table-cell>
          <table:table-cell office:value-type="float" office:value="0.764285198295167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medio,retweet_es_finde=Laborable,RT_popular=muy muchos} =&gt; {difusion=alta}</text:p>
          </table:table-cell>
          <table:table-cell office:value-type="float" office:value="0.0104272582017389" calcext:value-type="float">
            <text:p>0.01</text:p>
          </table:table-cell>
          <table:table-cell office:value-type="float" office:value="0.340562521179261" calcext:value-type="float">
            <text:p>0.34</text:p>
          </table:table-cell>
          <table:table-cell office:value-type="float" office:value="0.0306177502023199" calcext:value-type="float">
            <text:p>0.03</text:p>
          </table:table-cell>
          <table:table-cell office:value-type="float" office:value="1.3080456251016" calcext:value-type="float">
            <text:p>1.31</text:p>
          </table:table-cell>
          <table:table-cell office:value-type="float" office:value="1005" calcext:value-type="float">
            <text:p>1,005.00</text:p>
          </table:table-cell>
          <table:table-cell office:value-type="float" office:value="0.818897928994083" calcext:value-type="float">
            <text:p>0.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Noche,RT_popular=muchos} =&gt; {difusion=alta}</text:p>
          </table:table-cell>
          <table:table-cell office:value-type="float" office:value="0.0299744765620137" calcext:value-type="float">
            <text:p>0.03</text:p>
          </table:table-cell>
          <table:table-cell office:value-type="float" office:value="0.340523338048091" calcext:value-type="float">
            <text:p>0.34</text:p>
          </table:table-cell>
          <table:table-cell office:value-type="float" office:value="0.0880247349090079" calcext:value-type="float">
            <text:p>0.09</text:p>
          </table:table-cell>
          <table:table-cell office:value-type="float" office:value="1.30789512902491" calcext:value-type="float">
            <text:p>1.31</text:p>
          </table:table-cell>
          <table:table-cell office:value-type="float" office:value="2889" calcext:value-type="float">
            <text:p>2,889.00</text:p>
          </table:table-cell>
          <table:table-cell office:value-type="float" office:value="0.541236273583369" calcext:value-type="float">
            <text:p>0.5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source=Twitter Web App,retweet_verified=Sin verificar} =&gt; {difusion=alta}</text:p>
          </table:table-cell>
          <table:table-cell office:value-type="float" office:value="0.0153140627918076" calcext:value-type="float">
            <text:p>0.02</text:p>
          </table:table-cell>
          <table:table-cell office:value-type="float" office:value="0.340170546208804" calcext:value-type="float">
            <text:p>0.34</text:p>
          </table:table-cell>
          <table:table-cell office:value-type="float" office:value="0.0450187794401444" calcext:value-type="float">
            <text:p>0.05</text:p>
          </table:table-cell>
          <table:table-cell office:value-type="float" office:value="1.30654011256463" calcext:value-type="float">
            <text:p>1.31</text:p>
          </table:table-cell>
          <table:table-cell office:value-type="float" office:value="1476" calcext:value-type="float">
            <text:p>1,476.00</text:p>
          </table:table-cell>
          <table:table-cell office:value-type="float" office:value="0.742390099080731" calcext:value-type="float">
            <text:p>0.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Noche,retweet_source=Twitter for iPhone} =&gt; {difusion=alta}</text:p>
          </table:table-cell>
          <table:table-cell office:value-type="float" office:value="0.036863729742068" calcext:value-type="float">
            <text:p>0.04</text:p>
          </table:table-cell>
          <table:table-cell office:value-type="float" office:value="0.339934940681209" calcext:value-type="float">
            <text:p>0.34</text:p>
          </table:table-cell>
          <table:table-cell office:value-type="float" office:value="0.108443485298085" calcext:value-type="float">
            <text:p>0.11</text:p>
          </table:table-cell>
          <table:table-cell office:value-type="float" office:value="1.30563518979582" calcext:value-type="float">
            <text:p>1.31</text:p>
          </table:table-cell>
          <table:table-cell office:value-type="float" office:value="3553" calcext:value-type="float">
            <text:p>3,553.00</text:p>
          </table:table-cell>
          <table:table-cell office:value-type="float" office:value="0.457662613696746" calcext:value-type="float">
            <text:p>0.4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Laborable,retweet_verified=Verificados,RT_popular=muy muchos} =&gt; {difusion=alta}</text:p>
          </table:table-cell>
          <table:table-cell office:value-type="float" office:value="0.0213317839430599" calcext:value-type="float">
            <text:p>0.02</text:p>
          </table:table-cell>
          <table:table-cell office:value-type="float" office:value="0.339834710743802" calcext:value-type="float">
            <text:p>0.34</text:p>
          </table:table-cell>
          <table:table-cell office:value-type="float" office:value="0.0627710568363387" calcext:value-type="float">
            <text:p>0.06</text:p>
          </table:table-cell>
          <table:table-cell office:value-type="float" office:value="1.30525022279864" calcext:value-type="float">
            <text:p>1.31</text:p>
          </table:table-cell>
          <table:table-cell office:value-type="float" office:value="2056" calcext:value-type="float">
            <text:p>2,056.00</text:p>
          </table:table-cell>
          <table:table-cell office:value-type="float" office:value="0.65470297029703" calcext:value-type="float">
            <text:p>0.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retweet_verified=Sin verificar,RT_popular=muchos} =&gt; {difusion=alta}</text:p>
          </table:table-cell>
          <table:table-cell office:value-type="float" office:value="0.0109252765039115" calcext:value-type="float">
            <text:p>0.01</text:p>
          </table:table-cell>
          <table:table-cell office:value-type="float" office:value="0.339677419354839" calcext:value-type="float">
            <text:p>0.34</text:p>
          </table:table-cell>
          <table:table-cell office:value-type="float" office:value="0.0321636820153141" calcext:value-type="float">
            <text:p>0.03</text:p>
          </table:table-cell>
          <table:table-cell office:value-type="float" office:value="1.30464609198446" calcext:value-type="float">
            <text:p>1.30</text:p>
          </table:table-cell>
          <table:table-cell office:value-type="float" office:value="1053" calcext:value-type="float">
            <text:p>1,053.00</text:p>
          </table:table-cell>
          <table:table-cell office:value-type="float" office:value="0.810360708890608" calcext:value-type="float">
            <text:p>0.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n_char=medio} =&gt; {difusion=alta}</text:p>
          </table:table-cell>
          <table:table-cell office:value-type="float" office:value="0.0157290780436181" calcext:value-type="float">
            <text:p>0.02</text:p>
          </table:table-cell>
          <table:table-cell office:value-type="float" office:value="0.339225777578877" calcext:value-type="float">
            <text:p>0.34</text:p>
          </table:table-cell>
          <table:table-cell office:value-type="float" office:value="0.0463675790085286" calcext:value-type="float">
            <text:p>0.05</text:p>
          </table:table-cell>
          <table:table-cell office:value-type="float" office:value="1.30291140888688" calcext:value-type="float">
            <text:p>1.30</text:p>
          </table:table-cell>
          <table:table-cell office:value-type="float" office:value="1516" calcext:value-type="float">
            <text:p>1,516.00</text:p>
          </table:table-cell>
          <table:table-cell office:value-type="float" office:value="0.735372767140871" calcext:value-type="float">
            <text:p>0.7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es_finde=Finde,retweet_source=Twitter Web App,retweet_verified=Sin verificar} =&gt; {difusion=alta}</text:p>
          </table:table-cell>
          <table:table-cell office:value-type="float" office:value="0.0122429499284099" calcext:value-type="float">
            <text:p>0.01</text:p>
          </table:table-cell>
          <table:table-cell office:value-type="float" office:value="0.338691159586682" calcext:value-type="float">
            <text:p>0.34</text:p>
          </table:table-cell>
          <table:table-cell office:value-type="float" office:value="0.0361478284326949" calcext:value-type="float">
            <text:p>0.04</text:p>
          </table:table-cell>
          <table:table-cell office:value-type="float" office:value="1.30085802754776" calcext:value-type="float">
            <text:p>1.30</text:p>
          </table:table-cell>
          <table:table-cell office:value-type="float" office:value="1180" calcext:value-type="float">
            <text:p>1,180.00</text:p>
          </table:table-cell>
          <table:table-cell office:value-type="float" office:value="0.788743703919994" calcext:value-type="float">
            <text:p>0.7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verified=Sin verificar,RT_popular=muchos} =&gt; {difusion=alta}</text:p>
          </table:table-cell>
          <table:table-cell office:value-type="float" office:value="0.0235832416841319" calcext:value-type="float">
            <text:p>0.02</text:p>
          </table:table-cell>
          <table:table-cell office:value-type="float" office:value="0.338143409699494" calcext:value-type="float">
            <text:p>0.34</text:p>
          </table:table-cell>
          <table:table-cell office:value-type="float" office:value="0.0697433130667552" calcext:value-type="float">
            <text:p>0.07</text:p>
          </table:table-cell>
          <table:table-cell office:value-type="float" office:value="1.29875420872147" calcext:value-type="float">
            <text:p>1.30</text:p>
          </table:table-cell>
          <table:table-cell office:value-type="float" office:value="2273" calcext:value-type="float">
            <text:p>2,273.00</text:p>
          </table:table-cell>
          <table:table-cell office:value-type="float" office:value="0.621873201773686" calcext:value-type="float">
            <text:p>0.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verified=Verificados,RT_popular=muchos} =&gt; {difusion=alta}</text:p>
          </table:table-cell>
          <table:table-cell office:value-type="float" office:value="0.0161025917702476" calcext:value-type="float">
            <text:p>0.02</text:p>
          </table:table-cell>
          <table:table-cell office:value-type="float" office:value="0.337831954723552" calcext:value-type="float">
            <text:p>0.34</text:p>
          </table:table-cell>
          <table:table-cell office:value-type="float" office:value="0.0476645016704364" calcext:value-type="float">
            <text:p>0.05</text:p>
          </table:table-cell>
          <table:table-cell office:value-type="float" office:value="1.29755796047523" calcext:value-type="float">
            <text:p>1.30</text:p>
          </table:table-cell>
          <table:table-cell office:value-type="float" office:value="1552" calcext:value-type="float">
            <text:p>1,552.00</text:p>
          </table:table-cell>
          <table:table-cell office:value-type="float" office:value="0.728603923798692" calcext:value-type="float">
            <text:p>0.7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es_finde=Finde,RT_popular=amigos medios} =&gt; {difusion=alta}</text:p>
          </table:table-cell>
          <table:table-cell office:value-type="float" office:value="0.0162270963457907" calcext:value-type="float">
            <text:p>0.02</text:p>
          </table:table-cell>
          <table:table-cell office:value-type="float" office:value="0.337505394907208" calcext:value-type="float">
            <text:p>0.34</text:p>
          </table:table-cell>
          <table:table-cell office:value-type="float" office:value="0.0480795169222469" calcext:value-type="float">
            <text:p>0.05</text:p>
          </table:table-cell>
          <table:table-cell office:value-type="float" office:value="1.29630369697723" calcext:value-type="float">
            <text:p>1.30</text:p>
          </table:table-cell>
          <table:table-cell office:value-type="float" office:value="1564" calcext:value-type="float">
            <text:p>1,564.00</text:p>
          </table:table-cell>
          <table:table-cell office:value-type="float" office:value="0.726459309757137" calcext:value-type="float">
            <text:p>0.7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retweet_es_finde=Finde,retweet_source=Twitter for iPhone} =&gt; {difusion=alta}</text:p>
          </table:table-cell>
          <table:table-cell office:value-type="float" office:value="0.0186860617127679" calcext:value-type="float">
            <text:p>0.02</text:p>
          </table:table-cell>
          <table:table-cell office:value-type="float" office:value="0.337455499344201" calcext:value-type="float">
            <text:p>0.34</text:p>
          </table:table-cell>
          <table:table-cell office:value-type="float" office:value="0.0553734099728165" calcext:value-type="float">
            <text:p>0.06</text:p>
          </table:table-cell>
          <table:table-cell office:value-type="float" office:value="1.29611205618047" calcext:value-type="float">
            <text:p>1.30</text:p>
          </table:table-cell>
          <table:table-cell office:value-type="float" office:value="1801" calcext:value-type="float">
            <text:p>1,801.00</text:p>
          </table:table-cell>
          <table:table-cell office:value-type="float" office:value="0.690080335312609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es_finde=Laborable,RT_popular=muchos} =&gt; {difusion=alta}</text:p>
          </table:table-cell>
          <table:table-cell office:value-type="float" office:value="0.0106451412089394" calcext:value-type="float">
            <text:p>0.01</text:p>
          </table:table-cell>
          <table:table-cell office:value-type="float" office:value="0.337278106508876" calcext:value-type="float">
            <text:p>0.34</text:p>
          </table:table-cell>
          <table:table-cell office:value-type="float" office:value="0.0315619099001888" calcext:value-type="float">
            <text:p>0.03</text:p>
          </table:table-cell>
          <table:table-cell office:value-type="float" office:value="1.29543071895826" calcext:value-type="float">
            <text:p>1.30</text:p>
          </table:table-cell>
          <table:table-cell office:value-type="float" office:value="1026" calcext:value-type="float">
            <text:p>1,026.00</text:p>
          </table:table-cell>
          <table:table-cell office:value-type="float" office:value="0.813426779786057" calcext:value-type="float">
            <text:p>0.8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verified=Sin verificar,RT_popular=amigos medios} =&gt; {difusion=alta}</text:p>
          </table:table-cell>
          <table:table-cell office:value-type="float" office:value="0.0197132244609989" calcext:value-type="float">
            <text:p>0.02</text:p>
          </table:table-cell>
          <table:table-cell office:value-type="float" office:value="0.337118523775727" calcext:value-type="float">
            <text:p>0.34</text:p>
          </table:table-cell>
          <table:table-cell office:value-type="float" office:value="0.0584756489801" calcext:value-type="float">
            <text:p>0.06</text:p>
          </table:table-cell>
          <table:table-cell office:value-type="float" office:value="1.29481778746123" calcext:value-type="float">
            <text:p>1.29</text:p>
          </table:table-cell>
          <table:table-cell office:value-type="float" office:value="1900" calcext:value-type="float">
            <text:p>1,900.00</text:p>
          </table:table-cell>
          <table:table-cell office:value-type="float" office:value="0.674921956295526" calcext:value-type="float">
            <text:p>0.6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source=Twitter for iPhone} =&gt; {difusion=alta}</text:p>
          </table:table-cell>
          <table:table-cell office:value-type="float" office:value="0.0742669793114897" calcext:value-type="float">
            <text:p>0.07</text:p>
          </table:table-cell>
          <table:table-cell office:value-type="float" office:value="0.335819845179451" calcext:value-type="float">
            <text:p>0.34</text:p>
          </table:table-cell>
          <table:table-cell office:value-type="float" office:value="0.221151252308522" calcext:value-type="float">
            <text:p>0.22</text:p>
          </table:table-cell>
          <table:table-cell office:value-type="float" office:value="1.28982977277779" calcext:value-type="float">
            <text:p>1.29</text:p>
          </table:table-cell>
          <table:table-cell office:value-type="float" office:value="7158" calcext:value-type="float">
            <text:p>7,158.00</text:p>
          </table:table-cell>
          <table:table-cell office:value-type="float" office:value="0.0962778018394436" calcext:value-type="float">
            <text:p>0.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Tarde,retweet_source=Twitter for iPhone} =&gt; {difusion=alta}</text:p>
          </table:table-cell>
          <table:table-cell office:value-type="float" office:value="0.0272872528065406" calcext:value-type="float">
            <text:p>0.03</text:p>
          </table:table-cell>
          <table:table-cell office:value-type="float" office:value="0.333798705419469" calcext:value-type="float">
            <text:p>0.33</text:p>
          </table:table-cell>
          <table:table-cell office:value-type="float" office:value="0.081747629225374" calcext:value-type="float">
            <text:p>0.08</text:p>
          </table:table-cell>
          <table:table-cell office:value-type="float" office:value="1.28206690148001" calcext:value-type="float">
            <text:p>1.28</text:p>
          </table:table-cell>
          <table:table-cell office:value-type="float" office:value="2630" calcext:value-type="float">
            <text:p>2,630.00</text:p>
          </table:table-cell>
          <table:table-cell office:value-type="float" office:value="0.567346669742609" calcext:value-type="float">
            <text:p>0.57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desde el pasado,retweet_es_finde=Finde,retweet_verified=Sin verificar,RT_popular=amigos medios} =&gt; {difusion=alta}</text:p>
          </table:table-cell>
          <table:table-cell office:value-type="float" office:value="0.0149924259716545" calcext:value-type="float">
            <text:p>0.01</text:p>
          </table:table-cell>
          <table:table-cell office:value-type="float" office:value="0.332719318443472" calcext:value-type="float">
            <text:p>0.33</text:p>
          </table:table-cell>
          <table:table-cell office:value-type="float" office:value="0.0450602809653255" calcext:value-type="float">
            <text:p>0.05</text:p>
          </table:table-cell>
          <table:table-cell office:value-type="float" office:value="1.27792115048293" calcext:value-type="float">
            <text:p>1.28</text:p>
          </table:table-cell>
          <table:table-cell office:value-type="float" office:value="1445" calcext:value-type="float">
            <text:p>1,445.00</text:p>
          </table:table-cell>
          <table:table-cell office:value-type="float" office:value="0.741318948270934" calcext:value-type="float">
            <text:p>0.7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n_char=largo,retweet_source=Twitter for iPhone,retweet_verified=Sin verificar} =&gt; {difusion=alta}</text:p>
          </table:table-cell>
          <table:table-cell office:value-type="float" office:value="0.0245066506194103" calcext:value-type="float">
            <text:p>0.02</text:p>
          </table:table-cell>
          <table:table-cell office:value-type="float" office:value="0.332114735658043" calcext:value-type="float">
            <text:p>0.33</text:p>
          </table:table-cell>
          <table:table-cell office:value-type="float" office:value="0.0737897117719076" calcext:value-type="float">
            <text:p>0.07</text:p>
          </table:table-cell>
          <table:table-cell office:value-type="float" office:value="1.275599045676" calcext:value-type="float">
            <text:p>1.28</text:p>
          </table:table-cell>
          <table:table-cell office:value-type="float" office:value="2362" calcext:value-type="float">
            <text:p>2,362.00</text:p>
          </table:table-cell>
          <table:table-cell office:value-type="float" office:value="0.602533172496984" calcext:value-type="float">
            <text:p>0.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retweet_source=Twitter for iPhone} =&gt; {difusion=alta}</text:p>
          </table:table-cell>
          <table:table-cell office:value-type="float" office:value="0.0149820505903592" calcext:value-type="float">
            <text:p>0.01</text:p>
          </table:table-cell>
          <table:table-cell office:value-type="float" office:value="0.331268639596238" calcext:value-type="float">
            <text:p>0.33</text:p>
          </table:table-cell>
          <table:table-cell office:value-type="float" office:value="0.0452262870660497" calcext:value-type="float">
            <text:p>0.05</text:p>
          </table:table-cell>
          <table:table-cell office:value-type="float" office:value="1.27234932739159" calcext:value-type="float">
            <text:p>1.27</text:p>
          </table:table-cell>
          <table:table-cell office:value-type="float" office:value="1444" calcext:value-type="float">
            <text:p>1,444.00</text:p>
          </table:table-cell>
          <table:table-cell office:value-type="float" office:value="0.740297761433825" calcext:value-type="float">
            <text:p>0.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T_popular=muchos} =&gt; {difusion=alta}</text:p>
          </table:table-cell>
          <table:table-cell office:value-type="float" office:value="0.0659978004191654" calcext:value-type="float">
            <text:p>0.07</text:p>
          </table:table-cell>
          <table:table-cell office:value-type="float" office:value="0.328886820743498" calcext:value-type="float">
            <text:p>0.33</text:p>
          </table:table-cell>
          <table:table-cell office:value-type="float" office:value="0.200670249631674" calcext:value-type="float">
            <text:p>0.20</text:p>
          </table:table-cell>
          <table:table-cell office:value-type="float" office:value="1.26320114596716" calcext:value-type="float">
            <text:p>1.26</text:p>
          </table:table-cell>
          <table:table-cell office:value-type="float" office:value="6361" calcext:value-type="float">
            <text:p>6,361.00</text:p>
          </table:table-cell>
          <table:table-cell office:value-type="float" office:value="0.151100488522351" calcext:value-type="float">
            <text:p>0.1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Hace rato,retweet_source=Twitter for iPhone,retweet_verified=Sin verificar} =&gt; {difusion=alta}</text:p>
          </table:table-cell>
          <table:table-cell office:value-type="float" office:value="0.0131041065759167" calcext:value-type="float">
            <text:p>0.01</text:p>
          </table:table-cell>
          <table:table-cell office:value-type="float" office:value="0.328820619630305" calcext:value-type="float">
            <text:p>0.33</text:p>
          </table:table-cell>
          <table:table-cell office:value-type="float" office:value="0.0398518395551036" calcext:value-type="float">
            <text:p>0.04</text:p>
          </table:table-cell>
          <table:table-cell office:value-type="float" office:value="1.26294687818634" calcext:value-type="float">
            <text:p>1.26</text:p>
          </table:table-cell>
          <table:table-cell office:value-type="float" office:value="1263" calcext:value-type="float">
            <text:p>1,263.00</text:p>
          </table:table-cell>
          <table:table-cell office:value-type="float" office:value="0.768032668401272" calcext:value-type="float">
            <text:p>0.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n_char=largo} =&gt; {difusion=alta}</text:p>
          </table:table-cell>
          <table:table-cell office:value-type="float" office:value="0.0298499719864705" calcext:value-type="float">
            <text:p>0.03</text:p>
          </table:table-cell>
          <table:table-cell office:value-type="float" office:value="0.328687307208957" calcext:value-type="float">
            <text:p>0.33</text:p>
          </table:table-cell>
          <table:table-cell office:value-type="float" office:value="0.0908157124774335" calcext:value-type="float">
            <text:p>0.09</text:p>
          </table:table-cell>
          <table:table-cell office:value-type="float" office:value="1.26243484671291" calcext:value-type="float">
            <text:p>1.26</text:p>
          </table:table-cell>
          <table:table-cell office:value-type="float" office:value="2877" calcext:value-type="float">
            <text:p>2,877.00</text:p>
          </table:table-cell>
          <table:table-cell office:value-type="float" office:value="0.527639651275428" calcext:value-type="float">
            <text:p>0.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es_finde=Laborable,retweet_verified=Verificados} =&gt; {difusion=alta}</text:p>
          </table:table-cell>
          <table:table-cell office:value-type="float" office:value="0.0275362619576269" calcext:value-type="float">
            <text:p>0.03</text:p>
          </table:table-cell>
          <table:table-cell office:value-type="float" office:value="0.328668730650155" calcext:value-type="float">
            <text:p>0.33</text:p>
          </table:table-cell>
          <table:table-cell office:value-type="float" office:value="0.0837812039592455" calcext:value-type="float">
            <text:p>0.08</text:p>
          </table:table-cell>
          <table:table-cell office:value-type="float" office:value="1.26236349715164" calcext:value-type="float">
            <text:p>1.26</text:p>
          </table:table-cell>
          <table:table-cell office:value-type="float" office:value="2654" calcext:value-type="float">
            <text:p>2,654.00</text:p>
          </table:table-cell>
          <table:table-cell office:value-type="float" office:value="0.557725708667868" calcext:value-type="float">
            <text:p>0.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medio,retweet_source=Twitter for iPhone} =&gt; {difusion=alta}</text:p>
          </table:table-cell>
          <table:table-cell office:value-type="float" office:value="0.0155630719428939" calcext:value-type="float">
            <text:p>0.02</text:p>
          </table:table-cell>
          <table:table-cell office:value-type="float" office:value="0.328371278458844" calcext:value-type="float">
            <text:p>0.33</text:p>
          </table:table-cell>
          <table:table-cell office:value-type="float" office:value="0.0473947417567596" calcext:value-type="float">
            <text:p>0.05</text:p>
          </table:table-cell>
          <table:table-cell office:value-type="float" office:value="1.26122103133898" calcext:value-type="float">
            <text:p>1.26</text:p>
          </table:table-cell>
          <table:table-cell office:value-type="float" office:value="1500" calcext:value-type="float">
            <text:p>1,500.00</text:p>
          </table:table-cell>
          <table:table-cell office:value-type="float" office:value="0.728854484766707" calcext:value-type="float">
            <text:p>0.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Mañana,retweet_source=Twitter for iPhone} =&gt; {difusion=alta}</text:p>
          </table:table-cell>
          <table:table-cell office:value-type="float" office:value="0.010115996762881" calcext:value-type="float">
            <text:p>0.01</text:p>
          </table:table-cell>
          <table:table-cell office:value-type="float" office:value="0.326742627345845" calcext:value-type="float">
            <text:p>0.33</text:p>
          </table:table-cell>
          <table:table-cell office:value-type="float" office:value="0.0309601377850636" calcext:value-type="float">
            <text:p>0.03</text:p>
          </table:table-cell>
          <table:table-cell office:value-type="float" office:value="1.25496564552671" calcext:value-type="float">
            <text:p>1.25</text:p>
          </table:table-cell>
          <table:table-cell office:value-type="float" office:value="975" calcext:value-type="float">
            <text:p>975.00</text:p>
          </table:table-cell>
          <table:table-cell office:value-type="float" office:value="0.815776851271077" calcext:value-type="float">
            <text:p>0.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verified=Sin verificar,RT_popular=muchos} =&gt; {difusion=alta}</text:p>
          </table:table-cell>
          <table:table-cell office:value-type="float" office:value="0.0499055840302131" calcext:value-type="float">
            <text:p>0.05</text:p>
          </table:table-cell>
          <table:table-cell office:value-type="float" office:value="0.326101694915254" calcext:value-type="float">
            <text:p>0.33</text:p>
          </table:table-cell>
          <table:table-cell office:value-type="float" office:value="0.153036874105123" calcext:value-type="float">
            <text:p>0.15</text:p>
          </table:table-cell>
          <table:table-cell office:value-type="float" office:value="1.25250392760509" calcext:value-type="float">
            <text:p>1.25</text:p>
          </table:table-cell>
          <table:table-cell office:value-type="float" office:value="4810" calcext:value-type="float">
            <text:p>4,810.00</text:p>
          </table:table-cell>
          <table:table-cell office:value-type="float" office:value="0.295256036992636" calcext:value-type="float">
            <text:p>0.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} =&gt; {difusion=alta}</text:p>
          </table:table-cell>
          <table:table-cell office:value-type="float" office:value="0.0628955614118819" calcext:value-type="float">
            <text:p>0.06</text:p>
          </table:table-cell>
          <table:table-cell office:value-type="float" office:value="0.325808878856283" calcext:value-type="float">
            <text:p>0.33</text:p>
          </table:table-cell>
          <table:table-cell office:value-type="float" office:value="0.193044344379656" calcext:value-type="float">
            <text:p>0.19</text:p>
          </table:table-cell>
          <table:table-cell office:value-type="float" office:value="1.25137926842776" calcext:value-type="float">
            <text:p>1.25</text:p>
          </table:table-cell>
          <table:table-cell office:value-type="float" office:value="6062" calcext:value-type="float">
            <text:p>6,062.00</text:p>
          </table:table-cell>
          <table:table-cell office:value-type="float" office:value="0.172378978691748" calcext:value-type="float">
            <text:p>0.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Mañana,RT_popular=muchos} =&gt; {difusion=alta}</text:p>
          </table:table-cell>
          <table:table-cell office:value-type="float" office:value="0.0100848706189952" calcext:value-type="float">
            <text:p>0.01</text:p>
          </table:table-cell>
          <table:table-cell office:value-type="float" office:value="0.32573726541555" calcext:value-type="float">
            <text:p>0.33</text:p>
          </table:table-cell>
          <table:table-cell office:value-type="float" office:value="0.0309601377850636" calcext:value-type="float">
            <text:p>0.03</text:p>
          </table:table-cell>
          <table:table-cell office:value-type="float" office:value="1.25110421277124" calcext:value-type="float">
            <text:p>1.25</text:p>
          </table:table-cell>
          <table:table-cell office:value-type="float" office:value="972" calcext:value-type="float">
            <text:p>972.00</text:p>
          </table:table-cell>
          <table:table-cell office:value-type="float" office:value="0.8156865638604" calcext:value-type="float">
            <text:p>0.8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Finde,retweet_source=Twitter Web App,RT_popular=muchos} =&gt; {difusion=alta}</text:p>
          </table:table-cell>
          <table:table-cell office:value-type="float" office:value="0.0117553070075325" calcext:value-type="float">
            <text:p>0.01</text:p>
          </table:table-cell>
          <table:table-cell office:value-type="float" office:value="0.325200918484501" calcext:value-type="float">
            <text:p>0.33</text:p>
          </table:table-cell>
          <table:table-cell office:value-type="float" office:value="0.0361478284326949" calcext:value-type="float">
            <text:p>0.04</text:p>
          </table:table-cell>
          <table:table-cell office:value-type="float" office:value="1.2490441908573" calcext:value-type="float">
            <text:p>1.25</text:p>
          </table:table-cell>
          <table:table-cell office:value-type="float" office:value="1133" calcext:value-type="float">
            <text:p>1,133.00</text:p>
          </table:table-cell>
          <table:table-cell office:value-type="float" office:value="0.787392967753689" calcext:value-type="float">
            <text:p>0.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etweet_source=Twitter Web App} =&gt; {difusion=alta}</text:p>
          </table:table-cell>
          <table:table-cell office:value-type="float" office:value="0.0146500383889108" calcext:value-type="float">
            <text:p>0.01</text:p>
          </table:table-cell>
          <table:table-cell office:value-type="float" office:value="0.324076199219647" calcext:value-type="float">
            <text:p>0.32</text:p>
          </table:table-cell>
          <table:table-cell office:value-type="float" office:value="0.0452055363034592" calcext:value-type="float">
            <text:p>0.05</text:p>
          </table:table-cell>
          <table:table-cell office:value-type="float" office:value="1.24472432586228" calcext:value-type="float">
            <text:p>1.24</text:p>
          </table:table-cell>
          <table:table-cell office:value-type="float" office:value="1412" calcext:value-type="float">
            <text:p>1,412.00</text:p>
          </table:table-cell>
          <table:table-cell office:value-type="float" office:value="0.739577017725311" calcext:value-type="float">
            <text:p>0.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corto,retweet_es_finde=Finde,RT_popular=muchos} =&gt; {difusion=alta}</text:p>
          </table:table-cell>
          <table:table-cell office:value-type="float" office:value="0.010946027266502" calcext:value-type="float">
            <text:p>0.01</text:p>
          </table:table-cell>
          <table:table-cell office:value-type="float" office:value="0.323520392517633" calcext:value-type="float">
            <text:p>0.32</text:p>
          </table:table-cell>
          <table:table-cell office:value-type="float" office:value="0.0338341184038513" calcext:value-type="float">
            <text:p>0.03</text:p>
          </table:table-cell>
          <table:table-cell office:value-type="float" office:value="1.24258956211184" calcext:value-type="float">
            <text:p>1.24</text:p>
          </table:table-cell>
          <table:table-cell office:value-type="float" office:value="1055" calcext:value-type="float">
            <text:p>1,055.00</text:p>
          </table:table-cell>
          <table:table-cell office:value-type="float" office:value="0.79974358974359" calcext:value-type="float">
            <text:p>0.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n_char=largo,retweet_source=Twitter for Android} =&gt; {difusion=alta}</text:p>
          </table:table-cell>
          <table:table-cell office:value-type="float" office:value="0.0101989998132431" calcext:value-type="float">
            <text:p>0.01</text:p>
          </table:table-cell>
          <table:table-cell office:value-type="float" office:value="0.322083879423329" calcext:value-type="float">
            <text:p>0.32</text:p>
          </table:table-cell>
          <table:table-cell office:value-type="float" office:value="0.0316656637131415" calcext:value-type="float">
            <text:p>0.03</text:p>
          </table:table-cell>
          <table:table-cell office:value-type="float" office:value="1.23707214738899" calcext:value-type="float">
            <text:p>1.24</text:p>
          </table:table-cell>
          <table:table-cell office:value-type="float" office:value="983" calcext:value-type="float">
            <text:p>983.00</text:p>
          </table:table-cell>
          <table:table-cell office:value-type="float" office:value="0.811471486949159" calcext:value-type="float">
            <text:p>0.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corto,retweet_es_finde=Finde,retweet_source=Twitter for iPhone} =&gt; {difusion=alta}</text:p>
          </table:table-cell>
          <table:table-cell office:value-type="float" office:value="0.0148056691083397" calcext:value-type="float">
            <text:p>0.01</text:p>
          </table:table-cell>
          <table:table-cell office:value-type="float" office:value="0.321541234790446" calcext:value-type="float">
            <text:p>0.32</text:p>
          </table:table-cell>
          <table:table-cell office:value-type="float" office:value="0.0460459421883754" calcext:value-type="float">
            <text:p>0.05</text:p>
          </table:table-cell>
          <table:table-cell office:value-type="float" office:value="1.23498793701972" calcext:value-type="float">
            <text:p>1.23</text:p>
          </table:table-cell>
          <table:table-cell office:value-type="float" office:value="1427" calcext:value-type="float">
            <text:p>1,427.00</text:p>
          </table:table-cell>
          <table:table-cell office:value-type="float" office:value="0.734958192492439" calcext:value-type="float">
            <text:p>0.7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Hace rato,retweet_es_finde=Finde,retweet_source=Twitter for Android} =&gt; {difusion=alta}</text:p>
          </table:table-cell>
          <table:table-cell office:value-type="float" office:value="0.0133738664895935" calcext:value-type="float">
            <text:p>0.01</text:p>
          </table:table-cell>
          <table:table-cell office:value-type="float" office:value="0.320646766169154" calcext:value-type="float">
            <text:p>0.32</text:p>
          </table:table-cell>
          <table:table-cell office:value-type="float" office:value="0.0417090328069557" calcext:value-type="float">
            <text:p>0.04</text:p>
          </table:table-cell>
          <table:table-cell office:value-type="float" office:value="1.23155242754903" calcext:value-type="float">
            <text:p>1.23</text:p>
          </table:table-cell>
          <table:table-cell office:value-type="float" office:value="1289" calcext:value-type="float">
            <text:p>1,289.00</text:p>
          </table:table-cell>
          <table:table-cell office:value-type="float" office:value="0.757376460017969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fecha_inicio_T_momento=Noche,retweet_es_finde=Finde} =&gt; {difusion=alta}</text:p>
          </table:table-cell>
          <table:table-cell office:value-type="float" office:value="0.0139445124608329" calcext:value-type="float">
            <text:p>0.01</text:p>
          </table:table-cell>
          <table:table-cell office:value-type="float" office:value="0.31961950059453" calcext:value-type="float">
            <text:p>0.32</text:p>
          </table:table-cell>
          <table:table-cell office:value-type="float" office:value="0.0436284783465792" calcext:value-type="float">
            <text:p>0.04</text:p>
          </table:table-cell>
          <table:table-cell office:value-type="float" office:value="1.22760686643429" calcext:value-type="float">
            <text:p>1.23</text:p>
          </table:table-cell>
          <table:table-cell office:value-type="float" office:value="1344" calcext:value-type="float">
            <text:p>1,344.00</text:p>
          </table:table-cell>
          <table:table-cell office:value-type="float" office:value="0.747236630298694" calcext:value-type="float">
            <text:p>0.7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retweet_verified=Sin verificar,RT_popular=muchos} =&gt; {difusion=alta}</text:p>
          </table:table-cell>
          <table:table-cell office:value-type="float" office:value="0.0195472183602747" calcext:value-type="float">
            <text:p>0.02</text:p>
          </table:table-cell>
          <table:table-cell office:value-type="float" office:value="0.318889641164523" calcext:value-type="float">
            <text:p>0.32</text:p>
          </table:table-cell>
          <table:table-cell office:value-type="float" office:value="0.0612977526924114" calcext:value-type="float">
            <text:p>0.06</text:p>
          </table:table-cell>
          <table:table-cell office:value-type="float" office:value="1.22480359427429" calcext:value-type="float">
            <text:p>1.22</text:p>
          </table:table-cell>
          <table:table-cell office:value-type="float" office:value="1884" calcext:value-type="float">
            <text:p>1,884.00</text:p>
          </table:table-cell>
          <table:table-cell office:value-type="float" office:value="0.658905144584106" calcext:value-type="float">
            <text:p>0.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corto,retweet_es_finde=Finde,retweet_verified=Verificados} =&gt; {difusion=alta}</text:p>
          </table:table-cell>
          <table:table-cell office:value-type="float" office:value="0.0113506671370173" calcext:value-type="float">
            <text:p>0.01</text:p>
          </table:table-cell>
          <table:table-cell office:value-type="float" office:value="0.318671715700553" calcext:value-type="float">
            <text:p>0.32</text:p>
          </table:table-cell>
          <table:table-cell office:value-type="float" office:value="0.0356186839866365" calcext:value-type="float">
            <text:p>0.04</text:p>
          </table:table-cell>
          <table:table-cell office:value-type="float" office:value="1.2239665777736" calcext:value-type="float">
            <text:p>1.22</text:p>
          </table:table-cell>
          <table:table-cell office:value-type="float" office:value="1094" calcext:value-type="float">
            <text:p>1,094.00</text:p>
          </table:table-cell>
          <table:table-cell office:value-type="float" office:value="0.789596471403055" calcext:value-type="float">
            <text:p>0.7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Finde,retweet_source=Twitter for iPhone,retweet_verified=Sin verificar} =&gt; {difusion=alta}</text:p>
          </table:table-cell>
          <table:table-cell office:value-type="float" office:value="0.0352555456413023" calcext:value-type="float">
            <text:p>0.04</text:p>
          </table:table-cell>
          <table:table-cell office:value-type="float" office:value="0.318492829693505" calcext:value-type="float">
            <text:p>0.32</text:p>
          </table:table-cell>
          <table:table-cell office:value-type="float" office:value="0.110694943039157" calcext:value-type="float">
            <text:p>0.11</text:p>
          </table:table-cell>
          <table:table-cell office:value-type="float" office:value="1.22327950552002" calcext:value-type="float">
            <text:p>1.22</text:p>
          </table:table-cell>
          <table:table-cell office:value-type="float" office:value="3398" calcext:value-type="float">
            <text:p>3,398.00</text:p>
          </table:table-cell>
          <table:table-cell office:value-type="float" office:value="0.44569751274525" calcext:value-type="float">
            <text:p>0.4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retweet_es_finde=Finde,retweet_verified=Sin verificar,RT_popular=muchos} =&gt; {difusion=alta}</text:p>
          </table:table-cell>
          <table:table-cell office:value-type="float" office:value="0.0137058786910419" calcext:value-type="float">
            <text:p>0.01</text:p>
          </table:table-cell>
          <table:table-cell office:value-type="float" office:value="0.318466730954677" calcext:value-type="float">
            <text:p>0.32</text:p>
          </table:table-cell>
          <table:table-cell office:value-type="float" office:value="0.0430370816127493" calcext:value-type="float">
            <text:p>0.04</text:p>
          </table:table-cell>
          <table:table-cell office:value-type="float" office:value="1.2231792644805" calcext:value-type="float">
            <text:p>1.22</text:p>
          </table:table-cell>
          <table:table-cell office:value-type="float" office:value="1321" calcext:value-type="float">
            <text:p>1,321.00</text:p>
          </table:table-cell>
          <table:table-cell office:value-type="float" office:value="0.750188030514666" calcext:value-type="float">
            <text:p>0.7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largo,retweet_es_finde=Finde,retweet_source=Twitter for Android} =&gt; {difusion=alta}</text:p>
          </table:table-cell>
          <table:table-cell office:value-type="float" office:value="0.0118383100578946" calcext:value-type="float">
            <text:p>0.01</text:p>
          </table:table-cell>
          <table:table-cell office:value-type="float" office:value="0.318181818181818" calcext:value-type="float">
            <text:p>0.32</text:p>
          </table:table-cell>
          <table:table-cell office:value-type="float" office:value="0.0372061173248117" calcext:value-type="float">
            <text:p>0.04</text:p>
          </table:table-cell>
          <table:table-cell office:value-type="float" office:value="1.22208496054834" calcext:value-type="float">
            <text:p>1.22</text:p>
          </table:table-cell>
          <table:table-cell office:value-type="float" office:value="1141" calcext:value-type="float">
            <text:p>1,141.00</text:p>
          </table:table-cell>
          <table:table-cell office:value-type="float" office:value="0.781001488797705" calcext:value-type="float">
            <text:p>0.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Tarde,RT_popular=muchos} =&gt; {difusion=alta}</text:p>
          </table:table-cell>
          <table:table-cell office:value-type="float" office:value="0.0259384532381565" calcext:value-type="float">
            <text:p>0.03</text:p>
          </table:table-cell>
          <table:table-cell office:value-type="float" office:value="0.317540962784199" calcext:value-type="float">
            <text:p>0.32</text:p>
          </table:table-cell>
          <table:table-cell office:value-type="float" office:value="0.0816853769376024" calcext:value-type="float">
            <text:p>0.08</text:p>
          </table:table-cell>
          <table:table-cell office:value-type="float" office:value="1.21962353849792" calcext:value-type="float">
            <text:p>1.22</text:p>
          </table:table-cell>
          <table:table-cell office:value-type="float" office:value="2500" calcext:value-type="float">
            <text:p>2,500.00</text:p>
          </table:table-cell>
          <table:table-cell office:value-type="float" office:value="0.565234516033742" calcext:value-type="float">
            <text:p>0.57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retweet_es_finde=Finde,RT_popular=muchos} =&gt; {difusion=alta}</text:p>
          </table:table-cell>
          <table:table-cell office:value-type="float" office:value="0.0181154157415285" calcext:value-type="float">
            <text:p>0.02</text:p>
          </table:table-cell>
          <table:table-cell office:value-type="float" office:value="0.317051025966951" calcext:value-type="float">
            <text:p>0.32</text:p>
          </table:table-cell>
          <table:table-cell office:value-type="float" office:value="0.0571372247930111" calcext:value-type="float">
            <text:p>0.06</text:p>
          </table:table-cell>
          <table:table-cell office:value-type="float" office:value="1.21774177033341" calcext:value-type="float">
            <text:p>1.22</text:p>
          </table:table-cell>
          <table:table-cell office:value-type="float" office:value="1746" calcext:value-type="float">
            <text:p>1,746.00</text:p>
          </table:table-cell>
          <table:table-cell office:value-type="float" office:value="0.678807832264772" calcext:value-type="float">
            <text:p>0.6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source=Twitter Web App,RT_popular=muchos} =&gt; {difusion=alta}</text:p>
          </table:table-cell>
          <table:table-cell office:value-type="float" office:value="0.016476105496877" calcext:value-type="float">
            <text:p>0.02</text:p>
          </table:table-cell>
          <table:table-cell office:value-type="float" office:value="0.316460741331208" calcext:value-type="float">
            <text:p>0.32</text:p>
          </table:table-cell>
          <table:table-cell office:value-type="float" office:value="0.0520636633396277" calcext:value-type="float">
            <text:p>0.05</text:p>
          </table:table-cell>
          <table:table-cell office:value-type="float" office:value="1.21547458240952" calcext:value-type="float">
            <text:p>1.22</text:p>
          </table:table-cell>
          <table:table-cell office:value-type="float" office:value="1588" calcext:value-type="float">
            <text:p>1,588.00</text:p>
          </table:table-cell>
          <table:table-cell office:value-type="float" office:value="0.703828355069415" calcext:value-type="float">
            <text:p>0.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Mañana,n_char=largo,retweet_es_finde=Finde} =&gt; {difusion=alta}</text:p>
          </table:table-cell>
          <table:table-cell office:value-type="float" office:value="0.0140067647486045" calcext:value-type="float">
            <text:p>0.01</text:p>
          </table:table-cell>
          <table:table-cell office:value-type="float" office:value="0.315715622076707" calcext:value-type="float">
            <text:p>0.32</text:p>
          </table:table-cell>
          <table:table-cell office:value-type="float" office:value="0.0443651304185429" calcext:value-type="float">
            <text:p>0.04</text:p>
          </table:table-cell>
          <table:table-cell office:value-type="float" office:value="1.21261269972891" calcext:value-type="float">
            <text:p>1.21</text:p>
          </table:table-cell>
          <table:table-cell office:value-type="float" office:value="1350" calcext:value-type="float">
            <text:p>1,350.00</text:p>
          </table:table-cell>
          <table:table-cell office:value-type="float" office:value="0.742969307637402" calcext:value-type="float">
            <text:p>0.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etweet_es_finde=Finde,retweet_verified=Sin verificar} =&gt; {difusion=alta}</text:p>
          </table:table-cell>
          <table:table-cell office:value-type="float" office:value="0.0310846423606068" calcext:value-type="float">
            <text:p>0.03</text:p>
          </table:table-cell>
          <table:table-cell office:value-type="float" office:value="0.315368421052632" calcext:value-type="float">
            <text:p>0.32</text:p>
          </table:table-cell>
          <table:table-cell office:value-type="float" office:value="0.0985661223049947" calcext:value-type="float">
            <text:p>0.10</text:p>
          </table:table-cell>
          <table:table-cell office:value-type="float" office:value="1.21127915668665" calcext:value-type="float">
            <text:p>1.21</text:p>
          </table:table-cell>
          <table:table-cell office:value-type="float" office:value="2996" calcext:value-type="float">
            <text:p>2,996.00</text:p>
          </table:table-cell>
          <table:table-cell office:value-type="float" office:value="0.493512247610608" calcext:value-type="float">
            <text:p>0.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n_char=largo,retweet_es_finde=Finde} =&gt; {difusion=alta}</text:p>
          </table:table-cell>
          <table:table-cell office:value-type="float" office:value="0.0155526965615986" calcext:value-type="float">
            <text:p>0.02</text:p>
          </table:table-cell>
          <table:table-cell office:value-type="float" office:value="0.314915966386555" calcext:value-type="float">
            <text:p>0.31</text:p>
          </table:table-cell>
          <table:table-cell office:value-type="float" office:value="0.04938681496545" calcext:value-type="float">
            <text:p>0.05</text:p>
          </table:table-cell>
          <table:table-cell office:value-type="float" office:value="1.20954135140946" calcext:value-type="float">
            <text:p>1.21</text:p>
          </table:table-cell>
          <table:table-cell office:value-type="float" office:value="1499" calcext:value-type="float">
            <text:p>1,499.00</text:p>
          </table:table-cell>
          <table:table-cell office:value-type="float" office:value="0.717122200670076" calcext:value-type="float">
            <text:p>0.7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{n_char=largo,retweet_es_finde=Finde} =&gt; {difusion=alta}</text:p>
          </table:table-cell>
          <table:table-cell office:value-type="float" office:value="0.0877861011392169" calcext:value-type="float">
            <text:p>0.09</text:p>
          </table:table-cell>
          <table:table-cell office:value-type="float" office:value="0.314699099903295" calcext:value-type="float">
            <text:p>0.31</text:p>
          </table:table-cell>
          <table:table-cell office:value-type="float" office:value="0.27895250150443" calcext:value-type="float">
            <text:p>0.28</text:p>
          </table:table-cell>
          <table:table-cell office:value-type="float" office:value="1.20870840228259" calcext:value-type="float">
            <text:p>1.21</text:p>
          </table:table-cell>
          <table:table-cell office:value-type="float" office:value="8461" calcext:value-type="float">
            <text:p>8,461.00</text:p>
          </table:table-cell>
          <table:table-cell office:value-type="float" office:value="0.0411774167604953" calcext:value-type="float">
            <text:p>0.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n_char=largo,retweet_verified=Sin verificar} =&gt; {difusion=alta}</text:p>
          </table:table-cell>
          <table:table-cell office:value-type="float" office:value="0.0222344421157478" calcext:value-type="float">
            <text:p>0.02</text:p>
          </table:table-cell>
          <table:table-cell office:value-type="float" office:value="0.313579163008487" calcext:value-type="float">
            <text:p>0.31</text:p>
          </table:table-cell>
          <table:table-cell office:value-type="float" office:value="0.0709053557718246" calcext:value-type="float">
            <text:p>0.07</text:p>
          </table:table-cell>
          <table:table-cell office:value-type="float" office:value="1.20440690559831" calcext:value-type="float">
            <text:p>1.20</text:p>
          </table:table-cell>
          <table:table-cell office:value-type="float" office:value="2143" calcext:value-type="float">
            <text:p>2,143.00</text:p>
          </table:table-cell>
          <table:table-cell office:value-type="float" office:value="0.613060265234178" calcext:value-type="float">
            <text:p>0.6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Hace rato,fecha_inicio_T_momento=Tarde,retweet_verified=Sin verificar} =&gt; {difusion=alta}</text:p>
          </table:table-cell>
          <table:table-cell office:value-type="float" office:value="0.0182191695544811" calcext:value-type="float">
            <text:p>0.02</text:p>
          </table:table-cell>
          <table:table-cell office:value-type="float" office:value="0.313459478757587" calcext:value-type="float">
            <text:p>0.31</text:p>
          </table:table-cell>
          <table:table-cell office:value-type="float" office:value="0.0581228860160611" calcext:value-type="float">
            <text:p>0.06</text:p>
          </table:table-cell>
          <table:table-cell office:value-type="float" office:value="1.2039472177259" calcext:value-type="float">
            <text:p>1.20</text:p>
          </table:table-cell>
          <table:table-cell office:value-type="float" office:value="1756" calcext:value-type="float">
            <text:p>1,756.00</text:p>
          </table:table-cell>
          <table:table-cell office:value-type="float" office:value="0.673531444367657" calcext:value-type="float">
            <text:p>0.6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Noche,n_char=largo} =&gt; {difusion=alta}</text:p>
          </table:table-cell>
          <table:table-cell office:value-type="float" office:value="0.0577078707642506" calcext:value-type="float">
            <text:p>0.06</text:p>
          </table:table-cell>
          <table:table-cell office:value-type="float" office:value="0.312138728323699" calcext:value-type="float">
            <text:p>0.31</text:p>
          </table:table-cell>
          <table:table-cell office:value-type="float" office:value="0.184878919300284" calcext:value-type="float">
            <text:p>0.18</text:p>
          </table:table-cell>
          <table:table-cell office:value-type="float" office:value="1.19887442867996" calcext:value-type="float">
            <text:p>1.20</text:p>
          </table:table-cell>
          <table:table-cell office:value-type="float" office:value="5562" calcext:value-type="float">
            <text:p>5,562.00</text:p>
          </table:table-cell>
          <table:table-cell office:value-type="float" office:value="0.194773901635833" calcext:value-type="float">
            <text:p>0.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fecha_inicio_T_momento=Mañana} =&gt; {difusion=alta}</text:p>
          </table:table-cell>
          <table:table-cell office:value-type="float" office:value="0.0107800211657778" calcext:value-type="float">
            <text:p>0.01</text:p>
          </table:table-cell>
          <table:table-cell office:value-type="float" office:value="0.311918342839988" calcext:value-type="float">
            <text:p>0.31</text:p>
          </table:table-cell>
          <table:table-cell office:value-type="float" office:value="0.0345603950945197" calcext:value-type="float">
            <text:p>0.03</text:p>
          </table:table-cell>
          <table:table-cell office:value-type="float" office:value="1.19802796364086" calcext:value-type="float">
            <text:p>1.20</text:p>
          </table:table-cell>
          <table:table-cell office:value-type="float" office:value="1039" calcext:value-type="float">
            <text:p>1,039.00</text:p>
          </table:table-cell>
          <table:table-cell office:value-type="float" office:value="0.794676111881984" calcext:value-type="float">
            <text:p>0.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n_char=corto,retweet_es_finde=Finde} =&gt; {difusion=alta}</text:p>
          </table:table-cell>
          <table:table-cell office:value-type="float" office:value="0.0109875287916831" calcext:value-type="float">
            <text:p>0.01</text:p>
          </table:table-cell>
          <table:table-cell office:value-type="float" office:value="0.310557184750733" calcext:value-type="float">
            <text:p>0.31</text:p>
          </table:table-cell>
          <table:table-cell office:value-type="float" office:value="0.0353800502168455" calcext:value-type="float">
            <text:p>0.04</text:p>
          </table:table-cell>
          <table:table-cell office:value-type="float" office:value="1.19279997531861" calcext:value-type="float">
            <text:p>1.19</text:p>
          </table:table-cell>
          <table:table-cell office:value-type="float" office:value="1059" calcext:value-type="float">
            <text:p>1,059.00</text:p>
          </table:table-cell>
          <table:table-cell office:value-type="float" office:value="0.790089269447987" calcext:value-type="float">
            <text:p>0.7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tranqui,fecha_inicio_T_momento=Noche,n_char=largo,retweet_verified=Sin verificar} =&gt; {difusion=alta}</text:p>
          </table:table-cell>
          <table:table-cell office:value-type="float" office:value="0.0101989998132431" calcext:value-type="float">
            <text:p>0.01</text:p>
          </table:table-cell>
          <table:table-cell office:value-type="float" office:value="0.308537350910232" calcext:value-type="float">
            <text:p>0.31</text:p>
          </table:table-cell>
          <table:table-cell office:value-type="float" office:value="0.0330559648067066" calcext:value-type="float">
            <text:p>0.03</text:p>
          </table:table-cell>
          <table:table-cell office:value-type="float" office:value="1.18504211984658" calcext:value-type="float">
            <text:p>1.19</text:p>
          </table:table-cell>
          <table:table-cell office:value-type="float" office:value="983" calcext:value-type="float">
            <text:p>983.00</text:p>
          </table:table-cell>
          <table:table-cell office:value-type="float" office:value="0.802579037989523" calcext:value-type="float">
            <text:p>0.8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source=Twitter Web App,retweet_verified=Sin verificar,RT_popular=muchos} =&gt; {difusion=alta}</text:p>
          </table:table-cell>
          <table:table-cell office:value-type="float" office:value="0.0124089560291341" calcext:value-type="float">
            <text:p>0.01</text:p>
          </table:table-cell>
          <table:table-cell office:value-type="float" office:value="0.308406395048994" calcext:value-type="float">
            <text:p>0.31</text:p>
          </table:table-cell>
          <table:table-cell office:value-type="float" office:value="0.0402357286630284" calcext:value-type="float">
            <text:p>0.04</text:p>
          </table:table-cell>
          <table:table-cell office:value-type="float" office:value="1.18453913953982" calcext:value-type="float">
            <text:p>1.18</text:p>
          </table:table-cell>
          <table:table-cell office:value-type="float" office:value="1196" calcext:value-type="float">
            <text:p>1,196.00</text:p>
          </table:table-cell>
          <table:table-cell office:value-type="float" office:value="0.763824884792627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corto,retweet_verified=Sin verificar,RT_popular=muchos} =&gt; {difusion=alta}</text:p>
          </table:table-cell>
          <table:table-cell office:value-type="float" office:value="0.0137473802162229" calcext:value-type="float">
            <text:p>0.01</text:p>
          </table:table-cell>
          <table:table-cell office:value-type="float" office:value="0.307710171853228" calcext:value-type="float">
            <text:p>0.31</text:p>
          </table:table-cell>
          <table:table-cell office:value-type="float" office:value="0.0446763918574008" calcext:value-type="float">
            <text:p>0.04</text:p>
          </table:table-cell>
          <table:table-cell office:value-type="float" office:value="1.18186505872152" calcext:value-type="float">
            <text:p>1.18</text:p>
          </table:table-cell>
          <table:table-cell office:value-type="float" office:value="1325" calcext:value-type="float">
            <text:p>1,325.00</text:p>
          </table:table-cell>
          <table:table-cell office:value-type="float" office:value="0.740445235975067" calcext:value-type="float">
            <text:p>0.7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tranqui,n_char=largo,retweet_es_finde=Laborable,retweet_verified=Sin verificar} =&gt; {difusion=alta}</text:p>
          </table:table-cell>
          <table:table-cell office:value-type="float" office:value="0.0101989998132431" calcext:value-type="float">
            <text:p>0.01</text:p>
          </table:table-cell>
          <table:table-cell office:value-type="float" office:value="0.307091533895658" calcext:value-type="float">
            <text:p>0.31</text:p>
          </table:table-cell>
          <table:table-cell office:value-type="float" office:value="0.0332115955261356" calcext:value-type="float">
            <text:p>0.03</text:p>
          </table:table-cell>
          <table:table-cell office:value-type="float" office:value="1.17948897026904" calcext:value-type="float">
            <text:p>1.18</text:p>
          </table:table-cell>
          <table:table-cell office:value-type="float" office:value="983" calcext:value-type="float">
            <text:p>983.00</text:p>
          </table:table-cell>
          <table:table-cell office:value-type="float" office:value="0.801589045108377" calcext:value-type="float">
            <text:p>0.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corto,retweet_verified=Verificados,RT_popular=muy muchos} =&gt; {difusion=alta}</text:p>
          </table:table-cell>
          <table:table-cell office:value-type="float" office:value="0.0145981614824345" calcext:value-type="float">
            <text:p>0.01</text:p>
          </table:table-cell>
          <table:table-cell office:value-type="float" office:value="0.306469178828142" calcext:value-type="float">
            <text:p>0.31</text:p>
          </table:table-cell>
          <table:table-cell office:value-type="float" office:value="0.0476333755265506" calcext:value-type="float">
            <text:p>0.05</text:p>
          </table:table-cell>
          <table:table-cell office:value-type="float" office:value="1.17709860499777" calcext:value-type="float">
            <text:p>1.18</text:p>
          </table:table-cell>
          <table:table-cell office:value-type="float" office:value="1407" calcext:value-type="float">
            <text:p>1,407.00</text:p>
          </table:table-cell>
          <table:table-cell office:value-type="float" office:value="0.725051276610793" calcext:value-type="float">
            <text:p>0.7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largo,retweet_source=Twitter Web App} =&gt; {difusion=alta}</text:p>
          </table:table-cell>
          <table:table-cell office:value-type="float" office:value="0.0148782967774066" calcext:value-type="float">
            <text:p>0.01</text:p>
          </table:table-cell>
          <table:table-cell office:value-type="float" office:value="0.305756929637527" calcext:value-type="float">
            <text:p>0.31</text:p>
          </table:table-cell>
          <table:table-cell office:value-type="float" office:value="0.0486605382747816" calcext:value-type="float">
            <text:p>0.05</text:p>
          </table:table-cell>
          <table:table-cell office:value-type="float" office:value="1.1743629709223" calcext:value-type="float">
            <text:p>1.17</text:p>
          </table:table-cell>
          <table:table-cell office:value-type="float" office:value="1434" calcext:value-type="float">
            <text:p>1,434.00</text:p>
          </table:table-cell>
          <table:table-cell office:value-type="float" office:value="0.719717813051146" calcext:value-type="float">
            <text:p>0.7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{fecha_inicio_T_momento=Noche,retweet_es_finde=Finde} =&gt; {difusion=alta}</text:p>
          </table:table-cell>
          <table:table-cell table:style-name="ce6" office:value-type="float" office:value="0.0774314706065448" calcext:value-type="float">
            <text:p>0.08</text:p>
          </table:table-cell>
          <table:table-cell table:style-name="ce6" office:value-type="float" office:value="0.305585128163132" calcext:value-type="float">
            <text:p>0.31</text:p>
          </table:table-cell>
          <table:table-cell table:style-name="ce6" office:value-type="float" office:value="0.253387561992903" calcext:value-type="float">
            <text:p>0.25</text:p>
          </table:table-cell>
          <table:table-cell table:style-name="ce6" office:value-type="float" office:value="1.17370310921411" calcext:value-type="float">
            <text:p>1.17</text:p>
          </table:table-cell>
          <table:table-cell table:style-name="ce6" office:value-type="float" office:value="7463" calcext:value-type="float">
            <text:p>7,463.00</text:p>
          </table:table-cell>
          <table:table-cell table:style-name="ce6" office:value-type="float" office:value="0.0159798349701566" calcext:value-type="float">
            <text:p>0.0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largo,retweet_es_finde=Finde,retweet_verified=Sin verificar} =&gt; {difusion=alta}</text:p>
          </table:table-cell>
          <table:table-cell office:value-type="float" office:value="0.0256168164180034" calcext:value-type="float">
            <text:p>0.03</text:p>
          </table:table-cell>
          <table:table-cell office:value-type="float" office:value="0.303764763779528" calcext:value-type="float">
            <text:p>0.30</text:p>
          </table:table-cell>
          <table:table-cell office:value-type="float" office:value="0.0843310991678944" calcext:value-type="float">
            <text:p>0.08</text:p>
          </table:table-cell>
          <table:table-cell office:value-type="float" office:value="1.16671138370122" calcext:value-type="float">
            <text:p>1.17</text:p>
          </table:table-cell>
          <table:table-cell office:value-type="float" office:value="2469" calcext:value-type="float">
            <text:p>2,469.00</text:p>
          </table:table-cell>
          <table:table-cell office:value-type="float" office:value="0.551686014372581" calcext:value-type="float">
            <text:p>0.5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es_finde=Finde,retweet_source=Twitter for Android} =&gt; {difusion=alta}</text:p>
          </table:table-cell>
          <table:table-cell office:value-type="float" office:value="0.0277126434396464" calcext:value-type="float">
            <text:p>0.03</text:p>
          </table:table-cell>
          <table:table-cell office:value-type="float" office:value="0.303557222411638" calcext:value-type="float">
            <text:p>0.30</text:p>
          </table:table-cell>
          <table:table-cell office:value-type="float" office:value="0.0912929800170156" calcext:value-type="float">
            <text:p>0.09</text:p>
          </table:table-cell>
          <table:table-cell office:value-type="float" office:value="1.165914250836" calcext:value-type="float">
            <text:p>1.17</text:p>
          </table:table-cell>
          <table:table-cell office:value-type="float" office:value="2671" calcext:value-type="float">
            <text:p>2,671.00</text:p>
          </table:table-cell>
          <table:table-cell office:value-type="float" office:value="0.521907629235795" calcext:value-type="float">
            <text:p>0.5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fecha_inicio_T_momento=Tarde,n_char=largo} =&gt; {difusion=alta}</text:p>
          </table:table-cell>
          <table:table-cell office:value-type="float" office:value="0.0105828889211679" calcext:value-type="float">
            <text:p>0.01</text:p>
          </table:table-cell>
          <table:table-cell office:value-type="float" office:value="0.303300624442462" calcext:value-type="float">
            <text:p>0.30</text:p>
          </table:table-cell>
          <table:table-cell office:value-type="float" office:value="0.0348924072959681" calcext:value-type="float">
            <text:p>0.03</text:p>
          </table:table-cell>
          <table:table-cell office:value-type="float" office:value="1.16492869949045" calcext:value-type="float">
            <text:p>1.16</text:p>
          </table:table-cell>
          <table:table-cell office:value-type="float" office:value="1020" calcext:value-type="float">
            <text:p>1,020.00</text:p>
          </table:table-cell>
          <table:table-cell office:value-type="float" office:value="0.792032656631556" calcext:value-type="float">
            <text:p>0.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medio,RT_popular=muchos} =&gt; {difusion=alta}</text:p>
          </table:table-cell>
          <table:table-cell office:value-type="float" office:value="0.0149509244464734" calcext:value-type="float">
            <text:p>0.01</text:p>
          </table:table-cell>
          <table:table-cell office:value-type="float" office:value="0.30247691015953" calcext:value-type="float">
            <text:p>0.30</text:p>
          </table:table-cell>
          <table:table-cell office:value-type="float" office:value="0.049428316490631" calcext:value-type="float">
            <text:p>0.05</text:p>
          </table:table-cell>
          <table:table-cell office:value-type="float" office:value="1.16176494600286" calcext:value-type="float">
            <text:p>1.16</text:p>
          </table:table-cell>
          <table:table-cell office:value-type="float" office:value="1441" calcext:value-type="float">
            <text:p>1,441.00</text:p>
          </table:table-cell>
          <table:table-cell office:value-type="float" office:value="0.715416827955097" calcext:value-type="float">
            <text:p>0.7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fecha_inicio_T_momento=Noche} =&gt; {difusion=alta}</text:p>
          </table:table-cell>
          <table:table-cell office:value-type="float" office:value="0.0258658255690897" calcext:value-type="float">
            <text:p>0.03</text:p>
          </table:table-cell>
          <table:table-cell office:value-type="float" office:value="0.302108579738245" calcext:value-type="float">
            <text:p>0.30</text:p>
          </table:table-cell>
          <table:table-cell office:value-type="float" office:value="0.085617646448507" calcext:value-type="float">
            <text:p>0.09</text:p>
          </table:table-cell>
          <table:table-cell office:value-type="float" office:value="1.16035024835943" calcext:value-type="float">
            <text:p>1.16</text:p>
          </table:table-cell>
          <table:table-cell office:value-type="float" office:value="2493" calcext:value-type="float">
            <text:p>2,493.00</text:p>
          </table:table-cell>
          <table:table-cell office:value-type="float" office:value="0.54587884484491" calcext:value-type="float">
            <text:p>0.5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etweet_es_finde=Finde,RT_popular=amigos medios} =&gt; {difusion=alta}</text:p>
          </table:table-cell>
          <table:table-cell office:value-type="float" office:value="0.0105621381585773" calcext:value-type="float">
            <text:p>0.01</text:p>
          </table:table-cell>
          <table:table-cell office:value-type="float" office:value="0.300383593980525" calcext:value-type="float">
            <text:p>0.30</text:p>
          </table:table-cell>
          <table:table-cell office:value-type="float" office:value="0.035162167209645" calcext:value-type="float">
            <text:p>0.04</text:p>
          </table:table-cell>
          <table:table-cell office:value-type="float" office:value="1.1537248567399" calcext:value-type="float">
            <text:p>1.15</text:p>
          </table:table-cell>
          <table:table-cell office:value-type="float" office:value="1018" calcext:value-type="float">
            <text:p>1,018.00</text:p>
          </table:table-cell>
          <table:table-cell office:value-type="float" office:value="0.790278536318951" calcext:value-type="float">
            <text:p>0.79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{1_resp=Hace rato,fecha_inicio_T_momento=Noche,retweet_es_finde=Finde,retweet_verified=Sin verificar} =&gt; {difusion=alta}</text:p>
          </table:table-cell>
          <table:table-cell office:value-type="float" office:value="0.0122948268348862" calcext:value-type="float">
            <text:p>0.01</text:p>
          </table:table-cell>
          <table:table-cell office:value-type="float" office:value="0.300304105423213" calcext:value-type="float">
            <text:p>0.30</text:p>
          </table:table-cell>
          <table:table-cell office:value-type="float" office:value="0.0409412545911062" calcext:value-type="float">
            <text:p>0.04</text:p>
          </table:table-cell>
          <table:table-cell office:value-type="float" office:value="1.15341955403284" calcext:value-type="float">
            <text:p>1.15</text:p>
          </table:table-cell>
          <table:table-cell office:value-type="float" office:value="1185" calcext:value-type="float">
            <text:p>1,185.00</text:p>
          </table:table-cell>
          <table:table-cell office:value-type="float" office:value="0.759217375695566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fecha_inicio_T_momento=Noche} =&gt; {difusion=alta}</text:p>
          </table:table-cell>
          <table:table-cell office:value-type="float" office:value="0.0303376149073478" calcext:value-type="float">
            <text:p>0.03</text:p>
          </table:table-cell>
          <table:table-cell office:value-type="float" office:value="0.299897435897436" calcext:value-type="float">
            <text:p>0.30</text:p>
          </table:table-cell>
          <table:table-cell office:value-type="float" office:value="0.10115996762881" calcext:value-type="float">
            <text:p>0.10</text:p>
          </table:table-cell>
          <table:table-cell office:value-type="float" office:value="1.15185760208284" calcext:value-type="float">
            <text:p>1.15</text:p>
          </table:table-cell>
          <table:table-cell office:value-type="float" office:value="2924" calcext:value-type="float">
            <text:p>2,924.00</text:p>
          </table:table-cell>
          <table:table-cell office:value-type="float" office:value="0.480701754385965" calcext:value-type="float">
            <text:p>0.48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{n_char=largo} =&gt; {difusion=alta}</text:p>
          </table:table-cell>
          <table:table-cell office:value-type="float" office:value="0.129671515428192" calcext:value-type="float">
            <text:p>0.13</text:p>
          </table:table-cell>
          <table:table-cell office:value-type="float" office:value="0.298859370142758" calcext:value-type="float">
            <text:p>0.30</text:p>
          </table:table-cell>
          <table:table-cell office:value-type="float" office:value="0.433888070386587" calcext:value-type="float">
            <text:p>0.43</text:p>
          </table:table-cell>
          <table:table-cell office:value-type="float" office:value="1.1478705592213" calcext:value-type="float">
            <text:p>1.15</text:p>
          </table:table-cell>
          <table:table-cell office:value-type="float" office:value="12498" calcext:value-type="float">
            <text:p>12,498.00</text:p>
          </table:table-cell>
          <table:table-cell office:value-type="float" office:value="0.3073601029128" calcext:value-type="float">
            <text:p>0.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Noche,n_char=medio,retweet_es_finde=Finde} =&gt; {difusion=alta}</text:p>
          </table:table-cell>
          <table:table-cell office:value-type="float" office:value="0.0187068124753585" calcext:value-type="float">
            <text:p>0.02</text:p>
          </table:table-cell>
          <table:table-cell office:value-type="float" office:value="0.29767211490837" calcext:value-type="float">
            <text:p>0.30</text:p>
          </table:table-cell>
          <table:table-cell office:value-type="float" office:value="0.0628436845054056" calcext:value-type="float">
            <text:p>0.06</text:p>
          </table:table-cell>
          <table:table-cell office:value-type="float" office:value="1.14331050367014" calcext:value-type="float">
            <text:p>1.14</text:p>
          </table:table-cell>
          <table:table-cell office:value-type="float" office:value="1803" calcext:value-type="float">
            <text:p>1,803.00</text:p>
          </table:table-cell>
          <table:table-cell office:value-type="float" office:value="0.648664304211531" calcext:value-type="float">
            <text:p>0.6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source=Twitter for iPhone,retweet_verified=Sin verificar} =&gt; {difusion=alta}</text:p>
          </table:table-cell>
          <table:table-cell office:value-type="float" office:value="0.0277852711087132" calcext:value-type="float">
            <text:p>0.03</text:p>
          </table:table-cell>
          <table:table-cell office:value-type="float" office:value="0.296665558878919" calcext:value-type="float">
            <text:p>0.30</text:p>
          </table:table-cell>
          <table:table-cell office:value-type="float" office:value="0.0936585669523355" calcext:value-type="float">
            <text:p>0.09</text:p>
          </table:table-cell>
          <table:table-cell office:value-type="float" office:value="1.13944448457272" calcext:value-type="float">
            <text:p>1.14</text:p>
          </table:table-cell>
          <table:table-cell office:value-type="float" office:value="2678" calcext:value-type="float">
            <text:p>2,678.00</text:p>
          </table:table-cell>
          <table:table-cell office:value-type="float" office:value="0.510988137264256" calcext:value-type="float">
            <text:p>0.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es_finde=Laborable,RT_popular=muchos} =&gt; {difusion=alta}</text:p>
          </table:table-cell>
          <table:table-cell office:value-type="float" office:value="0.0215289161876699" calcext:value-type="float">
            <text:p>0.02</text:p>
          </table:table-cell>
          <table:table-cell office:value-type="float" office:value="0.296343901742359" calcext:value-type="float">
            <text:p>0.30</text:p>
          </table:table-cell>
          <table:table-cell office:value-type="float" office:value="0.0726484198294287" calcext:value-type="float">
            <text:p>0.07</text:p>
          </table:table-cell>
          <table:table-cell office:value-type="float" office:value="1.13820905147573" calcext:value-type="float">
            <text:p>1.14</text:p>
          </table:table-cell>
          <table:table-cell office:value-type="float" office:value="2075" calcext:value-type="float">
            <text:p>2,075.00</text:p>
          </table:table-cell>
          <table:table-cell office:value-type="float" office:value="0.60264481529596" calcext:value-type="float">
            <text:p>0.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medio,retweet_verified=Sin verificar,RT_popular=muchos} =&gt; {difusion=alta}</text:p>
          </table:table-cell>
          <table:table-cell office:value-type="float" office:value="0.0109667780290926" calcext:value-type="float">
            <text:p>0.01</text:p>
          </table:table-cell>
          <table:table-cell office:value-type="float" office:value="0.296078431372549" calcext:value-type="float">
            <text:p>0.30</text:p>
          </table:table-cell>
          <table:table-cell office:value-type="float" office:value="0.0370401112240875" calcext:value-type="float">
            <text:p>0.04</text:p>
          </table:table-cell>
          <table:table-cell office:value-type="float" office:value="1.13718942267271" calcext:value-type="float">
            <text:p>1.14</text:p>
          </table:table-cell>
          <table:table-cell office:value-type="float" office:value="1057" calcext:value-type="float">
            <text:p>1,057.00</text:p>
          </table:table-cell>
          <table:table-cell office:value-type="float" office:value="0.779657333285036" calcext:value-type="float">
            <text:p>0.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corto,RT_popular=muchos} =&gt; {difusion=alta}</text:p>
          </table:table-cell>
          <table:table-cell office:value-type="float" office:value="0.0167666161731444" calcext:value-type="float">
            <text:p>0.02</text:p>
          </table:table-cell>
          <table:table-cell office:value-type="float" office:value="0.295483635033827" calcext:value-type="float">
            <text:p>0.30</text:p>
          </table:table-cell>
          <table:table-cell office:value-type="float" office:value="0.0567429603037912" calcext:value-type="float">
            <text:p>0.06</text:p>
          </table:table-cell>
          <table:table-cell office:value-type="float" office:value="1.13490490602655" calcext:value-type="float">
            <text:p>1.13</text:p>
          </table:table-cell>
          <table:table-cell office:value-type="float" office:value="1616" calcext:value-type="float">
            <text:p>1,616.00</text:p>
          </table:table-cell>
          <table:table-cell office:value-type="float" office:value="0.677963174076761" calcext:value-type="float">
            <text:p>0.6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Hace rato,retweet_es_finde=Finde,retweet_source=Twitter for Android,retweet_verified=Sin verificar} =&gt; {difusion=alta}</text:p>
          </table:table-cell>
          <table:table-cell office:value-type="float" office:value="0.0113714178996078" calcext:value-type="float">
            <text:p>0.01</text:p>
          </table:table-cell>
          <table:table-cell office:value-type="float" office:value="0.295338183777957" calcext:value-type="float">
            <text:p>0.30</text:p>
          </table:table-cell>
          <table:table-cell office:value-type="float" office:value="0.0385030399867195" calcext:value-type="float">
            <text:p>0.04</text:p>
          </table:table-cell>
          <table:table-cell office:value-type="float" office:value="1.13434625125078" calcext:value-type="float">
            <text:p>1.13</text:p>
          </table:table-cell>
          <table:table-cell office:value-type="float" office:value="1096" calcext:value-type="float">
            <text:p>1,096.00</text:p>
          </table:table-cell>
          <table:table-cell office:value-type="float" office:value="0.771698726045689" calcext:value-type="float">
            <text:p>0.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es_finde=Finde,retweet_source=Twitter Web App} =&gt; {difusion=alta}</text:p>
          </table:table-cell>
          <table:table-cell office:value-type="float" office:value="0.0250980473532402" calcext:value-type="float">
            <text:p>0.03</text:p>
          </table:table-cell>
          <table:table-cell office:value-type="float" office:value="0.292857142857143" calcext:value-type="float">
            <text:p>0.29</text:p>
          </table:table-cell>
          <table:table-cell office:value-type="float" office:value="0.0857006494988691" calcext:value-type="float">
            <text:p>0.09</text:p>
          </table:table-cell>
          <table:table-cell office:value-type="float" office:value="1.12481697389245" calcext:value-type="float">
            <text:p>1.12</text:p>
          </table:table-cell>
          <table:table-cell office:value-type="float" office:value="2419" calcext:value-type="float">
            <text:p>2,419.00</text:p>
          </table:table-cell>
          <table:table-cell office:value-type="float" office:value="0.544173266526588" calcext:value-type="float">
            <text:p>0.5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Laborable,RT_popular=muchos} =&gt; {difusion=alta}</text:p>
          </table:table-cell>
          <table:table-cell office:value-type="float" office:value="0.0106451412089394" calcext:value-type="float">
            <text:p>0.01</text:p>
          </table:table-cell>
          <table:table-cell office:value-type="float" office:value="0.292808219178082" calcext:value-type="float">
            <text:p>0.29</text:p>
          </table:table-cell>
          <table:table-cell office:value-type="float" office:value="0.0363553360586002" calcext:value-type="float">
            <text:p>0.04</text:p>
          </table:table-cell>
          <table:table-cell office:value-type="float" office:value="1.12462906594492" calcext:value-type="float">
            <text:p>1.12</text:p>
          </table:table-cell>
          <table:table-cell office:value-type="float" office:value="1026" calcext:value-type="float">
            <text:p>1,026.00</text:p>
          </table:table-cell>
          <table:table-cell office:value-type="float" office:value="0.783040765994487" calcext:value-type="float">
            <text:p>0.7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n_char=corto,retweet_es_finde=Finde,retweet_source=Twitter for iPhone,retweet_verified=Sin verificar} =&gt; {difusion=alta}</text:p>
          </table:table-cell>
          <table:table-cell office:value-type="float" office:value="0.0120043161586188" calcext:value-type="float">
            <text:p>0.01</text:p>
          </table:table-cell>
          <table:table-cell office:value-type="float" office:value="0.29261507334345" calcext:value-type="float">
            <text:p>0.29</text:p>
          </table:table-cell>
          <table:table-cell office:value-type="float" office:value="0.0410242576414683" calcext:value-type="float">
            <text:p>0.04</text:p>
          </table:table-cell>
          <table:table-cell office:value-type="float" office:value="1.1238872239973" calcext:value-type="float">
            <text:p>1.12</text:p>
          </table:table-cell>
          <table:table-cell office:value-type="float" office:value="1157" calcext:value-type="float">
            <text:p>1,157.00</text:p>
          </table:table-cell>
          <table:table-cell office:value-type="float" office:value="0.757950593381377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Tarde,n_char=largo,retweet_es_finde=Laborable} =&gt; {difusion=alta}</text:p>
          </table:table-cell>
          <table:table-cell office:value-type="float" office:value="0.0153036874105123" calcext:value-type="float">
            <text:p>0.02</text:p>
          </table:table-cell>
          <table:table-cell office:value-type="float" office:value="0.292600674469351" calcext:value-type="float">
            <text:p>0.29</text:p>
          </table:table-cell>
          <table:table-cell office:value-type="float" office:value="0.0523022971094188" calcext:value-type="float">
            <text:p>0.05</text:p>
          </table:table-cell>
          <table:table-cell office:value-type="float" office:value="1.12383192024807" calcext:value-type="float">
            <text:p>1.12</text:p>
          </table:table-cell>
          <table:table-cell office:value-type="float" office:value="1475" calcext:value-type="float">
            <text:p>1,475.00</text:p>
          </table:table-cell>
          <table:table-cell office:value-type="float" office:value="0.699685973482205" calcext:value-type="float">
            <text:p>0.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corto,retweet_verified=Verificados} =&gt; {difusion=alta}</text:p>
          </table:table-cell>
          <table:table-cell office:value-type="float" office:value="0.018136166504119" calcext:value-type="float">
            <text:p>0.02</text:p>
          </table:table-cell>
          <table:table-cell office:value-type="float" office:value="0.292258819595385" calcext:value-type="float">
            <text:p>0.29</text:p>
          </table:table-cell>
          <table:table-cell office:value-type="float" office:value="0.0620551555269656" calcext:value-type="float">
            <text:p>0.06</text:p>
          </table:table-cell>
          <table:table-cell office:value-type="float" office:value="1.1225189109047" calcext:value-type="float">
            <text:p>1.12</text:p>
          </table:table-cell>
          <table:table-cell office:value-type="float" office:value="1748" calcext:value-type="float">
            <text:p>1,748.00</text:p>
          </table:table-cell>
          <table:table-cell office:value-type="float" office:value="0.65172025778293" calcext:value-type="float">
            <text:p>0.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Mañana,retweet_es_finde=Finde} =&gt; {difusion=alta}</text:p>
          </table:table-cell>
          <table:table-cell office:value-type="float" office:value="0.0266647299288249" calcext:value-type="float">
            <text:p>0.03</text:p>
          </table:table-cell>
          <table:table-cell office:value-type="float" office:value="0.292244712303844" calcext:value-type="float">
            <text:p>0.29</text:p>
          </table:table-cell>
          <table:table-cell office:value-type="float" office:value="0.0912411031105393" calcext:value-type="float">
            <text:p>0.09</text:p>
          </table:table-cell>
          <table:table-cell office:value-type="float" office:value="1.12246472707695" calcext:value-type="float">
            <text:p>1.12</text:p>
          </table:table-cell>
          <table:table-cell office:value-type="float" office:value="2570" calcext:value-type="float">
            <text:p>2,570.00</text:p>
          </table:table-cell>
          <table:table-cell office:value-type="float" office:value="0.520467462800945" calcext:value-type="float">
            <text:p>0.5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Laborable,retweet_verified=Sin verificar,RT_popular=muchos} =&gt; {difusion=alta}</text:p>
          </table:table-cell>
          <table:table-cell office:value-type="float" office:value="0.0164242285904007" calcext:value-type="float">
            <text:p>0.02</text:p>
          </table:table-cell>
          <table:table-cell office:value-type="float" office:value="0.291797235023042" calcext:value-type="float">
            <text:p>0.29</text:p>
          </table:table-cell>
          <table:table-cell office:value-type="float" office:value="0.0562864435267996" calcext:value-type="float">
            <text:p>0.06</text:p>
          </table:table-cell>
          <table:table-cell office:value-type="float" office:value="1.12074603913249" calcext:value-type="float">
            <text:p>1.12</text:p>
          </table:table-cell>
          <table:table-cell office:value-type="float" office:value="1583" calcext:value-type="float">
            <text:p>1,583.00</text:p>
          </table:table-cell>
          <table:table-cell office:value-type="float" office:value="0.679741498479403" calcext:value-type="float">
            <text:p>0.6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Tarde,n_char=largo} =&gt; {difusion=alta}</text:p>
          </table:table-cell>
          <table:table-cell office:value-type="float" office:value="0.0520636633396277" calcext:value-type="float">
            <text:p>0.05</text:p>
          </table:table-cell>
          <table:table-cell office:value-type="float" office:value="0.291067285382831" calcext:value-type="float">
            <text:p>0.29</text:p>
          </table:table-cell>
          <table:table-cell office:value-type="float" office:value="0.178871573530327" calcext:value-type="float">
            <text:p>0.18</text:p>
          </table:table-cell>
          <table:table-cell office:value-type="float" office:value="1.11794242048968" calcext:value-type="float">
            <text:p>1.12</text:p>
          </table:table-cell>
          <table:table-cell office:value-type="float" office:value="5018" calcext:value-type="float">
            <text:p>5,018.00</text:p>
          </table:table-cell>
          <table:table-cell office:value-type="float" office:value="0.2104727194769" calcext:value-type="float">
            <text:p>0.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Tarde,n_char=largo,retweet_es_finde=Finde} =&gt; {difusion=alta}</text:p>
          </table:table-cell>
          <table:table-cell office:value-type="float" office:value="0.0367599759291154" calcext:value-type="float">
            <text:p>0.04</text:p>
          </table:table-cell>
          <table:table-cell office:value-type="float" office:value="0.290433642101812" calcext:value-type="float">
            <text:p>0.29</text:p>
          </table:table-cell>
          <table:table-cell office:value-type="float" office:value="0.126569276420908" calcext:value-type="float">
            <text:p>0.13</text:p>
          </table:table-cell>
          <table:table-cell office:value-type="float" office:value="1.11550869901398" calcext:value-type="float">
            <text:p>1.12</text:p>
          </table:table-cell>
          <table:table-cell office:value-type="float" office:value="3543" calcext:value-type="float">
            <text:p>3,543.00</text:p>
          </table:table-cell>
          <table:table-cell office:value-type="float" office:value="0.382074074074074" calcext:value-type="float">
            <text:p>0.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n_char=largo,retweet_verified=Sin verificar} =&gt; {difusion=alta}</text:p>
          </table:table-cell>
          <table:table-cell office:value-type="float" office:value="0.0207196364466394" calcext:value-type="float">
            <text:p>0.02</text:p>
          </table:table-cell>
          <table:table-cell office:value-type="float" office:value="0.289126972636456" calcext:value-type="float">
            <text:p>0.29</text:p>
          </table:table-cell>
          <table:table-cell office:value-type="float" office:value="0.0716627586063788" calcext:value-type="float">
            <text:p>0.07</text:p>
          </table:table-cell>
          <table:table-cell office:value-type="float" office:value="1.11048999269335" calcext:value-type="float">
            <text:p>1.11</text:p>
          </table:table-cell>
          <table:table-cell office:value-type="float" office:value="1997" calcext:value-type="float">
            <text:p>1,997.00</text:p>
          </table:table-cell>
          <table:table-cell office:value-type="float" office:value="0.606152512998267" calcext:value-type="float">
            <text:p>0.6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source=TweetDeck,retweet_verified=Verificados,RT_popular=muy muchos} =&gt; {difusion=alta}</text:p>
          </table:table-cell>
          <table:table-cell office:value-type="float" office:value="0.0126060882737441" calcext:value-type="float">
            <text:p>0.01</text:p>
          </table:table-cell>
          <table:table-cell office:value-type="float" office:value="0.28777830412127" calcext:value-type="float">
            <text:p>0.29</text:p>
          </table:table-cell>
          <table:table-cell office:value-type="float" office:value="0.0438048598285987" calcext:value-type="float">
            <text:p>0.04</text:p>
          </table:table-cell>
          <table:table-cell office:value-type="float" office:value="1.10530997480737" calcext:value-type="float">
            <text:p>1.11</text:p>
          </table:table-cell>
          <table:table-cell office:value-type="float" office:value="1215" calcext:value-type="float">
            <text:p>1,215.00</text:p>
          </table:table-cell>
          <table:table-cell office:value-type="float" office:value="0.742749368349881" calcext:value-type="float">
            <text:p>0.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source=Twitter for iPhone,retweet_verified=Sin verificar} =&gt; {difusion=alta}</text:p>
          </table:table-cell>
          <table:table-cell office:value-type="float" office:value="0.0537756012533461" calcext:value-type="float">
            <text:p>0.05</text:p>
          </table:table-cell>
          <table:table-cell office:value-type="float" office:value="0.287592941959827" calcext:value-type="float">
            <text:p>0.29</text:p>
          </table:table-cell>
          <table:table-cell office:value-type="float" office:value="0.186985121703223" calcext:value-type="float">
            <text:p>0.19</text:p>
          </table:table-cell>
          <table:table-cell office:value-type="float" office:value="1.104598028691" calcext:value-type="float">
            <text:p>1.10</text:p>
          </table:table-cell>
          <table:table-cell office:value-type="float" office:value="5183" calcext:value-type="float">
            <text:p>5,183.00</text:p>
          </table:table-cell>
          <table:table-cell office:value-type="float" office:value="0.186433975693987" calcext:value-type="float">
            <text:p>0.1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retweet_es_finde=Finde,retweet_source=Twitter for iPhone,retweet_verified=Sin verificar} =&gt; {difusion=alta}</text:p>
          </table:table-cell>
          <table:table-cell office:value-type="float" office:value="0.0130729804320309" calcext:value-type="float">
            <text:p>0.01</text:p>
          </table:table-cell>
          <table:table-cell office:value-type="float" office:value="0.287081339712919" calcext:value-type="float">
            <text:p>0.29</text:p>
          </table:table-cell>
          <table:table-cell office:value-type="float" office:value="0.0455375485049076" calcext:value-type="float">
            <text:p>0.05</text:p>
          </table:table-cell>
          <table:table-cell office:value-type="float" office:value="1.10263304711128" calcext:value-type="float">
            <text:p>1.10</text:p>
          </table:table-cell>
          <table:table-cell office:value-type="float" office:value="1260" calcext:value-type="float">
            <text:p>1,260.00</text:p>
          </table:table-cell>
          <table:table-cell office:value-type="float" office:value="0.733621514367714" calcext:value-type="float">
            <text:p>0.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retweet_es_finde=Finde} =&gt; {difusion=alta}</text:p>
          </table:table-cell>
          <table:table-cell office:value-type="float" office:value="0.0298603473677658" calcext:value-type="float">
            <text:p>0.03</text:p>
          </table:table-cell>
          <table:table-cell office:value-type="float" office:value="0.285742652899126" calcext:value-type="float">
            <text:p>0.29</text:p>
          </table:table-cell>
          <table:table-cell office:value-type="float" office:value="0.104500840405885" calcext:value-type="float">
            <text:p>0.10</text:p>
          </table:table-cell>
          <table:table-cell office:value-type="float" office:value="1.09749136732779" calcext:value-type="float">
            <text:p>1.10</text:p>
          </table:table-cell>
          <table:table-cell office:value-type="float" office:value="2878" calcext:value-type="float">
            <text:p>2,878.00</text:p>
          </table:table-cell>
          <table:table-cell office:value-type="float" office:value="0.465250247770069" calcext:value-type="float">
            <text:p>0.47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Hace rato,retweet_source=Twitter Web App,retweet_verified=Sin verificar} =&gt; {difusion=alta}</text:p>
          </table:table-cell>
          <table:table-cell office:value-type="float" office:value="0.0106555165902347" calcext:value-type="float">
            <text:p>0.01</text:p>
          </table:table-cell>
          <table:table-cell office:value-type="float" office:value="0.28559510567297" calcext:value-type="float">
            <text:p>0.29</text:p>
          </table:table-cell>
          <table:table-cell office:value-type="float" office:value="0.0373098711377643" calcext:value-type="float">
            <text:p>0.04</text:p>
          </table:table-cell>
          <table:table-cell office:value-type="float" office:value="1.09692466226876" calcext:value-type="float">
            <text:p>1.10</text:p>
          </table:table-cell>
          <table:table-cell office:value-type="float" office:value="1027" calcext:value-type="float">
            <text:p>1,027.00</text:p>
          </table:table-cell>
          <table:table-cell office:value-type="float" office:value="0.777139138922026" calcext:value-type="float">
            <text:p>0.7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Finde,retweet_source=Twitter for Android} =&gt; {difusion=alta}</text:p>
          </table:table-cell>
          <table:table-cell office:value-type="float" office:value="0.0244443983316387" calcext:value-type="float">
            <text:p>0.02</text:p>
          </table:table-cell>
          <table:table-cell office:value-type="float" office:value="0.285091965150048" calcext:value-type="float">
            <text:p>0.29</text:p>
          </table:table-cell>
          <table:table-cell office:value-type="float" office:value="0.0857421510240501" calcext:value-type="float">
            <text:p>0.09</text:p>
          </table:table-cell>
          <table:table-cell office:value-type="float" office:value="1.09499218080386" calcext:value-type="float">
            <text:p>1.09</text:p>
          </table:table-cell>
          <table:table-cell office:value-type="float" office:value="2356" calcext:value-type="float">
            <text:p>2,356.00</text:p>
          </table:table-cell>
          <table:table-cell office:value-type="float" office:value="0.54286820205148" calcext:value-type="float">
            <text:p>0.5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retweet_source=Twitter for iPhone,retweet_verified=Sin verificar} =&gt; {difusion=alta}</text:p>
          </table:table-cell>
          <table:table-cell office:value-type="float" office:value="0.0193500861156648" calcext:value-type="float">
            <text:p>0.02</text:p>
          </table:table-cell>
          <table:table-cell office:value-type="float" office:value="0.285081014980128" calcext:value-type="float">
            <text:p>0.29</text:p>
          </table:table-cell>
          <table:table-cell office:value-type="float" office:value="0.0678757444336079" calcext:value-type="float">
            <text:p>0.07</text:p>
          </table:table-cell>
          <table:table-cell office:value-type="float" office:value="1.09495012297022" calcext:value-type="float">
            <text:p>1.09</text:p>
          </table:table-cell>
          <table:table-cell office:value-type="float" office:value="1865" calcext:value-type="float">
            <text:p>1,865.00</text:p>
          </table:table-cell>
          <table:table-cell office:value-type="float" office:value="0.623156763293138" calcext:value-type="float">
            <text:p>0.6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tranqui,fecha_inicio_T_momento=Noche,retweet_es_finde=Laborable} =&gt; {difusion=alta}</text:p>
          </table:table-cell>
          <table:table-cell office:value-type="float" office:value="0.0163931024465149" calcext:value-type="float">
            <text:p>0.02</text:p>
          </table:table-cell>
          <table:table-cell office:value-type="float" office:value="0.284941388638413" calcext:value-type="float">
            <text:p>0.28</text:p>
          </table:table-cell>
          <table:table-cell office:value-type="float" office:value="0.0575314892822311" calcext:value-type="float">
            <text:p>0.06</text:p>
          </table:table-cell>
          <table:table-cell office:value-type="float" office:value="1.09441384074869" calcext:value-type="float">
            <text:p>1.09</text:p>
          </table:table-cell>
          <table:table-cell office:value-type="float" office:value="1580" calcext:value-type="float">
            <text:p>1,580.00</text:p>
          </table:table-cell>
          <table:table-cell office:value-type="float" office:value="0.672734780962869" calcext:value-type="float">
            <text:p>0.6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es_finde=Laborable,retweet_source=Twitter for iPhone} =&gt; {difusion=alta}</text:p>
          </table:table-cell>
          <table:table-cell office:value-type="float" office:value="0.0249112904899255" calcext:value-type="float">
            <text:p>0.02</text:p>
          </table:table-cell>
          <table:table-cell office:value-type="float" office:value="0.284647302904564" calcext:value-type="float">
            <text:p>0.28</text:p>
          </table:table-cell>
          <table:table-cell office:value-type="float" office:value="0.08751634122554" calcext:value-type="float">
            <text:p>0.09</text:p>
          </table:table-cell>
          <table:table-cell office:value-type="float" office:value="1.09328430495528" calcext:value-type="float">
            <text:p>1.09</text:p>
          </table:table-cell>
          <table:table-cell office:value-type="float" office:value="2401" calcext:value-type="float">
            <text:p>2,401.00</text:p>
          </table:table-cell>
          <table:table-cell office:value-type="float" office:value="0.53517733230532" calcext:value-type="float">
            <text:p>0.54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{retweet_es_finde=Finde} =&gt; {difusion=alta}</text:p>
          </table:table-cell>
          <table:table-cell office:value-type="float" office:value="0.173497126019381" calcext:value-type="float">
            <text:p>0.17</text:p>
          </table:table-cell>
          <table:table-cell office:value-type="float" office:value="0.284499038739643" calcext:value-type="float">
            <text:p>0.28</text:p>
          </table:table-cell>
          <table:table-cell office:value-type="float" office:value="0.60983378639165" calcext:value-type="float">
            <text:p>0.61</text:p>
          </table:table-cell>
          <table:table-cell office:value-type="float" office:value="1.09271484625027" calcext:value-type="float">
            <text:p>1.09</text:p>
          </table:table-cell>
          <table:table-cell office:value-type="float" office:value="16722" calcext:value-type="float">
            <text:p>16,722.00</text:p>
          </table:table-cell>
          <table:table-cell office:value-type="float" office:value="0.501615809617418" calcext:value-type="float">
            <text:p>0.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source=Twitter for Android} =&gt; {difusion=alta}</text:p>
          </table:table-cell>
          <table:table-cell office:value-type="float" office:value="0.0421863003465377" calcext:value-type="float">
            <text:p>0.04</text:p>
          </table:table-cell>
          <table:table-cell office:value-type="float" office:value="0.284355549339115" calcext:value-type="float">
            <text:p>0.28</text:p>
          </table:table-cell>
          <table:table-cell office:value-type="float" office:value="0.14835757714096" calcext:value-type="float">
            <text:p>0.15</text:p>
          </table:table-cell>
          <table:table-cell office:value-type="float" office:value="1.09216372664392" calcext:value-type="float">
            <text:p>1.09</text:p>
          </table:table-cell>
          <table:table-cell office:value-type="float" office:value="4066" calcext:value-type="float">
            <text:p>4,066.00</text:p>
          </table:table-cell>
          <table:table-cell office:value-type="float" office:value="0.305573640558213" calcext:value-type="float">
            <text:p>0.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} =&gt; {difusion=alta}</text:p>
          </table:table-cell>
          <table:table-cell office:value-type="float" office:value="0.0579776306779274" calcext:value-type="float">
            <text:p>0.06</text:p>
          </table:table-cell>
          <table:table-cell office:value-type="float" office:value="0.284333180684883" calcext:value-type="float">
            <text:p>0.28</text:p>
          </table:table-cell>
          <table:table-cell office:value-type="float" office:value="0.203907368595796" calcext:value-type="float">
            <text:p>0.20</text:p>
          </table:table-cell>
          <table:table-cell office:value-type="float" office:value="1.09207781225673" calcext:value-type="float">
            <text:p>1.09</text:p>
          </table:table-cell>
          <table:table-cell office:value-type="float" office:value="5588" calcext:value-type="float">
            <text:p>5,588.00</text:p>
          </table:table-cell>
          <table:table-cell office:value-type="float" office:value="0.138946346944508" calcext:value-type="float">
            <text:p>0.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n_char=medio} =&gt; {difusion=alta}</text:p>
          </table:table-cell>
          <table:table-cell office:value-type="float" office:value="0.0145877861011392" calcext:value-type="float">
            <text:p>0.01</text:p>
          </table:table-cell>
          <table:table-cell office:value-type="float" office:value="0.284040404040404" calcext:value-type="float">
            <text:p>0.28</text:p>
          </table:table-cell>
          <table:table-cell office:value-type="float" office:value="0.0513581374115499" calcext:value-type="float">
            <text:p>0.05</text:p>
          </table:table-cell>
          <table:table-cell office:value-type="float" office:value="1.0909533044641" calcext:value-type="float">
            <text:p>1.09</text:p>
          </table:table-cell>
          <table:table-cell office:value-type="float" office:value="1406" calcext:value-type="float">
            <text:p>1,406.00</text:p>
          </table:table-cell>
          <table:table-cell office:value-type="float" office:value="0.703401075494099" calcext:value-type="float">
            <text:p>0.7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largo,retweet_source=Twitter for Android} =&gt; {difusion=alta}</text:p>
          </table:table-cell>
          <table:table-cell office:value-type="float" office:value="0.0189143201012637" calcext:value-type="float">
            <text:p>0.02</text:p>
          </table:table-cell>
          <table:table-cell office:value-type="float" office:value="0.283823758368364" calcext:value-type="float">
            <text:p>0.28</text:p>
          </table:table-cell>
          <table:table-cell office:value-type="float" office:value="0.0666410740594717" calcext:value-type="float">
            <text:p>0.07</text:p>
          </table:table-cell>
          <table:table-cell office:value-type="float" office:value="1.09012120343746" calcext:value-type="float">
            <text:p>1.09</text:p>
          </table:table-cell>
          <table:table-cell office:value-type="float" office:value="1823" calcext:value-type="float">
            <text:p>1,823.00</text:p>
          </table:table-cell>
          <table:table-cell office:value-type="float" office:value="0.628780224961272" calcext:value-type="float">
            <text:p>0.6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source=Twitter Web App} =&gt; {difusion=alta}</text:p>
          </table:table-cell>
          <table:table-cell office:value-type="float" office:value="0.0351206656844639" calcext:value-type="float">
            <text:p>0.04</text:p>
          </table:table-cell>
          <table:table-cell office:value-type="float" office:value="0.283738474434199" calcext:value-type="float">
            <text:p>0.28</text:p>
          </table:table-cell>
          <table:table-cell office:value-type="float" office:value="0.123778298852483" calcext:value-type="float">
            <text:p>0.12</text:p>
          </table:table-cell>
          <table:table-cell office:value-type="float" office:value="1.08979364162417" calcext:value-type="float">
            <text:p>1.09</text:p>
          </table:table-cell>
          <table:table-cell office:value-type="float" office:value="3385" calcext:value-type="float">
            <text:p>3,385.00</text:p>
          </table:table-cell>
          <table:table-cell office:value-type="float" office:value="0.391331490234549" calcext:value-type="float">
            <text:p>0.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Mañana,n_char=largo} =&gt; {difusion=alta}</text:p>
          </table:table-cell>
          <table:table-cell office:value-type="float" office:value="0.0198999813243137" calcext:value-type="float">
            <text:p>0.02</text:p>
          </table:table-cell>
          <table:table-cell office:value-type="float" office:value="0.283727810650888" calcext:value-type="float">
            <text:p>0.28</text:p>
          </table:table-cell>
          <table:table-cell office:value-type="float" office:value="0.0701375775559752" calcext:value-type="float">
            <text:p>0.07</text:p>
          </table:table-cell>
          <table:table-cell office:value-type="float" office:value="1.08975268375523" calcext:value-type="float">
            <text:p>1.09</text:p>
          </table:table-cell>
          <table:table-cell office:value-type="float" office:value="1918" calcext:value-type="float">
            <text:p>1,918.00</text:p>
          </table:table-cell>
          <table:table-cell office:value-type="float" office:value="0.61243987172635" calcext:value-type="float">
            <text:p>0.6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n_char=largo,retweet_es_finde=Finde,retweet_source=Twitter Web App} =&gt; {difusion=alta}</text:p>
          </table:table-cell>
          <table:table-cell office:value-type="float" office:value="0.0113610425183125" calcext:value-type="float">
            <text:p>0.01</text:p>
          </table:table-cell>
          <table:table-cell office:value-type="float" office:value="0.283385093167702" calcext:value-type="float">
            <text:p>0.28</text:p>
          </table:table-cell>
          <table:table-cell office:value-type="float" office:value="0.0400904733248947" calcext:value-type="float">
            <text:p>0.04</text:p>
          </table:table-cell>
          <table:table-cell office:value-type="float" office:value="1.08843636126921" calcext:value-type="float">
            <text:p>1.09</text:p>
          </table:table-cell>
          <table:table-cell office:value-type="float" office:value="1095" calcext:value-type="float">
            <text:p>1,095.00</text:p>
          </table:table-cell>
          <table:table-cell office:value-type="float" office:value="0.761942360836952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retweet_es_finde=Laborable} =&gt; {difusion=alta}</text:p>
          </table:table-cell>
          <table:table-cell office:value-type="float" office:value="0.0281172833101616" calcext:value-type="float">
            <text:p>0.03</text:p>
          </table:table-cell>
          <table:table-cell office:value-type="float" office:value="0.282851476881328" calcext:value-type="float">
            <text:p>0.28</text:p>
          </table:table-cell>
          <table:table-cell office:value-type="float" office:value="0.099406528189911" calcext:value-type="float">
            <text:p>0.10</text:p>
          </table:table-cell>
          <table:table-cell office:value-type="float" office:value="1.08638682732032" calcext:value-type="float">
            <text:p>1.09</text:p>
          </table:table-cell>
          <table:table-cell office:value-type="float" office:value="2710" calcext:value-type="float">
            <text:p>2,710.00</text:p>
          </table:table-cell>
          <table:table-cell office:value-type="float" office:value="0.485312060065697" calcext:value-type="float">
            <text:p>0.4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Finde,retweet_source=Twitter Web App} =&gt; {difusion=alta}</text:p>
          </table:table-cell>
          <table:table-cell office:value-type="float" office:value="0.0166109854537154" calcext:value-type="float">
            <text:p>0.02</text:p>
          </table:table-cell>
          <table:table-cell office:value-type="float" office:value="0.281915830251805" calcext:value-type="float">
            <text:p>0.28</text:p>
          </table:table-cell>
          <table:table-cell office:value-type="float" office:value="0.0589217903757963" calcext:value-type="float">
            <text:p>0.06</text:p>
          </table:table-cell>
          <table:table-cell office:value-type="float" office:value="1.08279315977243" calcext:value-type="float">
            <text:p>1.08</text:p>
          </table:table-cell>
          <table:table-cell office:value-type="float" office:value="1601" calcext:value-type="float">
            <text:p>1,601.00</text:p>
          </table:table-cell>
          <table:table-cell office:value-type="float" office:value="0.66553544494721" calcext:value-type="float">
            <text:p>0.6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medio,retweet_es_finde=Finde,retweet_source=Twitter for Android} =&gt; {difusion=alta}</text:p>
          </table:table-cell>
          <table:table-cell office:value-type="float" office:value="0.0116411778132846" calcext:value-type="float">
            <text:p>0.01</text:p>
          </table:table-cell>
          <table:table-cell office:value-type="float" office:value="0.281203007518797" calcext:value-type="float">
            <text:p>0.28</text:p>
          </table:table-cell>
          <table:table-cell office:value-type="float" office:value="0.0413977713680978" calcext:value-type="float">
            <text:p>0.04</text:p>
          </table:table-cell>
          <table:table-cell office:value-type="float" office:value="1.08005532281329" calcext:value-type="float">
            <text:p>1.08</text:p>
          </table:table-cell>
          <table:table-cell office:value-type="float" office:value="1122" calcext:value-type="float">
            <text:p>1,122.00</text:p>
          </table:table-cell>
          <table:table-cell office:value-type="float" office:value="0.7547385737787" calcext:value-type="float">
            <text:p>0.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etweet_source=Twitter for Android} =&gt; {difusion=alta}</text:p>
          </table:table-cell>
          <table:table-cell office:value-type="float" office:value="0.0186860617127679" calcext:value-type="float">
            <text:p>0.02</text:p>
          </table:table-cell>
          <table:table-cell office:value-type="float" office:value="0.281142678738682" calcext:value-type="float">
            <text:p>0.28</text:p>
          </table:table-cell>
          <table:table-cell office:value-type="float" office:value="0.0664646925774522" calcext:value-type="float">
            <text:p>0.07</text:p>
          </table:table-cell>
          <table:table-cell office:value-type="float" office:value="1.07982360971514" calcext:value-type="float">
            <text:p>1.08</text:p>
          </table:table-cell>
          <table:table-cell office:value-type="float" office:value="1801" calcext:value-type="float">
            <text:p>1,801.00</text:p>
          </table:table-cell>
          <table:table-cell office:value-type="float" office:value="0.629246775985723" calcext:value-type="float">
            <text:p>0.6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n_char=largo,retweet_source=Twitter Web App} =&gt; {difusion=alta}</text:p>
          </table:table-cell>
          <table:table-cell office:value-type="float" office:value="0.0147641675831587" calcext:value-type="float">
            <text:p>0.01</text:p>
          </table:table-cell>
          <table:table-cell office:value-type="float" office:value="0.279293424926398" calcext:value-type="float">
            <text:p>0.28</text:p>
          </table:table-cell>
          <table:table-cell office:value-type="float" office:value="0.052862567699363" calcext:value-type="float">
            <text:p>0.05</text:p>
          </table:table-cell>
          <table:table-cell office:value-type="float" office:value="1.07272092457385" calcext:value-type="float">
            <text:p>1.07</text:p>
          </table:table-cell>
          <table:table-cell office:value-type="float" office:value="1423" calcext:value-type="float">
            <text:p>1,423.00</text:p>
          </table:table-cell>
          <table:table-cell office:value-type="float" office:value="0.695230480428283" calcext:value-type="float">
            <text:p>0.7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n_char=largo,retweet_source=Twitter for Android} =&gt; {difusion=alta}</text:p>
          </table:table-cell>
          <table:table-cell office:value-type="float" office:value="0.0168288684609159" calcext:value-type="float">
            <text:p>0.02</text:p>
          </table:table-cell>
          <table:table-cell office:value-type="float" office:value="0.279077770130764" calcext:value-type="float">
            <text:p>0.28</text:p>
          </table:table-cell>
          <table:table-cell office:value-type="float" office:value="0.0603017160880662" calcext:value-type="float">
            <text:p>0.06</text:p>
          </table:table-cell>
          <table:table-cell office:value-type="float" office:value="1.0718926293434" calcext:value-type="float">
            <text:p>1.07</text:p>
          </table:table-cell>
          <table:table-cell office:value-type="float" office:value="1622" calcext:value-type="float">
            <text:p>1,622.00</text:p>
          </table:table-cell>
          <table:table-cell office:value-type="float" office:value="0.658448299412648" calcext:value-type="float">
            <text:p>0.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etweet_verified=Sin verificar} =&gt; {difusion=alta}</text:p>
          </table:table-cell>
          <table:table-cell office:value-type="float" office:value="0.0428399493681393" calcext:value-type="float">
            <text:p>0.04</text:p>
          </table:table-cell>
          <table:table-cell office:value-type="float" office:value="0.278873429690666" calcext:value-type="float">
            <text:p>0.28</text:p>
          </table:table-cell>
          <table:table-cell office:value-type="float" office:value="0.153617895457658" calcext:value-type="float">
            <text:p>0.15</text:p>
          </table:table-cell>
          <table:table-cell office:value-type="float" office:value="1.07110779072471" calcext:value-type="float">
            <text:p>1.07</text:p>
          </table:table-cell>
          <table:table-cell office:value-type="float" office:value="4129" calcext:value-type="float">
            <text:p>4,129.00</text:p>
          </table:table-cell>
          <table:table-cell office:value-type="float" office:value="0.287607279639932" calcext:value-type="float">
            <text:p>0.29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n_char=largo,retweet_es_finde=Finde,retweet_source=Twitter for Android,retweet_verified=Sin verificar} =&gt; {difusion=alta}</text:p>
          </table:table-cell>
          <table:table-cell office:value-type="float" office:value="0.0229503434251209" calcext:value-type="float">
            <text:p>0.02</text:p>
          </table:table-cell>
          <table:table-cell office:value-type="float" office:value="0.278800100831863" calcext:value-type="float">
            <text:p>0.28</text:p>
          </table:table-cell>
          <table:table-cell office:value-type="float" office:value="0.0823182751966135" calcext:value-type="float">
            <text:p>0.08</text:p>
          </table:table-cell>
          <table:table-cell office:value-type="float" office:value="1.07082614642451" calcext:value-type="float">
            <text:p>1.07</text:p>
          </table:table-cell>
          <table:table-cell office:value-type="float" office:value="2212" calcext:value-type="float">
            <text:p>2,212.00</text:p>
          </table:table-cell>
          <table:table-cell office:value-type="float" office:value="0.556853582554517" calcext:value-type="float">
            <text:p>0.5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corto,retweet_source=Twitter for iPhone} =&gt; {difusion=alta}</text:p>
          </table:table-cell>
          <table:table-cell office:value-type="float" office:value="0.0122118237845241" calcext:value-type="float">
            <text:p>0.01</text:p>
          </table:table-cell>
          <table:table-cell office:value-type="float" office:value="0.278711816244376" calcext:value-type="float">
            <text:p>0.28</text:p>
          </table:table-cell>
          <table:table-cell office:value-type="float" office:value="0.043815235209894" calcext:value-type="float">
            <text:p>0.04</text:p>
          </table:table-cell>
          <table:table-cell office:value-type="float" office:value="1.07048705958657" calcext:value-type="float">
            <text:p>1.07</text:p>
          </table:table-cell>
          <table:table-cell office:value-type="float" office:value="1177" calcext:value-type="float">
            <text:p>1,177.00</text:p>
          </table:table-cell>
          <table:table-cell office:value-type="float" office:value="0.741684434968017" calcext:value-type="float">
            <text:p>0.7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n_char=medio,retweet_source=Twitter for iPhone,retweet_verified=Sin verificar} =&gt; {difusion=alta}</text:p>
          </table:table-cell>
          <table:table-cell office:value-type="float" office:value="0.0110290303168641" calcext:value-type="float">
            <text:p>0.01</text:p>
          </table:table-cell>
          <table:table-cell office:value-type="float" office:value="0.278199424234494" calcext:value-type="float">
            <text:p>0.28</text:p>
          </table:table-cell>
          <table:table-cell office:value-type="float" office:value="0.0396443319291984" calcext:value-type="float">
            <text:p>0.04</text:p>
          </table:table-cell>
          <table:table-cell office:value-type="float" office:value="1.06851904465486" calcext:value-type="float">
            <text:p>1.07</text:p>
          </table:table-cell>
          <table:table-cell office:value-type="float" office:value="1063" calcext:value-type="float">
            <text:p>1,063.00</text:p>
          </table:table-cell>
          <table:table-cell office:value-type="float" office:value="0.763787160706592" calcext:value-type="float">
            <text:p>0.7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Tarde,n_char=largo,retweet_es_finde=Finde,retweet_source=Twitter for Android} =&gt; {difusion=alta}</text:p>
          </table:table-cell>
          <table:table-cell office:value-type="float" office:value="0.0114025440434936" calcext:value-type="float">
            <text:p>0.01</text:p>
          </table:table-cell>
          <table:table-cell office:value-type="float" office:value="0.277595352361708" calcext:value-type="float">
            <text:p>0.28</text:p>
          </table:table-cell>
          <table:table-cell office:value-type="float" office:value="0.0410761345479446" calcext:value-type="float">
            <text:p>0.04</text:p>
          </table:table-cell>
          <table:table-cell office:value-type="float" office:value="1.06619890218084" calcext:value-type="float">
            <text:p>1.07</text:p>
          </table:table-cell>
          <table:table-cell office:value-type="float" office:value="1099" calcext:value-type="float">
            <text:p>1,099.00</text:p>
          </table:table-cell>
          <table:table-cell office:value-type="float" office:value="0.756063532946984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es_finde=Finde,retweet_source=Twitter for Android} =&gt; {difusion=alta}</text:p>
          </table:table-cell>
          <table:table-cell office:value-type="float" office:value="0.0535473428648503" calcext:value-type="float">
            <text:p>0.05</text:p>
          </table:table-cell>
          <table:table-cell office:value-type="float" office:value="0.27710067114094" calcext:value-type="float">
            <text:p>0.28</text:p>
          </table:table-cell>
          <table:table-cell office:value-type="float" office:value="0.193241476624266" calcext:value-type="float">
            <text:p>0.19</text:p>
          </table:table-cell>
          <table:table-cell office:value-type="float" office:value="1.06429891152889" calcext:value-type="float">
            <text:p>1.06</text:p>
          </table:table-cell>
          <table:table-cell office:value-type="float" office:value="5161" calcext:value-type="float">
            <text:p>5,161.00</text:p>
          </table:table-cell>
          <table:table-cell office:value-type="float" office:value="0.167773224752321" calcext:value-type="float">
            <text:p>0.17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retweet_es_finde=Finde,retweet_source=Twitter for iPhone,RT_popular=amigos medios} =&gt; {difusion=alta}</text:p>
          </table:table-cell>
          <table:table-cell office:value-type="float" office:value="0.0114855470938557" calcext:value-type="float">
            <text:p>0.01</text:p>
          </table:table-cell>
          <table:table-cell office:value-type="float" office:value="0.277027027027027" calcext:value-type="float">
            <text:p>0.28</text:p>
          </table:table-cell>
          <table:table-cell office:value-type="float" office:value="0.0414600236558694" calcext:value-type="float">
            <text:p>0.04</text:p>
          </table:table-cell>
          <table:table-cell office:value-type="float" office:value="1.06401605638475" calcext:value-type="float">
            <text:p>1.06</text:p>
          </table:table-cell>
          <table:table-cell office:value-type="float" office:value="1107" calcext:value-type="float">
            <text:p>1,107.00</text:p>
          </table:table-cell>
          <table:table-cell office:value-type="float" office:value="0.753957760068613" calcext:value-type="float">
            <text:p>0.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es_finde=Finde,retweet_verified=Sin verificar} =&gt; {difusion=alta}</text:p>
          </table:table-cell>
          <table:table-cell office:value-type="float" office:value="0.0602705899441804" calcext:value-type="float">
            <text:p>0.06</text:p>
          </table:table-cell>
          <table:table-cell office:value-type="float" office:value="0.276671746999428" calcext:value-type="float">
            <text:p>0.28</text:p>
          </table:table-cell>
          <table:table-cell office:value-type="float" office:value="0.217841505675334" calcext:value-type="float">
            <text:p>0.22</text:p>
          </table:table-cell>
          <table:table-cell office:value-type="float" office:value="1.06265148319514" calcext:value-type="float">
            <text:p>1.06</text:p>
          </table:table-cell>
          <table:table-cell office:value-type="float" office:value="5809" calcext:value-type="float">
            <text:p>5,809.00</text:p>
          </table:table-cell>
          <table:table-cell office:value-type="float" office:value="0.101735309451106" calcext:value-type="float">
            <text:p>0.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tranqui,retweet_source=Twitter Web App} =&gt; {difusion=alta}</text:p>
          </table:table-cell>
          <table:table-cell office:value-type="float" office:value="0.0132493619140503" calcext:value-type="float">
            <text:p>0.01</text:p>
          </table:table-cell>
          <table:table-cell office:value-type="float" office:value="0.276347111014932" calcext:value-type="float">
            <text:p>0.28</text:p>
          </table:table-cell>
          <table:table-cell office:value-type="float" office:value="0.0479446369654085" calcext:value-type="float">
            <text:p>0.05</text:p>
          </table:table-cell>
          <table:table-cell office:value-type="float" office:value="1.06140460882447" calcext:value-type="float">
            <text:p>1.06</text:p>
          </table:table-cell>
          <table:table-cell office:value-type="float" office:value="1277" calcext:value-type="float">
            <text:p>1,277.00</text:p>
          </table:table-cell>
          <table:table-cell office:value-type="float" office:value="0.719917012448133" calcext:value-type="float">
            <text:p>0.7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corto,retweet_source=Twitter for iPhone} =&gt; {difusion=alta}</text:p>
          </table:table-cell>
          <table:table-cell office:value-type="float" office:value="0.0225249527920151" calcext:value-type="float">
            <text:p>0.02</text:p>
          </table:table-cell>
          <table:table-cell office:value-type="float" office:value="0.276243796920728" calcext:value-type="float">
            <text:p>0.28</text:p>
          </table:table-cell>
          <table:table-cell office:value-type="float" office:value="0.0815401215994688" calcext:value-type="float">
            <text:p>0.08</text:p>
          </table:table-cell>
          <table:table-cell office:value-type="float" office:value="1.06100779607929" calcext:value-type="float">
            <text:p>1.06</text:p>
          </table:table-cell>
          <table:table-cell office:value-type="float" office:value="2171" calcext:value-type="float">
            <text:p>2,171.00</text:p>
          </table:table-cell>
          <table:table-cell office:value-type="float" office:value="0.559905139367163" calcext:value-type="float">
            <text:p>0.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medio,retweet_es_finde=Finde} =&gt; {difusion=alta}</text:p>
          </table:table-cell>
          <table:table-cell office:value-type="float" office:value="0.041605278994003" calcext:value-type="float">
            <text:p>0.04</text:p>
          </table:table-cell>
          <table:table-cell office:value-type="float" office:value="0.275904775010321" calcext:value-type="float">
            <text:p>0.28</text:p>
          </table:table-cell>
          <table:table-cell office:value-type="float" office:value="0.150795791745347" calcext:value-type="float">
            <text:p>0.15</text:p>
          </table:table-cell>
          <table:table-cell office:value-type="float" office:value="1.05970566769127" calcext:value-type="float">
            <text:p>1.06</text:p>
          </table:table-cell>
          <table:table-cell office:value-type="float" office:value="4010" calcext:value-type="float">
            <text:p>4,010.00</text:p>
          </table:table-cell>
          <table:table-cell office:value-type="float" office:value="0.296479308214948" calcext:value-type="float">
            <text:p>0.3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tranqui,retweet_source=Twitter for iPhone,retweet_verified=Sin verificar} =&gt; {difusion=alta}</text:p>
          </table:table-cell>
          <table:table-cell office:value-type="float" office:value="0.0104791351082152" calcext:value-type="float">
            <text:p>0.01</text:p>
          </table:table-cell>
          <table:table-cell office:value-type="float" office:value="0.275354416575791" calcext:value-type="float">
            <text:p>0.28</text:p>
          </table:table-cell>
          <table:table-cell office:value-type="float" office:value="0.0380568985910232" calcext:value-type="float">
            <text:p>0.04</text:p>
          </table:table-cell>
          <table:table-cell office:value-type="float" office:value="1.05759182985606" calcext:value-type="float">
            <text:p>1.06</text:p>
          </table:table-cell>
          <table:table-cell office:value-type="float" office:value="1010" calcext:value-type="float">
            <text:p>1,010.00</text:p>
          </table:table-cell>
          <table:table-cell office:value-type="float" office:value="0.77205246468723" calcext:value-type="float">
            <text:p>0.77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largo,retweet_verified=Sin verificar} =&gt; {difusion=alta}</text:p>
          </table:table-cell>
          <table:table-cell office:value-type="float" office:value="0.0403083563320952" calcext:value-type="float">
            <text:p>0.04</text:p>
          </table:table-cell>
          <table:table-cell office:value-type="float" office:value="0.273938795656466" calcext:value-type="float">
            <text:p>0.27</text:p>
          </table:table-cell>
          <table:table-cell office:value-type="float" office:value="0.147143657529414" calcext:value-type="float">
            <text:p>0.15</text:p>
          </table:table-cell>
          <table:table-cell office:value-type="float" office:value="1.05215465860212" calcext:value-type="float">
            <text:p>1.05</text:p>
          </table:table-cell>
          <table:table-cell office:value-type="float" office:value="3885" calcext:value-type="float">
            <text:p>3,885.00</text:p>
          </table:table-cell>
          <table:table-cell office:value-type="float" office:value="0.308326975784804" calcext:value-type="float">
            <text:p>0.3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Finde,retweet_verified=Sin verificar} =&gt; {difusion=alta}</text:p>
          </table:table-cell>
          <table:table-cell office:value-type="float" office:value="0.0540453611670229" calcext:value-type="float">
            <text:p>0.05</text:p>
          </table:table-cell>
          <table:table-cell office:value-type="float" office:value="0.273840815897382" calcext:value-type="float">
            <text:p>0.27</text:p>
          </table:table-cell>
          <table:table-cell office:value-type="float" office:value="0.197360502998485" calcext:value-type="float">
            <text:p>0.20</text:p>
          </table:table-cell>
          <table:table-cell office:value-type="float" office:value="1.05177833417636" calcext:value-type="float">
            <text:p>1.05</text:p>
          </table:table-cell>
          <table:table-cell office:value-type="float" office:value="5209" calcext:value-type="float">
            <text:p>5,209.00</text:p>
          </table:table-cell>
          <table:table-cell office:value-type="float" office:value="0.156064461407973" calcext:value-type="float">
            <text:p>0.1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1_resp=tranqui,n_char=largo,retweet_es_finde=Finde,retweet_verified=Sin verificar} =&gt; {difusion=alta}</text:p>
          </table:table-cell>
          <table:table-cell office:value-type="float" office:value="0.0105206366333963" calcext:value-type="float">
            <text:p>0.01</text:p>
          </table:table-cell>
          <table:table-cell office:value-type="float" office:value="0.273610361575823" calcext:value-type="float">
            <text:p>0.27</text:p>
          </table:table-cell>
          <table:table-cell office:value-type="float" office:value="0.0384511630802432" calcext:value-type="float">
            <text:p>0.04</text:p>
          </table:table-cell>
          <table:table-cell office:value-type="float" office:value="1.05089319635773" calcext:value-type="float">
            <text:p>1.05</text:p>
          </table:table-cell>
          <table:table-cell office:value-type="float" office:value="1014" calcext:value-type="float">
            <text:p>1,014.00</text:p>
          </table:table-cell>
          <table:table-cell office:value-type="float" office:value="0.769740156913553" calcext:value-type="float">
            <text:p>0.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retweet_source=TweetDeck,RT_popular=muy muchos} =&gt; {difusion=alta}</text:p>
          </table:table-cell>
          <table:table-cell office:value-type="float" office:value="0.0152414351227408" calcext:value-type="float">
            <text:p>0.02</text:p>
          </table:table-cell>
          <table:table-cell office:value-type="float" office:value="0.272289156626506" calcext:value-type="float">
            <text:p>0.27</text:p>
          </table:table-cell>
          <table:table-cell office:value-type="float" office:value="0.0559751820879417" calcext:value-type="float">
            <text:p>0.06</text:p>
          </table:table-cell>
          <table:table-cell office:value-type="float" office:value="1.04581866159145" calcext:value-type="float">
            <text:p>1.05</text:p>
          </table:table-cell>
          <table:table-cell office:value-type="float" office:value="1469" calcext:value-type="float">
            <text:p>1,469.00</text:p>
          </table:table-cell>
          <table:table-cell office:value-type="float" office:value="0.678807718814611" calcext:value-type="float">
            <text:p>0.6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largo,RT_popular=amigos medios} =&gt; {difusion=alta}</text:p>
          </table:table-cell>
          <table:table-cell office:value-type="float" office:value="0.0129277250938972" calcext:value-type="float">
            <text:p>0.01</text:p>
          </table:table-cell>
          <table:table-cell office:value-type="float" office:value="0.271459694989107" calcext:value-type="float">
            <text:p>0.27</text:p>
          </table:table-cell>
          <table:table-cell office:value-type="float" office:value="0.0476230001452553" calcext:value-type="float">
            <text:p>0.05</text:p>
          </table:table-cell>
          <table:table-cell office:value-type="float" office:value="1.04263283344385" calcext:value-type="float">
            <text:p>1.04</text:p>
          </table:table-cell>
          <table:table-cell office:value-type="float" office:value="1246" calcext:value-type="float">
            <text:p>1,246.00</text:p>
          </table:table-cell>
          <table:table-cell office:value-type="float" office:value="0.721007103171812" calcext:value-type="float">
            <text:p>0.7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retweet_es_finde=Laborable,retweet_source=Twitter for iPhone} =&gt; {difusion=alta}</text:p>
          </table:table-cell>
          <table:table-cell office:value-type="float" office:value="0.0129692266190783" calcext:value-type="float">
            <text:p>0.01</text:p>
          </table:table-cell>
          <table:table-cell office:value-type="float" office:value="0.270914607715648" calcext:value-type="float">
            <text:p>0.27</text:p>
          </table:table-cell>
          <table:table-cell office:value-type="float" office:value="0.0478720092963416" calcext:value-type="float">
            <text:p>0.05</text:p>
          </table:table-cell>
          <table:table-cell office:value-type="float" office:value="1.04053924128675" calcext:value-type="float">
            <text:p>1.04</text:p>
          </table:table-cell>
          <table:table-cell office:value-type="float" office:value="1250" calcext:value-type="float">
            <text:p>1,250.00</text:p>
          </table:table-cell>
          <table:table-cell office:value-type="float" office:value="0.719657038442617" calcext:value-type="float">
            <text:p>0.7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RT_popular=amigos medios} =&gt; {difusion=alta}</text:p>
          </table:table-cell>
          <table:table-cell office:value-type="float" office:value="0.0145670353385487" calcext:value-type="float">
            <text:p>0.01</text:p>
          </table:table-cell>
          <table:table-cell office:value-type="float" office:value="0.270885587497588" calcext:value-type="float">
            <text:p>0.27</text:p>
          </table:table-cell>
          <table:table-cell office:value-type="float" office:value="0.0537756012533461" calcext:value-type="float">
            <text:p>0.05</text:p>
          </table:table-cell>
          <table:table-cell office:value-type="float" office:value="1.04042777931747" calcext:value-type="float">
            <text:p>1.04</text:p>
          </table:table-cell>
          <table:table-cell office:value-type="float" office:value="1404" calcext:value-type="float">
            <text:p>1,404.00</text:p>
          </table:table-cell>
          <table:table-cell office:value-type="float" office:value="0.689606206490493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n_char=largo,retweet_es_finde=Laborable} =&gt; {difusion=alta}</text:p>
          </table:table-cell>
          <table:table-cell office:value-type="float" office:value="0.0418854142889751" calcext:value-type="float">
            <text:p>0.04</text:p>
          </table:table-cell>
          <table:table-cell office:value-type="float" office:value="0.270340855822675" calcext:value-type="float">
            <text:p>0.27</text:p>
          </table:table-cell>
          <table:table-cell office:value-type="float" office:value="0.154935568882156" calcext:value-type="float">
            <text:p>0.15</text:p>
          </table:table-cell>
          <table:table-cell office:value-type="float" office:value="1.03833555295692" calcext:value-type="float">
            <text:p>1.04</text:p>
          </table:table-cell>
          <table:table-cell office:value-type="float" office:value="4037" calcext:value-type="float">
            <text:p>4,037.00</text:p>
          </table:table-cell>
          <table:table-cell office:value-type="float" office:value="0.282328424562378" calcext:value-type="float">
            <text:p>0.2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largo,retweet_es_finde=Laborable} =&gt; {difusion=alta}</text:p>
          </table:table-cell>
          <table:table-cell office:value-type="float" office:value="0.0206885103027536" calcext:value-type="float">
            <text:p>0.02</text:p>
          </table:table-cell>
          <table:table-cell office:value-type="float" office:value="0.269168466522678" calcext:value-type="float">
            <text:p>0.27</text:p>
          </table:table-cell>
          <table:table-cell office:value-type="float" office:value="0.0768608246353053" calcext:value-type="float">
            <text:p>0.08</text:p>
          </table:table-cell>
          <table:table-cell office:value-type="float" office:value="1.03383259505813" calcext:value-type="float">
            <text:p>1.03</text:p>
          </table:table-cell>
          <table:table-cell office:value-type="float" office:value="1994" calcext:value-type="float">
            <text:p>1,994.00</text:p>
          </table:table-cell>
          <table:table-cell office:value-type="float" office:value="0.579716795594598" calcext:value-type="float">
            <text:p>0.5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{retweet_source=TweetDeck,retweet_verified=Verificados} =&gt; {difusion=alta}</text:p>
          </table:table-cell>
          <table:table-cell table:style-name="ce6" office:value-type="float" office:value="0.0139030109356519" calcext:value-type="float">
            <text:p>0.01</text:p>
          </table:table-cell>
          <table:table-cell table:style-name="ce6" office:value-type="float" office:value="0.268806419257773" calcext:value-type="float">
            <text:p>0.27</text:p>
          </table:table-cell>
          <table:table-cell table:style-name="ce6" office:value-type="float" office:value="0.0517212757568841" calcext:value-type="float">
            <text:p>0.05</text:p>
          </table:table-cell>
          <table:table-cell table:style-name="ce6" office:value-type="float" office:value="1.0324420300033" calcext:value-type="float">
            <text:p>1.03</text:p>
          </table:table-cell>
          <table:table-cell table:style-name="ce6" office:value-type="float" office:value="1340" calcext:value-type="float">
            <text:p>1,340.00</text:p>
          </table:table-cell>
          <table:table-cell table:style-name="ce6" office:value-type="float" office:value="0.699711193848081" calcext:value-type="float">
            <text:p>0.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fecha_inicio_T_momento=Noche,n_char=medio} =&gt; {difusion=alta}</text:p>
          </table:table-cell>
          <table:table-cell office:value-type="float" office:value="0.030700753252682" calcext:value-type="float">
            <text:p>0.03</text:p>
          </table:table-cell>
          <table:table-cell office:value-type="float" office:value="0.268414368650218" calcext:value-type="float">
            <text:p>0.27</text:p>
          </table:table-cell>
          <table:table-cell office:value-type="float" office:value="0.114378203398975" calcext:value-type="float">
            <text:p>0.11</text:p>
          </table:table-cell>
          <table:table-cell office:value-type="float" office:value="1.03093622695646" calcext:value-type="float">
            <text:p>1.03</text:p>
          </table:table-cell>
          <table:table-cell office:value-type="float" office:value="2959" calcext:value-type="float">
            <text:p>2,959.00</text:p>
          </table:table-cell>
          <table:table-cell office:value-type="float" office:value="0.424319189360355" calcext:value-type="float">
            <text:p>0.4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{fecha_inicio_T_momento=Noche} =&gt; {difusion=alta}</text:p>
          </table:table-cell>
          <table:table-cell office:value-type="float" office:value="0.122543628478347" calcext:value-type="float">
            <text:p>0.12</text:p>
          </table:table-cell>
          <table:table-cell office:value-type="float" office:value="0.268328145943613" calcext:value-type="float">
            <text:p>0.27</text:p>
          </table:table-cell>
          <table:table-cell office:value-type="float" office:value="0.456693158473574" calcext:value-type="float">
            <text:p>0.46</text:p>
          </table:table-cell>
          <table:table-cell office:value-type="float" office:value="1.03060505946988" calcext:value-type="float">
            <text:p>1.03</text:p>
          </table:table-cell>
          <table:table-cell office:value-type="float" office:value="11811" calcext:value-type="float">
            <text:p>11,811.00</text:p>
          </table:table-cell>
          <table:table-cell office:value-type="float" office:value="0.330244328097731" calcext:value-type="float">
            <text:p>0.33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{fecha_inicio_T_momento=Noche,n_char=largo,retweet_verified=Sin verificar,RT_popular=amigos medios} =&gt; {difusion=alta}</text:p>
          </table:table-cell>
          <table:table-cell office:value-type="float" office:value="0.0120354423025046" calcext:value-type="float">
            <text:p>0.01</text:p>
          </table:table-cell>
          <table:table-cell office:value-type="float" office:value="0.26685070163331" calcext:value-type="float">
            <text:p>0.27</text:p>
          </table:table-cell>
          <table:table-cell office:value-type="float" office:value="0.0451017824905065" calcext:value-type="float">
            <text:p>0.05</text:p>
          </table:table-cell>
          <table:table-cell office:value-type="float" office:value="1.02493043455893" calcext:value-type="float">
            <text:p>1.02</text:p>
          </table:table-cell>
          <table:table-cell office:value-type="float" office:value="1160" calcext:value-type="float">
            <text:p>1,160.00</text:p>
          </table:table-cell>
          <table:table-cell office:value-type="float" office:value="0.73360206499063" calcext:value-type="float">
            <text:p>0.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{1_resp=Hace rato,n_char=corto} =&gt; {difusion=alta}</text:p>
          </table:table-cell>
          <table:table-cell office:value-type="float" office:value="0.0154593181299413" calcext:value-type="float">
            <text:p>0.02</text:p>
          </table:table-cell>
          <table:table-cell office:value-type="float" office:value="0.26616648803144" calcext:value-type="float">
            <text:p>0.27</text:p>
          </table:table-cell>
          <table:table-cell office:value-type="float" office:value="0.0580813844908801" calcext:value-type="float">
            <text:p>0.06</text:p>
          </table:table-cell>
          <table:table-cell office:value-type="float" office:value="1.0223024806506" calcext:value-type="float">
            <text:p>1.02</text:p>
          </table:table-cell>
          <table:table-cell office:value-type="float" office:value="1490" calcext:value-type="float">
            <text:p>1,490.00</text:p>
          </table:table-cell>
          <table:table-cell office:value-type="float" office:value="0.66762550510239" calcext:value-type="float">
            <text:p>0.67</text:p>
          </table:table-cell>
          <table:table-cell table:number-columns-repeated="57"/>
        </table:table-row>
        <table:table-row table:style-name="ro1" table:number-rows-repeated="10481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9" table:default-cell-style-name="ce8"/>
        <table:table-column table:style-name="co10" table:default-cell-style-name="ce10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8" table:number-columns-repeated="56" table:default-cell-style-name="ce8"/>
        <table:table-row table:style-name="ro1">
          <table:table-cell table:number-columns-repeated="64"/>
        </table:table-row>
        <table:table-row table:style-name="ro5">
          <table:table-cell table:style-name="ce9"/>
          <table:table-cell table:style-name="ce28" office:value-type="string" calcext:value-type="string">
            <text:p>rules</text:p>
          </table:table-cell>
          <table:table-cell table:style-name="ce30" office:value-type="string" calcext:value-type="string">
            <text:p>support</text:p>
          </table:table-cell>
          <table:table-cell table:style-name="ce30" office:value-type="string" calcext:value-type="string">
            <text:p>confidence</text:p>
          </table:table-cell>
          <table:table-cell table:style-name="ce30" office:value-type="string" calcext:value-type="string">
            <text:p>coverage</text:p>
          </table:table-cell>
          <table:table-cell table:style-name="ce30" office:value-type="string" calcext:value-type="string">
            <text:p>lift</text:p>
          </table:table-cell>
          <table:table-cell table:style-name="ce30" office:value-type="string" calcext:value-type="string">
            <text:p>count</text:p>
          </table:table-cell>
          <table:table-cell table:style-name="ce30" office:value-type="string" calcext:value-type="string">
            <text:p>imbalance</text:p>
          </table:table-cell>
          <table:table-cell table:style-name="ce9" table:number-columns-repeated="56"/>
        </table:table-row>
        <table:table-row table:style-name="ro2">
          <table:table-cell/>
          <table:table-cell table:style-name="ce3" office:value-type="string" calcext:value-type="string">
            <text:p>{1_resp=desde el pasado,retweet_source=Twitter for iPhone,RT_popular=muy muchos} =&gt; {difusion=alta}</text:p>
          </table:table-cell>
          <table:table-cell table:style-name="ce14" office:value-type="float" office:value="0.011101657985931" calcext:value-type="float">
            <text:p>0.01</text:p>
          </table:table-cell>
          <table:table-cell table:style-name="ce14" office:value-type="float" office:value="0.818042813455658" calcext:value-type="float">
            <text:p>0.82</text:p>
          </table:table-cell>
          <table:table-cell table:style-name="ce14" office:value-type="float" office:value="0.0135709987342035" calcext:value-type="float">
            <text:p>0.01</text:p>
          </table:table-cell>
          <table:table-cell table:style-name="ce14" office:value-type="float" office:value="3.14197028957054" calcext:value-type="float">
            <text:p>3.14</text:p>
          </table:table-cell>
          <table:table-cell table:style-name="ce14" office:value-type="float" office:value="1070" calcext:value-type="float">
            <text:p>1,070.00</text:p>
          </table:table-cell>
          <table:table-cell table:style-name="ce14" office:value-type="float" office:value="0.938970472130112" calcext:value-type="float">
            <text:p>0.94</text:p>
          </table:table-cell>
          <table:table-cell table:number-columns-repeated="56"/>
        </table:table-row>
        <table:table-row table:style-name="ro2">
          <table:table-cell/>
          <table:table-cell table:style-name="ce3" office:value-type="string" calcext:value-type="string">
            <text:p>{1_resp=desde el pasado,retweet_es_finde=Finde,retweet_verified=Sin verificar,RT_popular=muy muchos} =&gt; {difusion=alta}</text:p>
          </table:table-cell>
          <table:table-cell table:style-name="ce14" office:value-type="float" office:value="0.0141208939428524" calcext:value-type="float">
            <text:p>0.01</text:p>
          </table:table-cell>
          <table:table-cell table:style-name="ce14" office:value-type="float" office:value="0.705181347150259" calcext:value-type="float">
            <text:p>0.71</text:p>
          </table:table-cell>
          <table:table-cell table:style-name="ce14" office:value-type="float" office:value="0.0200244858998568" calcext:value-type="float">
            <text:p>0.02</text:p>
          </table:table-cell>
          <table:table-cell table:style-name="ce14" office:value-type="float" office:value="2.70848763055058" calcext:value-type="float">
            <text:p>2.71</text:p>
          </table:table-cell>
          <table:table-cell table:style-name="ce14" office:value-type="float" office:value="1361" calcext:value-type="float">
            <text:p>1,361.00</text:p>
          </table:table-cell>
          <table:table-cell table:style-name="ce14" office:value-type="float" office:value="0.902622452558158" calcext:value-type="float">
            <text:p>0.90</text:p>
          </table:table-cell>
          <table:table-cell table:number-columns-repeated="56"/>
        </table:table-row>
        <table:table-row table:style-name="ro2">
          <table:table-cell/>
          <table:table-cell table:style-name="ce12" office:value-type="string" calcext:value-type="string">
            <text:p>{1_resp=desde el pasado,retweet_es_finde=Finde,retweet_verified=Sin verificar,RT_popular=muchos} =&gt; {difusion=alta}</text:p>
          </table:table-cell>
          <table:table-cell table:style-name="ce15" office:value-type="float" office:value="0.0149509244464734" calcext:value-type="float">
            <text:p>0.01</text:p>
          </table:table-cell>
          <table:table-cell table:style-name="ce15" office:value-type="float" office:value="0.49315537303217" calcext:value-type="float">
            <text:p>0.49</text:p>
          </table:table-cell>
          <table:table-cell table:style-name="ce15" office:value-type="float" office:value="0.0303168641447573" calcext:value-type="float">
            <text:p>0.03</text:p>
          </table:table-cell>
          <table:table-cell table:style-name="ce15" office:value-type="float" office:value="1.89413011730241" calcext:value-type="float">
            <text:p>1.89</text:p>
          </table:table-cell>
          <table:table-cell table:style-name="ce15" office:value-type="float" office:value="1441" calcext:value-type="float">
            <text:p>1,441.00</text:p>
          </table:table-cell>
          <table:table-cell table:style-name="ce15" office:value-type="float" office:value="0.834317968015052" calcext:value-type="float">
            <text:p>0.83</text:p>
          </table:table-cell>
          <table:table-cell table:number-columns-repeated="56"/>
        </table:table-row>
        <table:table-row table:style-name="ro1">
          <table:table-cell/>
          <table:table-cell table:style-name="ce3" office:value-type="string" calcext:value-type="string">
            <text:p>{1_resp=desde el pasado,n_char=largo,retweet_es_finde=Finde} =&gt; {difusion=alta}</text:p>
          </table:table-cell>
          <table:table-cell table:style-name="ce14" office:value-type="float" office:value="0.0368533543607728" calcext:value-type="float">
            <text:p>0.04</text:p>
          </table:table-cell>
          <table:table-cell table:style-name="ce14" office:value-type="float" office:value="0.42717979555021" calcext:value-type="float">
            <text:p>0.43</text:p>
          </table:table-cell>
          <table:table-cell table:style-name="ce14" office:value-type="float" office:value="0.0862712954701085" calcext:value-type="float">
            <text:p>0.09</text:p>
          </table:table-cell>
          <table:table-cell table:style-name="ce14" office:value-type="float" office:value="1.6407285827178" calcext:value-type="float">
            <text:p>1.64</text:p>
          </table:table-cell>
          <table:table-cell table:style-name="ce14" office:value-type="float" office:value="3552" calcext:value-type="float">
            <text:p>3,552.00</text:p>
          </table:table-cell>
          <table:table-cell table:style-name="ce14" office:value-type="float" office:value="0.561978765448638" calcext:value-type="float">
            <text:p>0.56</text:p>
          </table:table-cell>
          <table:table-cell table:number-columns-repeated="56"/>
        </table:table-row>
        <table:table-row table:style-name="ro1">
          <table:table-cell/>
          <table:table-cell table:style-name="ce3" office:value-type="string" calcext:value-type="string">
            <text:p>{fecha_inicio_T_momento=Noche,retweet_es_finde=Finde} =&gt; {difusion=alta}</text:p>
          </table:table-cell>
          <table:table-cell table:style-name="ce14" office:value-type="float" office:value="0.0774314706065448" calcext:value-type="float">
            <text:p>0.08</text:p>
          </table:table-cell>
          <table:table-cell table:style-name="ce14" office:value-type="float" office:value="0.305585128163132" calcext:value-type="float">
            <text:p>0.31</text:p>
          </table:table-cell>
          <table:table-cell table:style-name="ce14" office:value-type="float" office:value="0.253387561992903" calcext:value-type="float">
            <text:p>0.25</text:p>
          </table:table-cell>
          <table:table-cell table:style-name="ce14" office:value-type="float" office:value="1.17370310921411" calcext:value-type="float">
            <text:p>1.17</text:p>
          </table:table-cell>
          <table:table-cell table:style-name="ce14" office:value-type="float" office:value="7463" calcext:value-type="float">
            <text:p>7,463.00</text:p>
          </table:table-cell>
          <table:table-cell table:style-name="ce14" office:value-type="float" office:value="0.0159798349701566" calcext:value-type="float">
            <text:p>0.02</text:p>
          </table:table-cell>
          <table:table-cell table:number-columns-repeated="56"/>
        </table:table-row>
        <table:table-row table:style-name="ro1">
          <table:table-cell/>
          <table:table-cell table:style-name="ce3" office:value-type="string" calcext:value-type="string">
            <text:p>{retweet_source=TweetDeck,retweet_verified=Verificados} =&gt; {difusion=alta}</text:p>
          </table:table-cell>
          <table:table-cell table:style-name="ce14" office:value-type="float" office:value="0.0139030109356519" calcext:value-type="float">
            <text:p>0.01</text:p>
          </table:table-cell>
          <table:table-cell table:style-name="ce14" office:value-type="float" office:value="0.268806419257773" calcext:value-type="float">
            <text:p>0.27</text:p>
          </table:table-cell>
          <table:table-cell table:style-name="ce14" office:value-type="float" office:value="0.0517212757568841" calcext:value-type="float">
            <text:p>0.05</text:p>
          </table:table-cell>
          <table:table-cell table:style-name="ce14" office:value-type="float" office:value="1.0324420300033" calcext:value-type="float">
            <text:p>1.03</text:p>
          </table:table-cell>
          <table:table-cell table:style-name="ce14" office:value-type="float" office:value="1340" calcext:value-type="float">
            <text:p>1,340.00</text:p>
          </table:table-cell>
          <table:table-cell table:style-name="ce14" office:value-type="float" office:value="0.699711193848081" calcext:value-type="float">
            <text:p>0.70</text:p>
          </table:table-cell>
          <table:table-cell table:number-columns-repeated="56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f_4_sin_1_resp" table:style-name="ta1">
        <table:table-column table:style-name="co17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33"/>
        <table:table-column table:style-name="co7" table:default-cell-style-name="ce21"/>
        <table:table-column table:style-name="co18" table:default-cell-style-name="ce21"/>
        <table:table-column table:style-name="co8" table:number-columns-repeated="56" table:default-cell-style-name="ce21"/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mbalance</text:p>
          </table:table-cell>
          <table:table-cell office:value-type="string" calcext:value-type="string">
            <text:p>kulczynski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{retweet_es_finde=Finde,retweet_source=Twitter for iPhone,RT_popular=muy muchos} =&gt; {difusion=alta}</text:p>
          </table:table-cell>
          <table:table-cell table:style-name="ce6" office:value-type="float" office:value="0.0183955510365006" calcext:value-type="float">
            <text:p>0.02</text:p>
          </table:table-cell>
          <table:table-cell table:style-name="ce6" office:value-type="float" office:value="0.708916433426629" calcext:value-type="float">
            <text:p>0.71</text:p>
          </table:table-cell>
          <table:table-cell table:style-name="ce6" office:value-type="float" office:value="0.0259488286194518" calcext:value-type="float">
            <text:p>0.03</text:p>
          </table:table-cell>
          <table:table-cell table:style-name="ce6" office:value-type="float" office:value="2.72283349352536" calcext:value-type="float">
            <text:p>2.72</text:p>
          </table:table-cell>
          <table:table-cell table:style-name="ce34" office:value-type="float" office:value="1773" calcext:value-type="float">
            <text:p>1773</text:p>
          </table:table-cell>
          <table:table-cell table:style-name="ce6" office:value-type="float" office:value="0.874951591666021" calcext:value-type="float">
            <text:p>0.87</text:p>
          </table:table-cell>
          <table:table-cell table:style-name="ce6" office:value-type="float" office:value="0.389785386554711" calcext:value-type="float">
            <text:p>0.39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{retweet_source=Twitter for iPhone,retweet_verified=Verificados,RT_popular=muy muchos} =&gt; {difusion=alta}</text:p>
          </table:table-cell>
          <table:table-cell table:style-name="ce6" office:value-type="float" office:value="0.0128239712809446" calcext:value-type="float">
            <text:p>0.01</text:p>
          </table:table-cell>
          <table:table-cell table:style-name="ce6" office:value-type="float" office:value="0.705479452054795" calcext:value-type="float">
            <text:p>0.71</text:p>
          </table:table-cell>
          <table:table-cell table:style-name="ce6" office:value-type="float" office:value="0.0181776680293001" calcext:value-type="float">
            <text:p>0.02</text:p>
          </table:table-cell>
          <table:table-cell table:style-name="ce6" office:value-type="float" office:value="2.70963260332929" calcext:value-type="float">
            <text:p>2.71</text:p>
          </table:table-cell>
          <table:table-cell table:style-name="ce34" office:value-type="float" office:value="1236" calcext:value-type="float">
            <text:p>1236</text:p>
          </table:table-cell>
          <table:table-cell table:style-name="ce6" office:value-type="float" office:value="0.911440843420539" calcext:value-type="float">
            <text:p>0.91</text:p>
          </table:table-cell>
          <table:table-cell table:style-name="ce6" office:value-type="float" office:value="0.377367126999741" calcext:value-type="float">
            <text:p>0.3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source=Twitter for iPhone,RT_popular=muy muchos} =&gt; {difusion=alta}</text:p>
          </table:table-cell>
          <table:table-cell office:value-type="float" office:value="0.0125127098420867" calcext:value-type="float">
            <text:p>0.01</text:p>
          </table:table-cell>
          <table:table-cell office:value-type="float" office:value="0.694700460829493" calcext:value-type="float">
            <text:p>0.69</text:p>
          </table:table-cell>
          <table:table-cell office:value-type="float" office:value="0.0180116619285759" calcext:value-type="float">
            <text:p>0.02</text:p>
          </table:table-cell>
          <table:table-cell office:value-type="float" office:value="2.66823223940656" calcext:value-type="float">
            <text:p>2.67</text:p>
          </table:table-cell>
          <table:table-cell office:value-type="float" office:value="1206" calcext:value-type="float">
            <text:p>1206</text:p>
          </table:table-cell>
          <table:table-cell office:value-type="float" office:value="0.911567280674368" calcext:value-type="float">
            <text:p>0.91</text:p>
          </table:table-cell>
          <table:table-cell office:value-type="float" office:value="0.371379878936305" calcext:value-type="float">
            <text:p>0.37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source=Twitter for iPhone,RT_popular=muy muchos} =&gt; {difusion=alta}</text:p>
          </table:table-cell>
          <table:table-cell office:value-type="float" office:value="0.0135813741154987" calcext:value-type="float">
            <text:p>0.01</text:p>
          </table:table-cell>
          <table:table-cell office:value-type="float" office:value="0.685340314136126" calcext:value-type="float">
            <text:p>0.69</text:p>
          </table:table-cell>
          <table:table-cell office:value-type="float" office:value="0.0198169782739516" calcext:value-type="float">
            <text:p>0.02</text:p>
          </table:table-cell>
          <table:table-cell office:value-type="float" office:value="2.63228142811302" calcext:value-type="float">
            <text:p>2.63</text:p>
          </table:table-cell>
          <table:table-cell office:value-type="float" office:value="1309" calcext:value-type="float">
            <text:p>1309</text:p>
          </table:table-cell>
          <table:table-cell office:value-type="float" office:value="0.902276707530648" calcext:value-type="float">
            <text:p>0.90</text:p>
          </table:table-cell>
          <table:table-cell office:value-type="float" office:value="0.368752089003984" calcext:value-type="float">
            <text:p>0.37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source=Twitter for iPhone,RT_popular=muy muchos} =&gt; {difusion=alta}</text:p>
          </table:table-cell>
          <table:table-cell office:value-type="float" office:value="0.0269967421302733" calcext:value-type="float">
            <text:p>0.03</text:p>
          </table:table-cell>
          <table:table-cell office:value-type="float" office:value="0.677427753189274" calcext:value-type="float">
            <text:p>0.68</text:p>
          </table:table-cell>
          <table:table-cell office:value-type="float" office:value="0.0398518395551037" calcext:value-type="float">
            <text:p>0.04</text:p>
          </table:table-cell>
          <table:table-cell office:value-type="float" office:value="2.60189055981065" calcext:value-type="float">
            <text:p>2.60</text:p>
          </table:table-cell>
          <table:table-cell office:value-type="float" office:value="2602" calcext:value-type="float">
            <text:p>2602</text:p>
          </table:table-cell>
          <table:table-cell office:value-type="float" office:value="0.807086165647667" calcext:value-type="float">
            <text:p>0.81</text:p>
          </table:table-cell>
          <table:table-cell office:value-type="float" office:value="0.390558939159393" calcext:value-type="float">
            <text:p>0.39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retweet_source=Twitter for iPhone,RT_popular=muy muchos} =&gt; {difusion=alta}</text:p>
          </table:table-cell>
          <table:table-cell office:value-type="float" office:value="0.0100226183312237" calcext:value-type="float">
            <text:p>0.01</text:p>
          </table:table-cell>
          <table:table-cell office:value-type="float" office:value="0.665289256198347" calcext:value-type="float">
            <text:p>0.67</text:p>
          </table:table-cell>
          <table:table-cell office:value-type="float" office:value="0.0150650536407213" calcext:value-type="float">
            <text:p>0.02</text:p>
          </table:table-cell>
          <table:table-cell office:value-type="float" office:value="2.5552685538738" calcext:value-type="float">
            <text:p>2.56</text:p>
          </table:table-cell>
          <table:table-cell office:value-type="float" office:value="966" calcext:value-type="float">
            <text:p>966</text:p>
          </table:table-cell>
          <table:table-cell office:value-type="float" office:value="0.924237685691947" calcext:value-type="float">
            <text:p>0.92</text:p>
          </table:table-cell>
          <table:table-cell office:value-type="float" office:value="0.351892257014452" calcext:value-type="float">
            <text:p>0.35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source=Twitter for iPhone,retweet_verified=Sin verificar,RT_popular=muy muchos} =&gt; {difusion=alta}</text:p>
          </table:table-cell>
          <table:table-cell office:value-type="float" office:value="0.0141727708493287" calcext:value-type="float">
            <text:p>0.01</text:p>
          </table:table-cell>
          <table:table-cell office:value-type="float" office:value="0.653901388224031" calcext:value-type="float">
            <text:p>0.65</text:p>
          </table:table-cell>
          <table:table-cell office:value-type="float" office:value="0.0216741715258036" calcext:value-type="float">
            <text:p>0.02</text:p>
          </table:table-cell>
          <table:table-cell office:value-type="float" office:value="2.5115295927237" calcext:value-type="float">
            <text:p>2.51</text:p>
          </table:table-cell>
          <table:table-cell office:value-type="float" office:value="1366" calcext:value-type="float">
            <text:p>1366</text:p>
          </table:table-cell>
          <table:table-cell office:value-type="float" office:value="0.891079521245691" calcext:value-type="float">
            <text:p>0.89</text:p>
          </table:table-cell>
          <table:table-cell office:value-type="float" office:value="0.354168355704428" calcext:value-type="float">
            <text:p>0.35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n_char=largo,retweet_source=Twitter for iPhone,retweet_verified=Verificados} =&gt; {difusion=alta}</text:p>
          </table:table-cell>
          <table:table-cell office:value-type="float" office:value="0.0116826793384657" calcext:value-type="float">
            <text:p>0.01</text:p>
          </table:table-cell>
          <table:table-cell office:value-type="float" office:value="0.633295838020247" calcext:value-type="float">
            <text:p>0.63</text:p>
          </table:table-cell>
          <table:table-cell office:value-type="float" office:value="0.0184474279429769" calcext:value-type="float">
            <text:p>0.02</text:p>
          </table:table-cell>
          <table:table-cell office:value-type="float" office:value="2.4323870032704" calcext:value-type="float">
            <text:p>2.43</text:p>
          </table:table-cell>
          <table:table-cell office:value-type="float" office:value="1126" calcext:value-type="float">
            <text:p>1126</text:p>
          </table:table-cell>
          <table:table-cell office:value-type="float" office:value="0.905616406432067" calcext:value-type="float">
            <text:p>0.91</text:p>
          </table:table-cell>
          <table:table-cell office:value-type="float" office:value="0.339083560996256" calcext:value-type="float">
            <text:p>0.34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es_finde=Finde,retweet_source=Twitter for iPhone,retweet_verified=Verificados} =&gt; {difusion=alta}</text:p>
          </table:table-cell>
          <table:table-cell office:value-type="float" office:value="0.0141001431802619" calcext:value-type="float">
            <text:p>0.01</text:p>
          </table:table-cell>
          <table:table-cell office:value-type="float" office:value="0.614654002713704" calcext:value-type="float">
            <text:p>0.61</text:p>
          </table:table-cell>
          <table:table-cell office:value-type="float" office:value="0.0229399680438256" calcext:value-type="float">
            <text:p>0.02</text:p>
          </table:table-cell>
          <table:table-cell office:value-type="float" office:value="2.36078672549423" calcext:value-type="float">
            <text:p>2.36</text:p>
          </table:table-cell>
          <table:table-cell office:value-type="float" office:value="1359" calcext:value-type="float">
            <text:p>1359</text:p>
          </table:table-cell>
          <table:table-cell office:value-type="float" office:value="0.881947120943498" calcext:value-type="float">
            <text:p>0.88</text:p>
          </table:table-cell>
          <table:table-cell office:value-type="float" office:value="0.334405187377415" calcext:value-type="float">
            <text:p>0.33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{retweet_source=Twitter for iPhone,retweet_verified=Verificados} =&gt; {difusion=alta}</text:p>
          </table:table-cell>
          <table:table-cell table:style-name="ce6" office:value-type="float" office:value="0.0204913780581436" calcext:value-type="float">
            <text:p>0.02</text:p>
          </table:table-cell>
          <table:table-cell table:style-name="ce6" office:value-type="float" office:value="0.599757060431218" calcext:value-type="float">
            <text:p>0.60</text:p>
          </table:table-cell>
          <table:table-cell table:style-name="ce6" office:value-type="float" office:value="0.0341661306052998" calcext:value-type="float">
            <text:p>0.03</text:p>
          </table:table-cell>
          <table:table-cell table:style-name="ce6" office:value-type="float" office:value="2.3035699768264" calcext:value-type="float">
            <text:p>2.30</text:p>
          </table:table-cell>
          <table:table-cell table:style-name="ce34" office:value-type="float" office:value="1975" calcext:value-type="float">
            <text:p>1975</text:p>
          </table:table-cell>
          <table:table-cell table:style-name="ce6" office:value-type="float" office:value="0.825420263516583" calcext:value-type="float">
            <text:p>0.83</text:p>
          </table:table-cell>
          <table:table-cell table:style-name="ce6" office:value-type="float" office:value="0.339230566558958" calcext:value-type="float">
            <text:p>0.34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{retweet_es_finde=Finde,retweet_source=Twitter for Android,RT_popular=muy muchos} =&gt; {difusion=alta}</text:p>
          </table:table-cell>
          <table:table-cell table:style-name="ce6" office:value-type="float" office:value="0.013550247971613" calcext:value-type="float">
            <text:p>0.01</text:p>
          </table:table-cell>
          <table:table-cell table:style-name="ce6" office:value-type="float" office:value="0.59743824336688" calcext:value-type="float">
            <text:p>0.60</text:p>
          </table:table-cell>
          <table:table-cell table:style-name="ce6" office:value-type="float" office:value="0.022680583511444" calcext:value-type="float">
            <text:p>0.02</text:p>
          </table:table-cell>
          <table:table-cell table:style-name="ce6" office:value-type="float" office:value="2.29466377509312" calcext:value-type="float">
            <text:p>2.29</text:p>
          </table:table-cell>
          <table:table-cell table:style-name="ce34" office:value-type="float" office:value="1306" calcext:value-type="float">
            <text:p>1306</text:p>
          </table:table-cell>
          <table:table-cell table:style-name="ce6" office:value-type="float" office:value="0.881958881958882" calcext:value-type="float">
            <text:p>0.88</text:p>
          </table:table-cell>
          <table:table-cell table:style-name="ce6" office:value-type="float" office:value="0.324741278374282" calcext:value-type="float">
            <text:p>0.32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source=Twitter for Android,RT_popular=muy muchos} =&gt; {difusion=alta}</text:p>
          </table:table-cell>
          <table:table-cell office:value-type="float" office:value="0.0100122429499284" calcext:value-type="float">
            <text:p>0.01</text:p>
          </table:table-cell>
          <table:table-cell office:value-type="float" office:value="0.572700296735905" calcext:value-type="float">
            <text:p>0.57</text:p>
          </table:table-cell>
          <table:table-cell office:value-type="float" office:value="0.0174825174825175" calcext:value-type="float">
            <text:p>0.02</text:p>
          </table:table-cell>
          <table:table-cell office:value-type="float" office:value="2.19964931856221" calcext:value-type="float">
            <text:p>2.20</text:p>
          </table:table-cell>
          <table:table-cell office:value-type="float" office:value="965" calcext:value-type="float">
            <text:p>965</text:p>
          </table:table-cell>
          <table:table-cell office:value-type="float" office:value="0.906833501200899" calcext:value-type="float">
            <text:p>0.91</text:p>
          </table:table-cell>
          <table:table-cell office:value-type="float" office:value="0.305577852201538" calcext:value-type="float">
            <text:p>0.31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source=Twitter for Android,RT_popular=muy muchos} =&gt; {difusion=alta}</text:p>
          </table:table-cell>
          <table:table-cell office:value-type="float" office:value="0.0201697412379905" calcext:value-type="float">
            <text:p>0.02</text:p>
          </table:table-cell>
          <table:table-cell office:value-type="float" office:value="0.566929133858268" calcext:value-type="float">
            <text:p>0.57</text:p>
          </table:table-cell>
          <table:table-cell office:value-type="float" office:value="0.0355771824614555" calcext:value-type="float">
            <text:p>0.04</text:p>
          </table:table-cell>
          <table:table-cell office:value-type="float" office:value="2.17748321429535" calcext:value-type="float">
            <text:p>2.18</text:p>
          </table:table-cell>
          <table:table-cell office:value-type="float" office:value="1944" calcext:value-type="float">
            <text:p>1944</text:p>
          </table:table-cell>
          <table:table-cell office:value-type="float" office:value="0.815117197787727" calcext:value-type="float">
            <text:p>0.82</text:p>
          </table:table-cell>
          <table:table-cell office:value-type="float" office:value="0.322198925740005" calcext:value-type="float">
            <text:p>0.32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source=Twitter for Android,RT_popular=muy muchos} =&gt; {difusion=alta}</text:p>
          </table:table-cell>
          <table:table-cell office:value-type="float" office:value="0.0100848706189952" calcext:value-type="float">
            <text:p>0.01</text:p>
          </table:table-cell>
          <table:table-cell office:value-type="float" office:value="0.564132327336042" calcext:value-type="float">
            <text:p>0.56</text:p>
          </table:table-cell>
          <table:table-cell office:value-type="float" office:value="0.0178767819717375" calcext:value-type="float">
            <text:p>0.02</text:p>
          </table:table-cell>
          <table:table-cell office:value-type="float" office:value="2.16674113227474" calcext:value-type="float">
            <text:p>2.17</text:p>
          </table:table-cell>
          <table:table-cell office:value-type="float" office:value="972" calcext:value-type="float">
            <text:p>972</text:p>
          </table:table-cell>
          <table:table-cell office:value-type="float" office:value="0.904275488489069" calcext:value-type="float">
            <text:p>0.90</text:p>
          </table:table-cell>
          <table:table-cell office:value-type="float" office:value="0.301433343073456" calcext:value-type="float">
            <text:p>0.3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source=Twitter for Android,retweet_verified=Sin verificar,RT_popular=muy muchos} =&gt; {difusion=alta}</text:p>
          </table:table-cell>
          <table:table-cell office:value-type="float" office:value="0.0126787159428109" calcext:value-type="float">
            <text:p>0.01</text:p>
          </table:table-cell>
          <table:table-cell office:value-type="float" office:value="0.549460431654676" calcext:value-type="float">
            <text:p>0.55</text:p>
          </table:table-cell>
          <table:table-cell office:value-type="float" office:value="0.023074848000664" calcext:value-type="float">
            <text:p>0.02</text:p>
          </table:table-cell>
          <table:table-cell office:value-type="float" office:value="2.11038875124496" calcext:value-type="float">
            <text:p>2.11</text:p>
          </table:table-cell>
          <table:table-cell office:value-type="float" office:value="1222" calcext:value-type="float">
            <text:p>1222</text:p>
          </table:table-cell>
          <table:table-cell office:value-type="float" office:value="0.876379521765788" calcext:value-type="float">
            <text:p>0.88</text:p>
          </table:table-cell>
          <table:table-cell office:value-type="float" office:value="0.299078665655982" calcext:value-type="float">
            <text:p>0.3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n_char=largo,retweet_es_finde=Finde,RT_popular=muy muchos} =&gt; {difusion=alta}</text:p>
          </table:table-cell>
          <table:table-cell office:value-type="float" office:value="0.0139963893673092" calcext:value-type="float">
            <text:p>0.01</text:p>
          </table:table-cell>
          <table:table-cell office:value-type="float" office:value="0.522868217054264" calcext:value-type="float">
            <text:p>0.52</text:p>
          </table:table-cell>
          <table:table-cell office:value-type="float" office:value="0.0267684837417775" calcext:value-type="float">
            <text:p>0.03</text:p>
          </table:table-cell>
          <table:table-cell office:value-type="float" office:value="2.00825235100518" calcext:value-type="float">
            <text:p>2.01</text:p>
          </table:table-cell>
          <table:table-cell office:value-type="float" office:value="1349" calcext:value-type="float">
            <text:p>1349</text:p>
          </table:table-cell>
          <table:table-cell office:value-type="float" office:value="0.855232668566002" calcext:value-type="float">
            <text:p>0.86</text:p>
          </table:table-cell>
          <table:table-cell office:value-type="float" office:value="0.288313043730766" calcext:value-type="float">
            <text:p>0.29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Finde,retweet_verified=Sin verificar,RT_popular=muy muchos} =&gt; {difusion=alta}</text:p>
          </table:table-cell>
          <table:table-cell office:value-type="float" office:value="0.0139030109356519" calcext:value-type="float">
            <text:p>0.01</text:p>
          </table:table-cell>
          <table:table-cell office:value-type="float" office:value="0.518375241779497" calcext:value-type="float">
            <text:p>0.52</text:p>
          </table:table-cell>
          <table:table-cell office:value-type="float" office:value="0.0268203606482538" calcext:value-type="float">
            <text:p>0.03</text:p>
          </table:table-cell>
          <table:table-cell office:value-type="float" office:value="1.99099555882647" calcext:value-type="float">
            <text:p>1.99</text:p>
          </table:table-cell>
          <table:table-cell office:value-type="float" office:value="1340" calcext:value-type="float">
            <text:p>1340</text:p>
          </table:table-cell>
          <table:table-cell office:value-type="float" office:value="0.854588253160712" calcext:value-type="float">
            <text:p>0.85</text:p>
          </table:table-cell>
          <table:table-cell office:value-type="float" office:value="0.285887230358147" calcext:value-type="float">
            <text:p>0.29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source=Twitter for Android,retweet_verified=Verificados} =&gt; {difusion=alta}</text:p>
          </table:table-cell>
          <table:table-cell office:value-type="float" office:value="0.0114751717125604" calcext:value-type="float">
            <text:p>0.01</text:p>
          </table:table-cell>
          <table:table-cell office:value-type="float" office:value="0.511090573012939" calcext:value-type="float">
            <text:p>0.51</text:p>
          </table:table-cell>
          <table:table-cell office:value-type="float" office:value="0.0224523251229483" calcext:value-type="float">
            <text:p>0.02</text:p>
          </table:table-cell>
          <table:table-cell office:value-type="float" office:value="1.96301632295103" calcext:value-type="float">
            <text:p>1.96</text:p>
          </table:table-cell>
          <table:table-cell office:value-type="float" office:value="1106" calcext:value-type="float">
            <text:p>1106</text:p>
          </table:table-cell>
          <table:table-cell office:value-type="float" office:value="0.876797185683695" calcext:value-type="float">
            <text:p>0.88</text:p>
          </table:table-cell>
          <table:table-cell office:value-type="float" office:value="0.277582426858745" calcext:value-type="float">
            <text:p>0.28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n_char=largo,retweet_es_finde=Finde,retweet_verified=Sin verificar,RT_popular=muy muchos} =&gt; {difusion=alta}</text:p>
          </table:table-cell>
          <table:table-cell office:value-type="float" office:value="0.0116308024319894" calcext:value-type="float">
            <text:p>0.01</text:p>
          </table:table-cell>
          <table:table-cell office:value-type="float" office:value="0.502240143369176" calcext:value-type="float">
            <text:p>0.50</text:p>
          </table:table-cell>
          <table:table-cell office:value-type="float" office:value="0.0231578510510261" calcext:value-type="float">
            <text:p>0.02</text:p>
          </table:table-cell>
          <table:table-cell office:value-type="float" office:value="1.92902325249892" calcext:value-type="float">
            <text:p>1.93</text:p>
          </table:table-cell>
          <table:table-cell office:value-type="float" office:value="1121" calcext:value-type="float">
            <text:p>1121</text:p>
          </table:table-cell>
          <table:table-cell office:value-type="float" office:value="0.872428925777523" calcext:value-type="float">
            <text:p>0.87</text:p>
          </table:table-cell>
          <table:table-cell office:value-type="float" office:value="0.273456088262256" calcext:value-type="float">
            <text:p>0.27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n_char=largo,RT_popular=muy muchos} =&gt; {difusion=alta}</text:p>
          </table:table-cell>
          <table:table-cell office:value-type="float" office:value="0.0219646822020709" calcext:value-type="float">
            <text:p>0.02</text:p>
          </table:table-cell>
          <table:table-cell office:value-type="float" office:value="0.49788334901223" calcext:value-type="float">
            <text:p>0.50</text:p>
          </table:table-cell>
          <table:table-cell office:value-type="float" office:value="0.0441161212674566" calcext:value-type="float">
            <text:p>0.04</text:p>
          </table:table-cell>
          <table:table-cell office:value-type="float" office:value="1.91228950922518" calcext:value-type="float">
            <text:p>1.91</text:p>
          </table:table-cell>
          <table:table-cell office:value-type="float" office:value="2117" calcext:value-type="float">
            <text:p>2117</text:p>
          </table:table-cell>
          <table:table-cell office:value-type="float" office:value="0.765433912372838" calcext:value-type="float">
            <text:p>0.77</text:p>
          </table:table-cell>
          <table:table-cell office:value-type="float" office:value="0.291123072449846" calcext:value-type="float">
            <text:p>0.29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es_finde=Finde,RT_popular=muy muchos} =&gt; {difusion=alta}</text:p>
          </table:table-cell>
          <table:table-cell office:value-type="float" office:value="0.030700753252682" calcext:value-type="float">
            <text:p>0.03</text:p>
          </table:table-cell>
          <table:table-cell office:value-type="float" office:value="0.497227356746765" calcext:value-type="float">
            <text:p>0.50</text:p>
          </table:table-cell>
          <table:table-cell office:value-type="float" office:value="0.0617438940881077" calcext:value-type="float">
            <text:p>0.06</text:p>
          </table:table-cell>
          <table:table-cell office:value-type="float" office:value="1.90976994891076" calcext:value-type="float">
            <text:p>1.91</text:p>
          </table:table-cell>
          <table:table-cell office:value-type="float" office:value="2959" calcext:value-type="float">
            <text:p>2959</text:p>
          </table:table-cell>
          <table:table-cell office:value-type="float" office:value="0.681585131382183" calcext:value-type="float">
            <text:p>0.68</text:p>
          </table:table-cell>
          <table:table-cell office:value-type="float" office:value="0.307571995102481" calcext:value-type="float">
            <text:p>0.31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n_char=largo,retweet_es_finde=Finde,retweet_verified=Verificados,RT_popular=muy muchos} =&gt; {difusion=alta}</text:p>
          </table:table-cell>
          <table:table-cell office:value-type="float" office:value="0.0190699508206927" calcext:value-type="float">
            <text:p>0.02</text:p>
          </table:table-cell>
          <table:table-cell office:value-type="float" office:value="0.494086021505376" calcext:value-type="float">
            <text:p>0.49</text:p>
          </table:table-cell>
          <table:table-cell office:value-type="float" office:value="0.0385964184183769" calcext:value-type="float">
            <text:p>0.04</text:p>
          </table:table-cell>
          <table:table-cell office:value-type="float" office:value="1.89770458773935" calcext:value-type="float">
            <text:p>1.90</text:p>
          </table:table-cell>
          <table:table-cell office:value-type="float" office:value="1838" calcext:value-type="float">
            <text:p>1838</text:p>
          </table:table-cell>
          <table:table-cell office:value-type="float" office:value="0.792333926453144" calcext:value-type="float">
            <text:p>0.79</text:p>
          </table:table-cell>
          <table:table-cell office:value-type="float" office:value="0.283665310904119" calcext:value-type="float">
            <text:p>0.28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n_char=largo,retweet_verified=Verificados,RT_popular=muy muchos} =&gt; {difusion=alta}</text:p>
          </table:table-cell>
          <table:table-cell office:value-type="float" office:value="0.013155983482393" calcext:value-type="float">
            <text:p>0.01</text:p>
          </table:table-cell>
          <table:table-cell office:value-type="float" office:value="0.492236024844721" calcext:value-type="float">
            <text:p>0.49</text:p>
          </table:table-cell>
          <table:table-cell office:value-type="float" office:value="0.0267269822165965" calcext:value-type="float">
            <text:p>0.03</text:p>
          </table:table-cell>
          <table:table-cell office:value-type="float" office:value="1.89059904943747" calcext:value-type="float">
            <text:p>1.89</text:p>
          </table:table-cell>
          <table:table-cell office:value-type="float" office:value="1268" calcext:value-type="float">
            <text:p>1268</text:p>
          </table:table-cell>
          <table:table-cell office:value-type="float" office:value="0.852889932580865" calcext:value-type="float">
            <text:p>0.85</text:p>
          </table:table-cell>
          <table:table-cell office:value-type="float" office:value="0.271383016008875" calcext:value-type="float">
            <text:p>0.27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es_finde=Finde,retweet_verified=Sin verificar,RT_popular=muy muchos} =&gt; {difusion=alta}</text:p>
          </table:table-cell>
          <table:table-cell office:value-type="float" office:value="0.0285219231806769" calcext:value-type="float">
            <text:p>0.03</text:p>
          </table:table-cell>
          <table:table-cell office:value-type="float" office:value="0.491331546023235" calcext:value-type="float">
            <text:p>0.49</text:p>
          </table:table-cell>
          <table:table-cell office:value-type="float" office:value="0.0580502583469943" calcext:value-type="float">
            <text:p>0.06</text:p>
          </table:table-cell>
          <table:table-cell office:value-type="float" office:value="1.88712509240501" calcext:value-type="float">
            <text:p>1.89</text:p>
          </table:table-cell>
          <table:table-cell office:value-type="float" office:value="2749" calcext:value-type="float">
            <text:p>2749</text:p>
          </table:table-cell>
          <table:table-cell office:value-type="float" office:value="0.697888332140301" calcext:value-type="float">
            <text:p>0.70</text:p>
          </table:table-cell>
          <table:table-cell office:value-type="float" office:value="0.300439822585221" calcext:value-type="float">
            <text:p>0.30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verified=Sin verificar,RT_popular=muy muchos} =&gt; {difusion=alta}</text:p>
          </table:table-cell>
          <table:table-cell office:value-type="float" office:value="0.0177730281587848" calcext:value-type="float">
            <text:p>0.02</text:p>
          </table:table-cell>
          <table:table-cell office:value-type="float" office:value="0.490971625107481" calcext:value-type="float">
            <text:p>0.49</text:p>
          </table:table-cell>
          <table:table-cell office:value-type="float" office:value="0.0361997053391712" calcext:value-type="float">
            <text:p>0.04</text:p>
          </table:table-cell>
          <table:table-cell office:value-type="float" office:value="1.88574269431375" calcext:value-type="float">
            <text:p>1.89</text:p>
          </table:table-cell>
          <table:table-cell office:value-type="float" office:value="1713" calcext:value-type="float">
            <text:p>1713</text:p>
          </table:table-cell>
          <table:table-cell office:value-type="float" office:value="0.804056568663937" calcext:value-type="float">
            <text:p>0.80</text:p>
          </table:table-cell>
          <table:table-cell office:value-type="float" office:value="0.279617477493567" calcext:value-type="float">
            <text:p>0.28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n_char=largo,retweet_es_finde=Finde,retweet_verified=Verificados} =&gt; {difusion=alta}</text:p>
          </table:table-cell>
          <table:table-cell office:value-type="float" office:value="0.0114025440434936" calcext:value-type="float">
            <text:p>0.01</text:p>
          </table:table-cell>
          <table:table-cell office:value-type="float" office:value="0.481384143670609" calcext:value-type="float">
            <text:p>0.48</text:p>
          </table:table-cell>
          <table:table-cell office:value-type="float" office:value="0.0236869954970845" calcext:value-type="float">
            <text:p>0.02</text:p>
          </table:table-cell>
          <table:table-cell office:value-type="float" office:value="1.84891872699692" calcext:value-type="float">
            <text:p>1.85</text:p>
          </table:table-cell>
          <table:table-cell office:value-type="float" office:value="1099" calcext:value-type="float">
            <text:p>1099</text:p>
          </table:table-cell>
          <table:table-cell office:value-type="float" office:value="0.868064540680417" calcext:value-type="float">
            <text:p>0.87</text:p>
          </table:table-cell>
          <table:table-cell office:value-type="float" office:value="0.26258973661573" calcext:value-type="float">
            <text:p>0.26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T_popular=muy muchos} =&gt; {difusion=alta}</text:p>
          </table:table-cell>
          <table:table-cell office:value-type="float" office:value="0.0458799360876512" calcext:value-type="float">
            <text:p>0.05</text:p>
          </table:table-cell>
          <table:table-cell office:value-type="float" office:value="0.480234578627281" calcext:value-type="float">
            <text:p>0.48</text:p>
          </table:table-cell>
          <table:table-cell office:value-type="float" office:value="0.095536510966778" calcext:value-type="float">
            <text:p>0.10</text:p>
          </table:table-cell>
          <table:table-cell office:value-type="float" office:value="1.84450343338067" calcext:value-type="float">
            <text:p>1.84</text:p>
          </table:table-cell>
          <table:table-cell office:value-type="float" office:value="4422" calcext:value-type="float">
            <text:p>4422</text:p>
          </table:table-cell>
          <table:table-cell office:value-type="float" office:value="0.531659973226238" calcext:value-type="float">
            <text:p>0.53</text:p>
          </table:table-cell>
          <table:table-cell office:value-type="float" office:value="0.328226000559356" calcext:value-type="float">
            <text:p>0.33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source=Twitter Web App,RT_popular=muy muchos} =&gt; {difusion=alta}</text:p>
          </table:table-cell>
          <table:table-cell office:value-type="float" office:value="0.0123052022161814" calcext:value-type="float">
            <text:p>0.01</text:p>
          </table:table-cell>
          <table:table-cell office:value-type="float" office:value="0.479773462783172" calcext:value-type="float">
            <text:p>0.48</text:p>
          </table:table-cell>
          <table:table-cell office:value-type="float" office:value="0.0256479425618892" calcext:value-type="float">
            <text:p>0.03</text:p>
          </table:table-cell>
          <table:table-cell office:value-type="float" office:value="1.84273236191789" calcext:value-type="float">
            <text:p>1.84</text:p>
          </table:table-cell>
          <table:table-cell office:value-type="float" office:value="1186" calcext:value-type="float">
            <text:p>1186</text:p>
          </table:table-cell>
          <table:table-cell office:value-type="float" office:value="0.857543593631539" calcext:value-type="float">
            <text:p>0.86</text:p>
          </table:table-cell>
          <table:table-cell office:value-type="float" office:value="0.263517878279288" calcext:value-type="float">
            <text:p>0.26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verified=Sin verificar,RT_popular=muy muchos} =&gt; {difusion=alta}</text:p>
          </table:table-cell>
          <table:table-cell office:value-type="float" office:value="0.0216845469070988" calcext:value-type="float">
            <text:p>0.02</text:p>
          </table:table-cell>
          <table:table-cell office:value-type="float" office:value="0.47804208600183" calcext:value-type="float">
            <text:p>0.48</text:p>
          </table:table-cell>
          <table:table-cell office:value-type="float" office:value="0.0453611670228881" calcext:value-type="float">
            <text:p>0.05</text:p>
          </table:table-cell>
          <table:table-cell office:value-type="float" office:value="1.83608242340912" calcext:value-type="float">
            <text:p>1.84</text:p>
          </table:table-cell>
          <table:table-cell office:value-type="float" office:value="2090" calcext:value-type="float">
            <text:p>2090</text:p>
          </table:table-cell>
          <table:table-cell office:value-type="float" office:value="0.756940385739334" calcext:value-type="float">
            <text:p>0.76</text:p>
          </table:table-cell>
          <table:table-cell office:value-type="float" office:value="0.28066446373894" calcext:value-type="float">
            <text:p>0.2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verified=Verificados,RT_popular=muy muchos} =&gt; {difusion=alta}</text:p>
          </table:table-cell>
          <table:table-cell office:value-type="float" office:value="0.0281069079288664" calcext:value-type="float">
            <text:p>0.03</text:p>
          </table:table-cell>
          <table:table-cell office:value-type="float" office:value="0.473601398601399" calcext:value-type="float">
            <text:p>0.47</text:p>
          </table:table-cell>
          <table:table-cell office:value-type="float" office:value="0.0593471810089021" calcext:value-type="float">
            <text:p>0.06</text:p>
          </table:table-cell>
          <table:table-cell office:value-type="float" office:value="1.81902646050849" calcext:value-type="float">
            <text:p>1.82</text:p>
          </table:table-cell>
          <table:table-cell office:value-type="float" office:value="2709" calcext:value-type="float">
            <text:p>2709</text:p>
          </table:table-cell>
          <table:table-cell office:value-type="float" office:value="0.68934353317915" calcext:value-type="float">
            <text:p>0.69</text:p>
          </table:table-cell>
          <table:table-cell office:value-type="float" office:value="0.290777745606589" calcext:value-type="float">
            <text:p>0.29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source=Twitter for iPhone,RT_popular=muchos} =&gt; {difusion=alta}</text:p>
          </table:table-cell>
          <table:table-cell office:value-type="float" office:value="0.0111742856549978" calcext:value-type="float">
            <text:p>0.01</text:p>
          </table:table-cell>
          <table:table-cell office:value-type="float" office:value="0.471747700394218" calcext:value-type="float">
            <text:p>0.47</text:p>
          </table:table-cell>
          <table:table-cell office:value-type="float" office:value="0.0236869954970845" calcext:value-type="float">
            <text:p>0.02</text:p>
          </table:table-cell>
          <table:table-cell office:value-type="float" office:value="1.8119067051644" calcext:value-type="float">
            <text:p>1.81</text:p>
          </table:table-cell>
          <table:table-cell office:value-type="float" office:value="1077" calcext:value-type="float">
            <text:p>1077</text:p>
          </table:table-cell>
          <table:table-cell office:value-type="float" office:value="0.867338403041825" calcext:value-type="float">
            <text:p>0.87</text:p>
          </table:table-cell>
          <table:table-cell office:value-type="float" office:value="0.257333163180292" calcext:value-type="float">
            <text:p>0.26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Finde,RT_popular=muy muchos} =&gt; {difusion=alta}</text:p>
          </table:table-cell>
          <table:table-cell office:value-type="float" office:value="0.0319873005332946" calcext:value-type="float">
            <text:p>0.03</text:p>
          </table:table-cell>
          <table:table-cell office:value-type="float" office:value="0.469540054827901" calcext:value-type="float">
            <text:p>0.47</text:p>
          </table:table-cell>
          <table:table-cell office:value-type="float" office:value="0.0681247535846942" calcext:value-type="float">
            <text:p>0.07</text:p>
          </table:table-cell>
          <table:table-cell office:value-type="float" office:value="1.80342749519498" calcext:value-type="float">
            <text:p>1.80</text:p>
          </table:table-cell>
          <table:table-cell office:value-type="float" office:value="3083" calcext:value-type="float">
            <text:p>3083</text:p>
          </table:table-cell>
          <table:table-cell office:value-type="float" office:value="0.648353571053645" calcext:value-type="float">
            <text:p>0.65</text:p>
          </table:table-cell>
          <table:table-cell office:value-type="float" office:value="0.296199054272961" calcext:value-type="float">
            <text:p>0.3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n_char=largo,retweet_es_finde=Finde,RT_popular=muy muchos} =&gt; {difusion=alta}</text:p>
          </table:table-cell>
          <table:table-cell office:value-type="float" office:value="0.0123363283600672" calcext:value-type="float">
            <text:p>0.01</text:p>
          </table:table-cell>
          <table:table-cell office:value-type="float" office:value="0.466640502354788" calcext:value-type="float">
            <text:p>0.47</text:p>
          </table:table-cell>
          <table:table-cell office:value-type="float" office:value="0.0264364715403291" calcext:value-type="float">
            <text:p>0.03</text:p>
          </table:table-cell>
          <table:table-cell office:value-type="float" office:value="1.79229078257588" calcext:value-type="float">
            <text:p>1.79</text:p>
          </table:table-cell>
          <table:table-cell office:value-type="float" office:value="1189" calcext:value-type="float">
            <text:p>1189</text:p>
          </table:table-cell>
          <table:table-cell office:value-type="float" office:value="0.852304086493025" calcext:value-type="float">
            <text:p>0.85</text:p>
          </table:table-cell>
          <table:table-cell office:value-type="float" office:value="0.257011173310175" calcext:value-type="float">
            <text:p>0.26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Tarde,n_char=largo,RT_popular=muy muchos} =&gt; {difusion=alta}</text:p>
          </table:table-cell>
          <table:table-cell office:value-type="float" office:value="0.0175758959141748" calcext:value-type="float">
            <text:p>0.02</text:p>
          </table:table-cell>
          <table:table-cell office:value-type="float" office:value="0.465896589658966" calcext:value-type="float">
            <text:p>0.47</text:p>
          </table:table-cell>
          <table:table-cell office:value-type="float" office:value="0.0377248863895748" calcext:value-type="float">
            <text:p>0.04</text:p>
          </table:table-cell>
          <table:table-cell office:value-type="float" office:value="1.78943353409223" calcext:value-type="float">
            <text:p>1.79</text:p>
          </table:table-cell>
          <table:table-cell office:value-type="float" office:value="1694" calcext:value-type="float">
            <text:p>1694</text:p>
          </table:table-cell>
          <table:table-cell office:value-type="float" office:value="0.793682497410859" calcext:value-type="float">
            <text:p>0.79</text:p>
          </table:table-cell>
          <table:table-cell office:value-type="float" office:value="0.266701383217145" calcext:value-type="float">
            <text:p>0.27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verified=Sin verificar,RT_popular=muy muchos} =&gt; {difusion=alta}</text:p>
          </table:table-cell>
          <table:table-cell office:value-type="float" office:value="0.042393807972443" calcext:value-type="float">
            <text:p>0.04</text:p>
          </table:table-cell>
          <table:table-cell office:value-type="float" office:value="0.462740656851642" calcext:value-type="float">
            <text:p>0.46</text:p>
          </table:table-cell>
          <table:table-cell office:value-type="float" office:value="0.0916146168371688" calcext:value-type="float">
            <text:p>0.09</text:p>
          </table:table-cell>
          <table:table-cell office:value-type="float" office:value="1.77731210602833" calcext:value-type="float">
            <text:p>1.78</text:p>
          </table:table-cell>
          <table:table-cell office:value-type="float" office:value="4086" calcext:value-type="float">
            <text:p>4086</text:p>
          </table:table-cell>
          <table:table-cell office:value-type="float" office:value="0.545076747771298" calcext:value-type="float">
            <text:p>0.55</text:p>
          </table:table-cell>
          <table:table-cell office:value-type="float" office:value="0.312784212222745" calcext:value-type="float">
            <text:p>0.31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n_char=largo,retweet_verified=Verificados} =&gt; {difusion=alta}</text:p>
          </table:table-cell>
          <table:table-cell office:value-type="float" office:value="0.0173995144321554" calcext:value-type="float">
            <text:p>0.02</text:p>
          </table:table-cell>
          <table:table-cell office:value-type="float" office:value="0.461094308496013" calcext:value-type="float">
            <text:p>0.46</text:p>
          </table:table-cell>
          <table:table-cell office:value-type="float" office:value="0.0377352617708701" calcext:value-type="float">
            <text:p>0.04</text:p>
          </table:table-cell>
          <table:table-cell office:value-type="float" office:value="1.77098874796616" calcext:value-type="float">
            <text:p>1.77</text:p>
          </table:table-cell>
          <table:table-cell office:value-type="float" office:value="1677" calcext:value-type="float">
            <text:p>1677</text:p>
          </table:table-cell>
          <table:table-cell office:value-type="float" office:value="0.793117468766171" calcext:value-type="float">
            <text:p>0.79</text:p>
          </table:table-cell>
          <table:table-cell office:value-type="float" office:value="0.263961516246891" calcext:value-type="float">
            <text:p>0.26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n_char=largo,retweet_verified=Verificados,RT_popular=muy muchos} =&gt; {difusion=alta}</text:p>
          </table:table-cell>
          <table:table-cell office:value-type="float" office:value="0.0107696457844826" calcext:value-type="float">
            <text:p>0.01</text:p>
          </table:table-cell>
          <table:table-cell office:value-type="float" office:value="0.456866197183099" calcext:value-type="float">
            <text:p>0.46</text:p>
          </table:table-cell>
          <table:table-cell office:value-type="float" office:value="0.0235728663028366" calcext:value-type="float">
            <text:p>0.02</text:p>
          </table:table-cell>
          <table:table-cell office:value-type="float" office:value="1.75474925547547" calcext:value-type="float">
            <text:p>1.75</text:p>
          </table:table-cell>
          <table:table-cell office:value-type="float" office:value="1038" calcext:value-type="float">
            <text:p>1038</text:p>
          </table:table-cell>
          <table:table-cell office:value-type="float" office:value="0.866833789121848" calcext:value-type="float">
            <text:p>0.87</text:p>
          </table:table-cell>
          <table:table-cell office:value-type="float" office:value="0.249115333388712" calcext:value-type="float">
            <text:p>0.25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retweet_es_finde=Finde,retweet_verified=Sin verificar,RT_popular=muy muchos} =&gt; {difusion=alta}</text:p>
          </table:table-cell>
          <table:table-cell office:value-type="float" office:value="0.0107281442593015" calcext:value-type="float">
            <text:p>0.01</text:p>
          </table:table-cell>
          <table:table-cell office:value-type="float" office:value="0.453111305872042" calcext:value-type="float">
            <text:p>0.45</text:p>
          </table:table-cell>
          <table:table-cell office:value-type="float" office:value="0.0236766201157893" calcext:value-type="float">
            <text:p>0.02</text:p>
          </table:table-cell>
          <table:table-cell office:value-type="float" office:value="1.74032732456201" calcext:value-type="float">
            <text:p>1.74</text:p>
          </table:table-cell>
          <table:table-cell office:value-type="float" office:value="1034" calcext:value-type="float">
            <text:p>1034</text:p>
          </table:table-cell>
          <table:table-cell office:value-type="float" office:value="0.865993470503379" calcext:value-type="float">
            <text:p>0.87</text:p>
          </table:table-cell>
          <table:table-cell office:value-type="float" office:value="0.247158187406412" calcext:value-type="float">
            <text:p>0.25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n_char=largo,retweet_es_finde=Finde,retweet_source=Twitter for iPhone} =&gt; {difusion=alta}</text:p>
          </table:table-cell>
          <table:table-cell office:value-type="float" office:value="0.0111742856549978" calcext:value-type="float">
            <text:p>0.01</text:p>
          </table:table-cell>
          <table:table-cell office:value-type="float" office:value="0.450816241105065" calcext:value-type="float">
            <text:p>0.45</text:p>
          </table:table-cell>
          <table:table-cell office:value-type="float" office:value="0.0247867859143823" calcext:value-type="float">
            <text:p>0.02</text:p>
          </table:table-cell>
          <table:table-cell office:value-type="float" office:value="1.73151235156565" calcext:value-type="float">
            <text:p>1.73</text:p>
          </table:table-cell>
          <table:table-cell office:value-type="float" office:value="1077" calcext:value-type="float">
            <text:p>1077</text:p>
          </table:table-cell>
          <table:table-cell office:value-type="float" office:value="0.859842460046959" calcext:value-type="float">
            <text:p>0.86</text:p>
          </table:table-cell>
          <table:table-cell office:value-type="float" office:value="0.246867433535716" calcext:value-type="float">
            <text:p>0.25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{n_char=largo,retweet_es_finde=Finde,retweet_verified=Verificados} =&gt; {difusion=alta}</text:p>
          </table:table-cell>
          <table:table-cell table:style-name="ce6" office:value-type="float" office:value="0.0275155111950364" calcext:value-type="float">
            <text:p>0.03</text:p>
          </table:table-cell>
          <table:table-cell table:style-name="ce6" office:value-type="float" office:value="0.450178237990154" calcext:value-type="float">
            <text:p>0.45</text:p>
          </table:table-cell>
          <table:table-cell table:style-name="ce6" office:value-type="float" office:value="0.061121371210392" calcext:value-type="float">
            <text:p>0.06</text:p>
          </table:table-cell>
          <table:table-cell table:style-name="ce6" office:value-type="float" office:value="1.72906188467232" calcext:value-type="float">
            <text:p>1.73</text:p>
          </table:table-cell>
          <table:table-cell table:style-name="ce34" office:value-type="float" office:value="2652" calcext:value-type="float">
            <text:p>2652</text:p>
          </table:table-cell>
          <table:table-cell table:style-name="ce6" office:value-type="float" office:value="0.677760914834292" calcext:value-type="float">
            <text:p>0.68</text:p>
          </table:table-cell>
          <table:table-cell table:style-name="ce6" office:value-type="float" office:value="0.277930435644476" calcext:value-type="float">
            <text:p>0.2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es_finde=Laborable,RT_popular=muy muchos} =&gt; {difusion=alta}</text:p>
          </table:table-cell>
          <table:table-cell office:value-type="float" office:value="0.0151791828349692" calcext:value-type="float">
            <text:p>0.02</text:p>
          </table:table-cell>
          <table:table-cell office:value-type="float" office:value="0.44918636782315" calcext:value-type="float">
            <text:p>0.45</text:p>
          </table:table-cell>
          <table:table-cell office:value-type="float" office:value="0.0337926168786703" calcext:value-type="float">
            <text:p>0.03</text:p>
          </table:table-cell>
          <table:table-cell office:value-type="float" office:value="1.72525227160002" calcext:value-type="float">
            <text:p>1.73</text:p>
          </table:table-cell>
          <table:table-cell office:value-type="float" office:value="1463" calcext:value-type="float">
            <text:p>1463</text:p>
          </table:table-cell>
          <table:table-cell office:value-type="float" office:value="0.81214668253496" calcext:value-type="float">
            <text:p>0.81</text:p>
          </table:table-cell>
          <table:table-cell office:value-type="float" office:value="0.253743578428193" calcext:value-type="float">
            <text:p>0.25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Mañana,retweet_es_finde=Finde,RT_popular=muy muchos} =&gt; {difusion=alta}</text:p>
          </table:table-cell>
          <table:table-cell office:value-type="float" office:value="0.0101263721441763" calcext:value-type="float">
            <text:p>0.01</text:p>
          </table:table-cell>
          <table:table-cell office:value-type="float" office:value="0.447501146263182" calcext:value-type="float">
            <text:p>0.45</text:p>
          </table:table-cell>
          <table:table-cell office:value-type="float" office:value="0.0226287066049677" calcext:value-type="float">
            <text:p>0.02</text:p>
          </table:table-cell>
          <table:table-cell office:value-type="float" office:value="1.71877960784004" calcext:value-type="float">
            <text:p>1.72</text:p>
          </table:table-cell>
          <table:table-cell office:value-type="float" office:value="976" calcext:value-type="float">
            <text:p>976</text:p>
          </table:table-cell>
          <table:table-cell office:value-type="float" office:value="0.871249857409027" calcext:value-type="float">
            <text:p>0.87</text:p>
          </table:table-cell>
          <table:table-cell office:value-type="float" office:value="0.243197452863798" calcext:value-type="float">
            <text:p>0.24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medio,retweet_verified=Sin verificar,RT_popular=muy muchos} =&gt; {difusion=alta}</text:p>
          </table:table-cell>
          <table:table-cell office:value-type="float" office:value="0.010707393496711" calcext:value-type="float">
            <text:p>0.01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0240916353675998" calcext:value-type="float">
            <text:p>0.02</text:p>
          </table:table-cell>
          <table:table-cell office:value-type="float" office:value="1.70703930997228" calcext:value-type="float">
            <text:p>1.71</text:p>
          </table:table-cell>
          <table:table-cell office:value-type="float" office:value="1032" calcext:value-type="float">
            <text:p>1032</text:p>
          </table:table-cell>
          <table:table-cell office:value-type="float" office:value="0.863098847786537" calcext:value-type="float">
            <text:p>0.86</text:p>
          </table:table-cell>
          <table:table-cell office:value-type="float" office:value="0.242784906529228" calcext:value-type="float">
            <text:p>0.24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corto,retweet_verified=Sin verificar,RT_popular=muy muchos} =&gt; {difusion=alta}</text:p>
          </table:table-cell>
          <table:table-cell office:value-type="float" office:value="0.0139237616982424" calcext:value-type="float">
            <text:p>0.01</text:p>
          </table:table-cell>
          <table:table-cell office:value-type="float" office:value="0.444370860927152" calcext:value-type="float">
            <text:p>0.44</text:p>
          </table:table-cell>
          <table:table-cell office:value-type="float" office:value="0.0313336515116931" calcext:value-type="float">
            <text:p>0.03</text:p>
          </table:table-cell>
          <table:table-cell office:value-type="float" office:value="1.70675668756997" calcext:value-type="float">
            <text:p>1.71</text:p>
          </table:table-cell>
          <table:table-cell office:value-type="float" office:value="1342" calcext:value-type="float">
            <text:p>1342</text:p>
          </table:table-cell>
          <table:table-cell office:value-type="float" office:value="0.824518153294487" calcext:value-type="float">
            <text:p>0.82</text:p>
          </table:table-cell>
          <table:table-cell office:value-type="float" office:value="0.248924890095361" calcext:value-type="float">
            <text:p>0.25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retweet_verified=Sin verificar,RT_popular=muy muchos} =&gt; {difusion=alta}</text:p>
          </table:table-cell>
          <table:table-cell office:value-type="float" office:value="0.0150858044033118" calcext:value-type="float">
            <text:p>0.02</text:p>
          </table:table-cell>
          <table:table-cell office:value-type="float" office:value="0.443427874351937" calcext:value-type="float">
            <text:p>0.44</text:p>
          </table:table-cell>
          <table:table-cell office:value-type="float" office:value="0.0340208752671661" calcext:value-type="float">
            <text:p>0.03</text:p>
          </table:table-cell>
          <table:table-cell office:value-type="float" office:value="1.70313482847646" calcext:value-type="float">
            <text:p>1.70</text:p>
          </table:table-cell>
          <table:table-cell office:value-type="float" office:value="1454" calcext:value-type="float">
            <text:p>1454</text:p>
          </table:table-cell>
          <table:table-cell office:value-type="float" office:value="0.81039414539916" calcext:value-type="float">
            <text:p>0.81</text:p>
          </table:table-cell>
          <table:table-cell office:value-type="float" office:value="0.25068500595735" calcext:value-type="float">
            <text:p>0.25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es_finde=Finde,retweet_source=Twitter for iPhone,RT_popular=muchos} =&gt; {difusion=alta}</text:p>
          </table:table-cell>
          <table:table-cell office:value-type="float" office:value="0.0143180261874624" calcext:value-type="float">
            <text:p>0.01</text:p>
          </table:table-cell>
          <table:table-cell office:value-type="float" office:value="0.443159922928709" calcext:value-type="float">
            <text:p>0.44</text:p>
          </table:table-cell>
          <table:table-cell office:value-type="float" office:value="0.0323089373534477" calcext:value-type="float">
            <text:p>0.03</text:p>
          </table:table-cell>
          <table:table-cell office:value-type="float" office:value="1.70210567034808" calcext:value-type="float">
            <text:p>1.70</text:p>
          </table:table-cell>
          <table:table-cell office:value-type="float" office:value="1380" calcext:value-type="float">
            <text:p>1380</text:p>
          </table:table-cell>
          <table:table-cell office:value-type="float" office:value="0.819293275682123" calcext:value-type="float">
            <text:p>0.82</text:p>
          </table:table-cell>
          <table:table-cell office:value-type="float" office:value="0.249076574200467" calcext:value-type="float">
            <text:p>0.25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es_finde=Finde,RT_popular=muy muchos} =&gt; {difusion=alta}</text:p>
          </table:table-cell>
          <table:table-cell office:value-type="float" office:value="0.0692245440019921" calcext:value-type="float">
            <text:p>0.07</text:p>
          </table:table-cell>
          <table:table-cell office:value-type="float" office:value="0.441007336902637" calcext:value-type="float">
            <text:p>0.44</text:p>
          </table:table-cell>
          <table:table-cell office:value-type="float" office:value="0.156969143616028" calcext:value-type="float">
            <text:p>0.16</text:p>
          </table:table-cell>
          <table:table-cell office:value-type="float" office:value="1.69383793517773" calcext:value-type="float">
            <text:p>1.69</text:p>
          </table:table-cell>
          <table:table-cell office:value-type="float" office:value="6672" calcext:value-type="float">
            <text:p>6672</text:p>
          </table:table-cell>
          <table:table-cell office:value-type="float" office:value="0.297010521295938" calcext:value-type="float">
            <text:p>0.30</text:p>
          </table:table-cell>
          <table:table-cell office:value-type="float" office:value="0.353443813505913" calcext:value-type="float">
            <text:p>0.35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source=Twitter Web App,retweet_verified=Sin verificar,RT_popular=muy muchos} =&gt; {difusion=alta}</text:p>
          </table:table-cell>
          <table:table-cell office:value-type="float" office:value="0.0103027536261958" calcext:value-type="float">
            <text:p>0.01</text:p>
          </table:table-cell>
          <table:table-cell office:value-type="float" office:value="0.440550133096717" calcext:value-type="float">
            <text:p>0.44</text:p>
          </table:table-cell>
          <table:table-cell office:value-type="float" office:value="0.0233861094395219" calcext:value-type="float">
            <text:p>0.02</text:p>
          </table:table-cell>
          <table:table-cell office:value-type="float" office:value="1.69208188922164" calcext:value-type="float">
            <text:p>1.69</text:p>
          </table:table-cell>
          <table:table-cell office:value-type="float" office:value="993" calcext:value-type="float">
            <text:p>993</text:p>
          </table:table-cell>
          <table:table-cell office:value-type="float" office:value="0.866628723202428" calcext:value-type="float">
            <text:p>0.87</text:p>
          </table:table-cell>
          <table:table-cell office:value-type="float" office:value="0.240060672669344" calcext:value-type="float">
            <text:p>0.24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verified=Verificados} =&gt; {difusion=alta}</text:p>
          </table:table-cell>
          <table:table-cell office:value-type="float" office:value="0.0398829656989894" calcext:value-type="float">
            <text:p>0.04</text:p>
          </table:table-cell>
          <table:table-cell office:value-type="float" office:value="0.437962857468383" calcext:value-type="float">
            <text:p>0.44</text:p>
          </table:table-cell>
          <table:table-cell office:value-type="float" office:value="0.0910647216285198" calcext:value-type="float">
            <text:p>0.09</text:p>
          </table:table-cell>
          <table:table-cell office:value-type="float" office:value="1.68214458151422" calcext:value-type="float">
            <text:p>1.68</text:p>
          </table:table-cell>
          <table:table-cell office:value-type="float" office:value="3844" calcext:value-type="float">
            <text:p>3844</text:p>
          </table:table-cell>
          <table:table-cell office:value-type="float" office:value="0.543410930162853" calcext:value-type="float">
            <text:p>0.54</text:p>
          </table:table-cell>
          <table:table-cell office:value-type="float" office:value="0.295573442761449" calcext:value-type="float">
            <text:p>0.3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Finde,retweet_verified=Verificados,RT_popular=muy muchos} =&gt; {difusion=alta}</text:p>
          </table:table-cell>
          <table:table-cell office:value-type="float" office:value="0.0180842895976427" calcext:value-type="float">
            <text:p>0.02</text:p>
          </table:table-cell>
          <table:table-cell office:value-type="float" office:value="0.437829691032404" calcext:value-type="float">
            <text:p>0.44</text:p>
          </table:table-cell>
          <table:table-cell office:value-type="float" office:value="0.0413043929364404" calcext:value-type="float">
            <text:p>0.04</text:p>
          </table:table-cell>
          <table:table-cell office:value-type="float" office:value="1.681633110747" calcext:value-type="float">
            <text:p>1.68</text:p>
          </table:table-cell>
          <table:table-cell office:value-type="float" office:value="1743" calcext:value-type="float">
            <text:p>1743</text:p>
          </table:table-cell>
          <table:table-cell office:value-type="float" office:value="0.772464510463925" calcext:value-type="float">
            <text:p>0.77</text:p>
          </table:table-cell>
          <table:table-cell office:value-type="float" office:value="0.253644262906813" calcext:value-type="float">
            <text:p>0.25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source=Twitter Web App,RT_popular=muy muchos} =&gt; {difusion=alta}</text:p>
          </table:table-cell>
          <table:table-cell office:value-type="float" office:value="0.0105725135398726" calcext:value-type="float">
            <text:p>0.01</text:p>
          </table:table-cell>
          <table:table-cell office:value-type="float" office:value="0.435470085470085" calcext:value-type="float">
            <text:p>0.44</text:p>
          </table:table-cell>
          <table:table-cell office:value-type="float" office:value="0.0242783922309145" calcext:value-type="float">
            <text:p>0.02</text:p>
          </table:table-cell>
          <table:table-cell office:value-type="float" office:value="1.67257024698246" calcext:value-type="float">
            <text:p>1.67</text:p>
          </table:table-cell>
          <table:table-cell office:value-type="float" office:value="1019" calcext:value-type="float">
            <text:p>1019</text:p>
          </table:table-cell>
          <table:table-cell office:value-type="float" office:value="0.861404505016089" calcext:value-type="float">
            <text:p>0.86</text:p>
          </table:table-cell>
          <table:table-cell office:value-type="float" office:value="0.238038700980042" calcext:value-type="float">
            <text:p>0.24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source=Twitter for iPhone,RT_popular=muchos} =&gt; {difusion=alta}</text:p>
          </table:table-cell>
          <table:table-cell office:value-type="float" office:value="0.0220269344898425" calcext:value-type="float">
            <text:p>0.02</text:p>
          </table:table-cell>
          <table:table-cell office:value-type="float" office:value="0.432294848299735" calcext:value-type="float">
            <text:p>0.43</text:p>
          </table:table-cell>
          <table:table-cell office:value-type="float" office:value="0.0509534975410346" calcext:value-type="float">
            <text:p>0.05</text:p>
          </table:table-cell>
          <table:table-cell office:value-type="float" office:value="1.66037467397884" calcext:value-type="float">
            <text:p>1.66</text:p>
          </table:table-cell>
          <table:table-cell office:value-type="float" office:value="2123" calcext:value-type="float">
            <text:p>2123</text:p>
          </table:table-cell>
          <table:table-cell office:value-type="float" office:value="0.723872032135428" calcext:value-type="float">
            <text:p>0.72</text:p>
          </table:table-cell>
          <table:table-cell office:value-type="float" office:value="0.258448372583756" calcext:value-type="float">
            <text:p>0.26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source=Twitter for iPhone,RT_popular=muchos} =&gt; {difusion=alta}</text:p>
          </table:table-cell>
          <table:table-cell office:value-type="float" office:value="0.0106243904463489" calcext:value-type="float">
            <text:p>0.01</text:p>
          </table:table-cell>
          <table:table-cell office:value-type="float" office:value="0.429710449013848" calcext:value-type="float">
            <text:p>0.43</text:p>
          </table:table-cell>
          <table:table-cell office:value-type="float" office:value="0.0247245336266108" calcext:value-type="float">
            <text:p>0.02</text:p>
          </table:table-cell>
          <table:table-cell office:value-type="float" office:value="1.65044841383808" calcext:value-type="float">
            <text:p>1.65</text:p>
          </table:table-cell>
          <table:table-cell office:value-type="float" office:value="1024" calcext:value-type="float">
            <text:p>1024</text:p>
          </table:table-cell>
          <table:table-cell office:value-type="float" office:value="0.858541564283824" calcext:value-type="float">
            <text:p>0.86</text:p>
          </table:table-cell>
          <table:table-cell office:value-type="float" office:value="0.235258508160387" calcext:value-type="float">
            <text:p>0.24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RT_popular=muy muchos} =&gt; {difusion=alta}</text:p>
          </table:table-cell>
          <table:table-cell office:value-type="float" office:value="0.0510157498288062" calcext:value-type="float">
            <text:p>0.05</text:p>
          </table:table-cell>
          <table:table-cell office:value-type="float" office:value="0.429319828865799" calcext:value-type="float">
            <text:p>0.43</text:p>
          </table:table-cell>
          <table:table-cell office:value-type="float" office:value="0.118829241974643" calcext:value-type="float">
            <text:p>0.12</text:p>
          </table:table-cell>
          <table:table-cell office:value-type="float" office:value="1.64894810495511" calcext:value-type="float">
            <text:p>1.65</text:p>
          </table:table-cell>
          <table:table-cell office:value-type="float" office:value="4917" calcext:value-type="float">
            <text:p>4917</text:p>
          </table:table-cell>
          <table:table-cell office:value-type="float" office:value="0.431267783749605" calcext:value-type="float">
            <text:p>0.43</text:p>
          </table:table-cell>
          <table:table-cell office:value-type="float" office:value="0.312631541116569" calcext:value-type="float">
            <text:p>0.31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es_finde=Finde,retweet_source=Twitter Web App,RT_popular=muy muchos} =&gt; {difusion=alta}</text:p>
          </table:table-cell>
          <table:table-cell office:value-type="float" office:value="0.0149820505903592" calcext:value-type="float">
            <text:p>0.01</text:p>
          </table:table-cell>
          <table:table-cell office:value-type="float" office:value="0.428995840760547" calcext:value-type="float">
            <text:p>0.43</text:p>
          </table:table-cell>
          <table:table-cell office:value-type="float" office:value="0.0349235334398539" calcext:value-type="float">
            <text:p>0.03</text:p>
          </table:table-cell>
          <table:table-cell office:value-type="float" office:value="1.64770371898394" calcext:value-type="float">
            <text:p>1.65</text:p>
          </table:table-cell>
          <table:table-cell office:value-type="float" office:value="1444" calcext:value-type="float">
            <text:p>1444</text:p>
          </table:table-cell>
          <table:table-cell office:value-type="float" office:value="0.804264139769026" calcext:value-type="float">
            <text:p>0.80</text:p>
          </table:table-cell>
          <table:table-cell office:value-type="float" office:value="0.243269738344727" calcext:value-type="float">
            <text:p>0.24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{n_char=largo,retweet_source=Twitter Web App,retweet_verified=Verificados} =&gt; {difusion=alta}</text:p>
          </table:table-cell>
          <table:table-cell table:style-name="ce6" office:value-type="float" office:value="0.010115996762881" calcext:value-type="float">
            <text:p>0.01</text:p>
          </table:table-cell>
          <table:table-cell table:style-name="ce6" office:value-type="float" office:value="0.426882661996497" calcext:value-type="float">
            <text:p>0.43</text:p>
          </table:table-cell>
          <table:table-cell table:style-name="ce6" office:value-type="float" office:value="0.0236973708783798" calcext:value-type="float">
            <text:p>0.02</text:p>
          </table:table-cell>
          <table:table-cell table:style-name="ce6" office:value-type="float" office:value="1.63958734074067" calcext:value-type="float">
            <text:p>1.64</text:p>
          </table:table-cell>
          <table:table-cell table:style-name="ce34" office:value-type="float" office:value="975" calcext:value-type="float">
            <text:p>975</text:p>
          </table:table-cell>
          <table:table-cell table:style-name="ce6" office:value-type="float" office:value="0.863916979131159" calcext:value-type="float">
            <text:p>0.86</text:p>
          </table:table-cell>
          <table:table-cell table:style-name="ce6" office:value-type="float" office:value="0.232868285648763" calcext:value-type="float">
            <text:p>0.23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es_finde=Finde,retweet_source=Twitter for iPhone,retweet_verified=Sin verificar,RT_popular=muchos} =&gt; {difusion=alta}</text:p>
          </table:table-cell>
          <table:table-cell office:value-type="float" office:value="0.0103027536261958" calcext:value-type="float">
            <text:p>0.01</text:p>
          </table:table-cell>
          <table:table-cell office:value-type="float" office:value="0.422553191489362" calcext:value-type="float">
            <text:p>0.42</text:p>
          </table:table-cell>
          <table:table-cell office:value-type="float" office:value="0.0243821460438671" calcext:value-type="float">
            <text:p>0.02</text:p>
          </table:table-cell>
          <table:table-cell office:value-type="float" office:value="1.62295854395982" calcext:value-type="float">
            <text:p>1.62</text:p>
          </table:table-cell>
          <table:table-cell office:value-type="float" office:value="993" calcext:value-type="float">
            <text:p>993</text:p>
          </table:table-cell>
          <table:table-cell office:value-type="float" office:value="0.859854069789422" calcext:value-type="float">
            <text:p>0.86</text:p>
          </table:table-cell>
          <table:table-cell office:value-type="float" office:value="0.231062201865666" calcext:value-type="float">
            <text:p>0.23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Finde,retweet_verified=Verificados} =&gt; {difusion=alta}</text:p>
          </table:table-cell>
          <table:table-cell office:value-type="float" office:value="0.0233861094395219" calcext:value-type="float">
            <text:p>0.02</text:p>
          </table:table-cell>
          <table:table-cell office:value-type="float" office:value="0.417407407407407" calcext:value-type="float">
            <text:p>0.42</text:p>
          </table:table-cell>
          <table:table-cell office:value-type="float" office:value="0.0560270589944181" calcext:value-type="float">
            <text:p>0.06</text:p>
          </table:table-cell>
          <table:table-cell office:value-type="float" office:value="1.60319441861563" calcext:value-type="float">
            <text:p>1.60</text:p>
          </table:table-cell>
          <table:table-cell office:value-type="float" office:value="2254" calcext:value-type="float">
            <text:p>2254</text:p>
          </table:table-cell>
          <table:table-cell office:value-type="float" office:value="0.697379603399433" calcext:value-type="float">
            <text:p>0.70</text:p>
          </table:table-cell>
          <table:table-cell office:value-type="float" office:value="0.253614837839354" calcext:value-type="float">
            <text:p>0.25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n_char=largo,retweet_es_finde=Finde,retweet_verified=Verificados} =&gt; {difusion=alta}</text:p>
          </table:table-cell>
          <table:table-cell office:value-type="float" office:value="0.0113817932809031" calcext:value-type="float">
            <text:p>0.01</text:p>
          </table:table-cell>
          <table:table-cell office:value-type="float" office:value="0.416476841305998" calcext:value-type="float">
            <text:p>0.42</text:p>
          </table:table-cell>
          <table:table-cell office:value-type="float" office:value="0.0273287543317217" calcext:value-type="float">
            <text:p>0.03</text:p>
          </table:table-cell>
          <table:table-cell office:value-type="float" office:value="1.59962026455546" calcext:value-type="float">
            <text:p>1.60</text:p>
          </table:table-cell>
          <table:table-cell office:value-type="float" office:value="1097" calcext:value-type="float">
            <text:p>1097</text:p>
          </table:table-cell>
          <table:table-cell office:value-type="float" office:value="0.843378018099208" calcext:value-type="float">
            <text:p>0.84</text:p>
          </table:table-cell>
          <table:table-cell office:value-type="float" office:value="0.230096235270039" calcext:value-type="float">
            <text:p>0.23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Tarde,n_char=largo,retweet_verified=Verificados} =&gt; {difusion=alta}</text:p>
          </table:table-cell>
          <table:table-cell office:value-type="float" office:value="0.0156875765184371" calcext:value-type="float">
            <text:p>0.02</text:p>
          </table:table-cell>
          <table:table-cell office:value-type="float" office:value="0.415841584158416" calcext:value-type="float">
            <text:p>0.42</text:p>
          </table:table-cell>
          <table:table-cell office:value-type="float" office:value="0.0377248863895748" calcext:value-type="float">
            <text:p>0.04</text:p>
          </table:table-cell>
          <table:table-cell office:value-type="float" office:value="1.59718034447902" calcext:value-type="float">
            <text:p>1.60</text:p>
          </table:table-cell>
          <table:table-cell office:value-type="float" office:value="1512" calcext:value-type="float">
            <text:p>1512</text:p>
          </table:table-cell>
          <table:table-cell office:value-type="float" office:value="0.78837533984863" calcext:value-type="float">
            <text:p>0.79</text:p>
          </table:table-cell>
          <table:table-cell office:value-type="float" office:value="0.238047515598774" calcext:value-type="float">
            <text:p>0.24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source=Twitter Web App,RT_popular=muy muchos} =&gt; {difusion=alta}</text:p>
          </table:table-cell>
          <table:table-cell office:value-type="float" office:value="0.0219439314394804" calcext:value-type="float">
            <text:p>0.02</text:p>
          </table:table-cell>
          <table:table-cell office:value-type="float" office:value="0.415194346289753" calcext:value-type="float">
            <text:p>0.42</text:p>
          </table:table-cell>
          <table:table-cell office:value-type="float" office:value="0.0528521923180677" calcext:value-type="float">
            <text:p>0.05</text:p>
          </table:table-cell>
          <table:table-cell office:value-type="float" office:value="1.59469440838842" calcext:value-type="float">
            <text:p>1.59</text:p>
          </table:table-cell>
          <table:table-cell office:value-type="float" office:value="2115" calcext:value-type="float">
            <text:p>2115</text:p>
          </table:table-cell>
          <table:table-cell office:value-type="float" office:value="0.712428311901115" calcext:value-type="float">
            <text:p>0.71</text:p>
          </table:table-cell>
          <table:table-cell office:value-type="float" office:value="0.249738720925222" calcext:value-type="float">
            <text:p>0.25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es_finde=Finde,retweet_source=Twitter for iPhone} =&gt; {difusion=alta}</text:p>
          </table:table-cell>
          <table:table-cell office:value-type="float" office:value="0.0244858998568197" calcext:value-type="float">
            <text:p>0.02</text:p>
          </table:table-cell>
          <table:table-cell office:value-type="float" office:value="0.415054519873373" calcext:value-type="float">
            <text:p>0.42</text:p>
          </table:table-cell>
          <table:table-cell office:value-type="float" office:value="0.0589944180448631" calcext:value-type="float">
            <text:p>0.06</text:p>
          </table:table-cell>
          <table:table-cell office:value-type="float" office:value="1.59415735771242" calcext:value-type="float">
            <text:p>1.59</text:p>
          </table:table-cell>
          <table:table-cell office:value-type="float" office:value="2360" calcext:value-type="float">
            <text:p>2360</text:p>
          </table:table-cell>
          <table:table-cell office:value-type="float" office:value="0.682899366643209" calcext:value-type="float">
            <text:p>0.68</text:p>
          </table:table-cell>
          <table:table-cell office:value-type="float" office:value="0.254550452731777" calcext:value-type="float">
            <text:p>0.25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es_finde=Finde,retweet_source=Twitter for Android,RT_popular=muchos} =&gt; {difusion=alta}</text:p>
          </table:table-cell>
          <table:table-cell office:value-type="float" office:value="0.014183146230624" calcext:value-type="float">
            <text:p>0.01</text:p>
          </table:table-cell>
          <table:table-cell office:value-type="float" office:value="0.414996964177292" calcext:value-type="float">
            <text:p>0.41</text:p>
          </table:table-cell>
          <table:table-cell office:value-type="float" office:value="0.034176505986595" calcext:value-type="float">
            <text:p>0.03</text:p>
          </table:table-cell>
          <table:table-cell office:value-type="float" office:value="1.59393629558204" calcext:value-type="float">
            <text:p>1.59</text:p>
          </table:table-cell>
          <table:table-cell office:value-type="float" office:value="1367" calcext:value-type="float">
            <text:p>1367</text:p>
          </table:table-cell>
          <table:table-cell office:value-type="float" office:value="0.806779911920358" calcext:value-type="float">
            <text:p>0.81</text:p>
          </table:table-cell>
          <table:table-cell office:value-type="float" office:value="0.234736068762751" calcext:value-type="float">
            <text:p>0.23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es_finde=Laborable,retweet_verified=Sin verificar,RT_popular=muy muchos} =&gt; {difusion=alta}</text:p>
          </table:table-cell>
          <table:table-cell office:value-type="float" office:value="0.0138718847917661" calcext:value-type="float">
            <text:p>0.01</text:p>
          </table:table-cell>
          <table:table-cell office:value-type="float" office:value="0.413292117465224" calcext:value-type="float">
            <text:p>0.41</text:p>
          </table:table-cell>
          <table:table-cell office:value-type="float" office:value="0.0335643584901745" calcext:value-type="float">
            <text:p>0.03</text:p>
          </table:table-cell>
          <table:table-cell office:value-type="float" office:value="1.58738825478334" calcext:value-type="float">
            <text:p>1.59</text:p>
          </table:table-cell>
          <table:table-cell office:value-type="float" office:value="1337" calcext:value-type="float">
            <text:p>1337</text:p>
          </table:table-cell>
          <table:table-cell office:value-type="float" office:value="0.809832542975696" calcext:value-type="float">
            <text:p>0.81</text:p>
          </table:table-cell>
          <table:table-cell office:value-type="float" office:value="0.233285892955932" calcext:value-type="float">
            <text:p>0.23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es_finde=Laborable,retweet_verified=Verificados} =&gt; {difusion=alta}</text:p>
          </table:table-cell>
          <table:table-cell office:value-type="float" office:value="0.012367454503953" calcext:value-type="float">
            <text:p>0.01</text:p>
          </table:table-cell>
          <table:table-cell office:value-type="float" office:value="0.413028413028413" calcext:value-type="float">
            <text:p>0.41</text:p>
          </table:table-cell>
          <table:table-cell office:value-type="float" office:value="0.0299433504181279" calcext:value-type="float">
            <text:p>0.03</text:p>
          </table:table-cell>
          <table:table-cell office:value-type="float" office:value="1.58637540864368" calcext:value-type="float">
            <text:p>1.59</text:p>
          </table:table-cell>
          <table:table-cell office:value-type="float" office:value="1192" calcext:value-type="float">
            <text:p>1192</text:p>
          </table:table-cell>
          <table:table-cell office:value-type="float" office:value="0.829027922950575" calcext:value-type="float">
            <text:p>0.83</text:p>
          </table:table-cell>
          <table:table-cell office:value-type="float" office:value="0.230264903892066" calcext:value-type="float">
            <text:p>0.23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T_popular=muy muchos} =&gt; {difusion=alta}</text:p>
          </table:table-cell>
          <table:table-cell office:value-type="float" office:value="0.104417837355523" calcext:value-type="float">
            <text:p>0.10</text:p>
          </table:table-cell>
          <table:table-cell office:value-type="float" office:value="0.412239380657846" calcext:value-type="float">
            <text:p>0.41</text:p>
          </table:table-cell>
          <table:table-cell office:value-type="float" office:value="0.253294183561246" calcext:value-type="float">
            <text:p>0.25</text:p>
          </table:table-cell>
          <table:table-cell office:value-type="float" office:value="1.58334486277853" calcext:value-type="float">
            <text:p>1.58</text:p>
          </table:table-cell>
          <table:table-cell office:value-type="float" office:value="10064" calcext:value-type="float">
            <text:p>10064</text:p>
          </table:table-cell>
          <table:table-cell office:value-type="float" office:value="0.0172654209872474" calcext:value-type="float">
            <text:p>0.02</text:p>
          </table:table-cell>
          <table:table-cell office:value-type="float" office:value="0.406645712485614" calcext:value-type="float">
            <text:p>0.41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es_finde=Finde,retweet_verified=Verificados,RT_popular=muy muchos} =&gt; {difusion=alta}</text:p>
          </table:table-cell>
          <table:table-cell office:value-type="float" office:value="0.0407026208213152" calcext:value-type="float">
            <text:p>0.04</text:p>
          </table:table-cell>
          <table:table-cell office:value-type="float" office:value="0.411431567907708" calcext:value-type="float">
            <text:p>0.41</text:p>
          </table:table-cell>
          <table:table-cell office:value-type="float" office:value="0.0989292606503289" calcext:value-type="float">
            <text:p>0.10</text:p>
          </table:table-cell>
          <table:table-cell office:value-type="float" office:value="1.58024218450947" calcext:value-type="float">
            <text:p>1.58</text:p>
          </table:table-cell>
          <table:table-cell office:value-type="float" office:value="3923" calcext:value-type="float">
            <text:p>3923</text:p>
          </table:table-cell>
          <table:table-cell office:value-type="float" office:value="0.506708786556374" calcext:value-type="float">
            <text:p>0.51</text:p>
          </table:table-cell>
          <table:table-cell office:value-type="float" office:value="0.283881879434846" calcext:value-type="float">
            <text:p>0.28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source=Twitter for iPhone,retweet_verified=Sin verificar,RT_popular=muchos} =&gt; {difusion=alta}</text:p>
          </table:table-cell>
          <table:table-cell office:value-type="float" office:value="0.0161752194393144" calcext:value-type="float">
            <text:p>0.02</text:p>
          </table:table-cell>
          <table:table-cell office:value-type="float" office:value="0.411128691983122" calcext:value-type="float">
            <text:p>0.41</text:p>
          </table:table-cell>
          <table:table-cell office:value-type="float" office:value="0.0393434458716358" calcext:value-type="float">
            <text:p>0.04</text:p>
          </table:table-cell>
          <table:table-cell office:value-type="float" office:value="1.57907888701352" calcext:value-type="float">
            <text:p>1.58</text:p>
          </table:table-cell>
          <table:table-cell office:value-type="float" office:value="1559" calcext:value-type="float">
            <text:p>1559</text:p>
          </table:table-cell>
          <table:table-cell office:value-type="float" office:value="0.779522084385406" calcext:value-type="float">
            <text:p>0.78</text:p>
          </table:table-cell>
          <table:table-cell office:value-type="float" office:value="0.236627548350691" calcext:value-type="float">
            <text:p>0.24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es_finde=Finde,retweet_source=Twitter for Android,retweet_verified=Sin verificar,RT_popular=muchos} =&gt; {difusion=alta}</text:p>
          </table:table-cell>
          <table:table-cell office:value-type="float" office:value="0.0120873192089809" calcext:value-type="float">
            <text:p>0.01</text:p>
          </table:table-cell>
          <table:table-cell office:value-type="float" office:value="0.410066877859908" calcext:value-type="float">
            <text:p>0.41</text:p>
          </table:table-cell>
          <table:table-cell office:value-type="float" office:value="0.0294764582598411" calcext:value-type="float">
            <text:p>0.03</text:p>
          </table:table-cell>
          <table:table-cell office:value-type="float" office:value="1.57500063050505" calcext:value-type="float">
            <text:p>1.58</text:p>
          </table:table-cell>
          <table:table-cell office:value-type="float" office:value="1165" calcext:value-type="float">
            <text:p>1165</text:p>
          </table:table-cell>
          <table:table-cell office:value-type="float" office:value="0.83126634292118" calcext:value-type="float">
            <text:p>0.83</text:p>
          </table:table-cell>
          <table:table-cell office:value-type="float" office:value="0.228246159102107" calcext:value-type="float">
            <text:p>0.23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retweet_es_finde=Finde,RT_popular=muy muchos} =&gt; {difusion=alta}</text:p>
          </table:table-cell>
          <table:table-cell office:value-type="float" office:value="0.0271108713245212" calcext:value-type="float">
            <text:p>0.03</text:p>
          </table:table-cell>
          <table:table-cell office:value-type="float" office:value="0.409432779692886" calcext:value-type="float">
            <text:p>0.41</text:p>
          </table:table-cell>
          <table:table-cell office:value-type="float" office:value="0.0662156834263659" calcext:value-type="float">
            <text:p>0.07</text:p>
          </table:table-cell>
          <table:table-cell office:value-type="float" office:value="1.5725651618857" calcext:value-type="float">
            <text:p>1.57</text:p>
          </table:table-cell>
          <table:table-cell office:value-type="float" office:value="2613" calcext:value-type="float">
            <text:p>2613</text:p>
          </table:table-cell>
          <table:table-cell office:value-type="float" office:value="0.648304057097322" calcext:value-type="float">
            <text:p>0.65</text:p>
          </table:table-cell>
          <table:table-cell office:value-type="float" office:value="0.256780628309821" calcext:value-type="float">
            <text:p>0.26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medio,retweet_es_finde=Finde,RT_popular=muy muchos} =&gt; {difusion=alta}</text:p>
          </table:table-cell>
          <table:table-cell office:value-type="float" office:value="0.0196094706480463" calcext:value-type="float">
            <text:p>0.02</text:p>
          </table:table-cell>
          <table:table-cell office:value-type="float" office:value="0.406801549720189" calcext:value-type="float">
            <text:p>0.41</text:p>
          </table:table-cell>
          <table:table-cell office:value-type="float" office:value="0.04820402149779" calcext:value-type="float">
            <text:p>0.05</text:p>
          </table:table-cell>
          <table:table-cell office:value-type="float" office:value="1.56245903264252" calcext:value-type="float">
            <text:p>1.56</text:p>
          </table:table-cell>
          <table:table-cell office:value-type="float" office:value="1890" calcext:value-type="float">
            <text:p>1890</text:p>
          </table:table-cell>
          <table:table-cell office:value-type="float" office:value="0.734219030520646" calcext:value-type="float">
            <text:p>0.73</text:p>
          </table:table-cell>
          <table:table-cell office:value-type="float" office:value="0.241059179259553" calcext:value-type="float">
            <text:p>0.24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n_char=largo,retweet_source=Twitter for iPhone} =&gt; {difusion=alta}</text:p>
          </table:table-cell>
          <table:table-cell office:value-type="float" office:value="0.0169844991803449" calcext:value-type="float">
            <text:p>0.02</text:p>
          </table:table-cell>
          <table:table-cell office:value-type="float" office:value="0.404397233201581" calcext:value-type="float">
            <text:p>0.40</text:p>
          </table:table-cell>
          <table:table-cell office:value-type="float" office:value="0.041999543483223" calcext:value-type="float">
            <text:p>0.04</text:p>
          </table:table-cell>
          <table:table-cell office:value-type="float" office:value="1.55322444131804" calcext:value-type="float">
            <text:p>1.55</text:p>
          </table:table-cell>
          <table:table-cell office:value-type="float" office:value="1637" calcext:value-type="float">
            <text:p>1637</text:p>
          </table:table-cell>
          <table:table-cell office:value-type="float" office:value="0.765169969096528" calcext:value-type="float">
            <text:p>0.77</text:p>
          </table:table-cell>
          <table:table-cell office:value-type="float" office:value="0.234815975331961" calcext:value-type="float">
            <text:p>0.23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corto,retweet_es_finde=Finde,RT_popular=muy muchos} =&gt; {difusion=alta}</text:p>
          </table:table-cell>
          <table:table-cell office:value-type="float" office:value="0.0189143201012637" calcext:value-type="float">
            <text:p>0.02</text:p>
          </table:table-cell>
          <table:table-cell office:value-type="float" office:value="0.402161923670858" calcext:value-type="float">
            <text:p>0.40</text:p>
          </table:table-cell>
          <table:table-cell office:value-type="float" office:value="0.0470316034114254" calcext:value-type="float">
            <text:p>0.05</text:p>
          </table:table-cell>
          <table:table-cell office:value-type="float" office:value="1.54463897853051" calcext:value-type="float">
            <text:p>1.54</text:p>
          </table:table-cell>
          <table:table-cell office:value-type="float" office:value="1823" calcext:value-type="float">
            <text:p>1823</text:p>
          </table:table-cell>
          <table:table-cell office:value-type="float" office:value="0.739497913969213" calcext:value-type="float">
            <text:p>0.74</text:p>
          </table:table-cell>
          <table:table-cell office:value-type="float" office:value="0.237404385761467" calcext:value-type="float">
            <text:p>0.24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Tarde,RT_popular=muy muchos} =&gt; {difusion=alta}</text:p>
          </table:table-cell>
          <table:table-cell office:value-type="float" office:value="0.0383577846485858" calcext:value-type="float">
            <text:p>0.04</text:p>
          </table:table-cell>
          <table:table-cell office:value-type="float" office:value="0.400281507145951" calcext:value-type="float">
            <text:p>0.40</text:p>
          </table:table-cell>
          <table:table-cell office:value-type="float" office:value="0.0958270216430454" calcext:value-type="float">
            <text:p>0.10</text:p>
          </table:table-cell>
          <table:table-cell office:value-type="float" office:value="1.53741660244445" calcext:value-type="float">
            <text:p>1.54</text:p>
          </table:table-cell>
          <table:table-cell office:value-type="float" office:value="3697" calcext:value-type="float">
            <text:p>3697</text:p>
          </table:table-cell>
          <table:table-cell office:value-type="float" office:value="0.517677014983841" calcext:value-type="float">
            <text:p>0.52</text:p>
          </table:table-cell>
          <table:table-cell office:value-type="float" office:value="0.273803780591386" calcext:value-type="float">
            <text:p>0.27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verified=Verificados,RT_popular=muy muchos} =&gt; {difusion=alta}</text:p>
          </table:table-cell>
          <table:table-cell office:value-type="float" office:value="0.0293312029217074" calcext:value-type="float">
            <text:p>0.03</text:p>
          </table:table-cell>
          <table:table-cell office:value-type="float" office:value="0.399237395848044" calcext:value-type="float">
            <text:p>0.40</text:p>
          </table:table-cell>
          <table:table-cell office:value-type="float" office:value="0.0734680749517545" calcext:value-type="float">
            <text:p>0.07</text:p>
          </table:table-cell>
          <table:table-cell office:value-type="float" office:value="1.53340633962805" calcext:value-type="float">
            <text:p>1.53</text:p>
          </table:table-cell>
          <table:table-cell office:value-type="float" office:value="2827" calcext:value-type="float">
            <text:p>2827</text:p>
          </table:table-cell>
          <table:table-cell office:value-type="float" office:value="0.613772659124983" calcext:value-type="float">
            <text:p>0.61</text:p>
          </table:table-cell>
          <table:table-cell office:value-type="float" office:value="0.255946903869666" calcext:value-type="float">
            <text:p>0.26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source=Twitter Web App,retweet_verified=Verificados,RT_popular=muy muchos} =&gt; {difusion=alta}</text:p>
          </table:table-cell>
          <table:table-cell office:value-type="float" office:value="0.0116411778132846" calcext:value-type="float">
            <text:p>0.01</text:p>
          </table:table-cell>
          <table:table-cell office:value-type="float" office:value="0.395070422535211" calcext:value-type="float">
            <text:p>0.40</text:p>
          </table:table-cell>
          <table:table-cell office:value-type="float" office:value="0.0294660828785458" calcext:value-type="float">
            <text:p>0.03</text:p>
          </table:table-cell>
          <table:table-cell office:value-type="float" office:value="1.51740166831867" calcext:value-type="float">
            <text:p>1.52</text:p>
          </table:table-cell>
          <table:table-cell office:value-type="float" office:value="1122" calcext:value-type="float">
            <text:p>1122</text:p>
          </table:table-cell>
          <table:table-cell office:value-type="float" office:value="0.830001491869312" calcext:value-type="float">
            <text:p>0.83</text:p>
          </table:table-cell>
          <table:table-cell office:value-type="float" office:value="0.219891152926966" calcext:value-type="float">
            <text:p>0.22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Finde,retweet_source=Twitter for iPhone} =&gt; {difusion=alta}</text:p>
          </table:table-cell>
          <table:table-cell office:value-type="float" office:value="0.0238945031229898" calcext:value-type="float">
            <text:p>0.02</text:p>
          </table:table-cell>
          <table:table-cell office:value-type="float" office:value="0.394484412470024" calcext:value-type="float">
            <text:p>0.39</text:p>
          </table:table-cell>
          <table:table-cell office:value-type="float" office:value="0.0605714760017431" calcext:value-type="float">
            <text:p>0.06</text:p>
          </table:table-cell>
          <table:table-cell office:value-type="float" office:value="1.51515089832971" calcext:value-type="float">
            <text:p>1.52</text:p>
          </table:table-cell>
          <table:table-cell office:value-type="float" office:value="2303" calcext:value-type="float">
            <text:p>2303</text:p>
          </table:table-cell>
          <table:table-cell office:value-type="float" office:value="0.672604701526424" calcext:value-type="float">
            <text:p>0.67</text:p>
          </table:table-cell>
          <table:table-cell office:value-type="float" office:value="0.243129669373611" calcext:value-type="float">
            <text:p>0.24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source=Twitter for iPhone} =&gt; {difusion=alta}</text:p>
          </table:table-cell>
          <table:table-cell office:value-type="float" office:value="0.036189329957876" calcext:value-type="float">
            <text:p>0.04</text:p>
          </table:table-cell>
          <table:table-cell office:value-type="float" office:value="0.392350956130484" calcext:value-type="float">
            <text:p>0.39</text:p>
          </table:table-cell>
          <table:table-cell office:value-type="float" office:value="0.0922371397148845" calcext:value-type="float">
            <text:p>0.09</text:p>
          </table:table-cell>
          <table:table-cell office:value-type="float" office:value="1.50695663719488" calcext:value-type="float">
            <text:p>1.51</text:p>
          </table:table-cell>
          <table:table-cell office:value-type="float" office:value="3488" calcext:value-type="float">
            <text:p>3488</text:p>
          </table:table-cell>
          <table:table-cell office:value-type="float" office:value="0.531348373557188" calcext:value-type="float">
            <text:p>0.53</text:p>
          </table:table-cell>
          <table:table-cell office:value-type="float" office:value="0.26567416300985" calcext:value-type="float">
            <text:p>0.27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n_char=corto,RT_popular=muy muchos} =&gt; {difusion=alta}</text:p>
          </table:table-cell>
          <table:table-cell office:value-type="float" office:value="0.0145981614824345" calcext:value-type="float">
            <text:p>0.01</text:p>
          </table:table-cell>
          <table:table-cell office:value-type="float" office:value="0.390291262135922" calcext:value-type="float">
            <text:p>0.39</text:p>
          </table:table-cell>
          <table:table-cell office:value-type="float" office:value="0.0374032495694217" calcext:value-type="float">
            <text:p>0.04</text:p>
          </table:table-cell>
          <table:table-cell office:value-type="float" office:value="1.49904568531061" calcext:value-type="float">
            <text:p>1.50</text:p>
          </table:table-cell>
          <table:table-cell office:value-type="float" office:value="1407" calcext:value-type="float">
            <text:p>1407</text:p>
          </table:table-cell>
          <table:table-cell office:value-type="float" office:value="0.787373589330207" calcext:value-type="float">
            <text:p>0.79</text:p>
          </table:table-cell>
          <table:table-cell office:value-type="float" office:value="0.22318022100978" calcext:value-type="float">
            <text:p>0.22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es_finde=Finde,retweet_verified=Verificados} =&gt; {difusion=alta}</text:p>
          </table:table-cell>
          <table:table-cell office:value-type="float" office:value="0.0548027640015771" calcext:value-type="float">
            <text:p>0.05</text:p>
          </table:table-cell>
          <table:table-cell office:value-type="float" office:value="0.389959394610557" calcext:value-type="float">
            <text:p>0.39</text:p>
          </table:table-cell>
          <table:table-cell office:value-type="float" office:value="0.140534539644332" calcext:value-type="float">
            <text:p>0.14</text:p>
          </table:table-cell>
          <table:table-cell office:value-type="float" office:value="1.49777103575973" calcext:value-type="float">
            <text:p>1.50</text:p>
          </table:table-cell>
          <table:table-cell office:value-type="float" office:value="5282" calcext:value-type="float">
            <text:p>5282</text:p>
          </table:table-cell>
          <table:table-cell office:value-type="float" office:value="0.34622418083161" calcext:value-type="float">
            <text:p>0.35</text:p>
          </table:table-cell>
          <table:table-cell office:value-type="float" office:value="0.300223978806833" calcext:value-type="float">
            <text:p>0.30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Mañana,RT_popular=muy muchos} =&gt; {difusion=alta}</text:p>
          </table:table-cell>
          <table:table-cell office:value-type="float" office:value="0.0150443028781308" calcext:value-type="float">
            <text:p>0.02</text:p>
          </table:table-cell>
          <table:table-cell office:value-type="float" office:value="0.389366272824919" calcext:value-type="float">
            <text:p>0.39</text:p>
          </table:table-cell>
          <table:table-cell office:value-type="float" office:value="0.0386379199435579" calcext:value-type="float">
            <text:p>0.04</text:p>
          </table:table-cell>
          <table:table-cell office:value-type="float" office:value="1.49549295080144" calcext:value-type="float">
            <text:p>1.50</text:p>
          </table:table-cell>
          <table:table-cell office:value-type="float" office:value="1450" calcext:value-type="float">
            <text:p>1450</text:p>
          </table:table-cell>
          <table:table-cell office:value-type="float" office:value="0.780838935983631" calcext:value-type="float">
            <text:p>0.78</text:p>
          </table:table-cell>
          <table:table-cell office:value-type="float" office:value="0.22357450486707" calcext:value-type="float">
            <text:p>0.22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n_char=medio,RT_popular=muy muchos} =&gt; {difusion=alta}</text:p>
          </table:table-cell>
          <table:table-cell office:value-type="float" office:value="0.0144529061443008" calcext:value-type="float">
            <text:p>0.01</text:p>
          </table:table-cell>
          <table:table-cell office:value-type="float" office:value="0.387374860956618" calcext:value-type="float">
            <text:p>0.39</text:p>
          </table:table-cell>
          <table:table-cell office:value-type="float" office:value="0.0373098711377643" calcext:value-type="float">
            <text:p>0.04</text:p>
          </table:table-cell>
          <table:table-cell office:value-type="float" office:value="1.48784425953299" calcext:value-type="float">
            <text:p>1.49</text:p>
          </table:table-cell>
          <table:table-cell office:value-type="float" office:value="1393" calcext:value-type="float">
            <text:p>1393</text:p>
          </table:table-cell>
          <table:table-cell office:value-type="float" office:value="0.787559072425541" calcext:value-type="float">
            <text:p>0.79</text:p>
          </table:table-cell>
          <table:table-cell office:value-type="float" office:value="0.221443069276428" calcext:value-type="float">
            <text:p>0.22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retweet_verified=Verificados} =&gt; {difusion=alta}</text:p>
          </table:table-cell>
          <table:table-cell office:value-type="float" office:value="0.0373098711377643" calcext:value-type="float">
            <text:p>0.04</text:p>
          </table:table-cell>
          <table:table-cell office:value-type="float" office:value="0.385258195843154" calcext:value-type="float">
            <text:p>0.39</text:p>
          </table:table-cell>
          <table:table-cell office:value-type="float" office:value="0.0968438090099811" calcext:value-type="float">
            <text:p>0.10</text:p>
          </table:table-cell>
          <table:table-cell office:value-type="float" office:value="1.47971449078484" calcext:value-type="float">
            <text:p>1.48</text:p>
          </table:table-cell>
          <table:table-cell office:value-type="float" office:value="3596" calcext:value-type="float">
            <text:p>3596</text:p>
          </table:table-cell>
          <table:table-cell office:value-type="float" office:value="0.511157239231967" calcext:value-type="float">
            <text:p>0.51</text:p>
          </table:table-cell>
          <table:table-cell office:value-type="float" office:value="0.264279691689011" calcext:value-type="float">
            <text:p>0.26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retweet_es_finde=Finde,retweet_verified=Verificados,RT_popular=muy muchos} =&gt; {difusion=alta}</text:p>
          </table:table-cell>
          <table:table-cell office:value-type="float" office:value="0.0163827270652196" calcext:value-type="float">
            <text:p>0.02</text:p>
          </table:table-cell>
          <table:table-cell office:value-type="float" office:value="0.38502804194099" calcext:value-type="float">
            <text:p>0.39</text:p>
          </table:table-cell>
          <table:table-cell office:value-type="float" office:value="0.0425494386918719" calcext:value-type="float">
            <text:p>0.04</text:p>
          </table:table-cell>
          <table:table-cell office:value-type="float" office:value="1.47883050682858" calcext:value-type="float">
            <text:p>1.48</text:p>
          </table:table-cell>
          <table:table-cell office:value-type="float" office:value="1579" calcext:value-type="float">
            <text:p>1579</text:p>
          </table:table-cell>
          <table:table-cell office:value-type="float" office:value="0.760175260718424" calcext:value-type="float">
            <text:p>0.76</text:p>
          </table:table-cell>
          <table:table-cell office:value-type="float" office:value="0.223975724963481" calcext:value-type="float">
            <text:p>0.22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{retweet_verified=Verificados,RT_popular=muy muchos} =&gt; {difusion=alta}</text:p>
          </table:table-cell>
          <table:table-cell table:style-name="ce6" office:value-type="float" office:value="0.0620344047643751" calcext:value-type="float">
            <text:p>0.06</text:p>
          </table:table-cell>
          <table:table-cell table:style-name="ce6" office:value-type="float" office:value="0.383638113570741" calcext:value-type="float">
            <text:p>0.38</text:p>
          </table:table-cell>
          <table:table-cell table:style-name="ce6" office:value-type="float" office:value="0.161700317486668" calcext:value-type="float">
            <text:p>0.16</text:p>
          </table:table-cell>
          <table:table-cell table:style-name="ce6" office:value-type="float" office:value="1.47349201650495" calcext:value-type="float">
            <text:p>1.47</text:p>
          </table:table-cell>
          <table:table-cell table:style-name="ce34" office:value-type="float" office:value="5979" calcext:value-type="float">
            <text:p>5979</text:p>
          </table:table-cell>
          <table:table-cell table:style-name="ce6" office:value-type="float" office:value="0.274034582132565" calcext:value-type="float">
            <text:p>0.27</text:p>
          </table:table-cell>
          <table:table-cell table:style-name="ce6" office:value-type="float" office:value="0.310951120226831" calcext:value-type="float">
            <text:p>0.31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source=Twitter for Android,RT_popular=muchos} =&gt; {difusion=alta}</text:p>
          </table:table-cell>
          <table:table-cell office:value-type="float" office:value="0.0102405013384242" calcext:value-type="float">
            <text:p>0.01</text:p>
          </table:table-cell>
          <table:table-cell office:value-type="float" office:value="0.382706475378054" calcext:value-type="float">
            <text:p>0.38</text:p>
          </table:table-cell>
          <table:table-cell office:value-type="float" office:value="0.0267581083604822" calcext:value-type="float">
            <text:p>0.03</text:p>
          </table:table-cell>
          <table:table-cell office:value-type="float" office:value="1.46991374471537" calcext:value-type="float">
            <text:p>1.47</text:p>
          </table:table-cell>
          <table:table-cell office:value-type="float" office:value="987" calcext:value-type="float">
            <text:p>987</text:p>
          </table:table-cell>
          <table:table-cell office:value-type="float" office:value="0.843700816907742" calcext:value-type="float">
            <text:p>0.84</text:p>
          </table:table-cell>
          <table:table-cell office:value-type="float" office:value="0.211019293319855" calcext:value-type="float">
            <text:p>0.21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n_char=largo,retweet_source=Twitter for iPhone} =&gt; {difusion=alta}</text:p>
          </table:table-cell>
          <table:table-cell office:value-type="float" office:value="0.0140690170363761" calcext:value-type="float">
            <text:p>0.01</text:p>
          </table:table-cell>
          <table:table-cell office:value-type="float" office:value="0.382402707275804" calcext:value-type="float">
            <text:p>0.38</text:p>
          </table:table-cell>
          <table:table-cell office:value-type="float" office:value="0.0367911020730012" calcext:value-type="float">
            <text:p>0.04</text:p>
          </table:table-cell>
          <table:table-cell office:value-type="float" office:value="1.46874702050915" calcext:value-type="float">
            <text:p>1.47</text:p>
          </table:table-cell>
          <table:table-cell office:value-type="float" office:value="1356" calcext:value-type="float">
            <text:p>1356</text:p>
          </table:table-cell>
          <table:table-cell office:value-type="float" office:value="0.789766896349509" calcext:value-type="float">
            <text:p>0.79</text:p>
          </table:table-cell>
          <table:table-cell office:value-type="float" office:value="0.218219764413386" calcext:value-type="float">
            <text:p>0.22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medio,RT_popular=muy muchos} =&gt; {difusion=alta}</text:p>
          </table:table-cell>
          <table:table-cell office:value-type="float" office:value="0.0300367288497852" calcext:value-type="float">
            <text:p>0.03</text:p>
          </table:table-cell>
          <table:table-cell office:value-type="float" office:value="0.381071475582467" calcext:value-type="float">
            <text:p>0.38</text:p>
          </table:table-cell>
          <table:table-cell office:value-type="float" office:value="0.07882177170011" calcext:value-type="float">
            <text:p>0.08</text:p>
          </table:table-cell>
          <table:table-cell office:value-type="float" office:value="1.46363397463893" calcext:value-type="float">
            <text:p>1.46</text:p>
          </table:table-cell>
          <table:table-cell office:value-type="float" office:value="2895" calcext:value-type="float">
            <text:p>2895</text:p>
          </table:table-cell>
          <table:table-cell office:value-type="float" office:value="0.587226473352128" calcext:value-type="float">
            <text:p>0.59</text:p>
          </table:table-cell>
          <table:table-cell office:value-type="float" office:value="0.248218849291991" calcext:value-type="float">
            <text:p>0.25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n_char=medio,retweet_es_finde=Finde,retweet_verified=Verificados,RT_popular=muy muchos} =&gt; {difusion=alta}</text:p>
          </table:table-cell>
          <table:table-cell office:value-type="float" office:value="0.0125542113672677" calcext:value-type="float">
            <text:p>0.01</text:p>
          </table:table-cell>
          <table:table-cell office:value-type="float" office:value="0.380263984915148" calcext:value-type="float">
            <text:p>0.38</text:p>
          </table:table-cell>
          <table:table-cell office:value-type="float" office:value="0.0330144632815256" calcext:value-type="float">
            <text:p>0.03</text:p>
          </table:table-cell>
          <table:table-cell office:value-type="float" office:value="1.46053253343794" calcext:value-type="float">
            <text:p>1.46</text:p>
          </table:table-cell>
          <table:table-cell office:value-type="float" office:value="1210" calcext:value-type="float">
            <text:p>1210</text:p>
          </table:table-cell>
          <table:table-cell office:value-type="float" office:value="0.809576590556418" calcext:value-type="float">
            <text:p>0.81</text:p>
          </table:table-cell>
          <table:table-cell office:value-type="float" office:value="0.214241341305904" calcext:value-type="float">
            <text:p>0.21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source=Twitter for Android,RT_popular=muchos} =&gt; {difusion=alta}</text:p>
          </table:table-cell>
          <table:table-cell office:value-type="float" office:value="0.0211242763171547" calcext:value-type="float">
            <text:p>0.02</text:p>
          </table:table-cell>
          <table:table-cell office:value-type="float" office:value="0.379921627169248" calcext:value-type="float">
            <text:p>0.38</text:p>
          </table:table-cell>
          <table:table-cell office:value-type="float" office:value="0.0556016683613123" calcext:value-type="float">
            <text:p>0.06</text:p>
          </table:table-cell>
          <table:table-cell office:value-type="float" office:value="1.45921759264471" calcext:value-type="float">
            <text:p>1.46</text:p>
          </table:table-cell>
          <table:table-cell office:value-type="float" office:value="2036" calcext:value-type="float">
            <text:p>2036</text:p>
          </table:table-cell>
          <table:table-cell office:value-type="float" office:value="0.694478657141852" calcext:value-type="float">
            <text:p>0.69</text:p>
          </table:table-cell>
          <table:table-cell office:value-type="float" office:value="0.230528279911236" calcext:value-type="float">
            <text:p>0.23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retweet_es_finde=Laborable,RT_popular=muy muchos} =&gt; {difusion=alta}</text:p>
          </table:table-cell>
          <table:table-cell office:value-type="float" office:value="0.0112469133240647" calcext:value-type="float">
            <text:p>0.01</text:p>
          </table:table-cell>
          <table:table-cell office:value-type="float" office:value="0.379817799579537" calcext:value-type="float">
            <text:p>0.38</text:p>
          </table:table-cell>
          <table:table-cell office:value-type="float" office:value="0.0296113382166795" calcext:value-type="float">
            <text:p>0.03</text:p>
          </table:table-cell>
          <table:table-cell office:value-type="float" office:value="1.45881880764625" calcext:value-type="float">
            <text:p>1.46</text:p>
          </table:table-cell>
          <table:table-cell office:value-type="float" office:value="1084" calcext:value-type="float">
            <text:p>1084</text:p>
          </table:table-cell>
          <table:table-cell office:value-type="float" office:value="0.827873734365694" calcext:value-type="float">
            <text:p>0.83</text:p>
          </table:table-cell>
          <table:table-cell office:value-type="float" office:value="0.211507688344802" calcext:value-type="float">
            <text:p>0.21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retweet_verified=Verificados,RT_popular=muy muchos} =&gt; {difusion=alta}</text:p>
          </table:table-cell>
          <table:table-cell office:value-type="float" office:value="0.0232823556265693" calcext:value-type="float">
            <text:p>0.02</text:p>
          </table:table-cell>
          <table:table-cell office:value-type="float" office:value="0.376573250545394" calcext:value-type="float">
            <text:p>0.38</text:p>
          </table:table-cell>
          <table:table-cell office:value-type="float" office:value="0.0618268971384698" calcext:value-type="float">
            <text:p>0.06</text:p>
          </table:table-cell>
          <table:table-cell office:value-type="float" office:value="1.44635701897131" calcext:value-type="float">
            <text:p>1.45</text:p>
          </table:table-cell>
          <table:table-cell office:value-type="float" office:value="2244" calcext:value-type="float">
            <text:p>2244</text:p>
          </table:table-cell>
          <table:table-cell office:value-type="float" office:value="0.66420215904752" calcext:value-type="float">
            <text:p>0.66</text:p>
          </table:table-cell>
          <table:table-cell office:value-type="float" office:value="0.232998508591418" calcext:value-type="float">
            <text:p>0.23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es_finde=Finde,retweet_source=Twitter Web App,retweet_verified=Verificados} =&gt; {difusion=alta}</text:p>
          </table:table-cell>
          <table:table-cell office:value-type="float" office:value="0.011931688489552" calcext:value-type="float">
            <text:p>0.01</text:p>
          </table:table-cell>
          <table:table-cell office:value-type="float" office:value="0.375816993464052" calcext:value-type="float">
            <text:p>0.38</text:p>
          </table:table-cell>
          <table:table-cell office:value-type="float" office:value="0.0317486667635036" calcext:value-type="float">
            <text:p>0.03</text:p>
          </table:table-cell>
          <table:table-cell office:value-type="float" office:value="1.44345235769715" calcext:value-type="float">
            <text:p>1.44</text:p>
          </table:table-cell>
          <table:table-cell office:value-type="float" office:value="1150" calcext:value-type="float">
            <text:p>1150</text:p>
          </table:table-cell>
          <table:table-cell office:value-type="float" office:value="0.815953192119686" calcext:value-type="float">
            <text:p>0.82</text:p>
          </table:table-cell>
          <table:table-cell office:value-type="float" office:value="0.210822340678786" calcext:value-type="float">
            <text:p>0.21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es_finde=Finde,RT_popular=muchos} =&gt; {difusion=alta}</text:p>
          </table:table-cell>
          <table:table-cell office:value-type="float" office:value="0.0236558693531987" calcext:value-type="float">
            <text:p>0.02</text:p>
          </table:table-cell>
          <table:table-cell office:value-type="float" office:value="0.375679683638161" calcext:value-type="float">
            <text:p>0.38</text:p>
          </table:table-cell>
          <table:table-cell office:value-type="float" office:value="0.0629681890809487" calcext:value-type="float">
            <text:p>0.06</text:p>
          </table:table-cell>
          <table:table-cell office:value-type="float" office:value="1.44292497283866" calcext:value-type="float">
            <text:p>1.44</text:p>
          </table:table-cell>
          <table:table-cell office:value-type="float" office:value="2280" calcext:value-type="float">
            <text:p>2280</text:p>
          </table:table-cell>
          <table:table-cell office:value-type="float" office:value="0.65869196413115" calcext:value-type="float">
            <text:p>0.66</text:p>
          </table:table-cell>
          <table:table-cell office:value-type="float" office:value="0.233269028078744" calcext:value-type="float">
            <text:p>0.23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Laborable,RT_popular=muy muchos} =&gt; {difusion=alta}</text:p>
          </table:table-cell>
          <table:table-cell office:value-type="float" office:value="0.0190284492955116" calcext:value-type="float">
            <text:p>0.02</text:p>
          </table:table-cell>
          <table:table-cell office:value-type="float" office:value="0.375281358706773" calcext:value-type="float">
            <text:p>0.38</text:p>
          </table:table-cell>
          <table:table-cell office:value-type="float" office:value="0.0507044883899483" calcext:value-type="float">
            <text:p>0.05</text:p>
          </table:table-cell>
          <table:table-cell office:value-type="float" office:value="1.44139507112761" calcext:value-type="float">
            <text:p>1.44</text:p>
          </table:table-cell>
          <table:table-cell office:value-type="float" office:value="1834" calcext:value-type="float">
            <text:p>1834</text:p>
          </table:table-cell>
          <table:table-cell office:value-type="float" office:value="0.717909546310442" calcext:value-type="float">
            <text:p>0.72</text:p>
          </table:table-cell>
          <table:table-cell office:value-type="float" office:value="0.224183279178046" calcext:value-type="float">
            <text:p>0.22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Finde,retweet_verified=Sin verificar,RT_popular=muchos} =&gt; {difusion=alta}</text:p>
          </table:table-cell>
          <table:table-cell office:value-type="float" office:value="0.0150443028781308" calcext:value-type="float">
            <text:p>0.02</text:p>
          </table:table-cell>
          <table:table-cell office:value-type="float" office:value="0.375258799171843" calcext:value-type="float">
            <text:p>0.38</text:p>
          </table:table-cell>
          <table:table-cell office:value-type="float" office:value="0.0400904733248947" calcext:value-type="float">
            <text:p>0.04</text:p>
          </table:table-cell>
          <table:table-cell office:value-type="float" office:value="1.44130842359849" calcext:value-type="float">
            <text:p>1.44</text:p>
          </table:table-cell>
          <table:table-cell office:value-type="float" office:value="1450" calcext:value-type="float">
            <text:p>1450</text:p>
          </table:table-cell>
          <table:table-cell office:value-type="float" office:value="0.77177548349571" calcext:value-type="float">
            <text:p>0.77</text:p>
          </table:table-cell>
          <table:table-cell office:value-type="float" office:value="0.216520768040532" calcext:value-type="float">
            <text:p>0.22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Finde,RT_popular=muchos} =&gt; {difusion=alta}</text:p>
          </table:table-cell>
          <table:table-cell office:value-type="float" office:value="0.0193293353530742" calcext:value-type="float">
            <text:p>0.02</text:p>
          </table:table-cell>
          <table:table-cell office:value-type="float" office:value="0.374096385542169" calcext:value-type="float">
            <text:p>0.37</text:p>
          </table:table-cell>
          <table:table-cell office:value-type="float" office:value="0.0516693988504078" calcext:value-type="float">
            <text:p>0.05</text:p>
          </table:table-cell>
          <table:table-cell office:value-type="float" office:value="1.43684378063781" calcext:value-type="float">
            <text:p>1.44</text:p>
          </table:table-cell>
          <table:table-cell office:value-type="float" office:value="1863" calcext:value-type="float">
            <text:p>1863</text:p>
          </table:table-cell>
          <table:table-cell office:value-type="float" office:value="0.712984296905462" calcext:value-type="float">
            <text:p>0.71</text:p>
          </table:table-cell>
          <table:table-cell office:value-type="float" office:value="0.224168619964836" calcext:value-type="float">
            <text:p>0.22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Tarde,n_char=medio,RT_popular=muy muchos} =&gt; {difusion=alta}</text:p>
          </table:table-cell>
          <table:table-cell office:value-type="float" office:value="0.0107488950218921" calcext:value-type="float">
            <text:p>0.01</text:p>
          </table:table-cell>
          <table:table-cell office:value-type="float" office:value="0.374007220216606" calcext:value-type="float">
            <text:p>0.37</text:p>
          </table:table-cell>
          <table:table-cell office:value-type="float" office:value="0.0287398061878774" calcext:value-type="float">
            <text:p>0.03</text:p>
          </table:table-cell>
          <table:table-cell office:value-type="float" office:value="1.43650131102722" calcext:value-type="float">
            <text:p>1.44</text:p>
          </table:table-cell>
          <table:table-cell office:value-type="float" office:value="1036" calcext:value-type="float">
            <text:p>1036</text:p>
          </table:table-cell>
          <table:table-cell office:value-type="float" office:value="0.83211570001491" calcext:value-type="float">
            <text:p>0.83</text:p>
          </table:table-cell>
          <table:table-cell office:value-type="float" office:value="0.20764599474208" calcext:value-type="float">
            <text:p>0.21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source=Twitter for Android,retweet_verified=Sin verificar,RT_popular=muchos} =&gt; {difusion=alta}</text:p>
          </table:table-cell>
          <table:table-cell office:value-type="float" office:value="0.0179494096408043" calcext:value-type="float">
            <text:p>0.02</text:p>
          </table:table-cell>
          <table:table-cell office:value-type="float" office:value="0.372123037212304" calcext:value-type="float">
            <text:p>0.37</text:p>
          </table:table-cell>
          <table:table-cell office:value-type="float" office:value="0.0482351476416758" calcext:value-type="float">
            <text:p>0.05</text:p>
          </table:table-cell>
          <table:table-cell office:value-type="float" office:value="1.42926446850228" calcext:value-type="float">
            <text:p>1.43</text:p>
          </table:table-cell>
          <table:table-cell office:value-type="float" office:value="1730" calcext:value-type="float">
            <text:p>1730</text:p>
          </table:table-cell>
          <table:table-cell office:value-type="float" office:value="0.729839717274123" calcext:value-type="float">
            <text:p>0.73</text:p>
          </table:table-cell>
          <table:table-cell office:value-type="float" office:value="0.220531909934756" calcext:value-type="float">
            <text:p>0.22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source=Twitter for Android,RT_popular=muchos} =&gt; {difusion=alta}</text:p>
          </table:table-cell>
          <table:table-cell office:value-type="float" office:value="0.0101056213815858" calcext:value-type="float">
            <text:p>0.01</text:p>
          </table:table-cell>
          <table:table-cell office:value-type="float" office:value="0.37062404870624" calcext:value-type="float">
            <text:p>0.37</text:p>
          </table:table-cell>
          <table:table-cell office:value-type="float" office:value="0.0272665020439501" calcext:value-type="float">
            <text:p>0.03</text:p>
          </table:table-cell>
          <table:table-cell office:value-type="float" office:value="1.42350709581593" calcext:value-type="float">
            <text:p>1.42</text:p>
          </table:table-cell>
          <table:table-cell office:value-type="float" office:value="974" calcext:value-type="float">
            <text:p>974</text:p>
          </table:table-cell>
          <table:table-cell office:value-type="float" office:value="0.839913264543144" calcext:value-type="float">
            <text:p>0.84</text:p>
          </table:table-cell>
          <table:table-cell office:value-type="float" office:value="0.204719053921941" calcext:value-type="float">
            <text:p>0.2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n_char=largo,retweet_es_finde=Finde,retweet_verified=Sin verificar,RT_popular=muchos} =&gt; {difusion=alta}</text:p>
          </table:table-cell>
          <table:table-cell office:value-type="float" office:value="0.0172542590940217" calcext:value-type="float">
            <text:p>0.02</text:p>
          </table:table-cell>
          <table:table-cell office:value-type="float" office:value="0.369555555555556" calcext:value-type="float">
            <text:p>0.37</text:p>
          </table:table-cell>
          <table:table-cell office:value-type="float" office:value="0.0466892158286817" calcext:value-type="float">
            <text:p>0.05</text:p>
          </table:table-cell>
          <table:table-cell office:value-type="float" office:value="1.41940318624195" calcext:value-type="float">
            <text:p>1.42</text:p>
          </table:table-cell>
          <table:table-cell office:value-type="float" office:value="1663" calcext:value-type="float">
            <text:p>1663</text:p>
          </table:table-cell>
          <table:table-cell office:value-type="float" office:value="0.737316959650568" calcext:value-type="float">
            <text:p>0.74</text:p>
          </table:table-cell>
          <table:table-cell office:value-type="float" office:value="0.217913188632962" calcext:value-type="float">
            <text:p>0.22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es_finde=Finde,retweet_source=Twitter for iPhone} =&gt; {difusion=alta}</text:p>
          </table:table-cell>
          <table:table-cell office:value-type="float" office:value="0.0493556888215642" calcext:value-type="float">
            <text:p>0.05</text:p>
          </table:table-cell>
          <table:table-cell office:value-type="float" office:value="0.369332298136646" calcext:value-type="float">
            <text:p>0.37</text:p>
          </table:table-cell>
          <table:table-cell office:value-type="float" office:value="0.133634911082982" calcext:value-type="float">
            <text:p>0.13</text:p>
          </table:table-cell>
          <table:table-cell office:value-type="float" office:value="1.41854569056373" calcext:value-type="float">
            <text:p>1.42</text:p>
          </table:table-cell>
          <table:table-cell office:value-type="float" office:value="4757" calcext:value-type="float">
            <text:p>4757</text:p>
          </table:table-cell>
          <table:table-cell office:value-type="float" office:value="0.367703284462775" calcext:value-type="float">
            <text:p>0.37</text:p>
          </table:table-cell>
          <table:table-cell office:value-type="float" office:value="0.279449762681139" calcext:value-type="float">
            <text:p>0.2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source=Twitter Web App,retweet_verified=Verificados} =&gt; {difusion=alta}</text:p>
          </table:table-cell>
          <table:table-cell office:value-type="float" office:value="0.0166109854537154" calcext:value-type="float">
            <text:p>0.02</text:p>
          </table:table-cell>
          <table:table-cell office:value-type="float" office:value="0.367370353373107" calcext:value-type="float">
            <text:p>0.37</text:p>
          </table:table-cell>
          <table:table-cell office:value-type="float" office:value="0.0452159116847544" calcext:value-type="float">
            <text:p>0.05</text:p>
          </table:table-cell>
          <table:table-cell office:value-type="float" office:value="1.41101017768418" calcext:value-type="float">
            <text:p>1.41</text:p>
          </table:table-cell>
          <table:table-cell office:value-type="float" office:value="1601" calcext:value-type="float">
            <text:p>1601</text:p>
          </table:table-cell>
          <table:table-cell office:value-type="float" office:value="0.744533409931421" calcext:value-type="float">
            <text:p>0.74</text:p>
          </table:table-cell>
          <table:table-cell office:value-type="float" office:value="0.215585232476782" calcext:value-type="float">
            <text:p>0.22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{retweet_verified=Verificados} =&gt; {difusion=alta}</text:p>
          </table:table-cell>
          <table:table-cell table:style-name="ce6" office:value-type="float" office:value="0.082339025959204" calcext:value-type="float">
            <text:p>0.08</text:p>
          </table:table-cell>
          <table:table-cell table:style-name="ce6" office:value-type="float" office:value="0.367067530064755" calcext:value-type="float">
            <text:p>0.37</text:p>
          </table:table-cell>
          <table:table-cell table:style-name="ce6" office:value-type="float" office:value="0.224315743603577" calcext:value-type="float">
            <text:p>0.22</text:p>
          </table:table-cell>
          <table:table-cell table:style-name="ce6" office:value-type="float" office:value="1.40984708227868" calcext:value-type="float">
            <text:p>1.41</text:p>
          </table:table-cell>
          <table:table-cell table:style-name="ce34" office:value-type="float" office:value="7936" calcext:value-type="float">
            <text:p>7936</text:p>
          </table:table-cell>
          <table:table-cell table:style-name="ce6" office:value-type="float" office:value="0.0895868791582856" calcext:value-type="float">
            <text:p>0.09</text:p>
          </table:table-cell>
          <table:table-cell table:style-name="ce6" office:value-type="float" office:value="0.341659213346716" calcext:value-type="float">
            <text:p>0.34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n_char=largo,RT_popular=muchos} =&gt; {difusion=alta}</text:p>
          </table:table-cell>
          <table:table-cell office:value-type="float" office:value="0.0147537922018634" calcext:value-type="float">
            <text:p>0.01</text:p>
          </table:table-cell>
          <table:table-cell office:value-type="float" office:value="0.367062467733609" calcext:value-type="float">
            <text:p>0.37</text:p>
          </table:table-cell>
          <table:table-cell office:value-type="float" office:value="0.0401942271378473" calcext:value-type="float">
            <text:p>0.04</text:p>
          </table:table-cell>
          <table:table-cell office:value-type="float" office:value="1.40982763868258" calcext:value-type="float">
            <text:p>1.41</text:p>
          </table:table-cell>
          <table:table-cell office:value-type="float" office:value="1422" calcext:value-type="float">
            <text:p>1422</text:p>
          </table:table-cell>
          <table:table-cell office:value-type="float" office:value="0.770347781892108" calcext:value-type="float">
            <text:p>0.77</text:p>
          </table:table-cell>
          <table:table-cell office:value-type="float" office:value="0.211864700034016" calcext:value-type="float">
            <text:p>0.21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es_finde=Laborable,RT_popular=muy muchos} =&gt; {difusion=alta}</text:p>
          </table:table-cell>
          <table:table-cell office:value-type="float" office:value="0.0351932933535307" calcext:value-type="float">
            <text:p>0.04</text:p>
          </table:table-cell>
          <table:table-cell office:value-type="float" office:value="0.365359758724688" calcext:value-type="float">
            <text:p>0.37</text:p>
          </table:table-cell>
          <table:table-cell office:value-type="float" office:value="0.096325039945218" calcext:value-type="float">
            <text:p>0.10</text:p>
          </table:table-cell>
          <table:table-cell office:value-type="float" office:value="1.40328780845632" calcext:value-type="float">
            <text:p>1.40</text:p>
          </table:table-cell>
          <table:table-cell office:value-type="float" office:value="3392" calcext:value-type="float">
            <text:p>3392</text:p>
          </table:table-cell>
          <table:table-cell office:value-type="float" office:value="0.510230426644291" calcext:value-type="float">
            <text:p>0.51</text:p>
          </table:table-cell>
          <table:table-cell office:value-type="float" office:value="0.25026575646444" calcext:value-type="float">
            <text:p>0.25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medio,retweet_es_finde=Finde,retweet_verified=Verificados} =&gt; {difusion=alta}</text:p>
          </table:table-cell>
          <table:table-cell office:value-type="float" office:value="0.0159365856695234" calcext:value-type="float">
            <text:p>0.02</text:p>
          </table:table-cell>
          <table:table-cell office:value-type="float" office:value="0.363808621506395" calcext:value-type="float">
            <text:p>0.36</text:p>
          </table:table-cell>
          <table:table-cell office:value-type="float" office:value="0.0438048598285987" calcext:value-type="float">
            <text:p>0.04</text:p>
          </table:table-cell>
          <table:table-cell office:value-type="float" office:value="1.39733014099105" calcext:value-type="float">
            <text:p>1.40</text:p>
          </table:table-cell>
          <table:table-cell office:value-type="float" office:value="1536" calcext:value-type="float">
            <text:p>1536</text:p>
          </table:table-cell>
          <table:table-cell office:value-type="float" office:value="0.751331893448524" calcext:value-type="float">
            <text:p>0.75</text:p>
          </table:table-cell>
          <table:table-cell office:value-type="float" office:value="0.212509236233392" calcext:value-type="float">
            <text:p>0.21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T_popular=muchos} =&gt; {difusion=alta}</text:p>
          </table:table-cell>
          <table:table-cell office:value-type="float" office:value="0.0343010105621382" calcext:value-type="float">
            <text:p>0.03</text:p>
          </table:table-cell>
          <table:table-cell office:value-type="float" office:value="0.362858083635166" calcext:value-type="float">
            <text:p>0.36</text:p>
          </table:table-cell>
          <table:table-cell office:value-type="float" office:value="0.0945300989811375" calcext:value-type="float">
            <text:p>0.09</text:p>
          </table:table-cell>
          <table:table-cell office:value-type="float" office:value="1.39367927858949" calcext:value-type="float">
            <text:p>1.39</text:p>
          </table:table-cell>
          <table:table-cell office:value-type="float" office:value="3306" calcext:value-type="float">
            <text:p>3306</text:p>
          </table:table-cell>
          <table:table-cell office:value-type="float" office:value="0.517265930936276" calcext:value-type="float">
            <text:p>0.52</text:p>
          </table:table-cell>
          <table:table-cell office:value-type="float" office:value="0.247301361894095" calcext:value-type="float">
            <text:p>0.25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corto,RT_popular=muy muchos} =&gt; {difusion=alta}</text:p>
          </table:table-cell>
          <table:table-cell office:value-type="float" office:value="0.0285115477993816" calcext:value-type="float">
            <text:p>0.03</text:p>
          </table:table-cell>
          <table:table-cell office:value-type="float" office:value="0.361103810775296" calcext:value-type="float">
            <text:p>0.36</text:p>
          </table:table-cell>
          <table:table-cell office:value-type="float" office:value="0.0789566516569484" calcext:value-type="float">
            <text:p>0.08</text:p>
          </table:table-cell>
          <table:table-cell office:value-type="float" office:value="1.386941399942" calcext:value-type="float">
            <text:p>1.39</text:p>
          </table:table-cell>
          <table:table-cell office:value-type="float" office:value="2748" calcext:value-type="float">
            <text:p>2748</text:p>
          </table:table-cell>
          <table:table-cell office:value-type="float" office:value="0.583656028842302" calcext:value-type="float">
            <text:p>0.58</text:p>
          </table:table-cell>
          <table:table-cell office:value-type="float" office:value="0.235306029879558" calcext:value-type="float">
            <text:p>0.24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retweet_es_finde=Finde,retweet_verified=Verificados} =&gt; {difusion=alta}</text:p>
          </table:table-cell>
          <table:table-cell office:value-type="float" office:value="0.0221929405905667" calcext:value-type="float">
            <text:p>0.02</text:p>
          </table:table-cell>
          <table:table-cell office:value-type="float" office:value="0.360890838535515" calcext:value-type="float">
            <text:p>0.36</text:p>
          </table:table-cell>
          <table:table-cell office:value-type="float" office:value="0.0614948849370214" calcext:value-type="float">
            <text:p>0.06</text:p>
          </table:table-cell>
          <table:table-cell office:value-type="float" office:value="1.38612340797522" calcext:value-type="float">
            <text:p>1.39</text:p>
          </table:table-cell>
          <table:table-cell office:value-type="float" office:value="2139" calcext:value-type="float">
            <text:p>2139</text:p>
          </table:table-cell>
          <table:table-cell office:value-type="float" office:value="0.663631327470397" calcext:value-type="float">
            <text:p>0.66</text:p>
          </table:table-cell>
          <table:table-cell office:value-type="float" office:value="0.223065169008732" calcext:value-type="float">
            <text:p>0.22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source=Twitter Web App,RT_popular=muchos} =&gt; {difusion=alta}</text:p>
          </table:table-cell>
          <table:table-cell office:value-type="float" office:value="0.0103338797700816" calcext:value-type="float">
            <text:p>0.01</text:p>
          </table:table-cell>
          <table:table-cell office:value-type="float" office:value="0.360477741585233" calcext:value-type="float">
            <text:p>0.36</text:p>
          </table:table-cell>
          <table:table-cell office:value-type="float" office:value="0.0286671785188106" calcext:value-type="float">
            <text:p>0.03</text:p>
          </table:table-cell>
          <table:table-cell office:value-type="float" office:value="1.38453676932605" calcext:value-type="float">
            <text:p>1.38</text:p>
          </table:table-cell>
          <table:table-cell office:value-type="float" office:value="996" calcext:value-type="float">
            <text:p>996</text:p>
          </table:table-cell>
          <table:table-cell office:value-type="float" office:value="0.831354007669111" calcext:value-type="float">
            <text:p>0.83</text:p>
          </table:table-cell>
          <table:table-cell office:value-type="float" office:value="0.20008425215868" calcext:value-type="float">
            <text:p>0.2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n_char=largo,retweet_verified=Sin verificar,RT_popular=muchos} =&gt; {difusion=alta}</text:p>
          </table:table-cell>
          <table:table-cell office:value-type="float" office:value="0.0114129194247889" calcext:value-type="float">
            <text:p>0.01</text:p>
          </table:table-cell>
          <table:table-cell office:value-type="float" office:value="0.359007832898172" calcext:value-type="float">
            <text:p>0.36</text:p>
          </table:table-cell>
          <table:table-cell office:value-type="float" office:value="0.0317901682886846" calcext:value-type="float">
            <text:p>0.03</text:p>
          </table:table-cell>
          <table:table-cell office:value-type="float" office:value="1.37889108752657" calcext:value-type="float">
            <text:p>1.38</text:p>
          </table:table-cell>
          <table:table-cell office:value-type="float" office:value="1100" calcext:value-type="float">
            <text:p>1100</text:p>
          </table:table-cell>
          <table:table-cell office:value-type="float" office:value="0.81417695321162" calcext:value-type="float">
            <text:p>0.81</text:p>
          </table:table-cell>
          <table:table-cell office:value-type="float" office:value="0.201421506311205" calcext:value-type="float">
            <text:p>0.2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n_char=medio,retweet_verified=Verificados} =&gt; {difusion=alta}</text:p>
          </table:table-cell>
          <table:table-cell office:value-type="float" office:value="0.0114440455686746" calcext:value-type="float">
            <text:p>0.01</text:p>
          </table:table-cell>
          <table:table-cell office:value-type="float" office:value="0.356496444731739" calcext:value-type="float">
            <text:p>0.36</text:p>
          </table:table-cell>
          <table:table-cell office:value-type="float" office:value="0.0321014297275425" calcext:value-type="float">
            <text:p>0.03</text:p>
          </table:table-cell>
          <table:table-cell office:value-type="float" office:value="1.36924525130049" calcext:value-type="float">
            <text:p>1.37</text:p>
          </table:table-cell>
          <table:table-cell office:value-type="float" office:value="1103" calcext:value-type="float">
            <text:p>1103</text:p>
          </table:table-cell>
          <table:table-cell office:value-type="float" office:value="0.812257707218017" calcext:value-type="float">
            <text:p>0.81</text:p>
          </table:table-cell>
          <table:table-cell office:value-type="float" office:value="0.200225587473066" calcext:value-type="float">
            <text:p>0.20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Tarde,retweet_verified=Verificados} =&gt; {difusion=alta}</text:p>
          </table:table-cell>
          <table:table-cell office:value-type="float" office:value="0.0314581560872362" calcext:value-type="float">
            <text:p>0.03</text:p>
          </table:table-cell>
          <table:table-cell office:value-type="float" office:value="0.354744354744355" calcext:value-type="float">
            <text:p>0.35</text:p>
          </table:table-cell>
          <table:table-cell office:value-type="float" office:value="0.0886783839306095" calcext:value-type="float">
            <text:p>0.09</text:p>
          </table:table-cell>
          <table:table-cell office:value-type="float" office:value="1.36251575671357" calcext:value-type="float">
            <text:p>1.36</text:p>
          </table:table-cell>
          <table:table-cell office:value-type="float" office:value="3032" calcext:value-type="float">
            <text:p>3032</text:p>
          </table:table-cell>
          <table:table-cell office:value-type="float" office:value="0.540592636152766" calcext:value-type="float">
            <text:p>0.54</text:p>
          </table:table-cell>
          <table:table-cell office:value-type="float" office:value="0.237785025064853" calcext:value-type="float">
            <text:p>0.24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Tarde,n_char=largo,RT_popular=muchos} =&gt; {difusion=alta}</text:p>
          </table:table-cell>
          <table:table-cell office:value-type="float" office:value="0.0140067647486045" calcext:value-type="float">
            <text:p>0.01</text:p>
          </table:table-cell>
          <table:table-cell office:value-type="float" office:value="0.35395909805978" calcext:value-type="float">
            <text:p>0.35</text:p>
          </table:table-cell>
          <table:table-cell office:value-type="float" office:value="0.0395717042601316" calcext:value-type="float">
            <text:p>0.04</text:p>
          </table:table-cell>
          <table:table-cell office:value-type="float" office:value="1.35949971264835" calcext:value-type="float">
            <text:p>1.36</text:p>
          </table:table-cell>
          <table:table-cell office:value-type="float" office:value="1350" calcext:value-type="float">
            <text:p>1350</text:p>
          </table:table-cell>
          <table:table-cell office:value-type="float" office:value="0.772189563829015" calcext:value-type="float">
            <text:p>0.77</text:p>
          </table:table-cell>
          <table:table-cell office:value-type="float" office:value="0.203878409315217" calcext:value-type="float">
            <text:p>0.20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verified=Sin verificar,RT_popular=muchos} =&gt; {difusion=alta}</text:p>
          </table:table-cell>
          <table:table-cell office:value-type="float" office:value="0.0252121765474881" calcext:value-type="float">
            <text:p>0.03</text:p>
          </table:table-cell>
          <table:table-cell office:value-type="float" office:value="0.353351752217537" calcext:value-type="float">
            <text:p>0.35</text:p>
          </table:table-cell>
          <table:table-cell office:value-type="float" office:value="0.0713514971675209" calcext:value-type="float">
            <text:p>0.07</text:p>
          </table:table-cell>
          <table:table-cell office:value-type="float" office:value="1.35716699538657" calcext:value-type="float">
            <text:p>1.36</text:p>
          </table:table-cell>
          <table:table-cell office:value-type="float" office:value="2430" calcext:value-type="float">
            <text:p>2430</text:p>
          </table:table-cell>
          <table:table-cell office:value-type="float" office:value="0.616668359229545" calcext:value-type="float">
            <text:p>0.62</text:p>
          </table:table-cell>
          <table:table-cell office:value-type="float" office:value="0.225093824622357" calcext:value-type="float">
            <text:p>0.23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medio,retweet_verified=Verificados,RT_popular=muy muchos} =&gt; {difusion=alta}</text:p>
          </table:table-cell>
          <table:table-cell office:value-type="float" office:value="0.0193397107343695" calcext:value-type="float">
            <text:p>0.02</text:p>
          </table:table-cell>
          <table:table-cell office:value-type="float" office:value="0.353297952994693" calcext:value-type="float">
            <text:p>0.35</text:p>
          </table:table-cell>
          <table:table-cell office:value-type="float" office:value="0.0547405117138055" calcext:value-type="float">
            <text:p>0.05</text:p>
          </table:table-cell>
          <table:table-cell office:value-type="float" office:value="1.35696036126303" calcext:value-type="float">
            <text:p>1.36</text:p>
          </table:table-cell>
          <table:table-cell office:value-type="float" office:value="1864" calcext:value-type="float">
            <text:p>1864</text:p>
          </table:table-cell>
          <table:table-cell office:value-type="float" office:value="0.695222058513997" calcext:value-type="float">
            <text:p>0.70</text:p>
          </table:table-cell>
          <table:table-cell office:value-type="float" office:value="0.213789328772791" calcext:value-type="float">
            <text:p>0.21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n_char=largo,retweet_verified=Sin verificar,RT_popular=muchos} =&gt; {difusion=alta}</text:p>
          </table:table-cell>
          <table:table-cell office:value-type="float" office:value="0.0103027536261958" calcext:value-type="float">
            <text:p>0.01</text:p>
          </table:table-cell>
          <table:table-cell office:value-type="float" office:value="0.352127659574468" calcext:value-type="float">
            <text:p>0.35</text:p>
          </table:table-cell>
          <table:table-cell office:value-type="float" office:value="0.0292585752526405" calcext:value-type="float">
            <text:p>0.03</text:p>
          </table:table-cell>
          <table:table-cell office:value-type="float" office:value="1.35246545329985" calcext:value-type="float">
            <text:p>1.35</text:p>
          </table:table-cell>
          <table:table-cell office:value-type="float" office:value="993" calcext:value-type="float">
            <text:p>993</text:p>
          </table:table-cell>
          <table:table-cell office:value-type="float" office:value="0.827383826752349" calcext:value-type="float">
            <text:p>0.83</text:p>
          </table:table-cell>
          <table:table-cell office:value-type="float" office:value="0.195849435908219" calcext:value-type="float">
            <text:p>0.20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medio,retweet_es_finde=Finde,retweet_source=Twitter for iPhone} =&gt; {difusion=alta}</text:p>
          </table:table-cell>
          <table:table-cell office:value-type="float" office:value="0.0100744952377" calcext:value-type="float">
            <text:p>0.01</text:p>
          </table:table-cell>
          <table:table-cell office:value-type="float" office:value="0.352066715010877" calcext:value-type="float">
            <text:p>0.35</text:p>
          </table:table-cell>
          <table:table-cell office:value-type="float" office:value="0.0286153016123343" calcext:value-type="float">
            <text:p>0.03</text:p>
          </table:table-cell>
          <table:table-cell office:value-type="float" office:value="1.35223137507685" calcext:value-type="float">
            <text:p>1.35</text:p>
          </table:table-cell>
          <table:table-cell office:value-type="float" office:value="971" calcext:value-type="float">
            <text:p>971</text:p>
          </table:table-cell>
          <table:table-cell office:value-type="float" office:value="0.830921468695361" calcext:value-type="float">
            <text:p>0.83</text:p>
          </table:table-cell>
          <table:table-cell office:value-type="float" office:value="0.195380611829181" calcext:value-type="float">
            <text:p>0.2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n_char=largo,retweet_es_finde=Laborable,retweet_source=Twitter for iPhone} =&gt; {difusion=alta}</text:p>
          </table:table-cell>
          <table:table-cell office:value-type="float" office:value="0.0117034301010562" calcext:value-type="float">
            <text:p>0.01</text:p>
          </table:table-cell>
          <table:table-cell office:value-type="float" office:value="0.352059925093633" calcext:value-type="float">
            <text:p>0.35</text:p>
          </table:table-cell>
          <table:table-cell office:value-type="float" office:value="0.0332427216700214" calcext:value-type="float">
            <text:p>0.03</text:p>
          </table:table-cell>
          <table:table-cell office:value-type="float" office:value="1.35220529610164" calcext:value-type="float">
            <text:p>1.35</text:p>
          </table:table-cell>
          <table:table-cell office:value-type="float" office:value="1128" calcext:value-type="float">
            <text:p>1128</text:p>
          </table:table-cell>
          <table:table-cell office:value-type="float" office:value="0.805668016194332" calcext:value-type="float">
            <text:p>0.81</text:p>
          </table:table-cell>
          <table:table-cell office:value-type="float" office:value="0.198505454696334" calcext:value-type="float">
            <text:p>0.2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n_char=largo,retweet_source=Twitter for iPhone,retweet_verified=Sin verificar} =&gt; {difusion=alta}</text:p>
          </table:table-cell>
          <table:table-cell office:value-type="float" office:value="0.0120458176837999" calcext:value-type="float">
            <text:p>0.01</text:p>
          </table:table-cell>
          <table:table-cell office:value-type="float" office:value="0.35149863760218" calcext:value-type="float">
            <text:p>0.35</text:p>
          </table:table-cell>
          <table:table-cell office:value-type="float" office:value="0.0342698844182524" calcext:value-type="float">
            <text:p>0.03</text:p>
          </table:table-cell>
          <table:table-cell office:value-type="float" office:value="1.3500494815244" calcext:value-type="float">
            <text:p>1.35</text:p>
          </table:table-cell>
          <table:table-cell office:value-type="float" office:value="1161" calcext:value-type="float">
            <text:p>1161</text:p>
          </table:table-cell>
          <table:table-cell office:value-type="float" office:value="0.800080775444265" calcext:value-type="float">
            <text:p>0.80</text:p>
          </table:table-cell>
          <table:table-cell office:value-type="float" office:value="0.198882338646471" calcext:value-type="float">
            <text:p>0.2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n_char=largo,retweet_es_finde=Finde,RT_popular=muchos} =&gt; {difusion=alta}</text:p>
          </table:table-cell>
          <table:table-cell office:value-type="float" office:value="0.0101056213815858" calcext:value-type="float">
            <text:p>0.01</text:p>
          </table:table-cell>
          <table:table-cell office:value-type="float" office:value="0.351244139920664" calcext:value-type="float">
            <text:p>0.35</text:p>
          </table:table-cell>
          <table:table-cell office:value-type="float" office:value="0.0287709323317632" calcext:value-type="float">
            <text:p>0.03</text:p>
          </table:table-cell>
          <table:table-cell office:value-type="float" office:value="1.34907199704445" calcext:value-type="float">
            <text:p>1.35</text:p>
          </table:table-cell>
          <table:table-cell office:value-type="float" office:value="974" calcext:value-type="float">
            <text:p>974</text:p>
          </table:table-cell>
          <table:table-cell office:value-type="float" office:value="0.829992934964489" calcext:value-type="float">
            <text:p>0.83</text:p>
          </table:table-cell>
          <table:table-cell office:value-type="float" office:value="0.195029099529153" calcext:value-type="float">
            <text:p>0.20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es_finde=Finde,retweet_verified=Verificados,RT_popular=muchos} =&gt; {difusion=alta}</text:p>
          </table:table-cell>
          <table:table-cell office:value-type="float" office:value="0.0109875287916831" calcext:value-type="float">
            <text:p>0.01</text:p>
          </table:table-cell>
          <table:table-cell office:value-type="float" office:value="0.351243781094527" calcext:value-type="float">
            <text:p>0.35</text:p>
          </table:table-cell>
          <table:table-cell office:value-type="float" office:value="0.0312817746052167" calcext:value-type="float">
            <text:p>0.03</text:p>
          </table:table-cell>
          <table:table-cell office:value-type="float" office:value="1.34907061885123" calcext:value-type="float">
            <text:p>1.35</text:p>
          </table:table-cell>
          <table:table-cell office:value-type="float" office:value="1059" calcext:value-type="float">
            <text:p>1059</text:p>
          </table:table-cell>
          <table:table-cell office:value-type="float" office:value="0.816229205175601" calcext:value-type="float">
            <text:p>0.82</text:p>
          </table:table-cell>
          <table:table-cell office:value-type="float" office:value="0.196722552059976" calcext:value-type="float">
            <text:p>0.2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n_char=largo,retweet_es_finde=Finde,retweet_source=Twitter for iPhone,retweet_verified=Sin verificar} =&gt; {difusion=alta}</text:p>
          </table:table-cell>
          <table:table-cell office:value-type="float" office:value="0.0162063455832002" calcext:value-type="float">
            <text:p>0.02</text:p>
          </table:table-cell>
          <table:table-cell office:value-type="float" office:value="0.350932374747248" calcext:value-type="float">
            <text:p>0.35</text:p>
          </table:table-cell>
          <table:table-cell office:value-type="float" office:value="0.0461808221452138" calcext:value-type="float">
            <text:p>0.05</text:p>
          </table:table-cell>
          <table:table-cell office:value-type="float" office:value="1.34787455737982" calcext:value-type="float">
            <text:p>1.35</text:p>
          </table:table-cell>
          <table:table-cell office:value-type="float" office:value="1562" calcext:value-type="float">
            <text:p>1562</text:p>
          </table:table-cell>
          <table:table-cell office:value-type="float" office:value="0.737697888003431" calcext:value-type="float">
            <text:p>0.74</text:p>
          </table:table-cell>
          <table:table-cell office:value-type="float" office:value="0.206589164977832" calcext:value-type="float">
            <text:p>0.21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Mañana,retweet_verified=Verificados} =&gt; {difusion=alta}</text:p>
          </table:table-cell>
          <table:table-cell office:value-type="float" office:value="0.0135709987342035" calcext:value-type="float">
            <text:p>0.01</text:p>
          </table:table-cell>
          <table:table-cell office:value-type="float" office:value="0.349826156726397" calcext:value-type="float">
            <text:p>0.35</text:p>
          </table:table-cell>
          <table:table-cell office:value-type="float" office:value="0.0387935506629869" calcext:value-type="float">
            <text:p>0.04</text:p>
          </table:table-cell>
          <table:table-cell office:value-type="float" office:value="1.34362575267409" calcext:value-type="float">
            <text:p>1.34</text:p>
          </table:table-cell>
          <table:table-cell office:value-type="float" office:value="1308" calcext:value-type="float">
            <text:p>1308</text:p>
          </table:table-cell>
          <table:table-cell office:value-type="float" office:value="0.775840145322434" calcext:value-type="float">
            <text:p>0.78</text:p>
          </table:table-cell>
          <table:table-cell office:value-type="float" office:value="0.200975085217427" calcext:value-type="float">
            <text:p>0.2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Laborable,retweet_verified=Verificados,RT_popular=muy muchos} =&gt; {difusion=alta}</text:p>
          </table:table-cell>
          <table:table-cell office:value-type="float" office:value="0.0112469133240647" calcext:value-type="float">
            <text:p>0.01</text:p>
          </table:table-cell>
          <table:table-cell office:value-type="float" office:value="0.349677419354839" calcext:value-type="float">
            <text:p>0.35</text:p>
          </table:table-cell>
          <table:table-cell office:value-type="float" office:value="0.0321636820153141" calcext:value-type="float">
            <text:p>0.03</text:p>
          </table:table-cell>
          <table:table-cell office:value-type="float" office:value="1.34305447645884" calcext:value-type="float">
            <text:p>1.34</text:p>
          </table:table-cell>
          <table:table-cell office:value-type="float" office:value="1084" calcext:value-type="float">
            <text:p>1084</text:p>
          </table:table-cell>
          <table:table-cell office:value-type="float" office:value="0.811287347842125" calcext:value-type="float">
            <text:p>0.81</text:p>
          </table:table-cell>
          <table:table-cell office:value-type="float" office:value="0.196437498232452" calcext:value-type="float">
            <text:p>0.2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Finde,retweet_source=Twitter for iPhone,retweet_verified=Sin verificar} =&gt; {difusion=alta}</text:p>
          </table:table-cell>
          <table:table-cell office:value-type="float" office:value="0.0178456558278517" calcext:value-type="float">
            <text:p>0.02</text:p>
          </table:table-cell>
          <table:table-cell office:value-type="float" office:value="0.349451442503048" calcext:value-type="float">
            <text:p>0.35</text:p>
          </table:table-cell>
          <table:table-cell office:value-type="float" office:value="0.0510676267352825" calcext:value-type="float">
            <text:p>0.05</text:p>
          </table:table-cell>
          <table:table-cell office:value-type="float" office:value="1.34218653587825" calcext:value-type="float">
            <text:p>1.34</text:p>
          </table:table-cell>
          <table:table-cell office:value-type="float" office:value="1720" calcext:value-type="float">
            <text:p>1720</text:p>
          </table:table-cell>
          <table:table-cell office:value-type="float" office:value="0.712892281594572" calcext:value-type="float">
            <text:p>0.71</text:p>
          </table:table-cell>
          <table:table-cell office:value-type="float" office:value="0.2089968617632" calcext:value-type="float">
            <text:p>0.21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es_finde=Finde,RT_popular=muchos} =&gt; {difusion=alta}</text:p>
          </table:table-cell>
          <table:table-cell office:value-type="float" office:value="0.0444688842314955" calcext:value-type="float">
            <text:p>0.04</text:p>
          </table:table-cell>
          <table:table-cell office:value-type="float" office:value="0.347353918469892" calcext:value-type="float">
            <text:p>0.35</text:p>
          </table:table-cell>
          <table:table-cell office:value-type="float" office:value="0.128021829802245" calcext:value-type="float">
            <text:p>0.13</text:p>
          </table:table-cell>
          <table:table-cell office:value-type="float" office:value="1.33413028492728" calcext:value-type="float">
            <text:p>1.33</text:p>
          </table:table-cell>
          <table:table-cell office:value-type="float" office:value="4286" calcext:value-type="float">
            <text:p>4286</text:p>
          </table:table-cell>
          <table:table-cell office:value-type="float" office:value="0.384801037801309" calcext:value-type="float">
            <text:p>0.38</text:p>
          </table:table-cell>
          <table:table-cell office:value-type="float" office:value="0.259075859370437" calcext:value-type="float">
            <text:p>0.26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es_finde=Finde,retweet_verified=Sin verificar,RT_popular=muchos} =&gt; {difusion=alta}</text:p>
          </table:table-cell>
          <table:table-cell office:value-type="float" office:value="0.0334813554398124" calcext:value-type="float">
            <text:p>0.03</text:p>
          </table:table-cell>
          <table:table-cell office:value-type="float" office:value="0.346058981233244" calcext:value-type="float">
            <text:p>0.35</text:p>
          </table:table-cell>
          <table:table-cell office:value-type="float" office:value="0.0967504305783237" calcext:value-type="float">
            <text:p>0.10</text:p>
          </table:table-cell>
          <table:table-cell office:value-type="float" office:value="1.32915664020174" calcext:value-type="float">
            <text:p>1.33</text:p>
          </table:table-cell>
          <table:table-cell office:value-type="float" office:value="3227" calcext:value-type="float">
            <text:p>3227</text:p>
          </table:table-cell>
          <table:table-cell office:value-type="float" office:value="0.505546293921518" calcext:value-type="float">
            <text:p>0.51</text:p>
          </table:table-cell>
          <table:table-cell office:value-type="float" office:value="0.2373277292394" calcext:value-type="float">
            <text:p>0.24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n_char=largo,retweet_es_finde=Finde} =&gt; {difusion=alta}</text:p>
          </table:table-cell>
          <table:table-cell office:value-type="float" office:value="0.037019360461497" calcext:value-type="float">
            <text:p>0.04</text:p>
          </table:table-cell>
          <table:table-cell office:value-type="float" office:value="0.34271443665354" calcext:value-type="float">
            <text:p>0.34</text:p>
          </table:table-cell>
          <table:table-cell office:value-type="float" office:value="0.108018094664979" calcext:value-type="float">
            <text:p>0.11</text:p>
          </table:table-cell>
          <table:table-cell office:value-type="float" office:value="1.31631078479084" calcext:value-type="float">
            <text:p>1.32</text:p>
          </table:table-cell>
          <table:table-cell office:value-type="float" office:value="3568" calcext:value-type="float">
            <text:p>3568</text:p>
          </table:table-cell>
          <table:table-cell office:value-type="float" office:value="0.459748880608698" calcext:value-type="float">
            <text:p>0.46</text:p>
          </table:table-cell>
          <table:table-cell office:value-type="float" office:value="0.242449909806805" calcext:value-type="float">
            <text:p>0.24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Tarde,n_char=corto,RT_popular=muy muchos} =&gt; {difusion=alta}</text:p>
          </table:table-cell>
          <table:table-cell office:value-type="float" office:value="0.0100433690938142" calcext:value-type="float">
            <text:p>0.01</text:p>
          </table:table-cell>
          <table:table-cell office:value-type="float" office:value="0.34180790960452" calcext:value-type="float">
            <text:p>0.34</text:p>
          </table:table-cell>
          <table:table-cell office:value-type="float" office:value="0.0293830798281837" calcext:value-type="float">
            <text:p>0.03</text:p>
          </table:table-cell>
          <table:table-cell office:value-type="float" office:value="1.31282896084733" calcext:value-type="float">
            <text:p>1.31</text:p>
          </table:table-cell>
          <table:table-cell office:value-type="float" office:value="968" calcext:value-type="float">
            <text:p>968</text:p>
          </table:table-cell>
          <table:table-cell office:value-type="float" office:value="0.825803101120261" calcext:value-type="float">
            <text:p>0.83</text:p>
          </table:table-cell>
          <table:table-cell office:value-type="float" office:value="0.190191433880924" calcext:value-type="float">
            <text:p>0.19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medio,retweet_verified=Verificados} =&gt; {difusion=alta}</text:p>
          </table:table-cell>
          <table:table-cell office:value-type="float" office:value="0.0243302691373908" calcext:value-type="float">
            <text:p>0.02</text:p>
          </table:table-cell>
          <table:table-cell office:value-type="float" office:value="0.341637529137529" calcext:value-type="float">
            <text:p>0.34</text:p>
          </table:table-cell>
          <table:table-cell office:value-type="float" office:value="0.0712166172106825" calcext:value-type="float">
            <text:p>0.07</text:p>
          </table:table-cell>
          <table:table-cell office:value-type="float" office:value="1.31217455699902" calcext:value-type="float">
            <text:p>1.31</text:p>
          </table:table-cell>
          <table:table-cell office:value-type="float" office:value="2345" calcext:value-type="float">
            <text:p>2345</text:p>
          </table:table-cell>
          <table:table-cell office:value-type="float" office:value="0.61560800999561" calcext:value-type="float">
            <text:p>0.62</text:p>
          </table:table-cell>
          <table:table-cell office:value-type="float" office:value="0.217543081138463" calcext:value-type="float">
            <text:p>0.22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Laborable,retweet_verified=Verificados} =&gt; {difusion=alta}</text:p>
          </table:table-cell>
          <table:table-cell office:value-type="float" office:value="0.0139237616982424" calcext:value-type="float">
            <text:p>0.01</text:p>
          </table:table-cell>
          <table:table-cell office:value-type="float" office:value="0.341128622267412" calcext:value-type="float">
            <text:p>0.34</text:p>
          </table:table-cell>
          <table:table-cell office:value-type="float" office:value="0.0408167500155631" calcext:value-type="float">
            <text:p>0.04</text:p>
          </table:table-cell>
          <table:table-cell office:value-type="float" office:value="1.31021992792611" calcext:value-type="float">
            <text:p>1.31</text:p>
          </table:table-cell>
          <table:table-cell office:value-type="float" office:value="1342" calcext:value-type="float">
            <text:p>1342</text:p>
          </table:table-cell>
          <table:table-cell office:value-type="float" office:value="0.764285198295167" calcext:value-type="float">
            <text:p>0.76</text:p>
          </table:table-cell>
          <table:table-cell office:value-type="float" office:value="0.197303770765491" calcext:value-type="float">
            <text:p>0.20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medio,retweet_es_finde=Laborable,RT_popular=muy muchos} =&gt; {difusion=alta}</text:p>
          </table:table-cell>
          <table:table-cell office:value-type="float" office:value="0.0104272582017389" calcext:value-type="float">
            <text:p>0.01</text:p>
          </table:table-cell>
          <table:table-cell office:value-type="float" office:value="0.340562521179261" calcext:value-type="float">
            <text:p>0.34</text:p>
          </table:table-cell>
          <table:table-cell office:value-type="float" office:value="0.0306177502023199" calcext:value-type="float">
            <text:p>0.03</text:p>
          </table:table-cell>
          <table:table-cell office:value-type="float" office:value="1.3080456251016" calcext:value-type="float">
            <text:p>1.31</text:p>
          </table:table-cell>
          <table:table-cell office:value-type="float" office:value="1005" calcext:value-type="float">
            <text:p>1005</text:p>
          </table:table-cell>
          <table:table-cell office:value-type="float" office:value="0.818897928994083" calcext:value-type="float">
            <text:p>0.82</text:p>
          </table:table-cell>
          <table:table-cell office:value-type="float" office:value="0.19030596769093" calcext:value-type="float">
            <text:p>0.19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RT_popular=muchos} =&gt; {difusion=alta}</text:p>
          </table:table-cell>
          <table:table-cell office:value-type="float" office:value="0.0299744765620137" calcext:value-type="float">
            <text:p>0.03</text:p>
          </table:table-cell>
          <table:table-cell office:value-type="float" office:value="0.340523338048091" calcext:value-type="float">
            <text:p>0.34</text:p>
          </table:table-cell>
          <table:table-cell office:value-type="float" office:value="0.0880247349090079" calcext:value-type="float">
            <text:p>0.09</text:p>
          </table:table-cell>
          <table:table-cell office:value-type="float" office:value="1.30789512902491" calcext:value-type="float">
            <text:p>1.31</text:p>
          </table:table-cell>
          <table:table-cell office:value-type="float" office:value="2889" calcext:value-type="float">
            <text:p>2889</text:p>
          </table:table-cell>
          <table:table-cell office:value-type="float" office:value="0.541236273583369" calcext:value-type="float">
            <text:p>0.54</text:p>
          </table:table-cell>
          <table:table-cell office:value-type="float" office:value="0.227825230034645" calcext:value-type="float">
            <text:p>0.23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retweet_source=Twitter for iPhone} =&gt; {difusion=alta}</text:p>
          </table:table-cell>
          <table:table-cell office:value-type="float" office:value="0.036863729742068" calcext:value-type="float">
            <text:p>0.04</text:p>
          </table:table-cell>
          <table:table-cell office:value-type="float" office:value="0.339934940681209" calcext:value-type="float">
            <text:p>0.34</text:p>
          </table:table-cell>
          <table:table-cell office:value-type="float" office:value="0.108443485298085" calcext:value-type="float">
            <text:p>0.11</text:p>
          </table:table-cell>
          <table:table-cell office:value-type="float" office:value="1.30563518979582" calcext:value-type="float">
            <text:p>1.31</text:p>
          </table:table-cell>
          <table:table-cell office:value-type="float" office:value="3553" calcext:value-type="float">
            <text:p>3553</text:p>
          </table:table-cell>
          <table:table-cell office:value-type="float" office:value="0.457662613696746" calcext:value-type="float">
            <text:p>0.46</text:p>
          </table:table-cell>
          <table:table-cell office:value-type="float" office:value="0.240761285595247" calcext:value-type="float">
            <text:p>0.24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es_finde=Laborable,retweet_verified=Verificados,RT_popular=muy muchos} =&gt; {difusion=alta}</text:p>
          </table:table-cell>
          <table:table-cell office:value-type="float" office:value="0.0213317839430599" calcext:value-type="float">
            <text:p>0.02</text:p>
          </table:table-cell>
          <table:table-cell office:value-type="float" office:value="0.339834710743802" calcext:value-type="float">
            <text:p>0.34</text:p>
          </table:table-cell>
          <table:table-cell office:value-type="float" office:value="0.0627710568363387" calcext:value-type="float">
            <text:p>0.06</text:p>
          </table:table-cell>
          <table:table-cell office:value-type="float" office:value="1.30525022279864" calcext:value-type="float">
            <text:p>1.31</text:p>
          </table:table-cell>
          <table:table-cell office:value-type="float" office:value="2056" calcext:value-type="float">
            <text:p>2056</text:p>
          </table:table-cell>
          <table:table-cell office:value-type="float" office:value="0.65470297029703" calcext:value-type="float">
            <text:p>0.65</text:p>
          </table:table-cell>
          <table:table-cell office:value-type="float" office:value="0.210883323332369" calcext:value-type="float">
            <text:p>0.21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verified=Sin verificar,RT_popular=muchos} =&gt; {difusion=alta}</text:p>
          </table:table-cell>
          <table:table-cell office:value-type="float" office:value="0.0235832416841319" calcext:value-type="float">
            <text:p>0.02</text:p>
          </table:table-cell>
          <table:table-cell office:value-type="float" office:value="0.338143409699494" calcext:value-type="float">
            <text:p>0.34</text:p>
          </table:table-cell>
          <table:table-cell office:value-type="float" office:value="0.0697433130667552" calcext:value-type="float">
            <text:p>0.07</text:p>
          </table:table-cell>
          <table:table-cell office:value-type="float" office:value="1.29875420872147" calcext:value-type="float">
            <text:p>1.30</text:p>
          </table:table-cell>
          <table:table-cell office:value-type="float" office:value="2273" calcext:value-type="float">
            <text:p>2273</text:p>
          </table:table-cell>
          <table:table-cell office:value-type="float" office:value="0.621873201773686" calcext:value-type="float">
            <text:p>0.62</text:p>
          </table:table-cell>
          <table:table-cell office:value-type="float" office:value="0.214361415537561" calcext:value-type="float">
            <text:p>0.21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verified=Verificados,RT_popular=muchos} =&gt; {difusion=alta}</text:p>
          </table:table-cell>
          <table:table-cell office:value-type="float" office:value="0.0161025917702476" calcext:value-type="float">
            <text:p>0.02</text:p>
          </table:table-cell>
          <table:table-cell office:value-type="float" office:value="0.337831954723552" calcext:value-type="float">
            <text:p>0.34</text:p>
          </table:table-cell>
          <table:table-cell office:value-type="float" office:value="0.0476645016704364" calcext:value-type="float">
            <text:p>0.05</text:p>
          </table:table-cell>
          <table:table-cell office:value-type="float" office:value="1.29755796047523" calcext:value-type="float">
            <text:p>1.30</text:p>
          </table:table-cell>
          <table:table-cell office:value-type="float" office:value="1552" calcext:value-type="float">
            <text:p>1552</text:p>
          </table:table-cell>
          <table:table-cell office:value-type="float" office:value="0.728603923798692" calcext:value-type="float">
            <text:p>0.73</text:p>
          </table:table-cell>
          <table:table-cell office:value-type="float" office:value="0.199839704149056" calcext:value-type="float">
            <text:p>0.2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retweet_es_finde=Finde,retweet_source=Twitter for iPhone} =&gt; {difusion=alta}</text:p>
          </table:table-cell>
          <table:table-cell office:value-type="float" office:value="0.0186860617127679" calcext:value-type="float">
            <text:p>0.02</text:p>
          </table:table-cell>
          <table:table-cell office:value-type="float" office:value="0.337455499344201" calcext:value-type="float">
            <text:p>0.34</text:p>
          </table:table-cell>
          <table:table-cell office:value-type="float" office:value="0.0553734099728165" calcext:value-type="float">
            <text:p>0.06</text:p>
          </table:table-cell>
          <table:table-cell office:value-type="float" office:value="1.29611205618047" calcext:value-type="float">
            <text:p>1.30</text:p>
          </table:table-cell>
          <table:table-cell office:value-type="float" office:value="1801" calcext:value-type="float">
            <text:p>1801</text:p>
          </table:table-cell>
          <table:table-cell office:value-type="float" office:value="0.690080335312609" calcext:value-type="float">
            <text:p>0.69</text:p>
          </table:table-cell>
          <table:table-cell office:value-type="float" office:value="0.204612821800896" calcext:value-type="float">
            <text:p>0.20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es_finde=Laborable,RT_popular=muchos} =&gt; {difusion=alta}</text:p>
          </table:table-cell>
          <table:table-cell office:value-type="float" office:value="0.0106451412089394" calcext:value-type="float">
            <text:p>0.01</text:p>
          </table:table-cell>
          <table:table-cell office:value-type="float" office:value="0.337278106508876" calcext:value-type="float">
            <text:p>0.34</text:p>
          </table:table-cell>
          <table:table-cell office:value-type="float" office:value="0.0315619099001888" calcext:value-type="float">
            <text:p>0.03</text:p>
          </table:table-cell>
          <table:table-cell office:value-type="float" office:value="1.29543071895826" calcext:value-type="float">
            <text:p>1.30</text:p>
          </table:table-cell>
          <table:table-cell office:value-type="float" office:value="1026" calcext:value-type="float">
            <text:p>1026</text:p>
          </table:table-cell>
          <table:table-cell office:value-type="float" office:value="0.813426779786057" calcext:value-type="float">
            <text:p>0.81</text:p>
          </table:table-cell>
          <table:table-cell office:value-type="float" office:value="0.189082187071287" calcext:value-type="float">
            <text:p>0.19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{retweet_source=Twitter for iPhone} =&gt; {difusion=alta}</text:p>
          </table:table-cell>
          <table:table-cell table:style-name="ce6" office:value-type="float" office:value="0.0742669793114897" calcext:value-type="float">
            <text:p>0.07</text:p>
          </table:table-cell>
          <table:table-cell table:style-name="ce6" office:value-type="float" office:value="0.335819845179451" calcext:value-type="float">
            <text:p>0.34</text:p>
          </table:table-cell>
          <table:table-cell table:style-name="ce6" office:value-type="float" office:value="0.221151252308522" calcext:value-type="float">
            <text:p>0.22</text:p>
          </table:table-cell>
          <table:table-cell table:style-name="ce6" office:value-type="float" office:value="1.28982977277779" calcext:value-type="float">
            <text:p>1.29</text:p>
          </table:table-cell>
          <table:table-cell table:style-name="ce34" office:value-type="float" office:value="7158" calcext:value-type="float">
            <text:p>7158</text:p>
          </table:table-cell>
          <table:table-cell table:style-name="ce6" office:value-type="float" office:value="0.0962778018394436" calcext:value-type="float">
            <text:p>0.10</text:p>
          </table:table-cell>
          <table:table-cell table:style-name="ce6" office:value-type="float" office:value="0.310533657347038" calcext:value-type="float">
            <text:p>0.31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Tarde,retweet_source=Twitter for iPhone} =&gt; {difusion=alta}</text:p>
          </table:table-cell>
          <table:table-cell office:value-type="float" office:value="0.0272872528065406" calcext:value-type="float">
            <text:p>0.03</text:p>
          </table:table-cell>
          <table:table-cell office:value-type="float" office:value="0.333798705419469" calcext:value-type="float">
            <text:p>0.33</text:p>
          </table:table-cell>
          <table:table-cell office:value-type="float" office:value="0.081747629225374" calcext:value-type="float">
            <text:p>0.08</text:p>
          </table:table-cell>
          <table:table-cell office:value-type="float" office:value="1.28206690148001" calcext:value-type="float">
            <text:p>1.28</text:p>
          </table:table-cell>
          <table:table-cell office:value-type="float" office:value="2630" calcext:value-type="float">
            <text:p>2630</text:p>
          </table:table-cell>
          <table:table-cell office:value-type="float" office:value="0.567346669742609" calcext:value-type="float">
            <text:p>0.57</text:p>
          </table:table-cell>
          <table:table-cell office:value-type="float" office:value="0.219302317561891" calcext:value-type="float">
            <text:p>0.22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n_char=largo,retweet_source=Twitter for iPhone,retweet_verified=Sin verificar} =&gt; {difusion=alta}</text:p>
          </table:table-cell>
          <table:table-cell office:value-type="float" office:value="0.0245066506194103" calcext:value-type="float">
            <text:p>0.02</text:p>
          </table:table-cell>
          <table:table-cell office:value-type="float" office:value="0.332114735658043" calcext:value-type="float">
            <text:p>0.33</text:p>
          </table:table-cell>
          <table:table-cell office:value-type="float" office:value="0.0737897117719076" calcext:value-type="float">
            <text:p>0.07</text:p>
          </table:table-cell>
          <table:table-cell office:value-type="float" office:value="1.275599045676" calcext:value-type="float">
            <text:p>1.28</text:p>
          </table:table-cell>
          <table:table-cell office:value-type="float" office:value="2362" calcext:value-type="float">
            <text:p>2362</text:p>
          </table:table-cell>
          <table:table-cell office:value-type="float" office:value="0.602533172496984" calcext:value-type="float">
            <text:p>0.60</text:p>
          </table:table-cell>
          <table:table-cell office:value-type="float" office:value="0.213120410787497" calcext:value-type="float">
            <text:p>0.21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T_popular=muchos} =&gt; {difusion=alta}</text:p>
          </table:table-cell>
          <table:table-cell office:value-type="float" office:value="0.0659978004191654" calcext:value-type="float">
            <text:p>0.07</text:p>
          </table:table-cell>
          <table:table-cell office:value-type="float" office:value="0.328886820743498" calcext:value-type="float">
            <text:p>0.33</text:p>
          </table:table-cell>
          <table:table-cell office:value-type="float" office:value="0.200670249631674" calcext:value-type="float">
            <text:p>0.20</text:p>
          </table:table-cell>
          <table:table-cell office:value-type="float" office:value="1.26320114596716" calcext:value-type="float">
            <text:p>1.26</text:p>
          </table:table-cell>
          <table:table-cell office:value-type="float" office:value="6361" calcext:value-type="float">
            <text:p>6361</text:p>
          </table:table-cell>
          <table:table-cell office:value-type="float" office:value="0.151100488522351" calcext:value-type="float">
            <text:p>0.15</text:p>
          </table:table-cell>
          <table:table-cell office:value-type="float" office:value="0.291186855019872" calcext:value-type="float">
            <text:p>0.29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es_finde=Laborable,retweet_verified=Verificados} =&gt; {difusion=alta}</text:p>
          </table:table-cell>
          <table:table-cell office:value-type="float" office:value="0.0275362619576269" calcext:value-type="float">
            <text:p>0.03</text:p>
          </table:table-cell>
          <table:table-cell office:value-type="float" office:value="0.328668730650155" calcext:value-type="float">
            <text:p>0.33</text:p>
          </table:table-cell>
          <table:table-cell office:value-type="float" office:value="0.0837812039592455" calcext:value-type="float">
            <text:p>0.08</text:p>
          </table:table-cell>
          <table:table-cell office:value-type="float" office:value="1.26236349715164" calcext:value-type="float">
            <text:p>1.26</text:p>
          </table:table-cell>
          <table:table-cell office:value-type="float" office:value="2654" calcext:value-type="float">
            <text:p>2654</text:p>
          </table:table-cell>
          <table:table-cell office:value-type="float" office:value="0.557725708667868" calcext:value-type="float">
            <text:p>0.56</text:p>
          </table:table-cell>
          <table:table-cell office:value-type="float" office:value="0.217215532137861" calcext:value-type="float">
            <text:p>0.22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medio,retweet_source=Twitter for iPhone} =&gt; {difusion=alta}</text:p>
          </table:table-cell>
          <table:table-cell office:value-type="float" office:value="0.0155630719428939" calcext:value-type="float">
            <text:p>0.02</text:p>
          </table:table-cell>
          <table:table-cell office:value-type="float" office:value="0.328371278458844" calcext:value-type="float">
            <text:p>0.33</text:p>
          </table:table-cell>
          <table:table-cell office:value-type="float" office:value="0.0473947417567596" calcext:value-type="float">
            <text:p>0.05</text:p>
          </table:table-cell>
          <table:table-cell office:value-type="float" office:value="1.26122103133898" calcext:value-type="float">
            <text:p>1.26</text:p>
          </table:table-cell>
          <table:table-cell office:value-type="float" office:value="1500" calcext:value-type="float">
            <text:p>1500</text:p>
          </table:table-cell>
          <table:table-cell office:value-type="float" office:value="0.728854484766707" calcext:value-type="float">
            <text:p>0.73</text:p>
          </table:table-cell>
          <table:table-cell office:value-type="float" office:value="0.194073261768674" calcext:value-type="float">
            <text:p>0.19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Mañana,retweet_source=Twitter for iPhone} =&gt; {difusion=alta}</text:p>
          </table:table-cell>
          <table:table-cell office:value-type="float" office:value="0.010115996762881" calcext:value-type="float">
            <text:p>0.01</text:p>
          </table:table-cell>
          <table:table-cell office:value-type="float" office:value="0.326742627345845" calcext:value-type="float">
            <text:p>0.33</text:p>
          </table:table-cell>
          <table:table-cell office:value-type="float" office:value="0.0309601377850636" calcext:value-type="float">
            <text:p>0.03</text:p>
          </table:table-cell>
          <table:table-cell office:value-type="float" office:value="1.25496564552671" calcext:value-type="float">
            <text:p>1.25</text:p>
          </table:table-cell>
          <table:table-cell office:value-type="float" office:value="975" calcext:value-type="float">
            <text:p>975</text:p>
          </table:table-cell>
          <table:table-cell office:value-type="float" office:value="0.815776851271077" calcext:value-type="float">
            <text:p>0.82</text:p>
          </table:table-cell>
          <table:table-cell office:value-type="float" office:value="0.182798268323436" calcext:value-type="float">
            <text:p>0.1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verified=Sin verificar,RT_popular=muchos} =&gt; {difusion=alta}</text:p>
          </table:table-cell>
          <table:table-cell office:value-type="float" office:value="0.0499055840302131" calcext:value-type="float">
            <text:p>0.05</text:p>
          </table:table-cell>
          <table:table-cell office:value-type="float" office:value="0.326101694915254" calcext:value-type="float">
            <text:p>0.33</text:p>
          </table:table-cell>
          <table:table-cell office:value-type="float" office:value="0.153036874105123" calcext:value-type="float">
            <text:p>0.15</text:p>
          </table:table-cell>
          <table:table-cell office:value-type="float" office:value="1.25250392760509" calcext:value-type="float">
            <text:p>1.25</text:p>
          </table:table-cell>
          <table:table-cell office:value-type="float" office:value="4810" calcext:value-type="float">
            <text:p>4810</text:p>
          </table:table-cell>
          <table:table-cell office:value-type="float" office:value="0.295256036992636" calcext:value-type="float">
            <text:p>0.30</text:p>
          </table:table-cell>
          <table:table-cell office:value-type="float" office:value="0.258890490400163" calcext:value-type="float">
            <text:p>0.26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Mañana,RT_popular=muchos} =&gt; {difusion=alta}</text:p>
          </table:table-cell>
          <table:table-cell office:value-type="float" office:value="0.0100848706189952" calcext:value-type="float">
            <text:p>0.01</text:p>
          </table:table-cell>
          <table:table-cell office:value-type="float" office:value="0.32573726541555" calcext:value-type="float">
            <text:p>0.33</text:p>
          </table:table-cell>
          <table:table-cell office:value-type="float" office:value="0.0309601377850636" calcext:value-type="float">
            <text:p>0.03</text:p>
          </table:table-cell>
          <table:table-cell office:value-type="float" office:value="1.25110421277124" calcext:value-type="float">
            <text:p>1.25</text:p>
          </table:table-cell>
          <table:table-cell office:value-type="float" office:value="972" calcext:value-type="float">
            <text:p>972</text:p>
          </table:table-cell>
          <table:table-cell office:value-type="float" office:value="0.8156865638604" calcext:value-type="float">
            <text:p>0.82</text:p>
          </table:table-cell>
          <table:table-cell office:value-type="float" office:value="0.18223581211321" calcext:value-type="float">
            <text:p>0.18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es_finde=Finde,retweet_source=Twitter Web App,RT_popular=muchos} =&gt; {difusion=alta}</text:p>
          </table:table-cell>
          <table:table-cell office:value-type="float" office:value="0.0117553070075325" calcext:value-type="float">
            <text:p>0.01</text:p>
          </table:table-cell>
          <table:table-cell office:value-type="float" office:value="0.325200918484501" calcext:value-type="float">
            <text:p>0.33</text:p>
          </table:table-cell>
          <table:table-cell office:value-type="float" office:value="0.0361478284326949" calcext:value-type="float">
            <text:p>0.04</text:p>
          </table:table-cell>
          <table:table-cell office:value-type="float" office:value="1.2490441908573" calcext:value-type="float">
            <text:p>1.25</text:p>
          </table:table-cell>
          <table:table-cell office:value-type="float" office:value="1133" calcext:value-type="float">
            <text:p>1133</text:p>
          </table:table-cell>
          <table:table-cell office:value-type="float" office:value="0.787392967753689" calcext:value-type="float">
            <text:p>0.79</text:p>
          </table:table-cell>
          <table:table-cell office:value-type="float" office:value="0.185175576800232" calcext:value-type="float">
            <text:p>0.19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corto,retweet_es_finde=Finde,RT_popular=muchos} =&gt; {difusion=alta}</text:p>
          </table:table-cell>
          <table:table-cell office:value-type="float" office:value="0.010946027266502" calcext:value-type="float">
            <text:p>0.01</text:p>
          </table:table-cell>
          <table:table-cell office:value-type="float" office:value="0.323520392517633" calcext:value-type="float">
            <text:p>0.32</text:p>
          </table:table-cell>
          <table:table-cell office:value-type="float" office:value="0.0338341184038513" calcext:value-type="float">
            <text:p>0.03</text:p>
          </table:table-cell>
          <table:table-cell office:value-type="float" office:value="1.24258956211184" calcext:value-type="float">
            <text:p>1.24</text:p>
          </table:table-cell>
          <table:table-cell office:value-type="float" office:value="1055" calcext:value-type="float">
            <text:p>1055</text:p>
          </table:table-cell>
          <table:table-cell office:value-type="float" office:value="0.79974358974359" calcext:value-type="float">
            <text:p>0.80</text:p>
          </table:table-cell>
          <table:table-cell office:value-type="float" office:value="0.182781157444757" calcext:value-type="float">
            <text:p>0.1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corto,retweet_es_finde=Finde,retweet_source=Twitter for iPhone} =&gt; {difusion=alta}</text:p>
          </table:table-cell>
          <table:table-cell office:value-type="float" office:value="0.0148056691083397" calcext:value-type="float">
            <text:p>0.01</text:p>
          </table:table-cell>
          <table:table-cell office:value-type="float" office:value="0.321541234790446" calcext:value-type="float">
            <text:p>0.32</text:p>
          </table:table-cell>
          <table:table-cell office:value-type="float" office:value="0.0460459421883754" calcext:value-type="float">
            <text:p>0.05</text:p>
          </table:table-cell>
          <table:table-cell office:value-type="float" office:value="1.23498793701972" calcext:value-type="float">
            <text:p>1.23</text:p>
          </table:table-cell>
          <table:table-cell office:value-type="float" office:value="1427" calcext:value-type="float">
            <text:p>1427</text:p>
          </table:table-cell>
          <table:table-cell office:value-type="float" office:value="0.734958192492439" calcext:value-type="float">
            <text:p>0.73</text:p>
          </table:table-cell>
          <table:table-cell office:value-type="float" office:value="0.189203708970899" calcext:value-type="float">
            <text:p>0.19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retweet_verified=Sin verificar,RT_popular=muchos} =&gt; {difusion=alta}</text:p>
          </table:table-cell>
          <table:table-cell office:value-type="float" office:value="0.0195472183602747" calcext:value-type="float">
            <text:p>0.02</text:p>
          </table:table-cell>
          <table:table-cell office:value-type="float" office:value="0.318889641164523" calcext:value-type="float">
            <text:p>0.32</text:p>
          </table:table-cell>
          <table:table-cell office:value-type="float" office:value="0.0612977526924114" calcext:value-type="float">
            <text:p>0.06</text:p>
          </table:table-cell>
          <table:table-cell office:value-type="float" office:value="1.22480359427429" calcext:value-type="float">
            <text:p>1.22</text:p>
          </table:table-cell>
          <table:table-cell office:value-type="float" office:value="1884" calcext:value-type="float">
            <text:p>1884</text:p>
          </table:table-cell>
          <table:table-cell office:value-type="float" office:value="0.658905144584106" calcext:value-type="float">
            <text:p>0.66</text:p>
          </table:table-cell>
          <table:table-cell office:value-type="float" office:value="0.196983674491562" calcext:value-type="float">
            <text:p>0.20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corto,retweet_es_finde=Finde,retweet_verified=Verificados} =&gt; {difusion=alta}</text:p>
          </table:table-cell>
          <table:table-cell office:value-type="float" office:value="0.0113506671370173" calcext:value-type="float">
            <text:p>0.01</text:p>
          </table:table-cell>
          <table:table-cell office:value-type="float" office:value="0.318671715700553" calcext:value-type="float">
            <text:p>0.32</text:p>
          </table:table-cell>
          <table:table-cell office:value-type="float" office:value="0.0356186839866365" calcext:value-type="float">
            <text:p>0.04</text:p>
          </table:table-cell>
          <table:table-cell office:value-type="float" office:value="1.2239665777736" calcext:value-type="float">
            <text:p>1.22</text:p>
          </table:table-cell>
          <table:table-cell office:value-type="float" office:value="1094" calcext:value-type="float">
            <text:p>1094</text:p>
          </table:table-cell>
          <table:table-cell office:value-type="float" office:value="0.789596471403055" calcext:value-type="float">
            <text:p>0.79</text:p>
          </table:table-cell>
          <table:table-cell office:value-type="float" office:value="0.181133897222238" calcext:value-type="float">
            <text:p>0.18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es_finde=Finde,retweet_source=Twitter for iPhone,retweet_verified=Sin verificar} =&gt; {difusion=alta}</text:p>
          </table:table-cell>
          <table:table-cell office:value-type="float" office:value="0.0352555456413023" calcext:value-type="float">
            <text:p>0.04</text:p>
          </table:table-cell>
          <table:table-cell office:value-type="float" office:value="0.318492829693505" calcext:value-type="float">
            <text:p>0.32</text:p>
          </table:table-cell>
          <table:table-cell office:value-type="float" office:value="0.110694943039157" calcext:value-type="float">
            <text:p>0.11</text:p>
          </table:table-cell>
          <table:table-cell office:value-type="float" office:value="1.22327950552002" calcext:value-type="float">
            <text:p>1.22</text:p>
          </table:table-cell>
          <table:table-cell office:value-type="float" office:value="3398" calcext:value-type="float">
            <text:p>3398</text:p>
          </table:table-cell>
          <table:table-cell office:value-type="float" office:value="0.44569751274525" calcext:value-type="float">
            <text:p>0.45</text:p>
          </table:table-cell>
          <table:table-cell office:value-type="float" office:value="0.226951842439005" calcext:value-type="float">
            <text:p>0.23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retweet_es_finde=Finde,retweet_verified=Sin verificar,RT_popular=muchos} =&gt; {difusion=alta}</text:p>
          </table:table-cell>
          <table:table-cell office:value-type="float" office:value="0.0137058786910419" calcext:value-type="float">
            <text:p>0.01</text:p>
          </table:table-cell>
          <table:table-cell office:value-type="float" office:value="0.318466730954677" calcext:value-type="float">
            <text:p>0.32</text:p>
          </table:table-cell>
          <table:table-cell office:value-type="float" office:value="0.0430370816127493" calcext:value-type="float">
            <text:p>0.04</text:p>
          </table:table-cell>
          <table:table-cell office:value-type="float" office:value="1.2231792644805" calcext:value-type="float">
            <text:p>1.22</text:p>
          </table:table-cell>
          <table:table-cell office:value-type="float" office:value="1321" calcext:value-type="float">
            <text:p>1321</text:p>
          </table:table-cell>
          <table:table-cell office:value-type="float" office:value="0.750188030514666" calcext:value-type="float">
            <text:p>0.75</text:p>
          </table:table-cell>
          <table:table-cell office:value-type="float" office:value="0.185554398393573" calcext:value-type="float">
            <text:p>0.19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n_char=largo,retweet_es_finde=Finde,retweet_source=Twitter for Android} =&gt; {difusion=alta}</text:p>
          </table:table-cell>
          <table:table-cell office:value-type="float" office:value="0.0118383100578946" calcext:value-type="float">
            <text:p>0.01</text:p>
          </table:table-cell>
          <table:table-cell office:value-type="float" office:value="0.318181818181818" calcext:value-type="float">
            <text:p>0.32</text:p>
          </table:table-cell>
          <table:table-cell office:value-type="float" office:value="0.0372061173248117" calcext:value-type="float">
            <text:p>0.04</text:p>
          </table:table-cell>
          <table:table-cell office:value-type="float" office:value="1.22208496054834" calcext:value-type="float">
            <text:p>1.22</text:p>
          </table:table-cell>
          <table:table-cell office:value-type="float" office:value="1141" calcext:value-type="float">
            <text:p>1141</text:p>
          </table:table-cell>
          <table:table-cell office:value-type="float" office:value="0.781001488797705" calcext:value-type="float">
            <text:p>0.78</text:p>
          </table:table-cell>
          <table:table-cell office:value-type="float" office:value="0.181825427302434" calcext:value-type="float">
            <text:p>0.1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Tarde,RT_popular=muchos} =&gt; {difusion=alta}</text:p>
          </table:table-cell>
          <table:table-cell office:value-type="float" office:value="0.0259384532381565" calcext:value-type="float">
            <text:p>0.03</text:p>
          </table:table-cell>
          <table:table-cell office:value-type="float" office:value="0.317540962784199" calcext:value-type="float">
            <text:p>0.32</text:p>
          </table:table-cell>
          <table:table-cell office:value-type="float" office:value="0.0816853769376024" calcext:value-type="float">
            <text:p>0.08</text:p>
          </table:table-cell>
          <table:table-cell office:value-type="float" office:value="1.21962353849792" calcext:value-type="float">
            <text:p>1.22</text:p>
          </table:table-cell>
          <table:table-cell office:value-type="float" office:value="2500" calcext:value-type="float">
            <text:p>2500</text:p>
          </table:table-cell>
          <table:table-cell office:value-type="float" office:value="0.565234516033742" calcext:value-type="float">
            <text:p>0.57</text:p>
          </table:table-cell>
          <table:table-cell office:value-type="float" office:value="0.208583185624187" calcext:value-type="float">
            <text:p>0.21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retweet_es_finde=Finde,RT_popular=muchos} =&gt; {difusion=alta}</text:p>
          </table:table-cell>
          <table:table-cell office:value-type="float" office:value="0.0181154157415285" calcext:value-type="float">
            <text:p>0.02</text:p>
          </table:table-cell>
          <table:table-cell office:value-type="float" office:value="0.317051025966951" calcext:value-type="float">
            <text:p>0.32</text:p>
          </table:table-cell>
          <table:table-cell office:value-type="float" office:value="0.0571372247930111" calcext:value-type="float">
            <text:p>0.06</text:p>
          </table:table-cell>
          <table:table-cell office:value-type="float" office:value="1.21774177033341" calcext:value-type="float">
            <text:p>1.22</text:p>
          </table:table-cell>
          <table:table-cell office:value-type="float" office:value="1746" calcext:value-type="float">
            <text:p>1746</text:p>
          </table:table-cell>
          <table:table-cell office:value-type="float" office:value="0.678807832264772" calcext:value-type="float">
            <text:p>0.68</text:p>
          </table:table-cell>
          <table:table-cell office:value-type="float" office:value="0.193314705619165" calcext:value-type="float">
            <text:p>0.19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source=Twitter Web App,RT_popular=muchos} =&gt; {difusion=alta}</text:p>
          </table:table-cell>
          <table:table-cell office:value-type="float" office:value="0.016476105496877" calcext:value-type="float">
            <text:p>0.02</text:p>
          </table:table-cell>
          <table:table-cell office:value-type="float" office:value="0.316460741331208" calcext:value-type="float">
            <text:p>0.32</text:p>
          </table:table-cell>
          <table:table-cell office:value-type="float" office:value="0.0520636633396277" calcext:value-type="float">
            <text:p>0.05</text:p>
          </table:table-cell>
          <table:table-cell office:value-type="float" office:value="1.21547458240952" calcext:value-type="float">
            <text:p>1.22</text:p>
          </table:table-cell>
          <table:table-cell office:value-type="float" office:value="1588" calcext:value-type="float">
            <text:p>1588</text:p>
          </table:table-cell>
          <table:table-cell office:value-type="float" office:value="0.703828355069415" calcext:value-type="float">
            <text:p>0.70</text:p>
          </table:table-cell>
          <table:table-cell office:value-type="float" office:value="0.189871400393826" calcext:value-type="float">
            <text:p>0.19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Mañana,n_char=largo,retweet_es_finde=Finde} =&gt; {difusion=alta}</text:p>
          </table:table-cell>
          <table:table-cell office:value-type="float" office:value="0.0140067647486045" calcext:value-type="float">
            <text:p>0.01</text:p>
          </table:table-cell>
          <table:table-cell office:value-type="float" office:value="0.315715622076707" calcext:value-type="float">
            <text:p>0.32</text:p>
          </table:table-cell>
          <table:table-cell office:value-type="float" office:value="0.0443651304185429" calcext:value-type="float">
            <text:p>0.04</text:p>
          </table:table-cell>
          <table:table-cell office:value-type="float" office:value="1.21261269972891" calcext:value-type="float">
            <text:p>1.21</text:p>
          </table:table-cell>
          <table:table-cell office:value-type="float" office:value="1350" calcext:value-type="float">
            <text:p>1350</text:p>
          </table:table-cell>
          <table:table-cell office:value-type="float" office:value="0.742969307637402" calcext:value-type="float">
            <text:p>0.74</text:p>
          </table:table-cell>
          <table:table-cell office:value-type="float" office:value="0.184756671323681" calcext:value-type="float">
            <text:p>0.18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{n_char=largo,retweet_es_finde=Finde} =&gt; {difusion=alta}</text:p>
          </table:table-cell>
          <table:table-cell table:style-name="ce6" office:value-type="float" office:value="0.0877861011392169" calcext:value-type="float">
            <text:p>0.09</text:p>
          </table:table-cell>
          <table:table-cell table:style-name="ce6" office:value-type="float" office:value="0.314699099903295" calcext:value-type="float">
            <text:p>0.31</text:p>
          </table:table-cell>
          <table:table-cell table:style-name="ce6" office:value-type="float" office:value="0.27895250150443" calcext:value-type="float">
            <text:p>0.28</text:p>
          </table:table-cell>
          <table:table-cell table:style-name="ce6" office:value-type="float" office:value="1.20870840228259" calcext:value-type="float">
            <text:p>1.21</text:p>
          </table:table-cell>
          <table:table-cell table:style-name="ce34" office:value-type="float" office:value="8461" calcext:value-type="float">
            <text:p>8461</text:p>
          </table:table-cell>
          <table:table-cell table:style-name="ce6" office:value-type="float" office:value="0.0411774167604953" calcext:value-type="float">
            <text:p>0.04</text:p>
          </table:table-cell>
          <table:table-cell table:style-name="ce6" office:value-type="float" office:value="0.325935666154724" calcext:value-type="float">
            <text:p>0.33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n_char=largo} =&gt; {difusion=alta}</text:p>
          </table:table-cell>
          <table:table-cell office:value-type="float" office:value="0.0577078707642506" calcext:value-type="float">
            <text:p>0.06</text:p>
          </table:table-cell>
          <table:table-cell office:value-type="float" office:value="0.312138728323699" calcext:value-type="float">
            <text:p>0.31</text:p>
          </table:table-cell>
          <table:table-cell office:value-type="float" office:value="0.184878919300284" calcext:value-type="float">
            <text:p>0.18</text:p>
          </table:table-cell>
          <table:table-cell office:value-type="float" office:value="1.19887442867996" calcext:value-type="float">
            <text:p>1.20</text:p>
          </table:table-cell>
          <table:table-cell office:value-type="float" office:value="5562" calcext:value-type="float">
            <text:p>5562</text:p>
          </table:table-cell>
          <table:table-cell office:value-type="float" office:value="0.194773901635833" calcext:value-type="float">
            <text:p>0.19</text:p>
          </table:table-cell>
          <table:table-cell office:value-type="float" office:value="0.266892668537398" calcext:value-type="float">
            <text:p>0.27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source=Twitter Web App,retweet_verified=Sin verificar,RT_popular=muchos} =&gt; {difusion=alta}</text:p>
          </table:table-cell>
          <table:table-cell office:value-type="float" office:value="0.0124089560291341" calcext:value-type="float">
            <text:p>0.01</text:p>
          </table:table-cell>
          <table:table-cell office:value-type="float" office:value="0.308406395048994" calcext:value-type="float">
            <text:p>0.31</text:p>
          </table:table-cell>
          <table:table-cell office:value-type="float" office:value="0.0402357286630284" calcext:value-type="float">
            <text:p>0.04</text:p>
          </table:table-cell>
          <table:table-cell office:value-type="float" office:value="1.18453913953982" calcext:value-type="float">
            <text:p>1.18</text:p>
          </table:table-cell>
          <table:table-cell office:value-type="float" office:value="1196" calcext:value-type="float">
            <text:p>1196</text:p>
          </table:table-cell>
          <table:table-cell office:value-type="float" office:value="0.763824884792627" calcext:value-type="float">
            <text:p>0.76</text:p>
          </table:table-cell>
          <table:table-cell office:value-type="float" office:value="0.178033595229128" calcext:value-type="float">
            <text:p>0.1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corto,retweet_verified=Sin verificar,RT_popular=muchos} =&gt; {difusion=alta}</text:p>
          </table:table-cell>
          <table:table-cell office:value-type="float" office:value="0.0137473802162229" calcext:value-type="float">
            <text:p>0.01</text:p>
          </table:table-cell>
          <table:table-cell office:value-type="float" office:value="0.307710171853228" calcext:value-type="float">
            <text:p>0.31</text:p>
          </table:table-cell>
          <table:table-cell office:value-type="float" office:value="0.0446763918574008" calcext:value-type="float">
            <text:p>0.04</text:p>
          </table:table-cell>
          <table:table-cell office:value-type="float" office:value="1.18186505872152" calcext:value-type="float">
            <text:p>1.18</text:p>
          </table:table-cell>
          <table:table-cell office:value-type="float" office:value="1325" calcext:value-type="float">
            <text:p>1325</text:p>
          </table:table-cell>
          <table:table-cell office:value-type="float" office:value="0.740445235975067" calcext:value-type="float">
            <text:p>0.74</text:p>
          </table:table-cell>
          <table:table-cell office:value-type="float" office:value="0.18025581916962" calcext:value-type="float">
            <text:p>0.1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corto,retweet_verified=Verificados,RT_popular=muy muchos} =&gt; {difusion=alta}</text:p>
          </table:table-cell>
          <table:table-cell office:value-type="float" office:value="0.0145981614824345" calcext:value-type="float">
            <text:p>0.01</text:p>
          </table:table-cell>
          <table:table-cell office:value-type="float" office:value="0.306469178828142" calcext:value-type="float">
            <text:p>0.31</text:p>
          </table:table-cell>
          <table:table-cell office:value-type="float" office:value="0.0476333755265506" calcext:value-type="float">
            <text:p>0.05</text:p>
          </table:table-cell>
          <table:table-cell office:value-type="float" office:value="1.17709860499777" calcext:value-type="float">
            <text:p>1.18</text:p>
          </table:table-cell>
          <table:table-cell office:value-type="float" office:value="1407" calcext:value-type="float">
            <text:p>1407</text:p>
          </table:table-cell>
          <table:table-cell office:value-type="float" office:value="0.725051276610793" calcext:value-type="float">
            <text:p>0.73</text:p>
          </table:table-cell>
          <table:table-cell office:value-type="float" office:value="0.18126917935589" calcext:value-type="float">
            <text:p>0.18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n_char=largo,retweet_source=Twitter Web App} =&gt; {difusion=alta}</text:p>
          </table:table-cell>
          <table:table-cell office:value-type="float" office:value="0.0148782967774066" calcext:value-type="float">
            <text:p>0.01</text:p>
          </table:table-cell>
          <table:table-cell office:value-type="float" office:value="0.305756929637527" calcext:value-type="float">
            <text:p>0.31</text:p>
          </table:table-cell>
          <table:table-cell office:value-type="float" office:value="0.0486605382747816" calcext:value-type="float">
            <text:p>0.05</text:p>
          </table:table-cell>
          <table:table-cell office:value-type="float" office:value="1.1743629709223" calcext:value-type="float">
            <text:p>1.17</text:p>
          </table:table-cell>
          <table:table-cell office:value-type="float" office:value="1434" calcext:value-type="float">
            <text:p>1434</text:p>
          </table:table-cell>
          <table:table-cell office:value-type="float" office:value="0.719717813051146" calcext:value-type="float">
            <text:p>0.72</text:p>
          </table:table-cell>
          <table:table-cell office:value-type="float" office:value="0.181451031966289" calcext:value-type="float">
            <text:p>0.18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{fecha_inicio_T_momento=Noche,retweet_es_finde=Finde} =&gt; {difusion=alta}</text:p>
          </table:table-cell>
          <table:table-cell table:style-name="ce6" office:value-type="float" office:value="0.0774314706065448" calcext:value-type="float">
            <text:p>0.08</text:p>
          </table:table-cell>
          <table:table-cell table:style-name="ce6" office:value-type="float" office:value="0.305585128163132" calcext:value-type="float">
            <text:p>0.31</text:p>
          </table:table-cell>
          <table:table-cell table:style-name="ce6" office:value-type="float" office:value="0.253387561992903" calcext:value-type="float">
            <text:p>0.25</text:p>
          </table:table-cell>
          <table:table-cell table:style-name="ce6" office:value-type="float" office:value="1.17370310921411" calcext:value-type="float">
            <text:p>1.17</text:p>
          </table:table-cell>
          <table:table-cell table:style-name="ce34" office:value-type="float" office:value="7463" calcext:value-type="float">
            <text:p>7463</text:p>
          </table:table-cell>
          <table:table-cell table:style-name="ce6" office:value-type="float" office:value="0.0159798349701566" calcext:value-type="float">
            <text:p>0.02</text:p>
          </table:table-cell>
          <table:table-cell table:style-name="ce6" office:value-type="float" office:value="0.301493448755193" calcext:value-type="float">
            <text:p>0.3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n_char=largo,retweet_es_finde=Finde,retweet_verified=Sin verificar} =&gt; {difusion=alta}</text:p>
          </table:table-cell>
          <table:table-cell office:value-type="float" office:value="0.0256168164180034" calcext:value-type="float">
            <text:p>0.03</text:p>
          </table:table-cell>
          <table:table-cell office:value-type="float" office:value="0.303764763779528" calcext:value-type="float">
            <text:p>0.30</text:p>
          </table:table-cell>
          <table:table-cell office:value-type="float" office:value="0.0843310991678944" calcext:value-type="float">
            <text:p>0.08</text:p>
          </table:table-cell>
          <table:table-cell office:value-type="float" office:value="1.16671138370122" calcext:value-type="float">
            <text:p>1.17</text:p>
          </table:table-cell>
          <table:table-cell office:value-type="float" office:value="2469" calcext:value-type="float">
            <text:p>2469</text:p>
          </table:table-cell>
          <table:table-cell office:value-type="float" office:value="0.551686014372581" calcext:value-type="float">
            <text:p>0.55</text:p>
          </table:table-cell>
          <table:table-cell office:value-type="float" office:value="0.201077408589373" calcext:value-type="float">
            <text:p>0.20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es_finde=Finde,retweet_source=Twitter for Android} =&gt; {difusion=alta}</text:p>
          </table:table-cell>
          <table:table-cell office:value-type="float" office:value="0.0277126434396464" calcext:value-type="float">
            <text:p>0.03</text:p>
          </table:table-cell>
          <table:table-cell office:value-type="float" office:value="0.303557222411638" calcext:value-type="float">
            <text:p>0.30</text:p>
          </table:table-cell>
          <table:table-cell office:value-type="float" office:value="0.0912929800170156" calcext:value-type="float">
            <text:p>0.09</text:p>
          </table:table-cell>
          <table:table-cell office:value-type="float" office:value="1.165914250836" calcext:value-type="float">
            <text:p>1.17</text:p>
          </table:table-cell>
          <table:table-cell office:value-type="float" office:value="2671" calcext:value-type="float">
            <text:p>2671</text:p>
          </table:table-cell>
          <table:table-cell office:value-type="float" office:value="0.521907629235795" calcext:value-type="float">
            <text:p>0.52</text:p>
          </table:table-cell>
          <table:table-cell office:value-type="float" office:value="0.204998504407381" calcext:value-type="float">
            <text:p>0.20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medio,RT_popular=muchos} =&gt; {difusion=alta}</text:p>
          </table:table-cell>
          <table:table-cell office:value-type="float" office:value="0.0149509244464734" calcext:value-type="float">
            <text:p>0.01</text:p>
          </table:table-cell>
          <table:table-cell office:value-type="float" office:value="0.30247691015953" calcext:value-type="float">
            <text:p>0.30</text:p>
          </table:table-cell>
          <table:table-cell office:value-type="float" office:value="0.049428316490631" calcext:value-type="float">
            <text:p>0.05</text:p>
          </table:table-cell>
          <table:table-cell office:value-type="float" office:value="1.16176494600286" calcext:value-type="float">
            <text:p>1.16</text:p>
          </table:table-cell>
          <table:table-cell office:value-type="float" office:value="1441" calcext:value-type="float">
            <text:p>1441</text:p>
          </table:table-cell>
          <table:table-cell office:value-type="float" office:value="0.715416827955097" calcext:value-type="float">
            <text:p>0.72</text:p>
          </table:table-cell>
          <table:table-cell office:value-type="float" office:value="0.17995049779914" calcext:value-type="float">
            <text:p>0.1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} =&gt; {difusion=alta}</text:p>
          </table:table-cell>
          <table:table-cell office:value-type="float" office:value="0.129671515428192" calcext:value-type="float">
            <text:p>0.13</text:p>
          </table:table-cell>
          <table:table-cell office:value-type="float" office:value="0.298859370142758" calcext:value-type="float">
            <text:p>0.30</text:p>
          </table:table-cell>
          <table:table-cell office:value-type="float" office:value="0.433888070386587" calcext:value-type="float">
            <text:p>0.43</text:p>
          </table:table-cell>
          <table:table-cell office:value-type="float" office:value="1.1478705592213" calcext:value-type="float">
            <text:p>1.15</text:p>
          </table:table-cell>
          <table:table-cell office:value-type="float" office:value="12498" calcext:value-type="float">
            <text:p>12498</text:p>
          </table:table-cell>
          <table:table-cell office:value-type="float" office:value="0.3073601029128" calcext:value-type="float">
            <text:p>0.31</text:p>
          </table:table-cell>
          <table:table-cell office:value-type="float" office:value="0.39845335606843" calcext:value-type="float">
            <text:p>0.40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n_char=medio,retweet_es_finde=Finde} =&gt; {difusion=alta}</text:p>
          </table:table-cell>
          <table:table-cell office:value-type="float" office:value="0.0187068124753585" calcext:value-type="float">
            <text:p>0.02</text:p>
          </table:table-cell>
          <table:table-cell office:value-type="float" office:value="0.29767211490837" calcext:value-type="float">
            <text:p>0.30</text:p>
          </table:table-cell>
          <table:table-cell office:value-type="float" office:value="0.0628436845054056" calcext:value-type="float">
            <text:p>0.06</text:p>
          </table:table-cell>
          <table:table-cell office:value-type="float" office:value="1.14331050367014" calcext:value-type="float">
            <text:p>1.14</text:p>
          </table:table-cell>
          <table:table-cell office:value-type="float" office:value="1803" calcext:value-type="float">
            <text:p>1803</text:p>
          </table:table-cell>
          <table:table-cell office:value-type="float" office:value="0.648664304211531" calcext:value-type="float">
            <text:p>0.65</text:p>
          </table:table-cell>
          <table:table-cell office:value-type="float" office:value="0.184760979746367" calcext:value-type="float">
            <text:p>0.18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source=Twitter for iPhone,retweet_verified=Sin verificar} =&gt; {difusion=alta}</text:p>
          </table:table-cell>
          <table:table-cell office:value-type="float" office:value="0.0277852711087132" calcext:value-type="float">
            <text:p>0.03</text:p>
          </table:table-cell>
          <table:table-cell office:value-type="float" office:value="0.296665558878919" calcext:value-type="float">
            <text:p>0.30</text:p>
          </table:table-cell>
          <table:table-cell office:value-type="float" office:value="0.0936585669523355" calcext:value-type="float">
            <text:p>0.09</text:p>
          </table:table-cell>
          <table:table-cell office:value-type="float" office:value="1.13944448457272" calcext:value-type="float">
            <text:p>1.14</text:p>
          </table:table-cell>
          <table:table-cell office:value-type="float" office:value="2678" calcext:value-type="float">
            <text:p>2678</text:p>
          </table:table-cell>
          <table:table-cell office:value-type="float" office:value="0.510988137264256" calcext:value-type="float">
            <text:p>0.51</text:p>
          </table:table-cell>
          <table:table-cell office:value-type="float" office:value="0.201692148212871" calcext:value-type="float">
            <text:p>0.20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es_finde=Laborable,RT_popular=muchos} =&gt; {difusion=alta}</text:p>
          </table:table-cell>
          <table:table-cell office:value-type="float" office:value="0.0215289161876699" calcext:value-type="float">
            <text:p>0.02</text:p>
          </table:table-cell>
          <table:table-cell office:value-type="float" office:value="0.296343901742359" calcext:value-type="float">
            <text:p>0.30</text:p>
          </table:table-cell>
          <table:table-cell office:value-type="float" office:value="0.0726484198294287" calcext:value-type="float">
            <text:p>0.07</text:p>
          </table:table-cell>
          <table:table-cell office:value-type="float" office:value="1.13820905147573" calcext:value-type="float">
            <text:p>1.14</text:p>
          </table:table-cell>
          <table:table-cell office:value-type="float" office:value="2075" calcext:value-type="float">
            <text:p>2075</text:p>
          </table:table-cell>
          <table:table-cell office:value-type="float" office:value="0.60264481529596" calcext:value-type="float">
            <text:p>0.60</text:p>
          </table:table-cell>
          <table:table-cell office:value-type="float" office:value="0.189516495383812" calcext:value-type="float">
            <text:p>0.19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medio,retweet_verified=Sin verificar,RT_popular=muchos} =&gt; {difusion=alta}</text:p>
          </table:table-cell>
          <table:table-cell office:value-type="float" office:value="0.0109667780290926" calcext:value-type="float">
            <text:p>0.01</text:p>
          </table:table-cell>
          <table:table-cell office:value-type="float" office:value="0.296078431372549" calcext:value-type="float">
            <text:p>0.30</text:p>
          </table:table-cell>
          <table:table-cell office:value-type="float" office:value="0.0370401112240875" calcext:value-type="float">
            <text:p>0.04</text:p>
          </table:table-cell>
          <table:table-cell office:value-type="float" office:value="1.13718942267271" calcext:value-type="float">
            <text:p>1.14</text:p>
          </table:table-cell>
          <table:table-cell office:value-type="float" office:value="1057" calcext:value-type="float">
            <text:p>1057</text:p>
          </table:table-cell>
          <table:table-cell office:value-type="float" office:value="0.779657333285036" calcext:value-type="float">
            <text:p>0.78</text:p>
          </table:table-cell>
          <table:table-cell office:value-type="float" office:value="0.169100027035601" calcext:value-type="float">
            <text:p>0.17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corto,RT_popular=muchos} =&gt; {difusion=alta}</text:p>
          </table:table-cell>
          <table:table-cell office:value-type="float" office:value="0.0167666161731444" calcext:value-type="float">
            <text:p>0.02</text:p>
          </table:table-cell>
          <table:table-cell office:value-type="float" office:value="0.295483635033827" calcext:value-type="float">
            <text:p>0.30</text:p>
          </table:table-cell>
          <table:table-cell office:value-type="float" office:value="0.0567429603037912" calcext:value-type="float">
            <text:p>0.06</text:p>
          </table:table-cell>
          <table:table-cell office:value-type="float" office:value="1.13490490602655" calcext:value-type="float">
            <text:p>1.13</text:p>
          </table:table-cell>
          <table:table-cell office:value-type="float" office:value="1616" calcext:value-type="float">
            <text:p>1616</text:p>
          </table:table-cell>
          <table:table-cell office:value-type="float" office:value="0.677963174076761" calcext:value-type="float">
            <text:p>0.68</text:p>
          </table:table-cell>
          <table:table-cell office:value-type="float" office:value="0.179940749532535" calcext:value-type="float">
            <text:p>0.1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es_finde=Finde,retweet_source=Twitter Web App} =&gt; {difusion=alta}</text:p>
          </table:table-cell>
          <table:table-cell office:value-type="float" office:value="0.0250980473532402" calcext:value-type="float">
            <text:p>0.03</text:p>
          </table:table-cell>
          <table:table-cell office:value-type="float" office:value="0.292857142857143" calcext:value-type="float">
            <text:p>0.29</text:p>
          </table:table-cell>
          <table:table-cell office:value-type="float" office:value="0.0857006494988691" calcext:value-type="float">
            <text:p>0.09</text:p>
          </table:table-cell>
          <table:table-cell office:value-type="float" office:value="1.12481697389245" calcext:value-type="float">
            <text:p>1.12</text:p>
          </table:table-cell>
          <table:table-cell office:value-type="float" office:value="2419" calcext:value-type="float">
            <text:p>2419</text:p>
          </table:table-cell>
          <table:table-cell office:value-type="float" office:value="0.544173266526588" calcext:value-type="float">
            <text:p>0.54</text:p>
          </table:table-cell>
          <table:table-cell office:value-type="float" office:value="0.194627344043539" calcext:value-type="float">
            <text:p>0.19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Laborable,RT_popular=muchos} =&gt; {difusion=alta}</text:p>
          </table:table-cell>
          <table:table-cell office:value-type="float" office:value="0.0106451412089394" calcext:value-type="float">
            <text:p>0.01</text:p>
          </table:table-cell>
          <table:table-cell office:value-type="float" office:value="0.292808219178082" calcext:value-type="float">
            <text:p>0.29</text:p>
          </table:table-cell>
          <table:table-cell office:value-type="float" office:value="0.0363553360586002" calcext:value-type="float">
            <text:p>0.04</text:p>
          </table:table-cell>
          <table:table-cell office:value-type="float" office:value="1.12462906594492" calcext:value-type="float">
            <text:p>1.12</text:p>
          </table:table-cell>
          <table:table-cell office:value-type="float" office:value="1026" calcext:value-type="float">
            <text:p>1026</text:p>
          </table:table-cell>
          <table:table-cell office:value-type="float" office:value="0.783040765994487" calcext:value-type="float">
            <text:p>0.78</text:p>
          </table:table-cell>
          <table:table-cell office:value-type="float" office:value="0.16684724340589" calcext:value-type="float">
            <text:p>0.17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n_char=corto,retweet_es_finde=Finde,retweet_source=Twitter for iPhone,retweet_verified=Sin verificar} =&gt; {difusion=alta}</text:p>
          </table:table-cell>
          <table:table-cell office:value-type="float" office:value="0.0120043161586188" calcext:value-type="float">
            <text:p>0.01</text:p>
          </table:table-cell>
          <table:table-cell office:value-type="float" office:value="0.29261507334345" calcext:value-type="float">
            <text:p>0.29</text:p>
          </table:table-cell>
          <table:table-cell office:value-type="float" office:value="0.0410242576414683" calcext:value-type="float">
            <text:p>0.04</text:p>
          </table:table-cell>
          <table:table-cell office:value-type="float" office:value="1.1238872239973" calcext:value-type="float">
            <text:p>1.12</text:p>
          </table:table-cell>
          <table:table-cell office:value-type="float" office:value="1157" calcext:value-type="float">
            <text:p>1157</text:p>
          </table:table-cell>
          <table:table-cell office:value-type="float" office:value="0.757950593381377" calcext:value-type="float">
            <text:p>0.76</text:p>
          </table:table-cell>
          <table:table-cell office:value-type="float" office:value="0.169360856190335" calcext:value-type="float">
            <text:p>0.17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Tarde,n_char=largo,retweet_es_finde=Laborable} =&gt; {difusion=alta}</text:p>
          </table:table-cell>
          <table:table-cell office:value-type="float" office:value="0.0153036874105123" calcext:value-type="float">
            <text:p>0.02</text:p>
          </table:table-cell>
          <table:table-cell office:value-type="float" office:value="0.292600674469351" calcext:value-type="float">
            <text:p>0.29</text:p>
          </table:table-cell>
          <table:table-cell office:value-type="float" office:value="0.0523022971094188" calcext:value-type="float">
            <text:p>0.05</text:p>
          </table:table-cell>
          <table:table-cell office:value-type="float" office:value="1.12383192024807" calcext:value-type="float">
            <text:p>1.12</text:p>
          </table:table-cell>
          <table:table-cell office:value-type="float" office:value="1475" calcext:value-type="float">
            <text:p>1475</text:p>
          </table:table-cell>
          <table:table-cell office:value-type="float" office:value="0.699685973482205" calcext:value-type="float">
            <text:p>0.70</text:p>
          </table:table-cell>
          <table:table-cell office:value-type="float" office:value="0.175689832731607" calcext:value-type="float">
            <text:p>0.18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{n_char=corto,retweet_verified=Verificados} =&gt; {difusion=alta}</text:p>
          </table:table-cell>
          <table:table-cell table:style-name="ce6" office:value-type="float" office:value="0.018136166504119" calcext:value-type="float">
            <text:p>0.02</text:p>
          </table:table-cell>
          <table:table-cell table:style-name="ce6" office:value-type="float" office:value="0.292258819595385" calcext:value-type="float">
            <text:p>0.29</text:p>
          </table:table-cell>
          <table:table-cell table:style-name="ce6" office:value-type="float" office:value="0.0620551555269656" calcext:value-type="float">
            <text:p>0.06</text:p>
          </table:table-cell>
          <table:table-cell table:style-name="ce6" office:value-type="float" office:value="1.1225189109047" calcext:value-type="float">
            <text:p>1.12</text:p>
          </table:table-cell>
          <table:table-cell table:style-name="ce34" office:value-type="float" office:value="1748" calcext:value-type="float">
            <text:p>1748</text:p>
          </table:table-cell>
          <table:table-cell table:style-name="ce6" office:value-type="float" office:value="0.65172025778293" calcext:value-type="float">
            <text:p>0.65</text:p>
          </table:table-cell>
          <table:table-cell table:style-name="ce6" office:value-type="float" office:value="0.180958452596768" calcext:value-type="float">
            <text:p>0.1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Mañana,retweet_es_finde=Finde} =&gt; {difusion=alta}</text:p>
          </table:table-cell>
          <table:table-cell office:value-type="float" office:value="0.0266647299288249" calcext:value-type="float">
            <text:p>0.03</text:p>
          </table:table-cell>
          <table:table-cell office:value-type="float" office:value="0.292244712303844" calcext:value-type="float">
            <text:p>0.29</text:p>
          </table:table-cell>
          <table:table-cell office:value-type="float" office:value="0.0912411031105393" calcext:value-type="float">
            <text:p>0.09</text:p>
          </table:table-cell>
          <table:table-cell office:value-type="float" office:value="1.12246472707695" calcext:value-type="float">
            <text:p>1.12</text:p>
          </table:table-cell>
          <table:table-cell office:value-type="float" office:value="2570" calcext:value-type="float">
            <text:p>2570</text:p>
          </table:table-cell>
          <table:table-cell office:value-type="float" office:value="0.520467462800945" calcext:value-type="float">
            <text:p>0.52</text:p>
          </table:table-cell>
          <table:table-cell office:value-type="float" office:value="0.197329816102508" calcext:value-type="float">
            <text:p>0.20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es_finde=Laborable,retweet_verified=Sin verificar,RT_popular=muchos} =&gt; {difusion=alta}</text:p>
          </table:table-cell>
          <table:table-cell office:value-type="float" office:value="0.0164242285904007" calcext:value-type="float">
            <text:p>0.02</text:p>
          </table:table-cell>
          <table:table-cell office:value-type="float" office:value="0.291797235023042" calcext:value-type="float">
            <text:p>0.29</text:p>
          </table:table-cell>
          <table:table-cell office:value-type="float" office:value="0.0562864435267996" calcext:value-type="float">
            <text:p>0.06</text:p>
          </table:table-cell>
          <table:table-cell office:value-type="float" office:value="1.12074603913249" calcext:value-type="float">
            <text:p>1.12</text:p>
          </table:table-cell>
          <table:table-cell office:value-type="float" office:value="1583" calcext:value-type="float">
            <text:p>1583</text:p>
          </table:table-cell>
          <table:table-cell office:value-type="float" office:value="0.679741498479403" calcext:value-type="float">
            <text:p>0.68</text:p>
          </table:table-cell>
          <table:table-cell office:value-type="float" office:value="0.177440021831278" calcext:value-type="float">
            <text:p>0.1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Tarde,n_char=largo} =&gt; {difusion=alta}</text:p>
          </table:table-cell>
          <table:table-cell office:value-type="float" office:value="0.0520636633396277" calcext:value-type="float">
            <text:p>0.05</text:p>
          </table:table-cell>
          <table:table-cell office:value-type="float" office:value="0.291067285382831" calcext:value-type="float">
            <text:p>0.29</text:p>
          </table:table-cell>
          <table:table-cell office:value-type="float" office:value="0.178871573530327" calcext:value-type="float">
            <text:p>0.18</text:p>
          </table:table-cell>
          <table:table-cell office:value-type="float" office:value="1.11794242048968" calcext:value-type="float">
            <text:p>1.12</text:p>
          </table:table-cell>
          <table:table-cell office:value-type="float" office:value="5018" calcext:value-type="float">
            <text:p>5018</text:p>
          </table:table-cell>
          <table:table-cell office:value-type="float" office:value="0.2104727194769" calcext:value-type="float">
            <text:p>0.21</text:p>
          </table:table-cell>
          <table:table-cell office:value-type="float" office:value="0.245517702626061" calcext:value-type="float">
            <text:p>0.25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Tarde,n_char=largo,retweet_es_finde=Finde} =&gt; {difusion=alta}</text:p>
          </table:table-cell>
          <table:table-cell office:value-type="float" office:value="0.0367599759291154" calcext:value-type="float">
            <text:p>0.04</text:p>
          </table:table-cell>
          <table:table-cell office:value-type="float" office:value="0.290433642101812" calcext:value-type="float">
            <text:p>0.29</text:p>
          </table:table-cell>
          <table:table-cell office:value-type="float" office:value="0.126569276420908" calcext:value-type="float">
            <text:p>0.13</text:p>
          </table:table-cell>
          <table:table-cell office:value-type="float" office:value="1.11550869901398" calcext:value-type="float">
            <text:p>1.12</text:p>
          </table:table-cell>
          <table:table-cell office:value-type="float" office:value="3543" calcext:value-type="float">
            <text:p>3543</text:p>
          </table:table-cell>
          <table:table-cell office:value-type="float" office:value="0.382074074074074" calcext:value-type="float">
            <text:p>0.38</text:p>
          </table:table-cell>
          <table:table-cell office:value-type="float" office:value="0.21581138548862" calcext:value-type="float">
            <text:p>0.22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{retweet_source=TweetDeck,retweet_verified=Verificados,RT_popular=muy muchos} =&gt; {difusion=alta}</text:p>
          </table:table-cell>
          <table:table-cell table:style-name="ce6" office:value-type="float" office:value="0.0126060882737441" calcext:value-type="float">
            <text:p>0.01</text:p>
          </table:table-cell>
          <table:table-cell table:style-name="ce6" office:value-type="float" office:value="0.28777830412127" calcext:value-type="float">
            <text:p>0.29</text:p>
          </table:table-cell>
          <table:table-cell table:style-name="ce6" office:value-type="float" office:value="0.0438048598285987" calcext:value-type="float">
            <text:p>0.04</text:p>
          </table:table-cell>
          <table:table-cell table:style-name="ce6" office:value-type="float" office:value="1.10530997480737" calcext:value-type="float">
            <text:p>1.11</text:p>
          </table:table-cell>
          <table:table-cell table:style-name="ce34" office:value-type="float" office:value="1215" calcext:value-type="float">
            <text:p>1215</text:p>
          </table:table-cell>
          <table:table-cell table:style-name="ce6" office:value-type="float" office:value="0.742749368349881" calcext:value-type="float">
            <text:p>0.74</text:p>
          </table:table-cell>
          <table:table-cell table:style-name="ce6" office:value-type="float" office:value="0.168098126317429" calcext:value-type="float">
            <text:p>0.17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source=Twitter for iPhone,retweet_verified=Sin verificar} =&gt; {difusion=alta}</text:p>
          </table:table-cell>
          <table:table-cell office:value-type="float" office:value="0.0537756012533461" calcext:value-type="float">
            <text:p>0.05</text:p>
          </table:table-cell>
          <table:table-cell office:value-type="float" office:value="0.287592941959827" calcext:value-type="float">
            <text:p>0.29</text:p>
          </table:table-cell>
          <table:table-cell office:value-type="float" office:value="0.186985121703223" calcext:value-type="float">
            <text:p>0.19</text:p>
          </table:table-cell>
          <table:table-cell office:value-type="float" office:value="1.104598028691" calcext:value-type="float">
            <text:p>1.10</text:p>
          </table:table-cell>
          <table:table-cell office:value-type="float" office:value="5183" calcext:value-type="float">
            <text:p>5183</text:p>
          </table:table-cell>
          <table:table-cell office:value-type="float" office:value="0.186433975693987" calcext:value-type="float">
            <text:p>0.19</text:p>
          </table:table-cell>
          <table:table-cell office:value-type="float" office:value="0.247068169393877" calcext:value-type="float">
            <text:p>0.25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retweet_es_finde=Finde,retweet_source=Twitter for iPhone,retweet_verified=Sin verificar} =&gt; {difusion=alta}</text:p>
          </table:table-cell>
          <table:table-cell office:value-type="float" office:value="0.0130729804320309" calcext:value-type="float">
            <text:p>0.01</text:p>
          </table:table-cell>
          <table:table-cell office:value-type="float" office:value="0.287081339712919" calcext:value-type="float">
            <text:p>0.29</text:p>
          </table:table-cell>
          <table:table-cell office:value-type="float" office:value="0.0455375485049076" calcext:value-type="float">
            <text:p>0.05</text:p>
          </table:table-cell>
          <table:table-cell office:value-type="float" office:value="1.10263304711128" calcext:value-type="float">
            <text:p>1.10</text:p>
          </table:table-cell>
          <table:table-cell office:value-type="float" office:value="1260" calcext:value-type="float">
            <text:p>1260</text:p>
          </table:table-cell>
          <table:table-cell office:value-type="float" office:value="0.733621514367714" calcext:value-type="float">
            <text:p>0.73</text:p>
          </table:table-cell>
          <table:table-cell office:value-type="float" office:value="0.168646272789431" calcext:value-type="float">
            <text:p>0.17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Finde,retweet_source=Twitter for Android} =&gt; {difusion=alta}</text:p>
          </table:table-cell>
          <table:table-cell office:value-type="float" office:value="0.0244443983316387" calcext:value-type="float">
            <text:p>0.02</text:p>
          </table:table-cell>
          <table:table-cell office:value-type="float" office:value="0.285091965150048" calcext:value-type="float">
            <text:p>0.29</text:p>
          </table:table-cell>
          <table:table-cell office:value-type="float" office:value="0.0857421510240501" calcext:value-type="float">
            <text:p>0.09</text:p>
          </table:table-cell>
          <table:table-cell office:value-type="float" office:value="1.09499218080386" calcext:value-type="float">
            <text:p>1.09</text:p>
          </table:table-cell>
          <table:table-cell office:value-type="float" office:value="2356" calcext:value-type="float">
            <text:p>2356</text:p>
          </table:table-cell>
          <table:table-cell office:value-type="float" office:value="0.54286820205148" calcext:value-type="float">
            <text:p>0.54</text:p>
          </table:table-cell>
          <table:table-cell office:value-type="float" office:value="0.189489475043343" calcext:value-type="float">
            <text:p>0.19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retweet_source=Twitter for iPhone,retweet_verified=Sin verificar} =&gt; {difusion=alta}</text:p>
          </table:table-cell>
          <table:table-cell office:value-type="float" office:value="0.0193500861156648" calcext:value-type="float">
            <text:p>0.02</text:p>
          </table:table-cell>
          <table:table-cell office:value-type="float" office:value="0.285081014980128" calcext:value-type="float">
            <text:p>0.29</text:p>
          </table:table-cell>
          <table:table-cell office:value-type="float" office:value="0.0678757444336079" calcext:value-type="float">
            <text:p>0.07</text:p>
          </table:table-cell>
          <table:table-cell office:value-type="float" office:value="1.09495012297022" calcext:value-type="float">
            <text:p>1.09</text:p>
          </table:table-cell>
          <table:table-cell office:value-type="float" office:value="1865" calcext:value-type="float">
            <text:p>1865</text:p>
          </table:table-cell>
          <table:table-cell office:value-type="float" office:value="0.623156763293138" calcext:value-type="float">
            <text:p>0.62</text:p>
          </table:table-cell>
          <table:table-cell office:value-type="float" office:value="0.179700784847201" calcext:value-type="float">
            <text:p>0.1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es_finde=Laborable,retweet_source=Twitter for iPhone} =&gt; {difusion=alta}</text:p>
          </table:table-cell>
          <table:table-cell office:value-type="float" office:value="0.0249112904899255" calcext:value-type="float">
            <text:p>0.02</text:p>
          </table:table-cell>
          <table:table-cell office:value-type="float" office:value="0.284647302904564" calcext:value-type="float">
            <text:p>0.28</text:p>
          </table:table-cell>
          <table:table-cell office:value-type="float" office:value="0.08751634122554" calcext:value-type="float">
            <text:p>0.09</text:p>
          </table:table-cell>
          <table:table-cell office:value-type="float" office:value="1.09328430495528" calcext:value-type="float">
            <text:p>1.09</text:p>
          </table:table-cell>
          <table:table-cell office:value-type="float" office:value="2401" calcext:value-type="float">
            <text:p>2401</text:p>
          </table:table-cell>
          <table:table-cell office:value-type="float" office:value="0.53517733230532" calcext:value-type="float">
            <text:p>0.54</text:p>
          </table:table-cell>
          <table:table-cell office:value-type="float" office:value="0.190163772596779" calcext:value-type="float">
            <text:p>0.19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es_finde=Finde} =&gt; {difusion=alta}</text:p>
          </table:table-cell>
          <table:table-cell office:value-type="float" office:value="0.173497126019381" calcext:value-type="float">
            <text:p>0.17</text:p>
          </table:table-cell>
          <table:table-cell office:value-type="float" office:value="0.284499038739643" calcext:value-type="float">
            <text:p>0.28</text:p>
          </table:table-cell>
          <table:table-cell office:value-type="float" office:value="0.60983378639165" calcext:value-type="float">
            <text:p>0.61</text:p>
          </table:table-cell>
          <table:table-cell office:value-type="float" office:value="1.09271484625027" calcext:value-type="float">
            <text:p>1.09</text:p>
          </table:table-cell>
          <table:table-cell office:value-type="float" office:value="16722" calcext:value-type="float">
            <text:p>16722</text:p>
          </table:table-cell>
          <table:table-cell office:value-type="float" office:value="0.501615809617418" calcext:value-type="float">
            <text:p>0.50</text:p>
          </table:table-cell>
          <table:table-cell office:value-type="float" office:value="0.475436735437407" calcext:value-type="float">
            <text:p>0.4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source=Twitter for Android} =&gt; {difusion=alta}</text:p>
          </table:table-cell>
          <table:table-cell office:value-type="float" office:value="0.0421863003465377" calcext:value-type="float">
            <text:p>0.04</text:p>
          </table:table-cell>
          <table:table-cell office:value-type="float" office:value="0.284355549339115" calcext:value-type="float">
            <text:p>0.28</text:p>
          </table:table-cell>
          <table:table-cell office:value-type="float" office:value="0.14835757714096" calcext:value-type="float">
            <text:p>0.15</text:p>
          </table:table-cell>
          <table:table-cell office:value-type="float" office:value="1.09216372664392" calcext:value-type="float">
            <text:p>1.09</text:p>
          </table:table-cell>
          <table:table-cell office:value-type="float" office:value="4066" calcext:value-type="float">
            <text:p>4066</text:p>
          </table:table-cell>
          <table:table-cell office:value-type="float" office:value="0.305573640558213" calcext:value-type="float">
            <text:p>0.31</text:p>
          </table:table-cell>
          <table:table-cell office:value-type="float" office:value="0.223193156832624" calcext:value-type="float">
            <text:p>0.22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n_char=largo,retweet_source=Twitter for Android} =&gt; {difusion=alta}</text:p>
          </table:table-cell>
          <table:table-cell office:value-type="float" office:value="0.0189143201012637" calcext:value-type="float">
            <text:p>0.02</text:p>
          </table:table-cell>
          <table:table-cell office:value-type="float" office:value="0.283823758368364" calcext:value-type="float">
            <text:p>0.28</text:p>
          </table:table-cell>
          <table:table-cell office:value-type="float" office:value="0.0666410740594717" calcext:value-type="float">
            <text:p>0.07</text:p>
          </table:table-cell>
          <table:table-cell office:value-type="float" office:value="1.09012120343746" calcext:value-type="float">
            <text:p>1.09</text:p>
          </table:table-cell>
          <table:table-cell office:value-type="float" office:value="1823" calcext:value-type="float">
            <text:p>1823</text:p>
          </table:table-cell>
          <table:table-cell office:value-type="float" office:value="0.628780224961272" calcext:value-type="float">
            <text:p>0.63</text:p>
          </table:table-cell>
          <table:table-cell office:value-type="float" office:value="0.17823530311022" calcext:value-type="float">
            <text:p>0.1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source=Twitter Web App} =&gt; {difusion=alta}</text:p>
          </table:table-cell>
          <table:table-cell office:value-type="float" office:value="0.0351206656844639" calcext:value-type="float">
            <text:p>0.04</text:p>
          </table:table-cell>
          <table:table-cell office:value-type="float" office:value="0.283738474434199" calcext:value-type="float">
            <text:p>0.28</text:p>
          </table:table-cell>
          <table:table-cell office:value-type="float" office:value="0.123778298852483" calcext:value-type="float">
            <text:p>0.12</text:p>
          </table:table-cell>
          <table:table-cell office:value-type="float" office:value="1.08979364162417" calcext:value-type="float">
            <text:p>1.09</text:p>
          </table:table-cell>
          <table:table-cell office:value-type="float" office:value="3385" calcext:value-type="float">
            <text:p>3385</text:p>
          </table:table-cell>
          <table:table-cell office:value-type="float" office:value="0.391331490234549" calcext:value-type="float">
            <text:p>0.39</text:p>
          </table:table-cell>
          <table:table-cell office:value-type="float" office:value="0.209315638747346" calcext:value-type="float">
            <text:p>0.21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Mañana,n_char=largo} =&gt; {difusion=alta}</text:p>
          </table:table-cell>
          <table:table-cell office:value-type="float" office:value="0.0198999813243137" calcext:value-type="float">
            <text:p>0.02</text:p>
          </table:table-cell>
          <table:table-cell office:value-type="float" office:value="0.283727810650888" calcext:value-type="float">
            <text:p>0.28</text:p>
          </table:table-cell>
          <table:table-cell office:value-type="float" office:value="0.0701375775559752" calcext:value-type="float">
            <text:p>0.07</text:p>
          </table:table-cell>
          <table:table-cell office:value-type="float" office:value="1.08975268375523" calcext:value-type="float">
            <text:p>1.09</text:p>
          </table:table-cell>
          <table:table-cell office:value-type="float" office:value="1918" calcext:value-type="float">
            <text:p>1918</text:p>
          </table:table-cell>
          <table:table-cell office:value-type="float" office:value="0.61243987172635" calcext:value-type="float">
            <text:p>0.61</text:p>
          </table:table-cell>
          <table:table-cell office:value-type="float" office:value="0.180080212012301" calcext:value-type="float">
            <text:p>0.18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n_char=largo,retweet_es_finde=Finde,retweet_source=Twitter Web App} =&gt; {difusion=alta}</text:p>
          </table:table-cell>
          <table:table-cell office:value-type="float" office:value="0.0113610425183125" calcext:value-type="float">
            <text:p>0.01</text:p>
          </table:table-cell>
          <table:table-cell office:value-type="float" office:value="0.283385093167702" calcext:value-type="float">
            <text:p>0.28</text:p>
          </table:table-cell>
          <table:table-cell office:value-type="float" office:value="0.0400904733248947" calcext:value-type="float">
            <text:p>0.04</text:p>
          </table:table-cell>
          <table:table-cell office:value-type="float" office:value="1.08843636126921" calcext:value-type="float">
            <text:p>1.09</text:p>
          </table:table-cell>
          <table:table-cell office:value-type="float" office:value="1095" calcext:value-type="float">
            <text:p>1095</text:p>
          </table:table-cell>
          <table:table-cell office:value-type="float" office:value="0.761942360836952" calcext:value-type="float">
            <text:p>0.76</text:p>
          </table:table-cell>
          <table:table-cell office:value-type="float" office:value="0.163510511037505" calcext:value-type="float">
            <text:p>0.16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Finde,retweet_source=Twitter Web App} =&gt; {difusion=alta}</text:p>
          </table:table-cell>
          <table:table-cell office:value-type="float" office:value="0.0166109854537154" calcext:value-type="float">
            <text:p>0.02</text:p>
          </table:table-cell>
          <table:table-cell office:value-type="float" office:value="0.281915830251805" calcext:value-type="float">
            <text:p>0.28</text:p>
          </table:table-cell>
          <table:table-cell office:value-type="float" office:value="0.0589217903757963" calcext:value-type="float">
            <text:p>0.06</text:p>
          </table:table-cell>
          <table:table-cell office:value-type="float" office:value="1.08279315977243" calcext:value-type="float">
            <text:p>1.08</text:p>
          </table:table-cell>
          <table:table-cell office:value-type="float" office:value="1601" calcext:value-type="float">
            <text:p>1601</text:p>
          </table:table-cell>
          <table:table-cell office:value-type="float" office:value="0.66553544494721" calcext:value-type="float">
            <text:p>0.67</text:p>
          </table:table-cell>
          <table:table-cell office:value-type="float" office:value="0.172857970916131" calcext:value-type="float">
            <text:p>0.17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medio,retweet_es_finde=Finde,retweet_source=Twitter for Android} =&gt; {difusion=alta}</text:p>
          </table:table-cell>
          <table:table-cell office:value-type="float" office:value="0.0116411778132846" calcext:value-type="float">
            <text:p>0.01</text:p>
          </table:table-cell>
          <table:table-cell office:value-type="float" office:value="0.281203007518797" calcext:value-type="float">
            <text:p>0.28</text:p>
          </table:table-cell>
          <table:table-cell office:value-type="float" office:value="0.0413977713680978" calcext:value-type="float">
            <text:p>0.04</text:p>
          </table:table-cell>
          <table:table-cell office:value-type="float" office:value="1.08005532281329" calcext:value-type="float">
            <text:p>1.08</text:p>
          </table:table-cell>
          <table:table-cell office:value-type="float" office:value="1122" calcext:value-type="float">
            <text:p>1122</text:p>
          </table:table-cell>
          <table:table-cell office:value-type="float" office:value="0.7547385737787" calcext:value-type="float">
            <text:p>0.75</text:p>
          </table:table-cell>
          <table:table-cell office:value-type="float" office:value="0.162957445418759" calcext:value-type="float">
            <text:p>0.16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n_char=largo,retweet_source=Twitter Web App} =&gt; {difusion=alta}</text:p>
          </table:table-cell>
          <table:table-cell office:value-type="float" office:value="0.0147641675831587" calcext:value-type="float">
            <text:p>0.01</text:p>
          </table:table-cell>
          <table:table-cell office:value-type="float" office:value="0.279293424926398" calcext:value-type="float">
            <text:p>0.28</text:p>
          </table:table-cell>
          <table:table-cell office:value-type="float" office:value="0.052862567699363" calcext:value-type="float">
            <text:p>0.05</text:p>
          </table:table-cell>
          <table:table-cell office:value-type="float" office:value="1.07272092457385" calcext:value-type="float">
            <text:p>1.07</text:p>
          </table:table-cell>
          <table:table-cell office:value-type="float" office:value="1423" calcext:value-type="float">
            <text:p>1423</text:p>
          </table:table-cell>
          <table:table-cell office:value-type="float" office:value="0.695230480428283" calcext:value-type="float">
            <text:p>0.70</text:p>
          </table:table-cell>
          <table:table-cell office:value-type="float" office:value="0.168000103712103" calcext:value-type="float">
            <text:p>0.17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Tarde,n_char=largo,retweet_source=Twitter for Android} =&gt; {difusion=alta}</text:p>
          </table:table-cell>
          <table:table-cell office:value-type="float" office:value="0.0168288684609159" calcext:value-type="float">
            <text:p>0.02</text:p>
          </table:table-cell>
          <table:table-cell office:value-type="float" office:value="0.279077770130764" calcext:value-type="float">
            <text:p>0.28</text:p>
          </table:table-cell>
          <table:table-cell office:value-type="float" office:value="0.0603017160880662" calcext:value-type="float">
            <text:p>0.06</text:p>
          </table:table-cell>
          <table:table-cell office:value-type="float" office:value="1.0718926293434" calcext:value-type="float">
            <text:p>1.07</text:p>
          </table:table-cell>
          <table:table-cell office:value-type="float" office:value="1622" calcext:value-type="float">
            <text:p>1622</text:p>
          </table:table-cell>
          <table:table-cell office:value-type="float" office:value="0.658448299412648" calcext:value-type="float">
            <text:p>0.66</text:p>
          </table:table-cell>
          <table:table-cell office:value-type="float" office:value="0.17185736757116" calcext:value-type="float">
            <text:p>0.17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n_char=largo,retweet_es_finde=Finde,retweet_source=Twitter for Android,retweet_verified=Sin verificar} =&gt; {difusion=alta}</text:p>
          </table:table-cell>
          <table:table-cell office:value-type="float" office:value="0.0229503434251209" calcext:value-type="float">
            <text:p>0.02</text:p>
          </table:table-cell>
          <table:table-cell office:value-type="float" office:value="0.278800100831863" calcext:value-type="float">
            <text:p>0.28</text:p>
          </table:table-cell>
          <table:table-cell office:value-type="float" office:value="0.0823182751966135" calcext:value-type="float">
            <text:p>0.08</text:p>
          </table:table-cell>
          <table:table-cell office:value-type="float" office:value="1.07082614642451" calcext:value-type="float">
            <text:p>1.07</text:p>
          </table:table-cell>
          <table:table-cell office:value-type="float" office:value="2212" calcext:value-type="float">
            <text:p>2212</text:p>
          </table:table-cell>
          <table:table-cell office:value-type="float" office:value="0.556853582554517" calcext:value-type="float">
            <text:p>0.56</text:p>
          </table:table-cell>
          <table:table-cell office:value-type="float" office:value="0.183474331120482" calcext:value-type="float">
            <text:p>0.18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n_char=corto,retweet_source=Twitter for iPhone} =&gt; {difusion=alta}</text:p>
          </table:table-cell>
          <table:table-cell office:value-type="float" office:value="0.0122118237845241" calcext:value-type="float">
            <text:p>0.01</text:p>
          </table:table-cell>
          <table:table-cell office:value-type="float" office:value="0.278711816244376" calcext:value-type="float">
            <text:p>0.28</text:p>
          </table:table-cell>
          <table:table-cell office:value-type="float" office:value="0.043815235209894" calcext:value-type="float">
            <text:p>0.04</text:p>
          </table:table-cell>
          <table:table-cell office:value-type="float" office:value="1.07048705958657" calcext:value-type="float">
            <text:p>1.07</text:p>
          </table:table-cell>
          <table:table-cell office:value-type="float" office:value="1177" calcext:value-type="float">
            <text:p>1177</text:p>
          </table:table-cell>
          <table:table-cell office:value-type="float" office:value="0.741684434968017" calcext:value-type="float">
            <text:p>0.74</text:p>
          </table:table-cell>
          <table:table-cell office:value-type="float" office:value="0.162807729274655" calcext:value-type="float">
            <text:p>0.16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n_char=medio,retweet_source=Twitter for iPhone,retweet_verified=Sin verificar} =&gt; {difusion=alta}</text:p>
          </table:table-cell>
          <table:table-cell office:value-type="float" office:value="0.0110290303168641" calcext:value-type="float">
            <text:p>0.01</text:p>
          </table:table-cell>
          <table:table-cell office:value-type="float" office:value="0.278199424234494" calcext:value-type="float">
            <text:p>0.28</text:p>
          </table:table-cell>
          <table:table-cell office:value-type="float" office:value="0.0396443319291984" calcext:value-type="float">
            <text:p>0.04</text:p>
          </table:table-cell>
          <table:table-cell office:value-type="float" office:value="1.06851904465486" calcext:value-type="float">
            <text:p>1.07</text:p>
          </table:table-cell>
          <table:table-cell office:value-type="float" office:value="1063" calcext:value-type="float">
            <text:p>1063</text:p>
          </table:table-cell>
          <table:table-cell office:value-type="float" office:value="0.763787160706592" calcext:value-type="float">
            <text:p>0.76</text:p>
          </table:table-cell>
          <table:table-cell office:value-type="float" office:value="0.16028007395673" calcext:value-type="float">
            <text:p>0.16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{fecha_inicio_T_momento=Tarde,n_char=largo,retweet_es_finde=Finde,retweet_source=Twitter for Android} =&gt; {difusion=alta}</text:p>
          </table:table-cell>
          <table:table-cell table:style-name="ce6" office:value-type="float" office:value="0.0114025440434936" calcext:value-type="float">
            <text:p>0.01</text:p>
          </table:table-cell>
          <table:table-cell table:style-name="ce6" office:value-type="float" office:value="0.277595352361708" calcext:value-type="float">
            <text:p>0.28</text:p>
          </table:table-cell>
          <table:table-cell table:style-name="ce6" office:value-type="float" office:value="0.0410761345479446" calcext:value-type="float">
            <text:p>0.04</text:p>
          </table:table-cell>
          <table:table-cell table:style-name="ce6" office:value-type="float" office:value="1.06619890218084" calcext:value-type="float">
            <text:p>1.07</text:p>
          </table:table-cell>
          <table:table-cell table:style-name="ce34" office:value-type="float" office:value="1099" calcext:value-type="float">
            <text:p>1099</text:p>
          </table:table-cell>
          <table:table-cell table:style-name="ce6" office:value-type="float" office:value="0.756063532946984" calcext:value-type="float">
            <text:p>0.76</text:p>
          </table:table-cell>
          <table:table-cell table:style-name="ce6" office:value-type="float" office:value="0.160695340961279" calcext:value-type="float">
            <text:p>0.16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retweet_es_finde=Finde,retweet_source=Twitter for Android} =&gt; {difusion=alta}</text:p>
          </table:table-cell>
          <table:table-cell office:value-type="float" office:value="0.0535473428648503" calcext:value-type="float">
            <text:p>0.05</text:p>
          </table:table-cell>
          <table:table-cell office:value-type="float" office:value="0.27710067114094" calcext:value-type="float">
            <text:p>0.28</text:p>
          </table:table-cell>
          <table:table-cell office:value-type="float" office:value="0.193241476624266" calcext:value-type="float">
            <text:p>0.19</text:p>
          </table:table-cell>
          <table:table-cell office:value-type="float" office:value="1.06429891152889" calcext:value-type="float">
            <text:p>1.06</text:p>
          </table:table-cell>
          <table:table-cell office:value-type="float" office:value="5161" calcext:value-type="float">
            <text:p>5161</text:p>
          </table:table-cell>
          <table:table-cell office:value-type="float" office:value="0.167773224752321" calcext:value-type="float">
            <text:p>0.17</text:p>
          </table:table-cell>
          <table:table-cell office:value-type="float" office:value="0.241383682187191" calcext:value-type="float">
            <text:p>0.24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retweet_es_finde=Finde,retweet_source=Twitter for iPhone,RT_popular=amigos medios} =&gt; {difusion=alta}</text:p>
          </table:table-cell>
          <table:table-cell office:value-type="float" office:value="0.0114855470938557" calcext:value-type="float">
            <text:p>0.01</text:p>
          </table:table-cell>
          <table:table-cell office:value-type="float" office:value="0.277027027027027" calcext:value-type="float">
            <text:p>0.28</text:p>
          </table:table-cell>
          <table:table-cell office:value-type="float" office:value="0.0414600236558694" calcext:value-type="float">
            <text:p>0.04</text:p>
          </table:table-cell>
          <table:table-cell office:value-type="float" office:value="1.06401605638475" calcext:value-type="float">
            <text:p>1.06</text:p>
          </table:table-cell>
          <table:table-cell office:value-type="float" office:value="1107" calcext:value-type="float">
            <text:p>1107</text:p>
          </table:table-cell>
          <table:table-cell office:value-type="float" office:value="0.753957760068613" calcext:value-type="float">
            <text:p>0.75</text:p>
          </table:table-cell>
          <table:table-cell office:value-type="float" office:value="0.160570578947482" calcext:value-type="float">
            <text:p>0.16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es_finde=Finde,retweet_verified=Sin verificar} =&gt; {difusion=alta}</text:p>
          </table:table-cell>
          <table:table-cell office:value-type="float" office:value="0.0602705899441804" calcext:value-type="float">
            <text:p>0.06</text:p>
          </table:table-cell>
          <table:table-cell office:value-type="float" office:value="0.276671746999428" calcext:value-type="float">
            <text:p>0.28</text:p>
          </table:table-cell>
          <table:table-cell office:value-type="float" office:value="0.217841505675334" calcext:value-type="float">
            <text:p>0.22</text:p>
          </table:table-cell>
          <table:table-cell office:value-type="float" office:value="1.06265148319514" calcext:value-type="float">
            <text:p>1.06</text:p>
          </table:table-cell>
          <table:table-cell office:value-type="float" office:value="5809" calcext:value-type="float">
            <text:p>5809</text:p>
          </table:table-cell>
          <table:table-cell office:value-type="float" office:value="0.101735309451106" calcext:value-type="float">
            <text:p>0.10</text:p>
          </table:table-cell>
          <table:table-cell office:value-type="float" office:value="0.254080673053392" calcext:value-type="float">
            <text:p>0.25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corto,retweet_source=Twitter for iPhone} =&gt; {difusion=alta}</text:p>
          </table:table-cell>
          <table:table-cell office:value-type="float" office:value="0.0225249527920151" calcext:value-type="float">
            <text:p>0.02</text:p>
          </table:table-cell>
          <table:table-cell office:value-type="float" office:value="0.276243796920728" calcext:value-type="float">
            <text:p>0.28</text:p>
          </table:table-cell>
          <table:table-cell office:value-type="float" office:value="0.0815401215994688" calcext:value-type="float">
            <text:p>0.08</text:p>
          </table:table-cell>
          <table:table-cell office:value-type="float" office:value="1.06100779607929" calcext:value-type="float">
            <text:p>1.06</text:p>
          </table:table-cell>
          <table:table-cell office:value-type="float" office:value="2171" calcext:value-type="float">
            <text:p>2171</text:p>
          </table:table-cell>
          <table:table-cell office:value-type="float" office:value="0.559905139367163" calcext:value-type="float">
            <text:p>0.56</text:p>
          </table:table-cell>
          <table:table-cell office:value-type="float" office:value="0.181379250815509" calcext:value-type="float">
            <text:p>0.18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medio,retweet_es_finde=Finde} =&gt; {difusion=alta}</text:p>
          </table:table-cell>
          <table:table-cell office:value-type="float" office:value="0.041605278994003" calcext:value-type="float">
            <text:p>0.04</text:p>
          </table:table-cell>
          <table:table-cell office:value-type="float" office:value="0.275904775010321" calcext:value-type="float">
            <text:p>0.28</text:p>
          </table:table-cell>
          <table:table-cell office:value-type="float" office:value="0.150795791745347" calcext:value-type="float">
            <text:p>0.15</text:p>
          </table:table-cell>
          <table:table-cell office:value-type="float" office:value="1.05970566769127" calcext:value-type="float">
            <text:p>1.06</text:p>
          </table:table-cell>
          <table:table-cell office:value-type="float" office:value="4010" calcext:value-type="float">
            <text:p>4010</text:p>
          </table:table-cell>
          <table:table-cell office:value-type="float" office:value="0.296479308214948" calcext:value-type="float">
            <text:p>0.30</text:p>
          </table:table-cell>
          <table:table-cell office:value-type="float" office:value="0.217851965093428" calcext:value-type="float">
            <text:p>0.22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n_char=largo,retweet_verified=Sin verificar} =&gt; {difusion=alta}</text:p>
          </table:table-cell>
          <table:table-cell office:value-type="float" office:value="0.0403083563320952" calcext:value-type="float">
            <text:p>0.04</text:p>
          </table:table-cell>
          <table:table-cell office:value-type="float" office:value="0.273938795656466" calcext:value-type="float">
            <text:p>0.27</text:p>
          </table:table-cell>
          <table:table-cell office:value-type="float" office:value="0.147143657529414" calcext:value-type="float">
            <text:p>0.15</text:p>
          </table:table-cell>
          <table:table-cell office:value-type="float" office:value="1.05215465860212" calcext:value-type="float">
            <text:p>1.05</text:p>
          </table:table-cell>
          <table:table-cell office:value-type="float" office:value="3885" calcext:value-type="float">
            <text:p>3885</text:p>
          </table:table-cell>
          <table:table-cell office:value-type="float" office:value="0.308326975784804" calcext:value-type="float">
            <text:p>0.31</text:p>
          </table:table-cell>
          <table:table-cell office:value-type="float" office:value="0.214378340204897" calcext:value-type="float">
            <text:p>0.21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Finde,retweet_verified=Sin verificar} =&gt; {difusion=alta}</text:p>
          </table:table-cell>
          <table:table-cell office:value-type="float" office:value="0.0540453611670229" calcext:value-type="float">
            <text:p>0.05</text:p>
          </table:table-cell>
          <table:table-cell office:value-type="float" office:value="0.273840815897382" calcext:value-type="float">
            <text:p>0.27</text:p>
          </table:table-cell>
          <table:table-cell office:value-type="float" office:value="0.197360502998485" calcext:value-type="float">
            <text:p>0.20</text:p>
          </table:table-cell>
          <table:table-cell office:value-type="float" office:value="1.05177833417636" calcext:value-type="float">
            <text:p>1.05</text:p>
          </table:table-cell>
          <table:table-cell office:value-type="float" office:value="5209" calcext:value-type="float">
            <text:p>5209</text:p>
          </table:table-cell>
          <table:table-cell office:value-type="float" office:value="0.156064461407973" calcext:value-type="float">
            <text:p>0.16</text:p>
          </table:table-cell>
          <table:table-cell office:value-type="float" office:value="0.240710158486668" calcext:value-type="float">
            <text:p>0.24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{retweet_source=TweetDeck,RT_popular=muy muchos} =&gt; {difusion=alta}</text:p>
          </table:table-cell>
          <table:table-cell table:style-name="ce6" office:value-type="float" office:value="0.0152414351227408" calcext:value-type="float">
            <text:p>0.02</text:p>
          </table:table-cell>
          <table:table-cell table:style-name="ce6" office:value-type="float" office:value="0.272289156626506" calcext:value-type="float">
            <text:p>0.27</text:p>
          </table:table-cell>
          <table:table-cell table:style-name="ce6" office:value-type="float" office:value="0.0559751820879417" calcext:value-type="float">
            <text:p>0.06</text:p>
          </table:table-cell>
          <table:table-cell table:style-name="ce6" office:value-type="float" office:value="1.04581866159145" calcext:value-type="float">
            <text:p>1.05</text:p>
          </table:table-cell>
          <table:table-cell table:style-name="ce34" office:value-type="float" office:value="1469" calcext:value-type="float">
            <text:p>1469</text:p>
          </table:table-cell>
          <table:table-cell table:style-name="ce6" office:value-type="float" office:value="0.678807718814611" calcext:value-type="float">
            <text:p>0.68</text:p>
          </table:table-cell>
          <table:table-cell table:style-name="ce6" office:value-type="float" office:value="0.165414523320028" calcext:value-type="float">
            <text:p>0.17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n_char=largo,RT_popular=amigos medios} =&gt; {difusion=alta}</text:p>
          </table:table-cell>
          <table:table-cell office:value-type="float" office:value="0.0129277250938972" calcext:value-type="float">
            <text:p>0.01</text:p>
          </table:table-cell>
          <table:table-cell office:value-type="float" office:value="0.271459694989107" calcext:value-type="float">
            <text:p>0.27</text:p>
          </table:table-cell>
          <table:table-cell office:value-type="float" office:value="0.0476230001452553" calcext:value-type="float">
            <text:p>0.05</text:p>
          </table:table-cell>
          <table:table-cell office:value-type="float" office:value="1.04263283344385" calcext:value-type="float">
            <text:p>1.04</text:p>
          </table:table-cell>
          <table:table-cell office:value-type="float" office:value="1246" calcext:value-type="float">
            <text:p>1246</text:p>
          </table:table-cell>
          <table:table-cell office:value-type="float" office:value="0.721007103171812" calcext:value-type="float">
            <text:p>0.72</text:p>
          </table:table-cell>
          <table:table-cell office:value-type="float" office:value="0.160556499283826" calcext:value-type="float">
            <text:p>0.16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retweet_es_finde=Laborable,retweet_source=Twitter for iPhone} =&gt; {difusion=alta}</text:p>
          </table:table-cell>
          <table:table-cell office:value-type="float" office:value="0.0129692266190783" calcext:value-type="float">
            <text:p>0.01</text:p>
          </table:table-cell>
          <table:table-cell office:value-type="float" office:value="0.270914607715648" calcext:value-type="float">
            <text:p>0.27</text:p>
          </table:table-cell>
          <table:table-cell office:value-type="float" office:value="0.0478720092963416" calcext:value-type="float">
            <text:p>0.05</text:p>
          </table:table-cell>
          <table:table-cell office:value-type="float" office:value="1.04053924128675" calcext:value-type="float">
            <text:p>1.04</text:p>
          </table:table-cell>
          <table:table-cell office:value-type="float" office:value="1250" calcext:value-type="float">
            <text:p>1250</text:p>
          </table:table-cell>
          <table:table-cell office:value-type="float" office:value="0.719657038442617" calcext:value-type="float">
            <text:p>0.72</text:p>
          </table:table-cell>
          <table:table-cell office:value-type="float" office:value="0.160363655973868" calcext:value-type="float">
            <text:p>0.16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n_char=largo,retweet_es_finde=Laborable} =&gt; {difusion=alta}</text:p>
          </table:table-cell>
          <table:table-cell office:value-type="float" office:value="0.0418854142889751" calcext:value-type="float">
            <text:p>0.04</text:p>
          </table:table-cell>
          <table:table-cell office:value-type="float" office:value="0.270340855822675" calcext:value-type="float">
            <text:p>0.27</text:p>
          </table:table-cell>
          <table:table-cell office:value-type="float" office:value="0.154935568882156" calcext:value-type="float">
            <text:p>0.15</text:p>
          </table:table-cell>
          <table:table-cell office:value-type="float" office:value="1.03833555295692" calcext:value-type="float">
            <text:p>1.04</text:p>
          </table:table-cell>
          <table:table-cell office:value-type="float" office:value="4037" calcext:value-type="float">
            <text:p>4037</text:p>
          </table:table-cell>
          <table:table-cell office:value-type="float" office:value="0.282328424562378" calcext:value-type="float">
            <text:p>0.28</text:p>
          </table:table-cell>
          <table:table-cell office:value-type="float" office:value="0.215607982705312" calcext:value-type="float">
            <text:p>0.22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n_char=largo,retweet_es_finde=Laborable} =&gt; {difusion=alta}</text:p>
          </table:table-cell>
          <table:table-cell office:value-type="float" office:value="0.0206885103027536" calcext:value-type="float">
            <text:p>0.02</text:p>
          </table:table-cell>
          <table:table-cell office:value-type="float" office:value="0.269168466522678" calcext:value-type="float">
            <text:p>0.27</text:p>
          </table:table-cell>
          <table:table-cell office:value-type="float" office:value="0.0768608246353053" calcext:value-type="float">
            <text:p>0.08</text:p>
          </table:table-cell>
          <table:table-cell office:value-type="float" office:value="1.03383259505813" calcext:value-type="float">
            <text:p>1.03</text:p>
          </table:table-cell>
          <table:table-cell office:value-type="float" office:value="1994" calcext:value-type="float">
            <text:p>1994</text:p>
          </table:table-cell>
          <table:table-cell office:value-type="float" office:value="0.579716795594598" calcext:value-type="float">
            <text:p>0.58</text:p>
          </table:table-cell>
          <table:table-cell office:value-type="float" office:value="0.174314846156852" calcext:value-type="float">
            <text:p>0.17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{retweet_source=TweetDeck,retweet_verified=Verificados} =&gt; {difusion=alta}</text:p>
          </table:table-cell>
          <table:table-cell table:style-name="ce6" office:value-type="float" office:value="0.0139030109356519" calcext:value-type="float">
            <text:p>0.01</text:p>
          </table:table-cell>
          <table:table-cell table:style-name="ce6" office:value-type="float" office:value="0.268806419257773" calcext:value-type="float">
            <text:p>0.27</text:p>
          </table:table-cell>
          <table:table-cell table:style-name="ce6" office:value-type="float" office:value="0.0517212757568841" calcext:value-type="float">
            <text:p>0.05</text:p>
          </table:table-cell>
          <table:table-cell table:style-name="ce6" office:value-type="float" office:value="1.0324420300033" calcext:value-type="float">
            <text:p>1.03</text:p>
          </table:table-cell>
          <table:table-cell table:style-name="ce34" office:value-type="float" office:value="1340" calcext:value-type="float">
            <text:p>1340</text:p>
          </table:table-cell>
          <table:table-cell table:style-name="ce6" office:value-type="float" office:value="0.699711193848081" calcext:value-type="float">
            <text:p>0.70</text:p>
          </table:table-cell>
          <table:table-cell table:style-name="ce6" office:value-type="float" office:value="0.161102819097285" calcext:value-type="float">
            <text:p>0.16</text:p>
          </table:table-cell>
          <table:table-cell table:number-columns-repeated="56"/>
        </table:table-row>
        <table:table-row table:style-name="ro1">
          <table:table-cell table:style-name="ce16" office:value-type="string" calcext:value-type="string">
            <text:p>{fecha_inicio_T_momento=Noche,n_char=medio} =&gt; {difusion=alta}</text:p>
          </table:table-cell>
          <table:table-cell office:value-type="float" office:value="0.030700753252682" calcext:value-type="float">
            <text:p>0.03</text:p>
          </table:table-cell>
          <table:table-cell office:value-type="float" office:value="0.268414368650218" calcext:value-type="float">
            <text:p>0.27</text:p>
          </table:table-cell>
          <table:table-cell office:value-type="float" office:value="0.114378203398975" calcext:value-type="float">
            <text:p>0.11</text:p>
          </table:table-cell>
          <table:table-cell office:value-type="float" office:value="1.03093622695646" calcext:value-type="float">
            <text:p>1.03</text:p>
          </table:table-cell>
          <table:table-cell office:value-type="float" office:value="2959" calcext:value-type="float">
            <text:p>2959</text:p>
          </table:table-cell>
          <table:table-cell office:value-type="float" office:value="0.424319189360355" calcext:value-type="float">
            <text:p>0.42</text:p>
          </table:table-cell>
          <table:table-cell office:value-type="float" office:value="0.193165501054207" calcext:value-type="float">
            <text:p>0.19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{fecha_inicio_T_momento=Noche} =&gt; {difusion=alta}</text:p>
          </table:table-cell>
          <table:table-cell table:style-name="ce6" office:value-type="float" office:value="0.122543628478347" calcext:value-type="float">
            <text:p>0.12</text:p>
          </table:table-cell>
          <table:table-cell table:style-name="ce6" office:value-type="float" office:value="0.268328145943613" calcext:value-type="float">
            <text:p>0.27</text:p>
          </table:table-cell>
          <table:table-cell table:style-name="ce6" office:value-type="float" office:value="0.456693158473574" calcext:value-type="float">
            <text:p>0.46</text:p>
          </table:table-cell>
          <table:table-cell table:style-name="ce6" office:value-type="float" office:value="1.03060505946988" calcext:value-type="float">
            <text:p>1.03</text:p>
          </table:table-cell>
          <table:table-cell table:style-name="ce34" office:value-type="float" office:value="11811" calcext:value-type="float">
            <text:p>11811</text:p>
          </table:table-cell>
          <table:table-cell table:style-name="ce6" office:value-type="float" office:value="0.330244328097731" calcext:value-type="float">
            <text:p>0.33</text:p>
          </table:table-cell>
          <table:table-cell table:style-name="ce6" office:value-type="float" office:value="0.36949921284588" calcext:value-type="float">
            <text:p>0.37</text:p>
          </table:table-cell>
          <table:table-cell table:number-columns-repeated="56"/>
        </table:table-row>
        <table:table-row table:style-name="ro2">
          <table:table-cell table:style-name="ce16" office:value-type="string" calcext:value-type="string">
            <text:p>{fecha_inicio_T_momento=Noche,n_char=largo,retweet_verified=Sin verificar,RT_popular=amigos medios} =&gt; {difusion=alta}</text:p>
          </table:table-cell>
          <table:table-cell office:value-type="float" office:value="0.0120354423025046" calcext:value-type="float">
            <text:p>0.01</text:p>
          </table:table-cell>
          <table:table-cell office:value-type="float" office:value="0.26685070163331" calcext:value-type="float">
            <text:p>0.27</text:p>
          </table:table-cell>
          <table:table-cell office:value-type="float" office:value="0.0451017824905065" calcext:value-type="float">
            <text:p>0.05</text:p>
          </table:table-cell>
          <table:table-cell office:value-type="float" office:value="1.02493043455893" calcext:value-type="float">
            <text:p>1.02</text:p>
          </table:table-cell>
          <table:table-cell office:value-type="float" office:value="1160" calcext:value-type="float">
            <text:p>1160</text:p>
          </table:table-cell>
          <table:table-cell office:value-type="float" office:value="0.73360206499063" calcext:value-type="float">
            <text:p>0.73</text:p>
          </table:table-cell>
          <table:table-cell office:value-type="float" office:value="0.156538445580344" calcext:value-type="float">
            <text:p>0.16</text:p>
          </table:table-cell>
          <table:table-cell table:number-columns-repeated="56"/>
        </table:table-row>
        <table:table-row table:style-name="ro1" table:number-rows-repeated="10483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9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row table:style-name="ro1">
          <table:table-cell table:style-name="ce16" office:value-type="string" calcext:value-type="string">
            <text:p>rules</text:p>
          </table:table-cell>
          <table:table-cell table:style-name="ce21" office:value-type="string" calcext:value-type="string">
            <text:p>support</text:p>
          </table:table-cell>
          <table:table-cell table:style-name="ce21" office:value-type="string" calcext:value-type="string">
            <text:p>confidence</text:p>
          </table:table-cell>
          <table:table-cell table:style-name="ce21" office:value-type="string" calcext:value-type="string">
            <text:p>coverage</text:p>
          </table:table-cell>
          <table:table-cell table:style-name="ce21" office:value-type="string" calcext:value-type="string">
            <text:p>lift</text:p>
          </table:table-cell>
          <table:table-cell table:style-name="ce21" office:value-type="string" calcext:value-type="string">
            <text:p>count</text:p>
          </table:table-cell>
          <table:table-cell table:style-name="ce21" office:value-type="string" calcext:value-type="string">
            <text:p>imbalance</text:p>
          </table:table-cell>
          <table:table-cell table:style-name="ce21" office:value-type="string" calcext:value-type="string">
            <text:p>kulczynski</text:p>
          </table:table-cell>
        </table:table-row>
        <table:table-row table:style-name="ro2">
          <table:table-cell table:style-name="ce2" office:value-type="string" calcext:value-type="string">
            <text:p>{retweet_es_finde=Finde,retweet_source=Twitter for iPhone,RT_popular=muy muchos} =&gt; {difusion=alta}</text:p>
          </table:table-cell>
          <table:table-cell table:style-name="ce6" office:value-type="float" office:value="0.0183955510365006" calcext:value-type="float">
            <text:p>0.02</text:p>
          </table:table-cell>
          <table:table-cell table:style-name="ce6" office:value-type="float" office:value="0.708916433426629" calcext:value-type="float">
            <text:p>0.71</text:p>
          </table:table-cell>
          <table:table-cell table:style-name="ce6" office:value-type="float" office:value="0.0259488286194518" calcext:value-type="float">
            <text:p>0.03</text:p>
          </table:table-cell>
          <table:table-cell table:style-name="ce6" office:value-type="float" office:value="2.72283349352536" calcext:value-type="float">
            <text:p>2.72</text:p>
          </table:table-cell>
          <table:table-cell table:style-name="ce6" office:value-type="float" office:value="1773" calcext:value-type="float">
            <text:p>1,773.00</text:p>
          </table:table-cell>
          <table:table-cell table:style-name="ce6" office:value-type="float" office:value="0.874951591666021" calcext:value-type="float">
            <text:p>0.87</text:p>
          </table:table-cell>
          <table:table-cell table:style-name="ce6" office:value-type="float" office:value="0.389785386554711" calcext:value-type="float">
            <text:p>0.39</text:p>
          </table:table-cell>
        </table:table-row>
        <table:table-row table:style-name="ro2">
          <table:table-cell table:style-name="ce2" office:value-type="string" calcext:value-type="string">
            <text:p>{retweet_source=Twitter for iPhone,retweet_verified=Verificados,RT_popular=muy muchos} =&gt; {difusion=alta}</text:p>
          </table:table-cell>
          <table:table-cell table:style-name="ce6" office:value-type="float" office:value="0.0128239712809446" calcext:value-type="float">
            <text:p>0.01</text:p>
          </table:table-cell>
          <table:table-cell table:style-name="ce6" office:value-type="float" office:value="0.705479452054795" calcext:value-type="float">
            <text:p>0.71</text:p>
          </table:table-cell>
          <table:table-cell table:style-name="ce6" office:value-type="float" office:value="0.0181776680293001" calcext:value-type="float">
            <text:p>0.02</text:p>
          </table:table-cell>
          <table:table-cell table:style-name="ce6" office:value-type="float" office:value="2.70963260332929" calcext:value-type="float">
            <text:p>2.71</text:p>
          </table:table-cell>
          <table:table-cell table:style-name="ce6" office:value-type="float" office:value="1236" calcext:value-type="float">
            <text:p>1,236.00</text:p>
          </table:table-cell>
          <table:table-cell table:style-name="ce6" office:value-type="float" office:value="0.911440843420539" calcext:value-type="float">
            <text:p>0.91</text:p>
          </table:table-cell>
          <table:table-cell table:style-name="ce6" office:value-type="float" office:value="0.377367126999741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{retweet_source=Twitter for iPhone,retweet_verified=Verificados} =&gt; {difusion=alta}</text:p>
          </table:table-cell>
          <table:table-cell table:style-name="ce6" office:value-type="float" office:value="0.0204913780581436" calcext:value-type="float">
            <text:p>0.02</text:p>
          </table:table-cell>
          <table:table-cell table:style-name="ce6" office:value-type="float" office:value="0.599757060431218" calcext:value-type="float">
            <text:p>0.60</text:p>
          </table:table-cell>
          <table:table-cell table:style-name="ce6" office:value-type="float" office:value="0.0341661306052998" calcext:value-type="float">
            <text:p>0.03</text:p>
          </table:table-cell>
          <table:table-cell table:style-name="ce6" office:value-type="float" office:value="2.3035699768264" calcext:value-type="float">
            <text:p>2.30</text:p>
          </table:table-cell>
          <table:table-cell table:style-name="ce6" office:value-type="float" office:value="1975" calcext:value-type="float">
            <text:p>1,975.00</text:p>
          </table:table-cell>
          <table:table-cell table:style-name="ce6" office:value-type="float" office:value="0.825420263516583" calcext:value-type="float">
            <text:p>0.83</text:p>
          </table:table-cell>
          <table:table-cell table:style-name="ce6" office:value-type="float" office:value="0.339230566558958" calcext:value-type="float">
            <text:p>0.34</text:p>
          </table:table-cell>
        </table:table-row>
        <table:table-row table:style-name="ro2">
          <table:table-cell table:style-name="ce2" office:value-type="string" calcext:value-type="string">
            <text:p>{retweet_es_finde=Finde,retweet_source=Twitter for Android,RT_popular=muy muchos} =&gt; {difusion=alta}</text:p>
          </table:table-cell>
          <table:table-cell table:style-name="ce6" office:value-type="float" office:value="0.013550247971613" calcext:value-type="float">
            <text:p>0.01</text:p>
          </table:table-cell>
          <table:table-cell table:style-name="ce6" office:value-type="float" office:value="0.59743824336688" calcext:value-type="float">
            <text:p>0.60</text:p>
          </table:table-cell>
          <table:table-cell table:style-name="ce6" office:value-type="float" office:value="0.022680583511444" calcext:value-type="float">
            <text:p>0.02</text:p>
          </table:table-cell>
          <table:table-cell table:style-name="ce6" office:value-type="float" office:value="2.29466377509312" calcext:value-type="float">
            <text:p>2.29</text:p>
          </table:table-cell>
          <table:table-cell table:style-name="ce6" office:value-type="float" office:value="1306" calcext:value-type="float">
            <text:p>1,306.00</text:p>
          </table:table-cell>
          <table:table-cell table:style-name="ce6" office:value-type="float" office:value="0.881958881958882" calcext:value-type="float">
            <text:p>0.88</text:p>
          </table:table-cell>
          <table:table-cell table:style-name="ce6" office:value-type="float" office:value="0.324741278374282" calcext:value-type="float">
            <text:p>0.32</text:p>
          </table:table-cell>
        </table:table-row>
        <table:table-row table:style-name="ro1">
          <table:table-cell table:style-name="ce2" office:value-type="string" calcext:value-type="string">
            <text:p>{n_char=largo,retweet_es_finde=Finde,retweet_verified=Verificados} =&gt; {difusion=alta}</text:p>
          </table:table-cell>
          <table:table-cell table:style-name="ce6" office:value-type="float" office:value="0.0275155111950364" calcext:value-type="float">
            <text:p>0.03</text:p>
          </table:table-cell>
          <table:table-cell table:style-name="ce6" office:value-type="float" office:value="0.450178237990154" calcext:value-type="float">
            <text:p>0.45</text:p>
          </table:table-cell>
          <table:table-cell table:style-name="ce6" office:value-type="float" office:value="0.061121371210392" calcext:value-type="float">
            <text:p>0.06</text:p>
          </table:table-cell>
          <table:table-cell table:style-name="ce6" office:value-type="float" office:value="1.72906188467232" calcext:value-type="float">
            <text:p>1.73</text:p>
          </table:table-cell>
          <table:table-cell table:style-name="ce6" office:value-type="float" office:value="2652" calcext:value-type="float">
            <text:p>2,652.00</text:p>
          </table:table-cell>
          <table:table-cell table:style-name="ce6" office:value-type="float" office:value="0.677760914834292" calcext:value-type="float">
            <text:p>0.68</text:p>
          </table:table-cell>
          <table:table-cell table:style-name="ce6" office:value-type="float" office:value="0.277930435644476" calcext:value-type="float">
            <text:p>0.28</text:p>
          </table:table-cell>
        </table:table-row>
        <table:table-row table:style-name="ro1">
          <table:table-cell table:style-name="ce2" office:value-type="string" calcext:value-type="string">
            <text:p>{retweet_source=TweetDeck,retweet_verified=Verificados} =&gt; {difusion=alta}</text:p>
          </table:table-cell>
          <table:table-cell table:style-name="ce6" office:value-type="float" office:value="0.0139030109356519" calcext:value-type="float">
            <text:p>0.01</text:p>
          </table:table-cell>
          <table:table-cell table:style-name="ce6" office:value-type="float" office:value="0.268806419257773" calcext:value-type="float">
            <text:p>0.27</text:p>
          </table:table-cell>
          <table:table-cell table:style-name="ce6" office:value-type="float" office:value="0.0517212757568841" calcext:value-type="float">
            <text:p>0.05</text:p>
          </table:table-cell>
          <table:table-cell table:style-name="ce6" office:value-type="float" office:value="1.0324420300033" calcext:value-type="float">
            <text:p>1.03</text:p>
          </table:table-cell>
          <table:table-cell table:style-name="ce6" office:value-type="float" office:value="1340" calcext:value-type="float">
            <text:p>1,340.00</text:p>
          </table:table-cell>
          <table:table-cell table:style-name="ce6" office:value-type="float" office:value="0.699711193848081" calcext:value-type="float">
            <text:p>0.70</text:p>
          </table:table-cell>
          <table:table-cell table:style-name="ce6" office:value-type="float" office:value="0.161102819097285" calcext:value-type="float">
            <text:p>0.16</text:p>
          </table:table-cell>
        </table:table-row>
        <table:table-row table:style-name="ro1">
          <table:table-cell table:style-name="ce2" office:value-type="string" calcext:value-type="string">
            <text:p>{fecha_inicio_T_momento=Noche} =&gt; {difusion=alta}</text:p>
          </table:table-cell>
          <table:table-cell table:style-name="ce6" office:value-type="float" office:value="0.122543628478347" calcext:value-type="float">
            <text:p>0.12</text:p>
          </table:table-cell>
          <table:table-cell table:style-name="ce6" office:value-type="float" office:value="0.268328145943613" calcext:value-type="float">
            <text:p>0.27</text:p>
          </table:table-cell>
          <table:table-cell table:style-name="ce6" office:value-type="float" office:value="0.456693158473574" calcext:value-type="float">
            <text:p>0.46</text:p>
          </table:table-cell>
          <table:table-cell table:style-name="ce6" office:value-type="float" office:value="1.03060505946988" calcext:value-type="float">
            <text:p>1.03</text:p>
          </table:table-cell>
          <table:table-cell table:style-name="ce6" office:value-type="float" office:value="11811" calcext:value-type="float">
            <text:p>11,811.00</text:p>
          </table:table-cell>
          <table:table-cell table:style-name="ce6" office:value-type="float" office:value="0.330244328097731" calcext:value-type="float">
            <text:p>0.33</text:p>
          </table:table-cell>
          <table:table-cell table:style-name="ce6" office:value-type="float" office:value="0.36949921284588" calcext:value-type="float">
            <text:p>0.37</text:p>
          </table:table-cell>
        </table:table-row>
        <table:table-row table:style-name="ro1">
          <table:table-cell table:style-name="ce2" office:value-type="string" calcext:value-type="string">
            <text:p>{n_char=largo,retweet_es_finde=Finde} =&gt; {difusion=alta}</text:p>
          </table:table-cell>
          <table:table-cell table:style-name="ce6" office:value-type="float" office:value="0.0877861011392169" calcext:value-type="float">
            <text:p>0.09</text:p>
          </table:table-cell>
          <table:table-cell table:style-name="ce6" office:value-type="float" office:value="0.314699099903295" calcext:value-type="float">
            <text:p>0.31</text:p>
          </table:table-cell>
          <table:table-cell table:style-name="ce6" office:value-type="float" office:value="0.27895250150443" calcext:value-type="float">
            <text:p>0.28</text:p>
          </table:table-cell>
          <table:table-cell table:style-name="ce6" office:value-type="float" office:value="1.20870840228259" calcext:value-type="float">
            <text:p>1.21</text:p>
          </table:table-cell>
          <table:table-cell table:style-name="ce6" office:value-type="float" office:value="8461" calcext:value-type="float">
            <text:p>8,461.00</text:p>
          </table:table-cell>
          <table:table-cell table:style-name="ce6" office:value-type="float" office:value="0.0411774167604953" calcext:value-type="float">
            <text:p>0.04</text:p>
          </table:table-cell>
          <table:table-cell table:style-name="ce6" office:value-type="float" office:value="0.325935666154724" calcext:value-type="float">
            <text:p>0.33</text:p>
          </table:table-cell>
        </table:table-row>
        <table:table-row table:style-name="ro1">
          <table:table-cell table:style-name="ce2" office:value-type="string" calcext:value-type="string">
            <text:p>{retweet_verified=Verificados} =&gt; {difusion=alta}</text:p>
          </table:table-cell>
          <table:table-cell table:style-name="ce6" office:value-type="float" office:value="0.082339025959204" calcext:value-type="float">
            <text:p>0.08</text:p>
          </table:table-cell>
          <table:table-cell table:style-name="ce6" office:value-type="float" office:value="0.367067530064755" calcext:value-type="float">
            <text:p>0.37</text:p>
          </table:table-cell>
          <table:table-cell table:style-name="ce6" office:value-type="float" office:value="0.224315743603577" calcext:value-type="float">
            <text:p>0.22</text:p>
          </table:table-cell>
          <table:table-cell table:style-name="ce6" office:value-type="float" office:value="1.40984708227868" calcext:value-type="float">
            <text:p>1.41</text:p>
          </table:table-cell>
          <table:table-cell table:style-name="ce6" office:value-type="float" office:value="7936" calcext:value-type="float">
            <text:p>7,936.00</text:p>
          </table:table-cell>
          <table:table-cell table:style-name="ce6" office:value-type="float" office:value="0.0895868791582856" calcext:value-type="float">
            <text:p>0.09</text:p>
          </table:table-cell>
          <table:table-cell table:style-name="ce6" office:value-type="float" office:value="0.341659213346716" calcext:value-type="float">
            <text:p>0.34</text:p>
          </table:table-cell>
        </table:table-row>
        <table:table-row table:style-name="ro1">
          <table:table-cell table:style-name="ce2" office:value-type="string" calcext:value-type="string">
            <text:p>{fecha_inicio_T_momento=Noche,retweet_es_finde=Finde} =&gt; {difusion=alta}</text:p>
          </table:table-cell>
          <table:table-cell table:style-name="ce6" office:value-type="float" office:value="0.0774314706065448" calcext:value-type="float">
            <text:p>0.08</text:p>
          </table:table-cell>
          <table:table-cell table:style-name="ce6" office:value-type="float" office:value="0.305585128163132" calcext:value-type="float">
            <text:p>0.31</text:p>
          </table:table-cell>
          <table:table-cell table:style-name="ce6" office:value-type="float" office:value="0.253387561992903" calcext:value-type="float">
            <text:p>0.25</text:p>
          </table:table-cell>
          <table:table-cell table:style-name="ce6" office:value-type="float" office:value="1.17370310921411" calcext:value-type="float">
            <text:p>1.17</text:p>
          </table:table-cell>
          <table:table-cell table:style-name="ce6" office:value-type="float" office:value="7463" calcext:value-type="float">
            <text:p>7,463.00</text:p>
          </table:table-cell>
          <table:table-cell table:style-name="ce6" office:value-type="float" office:value="0.0159798349701566" calcext:value-type="float">
            <text:p>0.02</text:p>
          </table:table-cell>
          <table:table-cell table:style-name="ce6" office:value-type="float" office:value="0.301493448755193" calcext:value-type="float">
            <text:p>0.30</text:p>
          </table:table-cell>
        </table:table-row>
        <table:table-row table:style-name="ro1">
          <table:table-cell table:style-name="ce2" office:value-type="string" calcext:value-type="string">
            <text:p>{retweet_source=Twitter for iPhone} =&gt; {difusion=alta}</text:p>
          </table:table-cell>
          <table:table-cell table:style-name="ce6" office:value-type="float" office:value="0.0742669793114897" calcext:value-type="float">
            <text:p>0.07</text:p>
          </table:table-cell>
          <table:table-cell table:style-name="ce6" office:value-type="float" office:value="0.335819845179451" calcext:value-type="float">
            <text:p>0.34</text:p>
          </table:table-cell>
          <table:table-cell table:style-name="ce6" office:value-type="float" office:value="0.221151252308522" calcext:value-type="float">
            <text:p>0.22</text:p>
          </table:table-cell>
          <table:table-cell table:style-name="ce6" office:value-type="float" office:value="1.28982977277779" calcext:value-type="float">
            <text:p>1.29</text:p>
          </table:table-cell>
          <table:table-cell table:style-name="ce6" office:value-type="float" office:value="7158" calcext:value-type="float">
            <text:p>7,158.00</text:p>
          </table:table-cell>
          <table:table-cell table:style-name="ce6" office:value-type="float" office:value="0.0962778018394436" calcext:value-type="float">
            <text:p>0.10</text:p>
          </table:table-cell>
          <table:table-cell table:style-name="ce6" office:value-type="float" office:value="0.310533657347038" calcext:value-type="float">
            <text:p>0.31</text:p>
          </table:table-cell>
        </table:table-row>
        <table:table-row table:style-name="ro1">
          <table:table-cell table:style-name="ce16" office:value-type="string" calcext:value-type="string">
            <text:p>{retweet_verified=Verificados,RT_popular=muy muchos} =&gt; {difusion=alta}</text:p>
          </table:table-cell>
          <table:table-cell table:style-name="ce21" office:value-type="float" office:value="0.0620344047643751" calcext:value-type="float">
            <text:p>0.06</text:p>
          </table:table-cell>
          <table:table-cell table:style-name="ce21" office:value-type="float" office:value="0.383638113570741" calcext:value-type="float">
            <text:p>0.38</text:p>
          </table:table-cell>
          <table:table-cell table:style-name="ce21" office:value-type="float" office:value="0.161700317486668" calcext:value-type="float">
            <text:p>0.16</text:p>
          </table:table-cell>
          <table:table-cell table:style-name="ce21" office:value-type="float" office:value="1.47349201650495" calcext:value-type="float">
            <text:p>1.47</text:p>
          </table:table-cell>
          <table:table-cell table:style-name="ce21" office:value-type="float" office:value="5979" calcext:value-type="float">
            <text:p>5,979.00</text:p>
          </table:table-cell>
          <table:table-cell table:style-name="ce21" office:value-type="float" office:value="0.274034582132565" calcext:value-type="float">
            <text:p>0.27</text:p>
          </table:table-cell>
          <table:table-cell table:style-name="ce21" office:value-type="float" office:value="0.310951120226831" calcext:value-type="float">
            <text:p>0.31</text:p>
          </table:table-cell>
        </table:table-row>
        <table:table-row table:style-name="ro2">
          <table:table-cell table:style-name="ce16" office:value-type="string" calcext:value-type="string">
            <text:p>{fecha_inicio_T_momento=Tarde,n_char=largo,retweet_es_finde=Finde,retweet_source=Twitter for Android} =&gt; {difusion=alta}</text:p>
          </table:table-cell>
          <table:table-cell table:style-name="ce21" office:value-type="float" office:value="0.0114025440434936" calcext:value-type="float">
            <text:p>0.01</text:p>
          </table:table-cell>
          <table:table-cell table:style-name="ce21" office:value-type="float" office:value="0.277595352361708" calcext:value-type="float">
            <text:p>0.28</text:p>
          </table:table-cell>
          <table:table-cell table:style-name="ce21" office:value-type="float" office:value="0.0410761345479446" calcext:value-type="float">
            <text:p>0.04</text:p>
          </table:table-cell>
          <table:table-cell table:style-name="ce21" office:value-type="float" office:value="1.06619890218084" calcext:value-type="float">
            <text:p>1.07</text:p>
          </table:table-cell>
          <table:table-cell table:style-name="ce21" office:value-type="float" office:value="1099" calcext:value-type="float">
            <text:p>1,099.00</text:p>
          </table:table-cell>
          <table:table-cell table:style-name="ce21" office:value-type="float" office:value="0.756063532946984" calcext:value-type="float">
            <text:p>0.76</text:p>
          </table:table-cell>
          <table:table-cell table:style-name="ce21" office:value-type="float" office:value="0.160695340961279" calcext:value-type="float">
            <text:p>0.16</text:p>
          </table:table-cell>
        </table:table-row>
        <table:table-row table:style-name="ro1">
          <table:table-cell table:style-name="ce16" office:value-type="string" calcext:value-type="string">
            <text:p>{retweet_source=TweetDeck,RT_popular=muy muchos} =&gt; {difusion=alta}</text:p>
          </table:table-cell>
          <table:table-cell table:style-name="ce21" office:value-type="float" office:value="0.0152414351227408" calcext:value-type="float">
            <text:p>0.02</text:p>
          </table:table-cell>
          <table:table-cell table:style-name="ce21" office:value-type="float" office:value="0.272289156626506" calcext:value-type="float">
            <text:p>0.27</text:p>
          </table:table-cell>
          <table:table-cell table:style-name="ce21" office:value-type="float" office:value="0.0559751820879417" calcext:value-type="float">
            <text:p>0.06</text:p>
          </table:table-cell>
          <table:table-cell table:style-name="ce21" office:value-type="float" office:value="1.04581866159145" calcext:value-type="float">
            <text:p>1.05</text:p>
          </table:table-cell>
          <table:table-cell table:style-name="ce21" office:value-type="float" office:value="1469" calcext:value-type="float">
            <text:p>1,469.00</text:p>
          </table:table-cell>
          <table:table-cell table:style-name="ce21" office:value-type="float" office:value="0.678807718814611" calcext:value-type="float">
            <text:p>0.68</text:p>
          </table:table-cell>
          <table:table-cell table:style-name="ce21" office:value-type="float" office:value="0.165414523320028" calcext:value-type="float">
            <text:p>0.17</text:p>
          </table:table-cell>
        </table:table-row>
        <table:table-row table:style-name="ro2">
          <table:table-cell table:style-name="ce16" office:value-type="string" calcext:value-type="string">
            <text:p>{retweet_source=TweetDeck,retweet_verified=Verificados,RT_popular=muy muchos} =&gt; {difusion=alta}</text:p>
          </table:table-cell>
          <table:table-cell table:style-name="ce21" office:value-type="float" office:value="0.0126060882737441" calcext:value-type="float">
            <text:p>0.01</text:p>
          </table:table-cell>
          <table:table-cell table:style-name="ce21" office:value-type="float" office:value="0.28777830412127" calcext:value-type="float">
            <text:p>0.29</text:p>
          </table:table-cell>
          <table:table-cell table:style-name="ce21" office:value-type="float" office:value="0.0438048598285987" calcext:value-type="float">
            <text:p>0.04</text:p>
          </table:table-cell>
          <table:table-cell table:style-name="ce21" office:value-type="float" office:value="1.10530997480737" calcext:value-type="float">
            <text:p>1.11</text:p>
          </table:table-cell>
          <table:table-cell table:style-name="ce21" office:value-type="float" office:value="1215" calcext:value-type="float">
            <text:p>1,215.00</text:p>
          </table:table-cell>
          <table:table-cell table:style-name="ce21" office:value-type="float" office:value="0.742749368349881" calcext:value-type="float">
            <text:p>0.74</text:p>
          </table:table-cell>
          <table:table-cell table:style-name="ce21" office:value-type="float" office:value="0.168098126317429" calcext:value-type="float">
            <text:p>0.17</text:p>
          </table:table-cell>
        </table:table-row>
        <table:table-row table:style-name="ro1">
          <table:table-cell table:style-name="ce16" office:value-type="string" calcext:value-type="string">
            <text:p>{n_char=corto,retweet_verified=Verificados} =&gt; {difusion=alta}</text:p>
          </table:table-cell>
          <table:table-cell table:style-name="ce21" office:value-type="float" office:value="0.018136166504119" calcext:value-type="float">
            <text:p>0.02</text:p>
          </table:table-cell>
          <table:table-cell table:style-name="ce21" office:value-type="float" office:value="0.292258819595385" calcext:value-type="float">
            <text:p>0.29</text:p>
          </table:table-cell>
          <table:table-cell table:style-name="ce21" office:value-type="float" office:value="0.0620551555269656" calcext:value-type="float">
            <text:p>0.06</text:p>
          </table:table-cell>
          <table:table-cell table:style-name="ce21" office:value-type="float" office:value="1.1225189109047" calcext:value-type="float">
            <text:p>1.12</text:p>
          </table:table-cell>
          <table:table-cell table:style-name="ce21" office:value-type="float" office:value="1748" calcext:value-type="float">
            <text:p>1,748.00</text:p>
          </table:table-cell>
          <table:table-cell table:style-name="ce21" office:value-type="float" office:value="0.65172025778293" calcext:value-type="float">
            <text:p>0.65</text:p>
          </table:table-cell>
          <table:table-cell table:style-name="ce21" office:value-type="float" office:value="0.180958452596768" calcext:value-type="float">
            <text:p>0.18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4+kulc" table:style-name="ta1">
        <table:table-column table:style-name="co20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18" table:default-cell-style-name="ce21"/>
        <table:table-column table:style-name="co8" table:number-columns-repeated="56" table:default-cell-style-name="ce21"/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mbalance</text:p>
          </table:table-cell>
          <table:table-cell office:value-type="string" calcext:value-type="string">
            <text:p>kulczynski</text:p>
          </table:table-cell>
          <table:table-cell table:number-columns-repeated="56"/>
        </table:table-row>
        <table:table-row table:style-name="ro1">
          <table:table-cell table:style-name="ce6" office:value-type="string" calcext:value-type="string">
            <text:p>{1_resp=desde el pasado,retweet_source=Twitter for iPhone,RT_popular=muy muchos} =&gt; {difusion=alta}</text:p>
          </table:table-cell>
          <table:table-cell table:style-name="ce6" office:value-type="float" office:value="0.011101657985931" calcext:value-type="float">
            <text:p>0.01</text:p>
          </table:table-cell>
          <table:table-cell table:style-name="ce6" office:value-type="float" office:value="0.818042813455658" calcext:value-type="float">
            <text:p>0.82</text:p>
          </table:table-cell>
          <table:table-cell table:style-name="ce6" office:value-type="float" office:value="0.0135709987342035" calcext:value-type="float">
            <text:p>0.01</text:p>
          </table:table-cell>
          <table:table-cell table:style-name="ce6" office:value-type="float" office:value="3.14197028957054" calcext:value-type="float">
            <text:p>3.14</text:p>
          </table:table-cell>
          <table:table-cell table:style-name="ce6" office:value-type="float" office:value="1070" calcext:value-type="float">
            <text:p>1,070.00</text:p>
          </table:table-cell>
          <table:table-cell table:style-name="ce6" office:value-type="float" office:value="0.938970472130112" calcext:value-type="float">
            <text:p>0.94</text:p>
          </table:table-cell>
          <table:table-cell table:style-name="ce6" office:value-type="float" office:value="0.430341244139162" calcext:value-type="float">
            <text:p>0.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etweet_verified=Sin verificar,RT_popular=muy muchos} =&gt; {difusion=alta}</text:p>
          </table:table-cell>
          <table:table-cell office:value-type="float" office:value="0.0110601564607499" calcext:value-type="float">
            <text:p>0.01</text:p>
          </table:table-cell>
          <table:table-cell office:value-type="float" office:value="0.723693143245078" calcext:value-type="float">
            <text:p>0.72</text:p>
          </table:table-cell>
          <table:table-cell office:value-type="float" office:value="0.0152829366479218" calcext:value-type="float">
            <text:p>0.02</text:p>
          </table:table-cell>
          <table:table-cell office:value-type="float" office:value="2.77958844872269" calcext:value-type="float">
            <text:p>2.78</text:p>
          </table:table-cell>
          <table:table-cell office:value-type="float" office:value="1066" calcext:value-type="float">
            <text:p>1,066.00</text:p>
          </table:table-cell>
          <table:table-cell office:value-type="float" office:value="0.92627740088624" calcext:value-type="float">
            <text:p>0.93</text:p>
          </table:table-cell>
          <table:table-cell office:value-type="float" office:value="0.383086708707101" calcext:value-type="float">
            <text:p>0.3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source=Twitter for iPhone,RT_popular=muy muchos} =&gt; {difusion=alta}</text:p>
          </table:table-cell>
          <table:table-cell office:value-type="float" office:value="0.0100226183312237" calcext:value-type="float">
            <text:p>0.01</text:p>
          </table:table-cell>
          <table:table-cell office:value-type="float" office:value="0.665289256198347" calcext:value-type="float">
            <text:p>0.67</text:p>
          </table:table-cell>
          <table:table-cell office:value-type="float" office:value="0.0150650536407213" calcext:value-type="float">
            <text:p>0.02</text:p>
          </table:table-cell>
          <table:table-cell office:value-type="float" office:value="2.5552685538738" calcext:value-type="float">
            <text:p>2.56</text:p>
          </table:table-cell>
          <table:table-cell office:value-type="float" office:value="966" calcext:value-type="float">
            <text:p>966.00</text:p>
          </table:table-cell>
          <table:table-cell office:value-type="float" office:value="0.924237685691947" calcext:value-type="float">
            <text:p>0.92</text:p>
          </table:table-cell>
          <table:table-cell office:value-type="float" office:value="0.351892257014452" calcext:value-type="float">
            <text:p>0.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corto,RT_popular=muy muchos} =&gt; {difusion=alta}</text:p>
          </table:table-cell>
          <table:table-cell office:value-type="float" office:value="0.010510261252101" calcext:value-type="float">
            <text:p>0.01</text:p>
          </table:table-cell>
          <table:table-cell office:value-type="float" office:value="0.662958115183246" calcext:value-type="float">
            <text:p>0.66</text:p>
          </table:table-cell>
          <table:table-cell office:value-type="float" office:value="0.0158535826191613" calcext:value-type="float">
            <text:p>0.02</text:p>
          </table:table-cell>
          <table:table-cell office:value-type="float" office:value="2.5463150178366" calcext:value-type="float">
            <text:p>2.55</text:p>
          </table:table-cell>
          <table:table-cell office:value-type="float" office:value="1013" calcext:value-type="float">
            <text:p>1,013.00</text:p>
          </table:table-cell>
          <table:table-cell office:value-type="float" office:value="0.92022335897536" calcext:value-type="float">
            <text:p>0.92</text:p>
          </table:table-cell>
          <table:table-cell office:value-type="float" office:value="0.351663165346465" calcext:value-type="float">
            <text:p>0.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retweet_es_finde=Finde,RT_popular=muy muchos} =&gt; {difusion=alta}</text:p>
          </table:table-cell>
          <table:table-cell office:value-type="float" office:value="0.0110290303168641" calcext:value-type="float">
            <text:p>0.01</text:p>
          </table:table-cell>
          <table:table-cell office:value-type="float" office:value="0.667294413057125" calcext:value-type="float">
            <text:p>0.67</text:p>
          </table:table-cell>
          <table:table-cell office:value-type="float" office:value="0.0165279824033533" calcext:value-type="float">
            <text:p>0.02</text:p>
          </table:table-cell>
          <table:table-cell office:value-type="float" office:value="2.56297003743013" calcext:value-type="float">
            <text:p>2.56</text:p>
          </table:table-cell>
          <table:table-cell office:value-type="float" office:value="1063" calcext:value-type="float">
            <text:p>1,063.00</text:p>
          </table:table-cell>
          <table:table-cell office:value-type="float" office:value="0.917147986262879" calcext:value-type="float">
            <text:p>0.92</text:p>
          </table:table-cell>
          <table:table-cell office:value-type="float" office:value="0.354827568368046" calcext:value-type="float">
            <text:p>0.3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source=Twitter for iPhone,RT_popular=muy muchos} =&gt; {difusion=alta}</text:p>
          </table:table-cell>
          <table:table-cell office:value-type="float" office:value="0.0125127098420867" calcext:value-type="float">
            <text:p>0.01</text:p>
          </table:table-cell>
          <table:table-cell office:value-type="float" office:value="0.694700460829493" calcext:value-type="float">
            <text:p>0.69</text:p>
          </table:table-cell>
          <table:table-cell office:value-type="float" office:value="0.0180116619285759" calcext:value-type="float">
            <text:p>0.02</text:p>
          </table:table-cell>
          <table:table-cell office:value-type="float" office:value="2.66823223940656" calcext:value-type="float">
            <text:p>2.67</text:p>
          </table:table-cell>
          <table:table-cell office:value-type="float" office:value="1206" calcext:value-type="float">
            <text:p>1,206.00</text:p>
          </table:table-cell>
          <table:table-cell office:value-type="float" office:value="0.911567280674368" calcext:value-type="float">
            <text:p>0.91</text:p>
          </table:table-cell>
          <table:table-cell office:value-type="float" office:value="0.371379878936305" calcext:value-type="float">
            <text:p>0.3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for iPhone,retweet_verified=Verificados,RT_popular=muy muchos} =&gt; {difusion=alta}</text:p>
          </table:table-cell>
          <table:table-cell office:value-type="float" office:value="0.0128239712809446" calcext:value-type="float">
            <text:p>0.01</text:p>
          </table:table-cell>
          <table:table-cell office:value-type="float" office:value="0.705479452054795" calcext:value-type="float">
            <text:p>0.71</text:p>
          </table:table-cell>
          <table:table-cell office:value-type="float" office:value="0.0181776680293001" calcext:value-type="float">
            <text:p>0.02</text:p>
          </table:table-cell>
          <table:table-cell office:value-type="float" office:value="2.70963260332929" calcext:value-type="float">
            <text:p>2.71</text:p>
          </table:table-cell>
          <table:table-cell office:value-type="float" office:value="1236" calcext:value-type="float">
            <text:p>1,236.00</text:p>
          </table:table-cell>
          <table:table-cell office:value-type="float" office:value="0.911440843420539" calcext:value-type="float">
            <text:p>0.91</text:p>
          </table:table-cell>
          <table:table-cell office:value-type="float" office:value="0.377367126999741" calcext:value-type="float">
            <text:p>0.3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source=Twitter for Android,RT_popular=muy muchos} =&gt; {difusion=alta}</text:p>
          </table:table-cell>
          <table:table-cell office:value-type="float" office:value="0.0100122429499284" calcext:value-type="float">
            <text:p>0.01</text:p>
          </table:table-cell>
          <table:table-cell office:value-type="float" office:value="0.572700296735905" calcext:value-type="float">
            <text:p>0.57</text:p>
          </table:table-cell>
          <table:table-cell office:value-type="float" office:value="0.0174825174825175" calcext:value-type="float">
            <text:p>0.02</text:p>
          </table:table-cell>
          <table:table-cell office:value-type="float" office:value="2.19964931856221" calcext:value-type="float">
            <text:p>2.20</text:p>
          </table:table-cell>
          <table:table-cell office:value-type="float" office:value="965" calcext:value-type="float">
            <text:p>965.00</text:p>
          </table:table-cell>
          <table:table-cell office:value-type="float" office:value="0.906833501200899" calcext:value-type="float">
            <text:p>0.91</text:p>
          </table:table-cell>
          <table:table-cell office:value-type="float" office:value="0.305577852201538" calcext:value-type="float">
            <text:p>0.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etweet_es_finde=Finde,retweet_verified=Verificados} =&gt; {difusion=alta}</text:p>
          </table:table-cell>
          <table:table-cell office:value-type="float" office:value="0.0110290303168641" calcext:value-type="float">
            <text:p>0.01</text:p>
          </table:table-cell>
          <table:table-cell office:value-type="float" office:value="0.610218140068886" calcext:value-type="float">
            <text:p>0.61</text:p>
          </table:table-cell>
          <table:table-cell office:value-type="float" office:value="0.0180739142163475" calcext:value-type="float">
            <text:p>0.02</text:p>
          </table:table-cell>
          <table:table-cell office:value-type="float" office:value="2.34374929370046" calcext:value-type="float">
            <text:p>2.34</text:p>
          </table:table-cell>
          <table:table-cell office:value-type="float" office:value="1063" calcext:value-type="float">
            <text:p>1,063.00</text:p>
          </table:table-cell>
          <table:table-cell office:value-type="float" office:value="0.906064486090094" calcext:value-type="float">
            <text:p>0.91</text:p>
          </table:table-cell>
          <table:table-cell office:value-type="float" office:value="0.326289431873927" calcext:value-type="float">
            <text:p>0.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etweet_es_finde=Finde,RT_popular=muy muchos} =&gt; {difusion=alta}</text:p>
          </table:table-cell>
          <table:table-cell office:value-type="float" office:value="0.0131767342449835" calcext:value-type="float">
            <text:p>0.01</text:p>
          </table:table-cell>
          <table:table-cell office:value-type="float" office:value="0.689467969598263" calcext:value-type="float">
            <text:p>0.69</text:p>
          </table:table-cell>
          <table:table-cell office:value-type="float" office:value="0.0191114523458737" calcext:value-type="float">
            <text:p>0.02</text:p>
          </table:table-cell>
          <table:table-cell office:value-type="float" office:value="2.64813508590977" calcext:value-type="float">
            <text:p>2.65</text:p>
          </table:table-cell>
          <table:table-cell office:value-type="float" office:value="1270" calcext:value-type="float">
            <text:p>1,270.00</text:p>
          </table:table-cell>
          <table:table-cell office:value-type="float" office:value="0.905945608976856" calcext:value-type="float">
            <text:p>0.91</text:p>
          </table:table-cell>
          <table:table-cell office:value-type="float" office:value="0.370038838549032" calcext:value-type="float">
            <text:p>0.3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source=Twitter for iPhone,retweet_verified=Verificados} =&gt; {difusion=alta}</text:p>
          </table:table-cell>
          <table:table-cell office:value-type="float" office:value="0.0116826793384657" calcext:value-type="float">
            <text:p>0.01</text:p>
          </table:table-cell>
          <table:table-cell office:value-type="float" office:value="0.633295838020247" calcext:value-type="float">
            <text:p>0.63</text:p>
          </table:table-cell>
          <table:table-cell office:value-type="float" office:value="0.0184474279429769" calcext:value-type="float">
            <text:p>0.02</text:p>
          </table:table-cell>
          <table:table-cell office:value-type="float" office:value="2.4323870032704" calcext:value-type="float">
            <text:p>2.43</text:p>
          </table:table-cell>
          <table:table-cell office:value-type="float" office:value="1126" calcext:value-type="float">
            <text:p>1,126.00</text:p>
          </table:table-cell>
          <table:table-cell office:value-type="float" office:value="0.905616406432067" calcext:value-type="float">
            <text:p>0.91</text:p>
          </table:table-cell>
          <table:table-cell office:value-type="float" office:value="0.339083560996256" calcext:value-type="float">
            <text:p>0.3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source=Twitter for Android,RT_popular=muy muchos} =&gt; {difusion=alta}</text:p>
          </table:table-cell>
          <table:table-cell office:value-type="float" office:value="0.0100848706189952" calcext:value-type="float">
            <text:p>0.01</text:p>
          </table:table-cell>
          <table:table-cell office:value-type="float" office:value="0.564132327336042" calcext:value-type="float">
            <text:p>0.56</text:p>
          </table:table-cell>
          <table:table-cell office:value-type="float" office:value="0.0178767819717375" calcext:value-type="float">
            <text:p>0.02</text:p>
          </table:table-cell>
          <table:table-cell office:value-type="float" office:value="2.16674113227474" calcext:value-type="float">
            <text:p>2.17</text:p>
          </table:table-cell>
          <table:table-cell office:value-type="float" office:value="972" calcext:value-type="float">
            <text:p>972.00</text:p>
          </table:table-cell>
          <table:table-cell office:value-type="float" office:value="0.904275488489069" calcext:value-type="float">
            <text:p>0.90</text:p>
          </table:table-cell>
          <table:table-cell office:value-type="float" office:value="0.301433343073456" calcext:value-type="float">
            <text:p>0.3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es_finde=Finde,retweet_verified=Verificados,RT_popular=muy muchos} =&gt; {difusion=alta}</text:p>
          </table:table-cell>
          <table:table-cell office:value-type="float" office:value="0.0104998858708058" calcext:value-type="float">
            <text:p>0.01</text:p>
          </table:table-cell>
          <table:table-cell office:value-type="float" office:value="0.579942693409742" calcext:value-type="float">
            <text:p>0.58</text:p>
          </table:table-cell>
          <table:table-cell office:value-type="float" office:value="0.0181050403602332" calcext:value-type="float">
            <text:p>0.02</text:p>
          </table:table-cell>
          <table:table-cell office:value-type="float" office:value="2.22746619415867" calcext:value-type="float">
            <text:p>2.23</text:p>
          </table:table-cell>
          <table:table-cell office:value-type="float" office:value="1012" calcext:value-type="float">
            <text:p>1,012.00</text:p>
          </table:table-cell>
          <table:table-cell office:value-type="float" office:value="0.904053897084446" calcext:value-type="float">
            <text:p>0.90</text:p>
          </table:table-cell>
          <table:table-cell office:value-type="float" office:value="0.31013552937802" calcext:value-type="float">
            <text:p>0.3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n_char=largo,RT_popular=muy muchos} =&gt; {difusion=alta}</text:p>
          </table:table-cell>
          <table:table-cell office:value-type="float" office:value="0.0105828889211679" calcext:value-type="float">
            <text:p>0.01</text:p>
          </table:table-cell>
          <table:table-cell office:value-type="float" office:value="0.57757644394111" calcext:value-type="float">
            <text:p>0.58</text:p>
          </table:table-cell>
          <table:table-cell office:value-type="float" office:value="0.0183229233674338" calcext:value-type="float">
            <text:p>0.02</text:p>
          </table:table-cell>
          <table:table-cell office:value-type="float" office:value="2.21837781222332" calcext:value-type="float">
            <text:p>2.22</text:p>
          </table:table-cell>
          <table:table-cell office:value-type="float" office:value="1020" calcext:value-type="float">
            <text:p>1,020.00</text:p>
          </table:table-cell>
          <table:table-cell office:value-type="float" office:value="0.902786377708979" calcext:value-type="float">
            <text:p>0.90</text:p>
          </table:table-cell>
          <table:table-cell office:value-type="float" office:value="0.309111805297247" calcext:value-type="float">
            <text:p>0.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,retweet_verified=Sin verificar,RT_popular=muy muchos} =&gt; {difusion=alta}</text:p>
          </table:table-cell>
          <table:table-cell office:value-type="float" office:value="0.0141208939428524" calcext:value-type="float">
            <text:p>0.01</text:p>
          </table:table-cell>
          <table:table-cell office:value-type="float" office:value="0.705181347150259" calcext:value-type="float">
            <text:p>0.71</text:p>
          </table:table-cell>
          <table:table-cell office:value-type="float" office:value="0.0200244858998568" calcext:value-type="float">
            <text:p>0.02</text:p>
          </table:table-cell>
          <table:table-cell office:value-type="float" office:value="2.70848763055058" calcext:value-type="float">
            <text:p>2.71</text:p>
          </table:table-cell>
          <table:table-cell office:value-type="float" office:value="1361" calcext:value-type="float">
            <text:p>1,361.00</text:p>
          </table:table-cell>
          <table:table-cell office:value-type="float" office:value="0.902622452558158" calcext:value-type="float">
            <text:p>0.90</text:p>
          </table:table-cell>
          <table:table-cell office:value-type="float" office:value="0.379708709759078" calcext:value-type="float">
            <text:p>0.3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source=Twitter for iPhone,RT_popular=muy muchos} =&gt; {difusion=alta}</text:p>
          </table:table-cell>
          <table:table-cell office:value-type="float" office:value="0.0135813741154987" calcext:value-type="float">
            <text:p>0.01</text:p>
          </table:table-cell>
          <table:table-cell office:value-type="float" office:value="0.685340314136126" calcext:value-type="float">
            <text:p>0.69</text:p>
          </table:table-cell>
          <table:table-cell office:value-type="float" office:value="0.0198169782739516" calcext:value-type="float">
            <text:p>0.02</text:p>
          </table:table-cell>
          <table:table-cell office:value-type="float" office:value="2.63228142811302" calcext:value-type="float">
            <text:p>2.63</text:p>
          </table:table-cell>
          <table:table-cell office:value-type="float" office:value="1309" calcext:value-type="float">
            <text:p>1,309.00</text:p>
          </table:table-cell>
          <table:table-cell office:value-type="float" office:value="0.902276707530648" calcext:value-type="float">
            <text:p>0.90</text:p>
          </table:table-cell>
          <table:table-cell office:value-type="float" office:value="0.368752089003984" calcext:value-type="float">
            <text:p>0.3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RT_popular=muy muchos} =&gt; {difusion=alta}</text:p>
          </table:table-cell>
          <table:table-cell office:value-type="float" office:value="0.0136540017845656" calcext:value-type="float">
            <text:p>0.01</text:p>
          </table:table-cell>
          <table:table-cell office:value-type="float" office:value="0.680103359173127" calcext:value-type="float">
            <text:p>0.68</text:p>
          </table:table-cell>
          <table:table-cell office:value-type="float" office:value="0.0200763628063331" calcext:value-type="float">
            <text:p>0.02</text:p>
          </table:table-cell>
          <table:table-cell office:value-type="float" office:value="2.61216713014363" calcext:value-type="float">
            <text:p>2.61</text:p>
          </table:table-cell>
          <table:table-cell office:value-type="float" office:value="1316" calcext:value-type="float">
            <text:p>1,316.00</text:p>
          </table:table-cell>
          <table:table-cell office:value-type="float" office:value="0.900672811418349" calcext:value-type="float">
            <text:p>0.90</text:p>
          </table:table-cell>
          <table:table-cell office:value-type="float" office:value="0.366273087094334" calcext:value-type="float">
            <text:p>0.3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etweet_verified=Verificados} =&gt; {difusion=alta}</text:p>
          </table:table-cell>
          <table:table-cell office:value-type="float" office:value="0.0104998858708058" calcext:value-type="float">
            <text:p>0.01</text:p>
          </table:table-cell>
          <table:table-cell office:value-type="float" office:value="0.561598224195339" calcext:value-type="float">
            <text:p>0.56</text:p>
          </table:table-cell>
          <table:table-cell office:value-type="float" office:value="0.0186964370940632" calcext:value-type="float">
            <text:p>0.02</text:p>
          </table:table-cell>
          <table:table-cell office:value-type="float" office:value="2.15700805150216" calcext:value-type="float">
            <text:p>2.16</text:p>
          </table:table-cell>
          <table:table-cell office:value-type="float" office:value="1012" calcext:value-type="float">
            <text:p>1,012.00</text:p>
          </table:table-cell>
          <table:table-cell office:value-type="float" office:value="0.899860917941586" calcext:value-type="float">
            <text:p>0.90</text:p>
          </table:table-cell>
          <table:table-cell office:value-type="float" office:value="0.300963294770818" calcext:value-type="float">
            <text:p>0.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etweet_es_finde=Finde,RT_popular=muy muchos} =&gt; {difusion=alta}</text:p>
          </table:table-cell>
          <table:table-cell office:value-type="float" office:value="0.0135294972090224" calcext:value-type="float">
            <text:p>0.01</text:p>
          </table:table-cell>
          <table:table-cell office:value-type="float" office:value="0.668375192209124" calcext:value-type="float">
            <text:p>0.67</text:p>
          </table:table-cell>
          <table:table-cell office:value-type="float" office:value="0.0202423689070573" calcext:value-type="float">
            <text:p>0.02</text:p>
          </table:table-cell>
          <table:table-cell office:value-type="float" office:value="2.56712113555032" calcext:value-type="float">
            <text:p>2.57</text:p>
          </table:table-cell>
          <table:table-cell office:value-type="float" office:value="1304" calcext:value-type="float">
            <text:p>1,304.00</text:p>
          </table:table-cell>
          <table:table-cell office:value-type="float" office:value="0.899071520142963" calcext:value-type="float">
            <text:p>0.90</text:p>
          </table:table-cell>
          <table:table-cell office:value-type="float" office:value="0.360169902632019" calcext:value-type="float">
            <text:p>0.3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source=Twitter for iPhone,RT_popular=muy muchos} =&gt; {difusion=alta}</text:p>
          </table:table-cell>
          <table:table-cell office:value-type="float" office:value="0.0132389865327551" calcext:value-type="float">
            <text:p>0.01</text:p>
          </table:table-cell>
          <table:table-cell office:value-type="float" office:value="0.650356778797146" calcext:value-type="float">
            <text:p>0.65</text:p>
          </table:table-cell>
          <table:table-cell office:value-type="float" office:value="0.0203564981013052" calcext:value-type="float">
            <text:p>0.02</text:p>
          </table:table-cell>
          <table:table-cell office:value-type="float" office:value="2.49791532055577" calcext:value-type="float">
            <text:p>2.50</text:p>
          </table:table-cell>
          <table:table-cell office:value-type="float" office:value="1276" calcext:value-type="float">
            <text:p>1,276.00</text:p>
          </table:table-cell>
          <table:table-cell office:value-type="float" office:value="0.897284716834756" calcext:value-type="float">
            <text:p>0.90</text:p>
          </table:table-cell>
          <table:table-cell office:value-type="float" office:value="0.35060279363863" calcext:value-type="float">
            <text:p>0.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etweet_verified=Verificados} =&gt; {difusion=alta}</text:p>
          </table:table-cell>
          <table:table-cell office:value-type="float" office:value="0.0108111473096636" calcext:value-type="float">
            <text:p>0.01</text:p>
          </table:table-cell>
          <table:table-cell office:value-type="float" office:value="0.553666312433581" calcext:value-type="float">
            <text:p>0.55</text:p>
          </table:table-cell>
          <table:table-cell office:value-type="float" office:value="0.0195264675976842" calcext:value-type="float">
            <text:p>0.02</text:p>
          </table:table-cell>
          <table:table-cell office:value-type="float" office:value="2.12654285984592" calcext:value-type="float">
            <text:p>2.13</text:p>
          </table:table-cell>
          <table:table-cell office:value-type="float" office:value="1042" calcext:value-type="float">
            <text:p>1,042.00</text:p>
          </table:table-cell>
          <table:table-cell office:value-type="float" office:value="0.895041258579471" calcext:value-type="float">
            <text:p>0.90</text:p>
          </table:table-cell>
          <table:table-cell office:value-type="float" office:value="0.297595091340725" calcext:value-type="float">
            <text:p>0.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etweet_es_finde=Finde,RT_popular=muy muchos} =&gt; {difusion=alta}</text:p>
          </table:table-cell>
          <table:table-cell office:value-type="float" office:value="0.014816044489635" calcext:value-type="float">
            <text:p>0.01</text:p>
          </table:table-cell>
          <table:table-cell office:value-type="float" office:value="0.674539442607463" calcext:value-type="float">
            <text:p>0.67</text:p>
          </table:table-cell>
          <table:table-cell office:value-type="float" office:value="0.0219646822020709" calcext:value-type="float">
            <text:p>0.02</text:p>
          </table:table-cell>
          <table:table-cell office:value-type="float" office:value="2.5907970254799" calcext:value-type="float">
            <text:p>2.59</text:p>
          </table:table-cell>
          <table:table-cell office:value-type="float" office:value="1428" calcext:value-type="float">
            <text:p>1,428.00</text:p>
          </table:table-cell>
          <table:table-cell office:value-type="float" office:value="0.891168599464764" calcext:value-type="float">
            <text:p>0.89</text:p>
          </table:table-cell>
          <table:table-cell office:value-type="float" office:value="0.3657227379611" calcext:value-type="float">
            <text:p>0.3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for iPhone,retweet_verified=Sin verificar,RT_popular=muy muchos} =&gt; {difusion=alta}</text:p>
          </table:table-cell>
          <table:table-cell office:value-type="float" office:value="0.0141727708493287" calcext:value-type="float">
            <text:p>0.01</text:p>
          </table:table-cell>
          <table:table-cell office:value-type="float" office:value="0.653901388224031" calcext:value-type="float">
            <text:p>0.65</text:p>
          </table:table-cell>
          <table:table-cell office:value-type="float" office:value="0.0216741715258036" calcext:value-type="float">
            <text:p>0.02</text:p>
          </table:table-cell>
          <table:table-cell office:value-type="float" office:value="2.5115295927237" calcext:value-type="float">
            <text:p>2.51</text:p>
          </table:table-cell>
          <table:table-cell office:value-type="float" office:value="1366" calcext:value-type="float">
            <text:p>1,366.00</text:p>
          </table:table-cell>
          <table:table-cell office:value-type="float" office:value="0.891079521245691" calcext:value-type="float">
            <text:p>0.89</text:p>
          </table:table-cell>
          <table:table-cell office:value-type="float" office:value="0.354168355704428" calcext:value-type="float">
            <text:p>0.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etweet_es_finde=Finde,retweet_source=Twitter for iPhone} =&gt; {difusion=alta}</text:p>
          </table:table-cell>
          <table:table-cell office:value-type="float" office:value="0.010707393496711" calcext:value-type="float">
            <text:p>0.01</text:p>
          </table:table-cell>
          <table:table-cell office:value-type="float" office:value="0.532507739938081" calcext:value-type="float">
            <text:p>0.53</text:p>
          </table:table-cell>
          <table:table-cell office:value-type="float" office:value="0.0201074889502189" calcext:value-type="float">
            <text:p>0.02</text:p>
          </table:table-cell>
          <table:table-cell office:value-type="float" office:value="2.0452762011123" calcext:value-type="float">
            <text:p>2.05</text:p>
          </table:table-cell>
          <table:table-cell office:value-type="float" office:value="1032" calcext:value-type="float">
            <text:p>1,032.00</text:p>
          </table:table-cell>
          <table:table-cell office:value-type="float" office:value="0.890615384615385" calcext:value-type="float">
            <text:p>0.89</text:p>
          </table:table-cell>
          <table:table-cell office:value-type="float" office:value="0.286816554276046" calcext:value-type="float">
            <text:p>0.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etweet_verified=Verificados} =&gt; {difusion=alta}</text:p>
          </table:table-cell>
          <table:table-cell office:value-type="float" office:value="0.0133012388205267" calcext:value-type="float">
            <text:p>0.01</text:p>
          </table:table-cell>
          <table:table-cell office:value-type="float" office:value="0.615458473355737" calcext:value-type="float">
            <text:p>0.62</text:p>
          </table:table-cell>
          <table:table-cell office:value-type="float" office:value="0.021611919238032" calcext:value-type="float">
            <text:p>0.02</text:p>
          </table:table-cell>
          <table:table-cell office:value-type="float" office:value="2.36387656726599" calcext:value-type="float">
            <text:p>2.36</text:p>
          </table:table-cell>
          <table:table-cell office:value-type="float" office:value="1282" calcext:value-type="float">
            <text:p>1,282.00</text:p>
          </table:table-cell>
          <table:table-cell office:value-type="float" office:value="0.888627148098088" calcext:value-type="float">
            <text:p>0.89</text:p>
          </table:table-cell>
          <table:table-cell office:value-type="float" office:value="0.333273191408083" calcext:value-type="float">
            <text:p>0.3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n_char=largo,RT_popular=muy muchos} =&gt; {difusion=alta}</text:p>
          </table:table-cell>
          <table:table-cell office:value-type="float" office:value="0.0103753812952626" calcext:value-type="float">
            <text:p>0.01</text:p>
          </table:table-cell>
          <table:table-cell office:value-type="float" office:value="0.509424350483953" calcext:value-type="float">
            <text:p>0.51</text:p>
          </table:table-cell>
          <table:table-cell office:value-type="float" office:value="0.0203668734826005" calcext:value-type="float">
            <text:p>0.02</text:p>
          </table:table-cell>
          <table:table-cell office:value-type="float" office:value="1.95661663139971" calcext:value-type="float">
            <text:p>1.96</text:p>
          </table:table-cell>
          <table:table-cell office:value-type="float" office:value="1000" calcext:value-type="float">
            <text:p>1,000.00</text:p>
          </table:table-cell>
          <table:table-cell office:value-type="float" office:value="0.887707717695821" calcext:value-type="float">
            <text:p>0.89</text:p>
          </table:table-cell>
          <table:table-cell office:value-type="float" office:value="0.274637256934812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fecha_inicio_T_momento=Noche,RT_popular=muy muchos} =&gt; {difusion=alta}</text:p>
          </table:table-cell>
          <table:table-cell office:value-type="float" office:value="0.0106866427341205" calcext:value-type="float">
            <text:p>0.01</text:p>
          </table:table-cell>
          <table:table-cell office:value-type="float" office:value="0.519939424533064" calcext:value-type="float">
            <text:p>0.52</text:p>
          </table:table-cell>
          <table:table-cell office:value-type="float" office:value="0.0205536303459152" calcext:value-type="float">
            <text:p>0.02</text:p>
          </table:table-cell>
          <table:table-cell office:value-type="float" office:value="1.99700333208519" calcext:value-type="float">
            <text:p>2.00</text:p>
          </table:table-cell>
          <table:table-cell office:value-type="float" office:value="1030" calcext:value-type="float">
            <text:p>1,030.00</text:p>
          </table:table-cell>
          <table:table-cell office:value-type="float" office:value="0.887425609521981" calcext:value-type="float">
            <text:p>0.89</text:p>
          </table:table-cell>
          <table:table-cell office:value-type="float" office:value="0.280492546410152" calcext:value-type="float">
            <text:p>0.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,retweet_verified=Verificados,RT_popular=muy muchos} =&gt; {difusion=alta}</text:p>
          </table:table-cell>
          <table:table-cell office:value-type="float" office:value="0.0144529061443008" calcext:value-type="float">
            <text:p>0.01</text:p>
          </table:table-cell>
          <table:table-cell office:value-type="float" office:value="0.639284075263883" calcext:value-type="float">
            <text:p>0.64</text:p>
          </table:table-cell>
          <table:table-cell office:value-type="float" office:value="0.0226079558423772" calcext:value-type="float">
            <text:p>0.02</text:p>
          </table:table-cell>
          <table:table-cell office:value-type="float" office:value="2.45538685510813" calcext:value-type="float">
            <text:p>2.46</text:p>
          </table:table-cell>
          <table:table-cell office:value-type="float" office:value="1393" calcext:value-type="float">
            <text:p>1,393.00</text:p>
          </table:table-cell>
          <table:table-cell office:value-type="float" office:value="0.885432766615147" calcext:value-type="float">
            <text:p>0.89</text:p>
          </table:table-cell>
          <table:table-cell office:value-type="float" office:value="0.34739767643006" calcext:value-type="float">
            <text:p>0.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retweet_source=Twitter for iPhone} =&gt; {difusion=alta}</text:p>
          </table:table-cell>
          <table:table-cell office:value-type="float" office:value="0.0102820028636052" calcext:value-type="float">
            <text:p>0.01</text:p>
          </table:table-cell>
          <table:table-cell office:value-type="float" office:value="0.49426433915212" calcext:value-type="float">
            <text:p>0.49</text:p>
          </table:table-cell>
          <table:table-cell office:value-type="float" office:value="0.0208026394970015" calcext:value-type="float">
            <text:p>0.02</text:p>
          </table:table-cell>
          <table:table-cell office:value-type="float" office:value="1.89838947701282" calcext:value-type="float">
            <text:p>1.90</text:p>
          </table:table-cell>
          <table:table-cell office:value-type="float" office:value="991" calcext:value-type="float">
            <text:p>991.00</text:p>
          </table:table-cell>
          <table:table-cell office:value-type="float" office:value="0.884364945610541" calcext:value-type="float">
            <text:p>0.88</text:p>
          </table:table-cell>
          <table:table-cell office:value-type="float" office:value="0.266877925533659" calcext:value-type="float">
            <text:p>0.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T_popular=muy muchos} =&gt; {difusion=alta}</text:p>
          </table:table-cell>
          <table:table-cell office:value-type="float" office:value="0.0164138532091054" calcext:value-type="float">
            <text:p>0.02</text:p>
          </table:table-cell>
          <table:table-cell office:value-type="float" office:value="0.692947875602278" calcext:value-type="float">
            <text:p>0.69</text:p>
          </table:table-cell>
          <table:table-cell office:value-type="float" office:value="0.0236869954970845" calcext:value-type="float">
            <text:p>0.02</text:p>
          </table:table-cell>
          <table:table-cell office:value-type="float" office:value="2.66150084268346" calcext:value-type="float">
            <text:p>2.66</text:p>
          </table:table-cell>
          <table:table-cell office:value-type="float" office:value="1582" calcext:value-type="float">
            <text:p>1,582.00</text:p>
          </table:table-cell>
          <table:table-cell office:value-type="float" office:value="0.884318666408219" calcext:value-type="float">
            <text:p>0.88</text:p>
          </table:table-cell>
          <table:table-cell office:value-type="float" office:value="0.377995417039204" calcext:value-type="float">
            <text:p>0.3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source=Twitter for Android,RT_popular=muy muchos} =&gt; {difusion=alta}</text:p>
          </table:table-cell>
          <table:table-cell office:value-type="float" office:value="0.013550247971613" calcext:value-type="float">
            <text:p>0.01</text:p>
          </table:table-cell>
          <table:table-cell office:value-type="float" office:value="0.59743824336688" calcext:value-type="float">
            <text:p>0.60</text:p>
          </table:table-cell>
          <table:table-cell office:value-type="float" office:value="0.022680583511444" calcext:value-type="float">
            <text:p>0.02</text:p>
          </table:table-cell>
          <table:table-cell office:value-type="float" office:value="2.29466377509312" calcext:value-type="float">
            <text:p>2.29</text:p>
          </table:table-cell>
          <table:table-cell office:value-type="float" office:value="1306" calcext:value-type="float">
            <text:p>1,306.00</text:p>
          </table:table-cell>
          <table:table-cell office:value-type="float" office:value="0.881958881958882" calcext:value-type="float">
            <text:p>0.88</text:p>
          </table:table-cell>
          <table:table-cell office:value-type="float" office:value="0.324741278374282" calcext:value-type="float">
            <text:p>0.3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source=Twitter for iPhone,retweet_verified=Verificados} =&gt; {difusion=alta}</text:p>
          </table:table-cell>
          <table:table-cell office:value-type="float" office:value="0.0141001431802619" calcext:value-type="float">
            <text:p>0.01</text:p>
          </table:table-cell>
          <table:table-cell office:value-type="float" office:value="0.614654002713704" calcext:value-type="float">
            <text:p>0.61</text:p>
          </table:table-cell>
          <table:table-cell office:value-type="float" office:value="0.0229399680438256" calcext:value-type="float">
            <text:p>0.02</text:p>
          </table:table-cell>
          <table:table-cell office:value-type="float" office:value="2.36078672549423" calcext:value-type="float">
            <text:p>2.36</text:p>
          </table:table-cell>
          <table:table-cell office:value-type="float" office:value="1359" calcext:value-type="float">
            <text:p>1,359.00</text:p>
          </table:table-cell>
          <table:table-cell office:value-type="float" office:value="0.881947120943498" calcext:value-type="float">
            <text:p>0.88</text:p>
          </table:table-cell>
          <table:table-cell office:value-type="float" office:value="0.334405187377415" calcext:value-type="float">
            <text:p>0.3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polaridad=Neutro,RT_popular=muy muchos} =&gt; {difusion=alta}</text:p>
          </table:table-cell>
          <table:table-cell office:value-type="float" office:value="0.011143159511112" calcext:value-type="float">
            <text:p>0.01</text:p>
          </table:table-cell>
          <table:table-cell office:value-type="float" office:value="0.515850144092219" calcext:value-type="float">
            <text:p>0.52</text:p>
          </table:table-cell>
          <table:table-cell office:value-type="float" office:value="0.0216015438567367" calcext:value-type="float">
            <text:p>0.02</text:p>
          </table:table-cell>
          <table:table-cell office:value-type="float" office:value="1.98129706654564" calcext:value-type="float">
            <text:p>1.98</text:p>
          </table:table-cell>
          <table:table-cell office:value-type="float" office:value="1074" calcext:value-type="float">
            <text:p>1,074.00</text:p>
          </table:table-cell>
          <table:table-cell office:value-type="float" office:value="0.881618266799479" calcext:value-type="float">
            <text:p>0.88</text:p>
          </table:table-cell>
          <table:table-cell office:value-type="float" office:value="0.279324609784214" calcext:value-type="float">
            <text:p>0.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etweet_es_finde=Finde,retweet_source=Twitter for iPhone} =&gt; {difusion=alta}</text:p>
          </table:table-cell>
          <table:table-cell office:value-type="float" office:value="0.0117034301010562" calcext:value-type="float">
            <text:p>0.01</text:p>
          </table:table-cell>
          <table:table-cell office:value-type="float" office:value="0.520775623268698" calcext:value-type="float">
            <text:p>0.52</text:p>
          </table:table-cell>
          <table:table-cell office:value-type="float" office:value="0.0224730758855388" calcext:value-type="float">
            <text:p>0.02</text:p>
          </table:table-cell>
          <table:table-cell office:value-type="float" office:value="2.00021503633871" calcext:value-type="float">
            <text:p>2.00</text:p>
          </table:table-cell>
          <table:table-cell office:value-type="float" office:value="1128" calcext:value-type="float">
            <text:p>1,128.00</text:p>
          </table:table-cell>
          <table:table-cell office:value-type="float" office:value="0.87739170365835" calcext:value-type="float">
            <text:p>0.88</text:p>
          </table:table-cell>
          <table:table-cell office:value-type="float" office:value="0.282863303783867" calcext:value-type="float">
            <text:p>0.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T_popular=muchos} =&gt; {difusion=alta}</text:p>
          </table:table-cell>
          <table:table-cell office:value-type="float" office:value="0.0111535348924073" calcext:value-type="float">
            <text:p>0.01</text:p>
          </table:table-cell>
          <table:table-cell office:value-type="float" office:value="0.500931966449208" calcext:value-type="float">
            <text:p>0.50</text:p>
          </table:table-cell>
          <table:table-cell office:value-type="float" office:value="0.0222655682596335" calcext:value-type="float">
            <text:p>0.02</text:p>
          </table:table-cell>
          <table:table-cell office:value-type="float" office:value="1.92399875628866" calcext:value-type="float">
            <text:p>1.92</text:p>
          </table:table-cell>
          <table:table-cell office:value-type="float" office:value="1075" calcext:value-type="float">
            <text:p>1,075.00</text:p>
          </table:table-cell>
          <table:table-cell office:value-type="float" office:value="0.877049493598318" calcext:value-type="float">
            <text:p>0.88</text:p>
          </table:table-cell>
          <table:table-cell office:value-type="float" office:value="0.271885446044401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for Android,retweet_verified=Verificados} =&gt; {difusion=alta}</text:p>
          </table:table-cell>
          <table:table-cell office:value-type="float" office:value="0.0114751717125604" calcext:value-type="float">
            <text:p>0.01</text:p>
          </table:table-cell>
          <table:table-cell office:value-type="float" office:value="0.511090573012939" calcext:value-type="float">
            <text:p>0.51</text:p>
          </table:table-cell>
          <table:table-cell office:value-type="float" office:value="0.0224523251229483" calcext:value-type="float">
            <text:p>0.02</text:p>
          </table:table-cell>
          <table:table-cell office:value-type="float" office:value="1.96301632295103" calcext:value-type="float">
            <text:p>1.96</text:p>
          </table:table-cell>
          <table:table-cell office:value-type="float" office:value="1106" calcext:value-type="float">
            <text:p>1,106.00</text:p>
          </table:table-cell>
          <table:table-cell office:value-type="float" office:value="0.876797185683695" calcext:value-type="float">
            <text:p>0.88</text:p>
          </table:table-cell>
          <table:table-cell office:value-type="float" office:value="0.277582426858745" calcext:value-type="float">
            <text:p>0.2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for Android,retweet_verified=Sin verificar,RT_popular=muy muchos} =&gt; {difusion=alta}</text:p>
          </table:table-cell>
          <table:table-cell office:value-type="float" office:value="0.0126787159428109" calcext:value-type="float">
            <text:p>0.01</text:p>
          </table:table-cell>
          <table:table-cell office:value-type="float" office:value="0.549460431654676" calcext:value-type="float">
            <text:p>0.55</text:p>
          </table:table-cell>
          <table:table-cell office:value-type="float" office:value="0.023074848000664" calcext:value-type="float">
            <text:p>0.02</text:p>
          </table:table-cell>
          <table:table-cell office:value-type="float" office:value="2.11038875124496" calcext:value-type="float">
            <text:p>2.11</text:p>
          </table:table-cell>
          <table:table-cell office:value-type="float" office:value="1222" calcext:value-type="float">
            <text:p>1,222.00</text:p>
          </table:table-cell>
          <table:table-cell office:value-type="float" office:value="0.876379521765788" calcext:value-type="float">
            <text:p>0.88</text:p>
          </table:table-cell>
          <table:table-cell office:value-type="float" office:value="0.299078665655982" calcext:value-type="float">
            <text:p>0.3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source=Twitter for iPhone,RT_popular=muy muchos} =&gt; {difusion=alta}</text:p>
          </table:table-cell>
          <table:table-cell office:value-type="float" office:value="0.0183955510365006" calcext:value-type="float">
            <text:p>0.02</text:p>
          </table:table-cell>
          <table:table-cell office:value-type="float" office:value="0.708916433426629" calcext:value-type="float">
            <text:p>0.71</text:p>
          </table:table-cell>
          <table:table-cell office:value-type="float" office:value="0.0259488286194518" calcext:value-type="float">
            <text:p>0.03</text:p>
          </table:table-cell>
          <table:table-cell office:value-type="float" office:value="2.72283349352536" calcext:value-type="float">
            <text:p>2.72</text:p>
          </table:table-cell>
          <table:table-cell office:value-type="float" office:value="1773" calcext:value-type="float">
            <text:p>1,773.00</text:p>
          </table:table-cell>
          <table:table-cell office:value-type="float" office:value="0.874951591666021" calcext:value-type="float">
            <text:p>0.87</text:p>
          </table:table-cell>
          <table:table-cell office:value-type="float" office:value="0.389785386554711" calcext:value-type="float">
            <text:p>0.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verified=Sin verificar,RT_popular=muy muchos} =&gt; {difusion=alta}</text:p>
          </table:table-cell>
          <table:table-cell office:value-type="float" office:value="0.0184681787055674" calcext:value-type="float">
            <text:p>0.02</text:p>
          </table:table-cell>
          <table:table-cell office:value-type="float" office:value="0.710578842315369" calcext:value-type="float">
            <text:p>0.71</text:p>
          </table:table-cell>
          <table:table-cell office:value-type="float" office:value="0.0259903301446328" calcext:value-type="float">
            <text:p>0.03</text:p>
          </table:table-cell>
          <table:table-cell office:value-type="float" office:value="2.72921853750059" calcext:value-type="float">
            <text:p>2.73</text:p>
          </table:table-cell>
          <table:table-cell office:value-type="float" office:value="1780" calcext:value-type="float">
            <text:p>1,780.00</text:p>
          </table:table-cell>
          <table:table-cell office:value-type="float" office:value="0.874898330686704" calcext:value-type="float">
            <text:p>0.87</text:p>
          </table:table-cell>
          <table:table-cell office:value-type="float" office:value="0.390756066570931" calcext:value-type="float">
            <text:p>0.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polaridad=Negativo,retweet_es_finde=Finde} =&gt; {difusion=alta}</text:p>
          </table:table-cell>
          <table:table-cell office:value-type="float" office:value="0.0101263721441763" calcext:value-type="float">
            <text:p>0.01</text:p>
          </table:table-cell>
          <table:table-cell office:value-type="float" office:value="0.456715021057557" calcext:value-type="float">
            <text:p>0.46</text:p>
          </table:table-cell>
          <table:table-cell office:value-type="float" office:value="0.0221721898279762" calcext:value-type="float">
            <text:p>0.02</text:p>
          </table:table-cell>
          <table:table-cell office:value-type="float" office:value="1.75416861240016" calcext:value-type="float">
            <text:p>1.75</text:p>
          </table:table-cell>
          <table:table-cell office:value-type="float" office:value="976" calcext:value-type="float">
            <text:p>976.00</text:p>
          </table:table-cell>
          <table:table-cell office:value-type="float" office:value="0.874385831270234" calcext:value-type="float">
            <text:p>0.87</text:p>
          </table:table-cell>
          <table:table-cell office:value-type="float" office:value="0.247804390260986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etweet_verified=Sin verificar,RT_popular=muy muchos} =&gt; {difusion=alta}</text:p>
          </table:table-cell>
          <table:table-cell office:value-type="float" office:value="0.0106970181154157" calcext:value-type="float">
            <text:p>0.01</text:p>
          </table:table-cell>
          <table:table-cell office:value-type="float" office:value="0.475553505535055" calcext:value-type="float">
            <text:p>0.48</text:p>
          </table:table-cell>
          <table:table-cell office:value-type="float" office:value="0.0224938266481293" calcext:value-type="float">
            <text:p>0.02</text:p>
          </table:table-cell>
          <table:table-cell office:value-type="float" office:value="1.82652418787279" calcext:value-type="float">
            <text:p>1.83</text:p>
          </table:table-cell>
          <table:table-cell office:value-type="float" office:value="1031" calcext:value-type="float">
            <text:p>1,031.00</text:p>
          </table:table-cell>
          <table:table-cell office:value-type="float" office:value="0.874004041020167" calcext:value-type="float">
            <text:p>0.87</text:p>
          </table:table-cell>
          <table:table-cell office:value-type="float" office:value="0.25831951199284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Finde,retweet_verified=Sin verificar,RT_popular=muy muchos} =&gt; {difusion=alta}</text:p>
          </table:table-cell>
          <table:table-cell office:value-type="float" office:value="0.0116308024319894" calcext:value-type="float">
            <text:p>0.01</text:p>
          </table:table-cell>
          <table:table-cell office:value-type="float" office:value="0.502240143369176" calcext:value-type="float">
            <text:p>0.50</text:p>
          </table:table-cell>
          <table:table-cell office:value-type="float" office:value="0.0231578510510261" calcext:value-type="float">
            <text:p>0.02</text:p>
          </table:table-cell>
          <table:table-cell office:value-type="float" office:value="1.92902325249892" calcext:value-type="float">
            <text:p>1.93</text:p>
          </table:table-cell>
          <table:table-cell office:value-type="float" office:value="1121" calcext:value-type="float">
            <text:p>1,121.00</text:p>
          </table:table-cell>
          <table:table-cell office:value-type="float" office:value="0.872428925777523" calcext:value-type="float">
            <text:p>0.87</text:p>
          </table:table-cell>
          <table:table-cell office:value-type="float" office:value="0.273456088262256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gativo,retweet_verified=Verificados} =&gt; {difusion=alta}</text:p>
          </table:table-cell>
          <table:table-cell office:value-type="float" office:value="0.0116723039571704" calcext:value-type="float">
            <text:p>0.01</text:p>
          </table:table-cell>
          <table:table-cell office:value-type="float" office:value="0.500667556742323" calcext:value-type="float">
            <text:p>0.50</text:p>
          </table:table-cell>
          <table:table-cell office:value-type="float" office:value="0.0233134817704551" calcext:value-type="float">
            <text:p>0.02</text:p>
          </table:table-cell>
          <table:table-cell office:value-type="float" office:value="1.92298320132058" calcext:value-type="float">
            <text:p>1.92</text:p>
          </table:table-cell>
          <table:table-cell office:value-type="float" office:value="1125" calcext:value-type="float">
            <text:p>1,125.00</text:p>
          </table:table-cell>
          <table:table-cell office:value-type="float" office:value="0.871490692706744" calcext:value-type="float">
            <text:p>0.87</text:p>
          </table:table-cell>
          <table:table-cell office:value-type="float" office:value="0.272749495275601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fecha_inicio_T_momento=Noche,retweet_verified=Verificados} =&gt; {difusion=alta}</text:p>
          </table:table-cell>
          <table:table-cell office:value-type="float" office:value="0.0103961320578531" calcext:value-type="float">
            <text:p>0.01</text:p>
          </table:table-cell>
          <table:table-cell office:value-type="float" office:value="0.457325422181652" calcext:value-type="float">
            <text:p>0.46</text:p>
          </table:table-cell>
          <table:table-cell office:value-type="float" office:value="0.0227324604179204" calcext:value-type="float">
            <text:p>0.02</text:p>
          </table:table-cell>
          <table:table-cell office:value-type="float" office:value="1.75651306450594" calcext:value-type="float">
            <text:p>1.76</text:p>
          </table:table-cell>
          <table:table-cell office:value-type="float" office:value="1002" calcext:value-type="float">
            <text:p>1,002.00</text:p>
          </table:table-cell>
          <table:table-cell office:value-type="float" office:value="0.871399764106076" calcext:value-type="float">
            <text:p>0.87</text:p>
          </table:table-cell>
          <table:table-cell office:value-type="float" office:value="0.248627642947047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Mañana,retweet_es_finde=Finde,RT_popular=muy muchos} =&gt; {difusion=alta}</text:p>
          </table:table-cell>
          <table:table-cell office:value-type="float" office:value="0.0101263721441763" calcext:value-type="float">
            <text:p>0.01</text:p>
          </table:table-cell>
          <table:table-cell office:value-type="float" office:value="0.447501146263182" calcext:value-type="float">
            <text:p>0.45</text:p>
          </table:table-cell>
          <table:table-cell office:value-type="float" office:value="0.0226287066049677" calcext:value-type="float">
            <text:p>0.02</text:p>
          </table:table-cell>
          <table:table-cell office:value-type="float" office:value="1.71877960784004" calcext:value-type="float">
            <text:p>1.72</text:p>
          </table:table-cell>
          <table:table-cell office:value-type="float" office:value="976" calcext:value-type="float">
            <text:p>976.00</text:p>
          </table:table-cell>
          <table:table-cell office:value-type="float" office:value="0.871249857409027" calcext:value-type="float">
            <text:p>0.87</text:p>
          </table:table-cell>
          <table:table-cell office:value-type="float" office:value="0.243197452863798" calcext:value-type="float">
            <text:p>0.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T_popular=muy muchos} =&gt; {difusion=alta}</text:p>
          </table:table-cell>
          <table:table-cell office:value-type="float" office:value="0.0176485235832417" calcext:value-type="float">
            <text:p>0.02</text:p>
          </table:table-cell>
          <table:table-cell office:value-type="float" office:value="0.666014095536413" calcext:value-type="float">
            <text:p>0.67</text:p>
          </table:table-cell>
          <table:table-cell office:value-type="float" office:value="0.0264987238281007" calcext:value-type="float">
            <text:p>0.03</text:p>
          </table:table-cell>
          <table:table-cell office:value-type="float" office:value="2.55805254467166" calcext:value-type="float">
            <text:p>2.56</text:p>
          </table:table-cell>
          <table:table-cell office:value-type="float" office:value="1701" calcext:value-type="float">
            <text:p>1,701.00</text:p>
          </table:table-cell>
          <table:table-cell office:value-type="float" office:value="0.868693875977955" calcext:value-type="float">
            <text:p>0.87</text:p>
          </table:table-cell>
          <table:table-cell office:value-type="float" office:value="0.366899611727719" calcext:value-type="float">
            <text:p>0.3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etweet_es_finde=Finde,retweet_source=Twitter for iPhone} =&gt; {difusion=alta}</text:p>
          </table:table-cell>
          <table:table-cell office:value-type="float" office:value="0.011693054719761" calcext:value-type="float">
            <text:p>0.01</text:p>
          </table:table-cell>
          <table:table-cell office:value-type="float" office:value="0.491067538126362" calcext:value-type="float">
            <text:p>0.49</text:p>
          </table:table-cell>
          <table:table-cell office:value-type="float" office:value="0.0238115000726277" calcext:value-type="float">
            <text:p>0.02</text:p>
          </table:table-cell>
          <table:table-cell office:value-type="float" office:value="1.88611108072428" calcext:value-type="float">
            <text:p>1.89</text:p>
          </table:table-cell>
          <table:table-cell office:value-type="float" office:value="1127" calcext:value-type="float">
            <text:p>1,127.00</text:p>
          </table:table-cell>
          <table:table-cell office:value-type="float" office:value="0.868136470946615" calcext:value-type="float">
            <text:p>0.87</text:p>
          </table:table-cell>
          <table:table-cell office:value-type="float" office:value="0.267989336131006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es_finde=Finde,retweet_verified=Verificados} =&gt; {difusion=alta}</text:p>
          </table:table-cell>
          <table:table-cell office:value-type="float" office:value="0.0114025440434936" calcext:value-type="float">
            <text:p>0.01</text:p>
          </table:table-cell>
          <table:table-cell office:value-type="float" office:value="0.481384143670609" calcext:value-type="float">
            <text:p>0.48</text:p>
          </table:table-cell>
          <table:table-cell office:value-type="float" office:value="0.0236869954970845" calcext:value-type="float">
            <text:p>0.02</text:p>
          </table:table-cell>
          <table:table-cell office:value-type="float" office:value="1.84891872699692" calcext:value-type="float">
            <text:p>1.85</text:p>
          </table:table-cell>
          <table:table-cell office:value-type="float" office:value="1099" calcext:value-type="float">
            <text:p>1,099.00</text:p>
          </table:table-cell>
          <table:table-cell office:value-type="float" office:value="0.868064540680417" calcext:value-type="float">
            <text:p>0.87</text:p>
          </table:table-cell>
          <table:table-cell office:value-type="float" office:value="0.26258973661573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source=Twitter for iPhone,RT_popular=muchos} =&gt; {difusion=alta}</text:p>
          </table:table-cell>
          <table:table-cell office:value-type="float" office:value="0.0111742856549978" calcext:value-type="float">
            <text:p>0.01</text:p>
          </table:table-cell>
          <table:table-cell office:value-type="float" office:value="0.471747700394218" calcext:value-type="float">
            <text:p>0.47</text:p>
          </table:table-cell>
          <table:table-cell office:value-type="float" office:value="0.0236869954970845" calcext:value-type="float">
            <text:p>0.02</text:p>
          </table:table-cell>
          <table:table-cell office:value-type="float" office:value="1.8119067051644" calcext:value-type="float">
            <text:p>1.81</text:p>
          </table:table-cell>
          <table:table-cell office:value-type="float" office:value="1077" calcext:value-type="float">
            <text:p>1,077.00</text:p>
          </table:table-cell>
          <table:table-cell office:value-type="float" office:value="0.867338403041825" calcext:value-type="float">
            <text:p>0.87</text:p>
          </table:table-cell>
          <table:table-cell office:value-type="float" office:value="0.257333163180292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retweet_verified=Verificados,RT_popular=muy muchos} =&gt; {difusion=alta}</text:p>
          </table:table-cell>
          <table:table-cell office:value-type="float" office:value="0.0107696457844826" calcext:value-type="float">
            <text:p>0.01</text:p>
          </table:table-cell>
          <table:table-cell office:value-type="float" office:value="0.456866197183099" calcext:value-type="float">
            <text:p>0.46</text:p>
          </table:table-cell>
          <table:table-cell office:value-type="float" office:value="0.0235728663028366" calcext:value-type="float">
            <text:p>0.02</text:p>
          </table:table-cell>
          <table:table-cell office:value-type="float" office:value="1.75474925547547" calcext:value-type="float">
            <text:p>1.75</text:p>
          </table:table-cell>
          <table:table-cell office:value-type="float" office:value="1038" calcext:value-type="float">
            <text:p>1,038.00</text:p>
          </table:table-cell>
          <table:table-cell office:value-type="float" office:value="0.866833789121848" calcext:value-type="float">
            <text:p>0.87</text:p>
          </table:table-cell>
          <table:table-cell office:value-type="float" office:value="0.249115333388712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Web App,retweet_verified=Sin verificar,RT_popular=muy muchos} =&gt; {difusion=alta}</text:p>
          </table:table-cell>
          <table:table-cell office:value-type="float" office:value="0.0103027536261958" calcext:value-type="float">
            <text:p>0.01</text:p>
          </table:table-cell>
          <table:table-cell office:value-type="float" office:value="0.440550133096717" calcext:value-type="float">
            <text:p>0.44</text:p>
          </table:table-cell>
          <table:table-cell office:value-type="float" office:value="0.0233861094395219" calcext:value-type="float">
            <text:p>0.02</text:p>
          </table:table-cell>
          <table:table-cell office:value-type="float" office:value="1.69208188922164" calcext:value-type="float">
            <text:p>1.69</text:p>
          </table:table-cell>
          <table:table-cell office:value-type="float" office:value="993" calcext:value-type="float">
            <text:p>993.00</text:p>
          </table:table-cell>
          <table:table-cell office:value-type="float" office:value="0.866628723202428" calcext:value-type="float">
            <text:p>0.87</text:p>
          </table:table-cell>
          <table:table-cell office:value-type="float" office:value="0.240060672669344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es_finde=Finde,retweet_verified=Sin verificar,RT_popular=muy muchos} =&gt; {difusion=alta}</text:p>
          </table:table-cell>
          <table:table-cell office:value-type="float" office:value="0.0107281442593015" calcext:value-type="float">
            <text:p>0.01</text:p>
          </table:table-cell>
          <table:table-cell office:value-type="float" office:value="0.453111305872042" calcext:value-type="float">
            <text:p>0.45</text:p>
          </table:table-cell>
          <table:table-cell office:value-type="float" office:value="0.0236766201157893" calcext:value-type="float">
            <text:p>0.02</text:p>
          </table:table-cell>
          <table:table-cell office:value-type="float" office:value="1.74032732456201" calcext:value-type="float">
            <text:p>1.74</text:p>
          </table:table-cell>
          <table:table-cell office:value-type="float" office:value="1034" calcext:value-type="float">
            <text:p>1,034.00</text:p>
          </table:table-cell>
          <table:table-cell office:value-type="float" office:value="0.865993470503379" calcext:value-type="float">
            <text:p>0.87</text:p>
          </table:table-cell>
          <table:table-cell office:value-type="float" office:value="0.247158187406412" calcext:value-type="float">
            <text:p>0.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T_popular=muchos} =&gt; {difusion=alta}</text:p>
          </table:table-cell>
          <table:table-cell office:value-type="float" office:value="0.0121080699715715" calcext:value-type="float">
            <text:p>0.01</text:p>
          </table:table-cell>
          <table:table-cell office:value-type="float" office:value="0.49323753169907" calcext:value-type="float">
            <text:p>0.49</text:p>
          </table:table-cell>
          <table:table-cell office:value-type="float" office:value="0.0245481521445913" calcext:value-type="float">
            <text:p>0.02</text:p>
          </table:table-cell>
          <table:table-cell office:value-type="float" office:value="1.89444567546903" calcext:value-type="float">
            <text:p>1.89</text:p>
          </table:table-cell>
          <table:table-cell office:value-type="float" office:value="1167" calcext:value-type="float">
            <text:p>1,167.00</text:p>
          </table:table-cell>
          <table:table-cell office:value-type="float" office:value="0.864412581295402" calcext:value-type="float">
            <text:p>0.86</text:p>
          </table:table-cell>
          <table:table-cell office:value-type="float" office:value="0.269871336185073" calcext:value-type="float">
            <text:p>0.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etweet_source=Twitter for iPhone} =&gt; {difusion=alta}</text:p>
          </table:table-cell>
          <table:table-cell office:value-type="float" office:value="0.0135191218277272" calcext:value-type="float">
            <text:p>0.01</text:p>
          </table:table-cell>
          <table:table-cell office:value-type="float" office:value="0.535552815454172" calcext:value-type="float">
            <text:p>0.54</text:p>
          </table:table-cell>
          <table:table-cell office:value-type="float" office:value="0.0252433026913739" calcext:value-type="float">
            <text:p>0.03</text:p>
          </table:table-cell>
          <table:table-cell office:value-type="float" office:value="2.05697184422985" calcext:value-type="float">
            <text:p>2.06</text:p>
          </table:table-cell>
          <table:table-cell office:value-type="float" office:value="1303" calcext:value-type="float">
            <text:p>1,303.00</text:p>
          </table:table-cell>
          <table:table-cell office:value-type="float" office:value="0.864132092739475" calcext:value-type="float">
            <text:p>0.86</text:p>
          </table:table-cell>
          <table:table-cell office:value-type="float" office:value="0.29373878917285" calcext:value-type="float">
            <text:p>0.2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source=Twitter Web App,retweet_verified=Verificados} =&gt; {difusion=alta}</text:p>
          </table:table-cell>
          <table:table-cell office:value-type="float" office:value="0.010115996762881" calcext:value-type="float">
            <text:p>0.01</text:p>
          </table:table-cell>
          <table:table-cell office:value-type="float" office:value="0.426882661996497" calcext:value-type="float">
            <text:p>0.43</text:p>
          </table:table-cell>
          <table:table-cell office:value-type="float" office:value="0.0236973708783798" calcext:value-type="float">
            <text:p>0.02</text:p>
          </table:table-cell>
          <table:table-cell office:value-type="float" office:value="1.63958734074067" calcext:value-type="float">
            <text:p>1.64</text:p>
          </table:table-cell>
          <table:table-cell office:value-type="float" office:value="975" calcext:value-type="float">
            <text:p>975.00</text:p>
          </table:table-cell>
          <table:table-cell office:value-type="float" office:value="0.863916979131159" calcext:value-type="float">
            <text:p>0.86</text:p>
          </table:table-cell>
          <table:table-cell office:value-type="float" office:value="0.232868285648763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retweet_verified=Sin verificar,RT_popular=muy muchos} =&gt; {difusion=alta}</text:p>
          </table:table-cell>
          <table:table-cell office:value-type="float" office:value="0.010707393496711" calcext:value-type="float">
            <text:p>0.01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0240916353675998" calcext:value-type="float">
            <text:p>0.02</text:p>
          </table:table-cell>
          <table:table-cell office:value-type="float" office:value="1.70703930997228" calcext:value-type="float">
            <text:p>1.71</text:p>
          </table:table-cell>
          <table:table-cell office:value-type="float" office:value="1032" calcext:value-type="float">
            <text:p>1,032.00</text:p>
          </table:table-cell>
          <table:table-cell office:value-type="float" office:value="0.863098847786537" calcext:value-type="float">
            <text:p>0.86</text:p>
          </table:table-cell>
          <table:table-cell office:value-type="float" office:value="0.242784906529228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polaridad=Positivo,RT_popular=muy muchos} =&gt; {difusion=alta}</text:p>
          </table:table-cell>
          <table:table-cell office:value-type="float" office:value="0.0103857566765579" calcext:value-type="float">
            <text:p>0.01</text:p>
          </table:table-cell>
          <table:table-cell office:value-type="float" office:value="0.433145824318477" calcext:value-type="float">
            <text:p>0.43</text:p>
          </table:table-cell>
          <table:table-cell office:value-type="float" office:value="0.0239775061733519" calcext:value-type="float">
            <text:p>0.02</text:p>
          </table:table-cell>
          <table:table-cell office:value-type="float" office:value="1.66364313538947" calcext:value-type="float">
            <text:p>1.66</text:p>
          </table:table-cell>
          <table:table-cell office:value-type="float" office:value="1001" calcext:value-type="float">
            <text:p>1,001.00</text:p>
          </table:table-cell>
          <table:table-cell office:value-type="float" office:value="0.862861687623087" calcext:value-type="float">
            <text:p>0.86</text:p>
          </table:table-cell>
          <table:table-cell office:value-type="float" office:value="0.236517918933766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gativo,RT_popular=muy muchos} =&gt; {difusion=alta}</text:p>
          </table:table-cell>
          <table:table-cell office:value-type="float" office:value="0.0133116142018219" calcext:value-type="float">
            <text:p>0.01</text:p>
          </table:table-cell>
          <table:table-cell office:value-type="float" office:value="0.524959083469722" calcext:value-type="float">
            <text:p>0.52</text:p>
          </table:table-cell>
          <table:table-cell office:value-type="float" office:value="0.0253574318856218" calcext:value-type="float">
            <text:p>0.03</text:p>
          </table:table-cell>
          <table:table-cell office:value-type="float" office:value="2.01628303112213" calcext:value-type="float">
            <text:p>2.02</text:p>
          </table:table-cell>
          <table:table-cell office:value-type="float" office:value="1283" calcext:value-type="float">
            <text:p>1,283.00</text:p>
          </table:table-cell>
          <table:table-cell office:value-type="float" office:value="0.862692820415159" calcext:value-type="float">
            <text:p>0.86</text:p>
          </table:table-cell>
          <table:table-cell office:value-type="float" office:value="0.288043421546768" calcext:value-type="float">
            <text:p>0.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T_popular=muy muchos} =&gt; {difusion=alta}</text:p>
          </table:table-cell>
          <table:table-cell office:value-type="float" office:value="0.0190595754393974" calcext:value-type="float">
            <text:p>0.02</text:p>
          </table:table-cell>
          <table:table-cell office:value-type="float" office:value="0.680118474639023" calcext:value-type="float">
            <text:p>0.68</text:p>
          </table:table-cell>
          <table:table-cell office:value-type="float" office:value="0.0280239048785043" calcext:value-type="float">
            <text:p>0.03</text:p>
          </table:table-cell>
          <table:table-cell office:value-type="float" office:value="2.6122251862062" calcext:value-type="float">
            <text:p>2.61</text:p>
          </table:table-cell>
          <table:table-cell office:value-type="float" office:value="1837" calcext:value-type="float">
            <text:p>1,837.00</text:p>
          </table:table-cell>
          <table:table-cell office:value-type="float" office:value="0.862662762924724" calcext:value-type="float">
            <text:p>0.86</text:p>
          </table:table-cell>
          <table:table-cell office:value-type="float" office:value="0.376661612389249" calcext:value-type="float">
            <text:p>0.3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utro,retweet_verified=Sin verificar,RT_popular=muy muchos} =&gt; {difusion=alta}</text:p>
          </table:table-cell>
          <table:table-cell office:value-type="float" office:value="0.0117760577701231" calcext:value-type="float">
            <text:p>0.01</text:p>
          </table:table-cell>
          <table:table-cell office:value-type="float" office:value="0.47569153394803" calcext:value-type="float">
            <text:p>0.48</text:p>
          </table:table-cell>
          <table:table-cell office:value-type="float" office:value="0.0247556597704966" calcext:value-type="float">
            <text:p>0.02</text:p>
          </table:table-cell>
          <table:table-cell office:value-type="float" office:value="1.82705433270818" calcext:value-type="float">
            <text:p>1.83</text:p>
          </table:table-cell>
          <table:table-cell office:value-type="float" office:value="1135" calcext:value-type="float">
            <text:p>1,135.00</text:p>
          </table:table-cell>
          <table:table-cell office:value-type="float" office:value="0.861947238565193" calcext:value-type="float">
            <text:p>0.86</text:p>
          </table:table-cell>
          <table:table-cell office:value-type="float" office:value="0.260460734695383" calcext:value-type="float">
            <text:p>0.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n_char=medio} =&gt; {difusion=alta}</text:p>
          </table:table-cell>
          <table:table-cell office:value-type="float" office:value="0.0105413873959868" calcext:value-type="float">
            <text:p>0.01</text:p>
          </table:table-cell>
          <table:table-cell office:value-type="float" office:value="0.435677530017153" calcext:value-type="float">
            <text:p>0.44</text:p>
          </table:table-cell>
          <table:table-cell office:value-type="float" office:value="0.0241953891805524" calcext:value-type="float">
            <text:p>0.02</text:p>
          </table:table-cell>
          <table:table-cell office:value-type="float" office:value="1.67336700797454" calcext:value-type="float">
            <text:p>1.67</text:p>
          </table:table-cell>
          <table:table-cell office:value-type="float" office:value="1016" calcext:value-type="float">
            <text:p>1,016.00</text:p>
          </table:table-cell>
          <table:table-cell office:value-type="float" office:value="0.861870503597122" calcext:value-type="float">
            <text:p>0.86</text:p>
          </table:table-cell>
          <table:table-cell office:value-type="float" office:value="0.238082648008497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source=Twitter Web App,RT_popular=muy muchos} =&gt; {difusion=alta}</text:p>
          </table:table-cell>
          <table:table-cell office:value-type="float" office:value="0.0105725135398726" calcext:value-type="float">
            <text:p>0.01</text:p>
          </table:table-cell>
          <table:table-cell office:value-type="float" office:value="0.435470085470085" calcext:value-type="float">
            <text:p>0.44</text:p>
          </table:table-cell>
          <table:table-cell office:value-type="float" office:value="0.0242783922309145" calcext:value-type="float">
            <text:p>0.02</text:p>
          </table:table-cell>
          <table:table-cell office:value-type="float" office:value="1.67257024698246" calcext:value-type="float">
            <text:p>1.67</text:p>
          </table:table-cell>
          <table:table-cell office:value-type="float" office:value="1019" calcext:value-type="float">
            <text:p>1,019.00</text:p>
          </table:table-cell>
          <table:table-cell office:value-type="float" office:value="0.861404505016089" calcext:value-type="float">
            <text:p>0.86</text:p>
          </table:table-cell>
          <table:table-cell office:value-type="float" office:value="0.238038700980042" calcext:value-type="float">
            <text:p>0.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verified=Verificados,RT_popular=muy muchos} =&gt; {difusion=alta}</text:p>
          </table:table-cell>
          <table:table-cell office:value-type="float" office:value="0.0176588989645369" calcext:value-type="float">
            <text:p>0.02</text:p>
          </table:table-cell>
          <table:table-cell office:value-type="float" office:value="0.64033107599699" calcext:value-type="float">
            <text:p>0.64</text:p>
          </table:table-cell>
          <table:table-cell office:value-type="float" office:value="0.027577763482808" calcext:value-type="float">
            <text:p>0.03</text:p>
          </table:table-cell>
          <table:table-cell office:value-type="float" office:value="2.45940821577835" calcext:value-type="float">
            <text:p>2.46</text:p>
          </table:table-cell>
          <table:table-cell office:value-type="float" office:value="1702" calcext:value-type="float">
            <text:p>1,702.00</text:p>
          </table:table-cell>
          <table:table-cell office:value-type="float" office:value="0.86126679462572" calcext:value-type="float">
            <text:p>0.86</text:p>
          </table:table-cell>
          <table:table-cell office:value-type="float" office:value="0.3540780270397" calcext:value-type="float">
            <text:p>0.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medio,polaridad=Neutro} =&gt; {difusion=alta}</text:p>
          </table:table-cell>
          <table:table-cell office:value-type="float" office:value="0.0101367475254716" calcext:value-type="float">
            <text:p>0.01</text:p>
          </table:table-cell>
          <table:table-cell office:value-type="float" office:value="0.418774110587227" calcext:value-type="float">
            <text:p>0.42</text:p>
          </table:table-cell>
          <table:table-cell office:value-type="float" office:value="0.0242057645618476" calcext:value-type="float">
            <text:p>0.02</text:p>
          </table:table-cell>
          <table:table-cell office:value-type="float" office:value="1.60844370473492" calcext:value-type="float">
            <text:p>1.61</text:p>
          </table:table-cell>
          <table:table-cell office:value-type="float" office:value="977" calcext:value-type="float">
            <text:p>977.00</text:p>
          </table:table-cell>
          <table:table-cell office:value-type="float" office:value="0.860529300567108" calcext:value-type="float">
            <text:p>0.86</text:p>
          </table:table-cell>
          <table:table-cell office:value-type="float" office:value="0.228853860107513" calcext:value-type="float">
            <text:p>0.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T_popular=muchos} =&gt; {difusion=alta}</text:p>
          </table:table-cell>
          <table:table-cell office:value-type="float" office:value="0.0118383100578946" calcext:value-type="float">
            <text:p>0.01</text:p>
          </table:table-cell>
          <table:table-cell office:value-type="float" office:value="0.473051409618574" calcext:value-type="float">
            <text:p>0.47</text:p>
          </table:table-cell>
          <table:table-cell office:value-type="float" office:value="0.0250254196841734" calcext:value-type="float">
            <text:p>0.03</text:p>
          </table:table-cell>
          <table:table-cell office:value-type="float" office:value="1.81691404167759" calcext:value-type="float">
            <text:p>1.82</text:p>
          </table:table-cell>
          <table:table-cell office:value-type="float" office:value="1141" calcext:value-type="float">
            <text:p>1,141.00</text:p>
          </table:table-cell>
          <table:table-cell office:value-type="float" office:value="0.860307225488337" calcext:value-type="float">
            <text:p>0.86</text:p>
          </table:table-cell>
          <table:table-cell office:value-type="float" office:value="0.259260223020812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gativo,RT_popular=muchos} =&gt; {difusion=alta}</text:p>
          </table:table-cell>
          <table:table-cell office:value-type="float" office:value="0.0104895104895105" calcext:value-type="float">
            <text:p>0.01</text:p>
          </table:table-cell>
          <table:table-cell office:value-type="float" office:value="0.429481733220051" calcext:value-type="float">
            <text:p>0.43</text:p>
          </table:table-cell>
          <table:table-cell office:value-type="float" office:value="0.0244236475690482" calcext:value-type="float">
            <text:p>0.02</text:p>
          </table:table-cell>
          <table:table-cell office:value-type="float" office:value="1.64956995342372" calcext:value-type="float">
            <text:p>1.65</text:p>
          </table:table-cell>
          <table:table-cell office:value-type="float" office:value="1011" calcext:value-type="float">
            <text:p>1,011.00</text:p>
          </table:table-cell>
          <table:table-cell office:value-type="float" office:value="0.860158111737338" calcext:value-type="float">
            <text:p>0.86</text:p>
          </table:table-cell>
          <table:table-cell office:value-type="float" office:value="0.234885124201482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source=Twitter for iPhone,retweet_verified=Sin verificar,RT_popular=muchos} =&gt; {difusion=alta}</text:p>
          </table:table-cell>
          <table:table-cell office:value-type="float" office:value="0.0103027536261958" calcext:value-type="float">
            <text:p>0.01</text:p>
          </table:table-cell>
          <table:table-cell office:value-type="float" office:value="0.422553191489362" calcext:value-type="float">
            <text:p>0.42</text:p>
          </table:table-cell>
          <table:table-cell office:value-type="float" office:value="0.0243821460438671" calcext:value-type="float">
            <text:p>0.02</text:p>
          </table:table-cell>
          <table:table-cell office:value-type="float" office:value="1.62295854395982" calcext:value-type="float">
            <text:p>1.62</text:p>
          </table:table-cell>
          <table:table-cell office:value-type="float" office:value="993" calcext:value-type="float">
            <text:p>993.00</text:p>
          </table:table-cell>
          <table:table-cell office:value-type="float" office:value="0.859854069789422" calcext:value-type="float">
            <text:p>0.86</text:p>
          </table:table-cell>
          <table:table-cell office:value-type="float" office:value="0.231062201865666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es_finde=Finde,retweet_source=Twitter for iPhone} =&gt; {difusion=alta}</text:p>
          </table:table-cell>
          <table:table-cell office:value-type="float" office:value="0.0111742856549978" calcext:value-type="float">
            <text:p>0.01</text:p>
          </table:table-cell>
          <table:table-cell office:value-type="float" office:value="0.450816241105065" calcext:value-type="float">
            <text:p>0.45</text:p>
          </table:table-cell>
          <table:table-cell office:value-type="float" office:value="0.0247867859143823" calcext:value-type="float">
            <text:p>0.02</text:p>
          </table:table-cell>
          <table:table-cell office:value-type="float" office:value="1.73151235156565" calcext:value-type="float">
            <text:p>1.73</text:p>
          </table:table-cell>
          <table:table-cell office:value-type="float" office:value="1077" calcext:value-type="float">
            <text:p>1,077.00</text:p>
          </table:table-cell>
          <table:table-cell office:value-type="float" office:value="0.859842460046959" calcext:value-type="float">
            <text:p>0.86</text:p>
          </table:table-cell>
          <table:table-cell office:value-type="float" office:value="0.246867433535716" calcext:value-type="float">
            <text:p>0.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etweet_source=Twitter for iPhone,retweet_verified=Sin verificar} =&gt; {difusion=alta}</text:p>
          </table:table-cell>
          <table:table-cell office:value-type="float" office:value="0.0120976945902762" calcext:value-type="float">
            <text:p>0.01</text:p>
          </table:table-cell>
          <table:table-cell office:value-type="float" office:value="0.479440789473684" calcext:value-type="float">
            <text:p>0.48</text:p>
          </table:table-cell>
          <table:table-cell office:value-type="float" office:value="0.0252329273100786" calcext:value-type="float">
            <text:p>0.03</text:p>
          </table:table-cell>
          <table:table-cell office:value-type="float" office:value="1.84145461748038" calcext:value-type="float">
            <text:p>1.84</text:p>
          </table:table-cell>
          <table:table-cell office:value-type="float" office:value="1166" calcext:value-type="float">
            <text:p>1,166.00</text:p>
          </table:table-cell>
          <table:table-cell office:value-type="float" office:value="0.859711684370258" calcext:value-type="float">
            <text:p>0.86</text:p>
          </table:table-cell>
          <table:table-cell office:value-type="float" office:value="0.262953039990688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source=Twitter for iPhone,RT_popular=muchos} =&gt; {difusion=alta}</text:p>
          </table:table-cell>
          <table:table-cell office:value-type="float" office:value="0.0106243904463489" calcext:value-type="float">
            <text:p>0.01</text:p>
          </table:table-cell>
          <table:table-cell office:value-type="float" office:value="0.429710449013848" calcext:value-type="float">
            <text:p>0.43</text:p>
          </table:table-cell>
          <table:table-cell office:value-type="float" office:value="0.0247245336266108" calcext:value-type="float">
            <text:p>0.02</text:p>
          </table:table-cell>
          <table:table-cell office:value-type="float" office:value="1.65044841383808" calcext:value-type="float">
            <text:p>1.65</text:p>
          </table:table-cell>
          <table:table-cell office:value-type="float" office:value="1024" calcext:value-type="float">
            <text:p>1,024.00</text:p>
          </table:table-cell>
          <table:table-cell office:value-type="float" office:value="0.858541564283824" calcext:value-type="float">
            <text:p>0.86</text:p>
          </table:table-cell>
          <table:table-cell office:value-type="float" office:value="0.235258508160387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es_finde=Finde,retweet_verified=Verificados} =&gt; {difusion=alta}</text:p>
          </table:table-cell>
          <table:table-cell office:value-type="float" office:value="0.0145151584320724" calcext:value-type="float">
            <text:p>0.01</text:p>
          </table:table-cell>
          <table:table-cell office:value-type="float" office:value="0.545844713226687" calcext:value-type="float">
            <text:p>0.55</text:p>
          </table:table-cell>
          <table:table-cell office:value-type="float" office:value="0.026592102259758" calcext:value-type="float">
            <text:p>0.03</text:p>
          </table:table-cell>
          <table:table-cell office:value-type="float" office:value="2.09650136089163" calcext:value-type="float">
            <text:p>2.10</text:p>
          </table:table-cell>
          <table:table-cell office:value-type="float" office:value="1399" calcext:value-type="float">
            <text:p>1,399.00</text:p>
          </table:table-cell>
          <table:table-cell office:value-type="float" office:value="0.858062304821388" calcext:value-type="float">
            <text:p>0.86</text:p>
          </table:table-cell>
          <table:table-cell office:value-type="float" office:value="0.30079754590162" calcext:value-type="float">
            <text:p>0.3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source=Twitter Web App,RT_popular=muy muchos} =&gt; {difusion=alta}</text:p>
          </table:table-cell>
          <table:table-cell office:value-type="float" office:value="0.0123052022161814" calcext:value-type="float">
            <text:p>0.01</text:p>
          </table:table-cell>
          <table:table-cell office:value-type="float" office:value="0.479773462783172" calcext:value-type="float">
            <text:p>0.48</text:p>
          </table:table-cell>
          <table:table-cell office:value-type="float" office:value="0.0256479425618892" calcext:value-type="float">
            <text:p>0.03</text:p>
          </table:table-cell>
          <table:table-cell office:value-type="float" office:value="1.84273236191789" calcext:value-type="float">
            <text:p>1.84</text:p>
          </table:table-cell>
          <table:table-cell office:value-type="float" office:value="1186" calcext:value-type="float">
            <text:p>1,186.00</text:p>
          </table:table-cell>
          <table:table-cell office:value-type="float" office:value="0.857543593631539" calcext:value-type="float">
            <text:p>0.86</text:p>
          </table:table-cell>
          <table:table-cell office:value-type="float" office:value="0.263517878279288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etweet_es_finde=Finde,retweet_verified=Verificados,RT_popular=muy muchos} =&gt; {difusion=alta}</text:p>
          </table:table-cell>
          <table:table-cell office:value-type="float" office:value="0.0113714178996078" calcext:value-type="float">
            <text:p>0.01</text:p>
          </table:table-cell>
          <table:table-cell office:value-type="float" office:value="0.448445171849427" calcext:value-type="float">
            <text:p>0.45</text:p>
          </table:table-cell>
          <table:table-cell office:value-type="float" office:value="0.0253574318856218" calcext:value-type="float">
            <text:p>0.03</text:p>
          </table:table-cell>
          <table:table-cell office:value-type="float" office:value="1.72240545760706" calcext:value-type="float">
            <text:p>1.72</text:p>
          </table:table-cell>
          <table:table-cell office:value-type="float" office:value="1096" calcext:value-type="float">
            <text:p>1,096.00</text:p>
          </table:table-cell>
          <table:table-cell office:value-type="float" office:value="0.856591785795326" calcext:value-type="float">
            <text:p>0.86</text:p>
          </table:table-cell>
          <table:table-cell office:value-type="float" office:value="0.246060475460061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es_finde=Finde,retweet_verified=Verificados,RT_popular=muy muchos} =&gt; {difusion=alta}</text:p>
          </table:table-cell>
          <table:table-cell office:value-type="float" office:value="0.011340291755722" calcext:value-type="float">
            <text:p>0.01</text:p>
          </table:table-cell>
          <table:table-cell office:value-type="float" office:value="0.446669391091132" calcext:value-type="float">
            <text:p>0.45</text:p>
          </table:table-cell>
          <table:table-cell office:value-type="float" office:value="0.0253885580295076" calcext:value-type="float">
            <text:p>0.03</text:p>
          </table:table-cell>
          <table:table-cell office:value-type="float" office:value="1.71558497059638" calcext:value-type="float">
            <text:p>1.72</text:p>
          </table:table-cell>
          <table:table-cell office:value-type="float" office:value="1093" calcext:value-type="float">
            <text:p>1,093.00</text:p>
          </table:table-cell>
          <table:table-cell office:value-type="float" office:value="0.856284029038113" calcext:value-type="float">
            <text:p>0.86</text:p>
          </table:table-cell>
          <table:table-cell office:value-type="float" office:value="0.245112809835835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fecha_inicio_T_momento=Tarde,n_char=largo,retweet_es_finde=Finde} =&gt; {difusion=alta}</text:p>
          </table:table-cell>
          <table:table-cell office:value-type="float" office:value="0.0101782490506526" calcext:value-type="float">
            <text:p>0.01</text:p>
          </table:table-cell>
          <table:table-cell office:value-type="float" office:value="0.409432387312187" calcext:value-type="float">
            <text:p>0.41</text:p>
          </table:table-cell>
          <table:table-cell office:value-type="float" office:value="0.0248594135834492" calcext:value-type="float">
            <text:p>0.02</text:p>
          </table:table-cell>
          <table:table-cell office:value-type="float" office:value="1.57256365481482" calcext:value-type="float">
            <text:p>1.57</text:p>
          </table:table-cell>
          <table:table-cell office:value-type="float" office:value="981" calcext:value-type="float">
            <text:p>981.00</text:p>
          </table:table-cell>
          <table:table-cell office:value-type="float" office:value="0.856237504243842" calcext:value-type="float">
            <text:p>0.86</text:p>
          </table:table-cell>
          <table:table-cell office:value-type="float" office:value="0.224262698796765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etweet_es_finde=Laborable} =&gt; {difusion=alta}</text:p>
          </table:table-cell>
          <table:table-cell office:value-type="float" office:value="0.0103546305326721" calcext:value-type="float">
            <text:p>0.01</text:p>
          </table:table-cell>
          <table:table-cell office:value-type="float" office:value="0.414107883817427" calcext:value-type="float">
            <text:p>0.41</text:p>
          </table:table-cell>
          <table:table-cell office:value-type="float" office:value="0.0250046689215829" calcext:value-type="float">
            <text:p>0.03</text:p>
          </table:table-cell>
          <table:table-cell office:value-type="float" office:value="1.59052148155301" calcext:value-type="float">
            <text:p>1.59</text:p>
          </table:table-cell>
          <table:table-cell office:value-type="float" office:value="998" calcext:value-type="float">
            <text:p>998.00</text:p>
          </table:table-cell>
          <table:table-cell office:value-type="float" office:value="0.85580623255112" calcext:value-type="float">
            <text:p>0.86</text:p>
          </table:table-cell>
          <table:table-cell office:value-type="float" office:value="0.226939173438163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es_finde=Finde,RT_popular=muy muchos} =&gt; {difusion=alta}</text:p>
          </table:table-cell>
          <table:table-cell office:value-type="float" office:value="0.0139963893673092" calcext:value-type="float">
            <text:p>0.01</text:p>
          </table:table-cell>
          <table:table-cell office:value-type="float" office:value="0.522868217054264" calcext:value-type="float">
            <text:p>0.52</text:p>
          </table:table-cell>
          <table:table-cell office:value-type="float" office:value="0.0267684837417775" calcext:value-type="float">
            <text:p>0.03</text:p>
          </table:table-cell>
          <table:table-cell office:value-type="float" office:value="2.00825235100518" calcext:value-type="float">
            <text:p>2.01</text:p>
          </table:table-cell>
          <table:table-cell office:value-type="float" office:value="1349" calcext:value-type="float">
            <text:p>1,349.00</text:p>
          </table:table-cell>
          <table:table-cell office:value-type="float" office:value="0.855232668566002" calcext:value-type="float">
            <text:p>0.86</text:p>
          </table:table-cell>
          <table:table-cell office:value-type="float" office:value="0.288313043730766" calcext:value-type="float">
            <text:p>0.2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Finde,retweet_verified=Sin verificar,RT_popular=muy muchos} =&gt; {difusion=alta}</text:p>
          </table:table-cell>
          <table:table-cell office:value-type="float" office:value="0.0139030109356519" calcext:value-type="float">
            <text:p>0.01</text:p>
          </table:table-cell>
          <table:table-cell office:value-type="float" office:value="0.518375241779497" calcext:value-type="float">
            <text:p>0.52</text:p>
          </table:table-cell>
          <table:table-cell office:value-type="float" office:value="0.0268203606482538" calcext:value-type="float">
            <text:p>0.03</text:p>
          </table:table-cell>
          <table:table-cell office:value-type="float" office:value="1.99099555882647" calcext:value-type="float">
            <text:p>1.99</text:p>
          </table:table-cell>
          <table:table-cell office:value-type="float" office:value="1340" calcext:value-type="float">
            <text:p>1,340.00</text:p>
          </table:table-cell>
          <table:table-cell office:value-type="float" office:value="0.854588253160712" calcext:value-type="float">
            <text:p>0.85</text:p>
          </table:table-cell>
          <table:table-cell office:value-type="float" office:value="0.285887230358147" calcext:value-type="float">
            <text:p>0.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polaridad=Negativo} =&gt; {difusion=alta}</text:p>
          </table:table-cell>
          <table:table-cell office:value-type="float" office:value="0.0107177688780063" calcext:value-type="float">
            <text:p>0.01</text:p>
          </table:table-cell>
          <table:table-cell office:value-type="float" office:value="0.422494887525562" calcext:value-type="float">
            <text:p>0.42</text:p>
          </table:table-cell>
          <table:table-cell office:value-type="float" office:value="0.0253678072669171" calcext:value-type="float">
            <text:p>0.03</text:p>
          </table:table-cell>
          <table:table-cell office:value-type="float" office:value="1.62273460785402" calcext:value-type="float">
            <text:p>1.62</text:p>
          </table:table-cell>
          <table:table-cell office:value-type="float" office:value="1033" calcext:value-type="float">
            <text:p>1,033.00</text:p>
          </table:table-cell>
          <table:table-cell office:value-type="float" office:value="0.854485776805252" calcext:value-type="float">
            <text:p>0.85</text:p>
          </table:table-cell>
          <table:table-cell office:value-type="float" office:value="0.23183005315148" calcext:value-type="float">
            <text:p>0.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polaridad=Positivo,retweet_es_finde=Finde} =&gt; {difusion=alta}</text:p>
          </table:table-cell>
          <table:table-cell office:value-type="float" office:value="0.0108630242161399" calcext:value-type="float">
            <text:p>0.01</text:p>
          </table:table-cell>
          <table:table-cell office:value-type="float" office:value="0.42699836867863" calcext:value-type="float">
            <text:p>0.43</text:p>
          </table:table-cell>
          <table:table-cell office:value-type="float" office:value="0.0254404349359839" calcext:value-type="float">
            <text:p>0.03</text:p>
          </table:table-cell>
          <table:table-cell office:value-type="float" office:value="1.64003175141403" calcext:value-type="float">
            <text:p>1.64</text:p>
          </table:table-cell>
          <table:table-cell office:value-type="float" office:value="1047" calcext:value-type="float">
            <text:p>1,047.00</text:p>
          </table:table-cell>
          <table:table-cell office:value-type="float" office:value="0.854447337635382" calcext:value-type="float">
            <text:p>0.85</text:p>
          </table:table-cell>
          <table:table-cell office:value-type="float" office:value="0.234360744871713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retweet_es_finde=Laborable,RT_popular=muy muchos} =&gt; {difusion=alta}</text:p>
          </table:table-cell>
          <table:table-cell office:value-type="float" office:value="0.0118383100578946" calcext:value-type="float">
            <text:p>0.01</text:p>
          </table:table-cell>
          <table:table-cell office:value-type="float" office:value="0.456582633053221" calcext:value-type="float">
            <text:p>0.46</text:p>
          </table:table-cell>
          <table:table-cell office:value-type="float" office:value="0.0259280778568612" calcext:value-type="float">
            <text:p>0.03</text:p>
          </table:table-cell>
          <table:table-cell office:value-type="float" office:value="1.75366013146312" calcext:value-type="float">
            <text:p>1.75</text:p>
          </table:table-cell>
          <table:table-cell office:value-type="float" office:value="1141" calcext:value-type="float">
            <text:p>1,141.00</text:p>
          </table:table-cell>
          <table:table-cell office:value-type="float" office:value="0.854188719189475" calcext:value-type="float">
            <text:p>0.85</text:p>
          </table:table-cell>
          <table:table-cell office:value-type="float" office:value="0.251025834738135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gativo,retweet_source=Twitter for iPhone} =&gt; {difusion=alta}</text:p>
          </table:table-cell>
          <table:table-cell office:value-type="float" office:value="0.0114025440434936" calcext:value-type="float">
            <text:p>0.01</text:p>
          </table:table-cell>
          <table:table-cell office:value-type="float" office:value="0.442075623491553" calcext:value-type="float">
            <text:p>0.44</text:p>
          </table:table-cell>
          <table:table-cell office:value-type="float" office:value="0.0257931979000228" calcext:value-type="float">
            <text:p>0.03</text:p>
          </table:table-cell>
          <table:table-cell office:value-type="float" office:value="1.69794105138132" calcext:value-type="float">
            <text:p>1.70</text:p>
          </table:table-cell>
          <table:table-cell office:value-type="float" office:value="1099" calcext:value-type="float">
            <text:p>1,099.00</text:p>
          </table:table-cell>
          <table:table-cell office:value-type="float" office:value="0.85374419395038" calcext:value-type="float">
            <text:p>0.85</text:p>
          </table:table-cell>
          <table:table-cell office:value-type="float" office:value="0.242935476526202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verified=Verificados,RT_popular=muy muchos} =&gt; {difusion=alta}</text:p>
          </table:table-cell>
          <table:table-cell office:value-type="float" office:value="0.013155983482393" calcext:value-type="float">
            <text:p>0.01</text:p>
          </table:table-cell>
          <table:table-cell office:value-type="float" office:value="0.492236024844721" calcext:value-type="float">
            <text:p>0.49</text:p>
          </table:table-cell>
          <table:table-cell office:value-type="float" office:value="0.0267269822165965" calcext:value-type="float">
            <text:p>0.03</text:p>
          </table:table-cell>
          <table:table-cell office:value-type="float" office:value="1.89059904943747" calcext:value-type="float">
            <text:p>1.89</text:p>
          </table:table-cell>
          <table:table-cell office:value-type="float" office:value="1268" calcext:value-type="float">
            <text:p>1,268.00</text:p>
          </table:table-cell>
          <table:table-cell office:value-type="float" office:value="0.852889932580865" calcext:value-type="float">
            <text:p>0.85</text:p>
          </table:table-cell>
          <table:table-cell office:value-type="float" office:value="0.271383016008875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retweet_es_finde=Finde,retweet_verified=Verificados} =&gt; {difusion=alta}</text:p>
          </table:table-cell>
          <table:table-cell office:value-type="float" office:value="0.0109356518852068" calcext:value-type="float">
            <text:p>0.01</text:p>
          </table:table-cell>
          <table:table-cell office:value-type="float" office:value="0.424144869215292" calcext:value-type="float">
            <text:p>0.42</text:p>
          </table:table-cell>
          <table:table-cell office:value-type="float" office:value="0.0257828225187276" calcext:value-type="float">
            <text:p>0.03</text:p>
          </table:table-cell>
          <table:table-cell office:value-type="float" office:value="1.6290719209655" calcext:value-type="float">
            <text:p>1.63</text:p>
          </table:table-cell>
          <table:table-cell office:value-type="float" office:value="1054" calcext:value-type="float">
            <text:p>1,054.00</text:p>
          </table:table-cell>
          <table:table-cell office:value-type="float" office:value="0.852365692742696" calcext:value-type="float">
            <text:p>0.85</text:p>
          </table:table-cell>
          <table:table-cell office:value-type="float" office:value="0.233073470711894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verified=Verificados,RT_popular=muy muchos} =&gt; {difusion=alta}</text:p>
          </table:table-cell>
          <table:table-cell office:value-type="float" office:value="0.0148679213961113" calcext:value-type="float">
            <text:p>0.01</text:p>
          </table:table-cell>
          <table:table-cell office:value-type="float" office:value="0.538721804511278" calcext:value-type="float">
            <text:p>0.54</text:p>
          </table:table-cell>
          <table:table-cell office:value-type="float" office:value="0.0275985142453985" calcext:value-type="float">
            <text:p>0.03</text:p>
          </table:table-cell>
          <table:table-cell office:value-type="float" office:value="2.0691434192399" calcext:value-type="float">
            <text:p>2.07</text:p>
          </table:table-cell>
          <table:table-cell office:value-type="float" office:value="1433" calcext:value-type="float">
            <text:p>1,433.00</text:p>
          </table:table-cell>
          <table:table-cell office:value-type="float" office:value="0.85232323999848" calcext:value-type="float">
            <text:p>0.85</text:p>
          </table:table-cell>
          <table:table-cell office:value-type="float" office:value="0.297913544321472" calcext:value-type="float">
            <text:p>0.3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retweet_es_finde=Finde,RT_popular=muy muchos} =&gt; {difusion=alta}</text:p>
          </table:table-cell>
          <table:table-cell office:value-type="float" office:value="0.0123363283600672" calcext:value-type="float">
            <text:p>0.01</text:p>
          </table:table-cell>
          <table:table-cell office:value-type="float" office:value="0.466640502354788" calcext:value-type="float">
            <text:p>0.47</text:p>
          </table:table-cell>
          <table:table-cell office:value-type="float" office:value="0.0264364715403291" calcext:value-type="float">
            <text:p>0.03</text:p>
          </table:table-cell>
          <table:table-cell office:value-type="float" office:value="1.79229078257588" calcext:value-type="float">
            <text:p>1.79</text:p>
          </table:table-cell>
          <table:table-cell office:value-type="float" office:value="1189" calcext:value-type="float">
            <text:p>1,189.00</text:p>
          </table:table-cell>
          <table:table-cell office:value-type="float" office:value="0.852304086493025" calcext:value-type="float">
            <text:p>0.85</text:p>
          </table:table-cell>
          <table:table-cell office:value-type="float" office:value="0.257011173310175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utro,retweet_verified=Verificados,RT_popular=muy muchos} =&gt; {difusion=alta}</text:p>
          </table:table-cell>
          <table:table-cell office:value-type="float" office:value="0.0112261625614741" calcext:value-type="float">
            <text:p>0.01</text:p>
          </table:table-cell>
          <table:table-cell office:value-type="float" office:value="0.432281262485018" calcext:value-type="float">
            <text:p>0.43</text:p>
          </table:table-cell>
          <table:table-cell office:value-type="float" office:value="0.0259695793820423" calcext:value-type="float">
            <text:p>0.03</text:p>
          </table:table-cell>
          <table:table-cell office:value-type="float" office:value="1.66032249305934" calcext:value-type="float">
            <text:p>1.66</text:p>
          </table:table-cell>
          <table:table-cell office:value-type="float" office:value="1082" calcext:value-type="float">
            <text:p>1,082.00</text:p>
          </table:table-cell>
          <table:table-cell office:value-type="float" office:value="0.85200829719027" calcext:value-type="float">
            <text:p>0.85</text:p>
          </table:table-cell>
          <table:table-cell office:value-type="float" office:value="0.237699569634156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Positivo,retweet_verified=Verificados} =&gt; {difusion=alta}</text:p>
          </table:table-cell>
          <table:table-cell office:value-type="float" office:value="0.0108941503600257" calcext:value-type="float">
            <text:p>0.01</text:p>
          </table:table-cell>
          <table:table-cell office:value-type="float" office:value="0.420841683366733" calcext:value-type="float">
            <text:p>0.42</text:p>
          </table:table-cell>
          <table:table-cell office:value-type="float" office:value="0.0258865763316802" calcext:value-type="float">
            <text:p>0.03</text:p>
          </table:table-cell>
          <table:table-cell office:value-type="float" office:value="1.61638491775933" calcext:value-type="float">
            <text:p>1.62</text:p>
          </table:table-cell>
          <table:table-cell office:value-type="float" office:value="1050" calcext:value-type="float">
            <text:p>1,050.00</text:p>
          </table:table-cell>
          <table:table-cell office:value-type="float" office:value="0.851539244131279" calcext:value-type="float">
            <text:p>0.85</text:p>
          </table:table-cell>
          <table:table-cell office:value-type="float" office:value="0.231342177460843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n_char=largo,polaridad=Negativo} =&gt; {difusion=alta}</text:p>
          </table:table-cell>
          <table:table-cell office:value-type="float" office:value="0.0100018675686331" calcext:value-type="float">
            <text:p>0.01</text:p>
          </table:table-cell>
          <table:table-cell office:value-type="float" office:value="0.392029280195201" calcext:value-type="float">
            <text:p>0.39</text:p>
          </table:table-cell>
          <table:table-cell office:value-type="float" office:value="0.0255130626050507" calcext:value-type="float">
            <text:p>0.03</text:p>
          </table:table-cell>
          <table:table-cell office:value-type="float" office:value="1.50572113189503" calcext:value-type="float">
            <text:p>1.51</text:p>
          </table:table-cell>
          <table:table-cell office:value-type="float" office:value="964" calcext:value-type="float">
            <text:p>964.00</text:p>
          </table:table-cell>
          <table:table-cell office:value-type="float" office:value="0.851291887622701" calcext:value-type="float">
            <text:p>0.85</text:p>
          </table:table-cell>
          <table:table-cell office:value-type="float" office:value="0.215222418849494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Positivo,retweet_verified=Verificados} =&gt; {difusion=alta}</text:p>
          </table:table-cell>
          <table:table-cell office:value-type="float" office:value="0.0122325745471146" calcext:value-type="float">
            <text:p>0.01</text:p>
          </table:table-cell>
          <table:table-cell office:value-type="float" office:value="0.460367044123389" calcext:value-type="float">
            <text:p>0.46</text:p>
          </table:table-cell>
          <table:table-cell office:value-type="float" office:value="0.0265713514971675" calcext:value-type="float">
            <text:p>0.03</text:p>
          </table:table-cell>
          <table:table-cell office:value-type="float" office:value="1.76819544300233" calcext:value-type="float">
            <text:p>1.77</text:p>
          </table:table-cell>
          <table:table-cell office:value-type="float" office:value="1179" calcext:value-type="float">
            <text:p>1,179.00</text:p>
          </table:table-cell>
          <table:table-cell office:value-type="float" office:value="0.851072669587551" calcext:value-type="float">
            <text:p>0.85</text:p>
          </table:table-cell>
          <table:table-cell office:value-type="float" office:value="0.253675193377547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es_finde=Finde,RT_popular=muchos} =&gt; {difusion=alta}</text:p>
          </table:table-cell>
          <table:table-cell office:value-type="float" office:value="0.011495922475151" calcext:value-type="float">
            <text:p>0.01</text:p>
          </table:table-cell>
          <table:table-cell office:value-type="float" office:value="0.438117833135627" calcext:value-type="float">
            <text:p>0.44</text:p>
          </table:table-cell>
          <table:table-cell office:value-type="float" office:value="0.0262393392957191" calcext:value-type="float">
            <text:p>0.03</text:p>
          </table:table-cell>
          <table:table-cell office:value-type="float" office:value="1.68273981801538" calcext:value-type="float">
            <text:p>1.68</text:p>
          </table:table-cell>
          <table:table-cell office:value-type="float" office:value="1108" calcext:value-type="float">
            <text:p>1,108.00</text:p>
          </table:table-cell>
          <table:table-cell office:value-type="float" office:value="0.851027720158401" calcext:value-type="float">
            <text:p>0.85</text:p>
          </table:table-cell>
          <table:table-cell office:value-type="float" office:value="0.241135907083474" calcext:value-type="float">
            <text:p>0.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etweet_source=Twitter for iPhone,retweet_verified=Sin verificar} =&gt; {difusion=alta}</text:p>
          </table:table-cell>
          <table:table-cell office:value-type="float" office:value="0.0122221991658193" calcext:value-type="float">
            <text:p>0.01</text:p>
          </table:table-cell>
          <table:table-cell office:value-type="float" office:value="0.458187475690393" calcext:value-type="float">
            <text:p>0.46</text:p>
          </table:table-cell>
          <table:table-cell office:value-type="float" office:value="0.0266751053101201" calcext:value-type="float">
            <text:p>0.03</text:p>
          </table:table-cell>
          <table:table-cell office:value-type="float" office:value="1.75982407276606" calcext:value-type="float">
            <text:p>1.76</text:p>
          </table:table-cell>
          <table:table-cell office:value-type="float" office:value="1178" calcext:value-type="float">
            <text:p>1,178.00</text:p>
          </table:table-cell>
          <table:table-cell office:value-type="float" office:value="0.850341677049118" calcext:value-type="float">
            <text:p>0.85</text:p>
          </table:table-cell>
          <table:table-cell office:value-type="float" office:value="0.252565484079356" calcext:value-type="float">
            <text:p>0.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n_char=corto,retweet_es_finde=Finde} =&gt; {difusion=alta}</text:p>
          </table:table-cell>
          <table:table-cell office:value-type="float" office:value="0.0102923782449005" calcext:value-type="float">
            <text:p>0.01</text:p>
          </table:table-cell>
          <table:table-cell office:value-type="float" office:value="0.397595190380762" calcext:value-type="float">
            <text:p>0.40</text:p>
          </table:table-cell>
          <table:table-cell office:value-type="float" office:value="0.0258865763316802" calcext:value-type="float">
            <text:p>0.03</text:p>
          </table:table-cell>
          <table:table-cell office:value-type="float" office:value="1.52709889373071" calcext:value-type="float">
            <text:p>1.53</text:p>
          </table:table-cell>
          <table:table-cell office:value-type="float" office:value="992" calcext:value-type="float">
            <text:p>992.00</text:p>
          </table:table-cell>
          <table:table-cell office:value-type="float" office:value="0.849682294995676" calcext:value-type="float">
            <text:p>0.85</text:p>
          </table:table-cell>
          <table:table-cell office:value-type="float" office:value="0.218563276229673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fecha_inicio_T_momento=Noche,RT_popular=muy muchos} =&gt; {difusion=alta}</text:p>
          </table:table-cell>
          <table:table-cell office:value-type="float" office:value="0.0128758481874209" calcext:value-type="float">
            <text:p>0.01</text:p>
          </table:table-cell>
          <table:table-cell office:value-type="float" office:value="0.474933027171833" calcext:value-type="float">
            <text:p>0.47</text:p>
          </table:table-cell>
          <table:table-cell office:value-type="float" office:value="0.0271108713245212" calcext:value-type="float">
            <text:p>0.03</text:p>
          </table:table-cell>
          <table:table-cell office:value-type="float" office:value="1.82414103071952" calcext:value-type="float">
            <text:p>1.82</text:p>
          </table:table-cell>
          <table:table-cell office:value-type="float" office:value="1241" calcext:value-type="float">
            <text:p>1,241.00</text:p>
          </table:table-cell>
          <table:table-cell office:value-type="float" office:value="0.849429456661377" calcext:value-type="float">
            <text:p>0.85</text:p>
          </table:table-cell>
          <table:table-cell office:value-type="float" office:value="0.262193539966725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polaridad=Neutro,RT_popular=muy muchos} =&gt; {difusion=alta}</text:p>
          </table:table-cell>
          <table:table-cell office:value-type="float" office:value="0.0106970181154157" calcext:value-type="float">
            <text:p>0.01</text:p>
          </table:table-cell>
          <table:table-cell office:value-type="float" office:value="0.409614620580056" calcext:value-type="float">
            <text:p>0.41</text:p>
          </table:table-cell>
          <table:table-cell office:value-type="float" office:value="0.026114834720176" calcext:value-type="float">
            <text:p>0.03</text:p>
          </table:table-cell>
          <table:table-cell office:value-type="float" office:value="1.57326358335646" calcext:value-type="float">
            <text:p>1.57</text:p>
          </table:table-cell>
          <table:table-cell office:value-type="float" office:value="1031" calcext:value-type="float">
            <text:p>1,031.00</text:p>
          </table:table-cell>
          <table:table-cell office:value-type="float" office:value="0.849398043641836" calcext:value-type="float">
            <text:p>0.85</text:p>
          </table:table-cell>
          <table:table-cell office:value-type="float" office:value="0.225350069515341" calcext:value-type="float">
            <text:p>0.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retweet_source=Twitter for Android,retweet_verified=Sin verificar} =&gt; {difusion=alta}</text:p>
          </table:table-cell>
          <table:table-cell office:value-type="float" office:value="0.0102612521010147" calcext:value-type="float">
            <text:p>0.01</text:p>
          </table:table-cell>
          <table:table-cell office:value-type="float" office:value="0.395916733386709" calcext:value-type="float">
            <text:p>0.40</text:p>
          </table:table-cell>
          <table:table-cell office:value-type="float" office:value="0.025917702475566" calcext:value-type="float">
            <text:p>0.03</text:p>
          </table:table-cell>
          <table:table-cell office:value-type="float" office:value="1.52065221157559" calcext:value-type="float">
            <text:p>1.52</text:p>
          </table:table-cell>
          <table:table-cell office:value-type="float" office:value="989" calcext:value-type="float">
            <text:p>989.00</text:p>
          </table:table-cell>
          <table:table-cell office:value-type="float" office:value="0.849377889711687" calcext:value-type="float">
            <text:p>0.85</text:p>
          </table:table-cell>
          <table:table-cell office:value-type="float" office:value="0.217664272487568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Positivo,retweet_source=Twitter for iPhone} =&gt; {difusion=alta}</text:p>
          </table:table-cell>
          <table:table-cell office:value-type="float" office:value="0.0104895104895105" calcext:value-type="float">
            <text:p>0.01</text:p>
          </table:table-cell>
          <table:table-cell office:value-type="float" office:value="0.401190476190476" calcext:value-type="float">
            <text:p>0.40</text:p>
          </table:table-cell>
          <table:table-cell office:value-type="float" office:value="0.0261459608640618" calcext:value-type="float">
            <text:p>0.03</text:p>
          </table:table-cell>
          <table:table-cell office:value-type="float" office:value="1.54090780569819" calcext:value-type="float">
            <text:p>1.54</text:p>
          </table:table-cell>
          <table:table-cell office:value-type="float" office:value="1011" calcext:value-type="float">
            <text:p>1,011.00</text:p>
          </table:table-cell>
          <table:table-cell office:value-type="float" office:value="0.848550915310303" calcext:value-type="float">
            <text:p>0.85</text:p>
          </table:table-cell>
          <table:table-cell office:value-type="float" office:value="0.220739495686694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Positivo,RT_popular=muy muchos} =&gt; {difusion=alta}</text:p>
          </table:table-cell>
          <table:table-cell office:value-type="float" office:value="0.0137992571226993" calcext:value-type="float">
            <text:p>0.01</text:p>
          </table:table-cell>
          <table:table-cell office:value-type="float" office:value="0.49812734082397" calcext:value-type="float">
            <text:p>0.50</text:p>
          </table:table-cell>
          <table:table-cell office:value-type="float" office:value="0.0277022680583511" calcext:value-type="float">
            <text:p>0.03</text:p>
          </table:table-cell>
          <table:table-cell office:value-type="float" office:value="1.91322664235657" calcext:value-type="float">
            <text:p>1.91</text:p>
          </table:table-cell>
          <table:table-cell office:value-type="float" office:value="1330" calcext:value-type="float">
            <text:p>1,330.00</text:p>
          </table:table-cell>
          <table:table-cell office:value-type="float" office:value="0.848301429976545" calcext:value-type="float">
            <text:p>0.85</text:p>
          </table:table-cell>
          <table:table-cell office:value-type="float" office:value="0.275564029063456" calcext:value-type="float">
            <text:p>0.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Mañana,retweet_es_finde=Finde} =&gt; {difusion=alta}</text:p>
          </table:table-cell>
          <table:table-cell office:value-type="float" office:value="0.0108526488348447" calcext:value-type="float">
            <text:p>0.01</text:p>
          </table:table-cell>
          <table:table-cell office:value-type="float" office:value="0.411325206449076" calcext:value-type="float">
            <text:p>0.41</text:p>
          </table:table-cell>
          <table:table-cell office:value-type="float" office:value="0.0263845946338528" calcext:value-type="float">
            <text:p>0.03</text:p>
          </table:table-cell>
          <table:table-cell office:value-type="float" office:value="1.57983366732983" calcext:value-type="float">
            <text:p>1.58</text:p>
          </table:table-cell>
          <table:table-cell office:value-type="float" office:value="1046" calcext:value-type="float">
            <text:p>1,046.00</text:p>
          </table:table-cell>
          <table:table-cell office:value-type="float" office:value="0.848068895490956" calcext:value-type="float">
            <text:p>0.85</text:p>
          </table:table-cell>
          <table:table-cell office:value-type="float" office:value="0.226504238675243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source=Twitter for iPhone,RT_popular=muchos} =&gt; {difusion=alta}</text:p>
          </table:table-cell>
          <table:table-cell office:value-type="float" office:value="0.010510261252101" calcext:value-type="float">
            <text:p>0.01</text:p>
          </table:table-cell>
          <table:table-cell office:value-type="float" office:value="0.400237060450415" calcext:value-type="float">
            <text:p>0.40</text:p>
          </table:table-cell>
          <table:table-cell office:value-type="float" office:value="0.0262600900583096" calcext:value-type="float">
            <text:p>0.03</text:p>
          </table:table-cell>
          <table:table-cell office:value-type="float" office:value="1.53724588986737" calcext:value-type="float">
            <text:p>1.54</text:p>
          </table:table-cell>
          <table:table-cell office:value-type="float" office:value="1013" calcext:value-type="float">
            <text:p>1,013.00</text:p>
          </table:table-cell>
          <table:table-cell office:value-type="float" office:value="0.84785059371712" calcext:value-type="float">
            <text:p>0.85</text:p>
          </table:table-cell>
          <table:table-cell office:value-type="float" office:value="0.220302637980049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utro,retweet_es_finde=Finde,RT_popular=muy muchos} =&gt; {difusion=alta}</text:p>
          </table:table-cell>
          <table:table-cell office:value-type="float" office:value="0.0124400821730199" calcext:value-type="float">
            <text:p>0.01</text:p>
          </table:table-cell>
          <table:table-cell office:value-type="float" office:value="0.45711017918414" calcext:value-type="float">
            <text:p>0.46</text:p>
          </table:table-cell>
          <table:table-cell office:value-type="float" office:value="0.0272146251374738" calcext:value-type="float">
            <text:p>0.03</text:p>
          </table:table-cell>
          <table:table-cell office:value-type="float" office:value="1.75568635092555" calcext:value-type="float">
            <text:p>1.76</text:p>
          </table:table-cell>
          <table:table-cell office:value-type="float" office:value="1199" calcext:value-type="float">
            <text:p>1,199.00</text:p>
          </table:table-cell>
          <table:table-cell office:value-type="float" office:value="0.847386680745154" calcext:value-type="float">
            <text:p>0.85</text:p>
          </table:table-cell>
          <table:table-cell office:value-type="float" office:value="0.252445262541779" calcext:value-type="float">
            <text:p>0.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polaridad=Positivo} =&gt; {difusion=alta}</text:p>
          </table:table-cell>
          <table:table-cell office:value-type="float" office:value="0.0115789255255131" calcext:value-type="float">
            <text:p>0.01</text:p>
          </table:table-cell>
          <table:table-cell office:value-type="float" office:value="0.430389510219823" calcext:value-type="float">
            <text:p>0.43</text:p>
          </table:table-cell>
          <table:table-cell office:value-type="float" office:value="0.0269033636986159" calcext:value-type="float">
            <text:p>0.03</text:p>
          </table:table-cell>
          <table:table-cell office:value-type="float" office:value="1.65305657822615" calcext:value-type="float">
            <text:p>1.65</text:p>
          </table:table-cell>
          <table:table-cell office:value-type="float" office:value="1116" calcext:value-type="float">
            <text:p>1,116.00</text:p>
          </table:table-cell>
          <table:table-cell office:value-type="float" office:value="0.846825486432577" calcext:value-type="float">
            <text:p>0.85</text:p>
          </table:table-cell>
          <table:table-cell office:value-type="float" office:value="0.237431146279115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retweet_es_finde=Finde,RT_popular=muy muchos} =&gt; {difusion=alta}</text:p>
          </table:table-cell>
          <table:table-cell office:value-type="float" office:value="0.0122325745471146" calcext:value-type="float">
            <text:p>0.01</text:p>
          </table:table-cell>
          <table:table-cell office:value-type="float" office:value="0.448800913589646" calcext:value-type="float">
            <text:p>0.45</text:p>
          </table:table-cell>
          <table:table-cell office:value-type="float" office:value="0.0272561266626549" calcext:value-type="float">
            <text:p>0.03</text:p>
          </table:table-cell>
          <table:table-cell office:value-type="float" office:value="1.72377180416025" calcext:value-type="float">
            <text:p>1.72</text:p>
          </table:table-cell>
          <table:table-cell office:value-type="float" office:value="1179" calcext:value-type="float">
            <text:p>1,179.00</text:p>
          </table:table-cell>
          <table:table-cell office:value-type="float" office:value="0.846469746062844" calcext:value-type="float">
            <text:p>0.85</text:p>
          </table:table-cell>
          <table:table-cell office:value-type="float" office:value="0.247892128110675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es_finde=Finde,RT_popular=muy muchos} =&gt; {difusion=alta}</text:p>
          </table:table-cell>
          <table:table-cell office:value-type="float" office:value="0.0173268867630885" calcext:value-type="float">
            <text:p>0.02</text:p>
          </table:table-cell>
          <table:table-cell office:value-type="float" office:value="0.584324702589223" calcext:value-type="float">
            <text:p>0.58</text:p>
          </table:table-cell>
          <table:table-cell office:value-type="float" office:value="0.0296528397418605" calcext:value-type="float">
            <text:p>0.03</text:p>
          </table:table-cell>
          <table:table-cell office:value-type="float" office:value="2.24429678349225" calcext:value-type="float">
            <text:p>2.24</text:p>
          </table:table-cell>
          <table:table-cell office:value-type="float" office:value="1670" calcext:value-type="float">
            <text:p>1,670.00</text:p>
          </table:table-cell>
          <table:table-cell office:value-type="float" office:value="0.846054333764554" calcext:value-type="float">
            <text:p>0.85</text:p>
          </table:table-cell>
          <table:table-cell office:value-type="float" office:value="0.325437237721646" calcext:value-type="float">
            <text:p>0.3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gativo,RT_popular=muy muchos} =&gt; {difusion=alta}</text:p>
          </table:table-cell>
          <table:table-cell office:value-type="float" office:value="0.0122014484032288" calcext:value-type="float">
            <text:p>0.01</text:p>
          </table:table-cell>
          <table:table-cell office:value-type="float" office:value="0.445285876561908" calcext:value-type="float">
            <text:p>0.45</text:p>
          </table:table-cell>
          <table:table-cell office:value-type="float" office:value="0.0274013820007885" calcext:value-type="float">
            <text:p>0.03</text:p>
          </table:table-cell>
          <table:table-cell office:value-type="float" office:value="1.71027111479995" calcext:value-type="float">
            <text:p>1.71</text:p>
          </table:table-cell>
          <table:table-cell office:value-type="float" office:value="1176" calcext:value-type="float">
            <text:p>1,176.00</text:p>
          </table:table-cell>
          <table:table-cell office:value-type="float" office:value="0.845400805753229" calcext:value-type="float">
            <text:p>0.85</text:p>
          </table:table-cell>
          <table:table-cell office:value-type="float" office:value="0.246074834351728" calcext:value-type="float">
            <text:p>0.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etweet_es_finde=Laborable} =&gt; {difusion=alta}</text:p>
          </table:table-cell>
          <table:table-cell office:value-type="float" office:value="0.0105828889211679" calcext:value-type="float">
            <text:p>0.01</text:p>
          </table:table-cell>
          <table:table-cell office:value-type="float" office:value="0.39458413926499" calcext:value-type="float">
            <text:p>0.39</text:p>
          </table:table-cell>
          <table:table-cell office:value-type="float" office:value="0.0268203606482538" calcext:value-type="float">
            <text:p>0.03</text:p>
          </table:table-cell>
          <table:table-cell office:value-type="float" office:value="1.51553393283806" calcext:value-type="float">
            <text:p>1.52</text:p>
          </table:table-cell>
          <table:table-cell office:value-type="float" office:value="1020" calcext:value-type="float">
            <text:p>1,020.00</text:p>
          </table:table-cell>
          <table:table-cell office:value-type="float" office:value="0.844330244945422" calcext:value-type="float">
            <text:p>0.84</text:p>
          </table:table-cell>
          <table:table-cell office:value-type="float" office:value="0.217615652959187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etweet_es_finde=Finde,retweet_source=Twitter Web App} =&gt; {difusion=alta}</text:p>
          </table:table-cell>
          <table:table-cell office:value-type="float" office:value="0.0105310120146915" calcext:value-type="float">
            <text:p>0.01</text:p>
          </table:table-cell>
          <table:table-cell office:value-type="float" office:value="0.392043259945925" calcext:value-type="float">
            <text:p>0.39</text:p>
          </table:table-cell>
          <table:table-cell office:value-type="float" office:value="0.0268618621734349" calcext:value-type="float">
            <text:p>0.03</text:p>
          </table:table-cell>
          <table:table-cell office:value-type="float" office:value="1.5057748258591" calcext:value-type="float">
            <text:p>1.51</text:p>
          </table:table-cell>
          <table:table-cell office:value-type="float" office:value="1015" calcext:value-type="float">
            <text:p>1,015.00</text:p>
          </table:table-cell>
          <table:table-cell office:value-type="float" office:value="0.843895305234738" calcext:value-type="float">
            <text:p>0.84</text:p>
          </table:table-cell>
          <table:table-cell office:value-type="float" office:value="0.21624558789119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source=Twitter for Android,RT_popular=muchos} =&gt; {difusion=alta}</text:p>
          </table:table-cell>
          <table:table-cell office:value-type="float" office:value="0.0102405013384242" calcext:value-type="float">
            <text:p>0.01</text:p>
          </table:table-cell>
          <table:table-cell office:value-type="float" office:value="0.382706475378054" calcext:value-type="float">
            <text:p>0.38</text:p>
          </table:table-cell>
          <table:table-cell office:value-type="float" office:value="0.0267581083604822" calcext:value-type="float">
            <text:p>0.03</text:p>
          </table:table-cell>
          <table:table-cell office:value-type="float" office:value="1.46991374471537" calcext:value-type="float">
            <text:p>1.47</text:p>
          </table:table-cell>
          <table:table-cell office:value-type="float" office:value="987" calcext:value-type="float">
            <text:p>987.00</text:p>
          </table:table-cell>
          <table:table-cell office:value-type="float" office:value="0.843700816907742" calcext:value-type="float">
            <text:p>0.84</text:p>
          </table:table-cell>
          <table:table-cell office:value-type="float" office:value="0.211019293319855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retweet_es_finde=Finde,retweet_verified=Verificados} =&gt; {difusion=alta}</text:p>
          </table:table-cell>
          <table:table-cell office:value-type="float" office:value="0.0113817932809031" calcext:value-type="float">
            <text:p>0.01</text:p>
          </table:table-cell>
          <table:table-cell office:value-type="float" office:value="0.416476841305998" calcext:value-type="float">
            <text:p>0.42</text:p>
          </table:table-cell>
          <table:table-cell office:value-type="float" office:value="0.0273287543317217" calcext:value-type="float">
            <text:p>0.03</text:p>
          </table:table-cell>
          <table:table-cell office:value-type="float" office:value="1.59962026455546" calcext:value-type="float">
            <text:p>1.60</text:p>
          </table:table-cell>
          <table:table-cell office:value-type="float" office:value="1097" calcext:value-type="float">
            <text:p>1,097.00</text:p>
          </table:table-cell>
          <table:table-cell office:value-type="float" office:value="0.843378018099208" calcext:value-type="float">
            <text:p>0.84</text:p>
          </table:table-cell>
          <table:table-cell office:value-type="float" office:value="0.230096235270039" calcext:value-type="float">
            <text:p>0.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etweet_es_finde=Finde,retweet_source=Twitter for Android,retweet_verified=Sin verificar} =&gt; {difusion=alta}</text:p>
          </table:table-cell>
          <table:table-cell office:value-type="float" office:value="0.0107385196405968" calcext:value-type="float">
            <text:p>0.01</text:p>
          </table:table-cell>
          <table:table-cell office:value-type="float" office:value="0.394435975609756" calcext:value-type="float">
            <text:p>0.39</text:p>
          </table:table-cell>
          <table:table-cell office:value-type="float" office:value="0.0272250005187691" calcext:value-type="float">
            <text:p>0.03</text:p>
          </table:table-cell>
          <table:table-cell office:value-type="float" office:value="1.51496486017452" calcext:value-type="float">
            <text:p>1.51</text:p>
          </table:table-cell>
          <table:table-cell office:value-type="float" office:value="1035" calcext:value-type="float">
            <text:p>1,035.00</text:p>
          </table:table-cell>
          <table:table-cell office:value-type="float" office:value="0.842109208110033" calcext:value-type="float">
            <text:p>0.84</text:p>
          </table:table-cell>
          <table:table-cell office:value-type="float" office:value="0.217840447356962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polaridad=Negativo} =&gt; {difusion=alta}</text:p>
          </table:table-cell>
          <table:table-cell office:value-type="float" office:value="0.0128343466622398" calcext:value-type="float">
            <text:p>0.01</text:p>
          </table:table-cell>
          <table:table-cell office:value-type="float" office:value="0.45494667157043" calcext:value-type="float">
            <text:p>0.45</text:p>
          </table:table-cell>
          <table:table-cell office:value-type="float" office:value="0.028210661741819" calcext:value-type="float">
            <text:p>0.03</text:p>
          </table:table-cell>
          <table:table-cell office:value-type="float" office:value="1.74737666770149" calcext:value-type="float">
            <text:p>1.75</text:p>
          </table:table-cell>
          <table:table-cell office:value-type="float" office:value="1237" calcext:value-type="float">
            <text:p>1,237.00</text:p>
          </table:table-cell>
          <table:table-cell office:value-type="float" office:value="0.841925045153522" calcext:value-type="float">
            <text:p>0.84</text:p>
          </table:table-cell>
          <table:table-cell office:value-type="float" office:value="0.252120661839252" calcext:value-type="float">
            <text:p>0.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etweet_es_finde=Finde,retweet_source=Twitter for Android} =&gt; {difusion=alta}</text:p>
          </table:table-cell>
          <table:table-cell office:value-type="float" office:value="0.0116515531945799" calcext:value-type="float">
            <text:p>0.01</text:p>
          </table:table-cell>
          <table:table-cell office:value-type="float" office:value="0.419029850746269" calcext:value-type="float">
            <text:p>0.42</text:p>
          </table:table-cell>
          <table:table-cell office:value-type="float" office:value="0.0278060218713038" calcext:value-type="float">
            <text:p>0.03</text:p>
          </table:table-cell>
          <table:table-cell office:value-type="float" office:value="1.60942596137032" calcext:value-type="float">
            <text:p>1.61</text:p>
          </table:table-cell>
          <table:table-cell office:value-type="float" office:value="1123" calcext:value-type="float">
            <text:p>1,123.00</text:p>
          </table:table-cell>
          <table:table-cell office:value-type="float" office:value="0.841019098720498" calcext:value-type="float">
            <text:p>0.84</text:p>
          </table:table-cell>
          <table:table-cell office:value-type="float" office:value="0.231890792114188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utro,retweet_es_finde=Finde,retweet_verified=Verificados} =&gt; {difusion=alta}</text:p>
          </table:table-cell>
          <table:table-cell office:value-type="float" office:value="0.0109356518852068" calcext:value-type="float">
            <text:p>0.01</text:p>
          </table:table-cell>
          <table:table-cell office:value-type="float" office:value="0.397585816672954" calcext:value-type="float">
            <text:p>0.40</text:p>
          </table:table-cell>
          <table:table-cell office:value-type="float" office:value="0.0275051358137412" calcext:value-type="float">
            <text:p>0.03</text:p>
          </table:table-cell>
          <table:table-cell office:value-type="float" office:value="1.52706289083337" calcext:value-type="float">
            <text:p>1.53</text:p>
          </table:table-cell>
          <table:table-cell office:value-type="float" office:value="1054" calcext:value-type="float">
            <text:p>1,054.00</text:p>
          </table:table-cell>
          <table:table-cell office:value-type="float" office:value="0.840845228728785" calcext:value-type="float">
            <text:p>0.84</text:p>
          </table:table-cell>
          <table:table-cell office:value-type="float" office:value="0.219793944440725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retweet_source=Twitter for Android} =&gt; {difusion=alta}</text:p>
          </table:table-cell>
          <table:table-cell office:value-type="float" office:value="0.0115062978564462" calcext:value-type="float">
            <text:p>0.01</text:p>
          </table:table-cell>
          <table:table-cell office:value-type="float" office:value="0.413343272456206" calcext:value-type="float">
            <text:p>0.41</text:p>
          </table:table-cell>
          <table:table-cell office:value-type="float" office:value="0.0278371480151896" calcext:value-type="float">
            <text:p>0.03</text:p>
          </table:table-cell>
          <table:table-cell office:value-type="float" office:value="1.58758473283948" calcext:value-type="float">
            <text:p>1.59</text:p>
          </table:table-cell>
          <table:table-cell office:value-type="float" office:value="1109" calcext:value-type="float">
            <text:p>1,109.00</text:p>
          </table:table-cell>
          <table:table-cell office:value-type="float" office:value="0.840370481475926" calcext:value-type="float">
            <text:p>0.84</text:p>
          </table:table-cell>
          <table:table-cell office:value-type="float" office:value="0.228768551825457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Positivo,RT_popular=muchos} =&gt; {difusion=alta}</text:p>
          </table:table-cell>
          <table:table-cell office:value-type="float" office:value="0.0105517627772821" calcext:value-type="float">
            <text:p>0.01</text:p>
          </table:table-cell>
          <table:table-cell office:value-type="float" office:value="0.384935654806964" calcext:value-type="float">
            <text:p>0.38</text:p>
          </table:table-cell>
          <table:table-cell office:value-type="float" office:value="0.0274117573820838" calcext:value-type="float">
            <text:p>0.03</text:p>
          </table:table-cell>
          <table:table-cell office:value-type="float" office:value="1.47847566277217" calcext:value-type="float">
            <text:p>1.48</text:p>
          </table:table-cell>
          <table:table-cell office:value-type="float" office:value="1017" calcext:value-type="float">
            <text:p>1,017.00</text:p>
          </table:table-cell>
          <table:table-cell office:value-type="float" office:value="0.840300909465175" calcext:value-type="float">
            <text:p>0.84</text:p>
          </table:table-cell>
          <table:table-cell office:value-type="float" office:value="0.212731635485095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source=Twitter for Android,RT_popular=muchos} =&gt; {difusion=alta}</text:p>
          </table:table-cell>
          <table:table-cell office:value-type="float" office:value="0.0101056213815858" calcext:value-type="float">
            <text:p>0.01</text:p>
          </table:table-cell>
          <table:table-cell office:value-type="float" office:value="0.37062404870624" calcext:value-type="float">
            <text:p>0.37</text:p>
          </table:table-cell>
          <table:table-cell office:value-type="float" office:value="0.0272665020439501" calcext:value-type="float">
            <text:p>0.03</text:p>
          </table:table-cell>
          <table:table-cell office:value-type="float" office:value="1.42350709581593" calcext:value-type="float">
            <text:p>1.42</text:p>
          </table:table-cell>
          <table:table-cell office:value-type="float" office:value="974" calcext:value-type="float">
            <text:p>974.00</text:p>
          </table:table-cell>
          <table:table-cell office:value-type="float" office:value="0.839913264543144" calcext:value-type="float">
            <text:p>0.84</text:p>
          </table:table-cell>
          <table:table-cell office:value-type="float" office:value="0.204719053921941" calcext:value-type="float">
            <text:p>0.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etweet_source=Twitter for iPhone} =&gt; {difusion=alta}</text:p>
          </table:table-cell>
          <table:table-cell office:value-type="float" office:value="0.0151480566910834" calcext:value-type="float">
            <text:p>0.02</text:p>
          </table:table-cell>
          <table:table-cell office:value-type="float" office:value="0.511921458625526" calcext:value-type="float">
            <text:p>0.51</text:p>
          </table:table-cell>
          <table:table-cell office:value-type="float" office:value="0.0295905874540889" calcext:value-type="float">
            <text:p>0.03</text:p>
          </table:table-cell>
          <table:table-cell office:value-type="float" office:value="1.96620762035727" calcext:value-type="float">
            <text:p>1.97</text:p>
          </table:table-cell>
          <table:table-cell office:value-type="float" office:value="1460" calcext:value-type="float">
            <text:p>1,460.00</text:p>
          </table:table-cell>
          <table:table-cell office:value-type="float" office:value="0.839764403835989" calcext:value-type="float">
            <text:p>0.84</text:p>
          </table:table-cell>
          <table:table-cell office:value-type="float" office:value="0.285051348584302" calcext:value-type="float">
            <text:p>0.2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source=Twitter Web App,RT_popular=muy muchos} =&gt; {difusion=alta}</text:p>
          </table:table-cell>
          <table:table-cell office:value-type="float" office:value="0.0107592704031873" calcext:value-type="float">
            <text:p>0.01</text:p>
          </table:table-cell>
          <table:table-cell office:value-type="float" office:value="0.389264264264264" calcext:value-type="float">
            <text:p>0.39</text:p>
          </table:table-cell>
          <table:table-cell office:value-type="float" office:value="0.0276400157705796" calcext:value-type="float">
            <text:p>0.03</text:p>
          </table:table-cell>
          <table:table-cell office:value-type="float" office:value="1.49510115239971" calcext:value-type="float">
            <text:p>1.50</text:p>
          </table:table-cell>
          <table:table-cell office:value-type="float" office:value="1037" calcext:value-type="float">
            <text:p>1,037.00</text:p>
          </table:table-cell>
          <table:table-cell office:value-type="float" office:value="0.839414692563901" calcext:value-type="float">
            <text:p>0.84</text:p>
          </table:table-cell>
          <table:table-cell office:value-type="float" office:value="0.215294441847602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utro,retweet_es_finde=Finde,retweet_verified=Verificados} =&gt; {difusion=alta}</text:p>
          </table:table-cell>
          <table:table-cell office:value-type="float" office:value="0.0102612521010147" calcext:value-type="float">
            <text:p>0.01</text:p>
          </table:table-cell>
          <table:table-cell office:value-type="float" office:value="0.372224313135115" calcext:value-type="float">
            <text:p>0.37</text:p>
          </table:table-cell>
          <table:table-cell office:value-type="float" office:value="0.0275673881015127" calcext:value-type="float">
            <text:p>0.03</text:p>
          </table:table-cell>
          <table:table-cell office:value-type="float" office:value="1.42965345296041" calcext:value-type="float">
            <text:p>1.43</text:p>
          </table:table-cell>
          <table:table-cell office:value-type="float" office:value="989" calcext:value-type="float">
            <text:p>989.00</text:p>
          </table:table-cell>
          <table:table-cell office:value-type="float" office:value="0.838390254838951" calcext:value-type="float">
            <text:p>0.84</text:p>
          </table:table-cell>
          <table:table-cell office:value-type="float" office:value="0.205818062361771" calcext:value-type="float">
            <text:p>0.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corto,polaridad=Neutro,retweet_es_finde=Finde,retweet_verified=Sin verificar} =&gt; {difusion=alta}</text:p>
          </table:table-cell>
          <table:table-cell office:value-type="float" office:value="0.011143159511112" calcext:value-type="float">
            <text:p>0.01</text:p>
          </table:table-cell>
          <table:table-cell office:value-type="float" office:value="0.395434462444772" calcext:value-type="float">
            <text:p>0.40</text:p>
          </table:table-cell>
          <table:table-cell office:value-type="float" office:value="0.0281795355979332" calcext:value-type="float">
            <text:p>0.03</text:p>
          </table:table-cell>
          <table:table-cell office:value-type="float" office:value="1.51879988679971" calcext:value-type="float">
            <text:p>1.52</text:p>
          </table:table-cell>
          <table:table-cell office:value-type="float" office:value="1074" calcext:value-type="float">
            <text:p>1,074.00</text:p>
          </table:table-cell>
          <table:table-cell office:value-type="float" office:value="0.836998803111909" calcext:value-type="float">
            <text:p>0.84</text:p>
          </table:table-cell>
          <table:table-cell office:value-type="float" office:value="0.219116768960491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polaridad=Neutro,retweet_es_finde=Finde,RT_popular=muy muchos} =&gt; {difusion=alta}</text:p>
          </table:table-cell>
          <table:table-cell office:value-type="float" office:value="0.0115685501442178" calcext:value-type="float">
            <text:p>0.01</text:p>
          </table:table-cell>
          <table:table-cell office:value-type="float" office:value="0.40501271340356" calcext:value-type="float">
            <text:p>0.41</text:p>
          </table:table-cell>
          <table:table-cell office:value-type="float" office:value="0.0285634247058579" calcext:value-type="float">
            <text:p>0.03</text:p>
          </table:table-cell>
          <table:table-cell office:value-type="float" office:value="1.55558840134143" calcext:value-type="float">
            <text:p>1.56</text:p>
          </table:table-cell>
          <table:table-cell office:value-type="float" office:value="1115" calcext:value-type="float">
            <text:p>1,115.00</text:p>
          </table:table-cell>
          <table:table-cell office:value-type="float" office:value="0.835739937153973" calcext:value-type="float">
            <text:p>0.84</text:p>
          </table:table-cell>
          <table:table-cell office:value-type="float" office:value="0.224722822789291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,retweet_verified=Sin verificar,RT_popular=muchos} =&gt; {difusion=alta}</text:p>
          </table:table-cell>
          <table:table-cell office:value-type="float" office:value="0.0149509244464734" calcext:value-type="float">
            <text:p>0.01</text:p>
          </table:table-cell>
          <table:table-cell office:value-type="float" office:value="0.49315537303217" calcext:value-type="float">
            <text:p>0.49</text:p>
          </table:table-cell>
          <table:table-cell office:value-type="float" office:value="0.0303168641447573" calcext:value-type="float">
            <text:p>0.03</text:p>
          </table:table-cell>
          <table:table-cell office:value-type="float" office:value="1.89413011730241" calcext:value-type="float">
            <text:p>1.89</text:p>
          </table:table-cell>
          <table:table-cell office:value-type="float" office:value="1441" calcext:value-type="float">
            <text:p>1,441.00</text:p>
          </table:table-cell>
          <table:table-cell office:value-type="float" office:value="0.834317968015052" calcext:value-type="float">
            <text:p>0.83</text:p>
          </table:table-cell>
          <table:table-cell office:value-type="float" office:value="0.27528972923546" calcext:value-type="float">
            <text:p>0.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T_popular=amigos medios} =&gt; {difusion=alta}</text:p>
          </table:table-cell>
          <table:table-cell office:value-type="float" office:value="0.0102301259571289" calcext:value-type="float">
            <text:p>0.01</text:p>
          </table:table-cell>
          <table:table-cell office:value-type="float" office:value="0.361702127659574" calcext:value-type="float">
            <text:p>0.36</text:p>
          </table:table-cell>
          <table:table-cell office:value-type="float" office:value="0.0282832894108858" calcext:value-type="float">
            <text:p>0.03</text:p>
          </table:table-cell>
          <table:table-cell office:value-type="float" office:value="1.38923943843489" calcext:value-type="float">
            <text:p>1.39</text:p>
          </table:table-cell>
          <table:table-cell office:value-type="float" office:value="986" calcext:value-type="float">
            <text:p>986.00</text:p>
          </table:table-cell>
          <table:table-cell office:value-type="float" office:value="0.833569352314228" calcext:value-type="float">
            <text:p>0.83</text:p>
          </table:table-cell>
          <table:table-cell office:value-type="float" office:value="0.200497194378922" calcext:value-type="float">
            <text:p>0.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etweet_es_finde=Finde,retweet_source=Twitter for Android} =&gt; {difusion=alta}</text:p>
          </table:table-cell>
          <table:table-cell office:value-type="float" office:value="0.0119524392521425" calcext:value-type="float">
            <text:p>0.01</text:p>
          </table:table-cell>
          <table:table-cell office:value-type="float" office:value="0.41025641025641" calcext:value-type="float">
            <text:p>0.41</text:p>
          </table:table-cell>
          <table:table-cell office:value-type="float" office:value="0.0291340706770974" calcext:value-type="float">
            <text:p>0.03</text:p>
          </table:table-cell>
          <table:table-cell office:value-type="float" office:value="1.57572859382057" calcext:value-type="float">
            <text:p>1.58</text:p>
          </table:table-cell>
          <table:table-cell office:value-type="float" office:value="1152" calcext:value-type="float">
            <text:p>1,152.00</text:p>
          </table:table-cell>
          <table:table-cell office:value-type="float" office:value="0.833121495327103" calcext:value-type="float">
            <text:p>0.83</text:p>
          </table:table-cell>
          <table:table-cell office:value-type="float" office:value="0.228081899238351" calcext:value-type="float">
            <text:p>0.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etweet_source=Twitter for iPhone} =&gt; {difusion=alta}</text:p>
          </table:table-cell>
          <table:table-cell office:value-type="float" office:value="0.0150858044033118" calcext:value-type="float">
            <text:p>0.02</text:p>
          </table:table-cell>
          <table:table-cell office:value-type="float" office:value="0.493383101459111" calcext:value-type="float">
            <text:p>0.49</text:p>
          </table:table-cell>
          <table:table-cell office:value-type="float" office:value="0.0305762486771389" calcext:value-type="float">
            <text:p>0.03</text:p>
          </table:table-cell>
          <table:table-cell office:value-type="float" office:value="1.89500478540018" calcext:value-type="float">
            <text:p>1.90</text:p>
          </table:table-cell>
          <table:table-cell office:value-type="float" office:value="1454" calcext:value-type="float">
            <text:p>1,454.00</text:p>
          </table:table-cell>
          <table:table-cell office:value-type="float" office:value="0.833001090758641" calcext:value-type="float">
            <text:p>0.83</text:p>
          </table:table-cell>
          <table:table-cell office:value-type="float" office:value="0.275662619510938" calcext:value-type="float">
            <text:p>0.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n_char=largo,retweet_es_finde=Finde,retweet_verified=Sin verificar} =&gt; {difusion=alta}</text:p>
          </table:table-cell>
          <table:table-cell office:value-type="float" office:value="0.0117968085327136" calcext:value-type="float">
            <text:p>0.01</text:p>
          </table:table-cell>
          <table:table-cell office:value-type="float" office:value="0.404338549075391" calcext:value-type="float">
            <text:p>0.40</text:p>
          </table:table-cell>
          <table:table-cell office:value-type="float" office:value="0.0291755722022784" calcext:value-type="float">
            <text:p>0.03</text:p>
          </table:table-cell>
          <table:table-cell office:value-type="float" office:value="1.55299904506991" calcext:value-type="float">
            <text:p>1.55</text:p>
          </table:table-cell>
          <table:table-cell office:value-type="float" office:value="1137" calcext:value-type="float">
            <text:p>1,137.00</text:p>
          </table:table-cell>
          <table:table-cell office:value-type="float" office:value="0.832380738914416" calcext:value-type="float">
            <text:p>0.83</text:p>
          </table:table-cell>
          <table:table-cell office:value-type="float" office:value="0.224824092422449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medio,RT_popular=muy muchos} =&gt; {difusion=alta}</text:p>
          </table:table-cell>
          <table:table-cell office:value-type="float" office:value="0.0107488950218921" calcext:value-type="float">
            <text:p>0.01</text:p>
          </table:table-cell>
          <table:table-cell office:value-type="float" office:value="0.374007220216606" calcext:value-type="float">
            <text:p>0.37</text:p>
          </table:table-cell>
          <table:table-cell office:value-type="float" office:value="0.0287398061878774" calcext:value-type="float">
            <text:p>0.03</text:p>
          </table:table-cell>
          <table:table-cell office:value-type="float" office:value="1.43650131102722" calcext:value-type="float">
            <text:p>1.44</text:p>
          </table:table-cell>
          <table:table-cell office:value-type="float" office:value="1036" calcext:value-type="float">
            <text:p>1,036.00</text:p>
          </table:table-cell>
          <table:table-cell office:value-type="float" office:value="0.83211570001491" calcext:value-type="float">
            <text:p>0.83</text:p>
          </table:table-cell>
          <table:table-cell office:value-type="float" office:value="0.20764599474208" calcext:value-type="float">
            <text:p>0.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etweet_verified=Sin verificar,RT_popular=amigos medios} =&gt; {difusion=alta}</text:p>
          </table:table-cell>
          <table:table-cell office:value-type="float" office:value="0.0100433690938142" calcext:value-type="float">
            <text:p>0.01</text:p>
          </table:table-cell>
          <table:table-cell office:value-type="float" office:value="0.352769679300292" calcext:value-type="float">
            <text:p>0.35</text:p>
          </table:table-cell>
          <table:table-cell office:value-type="float" office:value="0.0284700462742006" calcext:value-type="float">
            <text:p>0.03</text:p>
          </table:table-cell>
          <table:table-cell office:value-type="float" office:value="1.3549313473468" calcext:value-type="float">
            <text:p>1.35</text:p>
          </table:table-cell>
          <table:table-cell office:value-type="float" office:value="968" calcext:value-type="float">
            <text:p>968.00</text:p>
          </table:table-cell>
          <table:table-cell office:value-type="float" office:value="0.831782657238556" calcext:value-type="float">
            <text:p>0.83</text:p>
          </table:table-cell>
          <table:table-cell office:value-type="float" office:value="0.19567231872881" calcext:value-type="float">
            <text:p>0.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n_char=largo,retweet_es_finde=Finde,retweet_verified=Sin verificar} =&gt; {difusion=alta}</text:p>
          </table:table-cell>
          <table:table-cell office:value-type="float" office:value="0.0103546305326721" calcext:value-type="float">
            <text:p>0.01</text:p>
          </table:table-cell>
          <table:table-cell office:value-type="float" office:value="0.361856417693981" calcext:value-type="float">
            <text:p>0.36</text:p>
          </table:table-cell>
          <table:table-cell office:value-type="float" office:value="0.0286153016123343" calcext:value-type="float">
            <text:p>0.03</text:p>
          </table:table-cell>
          <table:table-cell office:value-type="float" office:value="1.38983204153109" calcext:value-type="float">
            <text:p>1.39</text:p>
          </table:table-cell>
          <table:table-cell office:value-type="float" office:value="998" calcext:value-type="float">
            <text:p>998.00</text:p>
          </table:table-cell>
          <table:table-cell office:value-type="float" office:value="0.831756907723244" calcext:value-type="float">
            <text:p>0.83</text:p>
          </table:table-cell>
          <table:table-cell office:value-type="float" office:value="0.20081344037644" calcext:value-type="float">
            <text:p>0.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polaridad=Neutro,retweet_es_finde=Finde,retweet_verified=Sin verificar} =&gt; {difusion=alta}</text:p>
          </table:table-cell>
          <table:table-cell office:value-type="float" office:value="0.0101782490506526" calcext:value-type="float">
            <text:p>0.01</text:p>
          </table:table-cell>
          <table:table-cell office:value-type="float" office:value="0.356468023255814" calcext:value-type="float">
            <text:p>0.36</text:p>
          </table:table-cell>
          <table:table-cell office:value-type="float" office:value="0.0285530493245627" calcext:value-type="float">
            <text:p>0.03</text:p>
          </table:table-cell>
          <table:table-cell office:value-type="float" office:value="1.36913608900302" calcext:value-type="float">
            <text:p>1.37</text:p>
          </table:table-cell>
          <table:table-cell office:value-type="float" office:value="981" calcext:value-type="float">
            <text:p>981.00</text:p>
          </table:table-cell>
          <table:table-cell office:value-type="float" office:value="0.831639679880886" calcext:value-type="float">
            <text:p>0.83</text:p>
          </table:table-cell>
          <table:table-cell office:value-type="float" office:value="0.197780516768578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source=Twitter Web App,RT_popular=muchos} =&gt; {difusion=alta}</text:p>
          </table:table-cell>
          <table:table-cell office:value-type="float" office:value="0.0103338797700816" calcext:value-type="float">
            <text:p>0.01</text:p>
          </table:table-cell>
          <table:table-cell office:value-type="float" office:value="0.360477741585233" calcext:value-type="float">
            <text:p>0.36</text:p>
          </table:table-cell>
          <table:table-cell office:value-type="float" office:value="0.0286671785188106" calcext:value-type="float">
            <text:p>0.03</text:p>
          </table:table-cell>
          <table:table-cell office:value-type="float" office:value="1.38453676932605" calcext:value-type="float">
            <text:p>1.38</text:p>
          </table:table-cell>
          <table:table-cell office:value-type="float" office:value="996" calcext:value-type="float">
            <text:p>996.00</text:p>
          </table:table-cell>
          <table:table-cell office:value-type="float" office:value="0.831354007669111" calcext:value-type="float">
            <text:p>0.83</text:p>
          </table:table-cell>
          <table:table-cell office:value-type="float" office:value="0.20008425215868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source=Twitter for Android,retweet_verified=Sin verificar,RT_popular=muchos} =&gt; {difusion=alta}</text:p>
          </table:table-cell>
          <table:table-cell office:value-type="float" office:value="0.0120873192089809" calcext:value-type="float">
            <text:p>0.01</text:p>
          </table:table-cell>
          <table:table-cell office:value-type="float" office:value="0.410066877859908" calcext:value-type="float">
            <text:p>0.41</text:p>
          </table:table-cell>
          <table:table-cell office:value-type="float" office:value="0.0294764582598411" calcext:value-type="float">
            <text:p>0.03</text:p>
          </table:table-cell>
          <table:table-cell office:value-type="float" office:value="1.57500063050505" calcext:value-type="float">
            <text:p>1.58</text:p>
          </table:table-cell>
          <table:table-cell office:value-type="float" office:value="1165" calcext:value-type="float">
            <text:p>1,165.00</text:p>
          </table:table-cell>
          <table:table-cell office:value-type="float" office:value="0.83126634292118" calcext:value-type="float">
            <text:p>0.83</text:p>
          </table:table-cell>
          <table:table-cell office:value-type="float" office:value="0.228246159102107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retweet_es_finde=Finde,retweet_source=Twitter for iPhone} =&gt; {difusion=alta}</text:p>
          </table:table-cell>
          <table:table-cell office:value-type="float" office:value="0.0100744952377" calcext:value-type="float">
            <text:p>0.01</text:p>
          </table:table-cell>
          <table:table-cell office:value-type="float" office:value="0.352066715010877" calcext:value-type="float">
            <text:p>0.35</text:p>
          </table:table-cell>
          <table:table-cell office:value-type="float" office:value="0.0286153016123343" calcext:value-type="float">
            <text:p>0.03</text:p>
          </table:table-cell>
          <table:table-cell office:value-type="float" office:value="1.35223137507685" calcext:value-type="float">
            <text:p>1.35</text:p>
          </table:table-cell>
          <table:table-cell office:value-type="float" office:value="971" calcext:value-type="float">
            <text:p>971.00</text:p>
          </table:table-cell>
          <table:table-cell office:value-type="float" office:value="0.830921468695361" calcext:value-type="float">
            <text:p>0.83</text:p>
          </table:table-cell>
          <table:table-cell office:value-type="float" office:value="0.195380611829181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Web App,retweet_verified=Verificados,RT_popular=muy muchos} =&gt; {difusion=alta}</text:p>
          </table:table-cell>
          <table:table-cell office:value-type="float" office:value="0.0116411778132846" calcext:value-type="float">
            <text:p>0.01</text:p>
          </table:table-cell>
          <table:table-cell office:value-type="float" office:value="0.395070422535211" calcext:value-type="float">
            <text:p>0.40</text:p>
          </table:table-cell>
          <table:table-cell office:value-type="float" office:value="0.0294660828785458" calcext:value-type="float">
            <text:p>0.03</text:p>
          </table:table-cell>
          <table:table-cell office:value-type="float" office:value="1.51740166831867" calcext:value-type="float">
            <text:p>1.52</text:p>
          </table:table-cell>
          <table:table-cell office:value-type="float" office:value="1122" calcext:value-type="float">
            <text:p>1,122.00</text:p>
          </table:table-cell>
          <table:table-cell office:value-type="float" office:value="0.830001491869312" calcext:value-type="float">
            <text:p>0.83</text:p>
          </table:table-cell>
          <table:table-cell office:value-type="float" office:value="0.219891152926966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retweet_es_finde=Finde,RT_popular=muchos} =&gt; {difusion=alta}</text:p>
          </table:table-cell>
          <table:table-cell office:value-type="float" office:value="0.0101056213815858" calcext:value-type="float">
            <text:p>0.01</text:p>
          </table:table-cell>
          <table:table-cell office:value-type="float" office:value="0.351244139920664" calcext:value-type="float">
            <text:p>0.35</text:p>
          </table:table-cell>
          <table:table-cell office:value-type="float" office:value="0.0287709323317632" calcext:value-type="float">
            <text:p>0.03</text:p>
          </table:table-cell>
          <table:table-cell office:value-type="float" office:value="1.34907199704445" calcext:value-type="float">
            <text:p>1.35</text:p>
          </table:table-cell>
          <table:table-cell office:value-type="float" office:value="974" calcext:value-type="float">
            <text:p>974.00</text:p>
          </table:table-cell>
          <table:table-cell office:value-type="float" office:value="0.829992934964489" calcext:value-type="float">
            <text:p>0.83</text:p>
          </table:table-cell>
          <table:table-cell office:value-type="float" office:value="0.195029099529153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es_finde=Finde,retweet_source=Twitter for iPhone} =&gt; {difusion=alta}</text:p>
          </table:table-cell>
          <table:table-cell office:value-type="float" office:value="0.0132493619140503" calcext:value-type="float">
            <text:p>0.01</text:p>
          </table:table-cell>
          <table:table-cell office:value-type="float" office:value="0.438680865681896" calcext:value-type="float">
            <text:p>0.44</text:p>
          </table:table-cell>
          <table:table-cell office:value-type="float" office:value="0.0302027349505094" calcext:value-type="float">
            <text:p>0.03</text:p>
          </table:table-cell>
          <table:table-cell office:value-type="float" office:value="1.68490233506625" calcext:value-type="float">
            <text:p>1.68</text:p>
          </table:table-cell>
          <table:table-cell office:value-type="float" office:value="1277" calcext:value-type="float">
            <text:p>1,277.00</text:p>
          </table:table-cell>
          <table:table-cell office:value-type="float" office:value="0.829953606704579" calcext:value-type="float">
            <text:p>0.83</text:p>
          </table:table-cell>
          <table:table-cell office:value-type="float" office:value="0.244784762162698" calcext:value-type="float">
            <text:p>0.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etweet_es_finde=Finde,retweet_source=Twitter for Android,retweet_verified=Sin verificar} =&gt; {difusion=alta}</text:p>
          </table:table-cell>
          <table:table-cell office:value-type="float" office:value="0.0119628146334378" calcext:value-type="float">
            <text:p>0.01</text:p>
          </table:table-cell>
          <table:table-cell office:value-type="float" office:value="0.403428971308607" calcext:value-type="float">
            <text:p>0.40</text:p>
          </table:table-cell>
          <table:table-cell office:value-type="float" office:value="0.0296528397418605" calcext:value-type="float">
            <text:p>0.03</text:p>
          </table:table-cell>
          <table:table-cell office:value-type="float" office:value="1.54950550381231" calcext:value-type="float">
            <text:p>1.55</text:p>
          </table:table-cell>
          <table:table-cell office:value-type="float" office:value="1153" calcext:value-type="float">
            <text:p>1,153.00</text:p>
          </table:table-cell>
          <table:table-cell office:value-type="float" office:value="0.829732452703459" calcext:value-type="float">
            <text:p>0.83</text:p>
          </table:table-cell>
          <table:table-cell office:value-type="float" office:value="0.224688104846142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verified=Sin verificar,RT_popular=muchos} =&gt; {difusion=alta}</text:p>
          </table:table-cell>
          <table:table-cell office:value-type="float" office:value="0.011495922475151" calcext:value-type="float">
            <text:p>0.01</text:p>
          </table:table-cell>
          <table:table-cell office:value-type="float" office:value="0.389866291344124" calcext:value-type="float">
            <text:p>0.39</text:p>
          </table:table-cell>
          <table:table-cell office:value-type="float" office:value="0.0294868336411363" calcext:value-type="float">
            <text:p>0.03</text:p>
          </table:table-cell>
          <table:table-cell office:value-type="float" office:value="1.49741344115443" calcext:value-type="float">
            <text:p>1.50</text:p>
          </table:table-cell>
          <table:table-cell office:value-type="float" office:value="1108" calcext:value-type="float">
            <text:p>1,108.00</text:p>
          </table:table-cell>
          <table:table-cell office:value-type="float" office:value="0.829431936782466" calcext:value-type="float">
            <text:p>0.83</text:p>
          </table:table-cell>
          <table:table-cell office:value-type="float" office:value="0.217010136187723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Positivo,RT_popular=muy muchos} =&gt; {difusion=alta}</text:p>
          </table:table-cell>
          <table:table-cell office:value-type="float" office:value="0.0138407586478803" calcext:value-type="float">
            <text:p>0.01</text:p>
          </table:table-cell>
          <table:table-cell office:value-type="float" office:value="0.452510176390773" calcext:value-type="float">
            <text:p>0.45</text:p>
          </table:table-cell>
          <table:table-cell office:value-type="float" office:value="0.0305866240584341" calcext:value-type="float">
            <text:p>0.03</text:p>
          </table:table-cell>
          <table:table-cell office:value-type="float" office:value="1.73801848333847" calcext:value-type="float">
            <text:p>1.74</text:p>
          </table:table-cell>
          <table:table-cell office:value-type="float" office:value="1334" calcext:value-type="float">
            <text:p>1,334.00</text:p>
          </table:table-cell>
          <table:table-cell office:value-type="float" office:value="0.829189755878388" calcext:value-type="float">
            <text:p>0.83</text:p>
          </table:table-cell>
          <table:table-cell office:value-type="float" office:value="0.252835147173629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Laborable,retweet_verified=Verificados} =&gt; {difusion=alta}</text:p>
          </table:table-cell>
          <table:table-cell office:value-type="float" office:value="0.012367454503953" calcext:value-type="float">
            <text:p>0.01</text:p>
          </table:table-cell>
          <table:table-cell office:value-type="float" office:value="0.413028413028413" calcext:value-type="float">
            <text:p>0.41</text:p>
          </table:table-cell>
          <table:table-cell office:value-type="float" office:value="0.0299433504181279" calcext:value-type="float">
            <text:p>0.03</text:p>
          </table:table-cell>
          <table:table-cell office:value-type="float" office:value="1.58637540864368" calcext:value-type="float">
            <text:p>1.59</text:p>
          </table:table-cell>
          <table:table-cell office:value-type="float" office:value="1192" calcext:value-type="float">
            <text:p>1,192.00</text:p>
          </table:table-cell>
          <table:table-cell office:value-type="float" office:value="0.829027922950575" calcext:value-type="float">
            <text:p>0.83</text:p>
          </table:table-cell>
          <table:table-cell office:value-type="float" office:value="0.230264903892066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es_finde=Finde,retweet_verified=Sin verificar,RT_popular=muy muchos} =&gt; {difusion=alta}</text:p>
          </table:table-cell>
          <table:table-cell office:value-type="float" office:value="0.0150754290220166" calcext:value-type="float">
            <text:p>0.02</text:p>
          </table:table-cell>
          <table:table-cell office:value-type="float" office:value="0.482884679295447" calcext:value-type="float">
            <text:p>0.48</text:p>
          </table:table-cell>
          <table:table-cell office:value-type="float" office:value="0.0312195223174452" calcext:value-type="float">
            <text:p>0.03</text:p>
          </table:table-cell>
          <table:table-cell office:value-type="float" office:value="1.85468204191654" calcext:value-type="float">
            <text:p>1.85</text:p>
          </table:table-cell>
          <table:table-cell office:value-type="float" office:value="1453" calcext:value-type="float">
            <text:p>1,453.00</text:p>
          </table:table-cell>
          <table:table-cell office:value-type="float" office:value="0.828705440900563" calcext:value-type="float">
            <text:p>0.83</text:p>
          </table:table-cell>
          <table:table-cell office:value-type="float" office:value="0.270393483347413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es_finde=Laborable,RT_popular=muy muchos} =&gt; {difusion=alta}</text:p>
          </table:table-cell>
          <table:table-cell office:value-type="float" office:value="0.0112469133240647" calcext:value-type="float">
            <text:p>0.01</text:p>
          </table:table-cell>
          <table:table-cell office:value-type="float" office:value="0.379817799579537" calcext:value-type="float">
            <text:p>0.38</text:p>
          </table:table-cell>
          <table:table-cell office:value-type="float" office:value="0.0296113382166795" calcext:value-type="float">
            <text:p>0.03</text:p>
          </table:table-cell>
          <table:table-cell office:value-type="float" office:value="1.45881880764625" calcext:value-type="float">
            <text:p>1.46</text:p>
          </table:table-cell>
          <table:table-cell office:value-type="float" office:value="1084" calcext:value-type="float">
            <text:p>1,084.00</text:p>
          </table:table-cell>
          <table:table-cell office:value-type="float" office:value="0.827873734365694" calcext:value-type="float">
            <text:p>0.83</text:p>
          </table:table-cell>
          <table:table-cell office:value-type="float" office:value="0.211507688344802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retweet_verified=Sin verificar,RT_popular=muchos} =&gt; {difusion=alta}</text:p>
          </table:table-cell>
          <table:table-cell office:value-type="float" office:value="0.0103027536261958" calcext:value-type="float">
            <text:p>0.01</text:p>
          </table:table-cell>
          <table:table-cell office:value-type="float" office:value="0.352127659574468" calcext:value-type="float">
            <text:p>0.35</text:p>
          </table:table-cell>
          <table:table-cell office:value-type="float" office:value="0.0292585752526405" calcext:value-type="float">
            <text:p>0.03</text:p>
          </table:table-cell>
          <table:table-cell office:value-type="float" office:value="1.35246545329985" calcext:value-type="float">
            <text:p>1.35</text:p>
          </table:table-cell>
          <table:table-cell office:value-type="float" office:value="993" calcext:value-type="float">
            <text:p>993.00</text:p>
          </table:table-cell>
          <table:table-cell office:value-type="float" office:value="0.827383826752349" calcext:value-type="float">
            <text:p>0.83</text:p>
          </table:table-cell>
          <table:table-cell office:value-type="float" office:value="0.195849435908219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n_char=medio,retweet_es_finde=Finde} =&gt; {difusion=alta}</text:p>
          </table:table-cell>
          <table:table-cell office:value-type="float" office:value="0.0110912826046357" calcext:value-type="float">
            <text:p>0.01</text:p>
          </table:table-cell>
          <table:table-cell office:value-type="float" office:value="0.372084928646015" calcext:value-type="float">
            <text:p>0.37</text:p>
          </table:table-cell>
          <table:table-cell office:value-type="float" office:value="0.0298084704612895" calcext:value-type="float">
            <text:p>0.03</text:p>
          </table:table-cell>
          <table:table-cell office:value-type="float" office:value="1.4291180996557" calcext:value-type="float">
            <text:p>1.43</text:p>
          </table:table-cell>
          <table:table-cell office:value-type="float" office:value="1069" calcext:value-type="float">
            <text:p>1,069.00</text:p>
          </table:table-cell>
          <table:table-cell office:value-type="float" office:value="0.826120901182244" calcext:value-type="float">
            <text:p>0.83</text:p>
          </table:table-cell>
          <table:table-cell office:value-type="float" office:value="0.207342376652648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corto,RT_popular=muy muchos} =&gt; {difusion=alta}</text:p>
          </table:table-cell>
          <table:table-cell office:value-type="float" office:value="0.0100433690938142" calcext:value-type="float">
            <text:p>0.01</text:p>
          </table:table-cell>
          <table:table-cell office:value-type="float" office:value="0.34180790960452" calcext:value-type="float">
            <text:p>0.34</text:p>
          </table:table-cell>
          <table:table-cell office:value-type="float" office:value="0.0293830798281837" calcext:value-type="float">
            <text:p>0.03</text:p>
          </table:table-cell>
          <table:table-cell office:value-type="float" office:value="1.31282896084733" calcext:value-type="float">
            <text:p>1.31</text:p>
          </table:table-cell>
          <table:table-cell office:value-type="float" office:value="968" calcext:value-type="float">
            <text:p>968.00</text:p>
          </table:table-cell>
          <table:table-cell office:value-type="float" office:value="0.825803101120261" calcext:value-type="float">
            <text:p>0.83</text:p>
          </table:table-cell>
          <table:table-cell office:value-type="float" office:value="0.190191433880924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es_finde=Finde,RT_popular=muchos} =&gt; {difusion=alta}</text:p>
          </table:table-cell>
          <table:table-cell office:value-type="float" office:value="0.0120976945902762" calcext:value-type="float">
            <text:p>0.01</text:p>
          </table:table-cell>
          <table:table-cell office:value-type="float" office:value="0.398768809849521" calcext:value-type="float">
            <text:p>0.40</text:p>
          </table:table-cell>
          <table:table-cell office:value-type="float" office:value="0.0303376149073478" calcext:value-type="float">
            <text:p>0.03</text:p>
          </table:table-cell>
          <table:table-cell office:value-type="float" office:value="1.53160657650899" calcext:value-type="float">
            <text:p>1.53</text:p>
          </table:table-cell>
          <table:table-cell office:value-type="float" office:value="1166" calcext:value-type="float">
            <text:p>1,166.00</text:p>
          </table:table-cell>
          <table:table-cell office:value-type="float" office:value="0.825636824072695" calcext:value-type="float">
            <text:p>0.83</text:p>
          </table:table-cell>
          <table:table-cell office:value-type="float" office:value="0.222617050178606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for iPhone,retweet_verified=Verificados} =&gt; {difusion=alta}</text:p>
          </table:table-cell>
          <table:table-cell office:value-type="float" office:value="0.0204913780581436" calcext:value-type="float">
            <text:p>0.02</text:p>
          </table:table-cell>
          <table:table-cell office:value-type="float" office:value="0.599757060431218" calcext:value-type="float">
            <text:p>0.60</text:p>
          </table:table-cell>
          <table:table-cell office:value-type="float" office:value="0.0341661306052998" calcext:value-type="float">
            <text:p>0.03</text:p>
          </table:table-cell>
          <table:table-cell office:value-type="float" office:value="2.3035699768264" calcext:value-type="float">
            <text:p>2.30</text:p>
          </table:table-cell>
          <table:table-cell office:value-type="float" office:value="1975" calcext:value-type="float">
            <text:p>1,975.00</text:p>
          </table:table-cell>
          <table:table-cell office:value-type="float" office:value="0.825420263516583" calcext:value-type="float">
            <text:p>0.83</text:p>
          </table:table-cell>
          <table:table-cell office:value-type="float" office:value="0.339230566558958" calcext:value-type="float">
            <text:p>0.3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,retweet_verified=Verificados} =&gt; {difusion=alta}</text:p>
          </table:table-cell>
          <table:table-cell office:value-type="float" office:value="0.0197651013674753" calcext:value-type="float">
            <text:p>0.02</text:p>
          </table:table-cell>
          <table:table-cell office:value-type="float" office:value="0.583639705882353" calcext:value-type="float">
            <text:p>0.58</text:p>
          </table:table-cell>
          <table:table-cell office:value-type="float" office:value="0.0338652445477371" calcext:value-type="float">
            <text:p>0.03</text:p>
          </table:table-cell>
          <table:table-cell office:value-type="float" office:value="2.24166582180413" calcext:value-type="float">
            <text:p>2.24</text:p>
          </table:table-cell>
          <table:table-cell office:value-type="float" office:value="1905" calcext:value-type="float">
            <text:p>1,905.00</text:p>
          </table:table-cell>
          <table:table-cell office:value-type="float" office:value="0.825237213170529" calcext:value-type="float">
            <text:p>0.83</text:p>
          </table:table-cell>
          <table:table-cell office:value-type="float" office:value="0.329777133566027" calcext:value-type="float">
            <text:p>0.3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polaridad=Negativo,retweet_es_finde=Finde} =&gt; {difusion=alta}</text:p>
          </table:table-cell>
          <table:table-cell office:value-type="float" office:value="0.0112261625614741" calcext:value-type="float">
            <text:p>0.01</text:p>
          </table:table-cell>
          <table:table-cell office:value-type="float" office:value="0.373232149016902" calcext:value-type="float">
            <text:p>0.37</text:p>
          </table:table-cell>
          <table:table-cell office:value-type="float" office:value="0.0300782303749663" calcext:value-type="float">
            <text:p>0.03</text:p>
          </table:table-cell>
          <table:table-cell office:value-type="float" office:value="1.43352438776389" calcext:value-type="float">
            <text:p>1.43</text:p>
          </table:table-cell>
          <table:table-cell office:value-type="float" office:value="1082" calcext:value-type="float">
            <text:p>1,082.00</text:p>
          </table:table-cell>
          <table:table-cell office:value-type="float" office:value="0.824755676117573" calcext:value-type="float">
            <text:p>0.82</text:p>
          </table:table-cell>
          <table:table-cell office:value-type="float" office:value="0.208175012900099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retweet_verified=Sin verificar,RT_popular=muy muchos} =&gt; {difusion=alta}</text:p>
          </table:table-cell>
          <table:table-cell office:value-type="float" office:value="0.0139237616982424" calcext:value-type="float">
            <text:p>0.01</text:p>
          </table:table-cell>
          <table:table-cell office:value-type="float" office:value="0.444370860927152" calcext:value-type="float">
            <text:p>0.44</text:p>
          </table:table-cell>
          <table:table-cell office:value-type="float" office:value="0.0313336515116931" calcext:value-type="float">
            <text:p>0.03</text:p>
          </table:table-cell>
          <table:table-cell office:value-type="float" office:value="1.70675668756997" calcext:value-type="float">
            <text:p>1.71</text:p>
          </table:table-cell>
          <table:table-cell office:value-type="float" office:value="1342" calcext:value-type="float">
            <text:p>1,342.00</text:p>
          </table:table-cell>
          <table:table-cell office:value-type="float" office:value="0.824518153294487" calcext:value-type="float">
            <text:p>0.82</text:p>
          </table:table-cell>
          <table:table-cell office:value-type="float" office:value="0.248924890095361" calcext:value-type="float">
            <text:p>0.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etweet_es_finde=Finde,retweet_source=Twitter for Android} =&gt; {difusion=alta}</text:p>
          </table:table-cell>
          <table:table-cell office:value-type="float" office:value="0.0128862235687162" calcext:value-type="float">
            <text:p>0.01</text:p>
          </table:table-cell>
          <table:table-cell office:value-type="float" office:value="0.411940298507463" calcext:value-type="float">
            <text:p>0.41</text:p>
          </table:table-cell>
          <table:table-cell office:value-type="float" office:value="0.0312817746052167" calcext:value-type="float">
            <text:p>0.03</text:p>
          </table:table-cell>
          <table:table-cell office:value-type="float" office:value="1.5821961365564" calcext:value-type="float">
            <text:p>1.58</text:p>
          </table:table-cell>
          <table:table-cell office:value-type="float" office:value="1242" calcext:value-type="float">
            <text:p>1,242.00</text:p>
          </table:table-cell>
          <table:table-cell office:value-type="float" office:value="0.821788811553206" calcext:value-type="float">
            <text:p>0.82</text:p>
          </table:table-cell>
          <table:table-cell office:value-type="float" office:value="0.230717100716232" calcext:value-type="float">
            <text:p>0.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polaridad=Neutro,retweet_es_finde=Finde,retweet_verified=Sin verificar} =&gt; {difusion=alta}</text:p>
          </table:table-cell>
          <table:table-cell office:value-type="float" office:value="0.0112780394679504" calcext:value-type="float">
            <text:p>0.01</text:p>
          </table:table-cell>
          <table:table-cell office:value-type="float" office:value="0.368100237047071" calcext:value-type="float">
            <text:p>0.37</text:p>
          </table:table-cell>
          <table:table-cell office:value-type="float" office:value="0.0306385009649105" calcext:value-type="float">
            <text:p>0.03</text:p>
          </table:table-cell>
          <table:table-cell office:value-type="float" office:value="1.4138135429613" calcext:value-type="float">
            <text:p>1.41</text:p>
          </table:table-cell>
          <table:table-cell office:value-type="float" office:value="1087" calcext:value-type="float">
            <text:p>1,087.00</text:p>
          </table:table-cell>
          <table:table-cell office:value-type="float" office:value="0.821253709198813" calcext:value-type="float">
            <text:p>0.82</text:p>
          </table:table-cell>
          <table:table-cell office:value-type="float" office:value="0.205708682323647" calcext:value-type="float">
            <text:p>0.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medio,retweet_es_finde=Finde,retweet_verified=Sin verificar} =&gt; {difusion=alta}</text:p>
          </table:table-cell>
          <table:table-cell office:value-type="float" office:value="0.0116100516693989" calcext:value-type="float">
            <text:p>0.01</text:p>
          </table:table-cell>
          <table:table-cell office:value-type="float" office:value="0.373622704507513" calcext:value-type="float">
            <text:p>0.37</text:p>
          </table:table-cell>
          <table:table-cell office:value-type="float" office:value="0.0310742669793115" calcext:value-type="float">
            <text:p>0.03</text:p>
          </table:table-cell>
          <table:table-cell office:value-type="float" office:value="1.43502444830808" calcext:value-type="float">
            <text:p>1.44</text:p>
          </table:table-cell>
          <table:table-cell office:value-type="float" office:value="1119" calcext:value-type="float">
            <text:p>1,119.00</text:p>
          </table:table-cell>
          <table:table-cell office:value-type="float" office:value="0.819391916944753" calcext:value-type="float">
            <text:p>0.82</text:p>
          </table:table-cell>
          <table:table-cell office:value-type="float" office:value="0.209107518668039" calcext:value-type="float">
            <text:p>0.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T_popular=amigos medios} =&gt; {difusion=alta}</text:p>
          </table:table-cell>
          <table:table-cell office:value-type="float" office:value="0.0111327841298168" calcext:value-type="float">
            <text:p>0.01</text:p>
          </table:table-cell>
          <table:table-cell office:value-type="float" office:value="0.360672268907563" calcext:value-type="float">
            <text:p>0.36</text:p>
          </table:table-cell>
          <table:table-cell office:value-type="float" office:value="0.0308667593534062" calcext:value-type="float">
            <text:p>0.03</text:p>
          </table:table-cell>
          <table:table-cell office:value-type="float" office:value="1.38528391734473" calcext:value-type="float">
            <text:p>1.39</text:p>
          </table:table-cell>
          <table:table-cell office:value-type="float" office:value="1073" calcext:value-type="float">
            <text:p>1,073.00</text:p>
          </table:table-cell>
          <table:table-cell office:value-type="float" office:value="0.819343606460216" calcext:value-type="float">
            <text:p>0.82</text:p>
          </table:table-cell>
          <table:table-cell office:value-type="float" office:value="0.201715747110193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source=Twitter for iPhone,RT_popular=muchos} =&gt; {difusion=alta}</text:p>
          </table:table-cell>
          <table:table-cell office:value-type="float" office:value="0.0143180261874624" calcext:value-type="float">
            <text:p>0.01</text:p>
          </table:table-cell>
          <table:table-cell office:value-type="float" office:value="0.443159922928709" calcext:value-type="float">
            <text:p>0.44</text:p>
          </table:table-cell>
          <table:table-cell office:value-type="float" office:value="0.0323089373534477" calcext:value-type="float">
            <text:p>0.03</text:p>
          </table:table-cell>
          <table:table-cell office:value-type="float" office:value="1.70210567034808" calcext:value-type="float">
            <text:p>1.70</text:p>
          </table:table-cell>
          <table:table-cell office:value-type="float" office:value="1380" calcext:value-type="float">
            <text:p>1,380.00</text:p>
          </table:table-cell>
          <table:table-cell office:value-type="float" office:value="0.819293275682123" calcext:value-type="float">
            <text:p>0.82</text:p>
          </table:table-cell>
          <table:table-cell office:value-type="float" office:value="0.249076574200467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retweet_es_finde=Laborable,RT_popular=muy muchos} =&gt; {difusion=alta}</text:p>
          </table:table-cell>
          <table:table-cell office:value-type="float" office:value="0.0104272582017389" calcext:value-type="float">
            <text:p>0.01</text:p>
          </table:table-cell>
          <table:table-cell office:value-type="float" office:value="0.340562521179261" calcext:value-type="float">
            <text:p>0.34</text:p>
          </table:table-cell>
          <table:table-cell office:value-type="float" office:value="0.0306177502023199" calcext:value-type="float">
            <text:p>0.03</text:p>
          </table:table-cell>
          <table:table-cell office:value-type="float" office:value="1.3080456251016" calcext:value-type="float">
            <text:p>1.31</text:p>
          </table:table-cell>
          <table:table-cell office:value-type="float" office:value="1005" calcext:value-type="float">
            <text:p>1,005.00</text:p>
          </table:table-cell>
          <table:table-cell office:value-type="float" office:value="0.818897928994083" calcext:value-type="float">
            <text:p>0.82</text:p>
          </table:table-cell>
          <table:table-cell office:value-type="float" office:value="0.19030596769093" calcext:value-type="float">
            <text:p>0.1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polaridad=Positivo} =&gt; {difusion=alta}</text:p>
          </table:table-cell>
          <table:table-cell office:value-type="float" office:value="0.0137473802162229" calcext:value-type="float">
            <text:p>0.01</text:p>
          </table:table-cell>
          <table:table-cell office:value-type="float" office:value="0.427695287282117" calcext:value-type="float">
            <text:p>0.43</text:p>
          </table:table-cell>
          <table:table-cell office:value-type="float" office:value="0.0321429312527235" calcext:value-type="float">
            <text:p>0.03</text:p>
          </table:table-cell>
          <table:table-cell office:value-type="float" office:value="1.64270850318104" calcext:value-type="float">
            <text:p>1.64</text:p>
          </table:table-cell>
          <table:table-cell office:value-type="float" office:value="1325" calcext:value-type="float">
            <text:p>1,325.00</text:p>
          </table:table-cell>
          <table:table-cell office:value-type="float" office:value="0.818699519857074" calcext:value-type="float">
            <text:p>0.82</text:p>
          </table:table-cell>
          <table:table-cell office:value-type="float" office:value="0.240248376884065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polaridad=Neutro,retweet_verified=Verificados,RT_popular=muy muchos} =&gt; {difusion=alta}</text:p>
          </table:table-cell>
          <table:table-cell office:value-type="float" office:value="0.010510261252101" calcext:value-type="float">
            <text:p>0.01</text:p>
          </table:table-cell>
          <table:table-cell office:value-type="float" office:value="0.342345386955052" calcext:value-type="float">
            <text:p>0.34</text:p>
          </table:table-cell>
          <table:table-cell office:value-type="float" office:value="0.030700753252682" calcext:value-type="float">
            <text:p>0.03</text:p>
          </table:table-cell>
          <table:table-cell office:value-type="float" office:value="1.31489332451988" calcext:value-type="float">
            <text:p>1.31</text:p>
          </table:table-cell>
          <table:table-cell office:value-type="float" office:value="1013" calcext:value-type="float">
            <text:p>1,013.00</text:p>
          </table:table-cell>
          <table:table-cell office:value-type="float" office:value="0.818602071005917" calcext:value-type="float">
            <text:p>0.82</text:p>
          </table:table-cell>
          <table:table-cell office:value-type="float" office:value="0.191356801232368" calcext:value-type="float">
            <text:p>0.1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n_char=corto,retweet_verified=Sin verificar} =&gt; {difusion=alta}</text:p>
          </table:table-cell>
          <table:table-cell office:value-type="float" office:value="0.0118486854391899" calcext:value-type="float">
            <text:p>0.01</text:p>
          </table:table-cell>
          <table:table-cell office:value-type="float" office:value="0.377645502645503" calcext:value-type="float">
            <text:p>0.38</text:p>
          </table:table-cell>
          <table:table-cell office:value-type="float" office:value="0.0313751530368741" calcext:value-type="float">
            <text:p>0.03</text:p>
          </table:table-cell>
          <table:table-cell office:value-type="float" office:value="1.45047536606276" calcext:value-type="float">
            <text:p>1.45</text:p>
          </table:table-cell>
          <table:table-cell office:value-type="float" office:value="1142" calcext:value-type="float">
            <text:p>1,142.00</text:p>
          </table:table-cell>
          <table:table-cell office:value-type="float" office:value="0.818134638196916" calcext:value-type="float">
            <text:p>0.82</text:p>
          </table:table-cell>
          <table:table-cell office:value-type="float" office:value="0.211577194615969" calcext:value-type="float">
            <text:p>0.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corto,polaridad=Neutro,retweet_es_finde=Finde} =&gt; {difusion=alta}</text:p>
          </table:table-cell>
          <table:table-cell office:value-type="float" office:value="0.0131871096262788" calcext:value-type="float">
            <text:p>0.01</text:p>
          </table:table-cell>
          <table:table-cell office:value-type="float" office:value="0.410927901713547" calcext:value-type="float">
            <text:p>0.41</text:p>
          </table:table-cell>
          <table:table-cell office:value-type="float" office:value="0.0320910543462472" calcext:value-type="float">
            <text:p>0.03</text:p>
          </table:table-cell>
          <table:table-cell office:value-type="float" office:value="1.57830768402626" calcext:value-type="float">
            <text:p>1.58</text:p>
          </table:table-cell>
          <table:table-cell office:value-type="float" office:value="1271" calcext:value-type="float">
            <text:p>1,271.00</text:p>
          </table:table-cell>
          <table:table-cell office:value-type="float" office:value="0.81739485807698" calcext:value-type="float">
            <text:p>0.82</text:p>
          </table:table-cell>
          <table:table-cell office:value-type="float" office:value="0.230788729688367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etweet_es_finde=Finde,retweet_source=Twitter for iPhone} =&gt; {difusion=alta}</text:p>
          </table:table-cell>
          <table:table-cell office:value-type="float" office:value="0.0122948268348862" calcext:value-type="float">
            <text:p>0.01</text:p>
          </table:table-cell>
          <table:table-cell office:value-type="float" office:value="0.386497064579256" calcext:value-type="float">
            <text:p>0.39</text:p>
          </table:table-cell>
          <table:table-cell office:value-type="float" office:value="0.0318109190512751" calcext:value-type="float">
            <text:p>0.03</text:p>
          </table:table-cell>
          <table:table-cell office:value-type="float" office:value="1.48447278545779" calcext:value-type="float">
            <text:p>1.48</text:p>
          </table:table-cell>
          <table:table-cell office:value-type="float" office:value="1185" calcext:value-type="float">
            <text:p>1,185.00</text:p>
          </table:table-cell>
          <table:table-cell office:value-type="float" office:value="0.81660797034291" calcext:value-type="float">
            <text:p>0.82</text:p>
          </table:table-cell>
          <table:table-cell office:value-type="float" office:value="0.216859754095638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verified=Verificados,RT_popular=muchos} =&gt; {difusion=alta}</text:p>
          </table:table-cell>
          <table:table-cell office:value-type="float" office:value="0.0109875287916831" calcext:value-type="float">
            <text:p>0.01</text:p>
          </table:table-cell>
          <table:table-cell office:value-type="float" office:value="0.351243781094527" calcext:value-type="float">
            <text:p>0.35</text:p>
          </table:table-cell>
          <table:table-cell office:value-type="float" office:value="0.0312817746052167" calcext:value-type="float">
            <text:p>0.03</text:p>
          </table:table-cell>
          <table:table-cell office:value-type="float" office:value="1.34907061885123" calcext:value-type="float">
            <text:p>1.35</text:p>
          </table:table-cell>
          <table:table-cell office:value-type="float" office:value="1059" calcext:value-type="float">
            <text:p>1,059.00</text:p>
          </table:table-cell>
          <table:table-cell office:value-type="float" office:value="0.816229205175601" calcext:value-type="float">
            <text:p>0.82</text:p>
          </table:table-cell>
          <table:table-cell office:value-type="float" office:value="0.196722552059976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polaridad=Positivo,retweet_es_finde=Finde} =&gt; {difusion=alta}</text:p>
          </table:table-cell>
          <table:table-cell office:value-type="float" office:value="0.0122948268348862" calcext:value-type="float">
            <text:p>0.01</text:p>
          </table:table-cell>
          <table:table-cell office:value-type="float" office:value="0.385365853658537" calcext:value-type="float">
            <text:p>0.39</text:p>
          </table:table-cell>
          <table:table-cell office:value-type="float" office:value="0.0319042974829325" calcext:value-type="float">
            <text:p>0.03</text:p>
          </table:table-cell>
          <table:table-cell office:value-type="float" office:value="1.48012798706133" calcext:value-type="float">
            <text:p>1.48</text:p>
          </table:table-cell>
          <table:table-cell office:value-type="float" office:value="1185" calcext:value-type="float">
            <text:p>1,185.00</text:p>
          </table:table-cell>
          <table:table-cell office:value-type="float" office:value="0.816002075303884" calcext:value-type="float">
            <text:p>0.82</text:p>
          </table:table-cell>
          <table:table-cell office:value-type="float" office:value="0.216294148635278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source=Twitter Web App,retweet_verified=Verificados} =&gt; {difusion=alta}</text:p>
          </table:table-cell>
          <table:table-cell office:value-type="float" office:value="0.011931688489552" calcext:value-type="float">
            <text:p>0.01</text:p>
          </table:table-cell>
          <table:table-cell office:value-type="float" office:value="0.375816993464052" calcext:value-type="float">
            <text:p>0.38</text:p>
          </table:table-cell>
          <table:table-cell office:value-type="float" office:value="0.0317486667635036" calcext:value-type="float">
            <text:p>0.03</text:p>
          </table:table-cell>
          <table:table-cell office:value-type="float" office:value="1.44345235769715" calcext:value-type="float">
            <text:p>1.44</text:p>
          </table:table-cell>
          <table:table-cell office:value-type="float" office:value="1150" calcext:value-type="float">
            <text:p>1,150.00</text:p>
          </table:table-cell>
          <table:table-cell office:value-type="float" office:value="0.815953192119686" calcext:value-type="float">
            <text:p>0.82</text:p>
          </table:table-cell>
          <table:table-cell office:value-type="float" office:value="0.210822340678786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Mañana,retweet_source=Twitter for iPhone} =&gt; {difusion=alta}</text:p>
          </table:table-cell>
          <table:table-cell office:value-type="float" office:value="0.010115996762881" calcext:value-type="float">
            <text:p>0.01</text:p>
          </table:table-cell>
          <table:table-cell office:value-type="float" office:value="0.326742627345845" calcext:value-type="float">
            <text:p>0.33</text:p>
          </table:table-cell>
          <table:table-cell office:value-type="float" office:value="0.0309601377850636" calcext:value-type="float">
            <text:p>0.03</text:p>
          </table:table-cell>
          <table:table-cell office:value-type="float" office:value="1.25496564552671" calcext:value-type="float">
            <text:p>1.25</text:p>
          </table:table-cell>
          <table:table-cell office:value-type="float" office:value="975" calcext:value-type="float">
            <text:p>975.00</text:p>
          </table:table-cell>
          <table:table-cell office:value-type="float" office:value="0.815776851271077" calcext:value-type="float">
            <text:p>0.82</text:p>
          </table:table-cell>
          <table:table-cell office:value-type="float" office:value="0.182798268323436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es_finde=Finde,retweet_source=Twitter for iPhone} =&gt; {difusion=alta}</text:p>
          </table:table-cell>
          <table:table-cell office:value-type="float" office:value="0.0130107281442593" calcext:value-type="float">
            <text:p>0.01</text:p>
          </table:table-cell>
          <table:table-cell office:value-type="float" office:value="0.403215434083601" calcext:value-type="float">
            <text:p>0.40</text:p>
          </table:table-cell>
          <table:table-cell office:value-type="float" office:value="0.0322674358282667" calcext:value-type="float">
            <text:p>0.03</text:p>
          </table:table-cell>
          <table:table-cell office:value-type="float" office:value="1.54868534182855" calcext:value-type="float">
            <text:p>1.55</text:p>
          </table:table-cell>
          <table:table-cell office:value-type="float" office:value="1254" calcext:value-type="float">
            <text:p>1,254.00</text:p>
          </table:table-cell>
          <table:table-cell office:value-type="float" office:value="0.815732838589981" calcext:value-type="float">
            <text:p>0.82</text:p>
          </table:table-cell>
          <table:table-cell office:value-type="float" office:value="0.226593769484616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Mañana,RT_popular=muchos} =&gt; {difusion=alta}</text:p>
          </table:table-cell>
          <table:table-cell office:value-type="float" office:value="0.0100848706189952" calcext:value-type="float">
            <text:p>0.01</text:p>
          </table:table-cell>
          <table:table-cell office:value-type="float" office:value="0.32573726541555" calcext:value-type="float">
            <text:p>0.33</text:p>
          </table:table-cell>
          <table:table-cell office:value-type="float" office:value="0.0309601377850636" calcext:value-type="float">
            <text:p>0.03</text:p>
          </table:table-cell>
          <table:table-cell office:value-type="float" office:value="1.25110421277124" calcext:value-type="float">
            <text:p>1.25</text:p>
          </table:table-cell>
          <table:table-cell office:value-type="float" office:value="972" calcext:value-type="float">
            <text:p>972.00</text:p>
          </table:table-cell>
          <table:table-cell office:value-type="float" office:value="0.8156865638604" calcext:value-type="float">
            <text:p>0.82</text:p>
          </table:table-cell>
          <table:table-cell office:value-type="float" office:value="0.18223581211321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for Android,RT_popular=muy muchos} =&gt; {difusion=alta}</text:p>
          </table:table-cell>
          <table:table-cell office:value-type="float" office:value="0.0201697412379905" calcext:value-type="float">
            <text:p>0.02</text:p>
          </table:table-cell>
          <table:table-cell office:value-type="float" office:value="0.566929133858268" calcext:value-type="float">
            <text:p>0.57</text:p>
          </table:table-cell>
          <table:table-cell office:value-type="float" office:value="0.0355771824614555" calcext:value-type="float">
            <text:p>0.04</text:p>
          </table:table-cell>
          <table:table-cell office:value-type="float" office:value="2.17748321429535" calcext:value-type="float">
            <text:p>2.18</text:p>
          </table:table-cell>
          <table:table-cell office:value-type="float" office:value="1944" calcext:value-type="float">
            <text:p>1,944.00</text:p>
          </table:table-cell>
          <table:table-cell office:value-type="float" office:value="0.815117197787727" calcext:value-type="float">
            <text:p>0.82</text:p>
          </table:table-cell>
          <table:table-cell office:value-type="float" office:value="0.322198925740005" calcext:value-type="float">
            <text:p>0.3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polaridad=Positivo,retweet_es_finde=Finde} =&gt; {difusion=alta}</text:p>
          </table:table-cell>
          <table:table-cell office:value-type="float" office:value="0.0110497810794547" calcext:value-type="float">
            <text:p>0.01</text:p>
          </table:table-cell>
          <table:table-cell office:value-type="float" office:value="0.350559578670178" calcext:value-type="float">
            <text:p>0.35</text:p>
          </table:table-cell>
          <table:table-cell office:value-type="float" office:value="0.0315204083750078" calcext:value-type="float">
            <text:p>0.03</text:p>
          </table:table-cell>
          <table:table-cell office:value-type="float" office:value="1.34644270787396" calcext:value-type="float">
            <text:p>1.35</text:p>
          </table:table-cell>
          <table:table-cell office:value-type="float" office:value="1065" calcext:value-type="float">
            <text:p>1,065.00</text:p>
          </table:table-cell>
          <table:table-cell office:value-type="float" office:value="0.814866811985074" calcext:value-type="float">
            <text:p>0.81</text:p>
          </table:table-cell>
          <table:table-cell office:value-type="float" office:value="0.196500001337958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utro,retweet_es_finde=Finde,retweet_source=Twitter for iPhone} =&gt; {difusion=alta}</text:p>
          </table:table-cell>
          <table:table-cell office:value-type="float" office:value="0.011931688489552" calcext:value-type="float">
            <text:p>0.01</text:p>
          </table:table-cell>
          <table:table-cell office:value-type="float" office:value="0.373255436546576" calcext:value-type="float">
            <text:p>0.37</text:p>
          </table:table-cell>
          <table:table-cell office:value-type="float" office:value="0.0319665497707041" calcext:value-type="float">
            <text:p>0.03</text:p>
          </table:table-cell>
          <table:table-cell office:value-type="float" office:value="1.43361383140321" calcext:value-type="float">
            <text:p>1.43</text:p>
          </table:table-cell>
          <table:table-cell office:value-type="float" office:value="1150" calcext:value-type="float">
            <text:p>1,150.00</text:p>
          </table:table-cell>
          <table:table-cell office:value-type="float" office:value="0.814542090656799" calcext:value-type="float">
            <text:p>0.81</text:p>
          </table:table-cell>
          <table:table-cell office:value-type="float" office:value="0.209541562220048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verified=Sin verificar,RT_popular=muchos} =&gt; {difusion=alta}</text:p>
          </table:table-cell>
          <table:table-cell office:value-type="float" office:value="0.0114129194247889" calcext:value-type="float">
            <text:p>0.01</text:p>
          </table:table-cell>
          <table:table-cell office:value-type="float" office:value="0.359007832898172" calcext:value-type="float">
            <text:p>0.36</text:p>
          </table:table-cell>
          <table:table-cell office:value-type="float" office:value="0.0317901682886846" calcext:value-type="float">
            <text:p>0.03</text:p>
          </table:table-cell>
          <table:table-cell office:value-type="float" office:value="1.37889108752657" calcext:value-type="float">
            <text:p>1.38</text:p>
          </table:table-cell>
          <table:table-cell office:value-type="float" office:value="1100" calcext:value-type="float">
            <text:p>1,100.00</text:p>
          </table:table-cell>
          <table:table-cell office:value-type="float" office:value="0.81417695321162" calcext:value-type="float">
            <text:p>0.81</text:p>
          </table:table-cell>
          <table:table-cell office:value-type="float" office:value="0.201421506311205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es_finde=Finde,retweet_source=Twitter Web App} =&gt; {difusion=alta}</text:p>
          </table:table-cell>
          <table:table-cell office:value-type="float" office:value="0.0112884148492457" calcext:value-type="float">
            <text:p>0.01</text:p>
          </table:table-cell>
          <table:table-cell office:value-type="float" office:value="0.355555555555556" calcext:value-type="float">
            <text:p>0.36</text:p>
          </table:table-cell>
          <table:table-cell office:value-type="float" office:value="0.0317486667635036" calcext:value-type="float">
            <text:p>0.03</text:p>
          </table:table-cell>
          <table:table-cell office:value-type="float" office:value="1.36563144797783" calcext:value-type="float">
            <text:p>1.37</text:p>
          </table:table-cell>
          <table:table-cell office:value-type="float" office:value="1088" calcext:value-type="float">
            <text:p>1,088.00</text:p>
          </table:table-cell>
          <table:table-cell office:value-type="float" office:value="0.814084090741151" calcext:value-type="float">
            <text:p>0.81</text:p>
          </table:table-cell>
          <table:table-cell office:value-type="float" office:value="0.199456266659582" calcext:value-type="float">
            <text:p>0.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etweet_source=Twitter Web App} =&gt; {difusion=alta}</text:p>
          </table:table-cell>
          <table:table-cell office:value-type="float" office:value="0.012761718993173" calcext:value-type="float">
            <text:p>0.01</text:p>
          </table:table-cell>
          <table:table-cell office:value-type="float" office:value="0.393348257115446" calcext:value-type="float">
            <text:p>0.39</text:p>
          </table:table-cell>
          <table:table-cell office:value-type="float" office:value="0.0324438173102862" calcext:value-type="float">
            <text:p>0.03</text:p>
          </table:table-cell>
          <table:table-cell office:value-type="float" office:value="1.51078710916159" calcext:value-type="float">
            <text:p>1.51</text:p>
          </table:table-cell>
          <table:table-cell office:value-type="float" office:value="1230" calcext:value-type="float">
            <text:p>1,230.00</text:p>
          </table:table-cell>
          <table:table-cell office:value-type="float" office:value="0.813863880552777" calcext:value-type="float">
            <text:p>0.81</text:p>
          </table:table-cell>
          <table:table-cell office:value-type="float" office:value="0.22118197903991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T_popular=amigos medios} =&gt; {difusion=alta}</text:p>
          </table:table-cell>
          <table:table-cell office:value-type="float" office:value="0.0101471229067668" calcext:value-type="float">
            <text:p>0.01</text:p>
          </table:table-cell>
          <table:table-cell office:value-type="float" office:value="0.323948327260682" calcext:value-type="float">
            <text:p>0.32</text:p>
          </table:table-cell>
          <table:table-cell office:value-type="float" office:value="0.0313232761303978" calcext:value-type="float">
            <text:p>0.03</text:p>
          </table:table-cell>
          <table:table-cell office:value-type="float" office:value="1.24423319032594" calcext:value-type="float">
            <text:p>1.24</text:p>
          </table:table-cell>
          <table:table-cell office:value-type="float" office:value="978" calcext:value-type="float">
            <text:p>978.00</text:p>
          </table:table-cell>
          <table:table-cell office:value-type="float" office:value="0.813524967753824" calcext:value-type="float">
            <text:p>0.81</text:p>
          </table:table-cell>
          <table:table-cell office:value-type="float" office:value="0.181460893525934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Laborable,RT_popular=muchos} =&gt; {difusion=alta}</text:p>
          </table:table-cell>
          <table:table-cell office:value-type="float" office:value="0.0106451412089394" calcext:value-type="float">
            <text:p>0.01</text:p>
          </table:table-cell>
          <table:table-cell office:value-type="float" office:value="0.337278106508876" calcext:value-type="float">
            <text:p>0.34</text:p>
          </table:table-cell>
          <table:table-cell office:value-type="float" office:value="0.0315619099001888" calcext:value-type="float">
            <text:p>0.03</text:p>
          </table:table-cell>
          <table:table-cell office:value-type="float" office:value="1.29543071895826" calcext:value-type="float">
            <text:p>1.30</text:p>
          </table:table-cell>
          <table:table-cell office:value-type="float" office:value="1026" calcext:value-type="float">
            <text:p>1,026.00</text:p>
          </table:table-cell>
          <table:table-cell office:value-type="float" office:value="0.813426779786057" calcext:value-type="float">
            <text:p>0.81</text:p>
          </table:table-cell>
          <table:table-cell office:value-type="float" office:value="0.189082187071287" calcext:value-type="float">
            <text:p>0.1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etweet_source=Twitter for Android,retweet_verified=Sin verificar} =&gt; {difusion=alta}</text:p>
          </table:table-cell>
          <table:table-cell office:value-type="float" office:value="0.0128862235687162" calcext:value-type="float">
            <text:p>0.01</text:p>
          </table:table-cell>
          <table:table-cell office:value-type="float" office:value="0.395038167938931" calcext:value-type="float">
            <text:p>0.40</text:p>
          </table:table-cell>
          <table:table-cell office:value-type="float" office:value="0.0326201987923056" calcext:value-type="float">
            <text:p>0.03</text:p>
          </table:table-cell>
          <table:table-cell office:value-type="float" office:value="1.51727778362517" calcext:value-type="float">
            <text:p>1.52</text:p>
          </table:table-cell>
          <table:table-cell office:value-type="float" office:value="1242" calcext:value-type="float">
            <text:p>1,242.00</text:p>
          </table:table-cell>
          <table:table-cell office:value-type="float" office:value="0.813083419765891" calcext:value-type="float">
            <text:p>0.81</text:p>
          </table:table-cell>
          <table:table-cell office:value-type="float" office:value="0.222266035431967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medio,retweet_verified=Verificados} =&gt; {difusion=alta}</text:p>
          </table:table-cell>
          <table:table-cell office:value-type="float" office:value="0.0114440455686746" calcext:value-type="float">
            <text:p>0.01</text:p>
          </table:table-cell>
          <table:table-cell office:value-type="float" office:value="0.356496444731739" calcext:value-type="float">
            <text:p>0.36</text:p>
          </table:table-cell>
          <table:table-cell office:value-type="float" office:value="0.0321014297275425" calcext:value-type="float">
            <text:p>0.03</text:p>
          </table:table-cell>
          <table:table-cell office:value-type="float" office:value="1.36924525130049" calcext:value-type="float">
            <text:p>1.37</text:p>
          </table:table-cell>
          <table:table-cell office:value-type="float" office:value="1103" calcext:value-type="float">
            <text:p>1,103.00</text:p>
          </table:table-cell>
          <table:table-cell office:value-type="float" office:value="0.812257707218017" calcext:value-type="float">
            <text:p>0.81</text:p>
          </table:table-cell>
          <table:table-cell office:value-type="float" office:value="0.200225587473066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Laborable,RT_popular=muy muchos} =&gt; {difusion=alta}</text:p>
          </table:table-cell>
          <table:table-cell office:value-type="float" office:value="0.0151791828349692" calcext:value-type="float">
            <text:p>0.02</text:p>
          </table:table-cell>
          <table:table-cell office:value-type="float" office:value="0.44918636782315" calcext:value-type="float">
            <text:p>0.45</text:p>
          </table:table-cell>
          <table:table-cell office:value-type="float" office:value="0.0337926168786703" calcext:value-type="float">
            <text:p>0.03</text:p>
          </table:table-cell>
          <table:table-cell office:value-type="float" office:value="1.72525227160002" calcext:value-type="float">
            <text:p>1.73</text:p>
          </table:table-cell>
          <table:table-cell office:value-type="float" office:value="1463" calcext:value-type="float">
            <text:p>1,463.00</text:p>
          </table:table-cell>
          <table:table-cell office:value-type="float" office:value="0.81214668253496" calcext:value-type="float">
            <text:p>0.81</text:p>
          </table:table-cell>
          <table:table-cell office:value-type="float" office:value="0.253743578428193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n_char=largo,retweet_source=Twitter for Android} =&gt; {difusion=alta}</text:p>
          </table:table-cell>
          <table:table-cell office:value-type="float" office:value="0.0101989998132431" calcext:value-type="float">
            <text:p>0.01</text:p>
          </table:table-cell>
          <table:table-cell office:value-type="float" office:value="0.322083879423329" calcext:value-type="float">
            <text:p>0.32</text:p>
          </table:table-cell>
          <table:table-cell office:value-type="float" office:value="0.0316656637131415" calcext:value-type="float">
            <text:p>0.03</text:p>
          </table:table-cell>
          <table:table-cell office:value-type="float" office:value="1.23707214738899" calcext:value-type="float">
            <text:p>1.24</text:p>
          </table:table-cell>
          <table:table-cell office:value-type="float" office:value="983" calcext:value-type="float">
            <text:p>983.00</text:p>
          </table:table-cell>
          <table:table-cell office:value-type="float" office:value="0.811471486949159" calcext:value-type="float">
            <text:p>0.81</text:p>
          </table:table-cell>
          <table:table-cell office:value-type="float" office:value="0.180628295015721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Laborable,retweet_verified=Verificados,RT_popular=muy muchos} =&gt; {difusion=alta}</text:p>
          </table:table-cell>
          <table:table-cell office:value-type="float" office:value="0.0112469133240647" calcext:value-type="float">
            <text:p>0.01</text:p>
          </table:table-cell>
          <table:table-cell office:value-type="float" office:value="0.349677419354839" calcext:value-type="float">
            <text:p>0.35</text:p>
          </table:table-cell>
          <table:table-cell office:value-type="float" office:value="0.0321636820153141" calcext:value-type="float">
            <text:p>0.03</text:p>
          </table:table-cell>
          <table:table-cell office:value-type="float" office:value="1.34305447645884" calcext:value-type="float">
            <text:p>1.34</text:p>
          </table:table-cell>
          <table:table-cell office:value-type="float" office:value="1084" calcext:value-type="float">
            <text:p>1,084.00</text:p>
          </table:table-cell>
          <table:table-cell office:value-type="float" office:value="0.811287347842125" calcext:value-type="float">
            <text:p>0.81</text:p>
          </table:table-cell>
          <table:table-cell office:value-type="float" office:value="0.196437498232452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etweet_es_finde=Finde,RT_popular=muchos} =&gt; {difusion=alta}</text:p>
          </table:table-cell>
          <table:table-cell office:value-type="float" office:value="0.0121599468780478" calcext:value-type="float">
            <text:p>0.01</text:p>
          </table:table-cell>
          <table:table-cell office:value-type="float" office:value="0.372299872935197" calcext:value-type="float">
            <text:p>0.37</text:p>
          </table:table-cell>
          <table:table-cell office:value-type="float" office:value="0.0326617003174867" calcext:value-type="float">
            <text:p>0.03</text:p>
          </table:table-cell>
          <table:table-cell office:value-type="float" office:value="1.42994366594565" calcext:value-type="float">
            <text:p>1.43</text:p>
          </table:table-cell>
          <table:table-cell office:value-type="float" office:value="1172" calcext:value-type="float">
            <text:p>1,172.00</text:p>
          </table:table-cell>
          <table:table-cell office:value-type="float" office:value="0.81071296638345" calcext:value-type="float">
            <text:p>0.81</text:p>
          </table:table-cell>
          <table:table-cell office:value-type="float" office:value="0.209502132211601" calcext:value-type="float">
            <text:p>0.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gativo,retweet_es_finde=Finde,retweet_verified=Sin verificar} =&gt; {difusion=alta}</text:p>
          </table:table-cell>
          <table:table-cell office:value-type="float" office:value="0.0129484758564877" calcext:value-type="float">
            <text:p>0.01</text:p>
          </table:table-cell>
          <table:table-cell office:value-type="float" office:value="0.391713747645951" calcext:value-type="float">
            <text:p>0.39</text:p>
          </table:table-cell>
          <table:table-cell office:value-type="float" office:value="0.0330559648067066" calcext:value-type="float">
            <text:p>0.03</text:p>
          </table:table-cell>
          <table:table-cell office:value-type="float" office:value="1.50450922234845" calcext:value-type="float">
            <text:p>1.50</text:p>
          </table:table-cell>
          <table:table-cell office:value-type="float" office:value="1248" calcext:value-type="float">
            <text:p>1,248.00</text:p>
          </table:table-cell>
          <table:table-cell office:value-type="float" office:value="0.81044687777449" calcext:value-type="float">
            <text:p>0.81</text:p>
          </table:table-cell>
          <table:table-cell office:value-type="float" office:value="0.220723375775634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verified=Sin verificar,RT_popular=muy muchos} =&gt; {difusion=alta}</text:p>
          </table:table-cell>
          <table:table-cell office:value-type="float" office:value="0.0150858044033118" calcext:value-type="float">
            <text:p>0.02</text:p>
          </table:table-cell>
          <table:table-cell office:value-type="float" office:value="0.443427874351937" calcext:value-type="float">
            <text:p>0.44</text:p>
          </table:table-cell>
          <table:table-cell office:value-type="float" office:value="0.0340208752671661" calcext:value-type="float">
            <text:p>0.03</text:p>
          </table:table-cell>
          <table:table-cell office:value-type="float" office:value="1.70313482847646" calcext:value-type="float">
            <text:p>1.70</text:p>
          </table:table-cell>
          <table:table-cell office:value-type="float" office:value="1454" calcext:value-type="float">
            <text:p>1,454.00</text:p>
          </table:table-cell>
          <table:table-cell office:value-type="float" office:value="0.81039414539916" calcext:value-type="float">
            <text:p>0.81</text:p>
          </table:table-cell>
          <table:table-cell office:value-type="float" office:value="0.25068500595735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polaridad=Negativo,retweet_es_finde=Finde} =&gt; {difusion=alta}</text:p>
          </table:table-cell>
          <table:table-cell office:value-type="float" office:value="0.0134568695399556" calcext:value-type="float">
            <text:p>0.01</text:p>
          </table:table-cell>
          <table:table-cell office:value-type="float" office:value="0.40417575568713" calcext:value-type="float">
            <text:p>0.40</text:p>
          </table:table-cell>
          <table:table-cell office:value-type="float" office:value="0.0332945985764977" calcext:value-type="float">
            <text:p>0.03</text:p>
          </table:table-cell>
          <table:table-cell office:value-type="float" office:value="1.55237378196529" calcext:value-type="float">
            <text:p>1.55</text:p>
          </table:table-cell>
          <table:table-cell office:value-type="float" office:value="1297" calcext:value-type="float">
            <text:p>1,297.00</text:p>
          </table:table-cell>
          <table:table-cell office:value-type="float" office:value="0.810375472117307" calcext:value-type="float">
            <text:p>0.81</text:p>
          </table:table-cell>
          <table:table-cell office:value-type="float" office:value="0.227930708799172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retweet_verified=Sin verificar,RT_popular=muchos} =&gt; {difusion=alta}</text:p>
          </table:table-cell>
          <table:table-cell office:value-type="float" office:value="0.0109252765039115" calcext:value-type="float">
            <text:p>0.01</text:p>
          </table:table-cell>
          <table:table-cell office:value-type="float" office:value="0.339677419354839" calcext:value-type="float">
            <text:p>0.34</text:p>
          </table:table-cell>
          <table:table-cell office:value-type="float" office:value="0.0321636820153141" calcext:value-type="float">
            <text:p>0.03</text:p>
          </table:table-cell>
          <table:table-cell office:value-type="float" office:value="1.30464609198446" calcext:value-type="float">
            <text:p>1.30</text:p>
          </table:table-cell>
          <table:table-cell office:value-type="float" office:value="1053" calcext:value-type="float">
            <text:p>1,053.00</text:p>
          </table:table-cell>
          <table:table-cell office:value-type="float" office:value="0.810360708890608" calcext:value-type="float">
            <text:p>0.81</text:p>
          </table:table-cell>
          <table:table-cell office:value-type="float" office:value="0.190819820699975" calcext:value-type="float">
            <text:p>0.1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Mañana} =&gt; {difusion=alta}</text:p>
          </table:table-cell>
          <table:table-cell office:value-type="float" office:value="0.0134049926334793" calcext:value-type="float">
            <text:p>0.01</text:p>
          </table:table-cell>
          <table:table-cell office:value-type="float" office:value="0.401991288114499" calcext:value-type="float">
            <text:p>0.40</text:p>
          </table:table-cell>
          <table:table-cell office:value-type="float" office:value="0.033346475482974" calcext:value-type="float">
            <text:p>0.03</text:p>
          </table:table-cell>
          <table:table-cell office:value-type="float" office:value="1.54398359492515" calcext:value-type="float">
            <text:p>1.54</text:p>
          </table:table-cell>
          <table:table-cell office:value-type="float" office:value="1292" calcext:value-type="float">
            <text:p>1,292.00</text:p>
          </table:table-cell>
          <table:table-cell office:value-type="float" office:value="0.809890435297601" calcext:value-type="float">
            <text:p>0.81</text:p>
          </table:table-cell>
          <table:table-cell office:value-type="float" office:value="0.226738849604392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Laborable,retweet_verified=Sin verificar,RT_popular=muy muchos} =&gt; {difusion=alta}</text:p>
          </table:table-cell>
          <table:table-cell office:value-type="float" office:value="0.0138718847917661" calcext:value-type="float">
            <text:p>0.01</text:p>
          </table:table-cell>
          <table:table-cell office:value-type="float" office:value="0.413292117465224" calcext:value-type="float">
            <text:p>0.41</text:p>
          </table:table-cell>
          <table:table-cell office:value-type="float" office:value="0.0335643584901745" calcext:value-type="float">
            <text:p>0.03</text:p>
          </table:table-cell>
          <table:table-cell office:value-type="float" office:value="1.58738825478334" calcext:value-type="float">
            <text:p>1.59</text:p>
          </table:table-cell>
          <table:table-cell office:value-type="float" office:value="1337" calcext:value-type="float">
            <text:p>1,337.00</text:p>
          </table:table-cell>
          <table:table-cell office:value-type="float" office:value="0.809832542975696" calcext:value-type="float">
            <text:p>0.81</text:p>
          </table:table-cell>
          <table:table-cell office:value-type="float" office:value="0.233285892955932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retweet_es_finde=Finde,retweet_verified=Verificados,RT_popular=muy muchos} =&gt; {difusion=alta}</text:p>
          </table:table-cell>
          <table:table-cell office:value-type="float" office:value="0.0125542113672677" calcext:value-type="float">
            <text:p>0.01</text:p>
          </table:table-cell>
          <table:table-cell office:value-type="float" office:value="0.380263984915148" calcext:value-type="float">
            <text:p>0.38</text:p>
          </table:table-cell>
          <table:table-cell office:value-type="float" office:value="0.0330144632815256" calcext:value-type="float">
            <text:p>0.03</text:p>
          </table:table-cell>
          <table:table-cell office:value-type="float" office:value="1.46053253343794" calcext:value-type="float">
            <text:p>1.46</text:p>
          </table:table-cell>
          <table:table-cell office:value-type="float" office:value="1210" calcext:value-type="float">
            <text:p>1,210.00</text:p>
          </table:table-cell>
          <table:table-cell office:value-type="float" office:value="0.809576590556418" calcext:value-type="float">
            <text:p>0.81</text:p>
          </table:table-cell>
          <table:table-cell office:value-type="float" office:value="0.214241341305904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utro,retweet_es_finde=Finde,RT_popular=muy muchos} =&gt; {difusion=alta}</text:p>
          </table:table-cell>
          <table:table-cell office:value-type="float" office:value="0.0156149488493702" calcext:value-type="float">
            <text:p>0.02</text:p>
          </table:table-cell>
          <table:table-cell office:value-type="float" office:value="0.451139088729017" calcext:value-type="float">
            <text:p>0.45</text:p>
          </table:table-cell>
          <table:table-cell office:value-type="float" office:value="0.034612272000996" calcext:value-type="float">
            <text:p>0.03</text:p>
          </table:table-cell>
          <table:table-cell office:value-type="float" office:value="1.73275235713239" calcext:value-type="float">
            <text:p>1.73</text:p>
          </table:table-cell>
          <table:table-cell office:value-type="float" office:value="1505" calcext:value-type="float">
            <text:p>1,505.00</text:p>
          </table:table-cell>
          <table:table-cell office:value-type="float" office:value="0.808096564531105" calcext:value-type="float">
            <text:p>0.81</text:p>
          </table:table-cell>
          <table:table-cell office:value-type="float" office:value="0.255556792312225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for iPhone,RT_popular=muy muchos} =&gt; {difusion=alta}</text:p>
          </table:table-cell>
          <table:table-cell office:value-type="float" office:value="0.0269967421302733" calcext:value-type="float">
            <text:p>0.03</text:p>
          </table:table-cell>
          <table:table-cell office:value-type="float" office:value="0.677427753189274" calcext:value-type="float">
            <text:p>0.68</text:p>
          </table:table-cell>
          <table:table-cell office:value-type="float" office:value="0.0398518395551037" calcext:value-type="float">
            <text:p>0.04</text:p>
          </table:table-cell>
          <table:table-cell office:value-type="float" office:value="2.60189055981065" calcext:value-type="float">
            <text:p>2.60</text:p>
          </table:table-cell>
          <table:table-cell office:value-type="float" office:value="2602" calcext:value-type="float">
            <text:p>2,602.00</text:p>
          </table:table-cell>
          <table:table-cell office:value-type="float" office:value="0.807086165647667" calcext:value-type="float">
            <text:p>0.81</text:p>
          </table:table-cell>
          <table:table-cell office:value-type="float" office:value="0.390558939159393" calcext:value-type="float">
            <text:p>0.3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source=Twitter for Android,RT_popular=muchos} =&gt; {difusion=alta}</text:p>
          </table:table-cell>
          <table:table-cell office:value-type="float" office:value="0.014183146230624" calcext:value-type="float">
            <text:p>0.01</text:p>
          </table:table-cell>
          <table:table-cell office:value-type="float" office:value="0.414996964177292" calcext:value-type="float">
            <text:p>0.41</text:p>
          </table:table-cell>
          <table:table-cell office:value-type="float" office:value="0.034176505986595" calcext:value-type="float">
            <text:p>0.03</text:p>
          </table:table-cell>
          <table:table-cell office:value-type="float" office:value="1.59393629558204" calcext:value-type="float">
            <text:p>1.59</text:p>
          </table:table-cell>
          <table:table-cell office:value-type="float" office:value="1367" calcext:value-type="float">
            <text:p>1,367.00</text:p>
          </table:table-cell>
          <table:table-cell office:value-type="float" office:value="0.806779911920358" calcext:value-type="float">
            <text:p>0.81</text:p>
          </table:table-cell>
          <table:table-cell office:value-type="float" office:value="0.234736068762751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Laborable,retweet_source=Twitter for iPhone} =&gt; {difusion=alta}</text:p>
          </table:table-cell>
          <table:table-cell office:value-type="float" office:value="0.0117034301010562" calcext:value-type="float">
            <text:p>0.01</text:p>
          </table:table-cell>
          <table:table-cell office:value-type="float" office:value="0.352059925093633" calcext:value-type="float">
            <text:p>0.35</text:p>
          </table:table-cell>
          <table:table-cell office:value-type="float" office:value="0.0332427216700214" calcext:value-type="float">
            <text:p>0.03</text:p>
          </table:table-cell>
          <table:table-cell office:value-type="float" office:value="1.35220529610164" calcext:value-type="float">
            <text:p>1.35</text:p>
          </table:table-cell>
          <table:table-cell office:value-type="float" office:value="1128" calcext:value-type="float">
            <text:p>1,128.00</text:p>
          </table:table-cell>
          <table:table-cell office:value-type="float" office:value="0.805668016194332" calcext:value-type="float">
            <text:p>0.81</text:p>
          </table:table-cell>
          <table:table-cell office:value-type="float" office:value="0.198505454696334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polaridad=Neutro,retweet_es_finde=Finde,RT_popular=muy muchos} =&gt; {difusion=alta}</text:p>
          </table:table-cell>
          <table:table-cell office:value-type="float" office:value="0.0129069743313067" calcext:value-type="float">
            <text:p>0.01</text:p>
          </table:table-cell>
          <table:table-cell office:value-type="float" office:value="0.380660954712362" calcext:value-type="float">
            <text:p>0.38</text:p>
          </table:table-cell>
          <table:table-cell office:value-type="float" office:value="0.0339067460729182" calcext:value-type="float">
            <text:p>0.03</text:p>
          </table:table-cell>
          <table:table-cell office:value-type="float" office:value="1.46205723029756" calcext:value-type="float">
            <text:p>1.46</text:p>
          </table:table-cell>
          <table:table-cell office:value-type="float" office:value="1244" calcext:value-type="float">
            <text:p>1,244.00</text:p>
          </table:table-cell>
          <table:table-cell office:value-type="float" office:value="0.80485286525555" calcext:value-type="float">
            <text:p>0.80</text:p>
          </table:table-cell>
          <table:table-cell office:value-type="float" office:value="0.215117278982068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es_finde=Finde,retweet_verified=Verificados} =&gt; {difusion=alta}</text:p>
          </table:table-cell>
          <table:table-cell office:value-type="float" office:value="0.0154178166047602" calcext:value-type="float">
            <text:p>0.02</text:p>
          </table:table-cell>
          <table:table-cell office:value-type="float" office:value="0.439905269390172" calcext:value-type="float">
            <text:p>0.44</text:p>
          </table:table-cell>
          <table:table-cell office:value-type="float" office:value="0.0350480380153971" calcext:value-type="float">
            <text:p>0.04</text:p>
          </table:table-cell>
          <table:table-cell office:value-type="float" office:value="1.68960507190418" calcext:value-type="float">
            <text:p>1.69</text:p>
          </table:table-cell>
          <table:table-cell office:value-type="float" office:value="1486" calcext:value-type="float">
            <text:p>1,486.00</text:p>
          </table:table-cell>
          <table:table-cell office:value-type="float" office:value="0.804713555176758" calcext:value-type="float">
            <text:p>0.80</text:p>
          </table:table-cell>
          <table:table-cell office:value-type="float" office:value="0.249561306090639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retweet_verified=Verificados,RT_popular=muy muchos} =&gt; {difusion=alta}</text:p>
          </table:table-cell>
          <table:table-cell office:value-type="float" office:value="0.0158120810939802" calcext:value-type="float">
            <text:p>0.02</text:p>
          </table:table-cell>
          <table:table-cell office:value-type="float" office:value="0.448763250883392" calcext:value-type="float">
            <text:p>0.45</text:p>
          </table:table-cell>
          <table:table-cell office:value-type="float" office:value="0.0352347948787118" calcext:value-type="float">
            <text:p>0.04</text:p>
          </table:table-cell>
          <table:table-cell office:value-type="float" office:value="1.72362714779003" calcext:value-type="float">
            <text:p>1.72</text:p>
          </table:table-cell>
          <table:table-cell office:value-type="float" office:value="1524" calcext:value-type="float">
            <text:p>1,524.00</text:p>
          </table:table-cell>
          <table:table-cell office:value-type="float" office:value="0.804642883631239" calcext:value-type="float">
            <text:p>0.80</text:p>
          </table:table-cell>
          <table:table-cell office:value-type="float" office:value="0.254747449941577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source=Twitter Web App,RT_popular=muy muchos} =&gt; {difusion=alta}</text:p>
          </table:table-cell>
          <table:table-cell office:value-type="float" office:value="0.0149820505903592" calcext:value-type="float">
            <text:p>0.01</text:p>
          </table:table-cell>
          <table:table-cell office:value-type="float" office:value="0.428995840760547" calcext:value-type="float">
            <text:p>0.43</text:p>
          </table:table-cell>
          <table:table-cell office:value-type="float" office:value="0.0349235334398539" calcext:value-type="float">
            <text:p>0.03</text:p>
          </table:table-cell>
          <table:table-cell office:value-type="float" office:value="1.64770371898394" calcext:value-type="float">
            <text:p>1.65</text:p>
          </table:table-cell>
          <table:table-cell office:value-type="float" office:value="1444" calcext:value-type="float">
            <text:p>1,444.00</text:p>
          </table:table-cell>
          <table:table-cell office:value-type="float" office:value="0.804264139769026" calcext:value-type="float">
            <text:p>0.80</text:p>
          </table:table-cell>
          <table:table-cell office:value-type="float" office:value="0.243269738344727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verified=Sin verificar,RT_popular=muy muchos} =&gt; {difusion=alta}</text:p>
          </table:table-cell>
          <table:table-cell office:value-type="float" office:value="0.0177730281587848" calcext:value-type="float">
            <text:p>0.02</text:p>
          </table:table-cell>
          <table:table-cell office:value-type="float" office:value="0.490971625107481" calcext:value-type="float">
            <text:p>0.49</text:p>
          </table:table-cell>
          <table:table-cell office:value-type="float" office:value="0.0361997053391712" calcext:value-type="float">
            <text:p>0.04</text:p>
          </table:table-cell>
          <table:table-cell office:value-type="float" office:value="1.88574269431375" calcext:value-type="float">
            <text:p>1.89</text:p>
          </table:table-cell>
          <table:table-cell office:value-type="float" office:value="1713" calcext:value-type="float">
            <text:p>1,713.00</text:p>
          </table:table-cell>
          <table:table-cell office:value-type="float" office:value="0.804056568663937" calcext:value-type="float">
            <text:p>0.80</text:p>
          </table:table-cell>
          <table:table-cell office:value-type="float" office:value="0.279617477493567" calcext:value-type="float">
            <text:p>0.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polaridad=Neutro,retweet_es_finde=Finde,retweet_verified=Sin verificar} =&gt; {difusion=alta}</text:p>
          </table:table-cell>
          <table:table-cell office:value-type="float" office:value="0.0141001431802619" calcext:value-type="float">
            <text:p>0.01</text:p>
          </table:table-cell>
          <table:table-cell office:value-type="float" office:value="0.407374100719424" calcext:value-type="float">
            <text:p>0.41</text:p>
          </table:table-cell>
          <table:table-cell office:value-type="float" office:value="0.034612272000996" calcext:value-type="float">
            <text:p>0.03</text:p>
          </table:table-cell>
          <table:table-cell office:value-type="float" office:value="1.5646581085335" calcext:value-type="float">
            <text:p>1.56</text:p>
          </table:table-cell>
          <table:table-cell office:value-type="float" office:value="1359" calcext:value-type="float">
            <text:p>1,359.00</text:p>
          </table:table-cell>
          <table:table-cell office:value-type="float" office:value="0.803738317757009" calcext:value-type="float">
            <text:p>0.80</text:p>
          </table:table-cell>
          <table:table-cell office:value-type="float" office:value="0.230765236380275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fecha_inicio_T_momento=Noche,n_char=largo,retweet_verified=Sin verificar} =&gt; {difusion=alta}</text:p>
          </table:table-cell>
          <table:table-cell office:value-type="float" office:value="0.0101989998132431" calcext:value-type="float">
            <text:p>0.01</text:p>
          </table:table-cell>
          <table:table-cell office:value-type="float" office:value="0.308537350910232" calcext:value-type="float">
            <text:p>0.31</text:p>
          </table:table-cell>
          <table:table-cell office:value-type="float" office:value="0.0330559648067066" calcext:value-type="float">
            <text:p>0.03</text:p>
          </table:table-cell>
          <table:table-cell office:value-type="float" office:value="1.18504211984658" calcext:value-type="float">
            <text:p>1.19</text:p>
          </table:table-cell>
          <table:table-cell office:value-type="float" office:value="983" calcext:value-type="float">
            <text:p>983.00</text:p>
          </table:table-cell>
          <table:table-cell office:value-type="float" office:value="0.802579037989523" calcext:value-type="float">
            <text:p>0.80</text:p>
          </table:table-cell>
          <table:table-cell office:value-type="float" office:value="0.173855030759173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polaridad=Negativo,retweet_es_finde=Finde} =&gt; {difusion=alta}</text:p>
          </table:table-cell>
          <table:table-cell office:value-type="float" office:value="0.0107281442593015" calcext:value-type="float">
            <text:p>0.01</text:p>
          </table:table-cell>
          <table:table-cell office:value-type="float" office:value="0.320918684047176" calcext:value-type="float">
            <text:p>0.32</text:p>
          </table:table-cell>
          <table:table-cell office:value-type="float" office:value="0.0334294785333361" calcext:value-type="float">
            <text:p>0.03</text:p>
          </table:table-cell>
          <table:table-cell office:value-type="float" office:value="1.23259682018948" calcext:value-type="float">
            <text:p>1.23</text:p>
          </table:table-cell>
          <table:table-cell office:value-type="float" office:value="1034" calcext:value-type="float">
            <text:p>1,034.00</text:p>
          </table:table-cell>
          <table:table-cell office:value-type="float" office:value="0.801700755076607" calcext:value-type="float">
            <text:p>0.80</text:p>
          </table:table-cell>
          <table:table-cell office:value-type="float" office:value="0.181061876493979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n_char=largo,retweet_es_finde=Laborable,retweet_verified=Sin verificar} =&gt; {difusion=alta}</text:p>
          </table:table-cell>
          <table:table-cell office:value-type="float" office:value="0.0101989998132431" calcext:value-type="float">
            <text:p>0.01</text:p>
          </table:table-cell>
          <table:table-cell office:value-type="float" office:value="0.307091533895658" calcext:value-type="float">
            <text:p>0.31</text:p>
          </table:table-cell>
          <table:table-cell office:value-type="float" office:value="0.0332115955261356" calcext:value-type="float">
            <text:p>0.03</text:p>
          </table:table-cell>
          <table:table-cell office:value-type="float" office:value="1.17948897026904" calcext:value-type="float">
            <text:p>1.18</text:p>
          </table:table-cell>
          <table:table-cell office:value-type="float" office:value="983" calcext:value-type="float">
            <text:p>983.00</text:p>
          </table:table-cell>
          <table:table-cell office:value-type="float" office:value="0.801589045108377" calcext:value-type="float">
            <text:p>0.80</text:p>
          </table:table-cell>
          <table:table-cell office:value-type="float" office:value="0.173132122251886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utro,retweet_source=Twitter for iPhone,retweet_verified=Sin verificar} =&gt; {difusion=alta}</text:p>
          </table:table-cell>
          <table:table-cell office:value-type="float" office:value="0.0104168828204437" calcext:value-type="float">
            <text:p>0.01</text:p>
          </table:table-cell>
          <table:table-cell office:value-type="float" office:value="0.312189054726368" calcext:value-type="float">
            <text:p>0.31</text:p>
          </table:table-cell>
          <table:table-cell office:value-type="float" office:value="0.0333672262455645" calcext:value-type="float">
            <text:p>0.03</text:p>
          </table:table-cell>
          <table:table-cell office:value-type="float" office:value="1.19906772426225" calcext:value-type="float">
            <text:p>1.20</text:p>
          </table:table-cell>
          <table:table-cell office:value-type="float" office:value="1004" calcext:value-type="float">
            <text:p>1,004.00</text:p>
          </table:table-cell>
          <table:table-cell office:value-type="float" office:value="0.801215849996338" calcext:value-type="float">
            <text:p>0.80</text:p>
          </table:table-cell>
          <table:table-cell office:value-type="float" office:value="0.17609930938279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source=Twitter for iPhone,retweet_verified=Sin verificar} =&gt; {difusion=alta}</text:p>
          </table:table-cell>
          <table:table-cell office:value-type="float" office:value="0.0120458176837999" calcext:value-type="float">
            <text:p>0.01</text:p>
          </table:table-cell>
          <table:table-cell office:value-type="float" office:value="0.35149863760218" calcext:value-type="float">
            <text:p>0.35</text:p>
          </table:table-cell>
          <table:table-cell office:value-type="float" office:value="0.0342698844182524" calcext:value-type="float">
            <text:p>0.03</text:p>
          </table:table-cell>
          <table:table-cell office:value-type="float" office:value="1.3500494815244" calcext:value-type="float">
            <text:p>1.35</text:p>
          </table:table-cell>
          <table:table-cell office:value-type="float" office:value="1161" calcext:value-type="float">
            <text:p>1,161.00</text:p>
          </table:table-cell>
          <table:table-cell office:value-type="float" office:value="0.800080775444265" calcext:value-type="float">
            <text:p>0.80</text:p>
          </table:table-cell>
          <table:table-cell office:value-type="float" office:value="0.198882338646471" calcext:value-type="float">
            <text:p>0.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polaridad=Neutro,retweet_es_finde=Finde} =&gt; {difusion=alta}</text:p>
          </table:table-cell>
          <table:table-cell office:value-type="float" office:value="0.0141935216119192" calcext:value-type="float">
            <text:p>0.01</text:p>
          </table:table-cell>
          <table:table-cell office:value-type="float" office:value="0.402589758681577" calcext:value-type="float">
            <text:p>0.40</text:p>
          </table:table-cell>
          <table:table-cell office:value-type="float" office:value="0.0352555456413023" calcext:value-type="float">
            <text:p>0.04</text:p>
          </table:table-cell>
          <table:table-cell office:value-type="float" office:value="1.54628222368884" calcext:value-type="float">
            <text:p>1.55</text:p>
          </table:table-cell>
          <table:table-cell office:value-type="float" office:value="1368" calcext:value-type="float">
            <text:p>1,368.00</text:p>
          </table:table-cell>
          <table:table-cell office:value-type="float" office:value="0.799882023300398" calcext:value-type="float">
            <text:p>0.80</text:p>
          </table:table-cell>
          <table:table-cell office:value-type="float" office:value="0.228552391096587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retweet_es_finde=Finde,RT_popular=muchos} =&gt; {difusion=alta}</text:p>
          </table:table-cell>
          <table:table-cell office:value-type="float" office:value="0.010946027266502" calcext:value-type="float">
            <text:p>0.01</text:p>
          </table:table-cell>
          <table:table-cell office:value-type="float" office:value="0.323520392517633" calcext:value-type="float">
            <text:p>0.32</text:p>
          </table:table-cell>
          <table:table-cell office:value-type="float" office:value="0.0338341184038513" calcext:value-type="float">
            <text:p>0.03</text:p>
          </table:table-cell>
          <table:table-cell office:value-type="float" office:value="1.24258956211184" calcext:value-type="float">
            <text:p>1.24</text:p>
          </table:table-cell>
          <table:table-cell office:value-type="float" office:value="1055" calcext:value-type="float">
            <text:p>1,055.00</text:p>
          </table:table-cell>
          <table:table-cell office:value-type="float" office:value="0.79974358974359" calcext:value-type="float">
            <text:p>0.80</text:p>
          </table:table-cell>
          <table:table-cell office:value-type="float" office:value="0.182781157444757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etweet_es_finde=Finde,retweet_verified=Verificados} =&gt; {difusion=alta}</text:p>
          </table:table-cell>
          <table:table-cell office:value-type="float" office:value="0.0151584320723787" calcext:value-type="float">
            <text:p>0.02</text:p>
          </table:table-cell>
          <table:table-cell office:value-type="float" office:value="0.422865412445731" calcext:value-type="float">
            <text:p>0.42</text:p>
          </table:table-cell>
          <table:table-cell office:value-type="float" office:value="0.0358469423751323" calcext:value-type="float">
            <text:p>0.04</text:p>
          </table:table-cell>
          <table:table-cell office:value-type="float" office:value="1.62415773421314" calcext:value-type="float">
            <text:p>1.62</text:p>
          </table:table-cell>
          <table:table-cell office:value-type="float" office:value="1461" calcext:value-type="float">
            <text:p>1,461.00</text:p>
          </table:table-cell>
          <table:table-cell office:value-type="float" office:value="0.798840815121087" calcext:value-type="float">
            <text:p>0.80</text:p>
          </table:table-cell>
          <table:table-cell office:value-type="float" office:value="0.240543250576097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fecha_inicio_T_momento=Tarde,n_char=largo} =&gt; {difusion=alta}</text:p>
          </table:table-cell>
          <table:table-cell office:value-type="float" office:value="0.0137370048349277" calcext:value-type="float">
            <text:p>0.01</text:p>
          </table:table-cell>
          <table:table-cell office:value-type="float" office:value="0.388042203985932" calcext:value-type="float">
            <text:p>0.39</text:p>
          </table:table-cell>
          <table:table-cell office:value-type="float" office:value="0.035400800979436" calcext:value-type="float">
            <text:p>0.04</text:p>
          </table:table-cell>
          <table:table-cell office:value-type="float" office:value="1.4904074162976" calcext:value-type="float">
            <text:p>1.49</text:p>
          </table:table-cell>
          <table:table-cell office:value-type="float" office:value="1324" calcext:value-type="float">
            <text:p>1,324.00</text:p>
          </table:table-cell>
          <table:table-cell office:value-type="float" office:value="0.797660216319623" calcext:value-type="float">
            <text:p>0.80</text:p>
          </table:table-cell>
          <table:table-cell office:value-type="float" office:value="0.220401910154279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etweet_source=Twitter for Android} =&gt; {difusion=alta}</text:p>
          </table:table-cell>
          <table:table-cell office:value-type="float" office:value="0.0151065551659023" calcext:value-type="float">
            <text:p>0.02</text:p>
          </table:table-cell>
          <table:table-cell office:value-type="float" office:value="0.419475655430712" calcext:value-type="float">
            <text:p>0.42</text:p>
          </table:table-cell>
          <table:table-cell office:value-type="float" office:value="0.0360129484758565" calcext:value-type="float">
            <text:p>0.04</text:p>
          </table:table-cell>
          <table:table-cell office:value-type="float" office:value="1.61113822514238" calcext:value-type="float">
            <text:p>1.61</text:p>
          </table:table-cell>
          <table:table-cell office:value-type="float" office:value="1456" calcext:value-type="float">
            <text:p>1,456.00</text:p>
          </table:table-cell>
          <table:table-cell office:value-type="float" office:value="0.797631782802759" calcext:value-type="float">
            <text:p>0.80</text:p>
          </table:table-cell>
          <table:table-cell office:value-type="float" office:value="0.238748746660123" calcext:value-type="float">
            <text:p>0.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n_char=largo,retweet_es_finde=Finde} =&gt; {difusion=alta}</text:p>
          </table:table-cell>
          <table:table-cell office:value-type="float" office:value="0.0163412255400386" calcext:value-type="float">
            <text:p>0.02</text:p>
          </table:table-cell>
          <table:table-cell office:value-type="float" office:value="0.446175637393768" calcext:value-type="float">
            <text:p>0.45</text:p>
          </table:table-cell>
          <table:table-cell office:value-type="float" office:value="0.036625095972277" calcext:value-type="float">
            <text:p>0.04</text:p>
          </table:table-cell>
          <table:table-cell office:value-type="float" office:value="1.71368854241198" calcext:value-type="float">
            <text:p>1.71</text:p>
          </table:table-cell>
          <table:table-cell office:value-type="float" office:value="1575" calcext:value-type="float">
            <text:p>1,575.00</text:p>
          </table:table-cell>
          <table:table-cell office:value-type="float" office:value="0.797219860253614" calcext:value-type="float">
            <text:p>0.80</text:p>
          </table:table-cell>
          <table:table-cell office:value-type="float" office:value="0.254469822363099" calcext:value-type="float">
            <text:p>0.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n_char=largo,retweet_verified=Sin verificar} =&gt; {difusion=alta}</text:p>
          </table:table-cell>
          <table:table-cell office:value-type="float" office:value="0.0133116142018219" calcext:value-type="float">
            <text:p>0.01</text:p>
          </table:table-cell>
          <table:table-cell office:value-type="float" office:value="0.376798825256975" calcext:value-type="float">
            <text:p>0.38</text:p>
          </table:table-cell>
          <table:table-cell office:value-type="float" office:value="0.0353281733103692" calcext:value-type="float">
            <text:p>0.04</text:p>
          </table:table-cell>
          <table:table-cell office:value-type="float" office:value="1.44722341499632" calcext:value-type="float">
            <text:p>1.45</text:p>
          </table:table-cell>
          <table:table-cell office:value-type="float" office:value="1283" calcext:value-type="float">
            <text:p>1,283.00</text:p>
          </table:table-cell>
          <table:table-cell office:value-type="float" office:value="0.796920928865373" calcext:value-type="float">
            <text:p>0.80</text:p>
          </table:table-cell>
          <table:table-cell office:value-type="float" office:value="0.213963292440395" calcext:value-type="float">
            <text:p>0.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n_char=corto} =&gt; {difusion=alta}</text:p>
          </table:table-cell>
          <table:table-cell office:value-type="float" office:value="0.0138407586478803" calcext:value-type="float">
            <text:p>0.01</text:p>
          </table:table-cell>
          <table:table-cell office:value-type="float" office:value="0.388242142025611" calcext:value-type="float">
            <text:p>0.39</text:p>
          </table:table-cell>
          <table:table-cell office:value-type="float" office:value="0.0356498101305223" calcext:value-type="float">
            <text:p>0.04</text:p>
          </table:table-cell>
          <table:table-cell office:value-type="float" office:value="1.49117534600751" calcext:value-type="float">
            <text:p>1.49</text:p>
          </table:table-cell>
          <table:table-cell office:value-type="float" office:value="1334" calcext:value-type="float">
            <text:p>1,334.00</text:p>
          </table:table-cell>
          <table:table-cell office:value-type="float" office:value="0.796367112810707" calcext:value-type="float">
            <text:p>0.80</text:p>
          </table:table-cell>
          <table:table-cell office:value-type="float" office:value="0.220701129991047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polaridad=Neutro,retweet_verified=Sin verificar} =&gt; {difusion=alta}</text:p>
          </table:table-cell>
          <table:table-cell office:value-type="float" office:value="0.0132078603888693" calcext:value-type="float">
            <text:p>0.01</text:p>
          </table:table-cell>
          <table:table-cell office:value-type="float" office:value="0.373423291287768" calcext:value-type="float">
            <text:p>0.37</text:p>
          </table:table-cell>
          <table:table-cell office:value-type="float" office:value="0.0353696748355502" calcext:value-type="float">
            <text:p>0.04</text:p>
          </table:table-cell>
          <table:table-cell office:value-type="float" office:value="1.43425853434676" calcext:value-type="float">
            <text:p>1.43</text:p>
          </table:table-cell>
          <table:table-cell office:value-type="float" office:value="1273" calcext:value-type="float">
            <text:p>1,273.00</text:p>
          </table:table-cell>
          <table:table-cell office:value-type="float" office:value="0.796364304076386" calcext:value-type="float">
            <text:p>0.80</text:p>
          </table:table-cell>
          <table:table-cell office:value-type="float" office:value="0.212076274638863" calcext:value-type="float">
            <text:p>0.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n_char=largo,retweet_es_finde=Finde} =&gt; {difusion=alta}</text:p>
          </table:table-cell>
          <table:table-cell office:value-type="float" office:value="0.0149612998277687" calcext:value-type="float">
            <text:p>0.01</text:p>
          </table:table-cell>
          <table:table-cell office:value-type="float" office:value="0.413062159839587" calcext:value-type="float">
            <text:p>0.41</text:p>
          </table:table-cell>
          <table:table-cell office:value-type="float" office:value="0.0362204561017617" calcext:value-type="float">
            <text:p>0.04</text:p>
          </table:table-cell>
          <table:table-cell office:value-type="float" office:value="1.58650502469352" calcext:value-type="float">
            <text:p>1.59</text:p>
          </table:table-cell>
          <table:table-cell office:value-type="float" office:value="1442" calcext:value-type="float">
            <text:p>1,442.00</text:p>
          </table:table-cell>
          <table:table-cell office:value-type="float" office:value="0.795895811074679" calcext:value-type="float">
            <text:p>0.80</text:p>
          </table:table-cell>
          <table:table-cell office:value-type="float" office:value="0.235263047720862" calcext:value-type="float">
            <text:p>0.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,retweet_source=Twitter for iPhone,retweet_verified=Sin verificar} =&gt; {difusion=alta}</text:p>
          </table:table-cell>
          <table:table-cell office:value-type="float" office:value="0.0167562407918491" calcext:value-type="float">
            <text:p>0.02</text:p>
          </table:table-cell>
          <table:table-cell office:value-type="float" office:value="0.451243364068175" calcext:value-type="float">
            <text:p>0.45</text:p>
          </table:table-cell>
          <table:table-cell office:value-type="float" office:value="0.0371334896557448" calcext:value-type="float">
            <text:p>0.04</text:p>
          </table:table-cell>
          <table:table-cell office:value-type="float" office:value="1.73315286186415" calcext:value-type="float">
            <text:p>1.73</text:p>
          </table:table-cell>
          <table:table-cell office:value-type="float" office:value="1615" calcext:value-type="float">
            <text:p>1,615.00</text:p>
          </table:table-cell>
          <table:table-cell office:value-type="float" office:value="0.795143765245029" calcext:value-type="float">
            <text:p>0.80</text:p>
          </table:table-cell>
          <table:table-cell office:value-type="float" office:value="0.257800688968016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gativo,retweet_source=Twitter Web App} =&gt; {difusion=alta}</text:p>
          </table:table-cell>
          <table:table-cell office:value-type="float" office:value="0.0106866427341205" calcext:value-type="float">
            <text:p>0.01</text:p>
          </table:table-cell>
          <table:table-cell office:value-type="float" office:value="0.310240963855422" calcext:value-type="float">
            <text:p>0.31</text:p>
          </table:table-cell>
          <table:table-cell office:value-type="float" office:value="0.0344462659002718" calcext:value-type="float">
            <text:p>0.03</text:p>
          </table:table-cell>
          <table:table-cell office:value-type="float" office:value="1.19158542194601" calcext:value-type="float">
            <text:p>1.19</text:p>
          </table:table-cell>
          <table:table-cell office:value-type="float" office:value="1030" calcext:value-type="float">
            <text:p>1,030.00</text:p>
          </table:table-cell>
          <table:table-cell office:value-type="float" office:value="0.795135845749343" calcext:value-type="float">
            <text:p>0.80</text:p>
          </table:table-cell>
          <table:table-cell office:value-type="float" office:value="0.175643316071331" calcext:value-type="float">
            <text:p>0.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Positivo,retweet_es_finde=Finde,retweet_verified=Sin verificar} =&gt; {difusion=alta}</text:p>
          </table:table-cell>
          <table:table-cell office:value-type="float" office:value="0.0131041065759167" calcext:value-type="float">
            <text:p>0.01</text:p>
          </table:table-cell>
          <table:table-cell office:value-type="float" office:value="0.368866822429907" calcext:value-type="float">
            <text:p>0.37</text:p>
          </table:table-cell>
          <table:table-cell office:value-type="float" office:value="0.0355253055549791" calcext:value-type="float">
            <text:p>0.04</text:p>
          </table:table-cell>
          <table:table-cell office:value-type="float" office:value="1.41675787357294" calcext:value-type="float">
            <text:p>1.42</text:p>
          </table:table-cell>
          <table:table-cell office:value-type="float" office:value="1263" calcext:value-type="float">
            <text:p>1,263.00</text:p>
          </table:table-cell>
          <table:table-cell office:value-type="float" office:value="0.795083470922766" calcext:value-type="float">
            <text:p>0.80</text:p>
          </table:table-cell>
          <table:table-cell office:value-type="float" office:value="0.209598789393004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polaridad=Neutro,retweet_verified=Verificados} =&gt; {difusion=alta}</text:p>
          </table:table-cell>
          <table:table-cell office:value-type="float" office:value="0.0110497810794547" calcext:value-type="float">
            <text:p>0.01</text:p>
          </table:table-cell>
          <table:table-cell office:value-type="float" office:value="0.319148936170213" calcext:value-type="float">
            <text:p>0.32</text:p>
          </table:table-cell>
          <table:table-cell office:value-type="float" office:value="0.0346226473822913" calcext:value-type="float">
            <text:p>0.03</text:p>
          </table:table-cell>
          <table:table-cell office:value-type="float" office:value="1.22579950450137" calcext:value-type="float">
            <text:p>1.23</text:p>
          </table:table-cell>
          <table:table-cell office:value-type="float" office:value="1065" calcext:value-type="float">
            <text:p>1,065.00</text:p>
          </table:table-cell>
          <table:table-cell office:value-type="float" office:value="0.795037637944895" calcext:value-type="float">
            <text:p>0.80</text:p>
          </table:table-cell>
          <table:table-cell office:value-type="float" office:value="0.180794680087976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fecha_inicio_T_momento=Mañana} =&gt; {difusion=alta}</text:p>
          </table:table-cell>
          <table:table-cell office:value-type="float" office:value="0.0107800211657778" calcext:value-type="float">
            <text:p>0.01</text:p>
          </table:table-cell>
          <table:table-cell office:value-type="float" office:value="0.311918342839988" calcext:value-type="float">
            <text:p>0.31</text:p>
          </table:table-cell>
          <table:table-cell office:value-type="float" office:value="0.0345603950945197" calcext:value-type="float">
            <text:p>0.03</text:p>
          </table:table-cell>
          <table:table-cell office:value-type="float" office:value="1.19802796364086" calcext:value-type="float">
            <text:p>1.20</text:p>
          </table:table-cell>
          <table:table-cell office:value-type="float" office:value="1039" calcext:value-type="float">
            <text:p>1,039.00</text:p>
          </table:table-cell>
          <table:table-cell office:value-type="float" office:value="0.794676111881984" calcext:value-type="float">
            <text:p>0.79</text:p>
          </table:table-cell>
          <table:table-cell office:value-type="float" office:value="0.176661331298849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RT_popular=muy muchos} =&gt; {difusion=alta}</text:p>
          </table:table-cell>
          <table:table-cell office:value-type="float" office:value="0.0175758959141748" calcext:value-type="float">
            <text:p>0.02</text:p>
          </table:table-cell>
          <table:table-cell office:value-type="float" office:value="0.465896589658966" calcext:value-type="float">
            <text:p>0.47</text:p>
          </table:table-cell>
          <table:table-cell office:value-type="float" office:value="0.0377248863895748" calcext:value-type="float">
            <text:p>0.04</text:p>
          </table:table-cell>
          <table:table-cell office:value-type="float" office:value="1.78943353409223" calcext:value-type="float">
            <text:p>1.79</text:p>
          </table:table-cell>
          <table:table-cell office:value-type="float" office:value="1694" calcext:value-type="float">
            <text:p>1,694.00</text:p>
          </table:table-cell>
          <table:table-cell office:value-type="float" office:value="0.793682497410859" calcext:value-type="float">
            <text:p>0.79</text:p>
          </table:table-cell>
          <table:table-cell office:value-type="float" office:value="0.266701383217145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fecha_inicio_T_momento=Tarde,polaridad=Neutro} =&gt; {difusion=alta}</text:p>
          </table:table-cell>
          <table:table-cell office:value-type="float" office:value="0.0115893009068083" calcext:value-type="float">
            <text:p>0.01</text:p>
          </table:table-cell>
          <table:table-cell office:value-type="float" office:value="0.330180313331363" calcext:value-type="float">
            <text:p>0.33</text:p>
          </table:table-cell>
          <table:table-cell office:value-type="float" office:value="0.0350999149218734" calcext:value-type="float">
            <text:p>0.04</text:p>
          </table:table-cell>
          <table:table-cell office:value-type="float" office:value="1.2681692420301" calcext:value-type="float">
            <text:p>1.27</text:p>
          </table:table-cell>
          <table:table-cell office:value-type="float" office:value="1117" calcext:value-type="float">
            <text:p>1,117.00</text:p>
          </table:table-cell>
          <table:table-cell office:value-type="float" office:value="0.793530701754386" calcext:value-type="float">
            <text:p>0.79</text:p>
          </table:table-cell>
          <table:table-cell office:value-type="float" office:value="0.187346472916578" calcext:value-type="float">
            <text:p>0.1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,RT_popular=muy muchos} =&gt; {difusion=alta}</text:p>
          </table:table-cell>
          <table:table-cell office:value-type="float" office:value="0.0285738000871532" calcext:value-type="float">
            <text:p>0.03</text:p>
          </table:table-cell>
          <table:table-cell office:value-type="float" office:value="0.670399221032132" calcext:value-type="float">
            <text:p>0.67</text:p>
          </table:table-cell>
          <table:table-cell office:value-type="float" office:value="0.0426220663609388" calcext:value-type="float">
            <text:p>0.04</text:p>
          </table:table-cell>
          <table:table-cell office:value-type="float" office:value="2.57489510327246" calcext:value-type="float">
            <text:p>2.57</text:p>
          </table:table-cell>
          <table:table-cell office:value-type="float" office:value="2754" calcext:value-type="float">
            <text:p>2,754.00</text:p>
          </table:table-cell>
          <table:table-cell office:value-type="float" office:value="0.793481548699335" calcext:value-type="float">
            <text:p>0.79</text:p>
          </table:table-cell>
          <table:table-cell office:value-type="float" office:value="0.390073285498134" calcext:value-type="float">
            <text:p>0.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,RT_popular=muchos} =&gt; {difusion=alta}</text:p>
          </table:table-cell>
          <table:table-cell office:value-type="float" office:value="0.0190180739142163" calcext:value-type="float">
            <text:p>0.02</text:p>
          </table:table-cell>
          <table:table-cell office:value-type="float" office:value="0.494603345925526" calcext:value-type="float">
            <text:p>0.49</text:p>
          </table:table-cell>
          <table:table-cell office:value-type="float" office:value="0.0384511630802432" calcext:value-type="float">
            <text:p>0.04</text:p>
          </table:table-cell>
          <table:table-cell office:value-type="float" office:value="1.89969154726206" calcext:value-type="float">
            <text:p>1.90</text:p>
          </table:table-cell>
          <table:table-cell office:value-type="float" office:value="1833" calcext:value-type="float">
            <text:p>1,833.00</text:p>
          </table:table-cell>
          <table:table-cell office:value-type="float" office:value="0.793117513998591" calcext:value-type="float">
            <text:p>0.79</text:p>
          </table:table-cell>
          <table:table-cell office:value-type="float" office:value="0.28382434770573" calcext:value-type="float">
            <text:p>0.2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verified=Verificados} =&gt; {difusion=alta}</text:p>
          </table:table-cell>
          <table:table-cell office:value-type="float" office:value="0.0173995144321554" calcext:value-type="float">
            <text:p>0.02</text:p>
          </table:table-cell>
          <table:table-cell office:value-type="float" office:value="0.461094308496013" calcext:value-type="float">
            <text:p>0.46</text:p>
          </table:table-cell>
          <table:table-cell office:value-type="float" office:value="0.0377352617708701" calcext:value-type="float">
            <text:p>0.04</text:p>
          </table:table-cell>
          <table:table-cell office:value-type="float" office:value="1.77098874796616" calcext:value-type="float">
            <text:p>1.77</text:p>
          </table:table-cell>
          <table:table-cell office:value-type="float" office:value="1677" calcext:value-type="float">
            <text:p>1,677.00</text:p>
          </table:table-cell>
          <table:table-cell office:value-type="float" office:value="0.793117468766171" calcext:value-type="float">
            <text:p>0.79</text:p>
          </table:table-cell>
          <table:table-cell office:value-type="float" office:value="0.263961516246891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Finde,retweet_verified=Verificados,RT_popular=muy muchos} =&gt; {difusion=alta}</text:p>
          </table:table-cell>
          <table:table-cell office:value-type="float" office:value="0.0190699508206927" calcext:value-type="float">
            <text:p>0.02</text:p>
          </table:table-cell>
          <table:table-cell office:value-type="float" office:value="0.494086021505376" calcext:value-type="float">
            <text:p>0.49</text:p>
          </table:table-cell>
          <table:table-cell office:value-type="float" office:value="0.0385964184183769" calcext:value-type="float">
            <text:p>0.04</text:p>
          </table:table-cell>
          <table:table-cell office:value-type="float" office:value="1.89770458773935" calcext:value-type="float">
            <text:p>1.90</text:p>
          </table:table-cell>
          <table:table-cell office:value-type="float" office:value="1838" calcext:value-type="float">
            <text:p>1,838.00</text:p>
          </table:table-cell>
          <table:table-cell office:value-type="float" office:value="0.792333926453144" calcext:value-type="float">
            <text:p>0.79</text:p>
          </table:table-cell>
          <table:table-cell office:value-type="float" office:value="0.283665310904119" calcext:value-type="float">
            <text:p>0.2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fecha_inicio_T_momento=Tarde,n_char=largo} =&gt; {difusion=alta}</text:p>
          </table:table-cell>
          <table:table-cell office:value-type="float" office:value="0.0105828889211679" calcext:value-type="float">
            <text:p>0.01</text:p>
          </table:table-cell>
          <table:table-cell office:value-type="float" office:value="0.303300624442462" calcext:value-type="float">
            <text:p>0.30</text:p>
          </table:table-cell>
          <table:table-cell office:value-type="float" office:value="0.0348924072959681" calcext:value-type="float">
            <text:p>0.03</text:p>
          </table:table-cell>
          <table:table-cell office:value-type="float" office:value="1.16492869949045" calcext:value-type="float">
            <text:p>1.16</text:p>
          </table:table-cell>
          <table:table-cell office:value-type="float" office:value="1020" calcext:value-type="float">
            <text:p>1,020.00</text:p>
          </table:table-cell>
          <table:table-cell office:value-type="float" office:value="0.792032656631556" calcext:value-type="float">
            <text:p>0.79</text:p>
          </table:table-cell>
          <table:table-cell office:value-type="float" office:value="0.171973895547923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utro,retweet_verified=Verificados,RT_popular=muy muchos} =&gt; {difusion=alta}</text:p>
          </table:table-cell>
          <table:table-cell office:value-type="float" office:value="0.013197485007574" calcext:value-type="float">
            <text:p>0.01</text:p>
          </table:table-cell>
          <table:table-cell office:value-type="float" office:value="0.365727429557217" calcext:value-type="float">
            <text:p>0.37</text:p>
          </table:table-cell>
          <table:table-cell office:value-type="float" office:value="0.0360855761449233" calcext:value-type="float">
            <text:p>0.04</text:p>
          </table:table-cell>
          <table:table-cell office:value-type="float" office:value="1.4046999727259" calcext:value-type="float">
            <text:p>1.40</text:p>
          </table:table-cell>
          <table:table-cell office:value-type="float" office:value="1272" calcext:value-type="float">
            <text:p>1,272.00</text:p>
          </table:table-cell>
          <table:table-cell office:value-type="float" office:value="0.791794871794872" calcext:value-type="float">
            <text:p>0.79</text:p>
          </table:table-cell>
          <table:table-cell office:value-type="float" office:value="0.208208418691894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polaridad=Neutro,RT_popular=muchos} =&gt; {difusion=alta}</text:p>
          </table:table-cell>
          <table:table-cell office:value-type="float" office:value="0.0103961320578531" calcext:value-type="float">
            <text:p>0.01</text:p>
          </table:table-cell>
          <table:table-cell office:value-type="float" office:value="0.298036882807852" calcext:value-type="float">
            <text:p>0.30</text:p>
          </table:table-cell>
          <table:table-cell office:value-type="float" office:value="0.0348820319146729" calcext:value-type="float">
            <text:p>0.03</text:p>
          </table:table-cell>
          <table:table-cell office:value-type="float" office:value="1.14471151824286" calcext:value-type="float">
            <text:p>1.14</text:p>
          </table:table-cell>
          <table:table-cell office:value-type="float" office:value="1002" calcext:value-type="float">
            <text:p>1,002.00</text:p>
          </table:table-cell>
          <table:table-cell office:value-type="float" office:value="0.791578640635244" calcext:value-type="float">
            <text:p>0.79</text:p>
          </table:table-cell>
          <table:table-cell office:value-type="float" office:value="0.168983373260147" calcext:value-type="float">
            <text:p>0.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verified=Sin verificar,RT_popular=muchos} =&gt; {difusion=alta}</text:p>
          </table:table-cell>
          <table:table-cell office:value-type="float" office:value="0.0192152061588263" calcext:value-type="float">
            <text:p>0.02</text:p>
          </table:table-cell>
          <table:table-cell office:value-type="float" office:value="0.49465811965812" calcext:value-type="float">
            <text:p>0.49</text:p>
          </table:table-cell>
          <table:table-cell office:value-type="float" office:value="0.0388454275694632" calcext:value-type="float">
            <text:p>0.04</text:p>
          </table:table-cell>
          <table:table-cell office:value-type="float" office:value="1.89990192432011" calcext:value-type="float">
            <text:p>1.90</text:p>
          </table:table-cell>
          <table:table-cell office:value-type="float" office:value="1852" calcext:value-type="float">
            <text:p>1,852.00</text:p>
          </table:table-cell>
          <table:table-cell office:value-type="float" office:value="0.791150967168161" calcext:value-type="float">
            <text:p>0.79</text:p>
          </table:table-cell>
          <table:table-cell office:value-type="float" office:value="0.28423031112419" calcext:value-type="float">
            <text:p>0.2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es_finde=Finde,RT_popular=muy muchos} =&gt; {difusion=alta}</text:p>
          </table:table-cell>
          <table:table-cell office:value-type="float" office:value="0.0175655205328796" calcext:value-type="float">
            <text:p>0.02</text:p>
          </table:table-cell>
          <table:table-cell office:value-type="float" office:value="0.460304513322458" calcext:value-type="float">
            <text:p>0.46</text:p>
          </table:table-cell>
          <table:table-cell office:value-type="float" office:value="0.0381606524039758" calcext:value-type="float">
            <text:p>0.04</text:p>
          </table:table-cell>
          <table:table-cell office:value-type="float" office:value="1.76795527229797" calcext:value-type="float">
            <text:p>1.77</text:p>
          </table:table-cell>
          <table:table-cell office:value-type="float" office:value="1693" calcext:value-type="float">
            <text:p>1,693.00</text:p>
          </table:table-cell>
          <table:table-cell office:value-type="float" office:value="0.790871154769378" calcext:value-type="float">
            <text:p>0.79</text:p>
          </table:table-cell>
          <table:table-cell office:value-type="float" office:value="0.263885419967198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verified=Sin verificar,RT_popular=muchos} =&gt; {difusion=alta}</text:p>
          </table:table-cell>
          <table:table-cell office:value-type="float" office:value="0.0134464941586603" calcext:value-type="float">
            <text:p>0.01</text:p>
          </table:table-cell>
          <table:table-cell office:value-type="float" office:value="0.369125605240672" calcext:value-type="float">
            <text:p>0.37</text:p>
          </table:table-cell>
          <table:table-cell office:value-type="float" office:value="0.036427963727667" calcext:value-type="float">
            <text:p>0.04</text:p>
          </table:table-cell>
          <table:table-cell office:value-type="float" office:value="1.41775181654206" calcext:value-type="float">
            <text:p>1.42</text:p>
          </table:table-cell>
          <table:table-cell office:value-type="float" office:value="1296" calcext:value-type="float">
            <text:p>1,296.00</text:p>
          </table:table-cell>
          <table:table-cell office:value-type="float" office:value="0.790325533706837" calcext:value-type="float">
            <text:p>0.79</text:p>
          </table:table-cell>
          <table:table-cell office:value-type="float" office:value="0.21038570849425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es_finde=Finde,RT_popular=amigos medios} =&gt; {difusion=alta}</text:p>
          </table:table-cell>
          <table:table-cell office:value-type="float" office:value="0.0105621381585773" calcext:value-type="float">
            <text:p>0.01</text:p>
          </table:table-cell>
          <table:table-cell office:value-type="float" office:value="0.300383593980525" calcext:value-type="float">
            <text:p>0.30</text:p>
          </table:table-cell>
          <table:table-cell office:value-type="float" office:value="0.035162167209645" calcext:value-type="float">
            <text:p>0.04</text:p>
          </table:table-cell>
          <table:table-cell office:value-type="float" office:value="1.1537248567399" calcext:value-type="float">
            <text:p>1.15</text:p>
          </table:table-cell>
          <table:table-cell office:value-type="float" office:value="1018" calcext:value-type="float">
            <text:p>1,018.00</text:p>
          </table:table-cell>
          <table:table-cell office:value-type="float" office:value="0.790278536318951" calcext:value-type="float">
            <text:p>0.79</text:p>
          </table:table-cell>
          <table:table-cell office:value-type="float" office:value="0.170475530153569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n_char=corto,retweet_es_finde=Finde} =&gt; {difusion=alta}</text:p>
          </table:table-cell>
          <table:table-cell office:value-type="float" office:value="0.0109875287916831" calcext:value-type="float">
            <text:p>0.01</text:p>
          </table:table-cell>
          <table:table-cell office:value-type="float" office:value="0.310557184750733" calcext:value-type="float">
            <text:p>0.31</text:p>
          </table:table-cell>
          <table:table-cell office:value-type="float" office:value="0.0353800502168455" calcext:value-type="float">
            <text:p>0.04</text:p>
          </table:table-cell>
          <table:table-cell office:value-type="float" office:value="1.19279997531861" calcext:value-type="float">
            <text:p>1.19</text:p>
          </table:table-cell>
          <table:table-cell office:value-type="float" office:value="1059" calcext:value-type="float">
            <text:p>1,059.00</text:p>
          </table:table-cell>
          <table:table-cell office:value-type="float" office:value="0.790089269447987" calcext:value-type="float">
            <text:p>0.79</text:p>
          </table:table-cell>
          <table:table-cell office:value-type="float" office:value="0.176379253888079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utro,retweet_verified=Sin verificar,RT_popular=muchos} =&gt; {difusion=alta}</text:p>
          </table:table-cell>
          <table:table-cell office:value-type="float" office:value="0.0111639102737026" calcext:value-type="float">
            <text:p>0.01</text:p>
          </table:table-cell>
          <table:table-cell office:value-type="float" office:value="0.314711904065516" calcext:value-type="float">
            <text:p>0.31</text:p>
          </table:table-cell>
          <table:table-cell office:value-type="float" office:value="0.0354734286485028" calcext:value-type="float">
            <text:p>0.04</text:p>
          </table:table-cell>
          <table:table-cell office:value-type="float" office:value="1.20875758100114" calcext:value-type="float">
            <text:p>1.21</text:p>
          </table:table-cell>
          <table:table-cell office:value-type="float" office:value="1076" calcext:value-type="float">
            <text:p>1,076.00</text:p>
          </table:table-cell>
          <table:table-cell office:value-type="float" office:value="0.78999161715931" calcext:value-type="float">
            <text:p>0.79</text:p>
          </table:table-cell>
          <table:table-cell office:value-type="float" office:value="0.178795339934249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retweet_source=Twitter for iPhone} =&gt; {difusion=alta}</text:p>
          </table:table-cell>
          <table:table-cell office:value-type="float" office:value="0.0140690170363761" calcext:value-type="float">
            <text:p>0.01</text:p>
          </table:table-cell>
          <table:table-cell office:value-type="float" office:value="0.382402707275804" calcext:value-type="float">
            <text:p>0.38</text:p>
          </table:table-cell>
          <table:table-cell office:value-type="float" office:value="0.0367911020730012" calcext:value-type="float">
            <text:p>0.04</text:p>
          </table:table-cell>
          <table:table-cell office:value-type="float" office:value="1.46874702050915" calcext:value-type="float">
            <text:p>1.47</text:p>
          </table:table-cell>
          <table:table-cell office:value-type="float" office:value="1356" calcext:value-type="float">
            <text:p>1,356.00</text:p>
          </table:table-cell>
          <table:table-cell office:value-type="float" office:value="0.789766896349509" calcext:value-type="float">
            <text:p>0.79</text:p>
          </table:table-cell>
          <table:table-cell office:value-type="float" office:value="0.218219764413386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polaridad=Positivo,retweet_es_finde=Finde} =&gt; {difusion=alta}</text:p>
          </table:table-cell>
          <table:table-cell office:value-type="float" office:value="0.0106970181154157" calcext:value-type="float">
            <text:p>0.01</text:p>
          </table:table-cell>
          <table:table-cell office:value-type="float" office:value="0.302967969438731" calcext:value-type="float">
            <text:p>0.30</text:p>
          </table:table-cell>
          <table:table-cell office:value-type="float" office:value="0.0353074225477786" calcext:value-type="float">
            <text:p>0.04</text:p>
          </table:table-cell>
          <table:table-cell office:value-type="float" office:value="1.16365102536239" calcext:value-type="float">
            <text:p>1.16</text:p>
          </table:table-cell>
          <table:table-cell office:value-type="float" office:value="1031" calcext:value-type="float">
            <text:p>1,031.00</text:p>
          </table:table-cell>
          <table:table-cell office:value-type="float" office:value="0.789740042234035" calcext:value-type="float">
            <text:p>0.79</text:p>
          </table:table-cell>
          <table:table-cell office:value-type="float" office:value="0.172026743944678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verified=Verificados} =&gt; {difusion=alta}</text:p>
          </table:table-cell>
          <table:table-cell office:value-type="float" office:value="0.0200556120437426" calcext:value-type="float">
            <text:p>0.02</text:p>
          </table:table-cell>
          <table:table-cell office:value-type="float" office:value="0.508416622830089" calcext:value-type="float">
            <text:p>0.51</text:p>
          </table:table-cell>
          <table:table-cell office:value-type="float" office:value="0.0394471996845884" calcext:value-type="float">
            <text:p>0.04</text:p>
          </table:table-cell>
          <table:table-cell office:value-type="float" office:value="1.95274611228221" calcext:value-type="float">
            <text:p>1.95</text:p>
          </table:table-cell>
          <table:table-cell office:value-type="float" office:value="1933" calcext:value-type="float">
            <text:p>1,933.00</text:p>
          </table:table-cell>
          <table:table-cell office:value-type="float" office:value="0.789674739457776" calcext:value-type="float">
            <text:p>0.79</text:p>
          </table:table-cell>
          <table:table-cell office:value-type="float" office:value="0.292723494327295" calcext:value-type="float">
            <text:p>0.2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retweet_es_finde=Finde,retweet_verified=Verificados} =&gt; {difusion=alta}</text:p>
          </table:table-cell>
          <table:table-cell office:value-type="float" office:value="0.0113506671370173" calcext:value-type="float">
            <text:p>0.01</text:p>
          </table:table-cell>
          <table:table-cell office:value-type="float" office:value="0.318671715700553" calcext:value-type="float">
            <text:p>0.32</text:p>
          </table:table-cell>
          <table:table-cell office:value-type="float" office:value="0.0356186839866365" calcext:value-type="float">
            <text:p>0.04</text:p>
          </table:table-cell>
          <table:table-cell office:value-type="float" office:value="1.2239665777736" calcext:value-type="float">
            <text:p>1.22</text:p>
          </table:table-cell>
          <table:table-cell office:value-type="float" office:value="1094" calcext:value-type="float">
            <text:p>1,094.00</text:p>
          </table:table-cell>
          <table:table-cell office:value-type="float" office:value="0.789596471403055" calcext:value-type="float">
            <text:p>0.79</text:p>
          </table:table-cell>
          <table:table-cell office:value-type="float" office:value="0.181133897222238" calcext:value-type="float">
            <text:p>0.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verified=Verificados} =&gt; {difusion=alta}</text:p>
          </table:table-cell>
          <table:table-cell office:value-type="float" office:value="0.0242057645618476" calcext:value-type="float">
            <text:p>0.02</text:p>
          </table:table-cell>
          <table:table-cell office:value-type="float" office:value="0.584858360491351" calcext:value-type="float">
            <text:p>0.58</text:p>
          </table:table-cell>
          <table:table-cell office:value-type="float" office:value="0.0413873959868025" calcext:value-type="float">
            <text:p>0.04</text:p>
          </table:table-cell>
          <table:table-cell office:value-type="float" office:value="2.24634647728052" calcext:value-type="float">
            <text:p>2.25</text:p>
          </table:table-cell>
          <table:table-cell office:value-type="float" office:value="2333" calcext:value-type="float">
            <text:p>2,333.00</text:p>
          </table:table-cell>
          <table:table-cell office:value-type="float" office:value="0.788971962616822" calcext:value-type="float">
            <text:p>0.79</text:p>
          </table:table-cell>
          <table:table-cell office:value-type="float" office:value="0.33891439583506" calcext:value-type="float">
            <text:p>0.3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,retweet_source=Twitter Web App,retweet_verified=Sin verificar} =&gt; {difusion=alta}</text:p>
          </table:table-cell>
          <table:table-cell office:value-type="float" office:value="0.0122429499284099" calcext:value-type="float">
            <text:p>0.01</text:p>
          </table:table-cell>
          <table:table-cell office:value-type="float" office:value="0.338691159586682" calcext:value-type="float">
            <text:p>0.34</text:p>
          </table:table-cell>
          <table:table-cell office:value-type="float" office:value="0.0361478284326949" calcext:value-type="float">
            <text:p>0.04</text:p>
          </table:table-cell>
          <table:table-cell office:value-type="float" office:value="1.30085802754776" calcext:value-type="float">
            <text:p>1.30</text:p>
          </table:table-cell>
          <table:table-cell office:value-type="float" office:value="1180" calcext:value-type="float">
            <text:p>1,180.00</text:p>
          </table:table-cell>
          <table:table-cell office:value-type="float" office:value="0.788743703919994" calcext:value-type="float">
            <text:p>0.79</text:p>
          </table:table-cell>
          <table:table-cell office:value-type="float" office:value="0.192857176190886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retweet_verified=Verificados} =&gt; {difusion=alta}</text:p>
          </table:table-cell>
          <table:table-cell office:value-type="float" office:value="0.0156875765184371" calcext:value-type="float">
            <text:p>0.02</text:p>
          </table:table-cell>
          <table:table-cell office:value-type="float" office:value="0.415841584158416" calcext:value-type="float">
            <text:p>0.42</text:p>
          </table:table-cell>
          <table:table-cell office:value-type="float" office:value="0.0377248863895748" calcext:value-type="float">
            <text:p>0.04</text:p>
          </table:table-cell>
          <table:table-cell office:value-type="float" office:value="1.59718034447902" calcext:value-type="float">
            <text:p>1.60</text:p>
          </table:table-cell>
          <table:table-cell office:value-type="float" office:value="1512" calcext:value-type="float">
            <text:p>1,512.00</text:p>
          </table:table-cell>
          <table:table-cell office:value-type="float" office:value="0.78837533984863" calcext:value-type="float">
            <text:p>0.79</text:p>
          </table:table-cell>
          <table:table-cell office:value-type="float" office:value="0.238047515598774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medio,RT_popular=muy muchos} =&gt; {difusion=alta}</text:p>
          </table:table-cell>
          <table:table-cell office:value-type="float" office:value="0.0144529061443008" calcext:value-type="float">
            <text:p>0.01</text:p>
          </table:table-cell>
          <table:table-cell office:value-type="float" office:value="0.387374860956618" calcext:value-type="float">
            <text:p>0.39</text:p>
          </table:table-cell>
          <table:table-cell office:value-type="float" office:value="0.0373098711377643" calcext:value-type="float">
            <text:p>0.04</text:p>
          </table:table-cell>
          <table:table-cell office:value-type="float" office:value="1.48784425953299" calcext:value-type="float">
            <text:p>1.49</text:p>
          </table:table-cell>
          <table:table-cell office:value-type="float" office:value="1393" calcext:value-type="float">
            <text:p>1,393.00</text:p>
          </table:table-cell>
          <table:table-cell office:value-type="float" office:value="0.787559072425541" calcext:value-type="float">
            <text:p>0.79</text:p>
          </table:table-cell>
          <table:table-cell office:value-type="float" office:value="0.221443069276428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fecha_inicio_T_momento=Noche,n_char=largo} =&gt; {difusion=alta}</text:p>
          </table:table-cell>
          <table:table-cell office:value-type="float" office:value="0.0124297067917246" calcext:value-type="float">
            <text:p>0.01</text:p>
          </table:table-cell>
          <table:table-cell office:value-type="float" office:value="0.341213329535745" calcext:value-type="float">
            <text:p>0.34</text:p>
          </table:table-cell>
          <table:table-cell office:value-type="float" office:value="0.036427963727667" calcext:value-type="float">
            <text:p>0.04</text:p>
          </table:table-cell>
          <table:table-cell office:value-type="float" office:value="1.3105452748591" calcext:value-type="float">
            <text:p>1.31</text:p>
          </table:table-cell>
          <table:table-cell office:value-type="float" office:value="1198" calcext:value-type="float">
            <text:p>1,198.00</text:p>
          </table:table-cell>
          <table:table-cell office:value-type="float" office:value="0.787499543912139" calcext:value-type="float">
            <text:p>0.79</text:p>
          </table:table-cell>
          <table:table-cell office:value-type="float" office:value="0.194476912635889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source=Twitter Web App,RT_popular=muchos} =&gt; {difusion=alta}</text:p>
          </table:table-cell>
          <table:table-cell office:value-type="float" office:value="0.0117553070075325" calcext:value-type="float">
            <text:p>0.01</text:p>
          </table:table-cell>
          <table:table-cell office:value-type="float" office:value="0.325200918484501" calcext:value-type="float">
            <text:p>0.33</text:p>
          </table:table-cell>
          <table:table-cell office:value-type="float" office:value="0.0361478284326949" calcext:value-type="float">
            <text:p>0.04</text:p>
          </table:table-cell>
          <table:table-cell office:value-type="float" office:value="1.2490441908573" calcext:value-type="float">
            <text:p>1.25</text:p>
          </table:table-cell>
          <table:table-cell office:value-type="float" office:value="1133" calcext:value-type="float">
            <text:p>1,133.00</text:p>
          </table:table-cell>
          <table:table-cell office:value-type="float" office:value="0.787392967753689" calcext:value-type="float">
            <text:p>0.79</text:p>
          </table:table-cell>
          <table:table-cell office:value-type="float" office:value="0.185175576800232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corto,RT_popular=muy muchos} =&gt; {difusion=alta}</text:p>
          </table:table-cell>
          <table:table-cell office:value-type="float" office:value="0.0145981614824345" calcext:value-type="float">
            <text:p>0.01</text:p>
          </table:table-cell>
          <table:table-cell office:value-type="float" office:value="0.390291262135922" calcext:value-type="float">
            <text:p>0.39</text:p>
          </table:table-cell>
          <table:table-cell office:value-type="float" office:value="0.0374032495694217" calcext:value-type="float">
            <text:p>0.04</text:p>
          </table:table-cell>
          <table:table-cell office:value-type="float" office:value="1.49904568531061" calcext:value-type="float">
            <text:p>1.50</text:p>
          </table:table-cell>
          <table:table-cell office:value-type="float" office:value="1407" calcext:value-type="float">
            <text:p>1,407.00</text:p>
          </table:table-cell>
          <table:table-cell office:value-type="float" office:value="0.787373589330207" calcext:value-type="float">
            <text:p>0.79</text:p>
          </table:table-cell>
          <table:table-cell office:value-type="float" office:value="0.22318022100978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etweet_source=Twitter for Android,retweet_verified=Sin verificar} =&gt; {difusion=alta}</text:p>
          </table:table-cell>
          <table:table-cell office:value-type="float" office:value="0.0141623954680335" calcext:value-type="float">
            <text:p>0.01</text:p>
          </table:table-cell>
          <table:table-cell office:value-type="float" office:value="0.379588431590656" calcext:value-type="float">
            <text:p>0.38</text:p>
          </table:table-cell>
          <table:table-cell office:value-type="float" office:value="0.0373098711377643" calcext:value-type="float">
            <text:p>0.04</text:p>
          </table:table-cell>
          <table:table-cell office:value-type="float" office:value="1.45793784225594" calcext:value-type="float">
            <text:p>1.46</text:p>
          </table:table-cell>
          <table:table-cell office:value-type="float" office:value="1365" calcext:value-type="float">
            <text:p>1,365.00</text:p>
          </table:table-cell>
          <table:table-cell office:value-type="float" office:value="0.786752058554437" calcext:value-type="float">
            <text:p>0.79</text:p>
          </table:table-cell>
          <table:table-cell office:value-type="float" office:value="0.216991952306048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corto,polaridad=Neutro,retweet_verified=Sin verificar} =&gt; {difusion=alta}</text:p>
          </table:table-cell>
          <table:table-cell office:value-type="float" office:value="0.0149716752090639" calcext:value-type="float">
            <text:p>0.01</text:p>
          </table:table-cell>
          <table:table-cell office:value-type="float" office:value="0.3963196923922" calcext:value-type="float">
            <text:p>0.40</text:p>
          </table:table-cell>
          <table:table-cell office:value-type="float" office:value="0.0377767632960511" calcext:value-type="float">
            <text:p>0.04</text:p>
          </table:table-cell>
          <table:table-cell office:value-type="float" office:value="1.52219991201662" calcext:value-type="float">
            <text:p>1.52</text:p>
          </table:table-cell>
          <table:table-cell office:value-type="float" office:value="1443" calcext:value-type="float">
            <text:p>1,443.00</text:p>
          </table:table-cell>
          <table:table-cell office:value-type="float" office:value="0.786054521471494" calcext:value-type="float">
            <text:p>0.79</text:p>
          </table:table-cell>
          <table:table-cell office:value-type="float" office:value="0.226911739078861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etweet_es_finde=Finde,RT_popular=muy muchos} =&gt; {difusion=alta}</text:p>
          </table:table-cell>
          <table:table-cell office:value-type="float" office:value="0.0185926832811106" calcext:value-type="float">
            <text:p>0.02</text:p>
          </table:table-cell>
          <table:table-cell office:value-type="float" office:value="0.471827277514481" calcext:value-type="float">
            <text:p>0.47</text:p>
          </table:table-cell>
          <table:table-cell office:value-type="float" office:value="0.0394056981594074" calcext:value-type="float">
            <text:p>0.04</text:p>
          </table:table-cell>
          <table:table-cell office:value-type="float" office:value="1.81221234802745" calcext:value-type="float">
            <text:p>1.81</text:p>
          </table:table-cell>
          <table:table-cell office:value-type="float" office:value="1792" calcext:value-type="float">
            <text:p>1,792.00</text:p>
          </table:table-cell>
          <table:table-cell office:value-type="float" office:value="0.785830258302583" calcext:value-type="float">
            <text:p>0.79</text:p>
          </table:table-cell>
          <table:table-cell office:value-type="float" office:value="0.271619385150801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polaridad=Neutro,retweet_es_finde=Finde,retweet_verified=Sin verificar} =&gt; {difusion=alta}</text:p>
          </table:table-cell>
          <table:table-cell office:value-type="float" office:value="0.0103857566765579" calcext:value-type="float">
            <text:p>0.01</text:p>
          </table:table-cell>
          <table:table-cell office:value-type="float" office:value="0.289808917197452" calcext:value-type="float">
            <text:p>0.29</text:p>
          </table:table-cell>
          <table:table-cell office:value-type="float" office:value="0.035836566993837" calcext:value-type="float">
            <text:p>0.04</text:p>
          </table:table-cell>
          <table:table-cell office:value-type="float" office:value="1.11310923158224" calcext:value-type="float">
            <text:p>1.11</text:p>
          </table:table-cell>
          <table:table-cell office:value-type="float" office:value="1001" calcext:value-type="float">
            <text:p>1,001.00</text:p>
          </table:table-cell>
          <table:table-cell office:value-type="float" office:value="0.785566486368752" calcext:value-type="float">
            <text:p>0.79</text:p>
          </table:table-cell>
          <table:table-cell office:value-type="float" office:value="0.164849465373254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T_popular=muchos} =&gt; {difusion=alta}</text:p>
          </table:table-cell>
          <table:table-cell office:value-type="float" office:value="0.0154593181299413" calcext:value-type="float">
            <text:p>0.02</text:p>
          </table:table-cell>
          <table:table-cell office:value-type="float" office:value="0.405331882480958" calcext:value-type="float">
            <text:p>0.41</text:p>
          </table:table-cell>
          <table:table-cell office:value-type="float" office:value="0.0381399016413853" calcext:value-type="float">
            <text:p>0.04</text:p>
          </table:table-cell>
          <table:table-cell office:value-type="float" office:value="1.55681427820513" calcext:value-type="float">
            <text:p>1.56</text:p>
          </table:table-cell>
          <table:table-cell office:value-type="float" office:value="1490" calcext:value-type="float">
            <text:p>1,490.00</text:p>
          </table:table-cell>
          <table:table-cell office:value-type="float" office:value="0.785117302052786" calcext:value-type="float">
            <text:p>0.79</text:p>
          </table:table-cell>
          <table:table-cell office:value-type="float" office:value="0.232354312962803" calcext:value-type="float">
            <text:p>0.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n_char=largo,retweet_verified=Sin verificar} =&gt; {difusion=alta}</text:p>
          </table:table-cell>
          <table:table-cell office:value-type="float" office:value="0.0151169305471976" calcext:value-type="float">
            <text:p>0.02</text:p>
          </table:table-cell>
          <table:table-cell office:value-type="float" office:value="0.397652838427948" calcext:value-type="float">
            <text:p>0.40</text:p>
          </table:table-cell>
          <table:table-cell office:value-type="float" office:value="0.0380153970658422" calcext:value-type="float">
            <text:p>0.04</text:p>
          </table:table-cell>
          <table:table-cell office:value-type="float" office:value="1.52732031056677" calcext:value-type="float">
            <text:p>1.53</text:p>
          </table:table-cell>
          <table:table-cell office:value-type="float" office:value="1457" calcext:value-type="float">
            <text:p>1,457.00</text:p>
          </table:table-cell>
          <table:table-cell office:value-type="float" office:value="0.784952932127028" calcext:value-type="float">
            <text:p>0.78</text:p>
          </table:table-cell>
          <table:table-cell office:value-type="float" office:value="0.227857263240434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Laborable,RT_popular=muchos} =&gt; {difusion=alta}</text:p>
          </table:table-cell>
          <table:table-cell office:value-type="float" office:value="0.0106451412089394" calcext:value-type="float">
            <text:p>0.01</text:p>
          </table:table-cell>
          <table:table-cell office:value-type="float" office:value="0.292808219178082" calcext:value-type="float">
            <text:p>0.29</text:p>
          </table:table-cell>
          <table:table-cell office:value-type="float" office:value="0.0363553360586002" calcext:value-type="float">
            <text:p>0.04</text:p>
          </table:table-cell>
          <table:table-cell office:value-type="float" office:value="1.12462906594492" calcext:value-type="float">
            <text:p>1.12</text:p>
          </table:table-cell>
          <table:table-cell office:value-type="float" office:value="1026" calcext:value-type="float">
            <text:p>1,026.00</text:p>
          </table:table-cell>
          <table:table-cell office:value-type="float" office:value="0.783040765994487" calcext:value-type="float">
            <text:p>0.78</text:p>
          </table:table-cell>
          <table:table-cell office:value-type="float" office:value="0.16684724340589" calcext:value-type="float">
            <text:p>0.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polaridad=Neutro,retweet_es_finde=Finde} =&gt; {difusion=alta}</text:p>
          </table:table-cell>
          <table:table-cell office:value-type="float" office:value="0.0158639580004565" calcext:value-type="float">
            <text:p>0.02</text:p>
          </table:table-cell>
          <table:table-cell office:value-type="float" office:value="0.410359634997316" calcext:value-type="float">
            <text:p>0.41</text:p>
          </table:table-cell>
          <table:table-cell office:value-type="float" office:value="0.0386586707061485" calcext:value-type="float">
            <text:p>0.04</text:p>
          </table:table-cell>
          <table:table-cell office:value-type="float" office:value="1.57612506337417" calcext:value-type="float">
            <text:p>1.58</text:p>
          </table:table-cell>
          <table:table-cell office:value-type="float" office:value="1529" calcext:value-type="float">
            <text:p>1,529.00</text:p>
          </table:table-cell>
          <table:table-cell office:value-type="float" office:value="0.782968744274669" calcext:value-type="float">
            <text:p>0.78</text:p>
          </table:table-cell>
          <table:table-cell office:value-type="float" office:value="0.235645267407003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Positivo,retweet_source=Twitter Web App} =&gt; {difusion=alta}</text:p>
          </table:table-cell>
          <table:table-cell office:value-type="float" office:value="0.0101989998132431" calcext:value-type="float">
            <text:p>0.01</text:p>
          </table:table-cell>
          <table:table-cell office:value-type="float" office:value="0.279897494305239" calcext:value-type="float">
            <text:p>0.28</text:p>
          </table:table-cell>
          <table:table-cell office:value-type="float" office:value="0.0364383391089622" calcext:value-type="float">
            <text:p>0.04</text:p>
          </table:table-cell>
          <table:table-cell office:value-type="float" office:value="1.07504105746902" calcext:value-type="float">
            <text:p>1.08</text:p>
          </table:table-cell>
          <table:table-cell office:value-type="float" office:value="983" calcext:value-type="float">
            <text:p>983.00</text:p>
          </table:table-cell>
          <table:table-cell office:value-type="float" office:value="0.781305433877566" calcext:value-type="float">
            <text:p>0.78</text:p>
          </table:table-cell>
          <table:table-cell office:value-type="float" office:value="0.159535102456676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es_finde=Finde,retweet_source=Twitter for Android} =&gt; {difusion=alta}</text:p>
          </table:table-cell>
          <table:table-cell office:value-type="float" office:value="0.0118383100578946" calcext:value-type="float">
            <text:p>0.01</text:p>
          </table:table-cell>
          <table:table-cell office:value-type="float" office:value="0.318181818181818" calcext:value-type="float">
            <text:p>0.32</text:p>
          </table:table-cell>
          <table:table-cell office:value-type="float" office:value="0.0372061173248117" calcext:value-type="float">
            <text:p>0.04</text:p>
          </table:table-cell>
          <table:table-cell office:value-type="float" office:value="1.22208496054834" calcext:value-type="float">
            <text:p>1.22</text:p>
          </table:table-cell>
          <table:table-cell office:value-type="float" office:value="1141" calcext:value-type="float">
            <text:p>1,141.00</text:p>
          </table:table-cell>
          <table:table-cell office:value-type="float" office:value="0.781001488797705" calcext:value-type="float">
            <text:p>0.78</text:p>
          </table:table-cell>
          <table:table-cell office:value-type="float" office:value="0.181825427302434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Mañana,RT_popular=muy muchos} =&gt; {difusion=alta}</text:p>
          </table:table-cell>
          <table:table-cell office:value-type="float" office:value="0.0150443028781308" calcext:value-type="float">
            <text:p>0.02</text:p>
          </table:table-cell>
          <table:table-cell office:value-type="float" office:value="0.389366272824919" calcext:value-type="float">
            <text:p>0.39</text:p>
          </table:table-cell>
          <table:table-cell office:value-type="float" office:value="0.0386379199435579" calcext:value-type="float">
            <text:p>0.04</text:p>
          </table:table-cell>
          <table:table-cell office:value-type="float" office:value="1.49549295080144" calcext:value-type="float">
            <text:p>1.50</text:p>
          </table:table-cell>
          <table:table-cell office:value-type="float" office:value="1450" calcext:value-type="float">
            <text:p>1,450.00</text:p>
          </table:table-cell>
          <table:table-cell office:value-type="float" office:value="0.780838935983631" calcext:value-type="float">
            <text:p>0.78</text:p>
          </table:table-cell>
          <table:table-cell office:value-type="float" office:value="0.22357450486707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polaridad=Neutro,retweet_verified=Sin verificar} =&gt; {difusion=alta}</text:p>
          </table:table-cell>
          <table:table-cell office:value-type="float" office:value="0.0142557738996908" calcext:value-type="float">
            <text:p>0.01</text:p>
          </table:table-cell>
          <table:table-cell office:value-type="float" office:value="0.372156013001083" calcext:value-type="float">
            <text:p>0.37</text:p>
          </table:table-cell>
          <table:table-cell office:value-type="float" office:value="0.0383059077421095" calcext:value-type="float">
            <text:p>0.04</text:p>
          </table:table-cell>
          <table:table-cell office:value-type="float" office:value="1.42939112317966" calcext:value-type="float">
            <text:p>1.43</text:p>
          </table:table-cell>
          <table:table-cell office:value-type="float" office:value="1374" calcext:value-type="float">
            <text:p>1,374.00</text:p>
          </table:table-cell>
          <table:table-cell office:value-type="float" office:value="0.780752954910258" calcext:value-type="float">
            <text:p>0.78</text:p>
          </table:table-cell>
          <table:table-cell office:value-type="float" office:value="0.213455068746497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polaridad=Neutro,RT_popular=muy muchos} =&gt; {difusion=alta}</text:p>
          </table:table-cell>
          <table:table-cell office:value-type="float" office:value="0.0138718847917661" calcext:value-type="float">
            <text:p>0.01</text:p>
          </table:table-cell>
          <table:table-cell office:value-type="float" office:value="0.362232457328637" calcext:value-type="float">
            <text:p>0.36</text:p>
          </table:table-cell>
          <table:table-cell office:value-type="float" office:value="0.0382955323608143" calcext:value-type="float">
            <text:p>0.04</text:p>
          </table:table-cell>
          <table:table-cell office:value-type="float" office:value="1.39127634901764" calcext:value-type="float">
            <text:p>1.39</text:p>
          </table:table-cell>
          <table:table-cell office:value-type="float" office:value="1337" calcext:value-type="float">
            <text:p>1,337.00</text:p>
          </table:table-cell>
          <table:table-cell office:value-type="float" office:value="0.779765374526377" calcext:value-type="float">
            <text:p>0.78</text:p>
          </table:table-cell>
          <table:table-cell office:value-type="float" office:value="0.207756062887639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retweet_verified=Sin verificar,RT_popular=muchos} =&gt; {difusion=alta}</text:p>
          </table:table-cell>
          <table:table-cell office:value-type="float" office:value="0.0109667780290926" calcext:value-type="float">
            <text:p>0.01</text:p>
          </table:table-cell>
          <table:table-cell office:value-type="float" office:value="0.296078431372549" calcext:value-type="float">
            <text:p>0.30</text:p>
          </table:table-cell>
          <table:table-cell office:value-type="float" office:value="0.0370401112240875" calcext:value-type="float">
            <text:p>0.04</text:p>
          </table:table-cell>
          <table:table-cell office:value-type="float" office:value="1.13718942267271" calcext:value-type="float">
            <text:p>1.14</text:p>
          </table:table-cell>
          <table:table-cell office:value-type="float" office:value="1057" calcext:value-type="float">
            <text:p>1,057.00</text:p>
          </table:table-cell>
          <table:table-cell office:value-type="float" office:value="0.779657333285036" calcext:value-type="float">
            <text:p>0.78</text:p>
          </table:table-cell>
          <table:table-cell office:value-type="float" office:value="0.169100027035601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for iPhone,retweet_verified=Sin verificar,RT_popular=muchos} =&gt; {difusion=alta}</text:p>
          </table:table-cell>
          <table:table-cell office:value-type="float" office:value="0.0161752194393144" calcext:value-type="float">
            <text:p>0.02</text:p>
          </table:table-cell>
          <table:table-cell office:value-type="float" office:value="0.411128691983122" calcext:value-type="float">
            <text:p>0.41</text:p>
          </table:table-cell>
          <table:table-cell office:value-type="float" office:value="0.0393434458716358" calcext:value-type="float">
            <text:p>0.04</text:p>
          </table:table-cell>
          <table:table-cell office:value-type="float" office:value="1.57907888701352" calcext:value-type="float">
            <text:p>1.58</text:p>
          </table:table-cell>
          <table:table-cell office:value-type="float" office:value="1559" calcext:value-type="float">
            <text:p>1,559.00</text:p>
          </table:table-cell>
          <table:table-cell office:value-type="float" office:value="0.779522084385406" calcext:value-type="float">
            <text:p>0.78</text:p>
          </table:table-cell>
          <table:table-cell office:value-type="float" office:value="0.236627548350691" calcext:value-type="float">
            <text:p>0.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etweet_source=Twitter for Android,retweet_verified=Sin verificar} =&gt; {difusion=alta}</text:p>
          </table:table-cell>
          <table:table-cell office:value-type="float" office:value="0.0156564503745513" calcext:value-type="float">
            <text:p>0.02</text:p>
          </table:table-cell>
          <table:table-cell office:value-type="float" office:value="0.399417681312864" calcext:value-type="float">
            <text:p>0.40</text:p>
          </table:table-cell>
          <table:table-cell office:value-type="float" office:value="0.0391981905335021" calcext:value-type="float">
            <text:p>0.04</text:p>
          </table:table-cell>
          <table:table-cell office:value-type="float" office:value="1.53409878697284" calcext:value-type="float">
            <text:p>1.53</text:p>
          </table:table-cell>
          <table:table-cell office:value-type="float" office:value="1509" calcext:value-type="float">
            <text:p>1,509.00</text:p>
          </table:table-cell>
          <table:table-cell office:value-type="float" office:value="0.779008149691189" calcext:value-type="float">
            <text:p>0.78</text:p>
          </table:table-cell>
          <table:table-cell office:value-type="float" office:value="0.22977578893092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n_char=largo,polaridad=Neutro} =&gt; {difusion=alta}</text:p>
          </table:table-cell>
          <table:table-cell office:value-type="float" office:value="0.0125853375111535" calcext:value-type="float">
            <text:p>0.01</text:p>
          </table:table-cell>
          <table:table-cell office:value-type="float" office:value="0.330788110171803" calcext:value-type="float">
            <text:p>0.33</text:p>
          </table:table-cell>
          <table:table-cell office:value-type="float" office:value="0.038046523209728" calcext:value-type="float">
            <text:p>0.04</text:p>
          </table:table-cell>
          <table:table-cell office:value-type="float" office:value="1.2705036915031" calcext:value-type="float">
            <text:p>1.27</text:p>
          </table:table-cell>
          <table:table-cell office:value-type="float" office:value="1213" calcext:value-type="float">
            <text:p>1,213.00</text:p>
          </table:table-cell>
          <table:table-cell office:value-type="float" office:value="0.777806011325686" calcext:value-type="float">
            <text:p>0.78</text:p>
          </table:table-cell>
          <table:table-cell office:value-type="float" office:value="0.18956317917931" calcext:value-type="float">
            <text:p>0.1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medio,retweet_es_finde=Finde} =&gt; {difusion=alta}</text:p>
          </table:table-cell>
          <table:table-cell office:value-type="float" office:value="0.0167562407918491" calcext:value-type="float">
            <text:p>0.02</text:p>
          </table:table-cell>
          <table:table-cell office:value-type="float" office:value="0.41926272066459" calcext:value-type="float">
            <text:p>0.42</text:p>
          </table:table-cell>
          <table:table-cell office:value-type="float" office:value="0.0399659687493515" calcext:value-type="float">
            <text:p>0.04</text:p>
          </table:table-cell>
          <table:table-cell office:value-type="float" office:value="1.61032037710586" calcext:value-type="float">
            <text:p>1.61</text:p>
          </table:table-cell>
          <table:table-cell office:value-type="float" office:value="1615" calcext:value-type="float">
            <text:p>1,615.00</text:p>
          </table:table-cell>
          <table:table-cell office:value-type="float" office:value="0.777212688888076" calcext:value-type="float">
            <text:p>0.78</text:p>
          </table:table-cell>
          <table:table-cell office:value-type="float" office:value="0.241810367266223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source=Twitter Web App,retweet_verified=Sin verificar} =&gt; {difusion=alta}</text:p>
          </table:table-cell>
          <table:table-cell office:value-type="float" office:value="0.0106555165902347" calcext:value-type="float">
            <text:p>0.01</text:p>
          </table:table-cell>
          <table:table-cell office:value-type="float" office:value="0.28559510567297" calcext:value-type="float">
            <text:p>0.29</text:p>
          </table:table-cell>
          <table:table-cell office:value-type="float" office:value="0.0373098711377643" calcext:value-type="float">
            <text:p>0.04</text:p>
          </table:table-cell>
          <table:table-cell office:value-type="float" office:value="1.09692466226876" calcext:value-type="float">
            <text:p>1.10</text:p>
          </table:table-cell>
          <table:table-cell office:value-type="float" office:value="1027" calcext:value-type="float">
            <text:p>1,027.00</text:p>
          </table:table-cell>
          <table:table-cell office:value-type="float" office:value="0.777139138922026" calcext:value-type="float">
            <text:p>0.78</text:p>
          </table:table-cell>
          <table:table-cell office:value-type="float" office:value="0.163260611735026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utro,retweet_es_finde=Finde,retweet_source=Twitter Web App} =&gt; {difusion=alta}</text:p>
          </table:table-cell>
          <table:table-cell office:value-type="float" office:value="0.0102301259571289" calcext:value-type="float">
            <text:p>0.01</text:p>
          </table:table-cell>
          <table:table-cell office:value-type="float" office:value="0.274269819193324" calcext:value-type="float">
            <text:p>0.27</text:p>
          </table:table-cell>
          <table:table-cell office:value-type="float" office:value="0.037299495756469" calcext:value-type="float">
            <text:p>0.04</text:p>
          </table:table-cell>
          <table:table-cell office:value-type="float" office:value="1.05342606652949" calcext:value-type="float">
            <text:p>1.05</text:p>
          </table:table-cell>
          <table:table-cell office:value-type="float" office:value="986" calcext:value-type="float">
            <text:p>986.00</text:p>
          </table:table-cell>
          <table:table-cell office:value-type="float" office:value="0.776053135039526" calcext:value-type="float">
            <text:p>0.78</text:p>
          </table:table-cell>
          <table:table-cell office:value-type="float" office:value="0.156781040145797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verified=Verificados,RT_popular=muy muchos} =&gt; {difusion=alta}</text:p>
          </table:table-cell>
          <table:table-cell office:value-type="float" office:value="0.0165487331659438" calcext:value-type="float">
            <text:p>0.02</text:p>
          </table:table-cell>
          <table:table-cell office:value-type="float" office:value="0.412891535076366" calcext:value-type="float">
            <text:p>0.41</text:p>
          </table:table-cell>
          <table:table-cell office:value-type="float" office:value="0.0400800979435994" calcext:value-type="float">
            <text:p>0.04</text:p>
          </table:table-cell>
          <table:table-cell office:value-type="float" office:value="1.58584968254285" calcext:value-type="float">
            <text:p>1.59</text:p>
          </table:table-cell>
          <table:table-cell office:value-type="float" office:value="1595" calcext:value-type="float">
            <text:p>1,595.00</text:p>
          </table:table-cell>
          <table:table-cell office:value-type="float" office:value="0.7759301220671" calcext:value-type="float">
            <text:p>0.78</text:p>
          </table:table-cell>
          <table:table-cell office:value-type="float" office:value="0.238226272838254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Mañana,retweet_verified=Verificados} =&gt; {difusion=alta}</text:p>
          </table:table-cell>
          <table:table-cell office:value-type="float" office:value="0.0135709987342035" calcext:value-type="float">
            <text:p>0.01</text:p>
          </table:table-cell>
          <table:table-cell office:value-type="float" office:value="0.349826156726397" calcext:value-type="float">
            <text:p>0.35</text:p>
          </table:table-cell>
          <table:table-cell office:value-type="float" office:value="0.0387935506629869" calcext:value-type="float">
            <text:p>0.04</text:p>
          </table:table-cell>
          <table:table-cell office:value-type="float" office:value="1.34362575267409" calcext:value-type="float">
            <text:p>1.34</text:p>
          </table:table-cell>
          <table:table-cell office:value-type="float" office:value="1308" calcext:value-type="float">
            <text:p>1,308.00</text:p>
          </table:table-cell>
          <table:table-cell office:value-type="float" office:value="0.775840145322434" calcext:value-type="float">
            <text:p>0.78</text:p>
          </table:table-cell>
          <table:table-cell office:value-type="float" office:value="0.200975085217427" calcext:value-type="float">
            <text:p>0.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etweet_source=Twitter for Android} =&gt; {difusion=alta}</text:p>
          </table:table-cell>
          <table:table-cell office:value-type="float" office:value="0.0158224564752755" calcext:value-type="float">
            <text:p>0.02</text:p>
          </table:table-cell>
          <table:table-cell office:value-type="float" office:value="0.396309771309771" calcext:value-type="float">
            <text:p>0.40</text:p>
          </table:table-cell>
          <table:table-cell office:value-type="float" office:value="0.0399244672241705" calcext:value-type="float">
            <text:p>0.04</text:p>
          </table:table-cell>
          <table:table-cell office:value-type="float" office:value="1.52216180674179" calcext:value-type="float">
            <text:p>1.52</text:p>
          </table:table-cell>
          <table:table-cell office:value-type="float" office:value="1525" calcext:value-type="float">
            <text:p>1,525.00</text:p>
          </table:table-cell>
          <table:table-cell office:value-type="float" office:value="0.774920669657512" calcext:value-type="float">
            <text:p>0.77</text:p>
          </table:table-cell>
          <table:table-cell office:value-type="float" office:value="0.228540635236459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polaridad=Negativo,retweet_verified=Sin verificar} =&gt; {difusion=alta}</text:p>
          </table:table-cell>
          <table:table-cell office:value-type="float" office:value="0.0106243904463489" calcext:value-type="float">
            <text:p>0.01</text:p>
          </table:table-cell>
          <table:table-cell office:value-type="float" office:value="0.281628162816282" calcext:value-type="float">
            <text:p>0.28</text:p>
          </table:table-cell>
          <table:table-cell office:value-type="float" office:value="0.0377248863895748" calcext:value-type="float">
            <text:p>0.04</text:p>
          </table:table-cell>
          <table:table-cell office:value-type="float" office:value="1.081688275626" calcext:value-type="float">
            <text:p>1.08</text:p>
          </table:table-cell>
          <table:table-cell office:value-type="float" office:value="1024" calcext:value-type="float">
            <text:p>1,024.00</text:p>
          </table:table-cell>
          <table:table-cell office:value-type="float" office:value="0.774489280300296" calcext:value-type="float">
            <text:p>0.77</text:p>
          </table:table-cell>
          <table:table-cell office:value-type="float" office:value="0.161217365061604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Finde,retweet_verified=Verificados,RT_popular=muy muchos} =&gt; {difusion=alta}</text:p>
          </table:table-cell>
          <table:table-cell office:value-type="float" office:value="0.0180842895976427" calcext:value-type="float">
            <text:p>0.02</text:p>
          </table:table-cell>
          <table:table-cell office:value-type="float" office:value="0.437829691032404" calcext:value-type="float">
            <text:p>0.44</text:p>
          </table:table-cell>
          <table:table-cell office:value-type="float" office:value="0.0413043929364404" calcext:value-type="float">
            <text:p>0.04</text:p>
          </table:table-cell>
          <table:table-cell office:value-type="float" office:value="1.681633110747" calcext:value-type="float">
            <text:p>1.68</text:p>
          </table:table-cell>
          <table:table-cell office:value-type="float" office:value="1743" calcext:value-type="float">
            <text:p>1,743.00</text:p>
          </table:table-cell>
          <table:table-cell office:value-type="float" office:value="0.772464510463925" calcext:value-type="float">
            <text:p>0.77</text:p>
          </table:table-cell>
          <table:table-cell office:value-type="float" office:value="0.253644262906813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RT_popular=muchos} =&gt; {difusion=alta}</text:p>
          </table:table-cell>
          <table:table-cell office:value-type="float" office:value="0.0140067647486045" calcext:value-type="float">
            <text:p>0.01</text:p>
          </table:table-cell>
          <table:table-cell office:value-type="float" office:value="0.35395909805978" calcext:value-type="float">
            <text:p>0.35</text:p>
          </table:table-cell>
          <table:table-cell office:value-type="float" office:value="0.0395717042601316" calcext:value-type="float">
            <text:p>0.04</text:p>
          </table:table-cell>
          <table:table-cell office:value-type="float" office:value="1.35949971264835" calcext:value-type="float">
            <text:p>1.36</text:p>
          </table:table-cell>
          <table:table-cell office:value-type="float" office:value="1350" calcext:value-type="float">
            <text:p>1,350.00</text:p>
          </table:table-cell>
          <table:table-cell office:value-type="float" office:value="0.772189563829015" calcext:value-type="float">
            <text:p>0.77</text:p>
          </table:table-cell>
          <table:table-cell office:value-type="float" office:value="0.203878409315217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fecha_inicio_T_momento=Tarde,retweet_es_finde=Finde,retweet_verified=Sin verificar} =&gt; {difusion=alta}</text:p>
          </table:table-cell>
          <table:table-cell office:value-type="float" office:value="0.0134257433960698" calcext:value-type="float">
            <text:p>0.01</text:p>
          </table:table-cell>
          <table:table-cell office:value-type="float" office:value="0.341424802110818" calcext:value-type="float">
            <text:p>0.34</text:p>
          </table:table-cell>
          <table:table-cell office:value-type="float" office:value="0.0393226951090453" calcext:value-type="float">
            <text:p>0.04</text:p>
          </table:table-cell>
          <table:table-cell office:value-type="float" office:value="1.31135750685602" calcext:value-type="float">
            <text:p>1.31</text:p>
          </table:table-cell>
          <table:table-cell office:value-type="float" office:value="1294" calcext:value-type="float">
            <text:p>1,294.00</text:p>
          </table:table-cell>
          <table:table-cell office:value-type="float" office:value="0.772163827473722" calcext:value-type="float">
            <text:p>0.77</text:p>
          </table:table-cell>
          <table:table-cell office:value-type="float" office:value="0.196495456765937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polaridad=Positivo,retweet_verified=Sin verificar} =&gt; {difusion=alta}</text:p>
          </table:table-cell>
          <table:table-cell office:value-type="float" office:value="0.011340291755722" calcext:value-type="float">
            <text:p>0.01</text:p>
          </table:table-cell>
          <table:table-cell office:value-type="float" office:value="0.295166081555496" calcext:value-type="float">
            <text:p>0.30</text:p>
          </table:table-cell>
          <table:table-cell office:value-type="float" office:value="0.0384200369363574" calcext:value-type="float">
            <text:p>0.04</text:p>
          </table:table-cell>
          <table:table-cell office:value-type="float" office:value="1.13368523441786" calcext:value-type="float">
            <text:p>1.13</text:p>
          </table:table-cell>
          <table:table-cell office:value-type="float" office:value="1093" calcext:value-type="float">
            <text:p>1,093.00</text:p>
          </table:table-cell>
          <table:table-cell office:value-type="float" office:value="0.772126768697661" calcext:value-type="float">
            <text:p>0.77</text:p>
          </table:table-cell>
          <table:table-cell office:value-type="float" office:value="0.169361155068016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retweet_source=Twitter for iPhone,retweet_verified=Sin verificar} =&gt; {difusion=alta}</text:p>
          </table:table-cell>
          <table:table-cell office:value-type="float" office:value="0.0104791351082152" calcext:value-type="float">
            <text:p>0.01</text:p>
          </table:table-cell>
          <table:table-cell office:value-type="float" office:value="0.275354416575791" calcext:value-type="float">
            <text:p>0.28</text:p>
          </table:table-cell>
          <table:table-cell office:value-type="float" office:value="0.0380568985910232" calcext:value-type="float">
            <text:p>0.04</text:p>
          </table:table-cell>
          <table:table-cell office:value-type="float" office:value="1.05759182985606" calcext:value-type="float">
            <text:p>1.06</text:p>
          </table:table-cell>
          <table:table-cell office:value-type="float" office:value="1010" calcext:value-type="float">
            <text:p>1,010.00</text:p>
          </table:table-cell>
          <table:table-cell office:value-type="float" office:value="0.77205246468723" calcext:value-type="float">
            <text:p>0.77</text:p>
          </table:table-cell>
          <table:table-cell office:value-type="float" office:value="0.157801540797659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Finde,retweet_verified=Sin verificar,RT_popular=muchos} =&gt; {difusion=alta}</text:p>
          </table:table-cell>
          <table:table-cell office:value-type="float" office:value="0.0150443028781308" calcext:value-type="float">
            <text:p>0.02</text:p>
          </table:table-cell>
          <table:table-cell office:value-type="float" office:value="0.375258799171843" calcext:value-type="float">
            <text:p>0.38</text:p>
          </table:table-cell>
          <table:table-cell office:value-type="float" office:value="0.0400904733248947" calcext:value-type="float">
            <text:p>0.04</text:p>
          </table:table-cell>
          <table:table-cell office:value-type="float" office:value="1.44130842359849" calcext:value-type="float">
            <text:p>1.44</text:p>
          </table:table-cell>
          <table:table-cell office:value-type="float" office:value="1450" calcext:value-type="float">
            <text:p>1,450.00</text:p>
          </table:table-cell>
          <table:table-cell office:value-type="float" office:value="0.77177548349571" calcext:value-type="float">
            <text:p>0.77</text:p>
          </table:table-cell>
          <table:table-cell office:value-type="float" office:value="0.216520768040532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etweet_verified=Sin verificar,RT_popular=muchos} =&gt; {difusion=alta}</text:p>
          </table:table-cell>
          <table:table-cell office:value-type="float" office:value="0.0134879956838414" calcext:value-type="float">
            <text:p>0.01</text:p>
          </table:table-cell>
          <table:table-cell office:value-type="float" office:value="0.342195314556462" calcext:value-type="float">
            <text:p>0.34</text:p>
          </table:table-cell>
          <table:table-cell office:value-type="float" office:value="0.0394160735407026" calcext:value-type="float">
            <text:p>0.04</text:p>
          </table:table-cell>
          <table:table-cell office:value-type="float" office:value="1.31431692068148" calcext:value-type="float">
            <text:p>1.31</text:p>
          </table:table-cell>
          <table:table-cell office:value-type="float" office:value="1300" calcext:value-type="float">
            <text:p>1,300.00</text:p>
          </table:table-cell>
          <table:table-cell office:value-type="float" office:value="0.771753705649984" calcext:value-type="float">
            <text:p>0.77</text:p>
          </table:table-cell>
          <table:table-cell office:value-type="float" office:value="0.197000263478917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es_finde=Finde,retweet_source=Twitter for Android,retweet_verified=Sin verificar} =&gt; {difusion=alta}</text:p>
          </table:table-cell>
          <table:table-cell office:value-type="float" office:value="0.0113714178996078" calcext:value-type="float">
            <text:p>0.01</text:p>
          </table:table-cell>
          <table:table-cell office:value-type="float" office:value="0.295338183777957" calcext:value-type="float">
            <text:p>0.30</text:p>
          </table:table-cell>
          <table:table-cell office:value-type="float" office:value="0.0385030399867195" calcext:value-type="float">
            <text:p>0.04</text:p>
          </table:table-cell>
          <table:table-cell office:value-type="float" office:value="1.13434625125078" calcext:value-type="float">
            <text:p>1.13</text:p>
          </table:table-cell>
          <table:table-cell office:value-type="float" office:value="1096" calcext:value-type="float">
            <text:p>1,096.00</text:p>
          </table:table-cell>
          <table:table-cell office:value-type="float" office:value="0.771698726045689" calcext:value-type="float">
            <text:p>0.77</text:p>
          </table:table-cell>
          <table:table-cell office:value-type="float" office:value="0.169506981424326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T_popular=muy muchos} =&gt; {difusion=alta}</text:p>
          </table:table-cell>
          <table:table-cell office:value-type="float" office:value="0.0242057645618476" calcext:value-type="float">
            <text:p>0.02</text:p>
          </table:table-cell>
          <table:table-cell office:value-type="float" office:value="0.548425011753644" calcext:value-type="float">
            <text:p>0.55</text:p>
          </table:table-cell>
          <table:table-cell office:value-type="float" office:value="0.0441368720300471" calcext:value-type="float">
            <text:p>0.04</text:p>
          </table:table-cell>
          <table:table-cell office:value-type="float" office:value="2.10641187067983" calcext:value-type="float">
            <text:p>2.11</text:p>
          </table:table-cell>
          <table:table-cell office:value-type="float" office:value="2333" calcext:value-type="float">
            <text:p>2,333.00</text:p>
          </table:table-cell>
          <table:table-cell office:value-type="float" office:value="0.771423283361096" calcext:value-type="float">
            <text:p>0.77</text:p>
          </table:table-cell>
          <table:table-cell office:value-type="float" office:value="0.320697721466206" calcext:value-type="float">
            <text:p>0.3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polaridad=Neutro,retweet_es_finde=Finde} =&gt; {difusion=alta}</text:p>
          </table:table-cell>
          <table:table-cell office:value-type="float" office:value="0.017503268245108" calcext:value-type="float">
            <text:p>0.02</text:p>
          </table:table-cell>
          <table:table-cell office:value-type="float" office:value="0.424616159073748" calcext:value-type="float">
            <text:p>0.42</text:p>
          </table:table-cell>
          <table:table-cell office:value-type="float" office:value="0.0412213898860783" calcext:value-type="float">
            <text:p>0.04</text:p>
          </table:table-cell>
          <table:table-cell office:value-type="float" office:value="1.63088206917375" calcext:value-type="float">
            <text:p>1.63</text:p>
          </table:table-cell>
          <table:table-cell office:value-type="float" office:value="1687" calcext:value-type="float">
            <text:p>1,687.00</text:p>
          </table:table-cell>
          <table:table-cell office:value-type="float" office:value="0.771402483564646" calcext:value-type="float">
            <text:p>0.77</text:p>
          </table:table-cell>
          <table:table-cell office:value-type="float" office:value="0.245921692352686" calcext:value-type="float">
            <text:p>0.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gativo,retweet_es_finde=Finde} =&gt; {difusion=alta}</text:p>
          </table:table-cell>
          <table:table-cell office:value-type="float" office:value="0.0181984187918906" calcext:value-type="float">
            <text:p>0.02</text:p>
          </table:table-cell>
          <table:table-cell office:value-type="float" office:value="0.437515589922674" calcext:value-type="float">
            <text:p>0.44</text:p>
          </table:table-cell>
          <table:table-cell office:value-type="float" office:value="0.0415949036127078" calcext:value-type="float">
            <text:p>0.04</text:p>
          </table:table-cell>
          <table:table-cell office:value-type="float" office:value="1.68042669912836" calcext:value-type="float">
            <text:p>1.68</text:p>
          </table:table-cell>
          <table:table-cell office:value-type="float" office:value="1754" calcext:value-type="float">
            <text:p>1,754.00</text:p>
          </table:table-cell>
          <table:table-cell office:value-type="float" office:value="0.770960547003547" calcext:value-type="float">
            <text:p>0.77</text:p>
          </table:table-cell>
          <table:table-cell office:value-type="float" office:value="0.253706388250569" calcext:value-type="float">
            <text:p>0.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medio,retweet_verified=Sin verificar} =&gt; {difusion=alta}</text:p>
          </table:table-cell>
          <table:table-cell office:value-type="float" office:value="0.0151065551659023" calcext:value-type="float">
            <text:p>0.02</text:p>
          </table:table-cell>
          <table:table-cell office:value-type="float" office:value="0.374871266735324" calcext:value-type="float">
            <text:p>0.37</text:p>
          </table:table-cell>
          <table:table-cell office:value-type="float" office:value="0.0402979809507999" calcext:value-type="float">
            <text:p>0.04</text:p>
          </table:table-cell>
          <table:table-cell office:value-type="float" office:value="1.43981997411668" calcext:value-type="float">
            <text:p>1.44</text:p>
          </table:table-cell>
          <table:table-cell office:value-type="float" office:value="1456" calcext:value-type="float">
            <text:p>1,456.00</text:p>
          </table:table-cell>
          <table:table-cell office:value-type="float" office:value="0.770656202310879" calcext:value-type="float">
            <text:p>0.77</text:p>
          </table:table-cell>
          <table:table-cell office:value-type="float" office:value="0.21644655231243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T_popular=muchos} =&gt; {difusion=alta}</text:p>
          </table:table-cell>
          <table:table-cell office:value-type="float" office:value="0.0147537922018634" calcext:value-type="float">
            <text:p>0.01</text:p>
          </table:table-cell>
          <table:table-cell office:value-type="float" office:value="0.367062467733609" calcext:value-type="float">
            <text:p>0.37</text:p>
          </table:table-cell>
          <table:table-cell office:value-type="float" office:value="0.0401942271378473" calcext:value-type="float">
            <text:p>0.04</text:p>
          </table:table-cell>
          <table:table-cell office:value-type="float" office:value="1.40982763868258" calcext:value-type="float">
            <text:p>1.41</text:p>
          </table:table-cell>
          <table:table-cell office:value-type="float" office:value="1422" calcext:value-type="float">
            <text:p>1,422.00</text:p>
          </table:table-cell>
          <table:table-cell office:value-type="float" office:value="0.770347781892108" calcext:value-type="float">
            <text:p>0.77</text:p>
          </table:table-cell>
          <table:table-cell office:value-type="float" office:value="0.211864700034016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es_finde=Finde,retweet_verified=Sin verificar,RT_popular=amigos medios} =&gt; {difusion=alta}</text:p>
          </table:table-cell>
          <table:table-cell office:value-type="float" office:value="0.0102093751945384" calcext:value-type="float">
            <text:p>0.01</text:p>
          </table:table-cell>
          <table:table-cell office:value-type="float" office:value="0.267028493894166" calcext:value-type="float">
            <text:p>0.27</text:p>
          </table:table-cell>
          <table:table-cell office:value-type="float" office:value="0.0382332800730427" calcext:value-type="float">
            <text:p>0.04</text:p>
          </table:table-cell>
          <table:table-cell office:value-type="float" office:value="1.02561330591008" calcext:value-type="float">
            <text:p>1.03</text:p>
          </table:table-cell>
          <table:table-cell office:value-type="float" office:value="984" calcext:value-type="float">
            <text:p>984.00</text:p>
          </table:table-cell>
          <table:table-cell office:value-type="float" office:value="0.770246447202734" calcext:value-type="float">
            <text:p>0.77</text:p>
          </table:table-cell>
          <table:table-cell office:value-type="float" office:value="0.153120527332832" calcext:value-type="float">
            <text:p>0.1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n_char=largo,retweet_es_finde=Finde,retweet_verified=Sin verificar} =&gt; {difusion=alta}</text:p>
          </table:table-cell>
          <table:table-cell office:value-type="float" office:value="0.0105206366333963" calcext:value-type="float">
            <text:p>0.01</text:p>
          </table:table-cell>
          <table:table-cell office:value-type="float" office:value="0.273610361575823" calcext:value-type="float">
            <text:p>0.27</text:p>
          </table:table-cell>
          <table:table-cell office:value-type="float" office:value="0.0384511630802432" calcext:value-type="float">
            <text:p>0.04</text:p>
          </table:table-cell>
          <table:table-cell office:value-type="float" office:value="1.05089319635773" calcext:value-type="float">
            <text:p>1.05</text:p>
          </table:table-cell>
          <table:table-cell office:value-type="float" office:value="1014" calcext:value-type="float">
            <text:p>1,014.00</text:p>
          </table:table-cell>
          <table:table-cell office:value-type="float" office:value="0.769740156913553" calcext:value-type="float">
            <text:p>0.77</text:p>
          </table:table-cell>
          <table:table-cell office:value-type="float" office:value="0.157009213624446" calcext:value-type="float">
            <text:p>0.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etweet_source=Twitter for Android} =&gt; {difusion=alta}</text:p>
          </table:table-cell>
          <table:table-cell office:value-type="float" office:value="0.0168911207486875" calcext:value-type="float">
            <text:p>0.02</text:p>
          </table:table-cell>
          <table:table-cell office:value-type="float" office:value="0.408531994981179" calcext:value-type="float">
            <text:p>0.41</text:p>
          </table:table-cell>
          <table:table-cell office:value-type="float" office:value="0.0413458944616215" calcext:value-type="float">
            <text:p>0.04</text:p>
          </table:table-cell>
          <table:table-cell office:value-type="float" office:value="1.56910539333211" calcext:value-type="float">
            <text:p>1.57</text:p>
          </table:table-cell>
          <table:table-cell office:value-type="float" office:value="1628" calcext:value-type="float">
            <text:p>1,628.00</text:p>
          </table:table-cell>
          <table:table-cell office:value-type="float" office:value="0.768970165021311" calcext:value-type="float">
            <text:p>0.77</text:p>
          </table:table-cell>
          <table:table-cell office:value-type="float" office:value="0.236704030486525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utro,retweet_source=Twitter for iPhone} =&gt; {difusion=alta}</text:p>
          </table:table-cell>
          <table:table-cell office:value-type="float" office:value="0.0142972754248719" calcext:value-type="float">
            <text:p>0.01</text:p>
          </table:table-cell>
          <table:table-cell office:value-type="float" office:value="0.354788877445932" calcext:value-type="float">
            <text:p>0.35</text:p>
          </table:table-cell>
          <table:table-cell office:value-type="float" office:value="0.0402979809507999" calcext:value-type="float">
            <text:p>0.04</text:p>
          </table:table-cell>
          <table:table-cell office:value-type="float" office:value="1.36268676121757" calcext:value-type="float">
            <text:p>1.36</text:p>
          </table:table-cell>
          <table:table-cell office:value-type="float" office:value="1378" calcext:value-type="float">
            <text:p>1,378.00</text:p>
          </table:table-cell>
          <table:table-cell office:value-type="float" office:value="0.768478260869565" calcext:value-type="float">
            <text:p>0.77</text:p>
          </table:table-cell>
          <table:table-cell office:value-type="float" office:value="0.204851201295693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polaridad=Positivo,retweet_es_finde=Finde} =&gt; {difusion=alta}</text:p>
          </table:table-cell>
          <table:table-cell office:value-type="float" office:value="0.0112365379427694" calcext:value-type="float">
            <text:p>0.01</text:p>
          </table:table-cell>
          <table:table-cell office:value-type="float" office:value="0.287955331028982" calcext:value-type="float">
            <text:p>0.29</text:p>
          </table:table-cell>
          <table:table-cell office:value-type="float" office:value="0.0390218090514826" calcext:value-type="float">
            <text:p>0.04</text:p>
          </table:table-cell>
          <table:table-cell office:value-type="float" office:value="1.10598990656074" calcext:value-type="float">
            <text:p>1.11</text:p>
          </table:table-cell>
          <table:table-cell office:value-type="float" office:value="1083" calcext:value-type="float">
            <text:p>1,083.00</text:p>
          </table:table-cell>
          <table:table-cell office:value-type="float" office:value="0.768147774737145" calcext:value-type="float">
            <text:p>0.77</text:p>
          </table:table-cell>
          <table:table-cell office:value-type="float" office:value="0.165556528987831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source=Twitter for iPhone,retweet_verified=Sin verificar} =&gt; {difusion=alta}</text:p>
          </table:table-cell>
          <table:table-cell office:value-type="float" office:value="0.0131041065759167" calcext:value-type="float">
            <text:p>0.01</text:p>
          </table:table-cell>
          <table:table-cell office:value-type="float" office:value="0.328820619630305" calcext:value-type="float">
            <text:p>0.33</text:p>
          </table:table-cell>
          <table:table-cell office:value-type="float" office:value="0.0398518395551036" calcext:value-type="float">
            <text:p>0.04</text:p>
          </table:table-cell>
          <table:table-cell office:value-type="float" office:value="1.26294687818634" calcext:value-type="float">
            <text:p>1.26</text:p>
          </table:table-cell>
          <table:table-cell office:value-type="float" office:value="1263" calcext:value-type="float">
            <text:p>1,263.00</text:p>
          </table:table-cell>
          <table:table-cell office:value-type="float" office:value="0.768032668401272" calcext:value-type="float">
            <text:p>0.77</text:p>
          </table:table-cell>
          <table:table-cell office:value-type="float" office:value="0.189575687993203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utro,retweet_verified=Verificados} =&gt; {difusion=alta}</text:p>
          </table:table-cell>
          <table:table-cell office:value-type="float" office:value="0.0159780871947044" calcext:value-type="float">
            <text:p>0.02</text:p>
          </table:table-cell>
          <table:table-cell office:value-type="float" office:value="0.388007054673721" calcext:value-type="float">
            <text:p>0.39</text:p>
          </table:table-cell>
          <table:table-cell office:value-type="float" office:value="0.0411798883608973" calcext:value-type="float">
            <text:p>0.04</text:p>
          </table:table-cell>
          <table:table-cell office:value-type="float" office:value="1.49027241346787" calcext:value-type="float">
            <text:p>1.49</text:p>
          </table:table-cell>
          <table:table-cell office:value-type="float" office:value="1540" calcext:value-type="float">
            <text:p>1,540.00</text:p>
          </table:table-cell>
          <table:table-cell office:value-type="float" office:value="0.76753987574029" calcext:value-type="float">
            <text:p>0.77</text:p>
          </table:table-cell>
          <table:table-cell office:value-type="float" office:value="0.224688153143826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utro,retweet_es_finde=Finde,retweet_source=Twitter for Android} =&gt; {difusion=alta}</text:p>
          </table:table-cell>
          <table:table-cell office:value-type="float" office:value="0.0112261625614741" calcext:value-type="float">
            <text:p>0.01</text:p>
          </table:table-cell>
          <table:table-cell office:value-type="float" office:value="0.286546610169492" calcext:value-type="float">
            <text:p>0.29</text:p>
          </table:table-cell>
          <table:table-cell office:value-type="float" office:value="0.0391774397709116" calcext:value-type="float">
            <text:p>0.04</text:p>
          </table:table-cell>
          <table:table-cell office:value-type="float" office:value="1.10057923732191" calcext:value-type="float">
            <text:p>1.10</text:p>
          </table:table-cell>
          <table:table-cell office:value-type="float" office:value="1082" calcext:value-type="float">
            <text:p>1,082.00</text:p>
          </table:table-cell>
          <table:table-cell office:value-type="float" office:value="0.767165683028645" calcext:value-type="float">
            <text:p>0.77</text:p>
          </table:table-cell>
          <table:table-cell office:value-type="float" office:value="0.164832243476393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utro,RT_popular=muy muchos} =&gt; {difusion=alta}</text:p>
          </table:table-cell>
          <table:table-cell office:value-type="float" office:value="0.01876906476313" calcext:value-type="float">
            <text:p>0.02</text:p>
          </table:table-cell>
          <table:table-cell office:value-type="float" office:value="0.441866145578896" calcext:value-type="float">
            <text:p>0.44</text:p>
          </table:table-cell>
          <table:table-cell office:value-type="float" office:value="0.0424768110228051" calcext:value-type="float">
            <text:p>0.04</text:p>
          </table:table-cell>
          <table:table-cell office:value-type="float" office:value="1.6971364805605" calcext:value-type="float">
            <text:p>1.70</text:p>
          </table:table-cell>
          <table:table-cell office:value-type="float" office:value="1809" calcext:value-type="float">
            <text:p>1,809.00</text:p>
          </table:table-cell>
          <table:table-cell office:value-type="float" office:value="0.767011212973447" calcext:value-type="float">
            <text:p>0.77</text:p>
          </table:table-cell>
          <table:table-cell office:value-type="float" office:value="0.256977545571786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etweet_verified=Verificados,RT_popular=muy muchos} =&gt; {difusion=alta}</text:p>
          </table:table-cell>
          <table:table-cell office:value-type="float" office:value="0.0176796497271275" calcext:value-type="float">
            <text:p>0.02</text:p>
          </table:table-cell>
          <table:table-cell office:value-type="float" office:value="0.420325604341391" calcext:value-type="float">
            <text:p>0.42</text:p>
          </table:table-cell>
          <table:table-cell office:value-type="float" office:value="0.0420617957709946" calcext:value-type="float">
            <text:p>0.04</text:p>
          </table:table-cell>
          <table:table-cell office:value-type="float" office:value="1.61440274159687" calcext:value-type="float">
            <text:p>1.61</text:p>
          </table:table-cell>
          <table:table-cell office:value-type="float" office:value="1704" calcext:value-type="float">
            <text:p>1,704.00</text:p>
          </table:table-cell>
          <table:table-cell office:value-type="float" office:value="0.766652091531847" calcext:value-type="float">
            <text:p>0.77</text:p>
          </table:table-cell>
          <table:table-cell office:value-type="float" office:value="0.244115141375286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T_popular=muy muchos} =&gt; {difusion=alta}</text:p>
          </table:table-cell>
          <table:table-cell office:value-type="float" office:value="0.0219646822020709" calcext:value-type="float">
            <text:p>0.02</text:p>
          </table:table-cell>
          <table:table-cell office:value-type="float" office:value="0.49788334901223" calcext:value-type="float">
            <text:p>0.50</text:p>
          </table:table-cell>
          <table:table-cell office:value-type="float" office:value="0.0441161212674566" calcext:value-type="float">
            <text:p>0.04</text:p>
          </table:table-cell>
          <table:table-cell office:value-type="float" office:value="1.91228950922518" calcext:value-type="float">
            <text:p>1.91</text:p>
          </table:table-cell>
          <table:table-cell office:value-type="float" office:value="2117" calcext:value-type="float">
            <text:p>2,117.00</text:p>
          </table:table-cell>
          <table:table-cell office:value-type="float" office:value="0.765433912372838" calcext:value-type="float">
            <text:p>0.77</text:p>
          </table:table-cell>
          <table:table-cell office:value-type="float" office:value="0.291123072449846" calcext:value-type="float">
            <text:p>0.2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source=Twitter for iPhone} =&gt; {difusion=alta}</text:p>
          </table:table-cell>
          <table:table-cell office:value-type="float" office:value="0.0169844991803449" calcext:value-type="float">
            <text:p>0.02</text:p>
          </table:table-cell>
          <table:table-cell office:value-type="float" office:value="0.404397233201581" calcext:value-type="float">
            <text:p>0.40</text:p>
          </table:table-cell>
          <table:table-cell office:value-type="float" office:value="0.041999543483223" calcext:value-type="float">
            <text:p>0.04</text:p>
          </table:table-cell>
          <table:table-cell office:value-type="float" office:value="1.55322444131804" calcext:value-type="float">
            <text:p>1.55</text:p>
          </table:table-cell>
          <table:table-cell office:value-type="float" office:value="1637" calcext:value-type="float">
            <text:p>1,637.00</text:p>
          </table:table-cell>
          <table:table-cell office:value-type="float" office:value="0.765169969096528" calcext:value-type="float">
            <text:p>0.77</text:p>
          </table:table-cell>
          <table:table-cell office:value-type="float" office:value="0.234815975331961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polaridad=Negativo,retweet_verified=Sin verificar} =&gt; {difusion=alta}</text:p>
          </table:table-cell>
          <table:table-cell office:value-type="float" office:value="0.0106762673528252" calcext:value-type="float">
            <text:p>0.01</text:p>
          </table:table-cell>
          <table:table-cell office:value-type="float" office:value="0.271217712177122" calcext:value-type="float">
            <text:p>0.27</text:p>
          </table:table-cell>
          <table:table-cell office:value-type="float" office:value="0.0393641966342263" calcext:value-type="float">
            <text:p>0.04</text:p>
          </table:table-cell>
          <table:table-cell office:value-type="float" office:value="1.04170341655596" calcext:value-type="float">
            <text:p>1.04</text:p>
          </table:table-cell>
          <table:table-cell office:value-type="float" office:value="1029" calcext:value-type="float">
            <text:p>1,029.00</text:p>
          </table:table-cell>
          <table:table-cell office:value-type="float" office:value="0.764564413654474" calcext:value-type="float">
            <text:p>0.76</text:p>
          </table:table-cell>
          <table:table-cell office:value-type="float" office:value="0.156111765150488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Laborable,retweet_verified=Verificados} =&gt; {difusion=alta}</text:p>
          </table:table-cell>
          <table:table-cell office:value-type="float" office:value="0.0139237616982424" calcext:value-type="float">
            <text:p>0.01</text:p>
          </table:table-cell>
          <table:table-cell office:value-type="float" office:value="0.341128622267412" calcext:value-type="float">
            <text:p>0.34</text:p>
          </table:table-cell>
          <table:table-cell office:value-type="float" office:value="0.0408167500155631" calcext:value-type="float">
            <text:p>0.04</text:p>
          </table:table-cell>
          <table:table-cell office:value-type="float" office:value="1.31021992792611" calcext:value-type="float">
            <text:p>1.31</text:p>
          </table:table-cell>
          <table:table-cell office:value-type="float" office:value="1342" calcext:value-type="float">
            <text:p>1,342.00</text:p>
          </table:table-cell>
          <table:table-cell office:value-type="float" office:value="0.764285198295167" calcext:value-type="float">
            <text:p>0.76</text:p>
          </table:table-cell>
          <table:table-cell office:value-type="float" office:value="0.197303770765491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n_char=largo,polaridad=Neutro} =&gt; {difusion=alta}</text:p>
          </table:table-cell>
          <table:table-cell office:value-type="float" office:value="0.0121910730219336" calcext:value-type="float">
            <text:p>0.01</text:p>
          </table:table-cell>
          <table:table-cell office:value-type="float" office:value="0.304010349288486" calcext:value-type="float">
            <text:p>0.30</text:p>
          </table:table-cell>
          <table:table-cell office:value-type="float" office:value="0.04010084870619" calcext:value-type="float">
            <text:p>0.04</text:p>
          </table:table-cell>
          <table:table-cell office:value-type="float" office:value="1.16765463796616" calcext:value-type="float">
            <text:p>1.17</text:p>
          </table:table-cell>
          <table:table-cell office:value-type="float" office:value="1175" calcext:value-type="float">
            <text:p>1,175.00</text:p>
          </table:table-cell>
          <table:table-cell office:value-type="float" office:value="0.764072847682119" calcext:value-type="float">
            <text:p>0.76</text:p>
          </table:table-cell>
          <table:table-cell office:value-type="float" office:value="0.175417145633324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Web App,retweet_verified=Sin verificar,RT_popular=muchos} =&gt; {difusion=alta}</text:p>
          </table:table-cell>
          <table:table-cell office:value-type="float" office:value="0.0124089560291341" calcext:value-type="float">
            <text:p>0.01</text:p>
          </table:table-cell>
          <table:table-cell office:value-type="float" office:value="0.308406395048994" calcext:value-type="float">
            <text:p>0.31</text:p>
          </table:table-cell>
          <table:table-cell office:value-type="float" office:value="0.0402357286630284" calcext:value-type="float">
            <text:p>0.04</text:p>
          </table:table-cell>
          <table:table-cell office:value-type="float" office:value="1.18453913953982" calcext:value-type="float">
            <text:p>1.18</text:p>
          </table:table-cell>
          <table:table-cell office:value-type="float" office:value="1196" calcext:value-type="float">
            <text:p>1,196.00</text:p>
          </table:table-cell>
          <table:table-cell office:value-type="float" office:value="0.763824884792627" calcext:value-type="float">
            <text:p>0.76</text:p>
          </table:table-cell>
          <table:table-cell office:value-type="float" office:value="0.178033595229128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retweet_source=Twitter for iPhone,retweet_verified=Sin verificar} =&gt; {difusion=alta}</text:p>
          </table:table-cell>
          <table:table-cell office:value-type="float" office:value="0.0110290303168641" calcext:value-type="float">
            <text:p>0.01</text:p>
          </table:table-cell>
          <table:table-cell office:value-type="float" office:value="0.278199424234494" calcext:value-type="float">
            <text:p>0.28</text:p>
          </table:table-cell>
          <table:table-cell office:value-type="float" office:value="0.0396443319291984" calcext:value-type="float">
            <text:p>0.04</text:p>
          </table:table-cell>
          <table:table-cell office:value-type="float" office:value="1.06851904465486" calcext:value-type="float">
            <text:p>1.07</text:p>
          </table:table-cell>
          <table:table-cell office:value-type="float" office:value="1063" calcext:value-type="float">
            <text:p>1,063.00</text:p>
          </table:table-cell>
          <table:table-cell office:value-type="float" office:value="0.763787160706592" calcext:value-type="float">
            <text:p>0.76</text:p>
          </table:table-cell>
          <table:table-cell office:value-type="float" office:value="0.16028007395673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polaridad=Negativo,retweet_verified=Sin verificar} =&gt; {difusion=alta}</text:p>
          </table:table-cell>
          <table:table-cell office:value-type="float" office:value="0.0123778298852483" calcext:value-type="float">
            <text:p>0.01</text:p>
          </table:table-cell>
          <table:table-cell office:value-type="float" office:value="0.306999485331961" calcext:value-type="float">
            <text:p>0.31</text:p>
          </table:table-cell>
          <table:table-cell office:value-type="float" office:value="0.0403187317133905" calcext:value-type="float">
            <text:p>0.04</text:p>
          </table:table-cell>
          <table:table-cell office:value-type="float" office:value="1.17913542660656" calcext:value-type="float">
            <text:p>1.18</text:p>
          </table:table-cell>
          <table:table-cell office:value-type="float" office:value="1193" calcext:value-type="float">
            <text:p>1,193.00</text:p>
          </table:table-cell>
          <table:table-cell office:value-type="float" office:value="0.763234606110771" calcext:value-type="float">
            <text:p>0.76</text:p>
          </table:table-cell>
          <table:table-cell office:value-type="float" office:value="0.177270365125533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es_finde=Finde,retweet_source=Twitter Web App} =&gt; {difusion=alta}</text:p>
          </table:table-cell>
          <table:table-cell office:value-type="float" office:value="0.0116515531945799" calcext:value-type="float">
            <text:p>0.01</text:p>
          </table:table-cell>
          <table:table-cell office:value-type="float" office:value="0.291158931812289" calcext:value-type="float">
            <text:p>0.29</text:p>
          </table:table-cell>
          <table:table-cell office:value-type="float" office:value="0.0400178456558279" calcext:value-type="float">
            <text:p>0.04</text:p>
          </table:table-cell>
          <table:table-cell office:value-type="float" office:value="1.11829441961951" calcext:value-type="float">
            <text:p>1.12</text:p>
          </table:table-cell>
          <table:table-cell office:value-type="float" office:value="1123" calcext:value-type="float">
            <text:p>1,123.00</text:p>
          </table:table-cell>
          <table:table-cell office:value-type="float" office:value="0.763152220784821" calcext:value-type="float">
            <text:p>0.76</text:p>
          </table:table-cell>
          <table:table-cell office:value-type="float" office:value="0.167955332647198" calcext:value-type="float">
            <text:p>0.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Laborable,retweet_verified=Sin verificar} =&gt; {difusion=alta}</text:p>
          </table:table-cell>
          <table:table-cell office:value-type="float" office:value="0.0160092133385902" calcext:value-type="float">
            <text:p>0.02</text:p>
          </table:table-cell>
          <table:table-cell office:value-type="float" office:value="0.381270076599951" calcext:value-type="float">
            <text:p>0.38</text:p>
          </table:table-cell>
          <table:table-cell office:value-type="float" office:value="0.0419891681019277" calcext:value-type="float">
            <text:p>0.04</text:p>
          </table:table-cell>
          <table:table-cell office:value-type="float" office:value="1.46439676906258" calcext:value-type="float">
            <text:p>1.46</text:p>
          </table:table-cell>
          <table:table-cell office:value-type="float" office:value="1543" calcext:value-type="float">
            <text:p>1,543.00</text:p>
          </table:table-cell>
          <table:table-cell office:value-type="float" office:value="0.762627726646859" calcext:value-type="float">
            <text:p>0.76</text:p>
          </table:table-cell>
          <table:table-cell office:value-type="float" office:value="0.22137943935202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,retweet_source=Twitter for iPhone} =&gt; {difusion=alta}</text:p>
          </table:table-cell>
          <table:table-cell office:value-type="float" office:value="0.0225353281733104" calcext:value-type="float">
            <text:p>0.02</text:p>
          </table:table-cell>
          <table:table-cell office:value-type="float" office:value="0.502661420967369" calcext:value-type="float">
            <text:p>0.50</text:p>
          </table:table-cell>
          <table:table-cell office:value-type="float" office:value="0.0448320225768297" calcext:value-type="float">
            <text:p>0.04</text:p>
          </table:table-cell>
          <table:table-cell office:value-type="float" office:value="1.9306413116951" calcext:value-type="float">
            <text:p>1.93</text:p>
          </table:table-cell>
          <table:table-cell office:value-type="float" office:value="2172" calcext:value-type="float">
            <text:p>2,172.00</text:p>
          </table:table-cell>
          <table:table-cell office:value-type="float" office:value="0.762507800168851" calcext:value-type="float">
            <text:p>0.76</text:p>
          </table:table-cell>
          <table:table-cell office:value-type="float" office:value="0.294607987920522" calcext:value-type="float">
            <text:p>0.2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retweet_es_finde=Finde,retweet_source=Twitter Web App} =&gt; {difusion=alta}</text:p>
          </table:table-cell>
          <table:table-cell office:value-type="float" office:value="0.0113610425183125" calcext:value-type="float">
            <text:p>0.01</text:p>
          </table:table-cell>
          <table:table-cell office:value-type="float" office:value="0.283385093167702" calcext:value-type="float">
            <text:p>0.28</text:p>
          </table:table-cell>
          <table:table-cell office:value-type="float" office:value="0.0400904733248947" calcext:value-type="float">
            <text:p>0.04</text:p>
          </table:table-cell>
          <table:table-cell office:value-type="float" office:value="1.08843636126921" calcext:value-type="float">
            <text:p>1.09</text:p>
          </table:table-cell>
          <table:table-cell office:value-type="float" office:value="1095" calcext:value-type="float">
            <text:p>1,095.00</text:p>
          </table:table-cell>
          <table:table-cell office:value-type="float" office:value="0.761942360836952" calcext:value-type="float">
            <text:p>0.76</text:p>
          </table:table-cell>
          <table:table-cell office:value-type="float" office:value="0.163510511037505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n_char=largo,retweet_es_finde=Laborable} =&gt; {difusion=alta}</text:p>
          </table:table-cell>
          <table:table-cell office:value-type="float" office:value="0.0142972754248719" calcext:value-type="float">
            <text:p>0.01</text:p>
          </table:table-cell>
          <table:table-cell office:value-type="float" office:value="0.345103931880791" calcext:value-type="float">
            <text:p>0.35</text:p>
          </table:table-cell>
          <table:table-cell office:value-type="float" office:value="0.0414288975119836" calcext:value-type="float">
            <text:p>0.04</text:p>
          </table:table-cell>
          <table:table-cell office:value-type="float" office:value="1.32548844992964" calcext:value-type="float">
            <text:p>1.33</text:p>
          </table:table-cell>
          <table:table-cell office:value-type="float" office:value="1378" calcext:value-type="float">
            <text:p>1,378.00</text:p>
          </table:table-cell>
          <table:table-cell office:value-type="float" office:value="0.761521527301599" calcext:value-type="float">
            <text:p>0.76</text:p>
          </table:table-cell>
          <table:table-cell office:value-type="float" office:value="0.200008728513122" calcext:value-type="float">
            <text:p>0.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corto,polaridad=Neutro} =&gt; {difusion=alta}</text:p>
          </table:table-cell>
          <table:table-cell office:value-type="float" office:value="0.0176173974393559" calcext:value-type="float">
            <text:p>0.02</text:p>
          </table:table-cell>
          <table:table-cell office:value-type="float" office:value="0.410740203193033" calcext:value-type="float">
            <text:p>0.41</text:p>
          </table:table-cell>
          <table:table-cell office:value-type="float" office:value="0.0428918262746156" calcext:value-type="float">
            <text:p>0.04</text:p>
          </table:table-cell>
          <table:table-cell office:value-type="float" office:value="1.57758676433215" calcext:value-type="float">
            <text:p>1.58</text:p>
          </table:table-cell>
          <table:table-cell office:value-type="float" office:value="1698" calcext:value-type="float">
            <text:p>1,698.00</text:p>
          </table:table-cell>
          <table:table-cell office:value-type="float" office:value="0.761351253178351" calcext:value-type="float">
            <text:p>0.76</text:p>
          </table:table-cell>
          <table:table-cell office:value-type="float" office:value="0.23920289031095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polaridad=Negativo,retweet_es_finde=Finde} =&gt; {difusion=alta}</text:p>
          </table:table-cell>
          <table:table-cell office:value-type="float" office:value="0.0119005623456662" calcext:value-type="float">
            <text:p>0.01</text:p>
          </table:table-cell>
          <table:table-cell office:value-type="float" office:value="0.293200408997955" calcext:value-type="float">
            <text:p>0.29</text:p>
          </table:table-cell>
          <table:table-cell office:value-type="float" office:value="0.0405884916270673" calcext:value-type="float">
            <text:p>0.04</text:p>
          </table:table-cell>
          <table:table-cell office:value-type="float" office:value="1.12613540368378" calcext:value-type="float">
            <text:p>1.13</text:p>
          </table:table-cell>
          <table:table-cell office:value-type="float" office:value="1147" calcext:value-type="float">
            <text:p>1,147.00</text:p>
          </table:table-cell>
          <table:table-cell office:value-type="float" office:value="0.760328798592914" calcext:value-type="float">
            <text:p>0.76</text:p>
          </table:table-cell>
          <table:table-cell office:value-type="float" office:value="0.169454273200659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es_finde=Finde,retweet_verified=Verificados,RT_popular=muy muchos} =&gt; {difusion=alta}</text:p>
          </table:table-cell>
          <table:table-cell office:value-type="float" office:value="0.0163827270652196" calcext:value-type="float">
            <text:p>0.02</text:p>
          </table:table-cell>
          <table:table-cell office:value-type="float" office:value="0.38502804194099" calcext:value-type="float">
            <text:p>0.39</text:p>
          </table:table-cell>
          <table:table-cell office:value-type="float" office:value="0.0425494386918719" calcext:value-type="float">
            <text:p>0.04</text:p>
          </table:table-cell>
          <table:table-cell office:value-type="float" office:value="1.47883050682858" calcext:value-type="float">
            <text:p>1.48</text:p>
          </table:table-cell>
          <table:table-cell office:value-type="float" office:value="1579" calcext:value-type="float">
            <text:p>1,579.00</text:p>
          </table:table-cell>
          <table:table-cell office:value-type="float" office:value="0.760175260718424" calcext:value-type="float">
            <text:p>0.76</text:p>
          </table:table-cell>
          <table:table-cell office:value-type="float" office:value="0.223975724963481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polaridad=Neutro} =&gt; {difusion=alta}</text:p>
          </table:table-cell>
          <table:table-cell office:value-type="float" office:value="0.0180324126911664" calcext:value-type="float">
            <text:p>0.02</text:p>
          </table:table-cell>
          <table:table-cell office:value-type="float" office:value="0.416387158600863" calcext:value-type="float">
            <text:p>0.42</text:p>
          </table:table-cell>
          <table:table-cell office:value-type="float" office:value="0.0433068415264261" calcext:value-type="float">
            <text:p>0.04</text:p>
          </table:table-cell>
          <table:table-cell office:value-type="float" office:value="1.5992758077735" calcext:value-type="float">
            <text:p>1.60</text:p>
          </table:table-cell>
          <table:table-cell office:value-type="float" office:value="1738" calcext:value-type="float">
            <text:p>1,738.00</text:p>
          </table:table-cell>
          <table:table-cell office:value-type="float" office:value="0.759898292771522" calcext:value-type="float">
            <text:p>0.76</text:p>
          </table:table-cell>
          <table:table-cell office:value-type="float" office:value="0.242823371282578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Mañana,polaridad=Negativo} =&gt; {difusion=alta}</text:p>
          </table:table-cell>
          <table:table-cell office:value-type="float" office:value="0.011340291755722" calcext:value-type="float">
            <text:p>0.01</text:p>
          </table:table-cell>
          <table:table-cell office:value-type="float" office:value="0.280184568059472" calcext:value-type="float">
            <text:p>0.28</text:p>
          </table:table-cell>
          <table:table-cell office:value-type="float" office:value="0.0404743624328194" calcext:value-type="float">
            <text:p>0.04</text:p>
          </table:table-cell>
          <table:table-cell office:value-type="float" office:value="1.07614366138153" calcext:value-type="float">
            <text:p>1.08</text:p>
          </table:table-cell>
          <table:table-cell office:value-type="float" office:value="1093" calcext:value-type="float">
            <text:p>1,093.00</text:p>
          </table:table-cell>
          <table:table-cell office:value-type="float" office:value="0.759551286646119" calcext:value-type="float">
            <text:p>0.76</text:p>
          </table:table-cell>
          <table:table-cell office:value-type="float" office:value="0.161870398320005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fecha_inicio_T_momento=Noche,n_char=largo} =&gt; {difusion=alta}</text:p>
          </table:table-cell>
          <table:table-cell office:value-type="float" office:value="0.0147537922018634" calcext:value-type="float">
            <text:p>0.01</text:p>
          </table:table-cell>
          <table:table-cell office:value-type="float" office:value="0.351371386212009" calcext:value-type="float">
            <text:p>0.35</text:p>
          </table:table-cell>
          <table:table-cell office:value-type="float" office:value="0.0419891681019277" calcext:value-type="float">
            <text:p>0.04</text:p>
          </table:table-cell>
          <table:table-cell office:value-type="float" office:value="1.34956072949254" calcext:value-type="float">
            <text:p>1.35</text:p>
          </table:table-cell>
          <table:table-cell office:value-type="float" office:value="1422" calcext:value-type="float">
            <text:p>1,422.00</text:p>
          </table:table-cell>
          <table:table-cell office:value-type="float" office:value="0.759298675998413" calcext:value-type="float">
            <text:p>0.76</text:p>
          </table:table-cell>
          <table:table-cell office:value-type="float" office:value="0.204019159273216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fecha_inicio_T_momento=Noche,retweet_es_finde=Finde,retweet_verified=Sin verificar} =&gt; {difusion=alta}</text:p>
          </table:table-cell>
          <table:table-cell office:value-type="float" office:value="0.0122948268348862" calcext:value-type="float">
            <text:p>0.01</text:p>
          </table:table-cell>
          <table:table-cell office:value-type="float" office:value="0.300304105423213" calcext:value-type="float">
            <text:p>0.30</text:p>
          </table:table-cell>
          <table:table-cell office:value-type="float" office:value="0.0409412545911062" calcext:value-type="float">
            <text:p>0.04</text:p>
          </table:table-cell>
          <table:table-cell office:value-type="float" office:value="1.15341955403284" calcext:value-type="float">
            <text:p>1.15</text:p>
          </table:table-cell>
          <table:table-cell office:value-type="float" office:value="1185" calcext:value-type="float">
            <text:p>1,185.00</text:p>
          </table:table-cell>
          <table:table-cell office:value-type="float" office:value="0.759217375695566" calcext:value-type="float">
            <text:p>0.76</text:p>
          </table:table-cell>
          <table:table-cell office:value-type="float" office:value="0.173763274517616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retweet_es_finde=Finde,retweet_source=Twitter for iPhone,retweet_verified=Sin verificar} =&gt; {difusion=alta}</text:p>
          </table:table-cell>
          <table:table-cell office:value-type="float" office:value="0.0120043161586188" calcext:value-type="float">
            <text:p>0.01</text:p>
          </table:table-cell>
          <table:table-cell office:value-type="float" office:value="0.29261507334345" calcext:value-type="float">
            <text:p>0.29</text:p>
          </table:table-cell>
          <table:table-cell office:value-type="float" office:value="0.0410242576414683" calcext:value-type="float">
            <text:p>0.04</text:p>
          </table:table-cell>
          <table:table-cell office:value-type="float" office:value="1.1238872239973" calcext:value-type="float">
            <text:p>1.12</text:p>
          </table:table-cell>
          <table:table-cell office:value-type="float" office:value="1157" calcext:value-type="float">
            <text:p>1,157.00</text:p>
          </table:table-cell>
          <table:table-cell office:value-type="float" office:value="0.757950593381377" calcext:value-type="float">
            <text:p>0.76</text:p>
          </table:table-cell>
          <table:table-cell office:value-type="float" office:value="0.169360856190335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RT_popular=muchos} =&gt; {difusion=alta}</text:p>
          </table:table-cell>
          <table:table-cell office:value-type="float" office:value="0.0149301736838829" calcext:value-type="float">
            <text:p>0.01</text:p>
          </table:table-cell>
          <table:table-cell office:value-type="float" office:value="0.352869053457577" calcext:value-type="float">
            <text:p>0.35</text:p>
          </table:table-cell>
          <table:table-cell office:value-type="float" office:value="0.0423108049220809" calcext:value-type="float">
            <text:p>0.04</text:p>
          </table:table-cell>
          <table:table-cell office:value-type="float" office:value="1.35531302743079" calcext:value-type="float">
            <text:p>1.36</text:p>
          </table:table-cell>
          <table:table-cell office:value-type="float" office:value="1439" calcext:value-type="float">
            <text:p>1,439.00</text:p>
          </table:table-cell>
          <table:table-cell office:value-type="float" office:value="0.757797569682328" calcext:value-type="float">
            <text:p>0.76</text:p>
          </table:table-cell>
          <table:table-cell office:value-type="float" office:value="0.205106719284778" calcext:value-type="float">
            <text:p>0.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corto,retweet_es_finde=Finde,retweet_verified=Sin verificar} =&gt; {difusion=alta}</text:p>
          </table:table-cell>
          <table:table-cell office:value-type="float" office:value="0.0167769915544396" calcext:value-type="float">
            <text:p>0.02</text:p>
          </table:table-cell>
          <table:table-cell office:value-type="float" office:value="0.388701923076923" calcext:value-type="float">
            <text:p>0.39</text:p>
          </table:table-cell>
          <table:table-cell office:value-type="float" office:value="0.0431615861882924" calcext:value-type="float">
            <text:p>0.04</text:p>
          </table:table-cell>
          <table:table-cell office:value-type="float" office:value="1.49294129074679" calcext:value-type="float">
            <text:p>1.49</text:p>
          </table:table-cell>
          <table:table-cell office:value-type="float" office:value="1617" calcext:value-type="float">
            <text:p>1,617.00</text:p>
          </table:table-cell>
          <table:table-cell office:value-type="float" office:value="0.757462821579766" calcext:value-type="float">
            <text:p>0.76</text:p>
          </table:table-cell>
          <table:table-cell office:value-type="float" office:value="0.226569818635776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es_finde=Finde,retweet_source=Twitter for Android} =&gt; {difusion=alta}</text:p>
          </table:table-cell>
          <table:table-cell office:value-type="float" office:value="0.0133738664895935" calcext:value-type="float">
            <text:p>0.01</text:p>
          </table:table-cell>
          <table:table-cell office:value-type="float" office:value="0.320646766169154" calcext:value-type="float">
            <text:p>0.32</text:p>
          </table:table-cell>
          <table:table-cell office:value-type="float" office:value="0.0417090328069557" calcext:value-type="float">
            <text:p>0.04</text:p>
          </table:table-cell>
          <table:table-cell office:value-type="float" office:value="1.23155242754903" calcext:value-type="float">
            <text:p>1.23</text:p>
          </table:table-cell>
          <table:table-cell office:value-type="float" office:value="1289" calcext:value-type="float">
            <text:p>1,289.00</text:p>
          </table:table-cell>
          <table:table-cell office:value-type="float" office:value="0.757376460017969" calcext:value-type="float">
            <text:p>0.76</text:p>
          </table:table-cell>
          <table:table-cell office:value-type="float" office:value="0.186006813386641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es_finde=Finde,RT_popular=amigos medios} =&gt; {difusion=alta}</text:p>
          </table:table-cell>
          <table:table-cell office:value-type="float" office:value="0.0111846610362931" calcext:value-type="float">
            <text:p>0.01</text:p>
          </table:table-cell>
          <table:table-cell office:value-type="float" office:value="0.274300254452926" calcext:value-type="float">
            <text:p>0.27</text:p>
          </table:table-cell>
          <table:table-cell office:value-type="float" office:value="0.040775248490382" calcext:value-type="float">
            <text:p>0.04</text:p>
          </table:table-cell>
          <table:table-cell office:value-type="float" office:value="1.05354296344473" calcext:value-type="float">
            <text:p>1.05</text:p>
          </table:table-cell>
          <table:table-cell office:value-type="float" office:value="1078" calcext:value-type="float">
            <text:p>1,078.00</text:p>
          </table:table-cell>
          <table:table-cell office:value-type="float" office:value="0.75731768410506" calcext:value-type="float">
            <text:p>0.76</text:p>
          </table:table-cell>
          <table:table-cell office:value-type="float" office:value="0.158629365291339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verified=Sin verificar,RT_popular=muy muchos} =&gt; {difusion=alta}</text:p>
          </table:table-cell>
          <table:table-cell office:value-type="float" office:value="0.0216845469070988" calcext:value-type="float">
            <text:p>0.02</text:p>
          </table:table-cell>
          <table:table-cell office:value-type="float" office:value="0.47804208600183" calcext:value-type="float">
            <text:p>0.48</text:p>
          </table:table-cell>
          <table:table-cell office:value-type="float" office:value="0.0453611670228881" calcext:value-type="float">
            <text:p>0.05</text:p>
          </table:table-cell>
          <table:table-cell office:value-type="float" office:value="1.83608242340912" calcext:value-type="float">
            <text:p>1.84</text:p>
          </table:table-cell>
          <table:table-cell office:value-type="float" office:value="2090" calcext:value-type="float">
            <text:p>2,090.00</text:p>
          </table:table-cell>
          <table:table-cell office:value-type="float" office:value="0.756940385739334" calcext:value-type="float">
            <text:p>0.76</text:p>
          </table:table-cell>
          <table:table-cell office:value-type="float" office:value="0.28066446373894" calcext:value-type="float">
            <text:p>0.2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polaridad=Neutro,RT_popular=muchos} =&gt; {difusion=alta}</text:p>
          </table:table-cell>
          <table:table-cell office:value-type="float" office:value="0.0116515531945799" calcext:value-type="float">
            <text:p>0.01</text:p>
          </table:table-cell>
          <table:table-cell office:value-type="float" office:value="0.283872598584429" calcext:value-type="float">
            <text:p>0.28</text:p>
          </table:table-cell>
          <table:table-cell office:value-type="float" office:value="0.0410450084040588" calcext:value-type="float">
            <text:p>0.04</text:p>
          </table:table-cell>
          <table:table-cell office:value-type="float" office:value="1.0903087908171" calcext:value-type="float">
            <text:p>1.09</text:p>
          </table:table-cell>
          <table:table-cell office:value-type="float" office:value="1123" calcext:value-type="float">
            <text:p>1,123.00</text:p>
          </table:table-cell>
          <table:table-cell office:value-type="float" office:value="0.756901922870341" calcext:value-type="float">
            <text:p>0.76</text:p>
          </table:table-cell>
          <table:table-cell office:value-type="float" office:value="0.164312166033268" calcext:value-type="float">
            <text:p>0.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gativo,retweet_verified=Sin verificar} =&gt; {difusion=alta}</text:p>
          </table:table-cell>
          <table:table-cell office:value-type="float" office:value="0.0165694839285344" calcext:value-type="float">
            <text:p>0.02</text:p>
          </table:table-cell>
          <table:table-cell office:value-type="float" office:value="0.383709754925517" calcext:value-type="float">
            <text:p>0.38</text:p>
          </table:table-cell>
          <table:table-cell office:value-type="float" office:value="0.0431823369508829" calcext:value-type="float">
            <text:p>0.04</text:p>
          </table:table-cell>
          <table:table-cell office:value-type="float" office:value="1.4737671793748" calcext:value-type="float">
            <text:p>1.47</text:p>
          </table:table-cell>
          <table:table-cell office:value-type="float" office:value="1597" calcext:value-type="float">
            <text:p>1,597.00</text:p>
          </table:table-cell>
          <table:table-cell office:value-type="float" office:value="0.756788025597455" calcext:value-type="float">
            <text:p>0.76</text:p>
          </table:table-cell>
          <table:table-cell office:value-type="float" office:value="0.223675232926216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n_char=largo} =&gt; {difusion=alta}</text:p>
          </table:table-cell>
          <table:table-cell office:value-type="float" office:value="0.01876906476313" calcext:value-type="float">
            <text:p>0.02</text:p>
          </table:table-cell>
          <table:table-cell office:value-type="float" office:value="0.425046992481203" calcext:value-type="float">
            <text:p>0.43</text:p>
          </table:table-cell>
          <table:table-cell office:value-type="float" office:value="0.0441576227926376" calcext:value-type="float">
            <text:p>0.04</text:p>
          </table:table-cell>
          <table:table-cell office:value-type="float" office:value="1.63253683068954" calcext:value-type="float">
            <text:p>1.63</text:p>
          </table:table-cell>
          <table:table-cell office:value-type="float" office:value="1809" calcext:value-type="float">
            <text:p>1,809.00</text:p>
          </table:table-cell>
          <table:table-cell office:value-type="float" office:value="0.756617406775353" calcext:value-type="float">
            <text:p>0.76</text:p>
          </table:table-cell>
          <table:table-cell office:value-type="float" office:value="0.24856796902294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retweet_es_finde=Finde,retweet_source=Twitter for Android} =&gt; {difusion=alta}</text:p>
          </table:table-cell>
          <table:table-cell office:value-type="float" office:value="0.0114025440434936" calcext:value-type="float">
            <text:p>0.01</text:p>
          </table:table-cell>
          <table:table-cell office:value-type="float" office:value="0.277595352361708" calcext:value-type="float">
            <text:p>0.28</text:p>
          </table:table-cell>
          <table:table-cell office:value-type="float" office:value="0.0410761345479446" calcext:value-type="float">
            <text:p>0.04</text:p>
          </table:table-cell>
          <table:table-cell office:value-type="float" office:value="1.06619890218084" calcext:value-type="float">
            <text:p>1.07</text:p>
          </table:table-cell>
          <table:table-cell office:value-type="float" office:value="1099" calcext:value-type="float">
            <text:p>1,099.00</text:p>
          </table:table-cell>
          <table:table-cell office:value-type="float" office:value="0.756063532946984" calcext:value-type="float">
            <text:p>0.76</text:p>
          </table:table-cell>
          <table:table-cell office:value-type="float" office:value="0.160695340961279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retweet_es_finde=Finde,retweet_source=Twitter for Android} =&gt; {difusion=alta}</text:p>
          </table:table-cell>
          <table:table-cell office:value-type="float" office:value="0.0116411778132846" calcext:value-type="float">
            <text:p>0.01</text:p>
          </table:table-cell>
          <table:table-cell office:value-type="float" office:value="0.281203007518797" calcext:value-type="float">
            <text:p>0.28</text:p>
          </table:table-cell>
          <table:table-cell office:value-type="float" office:value="0.0413977713680978" calcext:value-type="float">
            <text:p>0.04</text:p>
          </table:table-cell>
          <table:table-cell office:value-type="float" office:value="1.08005532281329" calcext:value-type="float">
            <text:p>1.08</text:p>
          </table:table-cell>
          <table:table-cell office:value-type="float" office:value="1122" calcext:value-type="float">
            <text:p>1,122.00</text:p>
          </table:table-cell>
          <table:table-cell office:value-type="float" office:value="0.7547385737787" calcext:value-type="float">
            <text:p>0.75</text:p>
          </table:table-cell>
          <table:table-cell office:value-type="float" office:value="0.162957445418759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source=Twitter for iPhone,RT_popular=amigos medios} =&gt; {difusion=alta}</text:p>
          </table:table-cell>
          <table:table-cell office:value-type="float" office:value="0.0114855470938557" calcext:value-type="float">
            <text:p>0.01</text:p>
          </table:table-cell>
          <table:table-cell office:value-type="float" office:value="0.277027027027027" calcext:value-type="float">
            <text:p>0.28</text:p>
          </table:table-cell>
          <table:table-cell office:value-type="float" office:value="0.0414600236558694" calcext:value-type="float">
            <text:p>0.04</text:p>
          </table:table-cell>
          <table:table-cell office:value-type="float" office:value="1.06401605638475" calcext:value-type="float">
            <text:p>1.06</text:p>
          </table:table-cell>
          <table:table-cell office:value-type="float" office:value="1107" calcext:value-type="float">
            <text:p>1,107.00</text:p>
          </table:table-cell>
          <table:table-cell office:value-type="float" office:value="0.753957760068613" calcext:value-type="float">
            <text:p>0.75</text:p>
          </table:table-cell>
          <table:table-cell office:value-type="float" office:value="0.160570578947482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es_finde=Laborable,retweet_verified=Verificados} =&gt; {difusion=alta}</text:p>
          </table:table-cell>
          <table:table-cell office:value-type="float" office:value="0.0124297067917246" calcext:value-type="float">
            <text:p>0.01</text:p>
          </table:table-cell>
          <table:table-cell office:value-type="float" office:value="0.296461271962386" calcext:value-type="float">
            <text:p>0.30</text:p>
          </table:table-cell>
          <table:table-cell office:value-type="float" office:value="0.0419269158141562" calcext:value-type="float">
            <text:p>0.04</text:p>
          </table:table-cell>
          <table:table-cell office:value-type="float" office:value="1.1386598515294" calcext:value-type="float">
            <text:p>1.14</text:p>
          </table:table-cell>
          <table:table-cell office:value-type="float" office:value="1198" calcext:value-type="float">
            <text:p>1,198.00</text:p>
          </table:table-cell>
          <table:table-cell office:value-type="float" office:value="0.753588431112861" calcext:value-type="float">
            <text:p>0.75</text:p>
          </table:table-cell>
          <table:table-cell office:value-type="float" office:value="0.172100883849209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polaridad=Neutro,retweet_source=Twitter for iPhone} =&gt; {difusion=alta}</text:p>
          </table:table-cell>
          <table:table-cell office:value-type="float" office:value="0.0132182357701646" calcext:value-type="float">
            <text:p>0.01</text:p>
          </table:table-cell>
          <table:table-cell office:value-type="float" office:value="0.312714776632302" calcext:value-type="float">
            <text:p>0.31</text:p>
          </table:table-cell>
          <table:table-cell office:value-type="float" office:value="0.0422693033968998" calcext:value-type="float">
            <text:p>0.04</text:p>
          </table:table-cell>
          <table:table-cell office:value-type="float" office:value="1.20108693717122" calcext:value-type="float">
            <text:p>1.20</text:p>
          </table:table-cell>
          <table:table-cell office:value-type="float" office:value="1274" calcext:value-type="float">
            <text:p>1,274.00</text:p>
          </table:table-cell>
          <table:table-cell office:value-type="float" office:value="0.753567075356708" calcext:value-type="float">
            <text:p>0.75</text:p>
          </table:table-cell>
          <table:table-cell office:value-type="float" office:value="0.181741942392823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polaridad=Negativo,retweet_verified=Sin verificar} =&gt; {difusion=alta}</text:p>
          </table:table-cell>
          <table:table-cell office:value-type="float" office:value="0.0123052022161814" calcext:value-type="float">
            <text:p>0.01</text:p>
          </table:table-cell>
          <table:table-cell office:value-type="float" office:value="0.293129016312407" calcext:value-type="float">
            <text:p>0.29</text:p>
          </table:table-cell>
          <table:table-cell office:value-type="float" office:value="0.0419787927206325" calcext:value-type="float">
            <text:p>0.04</text:p>
          </table:table-cell>
          <table:table-cell office:value-type="float" office:value="1.12586119591227" calcext:value-type="float">
            <text:p>1.13</text:p>
          </table:table-cell>
          <table:table-cell office:value-type="float" office:value="1186" calcext:value-type="float">
            <text:p>1,186.00</text:p>
          </table:table-cell>
          <table:table-cell office:value-type="float" office:value="0.75295127709809" calcext:value-type="float">
            <text:p>0.75</text:p>
          </table:table-cell>
          <table:table-cell office:value-type="float" office:value="0.170195655043906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gativo,retweet_source=Twitter for Android} =&gt; {difusion=alta}</text:p>
          </table:table-cell>
          <table:table-cell office:value-type="float" office:value="0.0124712083169056" calcext:value-type="float">
            <text:p>0.01</text:p>
          </table:table-cell>
          <table:table-cell office:value-type="float" office:value="0.295694956949569" calcext:value-type="float">
            <text:p>0.30</text:p>
          </table:table-cell>
          <table:table-cell office:value-type="float" office:value="0.0421759249652425" calcext:value-type="float">
            <text:p>0.04</text:p>
          </table:table-cell>
          <table:table-cell office:value-type="float" office:value="1.13571655936532" calcext:value-type="float">
            <text:p>1.14</text:p>
          </table:table-cell>
          <table:table-cell office:value-type="float" office:value="1202" calcext:value-type="float">
            <text:p>1,202.00</text:p>
          </table:table-cell>
          <table:table-cell office:value-type="float" office:value="0.752190864541975" calcext:value-type="float">
            <text:p>0.75</text:p>
          </table:table-cell>
          <table:table-cell office:value-type="float" office:value="0.171797426669572" calcext:value-type="float">
            <text:p>0.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Positivo,retweet_es_finde=Finde} =&gt; {difusion=alta}</text:p>
          </table:table-cell>
          <table:table-cell office:value-type="float" office:value="0.018727563237949" calcext:value-type="float">
            <text:p>0.02</text:p>
          </table:table-cell>
          <table:table-cell office:value-type="float" office:value="0.417051756007394" calcext:value-type="float">
            <text:p>0.42</text:p>
          </table:table-cell>
          <table:table-cell office:value-type="float" office:value="0.0449046502458965" calcext:value-type="float">
            <text:p>0.04</text:p>
          </table:table-cell>
          <table:table-cell office:value-type="float" office:value="1.60182841904458" calcext:value-type="float">
            <text:p>1.60</text:p>
          </table:table-cell>
          <table:table-cell office:value-type="float" office:value="1805" calcext:value-type="float">
            <text:p>1,805.00</text:p>
          </table:table-cell>
          <table:table-cell office:value-type="float" office:value="0.751928160191187" calcext:value-type="float">
            <text:p>0.75</text:p>
          </table:table-cell>
          <table:table-cell office:value-type="float" office:value="0.244490650459264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etweet_es_finde=Finde,retweet_source=Twitter Web App} =&gt; {difusion=alta}</text:p>
          </table:table-cell>
          <table:table-cell office:value-type="float" office:value="0.0112780394679504" calcext:value-type="float">
            <text:p>0.01</text:p>
          </table:table-cell>
          <table:table-cell office:value-type="float" office:value="0.270129224652087" calcext:value-type="float">
            <text:p>0.27</text:p>
          </table:table-cell>
          <table:table-cell office:value-type="float" office:value="0.0417505343321367" calcext:value-type="float">
            <text:p>0.04</text:p>
          </table:table-cell>
          <table:table-cell office:value-type="float" office:value="1.03752271182026" calcext:value-type="float">
            <text:p>1.04</text:p>
          </table:table-cell>
          <table:table-cell office:value-type="float" office:value="1087" calcext:value-type="float">
            <text:p>1,087.00</text:p>
          </table:table-cell>
          <table:table-cell office:value-type="float" office:value="0.751667796368307" calcext:value-type="float">
            <text:p>0.75</text:p>
          </table:table-cell>
          <table:table-cell office:value-type="float" office:value="0.156723176126155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retweet_es_finde=Finde,retweet_verified=Verificados} =&gt; {difusion=alta}</text:p>
          </table:table-cell>
          <table:table-cell office:value-type="float" office:value="0.0159365856695234" calcext:value-type="float">
            <text:p>0.02</text:p>
          </table:table-cell>
          <table:table-cell office:value-type="float" office:value="0.363808621506395" calcext:value-type="float">
            <text:p>0.36</text:p>
          </table:table-cell>
          <table:table-cell office:value-type="float" office:value="0.0438048598285987" calcext:value-type="float">
            <text:p>0.04</text:p>
          </table:table-cell>
          <table:table-cell office:value-type="float" office:value="1.39733014099105" calcext:value-type="float">
            <text:p>1.40</text:p>
          </table:table-cell>
          <table:table-cell office:value-type="float" office:value="1536" calcext:value-type="float">
            <text:p>1,536.00</text:p>
          </table:table-cell>
          <table:table-cell office:value-type="float" office:value="0.751331893448524" calcext:value-type="float">
            <text:p>0.75</text:p>
          </table:table-cell>
          <table:table-cell office:value-type="float" office:value="0.212509236233392" calcext:value-type="float">
            <text:p>0.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,retweet_source=Twitter Web App} =&gt; {difusion=alta}</text:p>
          </table:table-cell>
          <table:table-cell office:value-type="float" office:value="0.0167769915544396" calcext:value-type="float">
            <text:p>0.02</text:p>
          </table:table-cell>
          <table:table-cell office:value-type="float" office:value="0.379666588401033" calcext:value-type="float">
            <text:p>0.38</text:p>
          </table:table-cell>
          <table:table-cell office:value-type="float" office:value="0.0441887489365234" calcext:value-type="float">
            <text:p>0.04</text:p>
          </table:table-cell>
          <table:table-cell office:value-type="float" office:value="1.45823802993817" calcext:value-type="float">
            <text:p>1.46</text:p>
          </table:table-cell>
          <table:table-cell office:value-type="float" office:value="1617" calcext:value-type="float">
            <text:p>1,617.00</text:p>
          </table:table-cell>
          <table:table-cell office:value-type="float" office:value="0.751189789443323" calcext:value-type="float">
            <text:p>0.75</text:p>
          </table:table-cell>
          <table:table-cell office:value-type="float" office:value="0.222052151297831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utro,RT_popular=muchos} =&gt; {difusion=alta}</text:p>
          </table:table-cell>
          <table:table-cell office:value-type="float" office:value="0.0132597372953456" calcext:value-type="float">
            <text:p>0.01</text:p>
          </table:table-cell>
          <table:table-cell office:value-type="float" office:value="0.310571081409478" calcext:value-type="float">
            <text:p>0.31</text:p>
          </table:table-cell>
          <table:table-cell office:value-type="float" office:value="0.0426946940300056" calcext:value-type="float">
            <text:p>0.04</text:p>
          </table:table-cell>
          <table:table-cell office:value-type="float" office:value="1.1928533501398" calcext:value-type="float">
            <text:p>1.19</text:p>
          </table:table-cell>
          <table:table-cell office:value-type="float" office:value="1278" calcext:value-type="float">
            <text:p>1,278.00</text:p>
          </table:table-cell>
          <table:table-cell office:value-type="float" office:value="0.751100927285096" calcext:value-type="float">
            <text:p>0.75</text:p>
          </table:table-cell>
          <table:table-cell office:value-type="float" office:value="0.180749795108182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es_finde=Finde,retweet_verified=Sin verificar,RT_popular=muchos} =&gt; {difusion=alta}</text:p>
          </table:table-cell>
          <table:table-cell office:value-type="float" office:value="0.0137058786910419" calcext:value-type="float">
            <text:p>0.01</text:p>
          </table:table-cell>
          <table:table-cell office:value-type="float" office:value="0.318466730954677" calcext:value-type="float">
            <text:p>0.32</text:p>
          </table:table-cell>
          <table:table-cell office:value-type="float" office:value="0.0430370816127493" calcext:value-type="float">
            <text:p>0.04</text:p>
          </table:table-cell>
          <table:table-cell office:value-type="float" office:value="1.2231792644805" calcext:value-type="float">
            <text:p>1.22</text:p>
          </table:table-cell>
          <table:table-cell office:value-type="float" office:value="1321" calcext:value-type="float">
            <text:p>1,321.00</text:p>
          </table:table-cell>
          <table:table-cell office:value-type="float" office:value="0.750188030514666" calcext:value-type="float">
            <text:p>0.75</text:p>
          </table:table-cell>
          <table:table-cell office:value-type="float" office:value="0.185554398393573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etweet_source=Twitter for iPhone,retweet_verified=Sin verificar} =&gt; {difusion=alta}</text:p>
          </table:table-cell>
          <table:table-cell office:value-type="float" office:value="0.0121599468780478" calcext:value-type="float">
            <text:p>0.01</text:p>
          </table:table-cell>
          <table:table-cell office:value-type="float" office:value="0.286622646123747" calcext:value-type="float">
            <text:p>0.29</text:p>
          </table:table-cell>
          <table:table-cell office:value-type="float" office:value="0.0424249341163288" calcext:value-type="float">
            <text:p>0.04</text:p>
          </table:table-cell>
          <table:table-cell office:value-type="float" office:value="1.1008712791384" calcext:value-type="float">
            <text:p>1.10</text:p>
          </table:table-cell>
          <table:table-cell office:value-type="float" office:value="1172" calcext:value-type="float">
            <text:p>1,172.00</text:p>
          </table:table-cell>
          <table:table-cell office:value-type="float" office:value="0.749883974153011" calcext:value-type="float">
            <text:p>0.75</text:p>
          </table:table-cell>
          <table:table-cell office:value-type="float" office:value="0.166663518805876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fecha_inicio_T_momento=Noche,polaridad=Neutro} =&gt; {difusion=alta}</text:p>
          </table:table-cell>
          <table:table-cell office:value-type="float" office:value="0.0122118237845241" calcext:value-type="float">
            <text:p>0.01</text:p>
          </table:table-cell>
          <table:table-cell office:value-type="float" office:value="0.286444390362619" calcext:value-type="float">
            <text:p>0.29</text:p>
          </table:table-cell>
          <table:table-cell office:value-type="float" office:value="0.042632441742234" calcext:value-type="float">
            <text:p>0.04</text:p>
          </table:table-cell>
          <table:table-cell office:value-type="float" office:value="1.10018662755758" calcext:value-type="float">
            <text:p>1.10</text:p>
          </table:table-cell>
          <table:table-cell office:value-type="float" office:value="1177" calcext:value-type="float">
            <text:p>1,177.00</text:p>
          </table:table-cell>
          <table:table-cell office:value-type="float" office:value="0.748769000214087" calcext:value-type="float">
            <text:p>0.75</text:p>
          </table:table-cell>
          <table:table-cell office:value-type="float" office:value="0.166674016333776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gativo,retweet_es_finde=Laborable} =&gt; {difusion=alta}</text:p>
          </table:table-cell>
          <table:table-cell office:value-type="float" office:value="0.0124712083169056" calcext:value-type="float">
            <text:p>0.01</text:p>
          </table:table-cell>
          <table:table-cell office:value-type="float" office:value="0.291182170542636" calcext:value-type="float">
            <text:p>0.29</text:p>
          </table:table-cell>
          <table:table-cell office:value-type="float" office:value="0.042829573986844" calcext:value-type="float">
            <text:p>0.04</text:p>
          </table:table-cell>
          <table:table-cell office:value-type="float" office:value="1.1183836758285" calcext:value-type="float">
            <text:p>1.12</text:p>
          </table:table-cell>
          <table:table-cell office:value-type="float" office:value="1202" calcext:value-type="float">
            <text:p>1,202.00</text:p>
          </table:table-cell>
          <table:table-cell office:value-type="float" office:value="0.74825124910778" calcext:value-type="float">
            <text:p>0.75</text:p>
          </table:table-cell>
          <table:table-cell office:value-type="float" office:value="0.169541033466105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fecha_inicio_T_momento=Noche,retweet_es_finde=Finde} =&gt; {difusion=alta}</text:p>
          </table:table-cell>
          <table:table-cell office:value-type="float" office:value="0.0139445124608329" calcext:value-type="float">
            <text:p>0.01</text:p>
          </table:table-cell>
          <table:table-cell office:value-type="float" office:value="0.31961950059453" calcext:value-type="float">
            <text:p>0.32</text:p>
          </table:table-cell>
          <table:table-cell office:value-type="float" office:value="0.0436284783465792" calcext:value-type="float">
            <text:p>0.04</text:p>
          </table:table-cell>
          <table:table-cell office:value-type="float" office:value="1.22760686643429" calcext:value-type="float">
            <text:p>1.23</text:p>
          </table:table-cell>
          <table:table-cell office:value-type="float" office:value="1344" calcext:value-type="float">
            <text:p>1,344.00</text:p>
          </table:table-cell>
          <table:table-cell office:value-type="float" office:value="0.747236630298694" calcext:value-type="float">
            <text:p>0.75</text:p>
          </table:table-cell>
          <table:table-cell office:value-type="float" office:value="0.186589060092435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Positivo,retweet_source=Twitter for Android} =&gt; {difusion=alta}</text:p>
          </table:table-cell>
          <table:table-cell office:value-type="float" office:value="0.0124608329356104" calcext:value-type="float">
            <text:p>0.01</text:p>
          </table:table-cell>
          <table:table-cell office:value-type="float" office:value="0.287871524448706" calcext:value-type="float">
            <text:p>0.29</text:p>
          </table:table-cell>
          <table:table-cell office:value-type="float" office:value="0.0432860907638356" calcext:value-type="float">
            <text:p>0.04</text:p>
          </table:table-cell>
          <table:table-cell office:value-type="float" office:value="1.10566801902507" calcext:value-type="float">
            <text:p>1.11</text:p>
          </table:table-cell>
          <table:table-cell office:value-type="float" office:value="1201" calcext:value-type="float">
            <text:p>1,201.00</text:p>
          </table:table-cell>
          <table:table-cell office:value-type="float" office:value="0.745483698556922" calcext:value-type="float">
            <text:p>0.75</text:p>
          </table:table-cell>
          <table:table-cell office:value-type="float" office:value="0.167865785337448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polaridad=Positivo,retweet_verified=Sin verificar} =&gt; {difusion=alta}</text:p>
          </table:table-cell>
          <table:table-cell office:value-type="float" office:value="0.0117138054823515" calcext:value-type="float">
            <text:p>0.01</text:p>
          </table:table-cell>
          <table:table-cell office:value-type="float" office:value="0.272507844557084" calcext:value-type="float">
            <text:p>0.27</text:p>
          </table:table-cell>
          <table:table-cell office:value-type="float" office:value="0.042985204706273" calcext:value-type="float">
            <text:p>0.04</text:p>
          </table:table-cell>
          <table:table-cell office:value-type="float" office:value="1.04665860660321" calcext:value-type="float">
            <text:p>1.05</text:p>
          </table:table-cell>
          <table:table-cell office:value-type="float" office:value="1129" calcext:value-type="float">
            <text:p>1,129.00</text:p>
          </table:table-cell>
          <table:table-cell office:value-type="float" office:value="0.74537498221147" calcext:value-type="float">
            <text:p>0.75</text:p>
          </table:table-cell>
          <table:table-cell office:value-type="float" office:value="0.158749339509753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Web App,retweet_verified=Verificados} =&gt; {difusion=alta}</text:p>
          </table:table-cell>
          <table:table-cell office:value-type="float" office:value="0.0166109854537154" calcext:value-type="float">
            <text:p>0.02</text:p>
          </table:table-cell>
          <table:table-cell office:value-type="float" office:value="0.367370353373107" calcext:value-type="float">
            <text:p>0.37</text:p>
          </table:table-cell>
          <table:table-cell office:value-type="float" office:value="0.0452159116847544" calcext:value-type="float">
            <text:p>0.05</text:p>
          </table:table-cell>
          <table:table-cell office:value-type="float" office:value="1.41101017768418" calcext:value-type="float">
            <text:p>1.41</text:p>
          </table:table-cell>
          <table:table-cell office:value-type="float" office:value="1601" calcext:value-type="float">
            <text:p>1,601.00</text:p>
          </table:table-cell>
          <table:table-cell office:value-type="float" office:value="0.744533409931421" calcext:value-type="float">
            <text:p>0.74</text:p>
          </table:table-cell>
          <table:table-cell office:value-type="float" office:value="0.215585232476782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T_popular=muy muchos} =&gt; {difusion=alta}</text:p>
          </table:table-cell>
          <table:table-cell office:value-type="float" office:value="0.0361270776701044" calcext:value-type="float">
            <text:p>0.04</text:p>
          </table:table-cell>
          <table:table-cell office:value-type="float" office:value="0.674544750096862" calcext:value-type="float">
            <text:p>0.67</text:p>
          </table:table-cell>
          <table:table-cell office:value-type="float" office:value="0.0535577182461455" calcext:value-type="float">
            <text:p>0.05</text:p>
          </table:table-cell>
          <table:table-cell office:value-type="float" office:value="2.59081741068924" calcext:value-type="float">
            <text:p>2.59</text:p>
          </table:table-cell>
          <table:table-cell office:value-type="float" office:value="3482" calcext:value-type="float">
            <text:p>3,482.00</text:p>
          </table:table-cell>
          <table:table-cell office:value-type="float" office:value="0.744453574363188" calcext:value-type="float">
            <text:p>0.74</text:p>
          </table:table-cell>
          <table:table-cell office:value-type="float" office:value="0.406651509502882" calcext:value-type="float">
            <text:p>0.4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polaridad=Neutro,retweet_verified=Verificados} =&gt; {difusion=alta}</text:p>
          </table:table-cell>
          <table:table-cell office:value-type="float" office:value="0.0140793924176714" calcext:value-type="float">
            <text:p>0.01</text:p>
          </table:table-cell>
          <table:table-cell office:value-type="float" office:value="0.31839511966213" calcext:value-type="float">
            <text:p>0.32</text:p>
          </table:table-cell>
          <table:table-cell office:value-type="float" office:value="0.0442198750804092" calcext:value-type="float">
            <text:p>0.04</text:p>
          </table:table-cell>
          <table:table-cell office:value-type="float" office:value="1.22290421707482" calcext:value-type="float">
            <text:p>1.22</text:p>
          </table:table-cell>
          <table:table-cell office:value-type="float" office:value="1357" calcext:value-type="float">
            <text:p>1,357.00</text:p>
          </table:table-cell>
          <table:table-cell office:value-type="float" office:value="0.744026572377585" calcext:value-type="float">
            <text:p>0.74</text:p>
          </table:table-cell>
          <table:table-cell office:value-type="float" office:value="0.186235895688242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Mañana,n_char=largo,retweet_es_finde=Finde} =&gt; {difusion=alta}</text:p>
          </table:table-cell>
          <table:table-cell office:value-type="float" office:value="0.0140067647486045" calcext:value-type="float">
            <text:p>0.01</text:p>
          </table:table-cell>
          <table:table-cell office:value-type="float" office:value="0.315715622076707" calcext:value-type="float">
            <text:p>0.32</text:p>
          </table:table-cell>
          <table:table-cell office:value-type="float" office:value="0.0443651304185429" calcext:value-type="float">
            <text:p>0.04</text:p>
          </table:table-cell>
          <table:table-cell office:value-type="float" office:value="1.21261269972891" calcext:value-type="float">
            <text:p>1.21</text:p>
          </table:table-cell>
          <table:table-cell office:value-type="float" office:value="1350" calcext:value-type="float">
            <text:p>1,350.00</text:p>
          </table:table-cell>
          <table:table-cell office:value-type="float" office:value="0.742969307637402" calcext:value-type="float">
            <text:p>0.74</text:p>
          </table:table-cell>
          <table:table-cell office:value-type="float" office:value="0.184756671323681" calcext:value-type="float">
            <text:p>0.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polaridad=Neutro,retweet_verified=Sin verificar} =&gt; {difusion=alta}</text:p>
          </table:table-cell>
          <table:table-cell office:value-type="float" office:value="0.0185823078998153" calcext:value-type="float">
            <text:p>0.02</text:p>
          </table:table-cell>
          <table:table-cell office:value-type="float" office:value="0.401209677419355" calcext:value-type="float">
            <text:p>0.40</text:p>
          </table:table-cell>
          <table:table-cell office:value-type="float" office:value="0.0463157021020523" calcext:value-type="float">
            <text:p>0.05</text:p>
          </table:table-cell>
          <table:table-cell office:value-type="float" office:value="1.54098155451631" calcext:value-type="float">
            <text:p>1.54</text:p>
          </table:table-cell>
          <table:table-cell office:value-type="float" office:value="1791" calcext:value-type="float">
            <text:p>1,791.00</text:p>
          </table:table-cell>
          <table:table-cell office:value-type="float" office:value="0.742968271689415" calcext:value-type="float">
            <text:p>0.74</text:p>
          </table:table-cell>
          <table:table-cell office:value-type="float" office:value="0.236290660021545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eetDeck,retweet_verified=Verificados,RT_popular=muy muchos} =&gt; {difusion=alta}</text:p>
          </table:table-cell>
          <table:table-cell office:value-type="float" office:value="0.0126060882737441" calcext:value-type="float">
            <text:p>0.01</text:p>
          </table:table-cell>
          <table:table-cell office:value-type="float" office:value="0.28777830412127" calcext:value-type="float">
            <text:p>0.29</text:p>
          </table:table-cell>
          <table:table-cell office:value-type="float" office:value="0.0438048598285987" calcext:value-type="float">
            <text:p>0.04</text:p>
          </table:table-cell>
          <table:table-cell office:value-type="float" office:value="1.10530997480737" calcext:value-type="float">
            <text:p>1.11</text:p>
          </table:table-cell>
          <table:table-cell office:value-type="float" office:value="1215" calcext:value-type="float">
            <text:p>1,215.00</text:p>
          </table:table-cell>
          <table:table-cell office:value-type="float" office:value="0.742749368349881" calcext:value-type="float">
            <text:p>0.74</text:p>
          </table:table-cell>
          <table:table-cell office:value-type="float" office:value="0.168098126317429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utro,retweet_es_finde=Finde,retweet_source=Twitter for Android} =&gt; {difusion=alta}</text:p>
          </table:table-cell>
          <table:table-cell office:value-type="float" office:value="0.011734556244942" calcext:value-type="float">
            <text:p>0.01</text:p>
          </table:table-cell>
          <table:table-cell office:value-type="float" office:value="0.270057306590258" calcext:value-type="float">
            <text:p>0.27</text:p>
          </table:table-cell>
          <table:table-cell office:value-type="float" office:value="0.0434520968645598" calcext:value-type="float">
            <text:p>0.04</text:p>
          </table:table-cell>
          <table:table-cell office:value-type="float" office:value="1.03724648616332" calcext:value-type="float">
            <text:p>1.04</text:p>
          </table:table-cell>
          <table:table-cell office:value-type="float" office:value="1131" calcext:value-type="float">
            <text:p>1,131.00</text:p>
          </table:table-cell>
          <table:table-cell office:value-type="float" office:value="0.742637916947888" calcext:value-type="float">
            <text:p>0.74</text:p>
          </table:table-cell>
          <table:table-cell office:value-type="float" office:value="0.157563920689725" calcext:value-type="float">
            <text:p>0.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n_char=largo} =&gt; {difusion=alta}</text:p>
          </table:table-cell>
          <table:table-cell office:value-type="float" office:value="0.0208337656408873" calcext:value-type="float">
            <text:p>0.02</text:p>
          </table:table-cell>
          <table:table-cell office:value-type="float" office:value="0.440061363138286" calcext:value-type="float">
            <text:p>0.44</text:p>
          </table:table-cell>
          <table:table-cell office:value-type="float" office:value="0.0473428648502833" calcext:value-type="float">
            <text:p>0.05</text:p>
          </table:table-cell>
          <table:table-cell office:value-type="float" office:value="1.69020460277334" calcext:value-type="float">
            <text:p>1.69</text:p>
          </table:table-cell>
          <table:table-cell office:value-type="float" office:value="2008" calcext:value-type="float">
            <text:p>2,008.00</text:p>
          </table:table-cell>
          <table:table-cell office:value-type="float" office:value="0.742558501211617" calcext:value-type="float">
            <text:p>0.74</text:p>
          </table:table-cell>
          <table:table-cell office:value-type="float" office:value="0.260040245608356" calcext:value-type="float">
            <text:p>0.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source=Twitter Web App,retweet_verified=Sin verificar} =&gt; {difusion=alta}</text:p>
          </table:table-cell>
          <table:table-cell office:value-type="float" office:value="0.0153140627918076" calcext:value-type="float">
            <text:p>0.02</text:p>
          </table:table-cell>
          <table:table-cell office:value-type="float" office:value="0.340170546208804" calcext:value-type="float">
            <text:p>0.34</text:p>
          </table:table-cell>
          <table:table-cell office:value-type="float" office:value="0.0450187794401444" calcext:value-type="float">
            <text:p>0.05</text:p>
          </table:table-cell>
          <table:table-cell office:value-type="float" office:value="1.30654011256463" calcext:value-type="float">
            <text:p>1.31</text:p>
          </table:table-cell>
          <table:table-cell office:value-type="float" office:value="1476" calcext:value-type="float">
            <text:p>1,476.00</text:p>
          </table:table-cell>
          <table:table-cell office:value-type="float" office:value="0.742390099080731" calcext:value-type="float">
            <text:p>0.74</text:p>
          </table:table-cell>
          <table:table-cell office:value-type="float" office:value="0.199494693683026" calcext:value-type="float">
            <text:p>0.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T_popular=muchos} =&gt; {difusion=alta}</text:p>
          </table:table-cell>
          <table:table-cell office:value-type="float" office:value="0.0241331368927808" calcext:value-type="float">
            <text:p>0.02</text:p>
          </table:table-cell>
          <table:table-cell office:value-type="float" office:value="0.494367693942614" calcext:value-type="float">
            <text:p>0.49</text:p>
          </table:table-cell>
          <table:table-cell office:value-type="float" office:value="0.0488161689942105" calcext:value-type="float">
            <text:p>0.05</text:p>
          </table:table-cell>
          <table:table-cell office:value-type="float" office:value="1.89878644606587" calcext:value-type="float">
            <text:p>1.90</text:p>
          </table:table-cell>
          <table:table-cell office:value-type="float" office:value="2326" calcext:value-type="float">
            <text:p>2,326.00</text:p>
          </table:table-cell>
          <table:table-cell office:value-type="float" office:value="0.742146835074437" calcext:value-type="float">
            <text:p>0.74</text:p>
          </table:table-cell>
          <table:table-cell office:value-type="float" office:value="0.293529586988841" calcext:value-type="float">
            <text:p>0.2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corto,retweet_source=Twitter for iPhone} =&gt; {difusion=alta}</text:p>
          </table:table-cell>
          <table:table-cell office:value-type="float" office:value="0.0122118237845241" calcext:value-type="float">
            <text:p>0.01</text:p>
          </table:table-cell>
          <table:table-cell office:value-type="float" office:value="0.278711816244376" calcext:value-type="float">
            <text:p>0.28</text:p>
          </table:table-cell>
          <table:table-cell office:value-type="float" office:value="0.043815235209894" calcext:value-type="float">
            <text:p>0.04</text:p>
          </table:table-cell>
          <table:table-cell office:value-type="float" office:value="1.07048705958657" calcext:value-type="float">
            <text:p>1.07</text:p>
          </table:table-cell>
          <table:table-cell office:value-type="float" office:value="1177" calcext:value-type="float">
            <text:p>1,177.00</text:p>
          </table:table-cell>
          <table:table-cell office:value-type="float" office:value="0.741684434968017" calcext:value-type="float">
            <text:p>0.74</text:p>
          </table:table-cell>
          <table:table-cell office:value-type="float" office:value="0.162807729274655" calcext:value-type="float">
            <text:p>0.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,retweet_verified=Sin verificar,RT_popular=amigos medios} =&gt; {difusion=alta}</text:p>
          </table:table-cell>
          <table:table-cell office:value-type="float" office:value="0.0149924259716545" calcext:value-type="float">
            <text:p>0.01</text:p>
          </table:table-cell>
          <table:table-cell office:value-type="float" office:value="0.332719318443472" calcext:value-type="float">
            <text:p>0.33</text:p>
          </table:table-cell>
          <table:table-cell office:value-type="float" office:value="0.0450602809653255" calcext:value-type="float">
            <text:p>0.05</text:p>
          </table:table-cell>
          <table:table-cell office:value-type="float" office:value="1.27792115048293" calcext:value-type="float">
            <text:p>1.28</text:p>
          </table:table-cell>
          <table:table-cell office:value-type="float" office:value="1445" calcext:value-type="float">
            <text:p>1,445.00</text:p>
          </table:table-cell>
          <table:table-cell office:value-type="float" office:value="0.741318948270934" calcext:value-type="float">
            <text:p>0.74</text:p>
          </table:table-cell>
          <table:table-cell office:value-type="float" office:value="0.195151402267883" calcext:value-type="float">
            <text:p>0.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Positivo,retweet_verified=Sin verificar} =&gt; {difusion=alta}</text:p>
          </table:table-cell>
          <table:table-cell office:value-type="float" office:value="0.0170571268494117" calcext:value-type="float">
            <text:p>0.02</text:p>
          </table:table-cell>
          <table:table-cell office:value-type="float" office:value="0.371022342586324" calcext:value-type="float">
            <text:p>0.37</text:p>
          </table:table-cell>
          <table:table-cell office:value-type="float" office:value="0.0459733145193086" calcext:value-type="float">
            <text:p>0.05</text:p>
          </table:table-cell>
          <table:table-cell office:value-type="float" office:value="1.42503687826393" calcext:value-type="float">
            <text:p>1.43</text:p>
          </table:table-cell>
          <table:table-cell office:value-type="float" office:value="1644" calcext:value-type="float">
            <text:p>1,644.00</text:p>
          </table:table-cell>
          <table:table-cell office:value-type="float" office:value="0.741114020300563" calcext:value-type="float">
            <text:p>0.74</text:p>
          </table:table-cell>
          <table:table-cell office:value-type="float" office:value="0.218268005596182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retweet_verified=Sin verificar,RT_popular=muchos} =&gt; {difusion=alta}</text:p>
          </table:table-cell>
          <table:table-cell office:value-type="float" office:value="0.0137473802162229" calcext:value-type="float">
            <text:p>0.01</text:p>
          </table:table-cell>
          <table:table-cell office:value-type="float" office:value="0.307710171853228" calcext:value-type="float">
            <text:p>0.31</text:p>
          </table:table-cell>
          <table:table-cell office:value-type="float" office:value="0.0446763918574008" calcext:value-type="float">
            <text:p>0.04</text:p>
          </table:table-cell>
          <table:table-cell office:value-type="float" office:value="1.18186505872152" calcext:value-type="float">
            <text:p>1.18</text:p>
          </table:table-cell>
          <table:table-cell office:value-type="float" office:value="1325" calcext:value-type="float">
            <text:p>1,325.00</text:p>
          </table:table-cell>
          <table:table-cell office:value-type="float" office:value="0.740445235975067" calcext:value-type="float">
            <text:p>0.74</text:p>
          </table:table-cell>
          <table:table-cell office:value-type="float" office:value="0.18025581916962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retweet_source=Twitter for iPhone} =&gt; {difusion=alta}</text:p>
          </table:table-cell>
          <table:table-cell office:value-type="float" office:value="0.0149820505903592" calcext:value-type="float">
            <text:p>0.01</text:p>
          </table:table-cell>
          <table:table-cell office:value-type="float" office:value="0.331268639596238" calcext:value-type="float">
            <text:p>0.33</text:p>
          </table:table-cell>
          <table:table-cell office:value-type="float" office:value="0.0452262870660497" calcext:value-type="float">
            <text:p>0.05</text:p>
          </table:table-cell>
          <table:table-cell office:value-type="float" office:value="1.27234932739159" calcext:value-type="float">
            <text:p>1.27</text:p>
          </table:table-cell>
          <table:table-cell office:value-type="float" office:value="1444" calcext:value-type="float">
            <text:p>1,444.00</text:p>
          </table:table-cell>
          <table:table-cell office:value-type="float" office:value="0.740297761433825" calcext:value-type="float">
            <text:p>0.74</text:p>
          </table:table-cell>
          <table:table-cell office:value-type="float" office:value="0.194406137762572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es_finde=Finde,retweet_source=Twitter for Android,retweet_verified=Sin verificar} =&gt; {difusion=alta}</text:p>
          </table:table-cell>
          <table:table-cell office:value-type="float" office:value="0.0117760577701231" calcext:value-type="float">
            <text:p>0.01</text:p>
          </table:table-cell>
          <table:table-cell office:value-type="float" office:value="0.268194706994329" calcext:value-type="float">
            <text:p>0.27</text:p>
          </table:table-cell>
          <table:table-cell office:value-type="float" office:value="0.0439086136415513" calcext:value-type="float">
            <text:p>0.04</text:p>
          </table:table-cell>
          <table:table-cell office:value-type="float" office:value="1.03009254202309" calcext:value-type="float">
            <text:p>1.03</text:p>
          </table:table-cell>
          <table:table-cell office:value-type="float" office:value="1135" calcext:value-type="float">
            <text:p>1,135.00</text:p>
          </table:table-cell>
          <table:table-cell office:value-type="float" office:value="0.740023411727147" calcext:value-type="float">
            <text:p>0.74</text:p>
          </table:table-cell>
          <table:table-cell office:value-type="float" office:value="0.156712321218532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source=Twitter for iPhone,retweet_verified=Sin verificar} =&gt; {difusion=alta}</text:p>
          </table:table-cell>
          <table:table-cell office:value-type="float" office:value="0.013788881741404" calcext:value-type="float">
            <text:p>0.01</text:p>
          </table:table-cell>
          <table:table-cell office:value-type="float" office:value="0.307638888888889" calcext:value-type="float">
            <text:p>0.31</text:p>
          </table:table-cell>
          <table:table-cell office:value-type="float" office:value="0.0448216471955344" calcext:value-type="float">
            <text:p>0.04</text:p>
          </table:table-cell>
          <table:table-cell office:value-type="float" office:value="1.18159127237144" calcext:value-type="float">
            <text:p>1.18</text:p>
          </table:table-cell>
          <table:table-cell office:value-type="float" office:value="1329" calcext:value-type="float">
            <text:p>1,329.00</text:p>
          </table:table-cell>
          <table:table-cell office:value-type="float" office:value="0.739683104860246" calcext:value-type="float">
            <text:p>0.74</text:p>
          </table:table-cell>
          <table:table-cell office:value-type="float" office:value="0.180299878014222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source=Twitter Web App} =&gt; {difusion=alta}</text:p>
          </table:table-cell>
          <table:table-cell office:value-type="float" office:value="0.0146500383889108" calcext:value-type="float">
            <text:p>0.01</text:p>
          </table:table-cell>
          <table:table-cell office:value-type="float" office:value="0.324076199219647" calcext:value-type="float">
            <text:p>0.32</text:p>
          </table:table-cell>
          <table:table-cell office:value-type="float" office:value="0.0452055363034592" calcext:value-type="float">
            <text:p>0.05</text:p>
          </table:table-cell>
          <table:table-cell office:value-type="float" office:value="1.24472432586228" calcext:value-type="float">
            <text:p>1.24</text:p>
          </table:table-cell>
          <table:table-cell office:value-type="float" office:value="1412" calcext:value-type="float">
            <text:p>1,412.00</text:p>
          </table:table-cell>
          <table:table-cell office:value-type="float" office:value="0.739577017725311" calcext:value-type="float">
            <text:p>0.74</text:p>
          </table:table-cell>
          <table:table-cell office:value-type="float" office:value="0.190172314960106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retweet_es_finde=Finde,RT_popular=muy muchos} =&gt; {difusion=alta}</text:p>
          </table:table-cell>
          <table:table-cell office:value-type="float" office:value="0.0189143201012637" calcext:value-type="float">
            <text:p>0.02</text:p>
          </table:table-cell>
          <table:table-cell office:value-type="float" office:value="0.402161923670858" calcext:value-type="float">
            <text:p>0.40</text:p>
          </table:table-cell>
          <table:table-cell office:value-type="float" office:value="0.0470316034114254" calcext:value-type="float">
            <text:p>0.05</text:p>
          </table:table-cell>
          <table:table-cell office:value-type="float" office:value="1.54463897853051" calcext:value-type="float">
            <text:p>1.54</text:p>
          </table:table-cell>
          <table:table-cell office:value-type="float" office:value="1823" calcext:value-type="float">
            <text:p>1,823.00</text:p>
          </table:table-cell>
          <table:table-cell office:value-type="float" office:value="0.739497913969213" calcext:value-type="float">
            <text:p>0.74</text:p>
          </table:table-cell>
          <table:table-cell office:value-type="float" office:value="0.237404385761467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utro,RT_popular=muchos} =&gt; {difusion=alta}</text:p>
          </table:table-cell>
          <table:table-cell office:value-type="float" office:value="0.0140378908924903" calcext:value-type="float">
            <text:p>0.01</text:p>
          </table:table-cell>
          <table:table-cell office:value-type="float" office:value="0.311106001379628" calcext:value-type="float">
            <text:p>0.31</text:p>
          </table:table-cell>
          <table:table-cell office:value-type="float" office:value="0.045122533253097" calcext:value-type="float">
            <text:p>0.05</text:p>
          </table:table-cell>
          <table:table-cell office:value-type="float" office:value="1.19490789132746" calcext:value-type="float">
            <text:p>1.19</text:p>
          </table:table-cell>
          <table:table-cell office:value-type="float" office:value="1353" calcext:value-type="float">
            <text:p>1,353.00</text:p>
          </table:table-cell>
          <table:table-cell office:value-type="float" office:value="0.738519045923816" calcext:value-type="float">
            <text:p>0.74</text:p>
          </table:table-cell>
          <table:table-cell office:value-type="float" office:value="0.182511636220219" calcext:value-type="float">
            <text:p>0.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source=Twitter for iPhone,retweet_verified=Sin verificar} =&gt; {difusion=alta}</text:p>
          </table:table-cell>
          <table:table-cell office:value-type="float" office:value="0.0220891867776141" calcext:value-type="float">
            <text:p>0.02</text:p>
          </table:table-cell>
          <table:table-cell office:value-type="float" office:value="0.45462310484732" calcext:value-type="float">
            <text:p>0.45</text:p>
          </table:table-cell>
          <table:table-cell office:value-type="float" office:value="0.0485879106057148" calcext:value-type="float">
            <text:p>0.05</text:p>
          </table:table-cell>
          <table:table-cell office:value-type="float" office:value="1.74613390019106" calcext:value-type="float">
            <text:p>1.75</text:p>
          </table:table-cell>
          <table:table-cell office:value-type="float" office:value="2129" calcext:value-type="float">
            <text:p>2,129.00</text:p>
          </table:table-cell>
          <table:table-cell office:value-type="float" office:value="0.738245081018518" calcext:value-type="float">
            <text:p>0.74</text:p>
          </table:table-cell>
          <table:table-cell office:value-type="float" office:value="0.269732051347706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Finde,retweet_source=Twitter for iPhone,retweet_verified=Sin verificar} =&gt; {difusion=alta}</text:p>
          </table:table-cell>
          <table:table-cell office:value-type="float" office:value="0.0162063455832002" calcext:value-type="float">
            <text:p>0.02</text:p>
          </table:table-cell>
          <table:table-cell office:value-type="float" office:value="0.350932374747248" calcext:value-type="float">
            <text:p>0.35</text:p>
          </table:table-cell>
          <table:table-cell office:value-type="float" office:value="0.0461808221452138" calcext:value-type="float">
            <text:p>0.05</text:p>
          </table:table-cell>
          <table:table-cell office:value-type="float" office:value="1.34787455737982" calcext:value-type="float">
            <text:p>1.35</text:p>
          </table:table-cell>
          <table:table-cell office:value-type="float" office:value="1562" calcext:value-type="float">
            <text:p>1,562.00</text:p>
          </table:table-cell>
          <table:table-cell office:value-type="float" office:value="0.737697888003431" calcext:value-type="float">
            <text:p>0.74</text:p>
          </table:table-cell>
          <table:table-cell office:value-type="float" office:value="0.206589164977832" calcext:value-type="float">
            <text:p>0.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polaridad=Neutro} =&gt; {difusion=alta}</text:p>
          </table:table-cell>
          <table:table-cell office:value-type="float" office:value="0.0196509721732274" calcext:value-type="float">
            <text:p>0.02</text:p>
          </table:table-cell>
          <table:table-cell office:value-type="float" office:value="0.411918225315354" calcext:value-type="float">
            <text:p>0.41</text:p>
          </table:table-cell>
          <table:table-cell office:value-type="float" office:value="0.0477060031956174" calcext:value-type="float">
            <text:p>0.05</text:p>
          </table:table-cell>
          <table:table-cell office:value-type="float" office:value="1.58211135699149" calcext:value-type="float">
            <text:p>1.58</text:p>
          </table:table-cell>
          <table:table-cell office:value-type="float" office:value="1894" calcext:value-type="float">
            <text:p>1,894.00</text:p>
          </table:table-cell>
          <table:table-cell office:value-type="float" office:value="0.737319231599395" calcext:value-type="float">
            <text:p>0.74</text:p>
          </table:table-cell>
          <table:table-cell office:value-type="float" office:value="0.243697217383907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Finde,retweet_verified=Sin verificar,RT_popular=muchos} =&gt; {difusion=alta}</text:p>
          </table:table-cell>
          <table:table-cell office:value-type="float" office:value="0.0172542590940217" calcext:value-type="float">
            <text:p>0.02</text:p>
          </table:table-cell>
          <table:table-cell office:value-type="float" office:value="0.369555555555556" calcext:value-type="float">
            <text:p>0.37</text:p>
          </table:table-cell>
          <table:table-cell office:value-type="float" office:value="0.0466892158286817" calcext:value-type="float">
            <text:p>0.05</text:p>
          </table:table-cell>
          <table:table-cell office:value-type="float" office:value="1.41940318624195" calcext:value-type="float">
            <text:p>1.42</text:p>
          </table:table-cell>
          <table:table-cell office:value-type="float" office:value="1663" calcext:value-type="float">
            <text:p>1,663.00</text:p>
          </table:table-cell>
          <table:table-cell office:value-type="float" office:value="0.737316959650568" calcext:value-type="float">
            <text:p>0.74</text:p>
          </table:table-cell>
          <table:table-cell office:value-type="float" office:value="0.217913188632962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retweet_verified=Verificados} =&gt; {difusion=alta}</text:p>
          </table:table-cell>
          <table:table-cell office:value-type="float" office:value="0.0205328795833247" calcext:value-type="float">
            <text:p>0.02</text:p>
          </table:table-cell>
          <table:table-cell office:value-type="float" office:value="0.426600560465618" calcext:value-type="float">
            <text:p>0.43</text:p>
          </table:table-cell>
          <table:table-cell office:value-type="float" office:value="0.0481313938287232" calcext:value-type="float">
            <text:p>0.05</text:p>
          </table:table-cell>
          <table:table-cell office:value-type="float" office:value="1.63850383433479" calcext:value-type="float">
            <text:p>1.64</text:p>
          </table:table-cell>
          <table:table-cell office:value-type="float" office:value="1979" calcext:value-type="float">
            <text:p>1,979.00</text:p>
          </table:table-cell>
          <table:table-cell office:value-type="float" office:value="0.737010881314405" calcext:value-type="float">
            <text:p>0.74</text:p>
          </table:table-cell>
          <table:table-cell office:value-type="float" office:value="0.252732016902929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T_popular=muchos} =&gt; {difusion=alta}</text:p>
          </table:table-cell>
          <table:table-cell office:value-type="float" office:value="0.0178352804465564" calcext:value-type="float">
            <text:p>0.02</text:p>
          </table:table-cell>
          <table:table-cell office:value-type="float" office:value="0.379051819184124" calcext:value-type="float">
            <text:p>0.38</text:p>
          </table:table-cell>
          <table:table-cell office:value-type="float" office:value="0.0470523541740159" calcext:value-type="float">
            <text:p>0.05</text:p>
          </table:table-cell>
          <table:table-cell office:value-type="float" office:value="1.45587680069356" calcext:value-type="float">
            <text:p>1.46</text:p>
          </table:table-cell>
          <table:table-cell office:value-type="float" office:value="1719" calcext:value-type="float">
            <text:p>1,719.00</text:p>
          </table:table-cell>
          <table:table-cell office:value-type="float" office:value="0.736617699749194" calcext:value-type="float">
            <text:p>0.74</text:p>
          </table:table-cell>
          <table:table-cell office:value-type="float" office:value="0.223777125022045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n_char=medio} =&gt; {difusion=alta}</text:p>
          </table:table-cell>
          <table:table-cell office:value-type="float" office:value="0.0157290780436181" calcext:value-type="float">
            <text:p>0.02</text:p>
          </table:table-cell>
          <table:table-cell office:value-type="float" office:value="0.339225777578877" calcext:value-type="float">
            <text:p>0.34</text:p>
          </table:table-cell>
          <table:table-cell office:value-type="float" office:value="0.0463675790085286" calcext:value-type="float">
            <text:p>0.05</text:p>
          </table:table-cell>
          <table:table-cell office:value-type="float" office:value="1.30291140888688" calcext:value-type="float">
            <text:p>1.30</text:p>
          </table:table-cell>
          <table:table-cell office:value-type="float" office:value="1516" calcext:value-type="float">
            <text:p>1,516.00</text:p>
          </table:table-cell>
          <table:table-cell office:value-type="float" office:value="0.735372767140871" calcext:value-type="float">
            <text:p>0.74</text:p>
          </table:table-cell>
          <table:table-cell office:value-type="float" office:value="0.199819312635776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verified=Sin verificar,RT_popular=muy muchos} =&gt; {difusion=alta}</text:p>
          </table:table-cell>
          <table:table-cell office:value-type="float" office:value="0.0221825652092714" calcext:value-type="float">
            <text:p>0.02</text:p>
          </table:table-cell>
          <table:table-cell office:value-type="float" office:value="0.451245251160827" calcext:value-type="float">
            <text:p>0.45</text:p>
          </table:table-cell>
          <table:table-cell office:value-type="float" office:value="0.0491585565769542" calcext:value-type="float">
            <text:p>0.05</text:p>
          </table:table-cell>
          <table:table-cell office:value-type="float" office:value="1.73316010988216" calcext:value-type="float">
            <text:p>1.73</text:p>
          </table:table-cell>
          <table:table-cell office:value-type="float" office:value="2138" calcext:value-type="float">
            <text:p>2,138.00</text:p>
          </table:table-cell>
          <table:table-cell office:value-type="float" office:value="0.735032859103055" calcext:value-type="float">
            <text:p>0.74</text:p>
          </table:table-cell>
          <table:table-cell office:value-type="float" office:value="0.268222450239695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retweet_es_finde=Finde,retweet_source=Twitter for iPhone} =&gt; {difusion=alta}</text:p>
          </table:table-cell>
          <table:table-cell office:value-type="float" office:value="0.0148056691083397" calcext:value-type="float">
            <text:p>0.01</text:p>
          </table:table-cell>
          <table:table-cell office:value-type="float" office:value="0.321541234790446" calcext:value-type="float">
            <text:p>0.32</text:p>
          </table:table-cell>
          <table:table-cell office:value-type="float" office:value="0.0460459421883754" calcext:value-type="float">
            <text:p>0.05</text:p>
          </table:table-cell>
          <table:table-cell office:value-type="float" office:value="1.23498793701972" calcext:value-type="float">
            <text:p>1.23</text:p>
          </table:table-cell>
          <table:table-cell office:value-type="float" office:value="1427" calcext:value-type="float">
            <text:p>1,427.00</text:p>
          </table:table-cell>
          <table:table-cell office:value-type="float" office:value="0.734958192492439" calcext:value-type="float">
            <text:p>0.73</text:p>
          </table:table-cell>
          <table:table-cell office:value-type="float" office:value="0.189203708970899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source=Twitter for iPhone} =&gt; {difusion=alta}</text:p>
          </table:table-cell>
          <table:table-cell office:value-type="float" office:value="0.0184266771803864" calcext:value-type="float">
            <text:p>0.02</text:p>
          </table:table-cell>
          <table:table-cell office:value-type="float" office:value="0.387265590928914" calcext:value-type="float">
            <text:p>0.39</text:p>
          </table:table-cell>
          <table:table-cell office:value-type="float" office:value="0.0475814986200743" calcext:value-type="float">
            <text:p>0.05</text:p>
          </table:table-cell>
          <table:table-cell office:value-type="float" office:value="1.48742457100943" calcext:value-type="float">
            <text:p>1.49</text:p>
          </table:table-cell>
          <table:table-cell office:value-type="float" office:value="1776" calcext:value-type="float">
            <text:p>1,776.00</text:p>
          </table:table-cell>
          <table:table-cell office:value-type="float" office:value="0.734948394495413" calcext:value-type="float">
            <text:p>0.73</text:p>
          </table:table-cell>
          <table:table-cell office:value-type="float" office:value="0.229019740550932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retweet_es_finde=Finde,RT_popular=muy muchos} =&gt; {difusion=alta}</text:p>
          </table:table-cell>
          <table:table-cell office:value-type="float" office:value="0.0196094706480463" calcext:value-type="float">
            <text:p>0.02</text:p>
          </table:table-cell>
          <table:table-cell office:value-type="float" office:value="0.406801549720189" calcext:value-type="float">
            <text:p>0.41</text:p>
          </table:table-cell>
          <table:table-cell office:value-type="float" office:value="0.04820402149779" calcext:value-type="float">
            <text:p>0.05</text:p>
          </table:table-cell>
          <table:table-cell office:value-type="float" office:value="1.56245903264252" calcext:value-type="float">
            <text:p>1.56</text:p>
          </table:table-cell>
          <table:table-cell office:value-type="float" office:value="1890" calcext:value-type="float">
            <text:p>1,890.00</text:p>
          </table:table-cell>
          <table:table-cell office:value-type="float" office:value="0.734219030520646" calcext:value-type="float">
            <text:p>0.73</text:p>
          </table:table-cell>
          <table:table-cell office:value-type="float" office:value="0.241059179259553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es_finde=Finde,retweet_source=Twitter for iPhone,retweet_verified=Sin verificar} =&gt; {difusion=alta}</text:p>
          </table:table-cell>
          <table:table-cell office:value-type="float" office:value="0.0130729804320309" calcext:value-type="float">
            <text:p>0.01</text:p>
          </table:table-cell>
          <table:table-cell office:value-type="float" office:value="0.287081339712919" calcext:value-type="float">
            <text:p>0.29</text:p>
          </table:table-cell>
          <table:table-cell office:value-type="float" office:value="0.0455375485049076" calcext:value-type="float">
            <text:p>0.05</text:p>
          </table:table-cell>
          <table:table-cell office:value-type="float" office:value="1.10263304711128" calcext:value-type="float">
            <text:p>1.10</text:p>
          </table:table-cell>
          <table:table-cell office:value-type="float" office:value="1260" calcext:value-type="float">
            <text:p>1,260.00</text:p>
          </table:table-cell>
          <table:table-cell office:value-type="float" office:value="0.733621514367714" calcext:value-type="float">
            <text:p>0.73</text:p>
          </table:table-cell>
          <table:table-cell office:value-type="float" office:value="0.168646272789431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verified=Sin verificar,RT_popular=amigos medios} =&gt; {difusion=alta}</text:p>
          </table:table-cell>
          <table:table-cell office:value-type="float" office:value="0.0120354423025046" calcext:value-type="float">
            <text:p>0.01</text:p>
          </table:table-cell>
          <table:table-cell office:value-type="float" office:value="0.26685070163331" calcext:value-type="float">
            <text:p>0.27</text:p>
          </table:table-cell>
          <table:table-cell office:value-type="float" office:value="0.0451017824905065" calcext:value-type="float">
            <text:p>0.05</text:p>
          </table:table-cell>
          <table:table-cell office:value-type="float" office:value="1.02493043455893" calcext:value-type="float">
            <text:p>1.02</text:p>
          </table:table-cell>
          <table:table-cell office:value-type="float" office:value="1160" calcext:value-type="float">
            <text:p>1,160.00</text:p>
          </table:table-cell>
          <table:table-cell office:value-type="float" office:value="0.73360206499063" calcext:value-type="float">
            <text:p>0.73</text:p>
          </table:table-cell>
          <table:table-cell office:value-type="float" office:value="0.156538445580344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polaridad=Neutro,retweet_es_finde=Finde} =&gt; {difusion=alta}</text:p>
          </table:table-cell>
          <table:table-cell office:value-type="float" office:value="0.0147434168205682" calcext:value-type="float">
            <text:p>0.01</text:p>
          </table:table-cell>
          <table:table-cell office:value-type="float" office:value="0.317612874385338" calcext:value-type="float">
            <text:p>0.32</text:p>
          </table:table-cell>
          <table:table-cell office:value-type="float" office:value="0.0464194559150049" calcext:value-type="float">
            <text:p>0.05</text:p>
          </table:table-cell>
          <table:table-cell office:value-type="float" office:value="1.21989973934038" calcext:value-type="float">
            <text:p>1.22</text:p>
          </table:table-cell>
          <table:table-cell office:value-type="float" office:value="1421" calcext:value-type="float">
            <text:p>1,421.00</text:p>
          </table:table-cell>
          <table:table-cell office:value-type="float" office:value="0.732582513234093" calcext:value-type="float">
            <text:p>0.73</text:p>
          </table:table-cell>
          <table:table-cell office:value-type="float" office:value="0.187119978278187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Positivo,retweet_es_finde=Laborable} =&gt; {difusion=alta}</text:p>
          </table:table-cell>
          <table:table-cell office:value-type="float" office:value="0.0121806976406383" calcext:value-type="float">
            <text:p>0.01</text:p>
          </table:table-cell>
          <table:table-cell office:value-type="float" office:value="0.267669858641131" calcext:value-type="float">
            <text:p>0.27</text:p>
          </table:table-cell>
          <table:table-cell office:value-type="float" office:value="0.0455064223610218" calcext:value-type="float">
            <text:p>0.05</text:p>
          </table:table-cell>
          <table:table-cell office:value-type="float" office:value="1.02807668428905" calcext:value-type="float">
            <text:p>1.03</text:p>
          </table:table-cell>
          <table:table-cell office:value-type="float" office:value="1174" calcext:value-type="float">
            <text:p>1,174.00</text:p>
          </table:table-cell>
          <table:table-cell office:value-type="float" office:value="0.731576344237971" calcext:value-type="float">
            <text:p>0.73</text:p>
          </table:table-cell>
          <table:table-cell office:value-type="float" office:value="0.157226975227954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n_char=largo,retweet_es_finde=Finde,retweet_verified=Sin verificar} =&gt; {difusion=alta}</text:p>
          </table:table-cell>
          <table:table-cell office:value-type="float" office:value="0.0163931024465149" calcext:value-type="float">
            <text:p>0.02</text:p>
          </table:table-cell>
          <table:table-cell office:value-type="float" office:value="0.345733041575492" calcext:value-type="float">
            <text:p>0.35</text:p>
          </table:table-cell>
          <table:table-cell office:value-type="float" office:value="0.0474154925193501" calcext:value-type="float">
            <text:p>0.05</text:p>
          </table:table-cell>
          <table:table-cell office:value-type="float" office:value="1.32790475863271" calcext:value-type="float">
            <text:p>1.33</text:p>
          </table:table-cell>
          <table:table-cell office:value-type="float" office:value="1580" calcext:value-type="float">
            <text:p>1,580.00</text:p>
          </table:table-cell>
          <table:table-cell office:value-type="float" office:value="0.730807577268196" calcext:value-type="float">
            <text:p>0.73</text:p>
          </table:table-cell>
          <table:table-cell office:value-type="float" office:value="0.204348149862425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es_finde=Finde,retweet_verified=Verificados,RT_popular=muy muchos} =&gt; {difusion=alta}</text:p>
          </table:table-cell>
          <table:table-cell office:value-type="float" office:value="0.0179909111659853" calcext:value-type="float">
            <text:p>0.02</text:p>
          </table:table-cell>
          <table:table-cell office:value-type="float" office:value="0.373304628632939" calcext:value-type="float">
            <text:p>0.37</text:p>
          </table:table-cell>
          <table:table-cell office:value-type="float" office:value="0.0481936461164948" calcext:value-type="float">
            <text:p>0.05</text:p>
          </table:table-cell>
          <table:table-cell office:value-type="float" office:value="1.43380277025982" calcext:value-type="float">
            <text:p>1.43</text:p>
          </table:table-cell>
          <table:table-cell office:value-type="float" office:value="1734" calcext:value-type="float">
            <text:p>1,734.00</text:p>
          </table:table-cell>
          <table:table-cell office:value-type="float" office:value="0.730191037314765" calcext:value-type="float">
            <text:p>0.73</text:p>
          </table:table-cell>
          <table:table-cell office:value-type="float" office:value="0.221202405971845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polaridad=Neutro,RT_popular=muy muchos} =&gt; {difusion=alta}</text:p>
          </table:table-cell>
          <table:table-cell office:value-type="float" office:value="0.0173476375256791" calcext:value-type="float">
            <text:p>0.02</text:p>
          </table:table-cell>
          <table:table-cell office:value-type="float" office:value="0.361669911313" calcext:value-type="float">
            <text:p>0.36</text:p>
          </table:table-cell>
          <table:table-cell office:value-type="float" office:value="0.047965387727999" calcext:value-type="float">
            <text:p>0.05</text:p>
          </table:table-cell>
          <table:table-cell office:value-type="float" office:value="1.38911570065233" calcext:value-type="float">
            <text:p>1.39</text:p>
          </table:table-cell>
          <table:table-cell office:value-type="float" office:value="1672" calcext:value-type="float">
            <text:p>1,672.00</text:p>
          </table:table-cell>
          <table:table-cell office:value-type="float" office:value="0.72993403458727" calcext:value-type="float">
            <text:p>0.73</text:p>
          </table:table-cell>
          <table:table-cell office:value-type="float" office:value="0.21414969224692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for Android,retweet_verified=Sin verificar,RT_popular=muchos} =&gt; {difusion=alta}</text:p>
          </table:table-cell>
          <table:table-cell office:value-type="float" office:value="0.0179494096408043" calcext:value-type="float">
            <text:p>0.02</text:p>
          </table:table-cell>
          <table:table-cell office:value-type="float" office:value="0.372123037212304" calcext:value-type="float">
            <text:p>0.37</text:p>
          </table:table-cell>
          <table:table-cell office:value-type="float" office:value="0.0482351476416758" calcext:value-type="float">
            <text:p>0.05</text:p>
          </table:table-cell>
          <table:table-cell office:value-type="float" office:value="1.42926446850228" calcext:value-type="float">
            <text:p>1.43</text:p>
          </table:table-cell>
          <table:table-cell office:value-type="float" office:value="1730" calcext:value-type="float">
            <text:p>1,730.00</text:p>
          </table:table-cell>
          <table:table-cell office:value-type="float" office:value="0.729839717274123" calcext:value-type="float">
            <text:p>0.73</text:p>
          </table:table-cell>
          <table:table-cell office:value-type="float" office:value="0.220531909934756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retweet_source=Twitter for iPhone} =&gt; {difusion=alta}</text:p>
          </table:table-cell>
          <table:table-cell office:value-type="float" office:value="0.0155630719428939" calcext:value-type="float">
            <text:p>0.02</text:p>
          </table:table-cell>
          <table:table-cell office:value-type="float" office:value="0.328371278458844" calcext:value-type="float">
            <text:p>0.33</text:p>
          </table:table-cell>
          <table:table-cell office:value-type="float" office:value="0.0473947417567596" calcext:value-type="float">
            <text:p>0.05</text:p>
          </table:table-cell>
          <table:table-cell office:value-type="float" office:value="1.26122103133898" calcext:value-type="float">
            <text:p>1.26</text:p>
          </table:table-cell>
          <table:table-cell office:value-type="float" office:value="1500" calcext:value-type="float">
            <text:p>1,500.00</text:p>
          </table:table-cell>
          <table:table-cell office:value-type="float" office:value="0.728854484766707" calcext:value-type="float">
            <text:p>0.73</text:p>
          </table:table-cell>
          <table:table-cell office:value-type="float" office:value="0.194073261768674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verified=Verificados,RT_popular=muchos} =&gt; {difusion=alta}</text:p>
          </table:table-cell>
          <table:table-cell office:value-type="float" office:value="0.0161025917702476" calcext:value-type="float">
            <text:p>0.02</text:p>
          </table:table-cell>
          <table:table-cell office:value-type="float" office:value="0.337831954723552" calcext:value-type="float">
            <text:p>0.34</text:p>
          </table:table-cell>
          <table:table-cell office:value-type="float" office:value="0.0476645016704364" calcext:value-type="float">
            <text:p>0.05</text:p>
          </table:table-cell>
          <table:table-cell office:value-type="float" office:value="1.29755796047523" calcext:value-type="float">
            <text:p>1.30</text:p>
          </table:table-cell>
          <table:table-cell office:value-type="float" office:value="1552" calcext:value-type="float">
            <text:p>1,552.00</text:p>
          </table:table-cell>
          <table:table-cell office:value-type="float" office:value="0.728603923798692" calcext:value-type="float">
            <text:p>0.73</text:p>
          </table:table-cell>
          <table:table-cell office:value-type="float" office:value="0.199839704149056" calcext:value-type="float">
            <text:p>0.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Laborable} =&gt; {difusion=alta}</text:p>
          </table:table-cell>
          <table:table-cell office:value-type="float" office:value="0.0204498765329626" calcext:value-type="float">
            <text:p>0.02</text:p>
          </table:table-cell>
          <table:table-cell office:value-type="float" office:value="0.41303436714166" calcext:value-type="float">
            <text:p>0.41</text:p>
          </table:table-cell>
          <table:table-cell office:value-type="float" office:value="0.0495113195409931" calcext:value-type="float">
            <text:p>0.05</text:p>
          </table:table-cell>
          <table:table-cell office:value-type="float" office:value="1.58639827743076" calcext:value-type="float">
            <text:p>1.59</text:p>
          </table:table-cell>
          <table:table-cell office:value-type="float" office:value="1971" calcext:value-type="float">
            <text:p>1,971.00</text:p>
          </table:table-cell>
          <table:table-cell office:value-type="float" office:value="0.728517655493816" calcext:value-type="float">
            <text:p>0.73</text:p>
          </table:table-cell>
          <table:table-cell office:value-type="float" office:value="0.245789519587407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utro,retweet_verified=Verificados} =&gt; {difusion=alta}</text:p>
          </table:table-cell>
          <table:table-cell office:value-type="float" office:value="0.0166628623601917" calcext:value-type="float">
            <text:p>0.02</text:p>
          </table:table-cell>
          <table:table-cell office:value-type="float" office:value="0.347619047619048" calcext:value-type="float">
            <text:p>0.35</text:p>
          </table:table-cell>
          <table:table-cell office:value-type="float" office:value="0.0479342615841132" calcext:value-type="float">
            <text:p>0.05</text:p>
          </table:table-cell>
          <table:table-cell office:value-type="float" office:value="1.33514860315689" calcext:value-type="float">
            <text:p>1.34</text:p>
          </table:table-cell>
          <table:table-cell office:value-type="float" office:value="1606" calcext:value-type="float">
            <text:p>1,606.00</text:p>
          </table:table-cell>
          <table:table-cell office:value-type="float" office:value="0.728404724633556" calcext:value-type="float">
            <text:p>0.73</text:p>
          </table:table-cell>
          <table:table-cell office:value-type="float" office:value="0.205809205008217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polaridad=Negativo} =&gt; {difusion=alta}</text:p>
          </table:table-cell>
          <table:table-cell office:value-type="float" office:value="0.0153659396982839" calcext:value-type="float">
            <text:p>0.02</text:p>
          </table:table-cell>
          <table:table-cell office:value-type="float" office:value="0.322868977545237" calcext:value-type="float">
            <text:p>0.32</text:p>
          </table:table-cell>
          <table:table-cell office:value-type="float" office:value="0.0475918740013695" calcext:value-type="float">
            <text:p>0.05</text:p>
          </table:table-cell>
          <table:table-cell office:value-type="float" office:value="1.24008758244062" calcext:value-type="float">
            <text:p>1.24</text:p>
          </table:table-cell>
          <table:table-cell office:value-type="float" office:value="1481" calcext:value-type="float">
            <text:p>1,481.00</text:p>
          </table:table-cell>
          <table:table-cell office:value-type="float" office:value="0.727198581560284" calcext:value-type="float">
            <text:p>0.73</text:p>
          </table:table-cell>
          <table:table-cell office:value-type="float" office:value="0.190943534759707" calcext:value-type="float">
            <text:p>0.1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,RT_popular=amigos medios} =&gt; {difusion=alta}</text:p>
          </table:table-cell>
          <table:table-cell office:value-type="float" office:value="0.0162270963457907" calcext:value-type="float">
            <text:p>0.02</text:p>
          </table:table-cell>
          <table:table-cell office:value-type="float" office:value="0.337505394907208" calcext:value-type="float">
            <text:p>0.34</text:p>
          </table:table-cell>
          <table:table-cell office:value-type="float" office:value="0.0480795169222469" calcext:value-type="float">
            <text:p>0.05</text:p>
          </table:table-cell>
          <table:table-cell office:value-type="float" office:value="1.29630369697723" calcext:value-type="float">
            <text:p>1.30</text:p>
          </table:table-cell>
          <table:table-cell office:value-type="float" office:value="1564" calcext:value-type="float">
            <text:p>1,564.00</text:p>
          </table:table-cell>
          <table:table-cell office:value-type="float" office:value="0.726459309757137" calcext:value-type="float">
            <text:p>0.73</text:p>
          </table:table-cell>
          <table:table-cell office:value-type="float" office:value="0.199915525221198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polaridad=Neutro,RT_popular=muy muchos} =&gt; {difusion=alta}</text:p>
          </table:table-cell>
          <table:table-cell office:value-type="float" office:value="0.0182814218422527" calcext:value-type="float">
            <text:p>0.02</text:p>
          </table:table-cell>
          <table:table-cell office:value-type="float" office:value="0.371886872097932" calcext:value-type="float">
            <text:p>0.37</text:p>
          </table:table-cell>
          <table:table-cell office:value-type="float" office:value="0.0491585565769542" calcext:value-type="float">
            <text:p>0.05</text:p>
          </table:table-cell>
          <table:table-cell office:value-type="float" office:value="1.42835739645106" calcext:value-type="float">
            <text:p>1.43</text:p>
          </table:table-cell>
          <table:table-cell office:value-type="float" office:value="1762" calcext:value-type="float">
            <text:p>1,762.00</text:p>
          </table:table-cell>
          <table:table-cell office:value-type="float" office:value="0.725187032418953" calcext:value-type="float">
            <text:p>0.73</text:p>
          </table:table-cell>
          <table:table-cell office:value-type="float" office:value="0.221051429991741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retweet_verified=Verificados,RT_popular=muy muchos} =&gt; {difusion=alta}</text:p>
          </table:table-cell>
          <table:table-cell office:value-type="float" office:value="0.0145981614824345" calcext:value-type="float">
            <text:p>0.01</text:p>
          </table:table-cell>
          <table:table-cell office:value-type="float" office:value="0.306469178828142" calcext:value-type="float">
            <text:p>0.31</text:p>
          </table:table-cell>
          <table:table-cell office:value-type="float" office:value="0.0476333755265506" calcext:value-type="float">
            <text:p>0.05</text:p>
          </table:table-cell>
          <table:table-cell office:value-type="float" office:value="1.17709860499777" calcext:value-type="float">
            <text:p>1.18</text:p>
          </table:table-cell>
          <table:table-cell office:value-type="float" office:value="1407" calcext:value-type="float">
            <text:p>1,407.00</text:p>
          </table:table-cell>
          <table:table-cell office:value-type="float" office:value="0.725051276610793" calcext:value-type="float">
            <text:p>0.73</text:p>
          </table:table-cell>
          <table:table-cell office:value-type="float" office:value="0.18126917935589" calcext:value-type="float">
            <text:p>0.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corto,retweet_es_finde=Finde} =&gt; {difusion=alta}</text:p>
          </table:table-cell>
          <table:table-cell office:value-type="float" office:value="0.0203668734826005" calcext:value-type="float">
            <text:p>0.02</text:p>
          </table:table-cell>
          <table:table-cell office:value-type="float" office:value="0.406839378238342" calcext:value-type="float">
            <text:p>0.41</text:p>
          </table:table-cell>
          <table:table-cell office:value-type="float" office:value="0.050061214749642" calcext:value-type="float">
            <text:p>0.05</text:p>
          </table:table-cell>
          <table:table-cell office:value-type="float" office:value="1.56260432586945" calcext:value-type="float">
            <text:p>1.56</text:p>
          </table:table-cell>
          <table:table-cell office:value-type="float" office:value="1963" calcext:value-type="float">
            <text:p>1,963.00</text:p>
          </table:table-cell>
          <table:table-cell office:value-type="float" office:value="0.725032193446845" calcext:value-type="float">
            <text:p>0.73</text:p>
          </table:table-cell>
          <table:table-cell office:value-type="float" office:value="0.242532624482206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fecha_inicio_T_momento=Tarde,retweet_es_finde=Finde} =&gt; {difusion=alta}</text:p>
          </table:table-cell>
          <table:table-cell office:value-type="float" office:value="0.0191944553962358" calcext:value-type="float">
            <text:p>0.02</text:p>
          </table:table-cell>
          <table:table-cell office:value-type="float" office:value="0.386867419489753" calcext:value-type="float">
            <text:p>0.39</text:p>
          </table:table-cell>
          <table:table-cell office:value-type="float" office:value="0.0496150733539458" calcext:value-type="float">
            <text:p>0.05</text:p>
          </table:table-cell>
          <table:table-cell office:value-type="float" office:value="1.48589525883723" calcext:value-type="float">
            <text:p>1.49</text:p>
          </table:table-cell>
          <table:table-cell office:value-type="float" office:value="1850" calcext:value-type="float">
            <text:p>1,850.00</text:p>
          </table:table-cell>
          <table:table-cell office:value-type="float" office:value="0.724755584100478" calcext:value-type="float">
            <text:p>0.72</text:p>
          </table:table-cell>
          <table:table-cell office:value-type="float" office:value="0.230295110876621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polaridad=Neutro,retweet_es_finde=Finde,retweet_verified=Sin verificar} =&gt; {difusion=alta}</text:p>
          </table:table-cell>
          <table:table-cell office:value-type="float" office:value="0.0134153680147745" calcext:value-type="float">
            <text:p>0.01</text:p>
          </table:table-cell>
          <table:table-cell office:value-type="float" office:value="0.283677051338306" calcext:value-type="float">
            <text:p>0.28</text:p>
          </table:table-cell>
          <table:table-cell office:value-type="float" office:value="0.0472909879438069" calcext:value-type="float">
            <text:p>0.05</text:p>
          </table:table-cell>
          <table:table-cell office:value-type="float" office:value="1.08955772543591" calcext:value-type="float">
            <text:p>1.09</text:p>
          </table:table-cell>
          <table:table-cell office:value-type="float" office:value="1293" calcext:value-type="float">
            <text:p>1,293.00</text:p>
          </table:table-cell>
          <table:table-cell office:value-type="float" office:value="0.724144010719701" calcext:value-type="float">
            <text:p>0.72</text:p>
          </table:table-cell>
          <table:table-cell office:value-type="float" office:value="0.167601656297989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for iPhone,RT_popular=muchos} =&gt; {difusion=alta}</text:p>
          </table:table-cell>
          <table:table-cell office:value-type="float" office:value="0.0220269344898425" calcext:value-type="float">
            <text:p>0.02</text:p>
          </table:table-cell>
          <table:table-cell office:value-type="float" office:value="0.432294848299735" calcext:value-type="float">
            <text:p>0.43</text:p>
          </table:table-cell>
          <table:table-cell office:value-type="float" office:value="0.0509534975410346" calcext:value-type="float">
            <text:p>0.05</text:p>
          </table:table-cell>
          <table:table-cell office:value-type="float" office:value="1.66037467397884" calcext:value-type="float">
            <text:p>1.66</text:p>
          </table:table-cell>
          <table:table-cell office:value-type="float" office:value="2123" calcext:value-type="float">
            <text:p>2,123.00</text:p>
          </table:table-cell>
          <table:table-cell office:value-type="float" office:value="0.723872032135428" calcext:value-type="float">
            <text:p>0.72</text:p>
          </table:table-cell>
          <table:table-cell office:value-type="float" office:value="0.258448372583756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es_finde=Finde,retweet_source=Twitter for Android} =&gt; {difusion=alta}</text:p>
          </table:table-cell>
          <table:table-cell office:value-type="float" office:value="0.0140897677989666" calcext:value-type="float">
            <text:p>0.01</text:p>
          </table:table-cell>
          <table:table-cell office:value-type="float" office:value="0.29541005003263" calcext:value-type="float">
            <text:p>0.30</text:p>
          </table:table-cell>
          <table:table-cell office:value-type="float" office:value="0.0476956278143222" calcext:value-type="float">
            <text:p>0.05</text:p>
          </table:table-cell>
          <table:table-cell office:value-type="float" office:value="1.1346222779248" calcext:value-type="float">
            <text:p>1.13</text:p>
          </table:table-cell>
          <table:table-cell office:value-type="float" office:value="1358" calcext:value-type="float">
            <text:p>1,358.00</text:p>
          </table:table-cell>
          <table:table-cell office:value-type="float" office:value="0.723432040376946" calcext:value-type="float">
            <text:p>0.72</text:p>
          </table:table-cell>
          <table:table-cell office:value-type="float" office:value="0.174763285955185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polaridad=Positivo} =&gt; {difusion=alta}</text:p>
          </table:table-cell>
          <table:table-cell office:value-type="float" office:value="0.0166939885040775" calcext:value-type="float">
            <text:p>0.02</text:p>
          </table:table-cell>
          <table:table-cell office:value-type="float" office:value="0.341106635573458" calcext:value-type="float">
            <text:p>0.34</text:p>
          </table:table-cell>
          <table:table-cell office:value-type="float" office:value="0.0489406735697537" calcext:value-type="float">
            <text:p>0.05</text:p>
          </table:table-cell>
          <table:table-cell office:value-type="float" office:value="1.31013548058663" calcext:value-type="float">
            <text:p>1.31</text:p>
          </table:table-cell>
          <table:table-cell office:value-type="float" office:value="1609" calcext:value-type="float">
            <text:p>1,609.00</text:p>
          </table:table-cell>
          <table:table-cell office:value-type="float" office:value="0.722537408694419" calcext:value-type="float">
            <text:p>0.72</text:p>
          </table:table-cell>
          <table:table-cell office:value-type="float" office:value="0.2026127742305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es_finde=Finde,retweet_verified=Sin verificar,RT_popular=muchos} =&gt; {difusion=alta}</text:p>
          </table:table-cell>
          <table:table-cell office:value-type="float" office:value="0.0153140627918076" calcext:value-type="float">
            <text:p>0.02</text:p>
          </table:table-cell>
          <table:table-cell office:value-type="float" office:value="0.315857051144875" calcext:value-type="float">
            <text:p>0.32</text:p>
          </table:table-cell>
          <table:table-cell office:value-type="float" office:value="0.0484841567927621" calcext:value-type="float">
            <text:p>0.05</text:p>
          </table:table-cell>
          <table:table-cell office:value-type="float" office:value="1.21315590593151" calcext:value-type="float">
            <text:p>1.21</text:p>
          </table:table-cell>
          <table:table-cell office:value-type="float" office:value="1476" calcext:value-type="float">
            <text:p>1,476.00</text:p>
          </table:table-cell>
          <table:table-cell office:value-type="float" office:value="0.721819659962532" calcext:value-type="float">
            <text:p>0.72</text:p>
          </table:table-cell>
          <table:table-cell office:value-type="float" office:value="0.187337946151062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T_popular=amigos medios} =&gt; {difusion=alta}</text:p>
          </table:table-cell>
          <table:table-cell office:value-type="float" office:value="0.0129277250938972" calcext:value-type="float">
            <text:p>0.01</text:p>
          </table:table-cell>
          <table:table-cell office:value-type="float" office:value="0.271459694989107" calcext:value-type="float">
            <text:p>0.27</text:p>
          </table:table-cell>
          <table:table-cell office:value-type="float" office:value="0.0476230001452553" calcext:value-type="float">
            <text:p>0.05</text:p>
          </table:table-cell>
          <table:table-cell office:value-type="float" office:value="1.04263283344385" calcext:value-type="float">
            <text:p>1.04</text:p>
          </table:table-cell>
          <table:table-cell office:value-type="float" office:value="1246" calcext:value-type="float">
            <text:p>1,246.00</text:p>
          </table:table-cell>
          <table:table-cell office:value-type="float" office:value="0.721007103171812" calcext:value-type="float">
            <text:p>0.72</text:p>
          </table:table-cell>
          <table:table-cell office:value-type="float" office:value="0.160556499283826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es_finde=Laborable,RT_popular=muy muchos} =&gt; {difusion=alta}</text:p>
          </table:table-cell>
          <table:table-cell office:value-type="float" office:value="0.016911871511278" calcext:value-type="float">
            <text:p>0.02</text:p>
          </table:table-cell>
          <table:table-cell office:value-type="float" office:value="0.343013468013468" calcext:value-type="float">
            <text:p>0.34</text:p>
          </table:table-cell>
          <table:table-cell office:value-type="float" office:value="0.0493038119150879" calcext:value-type="float">
            <text:p>0.05</text:p>
          </table:table-cell>
          <table:table-cell office:value-type="float" office:value="1.31745931593505" calcext:value-type="float">
            <text:p>1.32</text:p>
          </table:table-cell>
          <table:table-cell office:value-type="float" office:value="1630" calcext:value-type="float">
            <text:p>1,630.00</text:p>
          </table:table-cell>
          <table:table-cell office:value-type="float" office:value="0.720938474624327" calcext:value-type="float">
            <text:p>0.72</text:p>
          </table:table-cell>
          <table:table-cell office:value-type="float" office:value="0.203984617166055" calcext:value-type="float">
            <text:p>0.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medio} =&gt; {difusion=alta}</text:p>
          </table:table-cell>
          <table:table-cell office:value-type="float" office:value="0.0214251623747173" calcext:value-type="float">
            <text:p>0.02</text:p>
          </table:table-cell>
          <table:table-cell office:value-type="float" office:value="0.417762492413514" calcext:value-type="float">
            <text:p>0.42</text:p>
          </table:table-cell>
          <table:table-cell office:value-type="float" office:value="0.051285509742483" calcext:value-type="float">
            <text:p>0.05</text:p>
          </table:table-cell>
          <table:table-cell office:value-type="float" office:value="1.6045582427592" calcext:value-type="float">
            <text:p>1.60</text:p>
          </table:table-cell>
          <table:table-cell office:value-type="float" office:value="2065" calcext:value-type="float">
            <text:p>2,065.00</text:p>
          </table:table-cell>
          <table:table-cell office:value-type="float" office:value="0.72039897039897" calcext:value-type="float">
            <text:p>0.72</text:p>
          </table:table-cell>
          <table:table-cell office:value-type="float" office:value="0.250026539902461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retweet_source=Twitter Web App} =&gt; {difusion=alta}</text:p>
          </table:table-cell>
          <table:table-cell office:value-type="float" office:value="0.0132493619140503" calcext:value-type="float">
            <text:p>0.01</text:p>
          </table:table-cell>
          <table:table-cell office:value-type="float" office:value="0.276347111014932" calcext:value-type="float">
            <text:p>0.28</text:p>
          </table:table-cell>
          <table:table-cell office:value-type="float" office:value="0.0479446369654085" calcext:value-type="float">
            <text:p>0.05</text:p>
          </table:table-cell>
          <table:table-cell office:value-type="float" office:value="1.06140460882447" calcext:value-type="float">
            <text:p>1.06</text:p>
          </table:table-cell>
          <table:table-cell office:value-type="float" office:value="1277" calcext:value-type="float">
            <text:p>1,277.00</text:p>
          </table:table-cell>
          <table:table-cell office:value-type="float" office:value="0.719917012448133" calcext:value-type="float">
            <text:p>0.72</text:p>
          </table:table-cell>
          <table:table-cell office:value-type="float" office:value="0.163617884829216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source=Twitter Web App} =&gt; {difusion=alta}</text:p>
          </table:table-cell>
          <table:table-cell office:value-type="float" office:value="0.0148782967774066" calcext:value-type="float">
            <text:p>0.01</text:p>
          </table:table-cell>
          <table:table-cell office:value-type="float" office:value="0.305756929637527" calcext:value-type="float">
            <text:p>0.31</text:p>
          </table:table-cell>
          <table:table-cell office:value-type="float" office:value="0.0486605382747816" calcext:value-type="float">
            <text:p>0.05</text:p>
          </table:table-cell>
          <table:table-cell office:value-type="float" office:value="1.1743629709223" calcext:value-type="float">
            <text:p>1.17</text:p>
          </table:table-cell>
          <table:table-cell office:value-type="float" office:value="1434" calcext:value-type="float">
            <text:p>1,434.00</text:p>
          </table:table-cell>
          <table:table-cell office:value-type="float" office:value="0.719717813051146" calcext:value-type="float">
            <text:p>0.72</text:p>
          </table:table-cell>
          <table:table-cell office:value-type="float" office:value="0.181451031966289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Laborable,retweet_source=Twitter for iPhone} =&gt; {difusion=alta}</text:p>
          </table:table-cell>
          <table:table-cell office:value-type="float" office:value="0.0129692266190783" calcext:value-type="float">
            <text:p>0.01</text:p>
          </table:table-cell>
          <table:table-cell office:value-type="float" office:value="0.270914607715648" calcext:value-type="float">
            <text:p>0.27</text:p>
          </table:table-cell>
          <table:table-cell office:value-type="float" office:value="0.0478720092963416" calcext:value-type="float">
            <text:p>0.05</text:p>
          </table:table-cell>
          <table:table-cell office:value-type="float" office:value="1.04053924128675" calcext:value-type="float">
            <text:p>1.04</text:p>
          </table:table-cell>
          <table:table-cell office:value-type="float" office:value="1250" calcext:value-type="float">
            <text:p>1,250.00</text:p>
          </table:table-cell>
          <table:table-cell office:value-type="float" office:value="0.719657038442617" calcext:value-type="float">
            <text:p>0.72</text:p>
          </table:table-cell>
          <table:table-cell office:value-type="float" office:value="0.160363655973868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polaridad=Negativo} =&gt; {difusion=alta}</text:p>
          </table:table-cell>
          <table:table-cell office:value-type="float" office:value="0.0179286588782138" calcext:value-type="float">
            <text:p>0.02</text:p>
          </table:table-cell>
          <table:table-cell office:value-type="float" office:value="0.358431860609832" calcext:value-type="float">
            <text:p>0.36</text:p>
          </table:table-cell>
          <table:table-cell office:value-type="float" office:value="0.050019713224461" calcext:value-type="float">
            <text:p>0.05</text:p>
          </table:table-cell>
          <table:table-cell office:value-type="float" office:value="1.37667887101685" calcext:value-type="float">
            <text:p>1.38</text:p>
          </table:table-cell>
          <table:table-cell office:value-type="float" office:value="1728" calcext:value-type="float">
            <text:p>1,728.00</text:p>
          </table:table-cell>
          <table:table-cell office:value-type="float" office:value="0.71923227019548" calcext:value-type="float">
            <text:p>0.72</text:p>
          </table:table-cell>
          <table:table-cell office:value-type="float" office:value="0.213646471470135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etweet_es_finde=Finde,retweet_source=Twitter for Android} =&gt; {difusion=alta}</text:p>
          </table:table-cell>
          <table:table-cell office:value-type="float" office:value="0.0141416447054429" calcext:value-type="float">
            <text:p>0.01</text:p>
          </table:table-cell>
          <table:table-cell office:value-type="float" office:value="0.29173801369863" calcext:value-type="float">
            <text:p>0.29</text:p>
          </table:table-cell>
          <table:table-cell office:value-type="float" office:value="0.0484737814114669" calcext:value-type="float">
            <text:p>0.05</text:p>
          </table:table-cell>
          <table:table-cell office:value-type="float" office:value="1.12051857959279" calcext:value-type="float">
            <text:p>1.12</text:p>
          </table:table-cell>
          <table:table-cell office:value-type="float" office:value="1363" calcext:value-type="float">
            <text:p>1,363.00</text:p>
          </table:table-cell>
          <table:table-cell office:value-type="float" office:value="0.719008555434285" calcext:value-type="float">
            <text:p>0.72</text:p>
          </table:table-cell>
          <table:table-cell office:value-type="float" office:value="0.173026893196649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gativo,retweet_es_finde=Finde,retweet_verified=Sin verificar} =&gt; {difusion=alta}</text:p>
          </table:table-cell>
          <table:table-cell office:value-type="float" office:value="0.0141001431802619" calcext:value-type="float">
            <text:p>0.01</text:p>
          </table:table-cell>
          <table:table-cell office:value-type="float" office:value="0.290633019674936" calcext:value-type="float">
            <text:p>0.29</text:p>
          </table:table-cell>
          <table:table-cell office:value-type="float" office:value="0.0485152829366479" calcext:value-type="float">
            <text:p>0.05</text:p>
          </table:table-cell>
          <table:table-cell office:value-type="float" office:value="1.11627447606239" calcext:value-type="float">
            <text:p>1.12</text:p>
          </table:table-cell>
          <table:table-cell office:value-type="float" office:value="1359" calcext:value-type="float">
            <text:p>1,359.00</text:p>
          </table:table-cell>
          <table:table-cell office:value-type="float" office:value="0.718665305691458" calcext:value-type="float">
            <text:p>0.72</text:p>
          </table:table-cell>
          <table:table-cell office:value-type="float" office:value="0.172394695858031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Laborable,RT_popular=muy muchos} =&gt; {difusion=alta}</text:p>
          </table:table-cell>
          <table:table-cell office:value-type="float" office:value="0.0190284492955116" calcext:value-type="float">
            <text:p>0.02</text:p>
          </table:table-cell>
          <table:table-cell office:value-type="float" office:value="0.375281358706773" calcext:value-type="float">
            <text:p>0.38</text:p>
          </table:table-cell>
          <table:table-cell office:value-type="float" office:value="0.0507044883899483" calcext:value-type="float">
            <text:p>0.05</text:p>
          </table:table-cell>
          <table:table-cell office:value-type="float" office:value="1.44139507112761" calcext:value-type="float">
            <text:p>1.44</text:p>
          </table:table-cell>
          <table:table-cell office:value-type="float" office:value="1834" calcext:value-type="float">
            <text:p>1,834.00</text:p>
          </table:table-cell>
          <table:table-cell office:value-type="float" office:value="0.717909546310442" calcext:value-type="float">
            <text:p>0.72</text:p>
          </table:table-cell>
          <table:table-cell office:value-type="float" office:value="0.224183279178046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Positivo,retweet_es_finde=Finde,retweet_verified=Sin verificar} =&gt; {difusion=alta}</text:p>
          </table:table-cell>
          <table:table-cell office:value-type="float" office:value="0.0132182357701646" calcext:value-type="float">
            <text:p>0.01</text:p>
          </table:table-cell>
          <table:table-cell office:value-type="float" office:value="0.273273273273273" calcext:value-type="float">
            <text:p>0.27</text:p>
          </table:table-cell>
          <table:table-cell office:value-type="float" office:value="0.0483700275985142" calcext:value-type="float">
            <text:p>0.05</text:p>
          </table:table-cell>
          <table:table-cell office:value-type="float" office:value="1.04959849464512" calcext:value-type="float">
            <text:p>1.05</text:p>
          </table:table-cell>
          <table:table-cell office:value-type="float" office:value="1274" calcext:value-type="float">
            <text:p>1,274.00</text:p>
          </table:table-cell>
          <table:table-cell office:value-type="float" office:value="0.717365353556632" calcext:value-type="float">
            <text:p>0.72</text:p>
          </table:table-cell>
          <table:table-cell office:value-type="float" office:value="0.162021190713308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n_char=largo,retweet_es_finde=Finde} =&gt; {difusion=alta}</text:p>
          </table:table-cell>
          <table:table-cell office:value-type="float" office:value="0.0155526965615986" calcext:value-type="float">
            <text:p>0.02</text:p>
          </table:table-cell>
          <table:table-cell office:value-type="float" office:value="0.314915966386555" calcext:value-type="float">
            <text:p>0.31</text:p>
          </table:table-cell>
          <table:table-cell office:value-type="float" office:value="0.04938681496545" calcext:value-type="float">
            <text:p>0.05</text:p>
          </table:table-cell>
          <table:table-cell office:value-type="float" office:value="1.20954135140946" calcext:value-type="float">
            <text:p>1.21</text:p>
          </table:table-cell>
          <table:table-cell office:value-type="float" office:value="1499" calcext:value-type="float">
            <text:p>1,499.00</text:p>
          </table:table-cell>
          <table:table-cell office:value-type="float" office:value="0.717122200670076" calcext:value-type="float">
            <text:p>0.72</text:p>
          </table:table-cell>
          <table:table-cell office:value-type="float" office:value="0.187325680650837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RT_popular=muy muchos} =&gt; {difusion=alta}</text:p>
          </table:table-cell>
          <table:table-cell office:value-type="float" office:value="0.0240708846050092" calcext:value-type="float">
            <text:p>0.02</text:p>
          </table:table-cell>
          <table:table-cell office:value-type="float" office:value="0.452594615684744" calcext:value-type="float">
            <text:p>0.45</text:p>
          </table:table-cell>
          <table:table-cell office:value-type="float" office:value="0.0531842045195161" calcext:value-type="float">
            <text:p>0.05</text:p>
          </table:table-cell>
          <table:table-cell office:value-type="float" office:value="1.73834280102523" calcext:value-type="float">
            <text:p>1.74</text:p>
          </table:table-cell>
          <table:table-cell office:value-type="float" office:value="2320" calcext:value-type="float">
            <text:p>2,320.00</text:p>
          </table:table-cell>
          <table:table-cell office:value-type="float" office:value="0.715698924731183" calcext:value-type="float">
            <text:p>0.72</text:p>
          </table:table-cell>
          <table:table-cell office:value-type="float" office:value="0.272523497369749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RT_popular=muchos} =&gt; {difusion=alta}</text:p>
          </table:table-cell>
          <table:table-cell office:value-type="float" office:value="0.0149509244464734" calcext:value-type="float">
            <text:p>0.01</text:p>
          </table:table-cell>
          <table:table-cell office:value-type="float" office:value="0.30247691015953" calcext:value-type="float">
            <text:p>0.30</text:p>
          </table:table-cell>
          <table:table-cell office:value-type="float" office:value="0.049428316490631" calcext:value-type="float">
            <text:p>0.05</text:p>
          </table:table-cell>
          <table:table-cell office:value-type="float" office:value="1.16176494600286" calcext:value-type="float">
            <text:p>1.16</text:p>
          </table:table-cell>
          <table:table-cell office:value-type="float" office:value="1441" calcext:value-type="float">
            <text:p>1,441.00</text:p>
          </table:table-cell>
          <table:table-cell office:value-type="float" office:value="0.715416827955097" calcext:value-type="float">
            <text:p>0.72</text:p>
          </table:table-cell>
          <table:table-cell office:value-type="float" office:value="0.17995049779914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Finde,RT_popular=muchos} =&gt; {difusion=alta}</text:p>
          </table:table-cell>
          <table:table-cell office:value-type="float" office:value="0.0193293353530742" calcext:value-type="float">
            <text:p>0.02</text:p>
          </table:table-cell>
          <table:table-cell office:value-type="float" office:value="0.374096385542169" calcext:value-type="float">
            <text:p>0.37</text:p>
          </table:table-cell>
          <table:table-cell office:value-type="float" office:value="0.0516693988504078" calcext:value-type="float">
            <text:p>0.05</text:p>
          </table:table-cell>
          <table:table-cell office:value-type="float" office:value="1.43684378063781" calcext:value-type="float">
            <text:p>1.44</text:p>
          </table:table-cell>
          <table:table-cell office:value-type="float" office:value="1863" calcext:value-type="float">
            <text:p>1,863.00</text:p>
          </table:table-cell>
          <table:table-cell office:value-type="float" office:value="0.712984296905462" calcext:value-type="float">
            <text:p>0.71</text:p>
          </table:table-cell>
          <table:table-cell office:value-type="float" office:value="0.224168619964836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Finde,retweet_source=Twitter for iPhone,retweet_verified=Sin verificar} =&gt; {difusion=alta}</text:p>
          </table:table-cell>
          <table:table-cell office:value-type="float" office:value="0.0178456558278517" calcext:value-type="float">
            <text:p>0.02</text:p>
          </table:table-cell>
          <table:table-cell office:value-type="float" office:value="0.349451442503048" calcext:value-type="float">
            <text:p>0.35</text:p>
          </table:table-cell>
          <table:table-cell office:value-type="float" office:value="0.0510676267352825" calcext:value-type="float">
            <text:p>0.05</text:p>
          </table:table-cell>
          <table:table-cell office:value-type="float" office:value="1.34218653587825" calcext:value-type="float">
            <text:p>1.34</text:p>
          </table:table-cell>
          <table:table-cell office:value-type="float" office:value="1720" calcext:value-type="float">
            <text:p>1,720.00</text:p>
          </table:table-cell>
          <table:table-cell office:value-type="float" office:value="0.712892281594572" calcext:value-type="float">
            <text:p>0.71</text:p>
          </table:table-cell>
          <table:table-cell office:value-type="float" office:value="0.2089968617632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Web App,RT_popular=muy muchos} =&gt; {difusion=alta}</text:p>
          </table:table-cell>
          <table:table-cell office:value-type="float" office:value="0.0219439314394804" calcext:value-type="float">
            <text:p>0.02</text:p>
          </table:table-cell>
          <table:table-cell office:value-type="float" office:value="0.415194346289753" calcext:value-type="float">
            <text:p>0.42</text:p>
          </table:table-cell>
          <table:table-cell office:value-type="float" office:value="0.0528521923180677" calcext:value-type="float">
            <text:p>0.05</text:p>
          </table:table-cell>
          <table:table-cell office:value-type="float" office:value="1.59469440838842" calcext:value-type="float">
            <text:p>1.59</text:p>
          </table:table-cell>
          <table:table-cell office:value-type="float" office:value="2115" calcext:value-type="float">
            <text:p>2,115.00</text:p>
          </table:table-cell>
          <table:table-cell office:value-type="float" office:value="0.712428311901115" calcext:value-type="float">
            <text:p>0.71</text:p>
          </table:table-cell>
          <table:table-cell office:value-type="float" office:value="0.249738720925222" calcext:value-type="float">
            <text:p>0.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gativo} =&gt; {difusion=alta}</text:p>
          </table:table-cell>
          <table:table-cell office:value-type="float" office:value="0.0229710941877114" calcext:value-type="float">
            <text:p>0.02</text:p>
          </table:table-cell>
          <table:table-cell office:value-type="float" office:value="0.429569266589057" calcext:value-type="float">
            <text:p>0.43</text:p>
          </table:table-cell>
          <table:table-cell office:value-type="float" office:value="0.0534747151957835" calcext:value-type="float">
            <text:p>0.05</text:p>
          </table:table-cell>
          <table:table-cell office:value-type="float" office:value="1.64990615495284" calcext:value-type="float">
            <text:p>1.65</text:p>
          </table:table-cell>
          <table:table-cell office:value-type="float" office:value="2214" calcext:value-type="float">
            <text:p>2,214.00</text:p>
          </table:table-cell>
          <table:table-cell office:value-type="float" office:value="0.711279161018763" calcext:value-type="float">
            <text:p>0.71</text:p>
          </table:table-cell>
          <table:table-cell office:value-type="float" office:value="0.258898764162465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T_popular=muchos} =&gt; {difusion=alta}</text:p>
          </table:table-cell>
          <table:table-cell office:value-type="float" office:value="0.0180116619285759" calcext:value-type="float">
            <text:p>0.02</text:p>
          </table:table-cell>
          <table:table-cell office:value-type="float" office:value="0.349577124446234" calcext:value-type="float">
            <text:p>0.35</text:p>
          </table:table-cell>
          <table:table-cell office:value-type="float" office:value="0.0515241435122741" calcext:value-type="float">
            <text:p>0.05</text:p>
          </table:table-cell>
          <table:table-cell office:value-type="float" office:value="1.34266925991779" calcext:value-type="float">
            <text:p>1.34</text:p>
          </table:table-cell>
          <table:table-cell office:value-type="float" office:value="1736" calcext:value-type="float">
            <text:p>1,736.00</text:p>
          </table:table-cell>
          <table:table-cell office:value-type="float" office:value="0.710634091230052" calcext:value-type="float">
            <text:p>0.71</text:p>
          </table:table-cell>
          <table:table-cell office:value-type="float" office:value="0.209378504041879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fecha_inicio_T_momento=Noche,polaridad=Neutro} =&gt; {difusion=alta}</text:p>
          </table:table-cell>
          <table:table-cell office:value-type="float" office:value="0.0136021248780893" calcext:value-type="float">
            <text:p>0.01</text:p>
          </table:table-cell>
          <table:table-cell office:value-type="float" office:value="0.273580968280467" calcext:value-type="float">
            <text:p>0.27</text:p>
          </table:table-cell>
          <table:table-cell office:value-type="float" office:value="0.0497188271668984" calcext:value-type="float">
            <text:p>0.05</text:p>
          </table:table-cell>
          <table:table-cell office:value-type="float" office:value="1.05078030145884" calcext:value-type="float">
            <text:p>1.05</text:p>
          </table:table-cell>
          <table:table-cell office:value-type="float" office:value="1311" calcext:value-type="float">
            <text:p>1,311.00</text:p>
          </table:table-cell>
          <table:table-cell office:value-type="float" office:value="0.710481189851269" calcext:value-type="float">
            <text:p>0.71</text:p>
          </table:table-cell>
          <table:table-cell office:value-type="float" office:value="0.16291226623954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fecha_inicio_T_momento=Noche,retweet_es_finde=Finde} =&gt; {difusion=alta}</text:p>
          </table:table-cell>
          <table:table-cell office:value-type="float" office:value="0.0182502956983669" calcext:value-type="float">
            <text:p>0.02</text:p>
          </table:table-cell>
          <table:table-cell office:value-type="float" office:value="0.352434381887397" calcext:value-type="float">
            <text:p>0.35</text:p>
          </table:table-cell>
          <table:table-cell office:value-type="float" office:value="0.0517835280446556" calcext:value-type="float">
            <text:p>0.05</text:p>
          </table:table-cell>
          <table:table-cell office:value-type="float" office:value="1.35364352415203" calcext:value-type="float">
            <text:p>1.35</text:p>
          </table:table-cell>
          <table:table-cell office:value-type="float" office:value="1759" calcext:value-type="float">
            <text:p>1,759.00</text:p>
          </table:table-cell>
          <table:table-cell office:value-type="float" office:value="0.709701334463038" calcext:value-type="float">
            <text:p>0.71</text:p>
          </table:table-cell>
          <table:table-cell office:value-type="float" office:value="0.211265409641395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polaridad=Negativo} =&gt; {difusion=alta}</text:p>
          </table:table-cell>
          <table:table-cell office:value-type="float" office:value="0.0171608806623643" calcext:value-type="float">
            <text:p>0.02</text:p>
          </table:table-cell>
          <table:table-cell office:value-type="float" office:value="0.334208931097191" calcext:value-type="float">
            <text:p>0.33</text:p>
          </table:table-cell>
          <table:table-cell office:value-type="float" office:value="0.0513477620302546" calcext:value-type="float">
            <text:p>0.05</text:p>
          </table:table-cell>
          <table:table-cell office:value-type="float" office:value="1.28364251203513" calcext:value-type="float">
            <text:p>1.28</text:p>
          </table:table-cell>
          <table:table-cell office:value-type="float" office:value="1654" calcext:value-type="float">
            <text:p>1,654.00</text:p>
          </table:table-cell>
          <table:table-cell office:value-type="float" office:value="0.709605833245271" calcext:value-type="float">
            <text:p>0.71</text:p>
          </table:table-cell>
          <table:table-cell office:value-type="float" office:value="0.200060550668545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polaridad=Positivo} =&gt; {difusion=alta}</text:p>
          </table:table-cell>
          <table:table-cell office:value-type="float" office:value="0.015054678259426" calcext:value-type="float">
            <text:p>0.02</text:p>
          </table:table-cell>
          <table:table-cell office:value-type="float" office:value="0.298130265050339" calcext:value-type="float">
            <text:p>0.30</text:p>
          </table:table-cell>
          <table:table-cell office:value-type="float" office:value="0.0504969807640431" calcext:value-type="float">
            <text:p>0.05</text:p>
          </table:table-cell>
          <table:table-cell office:value-type="float" office:value="1.14507018435011" calcext:value-type="float">
            <text:p>1.15</text:p>
          </table:table-cell>
          <table:table-cell office:value-type="float" office:value="1451" calcext:value-type="float">
            <text:p>1,451.00</text:p>
          </table:table-cell>
          <table:table-cell office:value-type="float" office:value="0.709470361276745" calcext:value-type="float">
            <text:p>0.71</text:p>
          </table:table-cell>
          <table:table-cell office:value-type="float" office:value="0.177976426061473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utro,retweet_source=Twitter for iPhone,retweet_verified=Sin verificar} =&gt; {difusion=alta}</text:p>
          </table:table-cell>
          <table:table-cell office:value-type="float" office:value="0.0146292876263203" calcext:value-type="float">
            <text:p>0.01</text:p>
          </table:table-cell>
          <table:table-cell office:value-type="float" office:value="0.290721649484536" calcext:value-type="float">
            <text:p>0.29</text:p>
          </table:table-cell>
          <table:table-cell office:value-type="float" office:value="0.0503205992820236" calcext:value-type="float">
            <text:p>0.05</text:p>
          </table:table-cell>
          <table:table-cell office:value-type="float" office:value="1.11661488884269" calcext:value-type="float">
            <text:p>1.12</text:p>
          </table:table-cell>
          <table:table-cell office:value-type="float" office:value="1410" calcext:value-type="float">
            <text:p>1,410.00</text:p>
          </table:table-cell>
          <table:table-cell office:value-type="float" office:value="0.709469404920446" calcext:value-type="float">
            <text:p>0.71</text:p>
          </table:table-cell>
          <table:table-cell office:value-type="float" office:value="0.173455189929165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polaridad=Negativo} =&gt; {difusion=alta}</text:p>
          </table:table-cell>
          <table:table-cell office:value-type="float" office:value="0.0160610902450665" calcext:value-type="float">
            <text:p>0.02</text:p>
          </table:table-cell>
          <table:table-cell office:value-type="float" office:value="0.313233508700931" calcext:value-type="float">
            <text:p>0.31</text:p>
          </table:table-cell>
          <table:table-cell office:value-type="float" office:value="0.0512751343611878" calcext:value-type="float">
            <text:p>0.05</text:p>
          </table:table-cell>
          <table:table-cell office:value-type="float" office:value="1.20307930324433" calcext:value-type="float">
            <text:p>1.20</text:p>
          </table:table-cell>
          <table:table-cell office:value-type="float" office:value="1548" calcext:value-type="float">
            <text:p>1,548.00</text:p>
          </table:table-cell>
          <table:table-cell office:value-type="float" office:value="0.707385565852289" calcext:value-type="float">
            <text:p>0.71</text:p>
          </table:table-cell>
          <table:table-cell office:value-type="float" office:value="0.187460780810974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etweet_source=Twitter for iPhone} =&gt; {difusion=alta}</text:p>
          </table:table-cell>
          <table:table-cell office:value-type="float" office:value="0.0185200556120437" calcext:value-type="float">
            <text:p>0.02</text:p>
          </table:table-cell>
          <table:table-cell office:value-type="float" office:value="0.350963429020842" calcext:value-type="float">
            <text:p>0.35</text:p>
          </table:table-cell>
          <table:table-cell office:value-type="float" office:value="0.0527691892677056" calcext:value-type="float">
            <text:p>0.05</text:p>
          </table:table-cell>
          <table:table-cell office:value-type="float" office:value="1.3479938318278" calcext:value-type="float">
            <text:p>1.35</text:p>
          </table:table-cell>
          <table:table-cell office:value-type="float" office:value="1785" calcext:value-type="float">
            <text:p>1,785.00</text:p>
          </table:table-cell>
          <table:table-cell office:value-type="float" office:value="0.704631097024124" calcext:value-type="float">
            <text:p>0.70</text:p>
          </table:table-cell>
          <table:table-cell office:value-type="float" office:value="0.211047985332131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verified=Verificados} =&gt; {difusion=alta}</text:p>
          </table:table-cell>
          <table:table-cell office:value-type="float" office:value="0.0222655682596335" calcext:value-type="float">
            <text:p>0.02</text:p>
          </table:table-cell>
          <table:table-cell office:value-type="float" office:value="0.409229595728452" calcext:value-type="float">
            <text:p>0.41</text:p>
          </table:table-cell>
          <table:table-cell office:value-type="float" office:value="0.0544084995123571" calcext:value-type="float">
            <text:p>0.05</text:p>
          </table:table-cell>
          <table:table-cell office:value-type="float" office:value="1.5717847651032" calcext:value-type="float">
            <text:p>1.57</text:p>
          </table:table-cell>
          <table:table-cell office:value-type="float" office:value="2146" calcext:value-type="float">
            <text:p>2,146.00</text:p>
          </table:table-cell>
          <table:table-cell office:value-type="float" office:value="0.704100454029512" calcext:value-type="float">
            <text:p>0.70</text:p>
          </table:table-cell>
          <table:table-cell office:value-type="float" office:value="0.24737402317705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Web App,RT_popular=muchos} =&gt; {difusion=alta}</text:p>
          </table:table-cell>
          <table:table-cell office:value-type="float" office:value="0.016476105496877" calcext:value-type="float">
            <text:p>0.02</text:p>
          </table:table-cell>
          <table:table-cell office:value-type="float" office:value="0.316460741331208" calcext:value-type="float">
            <text:p>0.32</text:p>
          </table:table-cell>
          <table:table-cell office:value-type="float" office:value="0.0520636633396277" calcext:value-type="float">
            <text:p>0.05</text:p>
          </table:table-cell>
          <table:table-cell office:value-type="float" office:value="1.21547458240952" calcext:value-type="float">
            <text:p>1.22</text:p>
          </table:table-cell>
          <table:table-cell office:value-type="float" office:value="1588" calcext:value-type="float">
            <text:p>1,588.00</text:p>
          </table:table-cell>
          <table:table-cell office:value-type="float" office:value="0.703828355069415" calcext:value-type="float">
            <text:p>0.70</text:p>
          </table:table-cell>
          <table:table-cell office:value-type="float" office:value="0.189871400393826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n_char=medio} =&gt; {difusion=alta}</text:p>
          </table:table-cell>
          <table:table-cell office:value-type="float" office:value="0.0145877861011392" calcext:value-type="float">
            <text:p>0.01</text:p>
          </table:table-cell>
          <table:table-cell office:value-type="float" office:value="0.284040404040404" calcext:value-type="float">
            <text:p>0.28</text:p>
          </table:table-cell>
          <table:table-cell office:value-type="float" office:value="0.0513581374115499" calcext:value-type="float">
            <text:p>0.05</text:p>
          </table:table-cell>
          <table:table-cell office:value-type="float" office:value="1.0909533044641" calcext:value-type="float">
            <text:p>1.09</text:p>
          </table:table-cell>
          <table:table-cell office:value-type="float" office:value="1406" calcext:value-type="float">
            <text:p>1,406.00</text:p>
          </table:table-cell>
          <table:table-cell office:value-type="float" office:value="0.703401075494099" calcext:value-type="float">
            <text:p>0.70</text:p>
          </table:table-cell>
          <table:table-cell office:value-type="float" office:value="0.170034866880328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source=Twitter for iPhone} =&gt; {difusion=alta}</text:p>
          </table:table-cell>
          <table:table-cell office:value-type="float" office:value="0.0196820983171132" calcext:value-type="float">
            <text:p>0.02</text:p>
          </table:table-cell>
          <table:table-cell office:value-type="float" office:value="0.367493219682294" calcext:value-type="float">
            <text:p>0.37</text:p>
          </table:table-cell>
          <table:table-cell office:value-type="float" office:value="0.0535577182461455" calcext:value-type="float">
            <text:p>0.05</text:p>
          </table:table-cell>
          <table:table-cell office:value-type="float" office:value="1.4114820873284" calcext:value-type="float">
            <text:p>1.41</text:p>
          </table:table-cell>
          <table:table-cell office:value-type="float" office:value="1897" calcext:value-type="float">
            <text:p>1,897.00</text:p>
          </table:table-cell>
          <table:table-cell office:value-type="float" office:value="0.702845657463239" calcext:value-type="float">
            <text:p>0.70</text:p>
          </table:table-cell>
          <table:table-cell office:value-type="float" office:value="0.221544489812455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polaridad=Positivo} =&gt; {difusion=alta}</text:p>
          </table:table-cell>
          <table:table-cell office:value-type="float" office:value="0.0156668257558465" calcext:value-type="float">
            <text:p>0.02</text:p>
          </table:table-cell>
          <table:table-cell office:value-type="float" office:value="0.3017585931255" calcext:value-type="float">
            <text:p>0.30</text:p>
          </table:table-cell>
          <table:table-cell office:value-type="float" office:value="0.0519184080014941" calcext:value-type="float">
            <text:p>0.05</text:p>
          </table:table-cell>
          <table:table-cell office:value-type="float" office:value="1.15900600632111" calcext:value-type="float">
            <text:p>1.16</text:p>
          </table:table-cell>
          <table:table-cell office:value-type="float" office:value="1510" calcext:value-type="float">
            <text:p>1,510.00</text:p>
          </table:table-cell>
          <table:table-cell office:value-type="float" office:value="0.702742409402547" calcext:value-type="float">
            <text:p>0.70</text:p>
          </table:table-cell>
          <table:table-cell office:value-type="float" office:value="0.180966169918931" calcext:value-type="float">
            <text:p>0.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polaridad=Neutro} =&gt; {difusion=alta}</text:p>
          </table:table-cell>
          <table:table-cell office:value-type="float" office:value="0.0229192172812351" calcext:value-type="float">
            <text:p>0.02</text:p>
          </table:table-cell>
          <table:table-cell office:value-type="float" office:value="0.417343661439637" calcext:value-type="float">
            <text:p>0.42</text:p>
          </table:table-cell>
          <table:table-cell office:value-type="float" office:value="0.0549168931958249" calcext:value-type="float">
            <text:p>0.05</text:p>
          </table:table-cell>
          <table:table-cell office:value-type="float" office:value="1.60294958065175" calcext:value-type="float">
            <text:p>1.60</text:p>
          </table:table-cell>
          <table:table-cell office:value-type="float" office:value="2209" calcext:value-type="float">
            <text:p>2,209.00</text:p>
          </table:table-cell>
          <table:table-cell office:value-type="float" office:value="0.702711335084108" calcext:value-type="float">
            <text:p>0.70</text:p>
          </table:table-cell>
          <table:table-cell office:value-type="float" office:value="0.252686336179291" calcext:value-type="float">
            <text:p>0.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source=Twitter Web App} =&gt; {difusion=alta}</text:p>
          </table:table-cell>
          <table:table-cell office:value-type="float" office:value="0.0206988856840489" calcext:value-type="float">
            <text:p>0.02</text:p>
          </table:table-cell>
          <table:table-cell office:value-type="float" office:value="0.38021726700972" calcext:value-type="float">
            <text:p>0.38</text:p>
          </table:table-cell>
          <table:table-cell office:value-type="float" office:value="0.0544396256562429" calcext:value-type="float">
            <text:p>0.05</text:p>
          </table:table-cell>
          <table:table-cell office:value-type="float" office:value="1.46035309751059" calcext:value-type="float">
            <text:p>1.46</text:p>
          </table:table-cell>
          <table:table-cell office:value-type="float" office:value="1995" calcext:value-type="float">
            <text:p>1,995.00</text:p>
          </table:table-cell>
          <table:table-cell office:value-type="float" office:value="0.700169336061525" calcext:value-type="float">
            <text:p>0.70</text:p>
          </table:table-cell>
          <table:table-cell office:value-type="float" office:value="0.229859171482066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eetDeck,retweet_verified=Verificados} =&gt; {difusion=alta}</text:p>
          </table:table-cell>
          <table:table-cell office:value-type="float" office:value="0.0139030109356519" calcext:value-type="float">
            <text:p>0.01</text:p>
          </table:table-cell>
          <table:table-cell office:value-type="float" office:value="0.268806419257773" calcext:value-type="float">
            <text:p>0.27</text:p>
          </table:table-cell>
          <table:table-cell office:value-type="float" office:value="0.0517212757568841" calcext:value-type="float">
            <text:p>0.05</text:p>
          </table:table-cell>
          <table:table-cell office:value-type="float" office:value="1.0324420300033" calcext:value-type="float">
            <text:p>1.03</text:p>
          </table:table-cell>
          <table:table-cell office:value-type="float" office:value="1340" calcext:value-type="float">
            <text:p>1,340.00</text:p>
          </table:table-cell>
          <table:table-cell office:value-type="float" office:value="0.699711193848081" calcext:value-type="float">
            <text:p>0.70</text:p>
          </table:table-cell>
          <table:table-cell office:value-type="float" office:value="0.161102819097285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retweet_es_finde=Laborable} =&gt; {difusion=alta}</text:p>
          </table:table-cell>
          <table:table-cell office:value-type="float" office:value="0.0153036874105123" calcext:value-type="float">
            <text:p>0.02</text:p>
          </table:table-cell>
          <table:table-cell office:value-type="float" office:value="0.292600674469351" calcext:value-type="float">
            <text:p>0.29</text:p>
          </table:table-cell>
          <table:table-cell office:value-type="float" office:value="0.0523022971094188" calcext:value-type="float">
            <text:p>0.05</text:p>
          </table:table-cell>
          <table:table-cell office:value-type="float" office:value="1.12383192024807" calcext:value-type="float">
            <text:p>1.12</text:p>
          </table:table-cell>
          <table:table-cell office:value-type="float" office:value="1475" calcext:value-type="float">
            <text:p>1,475.00</text:p>
          </table:table-cell>
          <table:table-cell office:value-type="float" office:value="0.699685973482205" calcext:value-type="float">
            <text:p>0.70</text:p>
          </table:table-cell>
          <table:table-cell office:value-type="float" office:value="0.175689832731607" calcext:value-type="float">
            <text:p>0.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source=Twitter for iPhone} =&gt; {difusion=alta}</text:p>
          </table:table-cell>
          <table:table-cell office:value-type="float" office:value="0.0291133199145069" calcext:value-type="float">
            <text:p>0.03</text:p>
          </table:table-cell>
          <table:table-cell office:value-type="float" office:value="0.501878018243606" calcext:value-type="float">
            <text:p>0.50</text:p>
          </table:table-cell>
          <table:table-cell office:value-type="float" office:value="0.0580087568218132" calcext:value-type="float">
            <text:p>0.06</text:p>
          </table:table-cell>
          <table:table-cell office:value-type="float" office:value="1.92763238839385" calcext:value-type="float">
            <text:p>1.93</text:p>
          </table:table-cell>
          <table:table-cell office:value-type="float" office:value="2806" calcext:value-type="float">
            <text:p>2,806.00</text:p>
          </table:table-cell>
          <table:table-cell office:value-type="float" office:value="0.699558807704724" calcext:value-type="float">
            <text:p>0.70</text:p>
          </table:table-cell>
          <table:table-cell office:value-type="float" office:value="0.306848788351898" calcext:value-type="float">
            <text:p>0.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,retweet_source=Twitter for Android,retweet_verified=Sin verificar} =&gt; {difusion=alta}</text:p>
          </table:table-cell>
          <table:table-cell office:value-type="float" office:value="0.0217571745761657" calcext:value-type="float">
            <text:p>0.02</text:p>
          </table:table-cell>
          <table:table-cell office:value-type="float" office:value="0.395138496325608" calcext:value-type="float">
            <text:p>0.40</text:p>
          </table:table-cell>
          <table:table-cell office:value-type="float" office:value="0.0550621485339586" calcext:value-type="float">
            <text:p>0.06</text:p>
          </table:table-cell>
          <table:table-cell office:value-type="float" office:value="1.51766312875009" calcext:value-type="float">
            <text:p>1.52</text:p>
          </table:table-cell>
          <table:table-cell office:value-type="float" office:value="2097" calcext:value-type="float">
            <text:p>2,097.00</text:p>
          </table:table-cell>
          <table:table-cell office:value-type="float" office:value="0.699088468061051" calcext:value-type="float">
            <text:p>0.70</text:p>
          </table:table-cell>
          <table:table-cell office:value-type="float" office:value="0.239352144472679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corto,polaridad=Neutro,retweet_es_finde=Finde} =&gt; {difusion=alta}</text:p>
          </table:table-cell>
          <table:table-cell office:value-type="float" office:value="0.0137785063601087" calcext:value-type="float">
            <text:p>0.01</text:p>
          </table:table-cell>
          <table:table-cell office:value-type="float" office:value="0.265919102923508" calcext:value-type="float">
            <text:p>0.27</text:p>
          </table:table-cell>
          <table:table-cell office:value-type="float" office:value="0.0518146541885414" calcext:value-type="float">
            <text:p>0.05</text:p>
          </table:table-cell>
          <table:table-cell office:value-type="float" office:value="1.02135231441674" calcext:value-type="float">
            <text:p>1.02</text:p>
          </table:table-cell>
          <table:table-cell office:value-type="float" office:value="1328" calcext:value-type="float">
            <text:p>1,328.00</text:p>
          </table:table-cell>
          <table:table-cell office:value-type="float" office:value="0.698887343532684" calcext:value-type="float">
            <text:p>0.70</text:p>
          </table:table-cell>
          <table:table-cell office:value-type="float" office:value="0.159420059949839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polaridad=Neutro,retweet_source=Twitter for iPhone} =&gt; {difusion=alta}</text:p>
          </table:table-cell>
          <table:table-cell office:value-type="float" office:value="0.0146500383889108" calcext:value-type="float">
            <text:p>0.01</text:p>
          </table:table-cell>
          <table:table-cell office:value-type="float" office:value="0.279992068213365" calcext:value-type="float">
            <text:p>0.28</text:p>
          </table:table-cell>
          <table:table-cell office:value-type="float" office:value="0.0523230478720093" calcext:value-type="float">
            <text:p>0.05</text:p>
          </table:table-cell>
          <table:table-cell office:value-type="float" office:value="1.07540430057147" calcext:value-type="float">
            <text:p>1.08</text:p>
          </table:table-cell>
          <table:table-cell office:value-type="float" office:value="1412" calcext:value-type="float">
            <text:p>1,412.00</text:p>
          </table:table-cell>
          <table:table-cell office:value-type="float" office:value="0.698033072236728" calcext:value-type="float">
            <text:p>0.70</text:p>
          </table:table-cell>
          <table:table-cell office:value-type="float" office:value="0.168130249456965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verified=Sin verificar,RT_popular=muy muchos} =&gt; {difusion=alta}</text:p>
          </table:table-cell>
          <table:table-cell office:value-type="float" office:value="0.0285219231806769" calcext:value-type="float">
            <text:p>0.03</text:p>
          </table:table-cell>
          <table:table-cell office:value-type="float" office:value="0.491331546023235" calcext:value-type="float">
            <text:p>0.49</text:p>
          </table:table-cell>
          <table:table-cell office:value-type="float" office:value="0.0580502583469943" calcext:value-type="float">
            <text:p>0.06</text:p>
          </table:table-cell>
          <table:table-cell office:value-type="float" office:value="1.88712509240501" calcext:value-type="float">
            <text:p>1.89</text:p>
          </table:table-cell>
          <table:table-cell office:value-type="float" office:value="2749" calcext:value-type="float">
            <text:p>2,749.00</text:p>
          </table:table-cell>
          <table:table-cell office:value-type="float" office:value="0.697888332140301" calcext:value-type="float">
            <text:p>0.70</text:p>
          </table:table-cell>
          <table:table-cell office:value-type="float" office:value="0.300439822585221" calcext:value-type="float">
            <text:p>0.3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Finde,retweet_verified=Verificados} =&gt; {difusion=alta}</text:p>
          </table:table-cell>
          <table:table-cell office:value-type="float" office:value="0.0233861094395219" calcext:value-type="float">
            <text:p>0.02</text:p>
          </table:table-cell>
          <table:table-cell office:value-type="float" office:value="0.417407407407407" calcext:value-type="float">
            <text:p>0.42</text:p>
          </table:table-cell>
          <table:table-cell office:value-type="float" office:value="0.0560270589944181" calcext:value-type="float">
            <text:p>0.06</text:p>
          </table:table-cell>
          <table:table-cell office:value-type="float" office:value="1.60319441861563" calcext:value-type="float">
            <text:p>1.60</text:p>
          </table:table-cell>
          <table:table-cell office:value-type="float" office:value="2254" calcext:value-type="float">
            <text:p>2,254.00</text:p>
          </table:table-cell>
          <table:table-cell office:value-type="float" office:value="0.697379603399433" calcext:value-type="float">
            <text:p>0.70</text:p>
          </table:table-cell>
          <table:table-cell office:value-type="float" office:value="0.253614837839354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retweet_source=Twitter Web App} =&gt; {difusion=alta}</text:p>
          </table:table-cell>
          <table:table-cell office:value-type="float" office:value="0.0147641675831587" calcext:value-type="float">
            <text:p>0.01</text:p>
          </table:table-cell>
          <table:table-cell office:value-type="float" office:value="0.279293424926398" calcext:value-type="float">
            <text:p>0.28</text:p>
          </table:table-cell>
          <table:table-cell office:value-type="float" office:value="0.052862567699363" calcext:value-type="float">
            <text:p>0.05</text:p>
          </table:table-cell>
          <table:table-cell office:value-type="float" office:value="1.07272092457385" calcext:value-type="float">
            <text:p>1.07</text:p>
          </table:table-cell>
          <table:table-cell office:value-type="float" office:value="1423" calcext:value-type="float">
            <text:p>1,423.00</text:p>
          </table:table-cell>
          <table:table-cell office:value-type="float" office:value="0.695230480428283" calcext:value-type="float">
            <text:p>0.70</text:p>
          </table:table-cell>
          <table:table-cell office:value-type="float" office:value="0.168000103712103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retweet_verified=Verificados,RT_popular=muy muchos} =&gt; {difusion=alta}</text:p>
          </table:table-cell>
          <table:table-cell office:value-type="float" office:value="0.0193397107343695" calcext:value-type="float">
            <text:p>0.02</text:p>
          </table:table-cell>
          <table:table-cell office:value-type="float" office:value="0.353297952994693" calcext:value-type="float">
            <text:p>0.35</text:p>
          </table:table-cell>
          <table:table-cell office:value-type="float" office:value="0.0547405117138055" calcext:value-type="float">
            <text:p>0.05</text:p>
          </table:table-cell>
          <table:table-cell office:value-type="float" office:value="1.35696036126303" calcext:value-type="float">
            <text:p>1.36</text:p>
          </table:table-cell>
          <table:table-cell office:value-type="float" office:value="1864" calcext:value-type="float">
            <text:p>1,864.00</text:p>
          </table:table-cell>
          <table:table-cell office:value-type="float" office:value="0.695222058513997" calcext:value-type="float">
            <text:p>0.70</text:p>
          </table:table-cell>
          <table:table-cell office:value-type="float" office:value="0.213789328772791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for Android,RT_popular=muchos} =&gt; {difusion=alta}</text:p>
          </table:table-cell>
          <table:table-cell office:value-type="float" office:value="0.0211242763171547" calcext:value-type="float">
            <text:p>0.02</text:p>
          </table:table-cell>
          <table:table-cell office:value-type="float" office:value="0.379921627169248" calcext:value-type="float">
            <text:p>0.38</text:p>
          </table:table-cell>
          <table:table-cell office:value-type="float" office:value="0.0556016683613123" calcext:value-type="float">
            <text:p>0.06</text:p>
          </table:table-cell>
          <table:table-cell office:value-type="float" office:value="1.45921759264471" calcext:value-type="float">
            <text:p>1.46</text:p>
          </table:table-cell>
          <table:table-cell office:value-type="float" office:value="2036" calcext:value-type="float">
            <text:p>2,036.00</text:p>
          </table:table-cell>
          <table:table-cell office:value-type="float" office:value="0.694478657141852" calcext:value-type="float">
            <text:p>0.69</text:p>
          </table:table-cell>
          <table:table-cell office:value-type="float" office:value="0.230528279911236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utro,retweet_source=Twitter Web App} =&gt; {difusion=alta}</text:p>
          </table:table-cell>
          <table:table-cell office:value-type="float" office:value="0.0142350231371003" calcext:value-type="float">
            <text:p>0.01</text:p>
          </table:table-cell>
          <table:table-cell office:value-type="float" office:value="0.269125147116516" calcext:value-type="float">
            <text:p>0.27</text:p>
          </table:table-cell>
          <table:table-cell office:value-type="float" office:value="0.0528936938432487" calcext:value-type="float">
            <text:p>0.05</text:p>
          </table:table-cell>
          <table:table-cell office:value-type="float" office:value="1.03366621221743" calcext:value-type="float">
            <text:p>1.03</text:p>
          </table:table-cell>
          <table:table-cell office:value-type="float" office:value="1372" calcext:value-type="float">
            <text:p>1,372.00</text:p>
          </table:table-cell>
          <table:table-cell office:value-type="float" office:value="0.69382373351839" calcext:value-type="float">
            <text:p>0.69</text:p>
          </table:table-cell>
          <table:table-cell office:value-type="float" office:value="0.161899785640828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polaridad=Positivo} =&gt; {difusion=alta}</text:p>
          </table:table-cell>
          <table:table-cell office:value-type="float" office:value="0.0174513913386317" calcext:value-type="float">
            <text:p>0.02</text:p>
          </table:table-cell>
          <table:table-cell office:value-type="float" office:value="0.320076117982873" calcext:value-type="float">
            <text:p>0.32</text:p>
          </table:table-cell>
          <table:table-cell office:value-type="float" office:value="0.054522628706605" calcext:value-type="float">
            <text:p>0.05</text:p>
          </table:table-cell>
          <table:table-cell office:value-type="float" office:value="1.2293606600552" calcext:value-type="float">
            <text:p>1.23</text:p>
          </table:table-cell>
          <table:table-cell office:value-type="float" office:value="1682" calcext:value-type="float">
            <text:p>1,682.00</text:p>
          </table:table-cell>
          <table:table-cell office:value-type="float" office:value="0.692050092440786" calcext:value-type="float">
            <text:p>0.69</text:p>
          </table:table-cell>
          <table:table-cell office:value-type="float" office:value="0.193552046398785" calcext:value-type="float">
            <text:p>0.1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retweet_es_finde=Finde,retweet_verified=Sin verificar} =&gt; {difusion=alta}</text:p>
          </table:table-cell>
          <table:table-cell office:value-type="float" office:value="0.0203046211948289" calcext:value-type="float">
            <text:p>0.02</text:p>
          </table:table-cell>
          <table:table-cell office:value-type="float" office:value="0.364432029795158" calcext:value-type="float">
            <text:p>0.36</text:p>
          </table:table-cell>
          <table:table-cell office:value-type="float" office:value="0.0557157975555602" calcext:value-type="float">
            <text:p>0.06</text:p>
          </table:table-cell>
          <table:table-cell office:value-type="float" office:value="1.39972455151498" calcext:value-type="float">
            <text:p>1.40</text:p>
          </table:table-cell>
          <table:table-cell office:value-type="float" office:value="1957" calcext:value-type="float">
            <text:p>1,957.00</text:p>
          </table:table-cell>
          <table:table-cell office:value-type="float" office:value="0.691900235029993" calcext:value-type="float">
            <text:p>0.69</text:p>
          </table:table-cell>
          <table:table-cell office:value-type="float" office:value="0.221209399770457" calcext:value-type="float">
            <text:p>0.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Positivo} =&gt; {difusion=alta}</text:p>
          </table:table-cell>
          <table:table-cell office:value-type="float" office:value="0.0240501338424187" calcext:value-type="float">
            <text:p>0.02</text:p>
          </table:table-cell>
          <table:table-cell office:value-type="float" office:value="0.418034265103697" calcext:value-type="float">
            <text:p>0.42</text:p>
          </table:table-cell>
          <table:table-cell office:value-type="float" office:value="0.0575314892822311" calcext:value-type="float">
            <text:p>0.06</text:p>
          </table:table-cell>
          <table:table-cell office:value-type="float" office:value="1.60560207775662" calcext:value-type="float">
            <text:p>1.61</text:p>
          </table:table-cell>
          <table:table-cell office:value-type="float" office:value="2318" calcext:value-type="float">
            <text:p>2,318.00</text:p>
          </table:table-cell>
          <table:table-cell office:value-type="float" office:value="0.690265174252322" calcext:value-type="float">
            <text:p>0.69</text:p>
          </table:table-cell>
          <table:table-cell office:value-type="float" office:value="0.25520347191584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es_finde=Finde,retweet_source=Twitter for iPhone} =&gt; {difusion=alta}</text:p>
          </table:table-cell>
          <table:table-cell office:value-type="float" office:value="0.0186860617127679" calcext:value-type="float">
            <text:p>0.02</text:p>
          </table:table-cell>
          <table:table-cell office:value-type="float" office:value="0.337455499344201" calcext:value-type="float">
            <text:p>0.34</text:p>
          </table:table-cell>
          <table:table-cell office:value-type="float" office:value="0.0553734099728165" calcext:value-type="float">
            <text:p>0.06</text:p>
          </table:table-cell>
          <table:table-cell office:value-type="float" office:value="1.29611205618047" calcext:value-type="float">
            <text:p>1.30</text:p>
          </table:table-cell>
          <table:table-cell office:value-type="float" office:value="1801" calcext:value-type="float">
            <text:p>1,801.00</text:p>
          </table:table-cell>
          <table:table-cell office:value-type="float" office:value="0.690080335312609" calcext:value-type="float">
            <text:p>0.69</text:p>
          </table:table-cell>
          <table:table-cell office:value-type="float" office:value="0.204612821800896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T_popular=amigos medios} =&gt; {difusion=alta}</text:p>
          </table:table-cell>
          <table:table-cell office:value-type="float" office:value="0.0145670353385487" calcext:value-type="float">
            <text:p>0.01</text:p>
          </table:table-cell>
          <table:table-cell office:value-type="float" office:value="0.270885587497588" calcext:value-type="float">
            <text:p>0.27</text:p>
          </table:table-cell>
          <table:table-cell office:value-type="float" office:value="0.0537756012533461" calcext:value-type="float">
            <text:p>0.05</text:p>
          </table:table-cell>
          <table:table-cell office:value-type="float" office:value="1.04042777931747" calcext:value-type="float">
            <text:p>1.04</text:p>
          </table:table-cell>
          <table:table-cell office:value-type="float" office:value="1404" calcext:value-type="float">
            <text:p>1,404.00</text:p>
          </table:table-cell>
          <table:table-cell office:value-type="float" office:value="0.689606206490493" calcext:value-type="float">
            <text:p>0.69</text:p>
          </table:table-cell>
          <table:table-cell office:value-type="float" office:value="0.163417608445534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verified=Verificados,RT_popular=muy muchos} =&gt; {difusion=alta}</text:p>
          </table:table-cell>
          <table:table-cell office:value-type="float" office:value="0.0281069079288664" calcext:value-type="float">
            <text:p>0.03</text:p>
          </table:table-cell>
          <table:table-cell office:value-type="float" office:value="0.473601398601399" calcext:value-type="float">
            <text:p>0.47</text:p>
          </table:table-cell>
          <table:table-cell office:value-type="float" office:value="0.0593471810089021" calcext:value-type="float">
            <text:p>0.06</text:p>
          </table:table-cell>
          <table:table-cell office:value-type="float" office:value="1.81902646050849" calcext:value-type="float">
            <text:p>1.82</text:p>
          </table:table-cell>
          <table:table-cell office:value-type="float" office:value="2709" calcext:value-type="float">
            <text:p>2,709.00</text:p>
          </table:table-cell>
          <table:table-cell office:value-type="float" office:value="0.68934353317915" calcext:value-type="float">
            <text:p>0.69</text:p>
          </table:table-cell>
          <table:table-cell office:value-type="float" office:value="0.290777745606589" calcext:value-type="float">
            <text:p>0.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corto,retweet_verified=Sin verificar} =&gt; {difusion=alta}</text:p>
          </table:table-cell>
          <table:table-cell office:value-type="float" office:value="0.0221825652092714" calcext:value-type="float">
            <text:p>0.02</text:p>
          </table:table-cell>
          <table:table-cell office:value-type="float" office:value="0.384601547040835" calcext:value-type="float">
            <text:p>0.38</text:p>
          </table:table-cell>
          <table:table-cell office:value-type="float" office:value="0.0576767446203648" calcext:value-type="float">
            <text:p>0.06</text:p>
          </table:table-cell>
          <table:table-cell office:value-type="float" office:value="1.47719240881843" calcext:value-type="float">
            <text:p>1.48</text:p>
          </table:table-cell>
          <table:table-cell office:value-type="float" office:value="2138" calcext:value-type="float">
            <text:p>2,138.00</text:p>
          </table:table-cell>
          <table:table-cell office:value-type="float" office:value="0.685078029107487" calcext:value-type="float">
            <text:p>0.69</text:p>
          </table:table-cell>
          <table:table-cell office:value-type="float" office:value="0.234900598179698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etweet_verified=Verificados} =&gt; {difusion=alta}</text:p>
          </table:table-cell>
          <table:table-cell office:value-type="float" office:value="0.0234172355834077" calcext:value-type="float">
            <text:p>0.02</text:p>
          </table:table-cell>
          <table:table-cell office:value-type="float" office:value="0.401315789473684" calcext:value-type="float">
            <text:p>0.40</text:p>
          </table:table-cell>
          <table:table-cell office:value-type="float" office:value="0.0583511444045569" calcext:value-type="float">
            <text:p>0.06</text:p>
          </table:table-cell>
          <table:table-cell office:value-type="float" office:value="1.54138911377431" calcext:value-type="float">
            <text:p>1.54</text:p>
          </table:table-cell>
          <table:table-cell office:value-type="float" office:value="2257" calcext:value-type="float">
            <text:p>2,257.00</text:p>
          </table:table-cell>
          <table:table-cell office:value-type="float" office:value="0.684094023400443" calcext:value-type="float">
            <text:p>0.68</text:p>
          </table:table-cell>
          <table:table-cell office:value-type="float" office:value="0.245628804117571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Finde,retweet_source=Twitter for iPhone} =&gt; {difusion=alta}</text:p>
          </table:table-cell>
          <table:table-cell office:value-type="float" office:value="0.0244858998568197" calcext:value-type="float">
            <text:p>0.02</text:p>
          </table:table-cell>
          <table:table-cell office:value-type="float" office:value="0.415054519873373" calcext:value-type="float">
            <text:p>0.42</text:p>
          </table:table-cell>
          <table:table-cell office:value-type="float" office:value="0.0589944180448631" calcext:value-type="float">
            <text:p>0.06</text:p>
          </table:table-cell>
          <table:table-cell office:value-type="float" office:value="1.59415735771242" calcext:value-type="float">
            <text:p>1.59</text:p>
          </table:table-cell>
          <table:table-cell office:value-type="float" office:value="2360" calcext:value-type="float">
            <text:p>2,360.00</text:p>
          </table:table-cell>
          <table:table-cell office:value-type="float" office:value="0.682899366643209" calcext:value-type="float">
            <text:p>0.68</text:p>
          </table:table-cell>
          <table:table-cell office:value-type="float" office:value="0.254550452731777" calcext:value-type="float">
            <text:p>0.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,retweet_source=Twitter for Android} =&gt; {difusion=alta}</text:p>
          </table:table-cell>
          <table:table-cell office:value-type="float" office:value="0.0244340229503434" calcext:value-type="float">
            <text:p>0.02</text:p>
          </table:table-cell>
          <table:table-cell office:value-type="float" office:value="0.41301297790249" calcext:value-type="float">
            <text:p>0.41</text:p>
          </table:table-cell>
          <table:table-cell office:value-type="float" office:value="0.0591604241455874" calcext:value-type="float">
            <text:p>0.06</text:p>
          </table:table-cell>
          <table:table-cell office:value-type="float" office:value="1.5863161248186" calcext:value-type="float">
            <text:p>1.59</text:p>
          </table:table-cell>
          <table:table-cell office:value-type="float" office:value="2355" calcext:value-type="float">
            <text:p>2,355.00</text:p>
          </table:table-cell>
          <table:table-cell office:value-type="float" office:value="0.681832565662248" calcext:value-type="float">
            <text:p>0.68</text:p>
          </table:table-cell>
          <table:table-cell office:value-type="float" office:value="0.253430056337871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Finde,RT_popular=muy muchos} =&gt; {difusion=alta}</text:p>
          </table:table-cell>
          <table:table-cell office:value-type="float" office:value="0.030700753252682" calcext:value-type="float">
            <text:p>0.03</text:p>
          </table:table-cell>
          <table:table-cell office:value-type="float" office:value="0.497227356746765" calcext:value-type="float">
            <text:p>0.50</text:p>
          </table:table-cell>
          <table:table-cell office:value-type="float" office:value="0.0617438940881077" calcext:value-type="float">
            <text:p>0.06</text:p>
          </table:table-cell>
          <table:table-cell office:value-type="float" office:value="1.90976994891076" calcext:value-type="float">
            <text:p>1.91</text:p>
          </table:table-cell>
          <table:table-cell office:value-type="float" office:value="2959" calcext:value-type="float">
            <text:p>2,959.00</text:p>
          </table:table-cell>
          <table:table-cell office:value-type="float" office:value="0.681585131382183" calcext:value-type="float">
            <text:p>0.68</text:p>
          </table:table-cell>
          <table:table-cell office:value-type="float" office:value="0.307571995102481" calcext:value-type="float">
            <text:p>0.3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utro,retweet_source=Twitter for iPhone} =&gt; {difusion=alta}</text:p>
          </table:table-cell>
          <table:table-cell office:value-type="float" office:value="0.0182606710796622" calcext:value-type="float">
            <text:p>0.02</text:p>
          </table:table-cell>
          <table:table-cell office:value-type="float" office:value="0.321285140562249" calcext:value-type="float">
            <text:p>0.32</text:p>
          </table:table-cell>
          <table:table-cell office:value-type="float" office:value="0.0568363387354485" calcext:value-type="float">
            <text:p>0.06</text:p>
          </table:table-cell>
          <table:table-cell office:value-type="float" office:value="1.23400432046189" calcext:value-type="float">
            <text:p>1.23</text:p>
          </table:table-cell>
          <table:table-cell office:value-type="float" office:value="1760" calcext:value-type="float">
            <text:p>1,760.00</text:p>
          </table:table-cell>
          <table:table-cell office:value-type="float" office:value="0.680827433014022" calcext:value-type="float">
            <text:p>0.68</text:p>
          </table:table-cell>
          <table:table-cell office:value-type="float" office:value="0.195710714060514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T_popular=muy muchos} =&gt; {difusion=alta}</text:p>
          </table:table-cell>
          <table:table-cell office:value-type="float" office:value="0.0260629578136997" calcext:value-type="float">
            <text:p>0.03</text:p>
          </table:table-cell>
          <table:table-cell office:value-type="float" office:value="0.434151399930868" calcext:value-type="float">
            <text:p>0.43</text:p>
          </table:table-cell>
          <table:table-cell office:value-type="float" office:value="0.0600319561743894" calcext:value-type="float">
            <text:p>0.06</text:p>
          </table:table-cell>
          <table:table-cell office:value-type="float" office:value="1.66750538886335" calcext:value-type="float">
            <text:p>1.67</text:p>
          </table:table-cell>
          <table:table-cell office:value-type="float" office:value="2512" calcext:value-type="float">
            <text:p>2,512.00</text:p>
          </table:table-cell>
          <table:table-cell office:value-type="float" office:value="0.680626057529611" calcext:value-type="float">
            <text:p>0.68</text:p>
          </table:table-cell>
          <table:table-cell office:value-type="float" office:value="0.267127505177835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Laborable,retweet_verified=Sin verificar,RT_popular=muchos} =&gt; {difusion=alta}</text:p>
          </table:table-cell>
          <table:table-cell office:value-type="float" office:value="0.0164242285904007" calcext:value-type="float">
            <text:p>0.02</text:p>
          </table:table-cell>
          <table:table-cell office:value-type="float" office:value="0.291797235023042" calcext:value-type="float">
            <text:p>0.29</text:p>
          </table:table-cell>
          <table:table-cell office:value-type="float" office:value="0.0562864435267996" calcext:value-type="float">
            <text:p>0.06</text:p>
          </table:table-cell>
          <table:table-cell office:value-type="float" office:value="1.12074603913249" calcext:value-type="float">
            <text:p>1.12</text:p>
          </table:table-cell>
          <table:table-cell office:value-type="float" office:value="1583" calcext:value-type="float">
            <text:p>1,583.00</text:p>
          </table:table-cell>
          <table:table-cell office:value-type="float" office:value="0.679741498479403" calcext:value-type="float">
            <text:p>0.68</text:p>
          </table:table-cell>
          <table:table-cell office:value-type="float" office:value="0.177440021831278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es_finde=Finde,RT_popular=muchos} =&gt; {difusion=alta}</text:p>
          </table:table-cell>
          <table:table-cell office:value-type="float" office:value="0.0181154157415285" calcext:value-type="float">
            <text:p>0.02</text:p>
          </table:table-cell>
          <table:table-cell office:value-type="float" office:value="0.317051025966951" calcext:value-type="float">
            <text:p>0.32</text:p>
          </table:table-cell>
          <table:table-cell office:value-type="float" office:value="0.0571372247930111" calcext:value-type="float">
            <text:p>0.06</text:p>
          </table:table-cell>
          <table:table-cell office:value-type="float" office:value="1.21774177033341" calcext:value-type="float">
            <text:p>1.22</text:p>
          </table:table-cell>
          <table:table-cell office:value-type="float" office:value="1746" calcext:value-type="float">
            <text:p>1,746.00</text:p>
          </table:table-cell>
          <table:table-cell office:value-type="float" office:value="0.678807832264772" calcext:value-type="float">
            <text:p>0.68</text:p>
          </table:table-cell>
          <table:table-cell office:value-type="float" office:value="0.193314705619165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eetDeck,RT_popular=muy muchos} =&gt; {difusion=alta}</text:p>
          </table:table-cell>
          <table:table-cell office:value-type="float" office:value="0.0152414351227408" calcext:value-type="float">
            <text:p>0.02</text:p>
          </table:table-cell>
          <table:table-cell office:value-type="float" office:value="0.272289156626506" calcext:value-type="float">
            <text:p>0.27</text:p>
          </table:table-cell>
          <table:table-cell office:value-type="float" office:value="0.0559751820879417" calcext:value-type="float">
            <text:p>0.06</text:p>
          </table:table-cell>
          <table:table-cell office:value-type="float" office:value="1.04581866159145" calcext:value-type="float">
            <text:p>1.05</text:p>
          </table:table-cell>
          <table:table-cell office:value-type="float" office:value="1469" calcext:value-type="float">
            <text:p>1,469.00</text:p>
          </table:table-cell>
          <table:table-cell office:value-type="float" office:value="0.678807718814611" calcext:value-type="float">
            <text:p>0.68</text:p>
          </table:table-cell>
          <table:table-cell office:value-type="float" office:value="0.165414523320028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RT_popular=muchos} =&gt; {difusion=alta}</text:p>
          </table:table-cell>
          <table:table-cell office:value-type="float" office:value="0.0167666161731444" calcext:value-type="float">
            <text:p>0.02</text:p>
          </table:table-cell>
          <table:table-cell office:value-type="float" office:value="0.295483635033827" calcext:value-type="float">
            <text:p>0.30</text:p>
          </table:table-cell>
          <table:table-cell office:value-type="float" office:value="0.0567429603037912" calcext:value-type="float">
            <text:p>0.06</text:p>
          </table:table-cell>
          <table:table-cell office:value-type="float" office:value="1.13490490602655" calcext:value-type="float">
            <text:p>1.13</text:p>
          </table:table-cell>
          <table:table-cell office:value-type="float" office:value="1616" calcext:value-type="float">
            <text:p>1,616.00</text:p>
          </table:table-cell>
          <table:table-cell office:value-type="float" office:value="0.677963174076761" calcext:value-type="float">
            <text:p>0.68</text:p>
          </table:table-cell>
          <table:table-cell office:value-type="float" office:value="0.179940749532535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Finde,retweet_verified=Verificados} =&gt; {difusion=alta}</text:p>
          </table:table-cell>
          <table:table-cell office:value-type="float" office:value="0.0275155111950364" calcext:value-type="float">
            <text:p>0.03</text:p>
          </table:table-cell>
          <table:table-cell office:value-type="float" office:value="0.450178237990154" calcext:value-type="float">
            <text:p>0.45</text:p>
          </table:table-cell>
          <table:table-cell office:value-type="float" office:value="0.061121371210392" calcext:value-type="float">
            <text:p>0.06</text:p>
          </table:table-cell>
          <table:table-cell office:value-type="float" office:value="1.72906188467232" calcext:value-type="float">
            <text:p>1.73</text:p>
          </table:table-cell>
          <table:table-cell office:value-type="float" office:value="2652" calcext:value-type="float">
            <text:p>2,652.00</text:p>
          </table:table-cell>
          <table:table-cell office:value-type="float" office:value="0.677760914834292" calcext:value-type="float">
            <text:p>0.68</text:p>
          </table:table-cell>
          <table:table-cell office:value-type="float" office:value="0.277930435644476" calcext:value-type="float">
            <text:p>0.2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n_char=largo,retweet_es_finde=Finde} =&gt; {difusion=alta}</text:p>
          </table:table-cell>
          <table:table-cell office:value-type="float" office:value="0.0235313647776556" calcext:value-type="float">
            <text:p>0.02</text:p>
          </table:table-cell>
          <table:table-cell office:value-type="float" office:value="0.39231966787753" calcext:value-type="float">
            <text:p>0.39</text:p>
          </table:table-cell>
          <table:table-cell office:value-type="float" office:value="0.0599800792679131" calcext:value-type="float">
            <text:p>0.06</text:p>
          </table:table-cell>
          <table:table-cell office:value-type="float" office:value="1.50683646406998" calcext:value-type="float">
            <text:p>1.51</text:p>
          </table:table-cell>
          <table:table-cell office:value-type="float" office:value="2268" calcext:value-type="float">
            <text:p>2,268.00</text:p>
          </table:table-cell>
          <table:table-cell office:value-type="float" office:value="0.675114482469326" calcext:value-type="float">
            <text:p>0.68</text:p>
          </table:table-cell>
          <table:table-cell office:value-type="float" office:value="0.241349919218115" calcext:value-type="float">
            <text:p>0.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verified=Sin verificar,RT_popular=amigos medios} =&gt; {difusion=alta}</text:p>
          </table:table-cell>
          <table:table-cell office:value-type="float" office:value="0.0197132244609989" calcext:value-type="float">
            <text:p>0.02</text:p>
          </table:table-cell>
          <table:table-cell office:value-type="float" office:value="0.337118523775727" calcext:value-type="float">
            <text:p>0.34</text:p>
          </table:table-cell>
          <table:table-cell office:value-type="float" office:value="0.0584756489801" calcext:value-type="float">
            <text:p>0.06</text:p>
          </table:table-cell>
          <table:table-cell office:value-type="float" office:value="1.29481778746123" calcext:value-type="float">
            <text:p>1.29</text:p>
          </table:table-cell>
          <table:table-cell office:value-type="float" office:value="1900" calcext:value-type="float">
            <text:p>1,900.00</text:p>
          </table:table-cell>
          <table:table-cell office:value-type="float" office:value="0.674921956295526" calcext:value-type="float">
            <text:p>0.67</text:p>
          </table:table-cell>
          <table:table-cell office:value-type="float" office:value="0.20641691710425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utro,RT_popular=muy muchos} =&gt; {difusion=alta}</text:p>
          </table:table-cell>
          <table:table-cell office:value-type="float" office:value="0.0249735427776971" calcext:value-type="float">
            <text:p>0.02</text:p>
          </table:table-cell>
          <table:table-cell office:value-type="float" office:value="0.410470668485675" calcext:value-type="float">
            <text:p>0.41</text:p>
          </table:table-cell>
          <table:table-cell office:value-type="float" office:value="0.0608412359154199" calcext:value-type="float">
            <text:p>0.06</text:p>
          </table:table-cell>
          <table:table-cell office:value-type="float" office:value="1.57655152506521" calcext:value-type="float">
            <text:p>1.58</text:p>
          </table:table-cell>
          <table:table-cell office:value-type="float" office:value="2407" calcext:value-type="float">
            <text:p>2,407.00</text:p>
          </table:table-cell>
          <table:table-cell office:value-type="float" office:value="0.673531575076179" calcext:value-type="float">
            <text:p>0.67</text:p>
          </table:table-cell>
          <table:table-cell office:value-type="float" office:value="0.253195005877491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fecha_inicio_T_momento=Tarde,retweet_verified=Sin verificar} =&gt; {difusion=alta}</text:p>
          </table:table-cell>
          <table:table-cell office:value-type="float" office:value="0.0182191695544811" calcext:value-type="float">
            <text:p>0.02</text:p>
          </table:table-cell>
          <table:table-cell office:value-type="float" office:value="0.313459478757587" calcext:value-type="float">
            <text:p>0.31</text:p>
          </table:table-cell>
          <table:table-cell office:value-type="float" office:value="0.0581228860160611" calcext:value-type="float">
            <text:p>0.06</text:p>
          </table:table-cell>
          <table:table-cell office:value-type="float" office:value="1.2039472177259" calcext:value-type="float">
            <text:p>1.20</text:p>
          </table:table-cell>
          <table:table-cell office:value-type="float" office:value="1756" calcext:value-type="float">
            <text:p>1,756.00</text:p>
          </table:table-cell>
          <table:table-cell office:value-type="float" office:value="0.673531444367657" calcext:value-type="float">
            <text:p>0.67</text:p>
          </table:table-cell>
          <table:table-cell office:value-type="float" office:value="0.191718182831411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fecha_inicio_T_momento=Noche,retweet_es_finde=Laborable} =&gt; {difusion=alta}</text:p>
          </table:table-cell>
          <table:table-cell office:value-type="float" office:value="0.0163931024465149" calcext:value-type="float">
            <text:p>0.02</text:p>
          </table:table-cell>
          <table:table-cell office:value-type="float" office:value="0.284941388638413" calcext:value-type="float">
            <text:p>0.28</text:p>
          </table:table-cell>
          <table:table-cell office:value-type="float" office:value="0.0575314892822311" calcext:value-type="float">
            <text:p>0.06</text:p>
          </table:table-cell>
          <table:table-cell office:value-type="float" office:value="1.09441384074869" calcext:value-type="float">
            <text:p>1.09</text:p>
          </table:table-cell>
          <table:table-cell office:value-type="float" office:value="1580" calcext:value-type="float">
            <text:p>1,580.00</text:p>
          </table:table-cell>
          <table:table-cell office:value-type="float" office:value="0.672734780962869" calcext:value-type="float">
            <text:p>0.67</text:p>
          </table:table-cell>
          <table:table-cell office:value-type="float" office:value="0.173952323393886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Finde,retweet_source=Twitter for iPhone} =&gt; {difusion=alta}</text:p>
          </table:table-cell>
          <table:table-cell office:value-type="float" office:value="0.0238945031229898" calcext:value-type="float">
            <text:p>0.02</text:p>
          </table:table-cell>
          <table:table-cell office:value-type="float" office:value="0.394484412470024" calcext:value-type="float">
            <text:p>0.39</text:p>
          </table:table-cell>
          <table:table-cell office:value-type="float" office:value="0.0605714760017431" calcext:value-type="float">
            <text:p>0.06</text:p>
          </table:table-cell>
          <table:table-cell office:value-type="float" office:value="1.51515089832971" calcext:value-type="float">
            <text:p>1.52</text:p>
          </table:table-cell>
          <table:table-cell office:value-type="float" office:value="2303" calcext:value-type="float">
            <text:p>2,303.00</text:p>
          </table:table-cell>
          <table:table-cell office:value-type="float" office:value="0.672604701526424" calcext:value-type="float">
            <text:p>0.67</text:p>
          </table:table-cell>
          <table:table-cell office:value-type="float" office:value="0.243129669373611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n_char=corto} =&gt; {difusion=alta}</text:p>
          </table:table-cell>
          <table:table-cell office:value-type="float" office:value="0.0154593181299413" calcext:value-type="float">
            <text:p>0.02</text:p>
          </table:table-cell>
          <table:table-cell office:value-type="float" office:value="0.26616648803144" calcext:value-type="float">
            <text:p>0.27</text:p>
          </table:table-cell>
          <table:table-cell office:value-type="float" office:value="0.0580813844908801" calcext:value-type="float">
            <text:p>0.06</text:p>
          </table:table-cell>
          <table:table-cell office:value-type="float" office:value="1.0223024806506" calcext:value-type="float">
            <text:p>1.02</text:p>
          </table:table-cell>
          <table:table-cell office:value-type="float" office:value="1490" calcext:value-type="float">
            <text:p>1,490.00</text:p>
          </table:table-cell>
          <table:table-cell office:value-type="float" office:value="0.66762550510239" calcext:value-type="float">
            <text:p>0.67</text:p>
          </table:table-cell>
          <table:table-cell office:value-type="float" office:value="0.162771615738044" calcext:value-type="float">
            <text:p>0.1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polaridad=Neutro,retweet_es_finde=Finde} =&gt; {difusion=alta}</text:p>
          </table:table-cell>
          <table:table-cell office:value-type="float" office:value="0.0198481044178374" calcext:value-type="float">
            <text:p>0.02</text:p>
          </table:table-cell>
          <table:table-cell office:value-type="float" office:value="0.331083419868467" calcext:value-type="float">
            <text:p>0.33</text:p>
          </table:table-cell>
          <table:table-cell office:value-type="float" office:value="0.0599489531240273" calcext:value-type="float">
            <text:p>0.06</text:p>
          </table:table-cell>
          <table:table-cell office:value-type="float" office:value="1.27163792833994" calcext:value-type="float">
            <text:p>1.27</text:p>
          </table:table-cell>
          <table:table-cell office:value-type="float" office:value="1913" calcext:value-type="float">
            <text:p>1,913.00</text:p>
          </table:table-cell>
          <table:table-cell office:value-type="float" office:value="0.667011982457958" calcext:value-type="float">
            <text:p>0.67</text:p>
          </table:table-cell>
          <table:table-cell office:value-type="float" office:value="0.203658391212627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es_finde=Finde,retweet_source=Twitter for iPhone,retweet_verified=Sin verificar} =&gt; {difusion=alta}</text:p>
          </table:table-cell>
          <table:table-cell office:value-type="float" office:value="0.0183955510365006" calcext:value-type="float">
            <text:p>0.02</text:p>
          </table:table-cell>
          <table:table-cell office:value-type="float" office:value="0.30866991643454" calcext:value-type="float">
            <text:p>0.31</text:p>
          </table:table-cell>
          <table:table-cell office:value-type="float" office:value="0.0595961901599884" calcext:value-type="float">
            <text:p>0.06</text:p>
          </table:table-cell>
          <table:table-cell office:value-type="float" office:value="1.18555128260914" calcext:value-type="float">
            <text:p>1.19</text:p>
          </table:table-cell>
          <table:table-cell office:value-type="float" office:value="1773" calcext:value-type="float">
            <text:p>1,773.00</text:p>
          </table:table-cell>
          <table:table-cell office:value-type="float" office:value="0.66574918286599" calcext:value-type="float">
            <text:p>0.67</text:p>
          </table:table-cell>
          <table:table-cell office:value-type="float" office:value="0.189662128058667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Finde,retweet_source=Twitter Web App} =&gt; {difusion=alta}</text:p>
          </table:table-cell>
          <table:table-cell office:value-type="float" office:value="0.0166109854537154" calcext:value-type="float">
            <text:p>0.02</text:p>
          </table:table-cell>
          <table:table-cell office:value-type="float" office:value="0.281915830251805" calcext:value-type="float">
            <text:p>0.28</text:p>
          </table:table-cell>
          <table:table-cell office:value-type="float" office:value="0.0589217903757963" calcext:value-type="float">
            <text:p>0.06</text:p>
          </table:table-cell>
          <table:table-cell office:value-type="float" office:value="1.08279315977243" calcext:value-type="float">
            <text:p>1.08</text:p>
          </table:table-cell>
          <table:table-cell office:value-type="float" office:value="1601" calcext:value-type="float">
            <text:p>1,601.00</text:p>
          </table:table-cell>
          <table:table-cell office:value-type="float" office:value="0.66553544494721" calcext:value-type="float">
            <text:p>0.67</text:p>
          </table:table-cell>
          <table:table-cell office:value-type="float" office:value="0.172857970916131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verified=Verificados,RT_popular=muy muchos} =&gt; {difusion=alta}</text:p>
          </table:table-cell>
          <table:table-cell office:value-type="float" office:value="0.0232823556265693" calcext:value-type="float">
            <text:p>0.02</text:p>
          </table:table-cell>
          <table:table-cell office:value-type="float" office:value="0.376573250545394" calcext:value-type="float">
            <text:p>0.38</text:p>
          </table:table-cell>
          <table:table-cell office:value-type="float" office:value="0.0618268971384698" calcext:value-type="float">
            <text:p>0.06</text:p>
          </table:table-cell>
          <table:table-cell office:value-type="float" office:value="1.44635701897131" calcext:value-type="float">
            <text:p>1.45</text:p>
          </table:table-cell>
          <table:table-cell office:value-type="float" office:value="2244" calcext:value-type="float">
            <text:p>2,244.00</text:p>
          </table:table-cell>
          <table:table-cell office:value-type="float" office:value="0.66420215904752" calcext:value-type="float">
            <text:p>0.66</text:p>
          </table:table-cell>
          <table:table-cell office:value-type="float" office:value="0.232998508591418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es_finde=Finde,retweet_verified=Verificados} =&gt; {difusion=alta}</text:p>
          </table:table-cell>
          <table:table-cell office:value-type="float" office:value="0.0221929405905667" calcext:value-type="float">
            <text:p>0.02</text:p>
          </table:table-cell>
          <table:table-cell office:value-type="float" office:value="0.360890838535515" calcext:value-type="float">
            <text:p>0.36</text:p>
          </table:table-cell>
          <table:table-cell office:value-type="float" office:value="0.0614948849370214" calcext:value-type="float">
            <text:p>0.06</text:p>
          </table:table-cell>
          <table:table-cell office:value-type="float" office:value="1.38612340797522" calcext:value-type="float">
            <text:p>1.39</text:p>
          </table:table-cell>
          <table:table-cell office:value-type="float" office:value="2139" calcext:value-type="float">
            <text:p>2,139.00</text:p>
          </table:table-cell>
          <table:table-cell office:value-type="float" office:value="0.663631327470397" calcext:value-type="float">
            <text:p>0.66</text:p>
          </table:table-cell>
          <table:table-cell office:value-type="float" office:value="0.223065169008732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gativo,retweet_es_finde=Finde,retweet_verified=Sin verificar} =&gt; {difusion=alta}</text:p>
          </table:table-cell>
          <table:table-cell office:value-type="float" office:value="0.0183229233674338" calcext:value-type="float">
            <text:p>0.02</text:p>
          </table:table-cell>
          <table:table-cell office:value-type="float" office:value="0.304692891649413" calcext:value-type="float">
            <text:p>0.30</text:p>
          </table:table-cell>
          <table:table-cell office:value-type="float" office:value="0.060135709987342" calcext:value-type="float">
            <text:p>0.06</text:p>
          </table:table-cell>
          <table:table-cell office:value-type="float" office:value="1.17027617290802" calcext:value-type="float">
            <text:p>1.17</text:p>
          </table:table-cell>
          <table:table-cell office:value-type="float" office:value="1766" calcext:value-type="float">
            <text:p>1,766.00</text:p>
          </table:table-cell>
          <table:table-cell office:value-type="float" office:value="0.662615025408598" calcext:value-type="float">
            <text:p>0.66</text:p>
          </table:table-cell>
          <table:table-cell office:value-type="float" office:value="0.187534140094253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T_popular=muy muchos} =&gt; {difusion=alta}</text:p>
          </table:table-cell>
          <table:table-cell office:value-type="float" office:value="0.0283766678425432" calcext:value-type="float">
            <text:p>0.03</text:p>
          </table:table-cell>
          <table:table-cell office:value-type="float" office:value="0.439569270331083" calcext:value-type="float">
            <text:p>0.44</text:p>
          </table:table-cell>
          <table:table-cell office:value-type="float" office:value="0.0645556224191239" calcext:value-type="float">
            <text:p>0.06</text:p>
          </table:table-cell>
          <table:table-cell office:value-type="float" office:value="1.68831455379973" calcext:value-type="float">
            <text:p>1.69</text:p>
          </table:table-cell>
          <table:table-cell office:value-type="float" office:value="2735" calcext:value-type="float">
            <text:p>2,735.00</text:p>
          </table:table-cell>
          <table:table-cell office:value-type="float" office:value="0.660298799902033" calcext:value-type="float">
            <text:p>0.66</text:p>
          </table:table-cell>
          <table:table-cell office:value-type="float" office:value="0.274279733595445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verified=Sin verificar,RT_popular=muchos} =&gt; {difusion=alta}</text:p>
          </table:table-cell>
          <table:table-cell office:value-type="float" office:value="0.0195472183602747" calcext:value-type="float">
            <text:p>0.02</text:p>
          </table:table-cell>
          <table:table-cell office:value-type="float" office:value="0.318889641164523" calcext:value-type="float">
            <text:p>0.32</text:p>
          </table:table-cell>
          <table:table-cell office:value-type="float" office:value="0.0612977526924114" calcext:value-type="float">
            <text:p>0.06</text:p>
          </table:table-cell>
          <table:table-cell office:value-type="float" office:value="1.22480359427429" calcext:value-type="float">
            <text:p>1.22</text:p>
          </table:table-cell>
          <table:table-cell office:value-type="float" office:value="1884" calcext:value-type="float">
            <text:p>1,884.00</text:p>
          </table:table-cell>
          <table:table-cell office:value-type="float" office:value="0.658905144584106" calcext:value-type="float">
            <text:p>0.66</text:p>
          </table:table-cell>
          <table:table-cell office:value-type="float" office:value="0.196983674491562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Finde,RT_popular=muchos} =&gt; {difusion=alta}</text:p>
          </table:table-cell>
          <table:table-cell office:value-type="float" office:value="0.0236558693531987" calcext:value-type="float">
            <text:p>0.02</text:p>
          </table:table-cell>
          <table:table-cell office:value-type="float" office:value="0.375679683638161" calcext:value-type="float">
            <text:p>0.38</text:p>
          </table:table-cell>
          <table:table-cell office:value-type="float" office:value="0.0629681890809487" calcext:value-type="float">
            <text:p>0.06</text:p>
          </table:table-cell>
          <table:table-cell office:value-type="float" office:value="1.44292497283866" calcext:value-type="float">
            <text:p>1.44</text:p>
          </table:table-cell>
          <table:table-cell office:value-type="float" office:value="2280" calcext:value-type="float">
            <text:p>2,280.00</text:p>
          </table:table-cell>
          <table:table-cell office:value-type="float" office:value="0.65869196413115" calcext:value-type="float">
            <text:p>0.66</text:p>
          </table:table-cell>
          <table:table-cell office:value-type="float" office:value="0.233269028078744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retweet_source=Twitter for Android} =&gt; {difusion=alta}</text:p>
          </table:table-cell>
          <table:table-cell office:value-type="float" office:value="0.0168288684609159" calcext:value-type="float">
            <text:p>0.02</text:p>
          </table:table-cell>
          <table:table-cell office:value-type="float" office:value="0.279077770130764" calcext:value-type="float">
            <text:p>0.28</text:p>
          </table:table-cell>
          <table:table-cell office:value-type="float" office:value="0.0603017160880662" calcext:value-type="float">
            <text:p>0.06</text:p>
          </table:table-cell>
          <table:table-cell office:value-type="float" office:value="1.0718926293434" calcext:value-type="float">
            <text:p>1.07</text:p>
          </table:table-cell>
          <table:table-cell office:value-type="float" office:value="1622" calcext:value-type="float">
            <text:p>1,622.00</text:p>
          </table:table-cell>
          <table:table-cell office:value-type="float" office:value="0.658448299412648" calcext:value-type="float">
            <text:p>0.66</text:p>
          </table:table-cell>
          <table:table-cell office:value-type="float" office:value="0.17185736757116" calcext:value-type="float">
            <text:p>0.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T_popular=amigos medios} =&gt; {difusion=alta}</text:p>
          </table:table-cell>
          <table:table-cell office:value-type="float" office:value="0.0213214085617646" calcext:value-type="float">
            <text:p>0.02</text:p>
          </table:table-cell>
          <table:table-cell office:value-type="float" office:value="0.34278565471226" calcext:value-type="float">
            <text:p>0.34</text:p>
          </table:table-cell>
          <table:table-cell office:value-type="float" office:value="0.0622004108650993" calcext:value-type="float">
            <text:p>0.06</text:p>
          </table:table-cell>
          <table:table-cell office:value-type="float" office:value="1.31658432184893" calcext:value-type="float">
            <text:p>1.32</text:p>
          </table:table-cell>
          <table:table-cell office:value-type="float" office:value="2055" calcext:value-type="float">
            <text:p>2,055.00</text:p>
          </table:table-cell>
          <table:table-cell office:value-type="float" office:value="0.657814975545912" calcext:value-type="float">
            <text:p>0.66</text:p>
          </table:table-cell>
          <table:table-cell office:value-type="float" office:value="0.212338870234906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gativo,retweet_es_finde=Finde} =&gt; {difusion=alta}</text:p>
          </table:table-cell>
          <table:table-cell office:value-type="float" office:value="0.0206262580149821" calcext:value-type="float">
            <text:p>0.02</text:p>
          </table:table-cell>
          <table:table-cell office:value-type="float" office:value="0.330342306414091" calcext:value-type="float">
            <text:p>0.33</text:p>
          </table:table-cell>
          <table:table-cell office:value-type="float" office:value="0.0624390446348903" calcext:value-type="float">
            <text:p>0.06</text:p>
          </table:table-cell>
          <table:table-cell office:value-type="float" office:value="1.26879143129046" calcext:value-type="float">
            <text:p>1.27</text:p>
          </table:table-cell>
          <table:table-cell office:value-type="float" office:value="1988" calcext:value-type="float">
            <text:p>1,988.00</text:p>
          </table:table-cell>
          <table:table-cell office:value-type="float" office:value="0.65499244609257" calcext:value-type="float">
            <text:p>0.65</text:p>
          </table:table-cell>
          <table:table-cell office:value-type="float" office:value="0.204782215612401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Laborable,retweet_verified=Verificados,RT_popular=muy muchos} =&gt; {difusion=alta}</text:p>
          </table:table-cell>
          <table:table-cell office:value-type="float" office:value="0.0213317839430599" calcext:value-type="float">
            <text:p>0.02</text:p>
          </table:table-cell>
          <table:table-cell office:value-type="float" office:value="0.339834710743802" calcext:value-type="float">
            <text:p>0.34</text:p>
          </table:table-cell>
          <table:table-cell office:value-type="float" office:value="0.0627710568363387" calcext:value-type="float">
            <text:p>0.06</text:p>
          </table:table-cell>
          <table:table-cell office:value-type="float" office:value="1.30525022279864" calcext:value-type="float">
            <text:p>1.31</text:p>
          </table:table-cell>
          <table:table-cell office:value-type="float" office:value="2056" calcext:value-type="float">
            <text:p>2,056.00</text:p>
          </table:table-cell>
          <table:table-cell office:value-type="float" office:value="0.65470297029703" calcext:value-type="float">
            <text:p>0.65</text:p>
          </table:table-cell>
          <table:table-cell office:value-type="float" office:value="0.210883323332369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Positivo,retweet_es_finde=Finde,retweet_verified=Sin verificar} =&gt; {difusion=alta}</text:p>
          </table:table-cell>
          <table:table-cell office:value-type="float" office:value="0.0172127575688407" calcext:value-type="float">
            <text:p>0.02</text:p>
          </table:table-cell>
          <table:table-cell office:value-type="float" office:value="0.280758165510239" calcext:value-type="float">
            <text:p>0.28</text:p>
          </table:table-cell>
          <table:table-cell office:value-type="float" office:value="0.0613081280737067" calcext:value-type="float">
            <text:p>0.06</text:p>
          </table:table-cell>
          <table:table-cell office:value-type="float" office:value="1.07834675652378" calcext:value-type="float">
            <text:p>1.08</text:p>
          </table:table-cell>
          <table:table-cell office:value-type="float" office:value="1659" calcext:value-type="float">
            <text:p>1,659.00</text:p>
          </table:table-cell>
          <table:table-cell office:value-type="float" office:value="0.653796346782988" calcext:value-type="float">
            <text:p>0.65</text:p>
          </table:table-cell>
          <table:table-cell office:value-type="float" office:value="0.173434793283532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source=Twitter Web App} =&gt; {difusion=alta}</text:p>
          </table:table-cell>
          <table:table-cell office:value-type="float" office:value="0.0167562407918491" calcext:value-type="float">
            <text:p>0.02</text:p>
          </table:table-cell>
          <table:table-cell office:value-type="float" office:value="0.273127008286826" calcext:value-type="float">
            <text:p>0.27</text:p>
          </table:table-cell>
          <table:table-cell office:value-type="float" office:value="0.0613496295988878" calcext:value-type="float">
            <text:p>0.06</text:p>
          </table:table-cell>
          <table:table-cell office:value-type="float" office:value="1.04903671446166" calcext:value-type="float">
            <text:p>1.05</text:p>
          </table:table-cell>
          <table:table-cell office:value-type="float" office:value="1615" calcext:value-type="float">
            <text:p>1,615.00</text:p>
          </table:table-cell>
          <table:table-cell office:value-type="float" office:value="0.652592542188351" calcext:value-type="float">
            <text:p>0.65</text:p>
          </table:table-cell>
          <table:table-cell office:value-type="float" office:value="0.168742511077341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retweet_verified=Verificados} =&gt; {difusion=alta}</text:p>
          </table:table-cell>
          <table:table-cell office:value-type="float" office:value="0.018136166504119" calcext:value-type="float">
            <text:p>0.02</text:p>
          </table:table-cell>
          <table:table-cell office:value-type="float" office:value="0.292258819595385" calcext:value-type="float">
            <text:p>0.29</text:p>
          </table:table-cell>
          <table:table-cell office:value-type="float" office:value="0.0620551555269656" calcext:value-type="float">
            <text:p>0.06</text:p>
          </table:table-cell>
          <table:table-cell office:value-type="float" office:value="1.1225189109047" calcext:value-type="float">
            <text:p>1.12</text:p>
          </table:table-cell>
          <table:table-cell office:value-type="float" office:value="1748" calcext:value-type="float">
            <text:p>1,748.00</text:p>
          </table:table-cell>
          <table:table-cell office:value-type="float" office:value="0.65172025778293" calcext:value-type="float">
            <text:p>0.65</text:p>
          </table:table-cell>
          <table:table-cell office:value-type="float" office:value="0.180958452596768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Positivo,retweet_es_finde=Finde} =&gt; {difusion=alta}</text:p>
          </table:table-cell>
          <table:table-cell office:value-type="float" office:value="0.0198169782739516" calcext:value-type="float">
            <text:p>0.02</text:p>
          </table:table-cell>
          <table:table-cell office:value-type="float" office:value="0.315025564901864" calcext:value-type="float">
            <text:p>0.32</text:p>
          </table:table-cell>
          <table:table-cell office:value-type="float" office:value="0.0629059367931771" calcext:value-type="float">
            <text:p>0.06</text:p>
          </table:table-cell>
          <table:table-cell office:value-type="float" office:value="1.20996230160084" calcext:value-type="float">
            <text:p>1.21</text:p>
          </table:table-cell>
          <table:table-cell office:value-type="float" office:value="1910" calcext:value-type="float">
            <text:p>1,910.00</text:p>
          </table:table-cell>
          <table:table-cell office:value-type="float" office:value="0.650699217013711" calcext:value-type="float">
            <text:p>0.65</text:p>
          </table:table-cell>
          <table:table-cell office:value-type="float" office:value="0.195569688484247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medio,retweet_es_finde=Finde} =&gt; {difusion=alta}</text:p>
          </table:table-cell>
          <table:table-cell office:value-type="float" office:value="0.0187068124753585" calcext:value-type="float">
            <text:p>0.02</text:p>
          </table:table-cell>
          <table:table-cell office:value-type="float" office:value="0.29767211490837" calcext:value-type="float">
            <text:p>0.30</text:p>
          </table:table-cell>
          <table:table-cell office:value-type="float" office:value="0.0628436845054056" calcext:value-type="float">
            <text:p>0.06</text:p>
          </table:table-cell>
          <table:table-cell office:value-type="float" office:value="1.14331050367014" calcext:value-type="float">
            <text:p>1.14</text:p>
          </table:table-cell>
          <table:table-cell office:value-type="float" office:value="1803" calcext:value-type="float">
            <text:p>1,803.00</text:p>
          </table:table-cell>
          <table:table-cell office:value-type="float" office:value="0.648664304211531" calcext:value-type="float">
            <text:p>0.65</text:p>
          </table:table-cell>
          <table:table-cell office:value-type="float" office:value="0.184760979746367" calcext:value-type="float">
            <text:p>0.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etweet_es_finde=Finde,retweet_verified=Sin verificar} =&gt; {difusion=alta}</text:p>
          </table:table-cell>
          <table:table-cell office:value-type="float" office:value="0.0263742192525575" calcext:value-type="float">
            <text:p>0.03</text:p>
          </table:table-cell>
          <table:table-cell office:value-type="float" office:value="0.400188916876574" calcext:value-type="float">
            <text:p>0.40</text:p>
          </table:table-cell>
          <table:table-cell office:value-type="float" office:value="0.065904421987508" calcext:value-type="float">
            <text:p>0.07</text:p>
          </table:table-cell>
          <table:table-cell office:value-type="float" office:value="1.53706097817797" calcext:value-type="float">
            <text:p>1.54</text:p>
          </table:table-cell>
          <table:table-cell office:value-type="float" office:value="2542" calcext:value-type="float">
            <text:p>2,542.00</text:p>
          </table:table-cell>
          <table:table-cell office:value-type="float" office:value="0.648422363686687" calcext:value-type="float">
            <text:p>0.65</text:p>
          </table:table-cell>
          <table:table-cell office:value-type="float" office:value="0.250744016101474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Finde,RT_popular=muy muchos} =&gt; {difusion=alta}</text:p>
          </table:table-cell>
          <table:table-cell office:value-type="float" office:value="0.0319873005332946" calcext:value-type="float">
            <text:p>0.03</text:p>
          </table:table-cell>
          <table:table-cell office:value-type="float" office:value="0.469540054827901" calcext:value-type="float">
            <text:p>0.47</text:p>
          </table:table-cell>
          <table:table-cell office:value-type="float" office:value="0.0681247535846942" calcext:value-type="float">
            <text:p>0.07</text:p>
          </table:table-cell>
          <table:table-cell office:value-type="float" office:value="1.80342749519498" calcext:value-type="float">
            <text:p>1.80</text:p>
          </table:table-cell>
          <table:table-cell office:value-type="float" office:value="3083" calcext:value-type="float">
            <text:p>3,083.00</text:p>
          </table:table-cell>
          <table:table-cell office:value-type="float" office:value="0.648353571053645" calcext:value-type="float">
            <text:p>0.65</text:p>
          </table:table-cell>
          <table:table-cell office:value-type="float" office:value="0.296199054272961" calcext:value-type="float">
            <text:p>0.3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es_finde=Finde,RT_popular=muy muchos} =&gt; {difusion=alta}</text:p>
          </table:table-cell>
          <table:table-cell office:value-type="float" office:value="0.0271108713245212" calcext:value-type="float">
            <text:p>0.03</text:p>
          </table:table-cell>
          <table:table-cell office:value-type="float" office:value="0.409432779692886" calcext:value-type="float">
            <text:p>0.41</text:p>
          </table:table-cell>
          <table:table-cell office:value-type="float" office:value="0.0662156834263659" calcext:value-type="float">
            <text:p>0.07</text:p>
          </table:table-cell>
          <table:table-cell office:value-type="float" office:value="1.5725651618857" calcext:value-type="float">
            <text:p>1.57</text:p>
          </table:table-cell>
          <table:table-cell office:value-type="float" office:value="2613" calcext:value-type="float">
            <text:p>2,613.00</text:p>
          </table:table-cell>
          <table:table-cell office:value-type="float" office:value="0.648304057097322" calcext:value-type="float">
            <text:p>0.65</text:p>
          </table:table-cell>
          <table:table-cell office:value-type="float" office:value="0.256780628309821" calcext:value-type="float">
            <text:p>0.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corto} =&gt; {difusion=alta}</text:p>
          </table:table-cell>
          <table:table-cell office:value-type="float" office:value="0.0267684837417775" calcext:value-type="float">
            <text:p>0.03</text:p>
          </table:table-cell>
          <table:table-cell office:value-type="float" office:value="0.402747424289728" calcext:value-type="float">
            <text:p>0.40</text:p>
          </table:table-cell>
          <table:table-cell office:value-type="float" office:value="0.0664646925774522" calcext:value-type="float">
            <text:p>0.07</text:p>
          </table:table-cell>
          <table:table-cell office:value-type="float" office:value="1.54688779181847" calcext:value-type="float">
            <text:p>1.55</text:p>
          </table:table-cell>
          <table:table-cell office:value-type="float" office:value="2580" calcext:value-type="float">
            <text:p>2,580.00</text:p>
          </table:table-cell>
          <table:table-cell office:value-type="float" office:value="0.646196403872752" calcext:value-type="float">
            <text:p>0.65</text:p>
          </table:table-cell>
          <table:table-cell office:value-type="float" office:value="0.252780422912378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utro,retweet_source=Twitter for Android} =&gt; {difusion=alta}</text:p>
          </table:table-cell>
          <table:table-cell office:value-type="float" office:value="0.0172542590940217" calcext:value-type="float">
            <text:p>0.02</text:p>
          </table:table-cell>
          <table:table-cell office:value-type="float" office:value="0.274331903662158" calcext:value-type="float">
            <text:p>0.27</text:p>
          </table:table-cell>
          <table:table-cell office:value-type="float" office:value="0.0628955614118819" calcext:value-type="float">
            <text:p>0.06</text:p>
          </table:table-cell>
          <table:table-cell office:value-type="float" office:value="1.05366452294437" calcext:value-type="float">
            <text:p>1.05</text:p>
          </table:table-cell>
          <table:table-cell office:value-type="float" office:value="1663" calcext:value-type="float">
            <text:p>1,663.00</text:p>
          </table:table-cell>
          <table:table-cell office:value-type="float" office:value="0.645305665751195" calcext:value-type="float">
            <text:p>0.65</text:p>
          </table:table-cell>
          <table:table-cell office:value-type="float" office:value="0.170301362686263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es_finde=Finde,RT_popular=muchos} =&gt; {difusion=alta}</text:p>
          </table:table-cell>
          <table:table-cell office:value-type="float" office:value="0.0202112427631715" calcext:value-type="float">
            <text:p>0.02</text:p>
          </table:table-cell>
          <table:table-cell office:value-type="float" office:value="0.310834530078187" calcext:value-type="float">
            <text:p>0.31</text:p>
          </table:table-cell>
          <table:table-cell office:value-type="float" office:value="0.0650225145774107" calcext:value-type="float">
            <text:p>0.07</text:p>
          </table:table-cell>
          <table:table-cell office:value-type="float" office:value="1.19386521391551" calcext:value-type="float">
            <text:p>1.19</text:p>
          </table:table-cell>
          <table:table-cell office:value-type="float" office:value="1948" calcext:value-type="float">
            <text:p>1,948.00</text:p>
          </table:table-cell>
          <table:table-cell office:value-type="float" office:value="0.640091116173121" calcext:value-type="float">
            <text:p>0.64</text:p>
          </table:table-cell>
          <table:table-cell office:value-type="float" office:value="0.194231324176736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polaridad=Negativo,retweet_es_finde=Finde} =&gt; {difusion=alta}</text:p>
          </table:table-cell>
          <table:table-cell office:value-type="float" office:value="0.0187483140005395" calcext:value-type="float">
            <text:p>0.02</text:p>
          </table:table-cell>
          <table:table-cell office:value-type="float" office:value="0.288151809918673" calcext:value-type="float">
            <text:p>0.29</text:p>
          </table:table-cell>
          <table:table-cell office:value-type="float" office:value="0.0650640161025918" calcext:value-type="float">
            <text:p>0.07</text:p>
          </table:table-cell>
          <table:table-cell office:value-type="float" office:value="1.10674455023438" calcext:value-type="float">
            <text:p>1.11</text:p>
          </table:table-cell>
          <table:table-cell office:value-type="float" office:value="1807" calcext:value-type="float">
            <text:p>1,807.00</text:p>
          </table:table-cell>
          <table:table-cell office:value-type="float" office:value="0.636815752080655" calcext:value-type="float">
            <text:p>0.64</text:p>
          </table:table-cell>
          <table:table-cell office:value-type="float" office:value="0.180080527578289" calcext:value-type="float">
            <text:p>0.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etweet_es_finde=Finde,retweet_verified=Sin verificar} =&gt; {difusion=alta}</text:p>
          </table:table-cell>
          <table:table-cell office:value-type="float" office:value="0.0258243240439086" calcext:value-type="float">
            <text:p>0.03</text:p>
          </table:table-cell>
          <table:table-cell office:value-type="float" office:value="0.378612716763006" calcext:value-type="float">
            <text:p>0.38</text:p>
          </table:table-cell>
          <table:table-cell office:value-type="float" office:value="0.0682077566350563" calcext:value-type="float">
            <text:p>0.07</text:p>
          </table:table-cell>
          <table:table-cell office:value-type="float" office:value="1.45419027923217" calcext:value-type="float">
            <text:p>1.45</text:p>
          </table:table-cell>
          <table:table-cell office:value-type="float" office:value="2489" calcext:value-type="float">
            <text:p>2,489.00</text:p>
          </table:table-cell>
          <table:table-cell office:value-type="float" office:value="0.634703039857432" calcext:value-type="float">
            <text:p>0.63</text:p>
          </table:table-cell>
          <table:table-cell office:value-type="float" office:value="0.238899886714969" calcext:value-type="float">
            <text:p>0.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retweet_es_finde=Finde} =&gt; {difusion=alta}</text:p>
          </table:table-cell>
          <table:table-cell office:value-type="float" office:value="0.0284804216554958" calcext:value-type="float">
            <text:p>0.03</text:p>
          </table:table-cell>
          <table:table-cell office:value-type="float" office:value="0.409579230080573" calcext:value-type="float">
            <text:p>0.41</text:p>
          </table:table-cell>
          <table:table-cell office:value-type="float" office:value="0.06953580544085" calcext:value-type="float">
            <text:p>0.07</text:p>
          </table:table-cell>
          <table:table-cell office:value-type="float" office:value="1.57312765416537" calcext:value-type="float">
            <text:p>1.57</text:p>
          </table:table-cell>
          <table:table-cell office:value-type="float" office:value="2745" calcext:value-type="float">
            <text:p>2,745.00</text:p>
          </table:table-cell>
          <table:table-cell office:value-type="float" office:value="0.633093525179856" calcext:value-type="float">
            <text:p>0.63</text:p>
          </table:table-cell>
          <table:table-cell office:value-type="float" office:value="0.259483964287118" calcext:value-type="float">
            <text:p>0.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,retweet_verified=Sin verificar} =&gt; {difusion=alta}</text:p>
          </table:table-cell>
          <table:table-cell office:value-type="float" office:value="0.0259903301446328" calcext:value-type="float">
            <text:p>0.03</text:p>
          </table:table-cell>
          <table:table-cell office:value-type="float" office:value="0.376295628661559" calcext:value-type="float">
            <text:p>0.38</text:p>
          </table:table-cell>
          <table:table-cell office:value-type="float" office:value="0.0690689132825631" calcext:value-type="float">
            <text:p>0.07</text:p>
          </table:table-cell>
          <table:table-cell office:value-type="float" office:value="1.44529071816603" calcext:value-type="float">
            <text:p>1.45</text:p>
          </table:table-cell>
          <table:table-cell office:value-type="float" office:value="2505" calcext:value-type="float">
            <text:p>2,505.00</text:p>
          </table:table-cell>
          <table:table-cell office:value-type="float" office:value="0.630410996375573" calcext:value-type="float">
            <text:p>0.63</text:p>
          </table:table-cell>
          <table:table-cell office:value-type="float" office:value="0.238060143971331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source=Twitter for Android} =&gt; {difusion=alta}</text:p>
          </table:table-cell>
          <table:table-cell office:value-type="float" office:value="0.0186860617127679" calcext:value-type="float">
            <text:p>0.02</text:p>
          </table:table-cell>
          <table:table-cell office:value-type="float" office:value="0.281142678738682" calcext:value-type="float">
            <text:p>0.28</text:p>
          </table:table-cell>
          <table:table-cell office:value-type="float" office:value="0.0664646925774522" calcext:value-type="float">
            <text:p>0.07</text:p>
          </table:table-cell>
          <table:table-cell office:value-type="float" office:value="1.07982360971514" calcext:value-type="float">
            <text:p>1.08</text:p>
          </table:table-cell>
          <table:table-cell office:value-type="float" office:value="1801" calcext:value-type="float">
            <text:p>1,801.00</text:p>
          </table:table-cell>
          <table:table-cell office:value-type="float" office:value="0.629246775985723" calcext:value-type="float">
            <text:p>0.63</text:p>
          </table:table-cell>
          <table:table-cell office:value-type="float" office:value="0.176456411498137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polaridad=Positivo,retweet_es_finde=Finde} =&gt; {difusion=alta}</text:p>
          </table:table-cell>
          <table:table-cell office:value-type="float" office:value="0.0184059264177959" calcext:value-type="float">
            <text:p>0.02</text:p>
          </table:table-cell>
          <table:table-cell office:value-type="float" office:value="0.2771875" calcext:value-type="float">
            <text:p>0.28</text:p>
          </table:table-cell>
          <table:table-cell office:value-type="float" office:value="0.0664024402896806" calcext:value-type="float">
            <text:p>0.07</text:p>
          </table:table-cell>
          <table:table-cell office:value-type="float" office:value="1.06463240714912" calcext:value-type="float">
            <text:p>1.06</text:p>
          </table:table-cell>
          <table:table-cell office:value-type="float" office:value="1774" calcext:value-type="float">
            <text:p>1,774.00</text:p>
          </table:table-cell>
          <table:table-cell office:value-type="float" office:value="0.629004037685061" calcext:value-type="float">
            <text:p>0.63</text:p>
          </table:table-cell>
          <table:table-cell office:value-type="float" office:value="0.173940844923089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source=Twitter for Android} =&gt; {difusion=alta}</text:p>
          </table:table-cell>
          <table:table-cell office:value-type="float" office:value="0.0189143201012637" calcext:value-type="float">
            <text:p>0.02</text:p>
          </table:table-cell>
          <table:table-cell office:value-type="float" office:value="0.283823758368364" calcext:value-type="float">
            <text:p>0.28</text:p>
          </table:table-cell>
          <table:table-cell office:value-type="float" office:value="0.0666410740594717" calcext:value-type="float">
            <text:p>0.07</text:p>
          </table:table-cell>
          <table:table-cell office:value-type="float" office:value="1.09012120343746" calcext:value-type="float">
            <text:p>1.09</text:p>
          </table:table-cell>
          <table:table-cell office:value-type="float" office:value="1823" calcext:value-type="float">
            <text:p>1,823.00</text:p>
          </table:table-cell>
          <table:table-cell office:value-type="float" office:value="0.628780224961272" calcext:value-type="float">
            <text:p>0.63</text:p>
          </table:table-cell>
          <table:table-cell office:value-type="float" office:value="0.17823530311022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polaridad=Positivo} =&gt; {difusion=alta}</text:p>
          </table:table-cell>
          <table:table-cell office:value-type="float" office:value="0.0177211512523085" calcext:value-type="float">
            <text:p>0.02</text:p>
          </table:table-cell>
          <table:table-cell office:value-type="float" office:value="0.26720901126408" calcext:value-type="float">
            <text:p>0.27</text:p>
          </table:table-cell>
          <table:table-cell office:value-type="float" office:value="0.0663194372393185" calcext:value-type="float">
            <text:p>0.07</text:p>
          </table:table-cell>
          <table:table-cell office:value-type="float" office:value="1.02630664396487" calcext:value-type="float">
            <text:p>1.03</text:p>
          </table:table-cell>
          <table:table-cell office:value-type="float" office:value="1708" calcext:value-type="float">
            <text:p>1,708.00</text:p>
          </table:table-cell>
          <table:table-cell office:value-type="float" office:value="0.628047551883941" calcext:value-type="float">
            <text:p>0.63</text:p>
          </table:table-cell>
          <table:table-cell office:value-type="float" office:value="0.167636545163402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polaridad=Negativo} =&gt; {difusion=alta}</text:p>
          </table:table-cell>
          <table:table-cell office:value-type="float" office:value="0.0179494096408043" calcext:value-type="float">
            <text:p>0.02</text:p>
          </table:table-cell>
          <table:table-cell office:value-type="float" office:value="0.268217054263566" calcext:value-type="float">
            <text:p>0.27</text:p>
          </table:table-cell>
          <table:table-cell office:value-type="float" office:value="0.0669212093544438" calcext:value-type="float">
            <text:p>0.07</text:p>
          </table:table-cell>
          <table:table-cell office:value-type="float" office:value="1.03017837427397" calcext:value-type="float">
            <text:p>1.03</text:p>
          </table:table-cell>
          <table:table-cell office:value-type="float" office:value="1730" calcext:value-type="float">
            <text:p>1,730.00</text:p>
          </table:table-cell>
          <table:table-cell office:value-type="float" office:value="0.625343798215603" calcext:value-type="float">
            <text:p>0.63</text:p>
          </table:table-cell>
          <table:table-cell office:value-type="float" office:value="0.168578918460387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es_finde=Finde,retweet_source=Twitter for iPhone} =&gt; {difusion=alta}</text:p>
          </table:table-cell>
          <table:table-cell office:value-type="float" office:value="0.0240501338424187" calcext:value-type="float">
            <text:p>0.02</text:p>
          </table:table-cell>
          <table:table-cell office:value-type="float" office:value="0.345763723150358" calcext:value-type="float">
            <text:p>0.35</text:p>
          </table:table-cell>
          <table:table-cell office:value-type="float" office:value="0.0695565562034405" calcext:value-type="float">
            <text:p>0.07</text:p>
          </table:table-cell>
          <table:table-cell office:value-type="float" office:value="1.32802260160508" calcext:value-type="float">
            <text:p>1.33</text:p>
          </table:table-cell>
          <table:table-cell office:value-type="float" office:value="2318" calcext:value-type="float">
            <text:p>2,318.00</text:p>
          </table:table-cell>
          <table:table-cell office:value-type="float" office:value="0.623812754409769" calcext:value-type="float">
            <text:p>0.62</text:p>
          </table:table-cell>
          <table:table-cell office:value-type="float" office:value="0.21906820093917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es_finde=Finde,retweet_verified=Verificados} =&gt; {difusion=alta}</text:p>
          </table:table-cell>
          <table:table-cell office:value-type="float" office:value="0.0242265153244382" calcext:value-type="float">
            <text:p>0.02</text:p>
          </table:table-cell>
          <table:table-cell office:value-type="float" office:value="0.347832563682407" calcext:value-type="float">
            <text:p>0.35</text:p>
          </table:table-cell>
          <table:table-cell office:value-type="float" office:value="0.0696499346350978" calcext:value-type="float">
            <text:p>0.07</text:p>
          </table:table-cell>
          <table:table-cell office:value-type="float" office:value="1.33596868386219" calcext:value-type="float">
            <text:p>1.34</text:p>
          </table:table-cell>
          <table:table-cell office:value-type="float" office:value="2335" calcext:value-type="float">
            <text:p>2,335.00</text:p>
          </table:table-cell>
          <table:table-cell office:value-type="float" office:value="0.62367671009772" calcext:value-type="float">
            <text:p>0.62</text:p>
          </table:table-cell>
          <table:table-cell office:value-type="float" office:value="0.220441347593973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source=Twitter for iPhone,retweet_verified=Sin verificar} =&gt; {difusion=alta}</text:p>
          </table:table-cell>
          <table:table-cell office:value-type="float" office:value="0.0193500861156648" calcext:value-type="float">
            <text:p>0.02</text:p>
          </table:table-cell>
          <table:table-cell office:value-type="float" office:value="0.285081014980128" calcext:value-type="float">
            <text:p>0.29</text:p>
          </table:table-cell>
          <table:table-cell office:value-type="float" office:value="0.0678757444336079" calcext:value-type="float">
            <text:p>0.07</text:p>
          </table:table-cell>
          <table:table-cell office:value-type="float" office:value="1.09495012297022" calcext:value-type="float">
            <text:p>1.09</text:p>
          </table:table-cell>
          <table:table-cell office:value-type="float" office:value="1865" calcext:value-type="float">
            <text:p>1,865.00</text:p>
          </table:table-cell>
          <table:table-cell office:value-type="float" office:value="0.623156763293138" calcext:value-type="float">
            <text:p>0.62</text:p>
          </table:table-cell>
          <table:table-cell office:value-type="float" office:value="0.179700784847201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verified=Sin verificar,RT_popular=muchos} =&gt; {difusion=alta}</text:p>
          </table:table-cell>
          <table:table-cell office:value-type="float" office:value="0.0235832416841319" calcext:value-type="float">
            <text:p>0.02</text:p>
          </table:table-cell>
          <table:table-cell office:value-type="float" office:value="0.338143409699494" calcext:value-type="float">
            <text:p>0.34</text:p>
          </table:table-cell>
          <table:table-cell office:value-type="float" office:value="0.0697433130667552" calcext:value-type="float">
            <text:p>0.07</text:p>
          </table:table-cell>
          <table:table-cell office:value-type="float" office:value="1.29875420872147" calcext:value-type="float">
            <text:p>1.30</text:p>
          </table:table-cell>
          <table:table-cell office:value-type="float" office:value="2273" calcext:value-type="float">
            <text:p>2,273.00</text:p>
          </table:table-cell>
          <table:table-cell office:value-type="float" office:value="0.621873201773686" calcext:value-type="float">
            <text:p>0.62</text:p>
          </table:table-cell>
          <table:table-cell office:value-type="float" office:value="0.214361415537561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verified=Sin verificar,RT_popular=muchos} =&gt; {difusion=alta}</text:p>
          </table:table-cell>
          <table:table-cell office:value-type="float" office:value="0.0252121765474881" calcext:value-type="float">
            <text:p>0.03</text:p>
          </table:table-cell>
          <table:table-cell office:value-type="float" office:value="0.353351752217537" calcext:value-type="float">
            <text:p>0.35</text:p>
          </table:table-cell>
          <table:table-cell office:value-type="float" office:value="0.0713514971675209" calcext:value-type="float">
            <text:p>0.07</text:p>
          </table:table-cell>
          <table:table-cell office:value-type="float" office:value="1.35716699538657" calcext:value-type="float">
            <text:p>1.36</text:p>
          </table:table-cell>
          <table:table-cell office:value-type="float" office:value="2430" calcext:value-type="float">
            <text:p>2,430.00</text:p>
          </table:table-cell>
          <table:table-cell office:value-type="float" office:value="0.616668359229545" calcext:value-type="float">
            <text:p>0.62</text:p>
          </table:table-cell>
          <table:table-cell office:value-type="float" office:value="0.225093824622357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retweet_verified=Verificados} =&gt; {difusion=alta}</text:p>
          </table:table-cell>
          <table:table-cell office:value-type="float" office:value="0.0243302691373908" calcext:value-type="float">
            <text:p>0.02</text:p>
          </table:table-cell>
          <table:table-cell office:value-type="float" office:value="0.341637529137529" calcext:value-type="float">
            <text:p>0.34</text:p>
          </table:table-cell>
          <table:table-cell office:value-type="float" office:value="0.0712166172106825" calcext:value-type="float">
            <text:p>0.07</text:p>
          </table:table-cell>
          <table:table-cell office:value-type="float" office:value="1.31217455699902" calcext:value-type="float">
            <text:p>1.31</text:p>
          </table:table-cell>
          <table:table-cell office:value-type="float" office:value="2345" calcext:value-type="float">
            <text:p>2,345.00</text:p>
          </table:table-cell>
          <table:table-cell office:value-type="float" office:value="0.61560800999561" calcext:value-type="float">
            <text:p>0.62</text:p>
          </table:table-cell>
          <table:table-cell office:value-type="float" office:value="0.217543081138463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verified=Verificados,RT_popular=muy muchos} =&gt; {difusion=alta}</text:p>
          </table:table-cell>
          <table:table-cell office:value-type="float" office:value="0.0293312029217074" calcext:value-type="float">
            <text:p>0.03</text:p>
          </table:table-cell>
          <table:table-cell office:value-type="float" office:value="0.399237395848044" calcext:value-type="float">
            <text:p>0.40</text:p>
          </table:table-cell>
          <table:table-cell office:value-type="float" office:value="0.0734680749517545" calcext:value-type="float">
            <text:p>0.07</text:p>
          </table:table-cell>
          <table:table-cell office:value-type="float" office:value="1.53340633962805" calcext:value-type="float">
            <text:p>1.53</text:p>
          </table:table-cell>
          <table:table-cell office:value-type="float" office:value="2827" calcext:value-type="float">
            <text:p>2,827.00</text:p>
          </table:table-cell>
          <table:table-cell office:value-type="float" office:value="0.613772659124983" calcext:value-type="float">
            <text:p>0.61</text:p>
          </table:table-cell>
          <table:table-cell office:value-type="float" office:value="0.255946903869666" calcext:value-type="float">
            <text:p>0.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source=Twitter for Android,retweet_verified=Sin verificar} =&gt; {difusion=alta}</text:p>
          </table:table-cell>
          <table:table-cell office:value-type="float" office:value="0.0285322985619722" calcext:value-type="float">
            <text:p>0.03</text:p>
          </table:table-cell>
          <table:table-cell office:value-type="float" office:value="0.38979447200567" calcext:value-type="float">
            <text:p>0.39</text:p>
          </table:table-cell>
          <table:table-cell office:value-type="float" office:value="0.0731983150380777" calcext:value-type="float">
            <text:p>0.07</text:p>
          </table:table-cell>
          <table:table-cell office:value-type="float" office:value="1.49713759467803" calcext:value-type="float">
            <text:p>1.50</text:p>
          </table:table-cell>
          <table:table-cell office:value-type="float" office:value="2750" calcext:value-type="float">
            <text:p>2,750.00</text:p>
          </table:table-cell>
          <table:table-cell office:value-type="float" office:value="0.613592299057791" calcext:value-type="float">
            <text:p>0.61</text:p>
          </table:table-cell>
          <table:table-cell office:value-type="float" office:value="0.249691210658131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n_char=largo,retweet_verified=Sin verificar} =&gt; {difusion=alta}</text:p>
          </table:table-cell>
          <table:table-cell office:value-type="float" office:value="0.0222344421157478" calcext:value-type="float">
            <text:p>0.02</text:p>
          </table:table-cell>
          <table:table-cell office:value-type="float" office:value="0.313579163008487" calcext:value-type="float">
            <text:p>0.31</text:p>
          </table:table-cell>
          <table:table-cell office:value-type="float" office:value="0.0709053557718246" calcext:value-type="float">
            <text:p>0.07</text:p>
          </table:table-cell>
          <table:table-cell office:value-type="float" office:value="1.20440690559831" calcext:value-type="float">
            <text:p>1.20</text:p>
          </table:table-cell>
          <table:table-cell office:value-type="float" office:value="2143" calcext:value-type="float">
            <text:p>2,143.00</text:p>
          </table:table-cell>
          <table:table-cell office:value-type="float" office:value="0.613060265234178" calcext:value-type="float">
            <text:p>0.61</text:p>
          </table:table-cell>
          <table:table-cell office:value-type="float" office:value="0.199489031571989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Mañana,n_char=largo} =&gt; {difusion=alta}</text:p>
          </table:table-cell>
          <table:table-cell office:value-type="float" office:value="0.0198999813243137" calcext:value-type="float">
            <text:p>0.02</text:p>
          </table:table-cell>
          <table:table-cell office:value-type="float" office:value="0.283727810650888" calcext:value-type="float">
            <text:p>0.28</text:p>
          </table:table-cell>
          <table:table-cell office:value-type="float" office:value="0.0701375775559752" calcext:value-type="float">
            <text:p>0.07</text:p>
          </table:table-cell>
          <table:table-cell office:value-type="float" office:value="1.08975268375523" calcext:value-type="float">
            <text:p>1.09</text:p>
          </table:table-cell>
          <table:table-cell office:value-type="float" office:value="1918" calcext:value-type="float">
            <text:p>1,918.00</text:p>
          </table:table-cell>
          <table:table-cell office:value-type="float" office:value="0.61243987172635" calcext:value-type="float">
            <text:p>0.61</text:p>
          </table:table-cell>
          <table:table-cell office:value-type="float" office:value="0.180080212012301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fecha_inicio_T_momento=Tarde} =&gt; {difusion=alta}</text:p>
          </table:table-cell>
          <table:table-cell office:value-type="float" office:value="0.0262497146770144" calcext:value-type="float">
            <text:p>0.03</text:p>
          </table:table-cell>
          <table:table-cell office:value-type="float" office:value="0.360244909582799" calcext:value-type="float">
            <text:p>0.36</text:p>
          </table:table-cell>
          <table:table-cell office:value-type="float" office:value="0.0728663028366292" calcext:value-type="float">
            <text:p>0.07</text:p>
          </table:table-cell>
          <table:table-cell office:value-type="float" office:value="1.38364249921931" calcext:value-type="float">
            <text:p>1.38</text:p>
          </table:table-cell>
          <table:table-cell office:value-type="float" office:value="2530" calcext:value-type="float">
            <text:p>2,530.00</text:p>
          </table:table-cell>
          <table:table-cell office:value-type="float" office:value="0.610775002534897" calcext:value-type="float">
            <text:p>0.61</text:p>
          </table:table-cell>
          <table:table-cell office:value-type="float" office:value="0.230532911474272" calcext:value-type="float">
            <text:p>0.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etweet_es_finde=Finde,retweet_verified=Sin verificar} =&gt; {difusion=alta}</text:p>
          </table:table-cell>
          <table:table-cell office:value-type="float" office:value="0.0281484094540474" calcext:value-type="float">
            <text:p>0.03</text:p>
          </table:table-cell>
          <table:table-cell office:value-type="float" office:value="0.381146389435235" calcext:value-type="float">
            <text:p>0.38</text:p>
          </table:table-cell>
          <table:table-cell office:value-type="float" office:value="0.0738519640596792" calcext:value-type="float">
            <text:p>0.07</text:p>
          </table:table-cell>
          <table:table-cell office:value-type="float" office:value="1.46392170664489" calcext:value-type="float">
            <text:p>1.46</text:p>
          </table:table-cell>
          <table:table-cell office:value-type="float" office:value="2713" calcext:value-type="float">
            <text:p>2,713.00</text:p>
          </table:table-cell>
          <table:table-cell office:value-type="float" office:value="0.609376589036916" calcext:value-type="float">
            <text:p>0.61</text:p>
          </table:table-cell>
          <table:table-cell office:value-type="float" office:value="0.244629941350279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n_char=largo,retweet_verified=Sin verificar} =&gt; {difusion=alta}</text:p>
          </table:table-cell>
          <table:table-cell office:value-type="float" office:value="0.0207196364466394" calcext:value-type="float">
            <text:p>0.02</text:p>
          </table:table-cell>
          <table:table-cell office:value-type="float" office:value="0.289126972636456" calcext:value-type="float">
            <text:p>0.29</text:p>
          </table:table-cell>
          <table:table-cell office:value-type="float" office:value="0.0716627586063788" calcext:value-type="float">
            <text:p>0.07</text:p>
          </table:table-cell>
          <table:table-cell office:value-type="float" office:value="1.11048999269335" calcext:value-type="float">
            <text:p>1.11</text:p>
          </table:table-cell>
          <table:table-cell office:value-type="float" office:value="1997" calcext:value-type="float">
            <text:p>1,997.00</text:p>
          </table:table-cell>
          <table:table-cell office:value-type="float" office:value="0.606152512998267" calcext:value-type="float">
            <text:p>0.61</text:p>
          </table:table-cell>
          <table:table-cell office:value-type="float" office:value="0.184353874458819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Laborable,RT_popular=muchos} =&gt; {difusion=alta}</text:p>
          </table:table-cell>
          <table:table-cell office:value-type="float" office:value="0.0215289161876699" calcext:value-type="float">
            <text:p>0.02</text:p>
          </table:table-cell>
          <table:table-cell office:value-type="float" office:value="0.296343901742359" calcext:value-type="float">
            <text:p>0.30</text:p>
          </table:table-cell>
          <table:table-cell office:value-type="float" office:value="0.0726484198294287" calcext:value-type="float">
            <text:p>0.07</text:p>
          </table:table-cell>
          <table:table-cell office:value-type="float" office:value="1.13820905147573" calcext:value-type="float">
            <text:p>1.14</text:p>
          </table:table-cell>
          <table:table-cell office:value-type="float" office:value="2075" calcext:value-type="float">
            <text:p>2,075.00</text:p>
          </table:table-cell>
          <table:table-cell office:value-type="float" office:value="0.60264481529596" calcext:value-type="float">
            <text:p>0.60</text:p>
          </table:table-cell>
          <table:table-cell office:value-type="float" office:value="0.189516495383812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source=Twitter for iPhone,retweet_verified=Sin verificar} =&gt; {difusion=alta}</text:p>
          </table:table-cell>
          <table:table-cell office:value-type="float" office:value="0.0245066506194103" calcext:value-type="float">
            <text:p>0.02</text:p>
          </table:table-cell>
          <table:table-cell office:value-type="float" office:value="0.332114735658043" calcext:value-type="float">
            <text:p>0.33</text:p>
          </table:table-cell>
          <table:table-cell office:value-type="float" office:value="0.0737897117719076" calcext:value-type="float">
            <text:p>0.07</text:p>
          </table:table-cell>
          <table:table-cell office:value-type="float" office:value="1.275599045676" calcext:value-type="float">
            <text:p>1.28</text:p>
          </table:table-cell>
          <table:table-cell office:value-type="float" office:value="2362" calcext:value-type="float">
            <text:p>2,362.00</text:p>
          </table:table-cell>
          <table:table-cell office:value-type="float" office:value="0.602533172496984" calcext:value-type="float">
            <text:p>0.60</text:p>
          </table:table-cell>
          <table:table-cell office:value-type="float" office:value="0.213120410787497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gativo,retweet_es_finde=Finde} =&gt; {difusion=alta}</text:p>
          </table:table-cell>
          <table:table-cell office:value-type="float" office:value="0.0265298499719865" calcext:value-type="float">
            <text:p>0.03</text:p>
          </table:table-cell>
          <table:table-cell office:value-type="float" office:value="0.348935589519651" calcext:value-type="float">
            <text:p>0.35</text:p>
          </table:table-cell>
          <table:table-cell office:value-type="float" office:value="0.0760307941316843" calcext:value-type="float">
            <text:p>0.08</text:p>
          </table:table-cell>
          <table:table-cell office:value-type="float" office:value="1.34020522790639" calcext:value-type="float">
            <text:p>1.34</text:p>
          </table:table-cell>
          <table:table-cell office:value-type="float" office:value="2557" calcext:value-type="float">
            <text:p>2,557.00</text:p>
          </table:table-cell>
          <table:table-cell office:value-type="float" office:value="0.594876946258162" calcext:value-type="float">
            <text:p>0.59</text:p>
          </table:table-cell>
          <table:table-cell office:value-type="float" office:value="0.225416228648404" calcext:value-type="float">
            <text:p>0.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source=Twitter for Android} =&gt; {difusion=alta}</text:p>
          </table:table-cell>
          <table:table-cell office:value-type="float" office:value="0.0320288020584756" calcext:value-type="float">
            <text:p>0.03</text:p>
          </table:table-cell>
          <table:table-cell office:value-type="float" office:value="0.40795559666975" calcext:value-type="float">
            <text:p>0.41</text:p>
          </table:table-cell>
          <table:table-cell office:value-type="float" office:value="0.0785105102612521" calcext:value-type="float">
            <text:p>0.08</text:p>
          </table:table-cell>
          <table:table-cell office:value-type="float" office:value="1.56689154053654" calcext:value-type="float">
            <text:p>1.57</text:p>
          </table:table-cell>
          <table:table-cell office:value-type="float" office:value="3087" calcext:value-type="float">
            <text:p>3,087.00</text:p>
          </table:table-cell>
          <table:table-cell office:value-type="float" office:value="0.592648948400622" calcext:value-type="float">
            <text:p>0.59</text:p>
          </table:table-cell>
          <table:table-cell office:value-type="float" office:value="0.265486525520657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es_finde=Finde,RT_popular=muy muchos} =&gt; {difusion=alta}</text:p>
          </table:table-cell>
          <table:table-cell office:value-type="float" office:value="0.0330663401880019" calcext:value-type="float">
            <text:p>0.03</text:p>
          </table:table-cell>
          <table:table-cell office:value-type="float" office:value="0.416383590279592" calcext:value-type="float">
            <text:p>0.42</text:p>
          </table:table-cell>
          <table:table-cell office:value-type="float" office:value="0.07941316843394" calcext:value-type="float">
            <text:p>0.08</text:p>
          </table:table-cell>
          <table:table-cell office:value-type="float" office:value="1.59926210242798" calcext:value-type="float">
            <text:p>1.60</text:p>
          </table:table-cell>
          <table:table-cell office:value-type="float" office:value="3187" calcext:value-type="float">
            <text:p>3,187.00</text:p>
          </table:table-cell>
          <table:table-cell office:value-type="float" office:value="0.589966509928622" calcext:value-type="float">
            <text:p>0.59</text:p>
          </table:table-cell>
          <table:table-cell office:value-type="float" office:value="0.271693030494861" calcext:value-type="float">
            <text:p>0.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etweet_es_finde=Finde} =&gt; {difusion=alta}</text:p>
          </table:table-cell>
          <table:table-cell office:value-type="float" office:value="0.0346330227635866" calcext:value-type="float">
            <text:p>0.03</text:p>
          </table:table-cell>
          <table:table-cell office:value-type="float" office:value="0.430932093983992" calcext:value-type="float">
            <text:p>0.43</text:p>
          </table:table-cell>
          <table:table-cell office:value-type="float" office:value="0.0803677035131041" calcext:value-type="float">
            <text:p>0.08</text:p>
          </table:table-cell>
          <table:table-cell office:value-type="float" office:value="1.65514055480852" calcext:value-type="float">
            <text:p>1.66</text:p>
          </table:table-cell>
          <table:table-cell office:value-type="float" office:value="3338" calcext:value-type="float">
            <text:p>3,338.00</text:p>
          </table:table-cell>
          <table:table-cell office:value-type="float" office:value="0.588027930309809" calcext:value-type="float">
            <text:p>0.59</text:p>
          </table:table-cell>
          <table:table-cell office:value-type="float" office:value="0.281975969682679" calcext:value-type="float">
            <text:p>0.2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RT_popular=muy muchos} =&gt; {difusion=alta}</text:p>
          </table:table-cell>
          <table:table-cell office:value-type="float" office:value="0.0300367288497852" calcext:value-type="float">
            <text:p>0.03</text:p>
          </table:table-cell>
          <table:table-cell office:value-type="float" office:value="0.381071475582467" calcext:value-type="float">
            <text:p>0.38</text:p>
          </table:table-cell>
          <table:table-cell office:value-type="float" office:value="0.07882177170011" calcext:value-type="float">
            <text:p>0.08</text:p>
          </table:table-cell>
          <table:table-cell office:value-type="float" office:value="1.46363397463893" calcext:value-type="float">
            <text:p>1.46</text:p>
          </table:table-cell>
          <table:table-cell office:value-type="float" office:value="2895" calcext:value-type="float">
            <text:p>2,895.00</text:p>
          </table:table-cell>
          <table:table-cell office:value-type="float" office:value="0.587226473352128" calcext:value-type="float">
            <text:p>0.59</text:p>
          </table:table-cell>
          <table:table-cell office:value-type="float" office:value="0.248218849291991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RT_popular=muy muchos} =&gt; {difusion=alta}</text:p>
          </table:table-cell>
          <table:table-cell office:value-type="float" office:value="0.0285115477993816" calcext:value-type="float">
            <text:p>0.03</text:p>
          </table:table-cell>
          <table:table-cell office:value-type="float" office:value="0.361103810775296" calcext:value-type="float">
            <text:p>0.36</text:p>
          </table:table-cell>
          <table:table-cell office:value-type="float" office:value="0.0789566516569484" calcext:value-type="float">
            <text:p>0.08</text:p>
          </table:table-cell>
          <table:table-cell office:value-type="float" office:value="1.386941399942" calcext:value-type="float">
            <text:p>1.39</text:p>
          </table:table-cell>
          <table:table-cell office:value-type="float" office:value="2748" calcext:value-type="float">
            <text:p>2,748.00</text:p>
          </table:table-cell>
          <table:table-cell office:value-type="float" office:value="0.583656028842302" calcext:value-type="float">
            <text:p>0.58</text:p>
          </table:table-cell>
          <table:table-cell office:value-type="float" office:value="0.235306029879558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verified=Sin verificar,RT_popular=muchos} =&gt; {difusion=alta}</text:p>
          </table:table-cell>
          <table:table-cell office:value-type="float" office:value="0.0229710941877114" calcext:value-type="float">
            <text:p>0.02</text:p>
          </table:table-cell>
          <table:table-cell office:value-type="float" office:value="0.297540653138019" calcext:value-type="float">
            <text:p>0.30</text:p>
          </table:table-cell>
          <table:table-cell office:value-type="float" office:value="0.077203212218049" calcext:value-type="float">
            <text:p>0.08</text:p>
          </table:table-cell>
          <table:table-cell office:value-type="float" office:value="1.14280558024821" calcext:value-type="float">
            <text:p>1.14</text:p>
          </table:table-cell>
          <table:table-cell office:value-type="float" office:value="2214" calcext:value-type="float">
            <text:p>2,214.00</text:p>
          </table:table-cell>
          <table:table-cell office:value-type="float" office:value="0.582203753174368" calcext:value-type="float">
            <text:p>0.58</text:p>
          </table:table-cell>
          <table:table-cell office:value-type="float" office:value="0.192884457436946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es_finde=Laborable} =&gt; {difusion=alta}</text:p>
          </table:table-cell>
          <table:table-cell office:value-type="float" office:value="0.0206885103027536" calcext:value-type="float">
            <text:p>0.02</text:p>
          </table:table-cell>
          <table:table-cell office:value-type="float" office:value="0.269168466522678" calcext:value-type="float">
            <text:p>0.27</text:p>
          </table:table-cell>
          <table:table-cell office:value-type="float" office:value="0.0768608246353053" calcext:value-type="float">
            <text:p>0.08</text:p>
          </table:table-cell>
          <table:table-cell office:value-type="float" office:value="1.03383259505813" calcext:value-type="float">
            <text:p>1.03</text:p>
          </table:table-cell>
          <table:table-cell office:value-type="float" office:value="1994" calcext:value-type="float">
            <text:p>1,994.00</text:p>
          </table:table-cell>
          <table:table-cell office:value-type="float" office:value="0.579716795594598" calcext:value-type="float">
            <text:p>0.58</text:p>
          </table:table-cell>
          <table:table-cell office:value-type="float" office:value="0.174314846156852" calcext:value-type="float">
            <text:p>0.1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verified=Verificados,RT_popular=muy muchos} =&gt; {difusion=alta}</text:p>
          </table:table-cell>
          <table:table-cell office:value-type="float" office:value="0.0278060218713038" calcext:value-type="float">
            <text:p>0.03</text:p>
          </table:table-cell>
          <table:table-cell office:value-type="float" office:value="0.349458860346851" calcext:value-type="float">
            <text:p>0.35</text:p>
          </table:table-cell>
          <table:table-cell office:value-type="float" office:value="0.0795687991533689" calcext:value-type="float">
            <text:p>0.08</text:p>
          </table:table-cell>
          <table:table-cell office:value-type="float" office:value="1.34221502661792" calcext:value-type="float">
            <text:p>1.34</text:p>
          </table:table-cell>
          <table:table-cell office:value-type="float" office:value="2680" calcext:value-type="float">
            <text:p>2,680.00</text:p>
          </table:table-cell>
          <table:table-cell office:value-type="float" office:value="0.57923079480105" calcext:value-type="float">
            <text:p>0.58</text:p>
          </table:table-cell>
          <table:table-cell office:value-type="float" office:value="0.228128649110223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Positivo,retweet_es_finde=Finde} =&gt; {difusion=alta}</text:p>
          </table:table-cell>
          <table:table-cell office:value-type="float" office:value="0.0255856902741176" calcext:value-type="float">
            <text:p>0.03</text:p>
          </table:table-cell>
          <table:table-cell office:value-type="float" office:value="0.323792016806723" calcext:value-type="float">
            <text:p>0.32</text:p>
          </table:table-cell>
          <table:table-cell office:value-type="float" office:value="0.07901890394472" calcext:value-type="float">
            <text:p>0.08</text:p>
          </table:table-cell>
          <table:table-cell office:value-type="float" office:value="1.24363282712463" calcext:value-type="float">
            <text:p>1.24</text:p>
          </table:table-cell>
          <table:table-cell office:value-type="float" office:value="2466" calcext:value-type="float">
            <text:p>2,466.00</text:p>
          </table:table-cell>
          <table:table-cell office:value-type="float" office:value="0.577899748710488" calcext:value-type="float">
            <text:p>0.58</text:p>
          </table:table-cell>
          <table:table-cell office:value-type="float" office:value="0.211031259857892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polaridad=Neutro} =&gt; {difusion=alta}</text:p>
          </table:table-cell>
          <table:table-cell office:value-type="float" office:value="0.0230955987632545" calcext:value-type="float">
            <text:p>0.02</text:p>
          </table:table-cell>
          <table:table-cell office:value-type="float" office:value="0.292317793827971" calcext:value-type="float">
            <text:p>0.29</text:p>
          </table:table-cell>
          <table:table-cell office:value-type="float" office:value="0.0790085285634247" calcext:value-type="float">
            <text:p>0.08</text:p>
          </table:table-cell>
          <table:table-cell office:value-type="float" office:value="1.12274542140462" calcext:value-type="float">
            <text:p>1.12</text:p>
          </table:table-cell>
          <table:table-cell office:value-type="float" office:value="2226" calcext:value-type="float">
            <text:p>2,226.00</text:p>
          </table:table-cell>
          <table:table-cell office:value-type="float" office:value="0.573401568087131" calcext:value-type="float">
            <text:p>0.57</text:p>
          </table:table-cell>
          <table:table-cell office:value-type="float" office:value="0.190512128762236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source=Twitter for iPhone} =&gt; {difusion=alta}</text:p>
          </table:table-cell>
          <table:table-cell office:value-type="float" office:value="0.0272872528065406" calcext:value-type="float">
            <text:p>0.03</text:p>
          </table:table-cell>
          <table:table-cell office:value-type="float" office:value="0.333798705419469" calcext:value-type="float">
            <text:p>0.33</text:p>
          </table:table-cell>
          <table:table-cell office:value-type="float" office:value="0.081747629225374" calcext:value-type="float">
            <text:p>0.08</text:p>
          </table:table-cell>
          <table:table-cell office:value-type="float" office:value="1.28206690148001" calcext:value-type="float">
            <text:p>1.28</text:p>
          </table:table-cell>
          <table:table-cell office:value-type="float" office:value="2630" calcext:value-type="float">
            <text:p>2,630.00</text:p>
          </table:table-cell>
          <table:table-cell office:value-type="float" office:value="0.567346669742609" calcext:value-type="float">
            <text:p>0.57</text:p>
          </table:table-cell>
          <table:table-cell office:value-type="float" office:value="0.219302317561891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T_popular=muchos} =&gt; {difusion=alta}</text:p>
          </table:table-cell>
          <table:table-cell office:value-type="float" office:value="0.0259384532381565" calcext:value-type="float">
            <text:p>0.03</text:p>
          </table:table-cell>
          <table:table-cell office:value-type="float" office:value="0.317540962784199" calcext:value-type="float">
            <text:p>0.32</text:p>
          </table:table-cell>
          <table:table-cell office:value-type="float" office:value="0.0816853769376024" calcext:value-type="float">
            <text:p>0.08</text:p>
          </table:table-cell>
          <table:table-cell office:value-type="float" office:value="1.21962353849792" calcext:value-type="float">
            <text:p>1.22</text:p>
          </table:table-cell>
          <table:table-cell office:value-type="float" office:value="2500" calcext:value-type="float">
            <text:p>2,500.00</text:p>
          </table:table-cell>
          <table:table-cell office:value-type="float" office:value="0.565234516033742" calcext:value-type="float">
            <text:p>0.57</text:p>
          </table:table-cell>
          <table:table-cell office:value-type="float" office:value="0.208583185624187" calcext:value-type="float">
            <text:p>0.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Tarde} =&gt; {difusion=alta}</text:p>
          </table:table-cell>
          <table:table-cell office:value-type="float" office:value="0.035795065468656" calcext:value-type="float">
            <text:p>0.04</text:p>
          </table:table-cell>
          <table:table-cell office:value-type="float" office:value="0.419810172791433" calcext:value-type="float">
            <text:p>0.42</text:p>
          </table:table-cell>
          <table:table-cell office:value-type="float" office:value="0.0852648834844681" calcext:value-type="float">
            <text:p>0.09</text:p>
          </table:table-cell>
          <table:table-cell office:value-type="float" office:value="1.61242305228277" calcext:value-type="float">
            <text:p>1.61</text:p>
          </table:table-cell>
          <table:table-cell office:value-type="float" office:value="3450" calcext:value-type="float">
            <text:p>3,450.00</text:p>
          </table:table-cell>
          <table:table-cell office:value-type="float" office:value="0.56513294487978" calcext:value-type="float">
            <text:p>0.57</text:p>
          </table:table-cell>
          <table:table-cell office:value-type="float" office:value="0.278646618235997" calcext:value-type="float">
            <text:p>0.2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polaridad=Neutro} =&gt; {difusion=alta}</text:p>
          </table:table-cell>
          <table:table-cell office:value-type="float" office:value="0.0216430453819178" calcext:value-type="float">
            <text:p>0.02</text:p>
          </table:table-cell>
          <table:table-cell office:value-type="float" office:value="0.267916773696378" calcext:value-type="float">
            <text:p>0.27</text:p>
          </table:table-cell>
          <table:table-cell office:value-type="float" office:value="0.0807827187649146" calcext:value-type="float">
            <text:p>0.08</text:p>
          </table:table-cell>
          <table:table-cell office:value-type="float" office:value="1.0290250451265" calcext:value-type="float">
            <text:p>1.03</text:p>
          </table:table-cell>
          <table:table-cell office:value-type="float" office:value="2086" calcext:value-type="float">
            <text:p>2,086.00</text:p>
          </table:table-cell>
          <table:table-cell office:value-type="float" office:value="0.56205754367734" calcext:value-type="float">
            <text:p>0.56</text:p>
          </table:table-cell>
          <table:table-cell office:value-type="float" office:value="0.175522107259443" calcext:value-type="float">
            <text:p>0.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etweet_es_finde=Finde} =&gt; {difusion=alta}</text:p>
          </table:table-cell>
          <table:table-cell office:value-type="float" office:value="0.0368533543607728" calcext:value-type="float">
            <text:p>0.04</text:p>
          </table:table-cell>
          <table:table-cell office:value-type="float" office:value="0.42717979555021" calcext:value-type="float">
            <text:p>0.43</text:p>
          </table:table-cell>
          <table:table-cell office:value-type="float" office:value="0.0862712954701085" calcext:value-type="float">
            <text:p>0.09</text:p>
          </table:table-cell>
          <table:table-cell office:value-type="float" office:value="1.6407285827178" calcext:value-type="float">
            <text:p>1.64</text:p>
          </table:table-cell>
          <table:table-cell office:value-type="float" office:value="3552" calcext:value-type="float">
            <text:p>3,552.00</text:p>
          </table:table-cell>
          <table:table-cell office:value-type="float" office:value="0.561978765448638" calcext:value-type="float">
            <text:p>0.56</text:p>
          </table:table-cell>
          <table:table-cell office:value-type="float" office:value="0.284363787948055" calcext:value-type="float">
            <text:p>0.2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corto,retweet_source=Twitter for iPhone} =&gt; {difusion=alta}</text:p>
          </table:table-cell>
          <table:table-cell office:value-type="float" office:value="0.0225249527920151" calcext:value-type="float">
            <text:p>0.02</text:p>
          </table:table-cell>
          <table:table-cell office:value-type="float" office:value="0.276243796920728" calcext:value-type="float">
            <text:p>0.28</text:p>
          </table:table-cell>
          <table:table-cell office:value-type="float" office:value="0.0815401215994688" calcext:value-type="float">
            <text:p>0.08</text:p>
          </table:table-cell>
          <table:table-cell office:value-type="float" office:value="1.06100779607929" calcext:value-type="float">
            <text:p>1.06</text:p>
          </table:table-cell>
          <table:table-cell office:value-type="float" office:value="2171" calcext:value-type="float">
            <text:p>2,171.00</text:p>
          </table:table-cell>
          <table:table-cell office:value-type="float" office:value="0.559905139367163" calcext:value-type="float">
            <text:p>0.56</text:p>
          </table:table-cell>
          <table:table-cell office:value-type="float" office:value="0.181379250815509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Laborable,retweet_verified=Verificados} =&gt; {difusion=alta}</text:p>
          </table:table-cell>
          <table:table-cell office:value-type="float" office:value="0.0275362619576269" calcext:value-type="float">
            <text:p>0.03</text:p>
          </table:table-cell>
          <table:table-cell office:value-type="float" office:value="0.328668730650155" calcext:value-type="float">
            <text:p>0.33</text:p>
          </table:table-cell>
          <table:table-cell office:value-type="float" office:value="0.0837812039592455" calcext:value-type="float">
            <text:p>0.08</text:p>
          </table:table-cell>
          <table:table-cell office:value-type="float" office:value="1.26236349715164" calcext:value-type="float">
            <text:p>1.26</text:p>
          </table:table-cell>
          <table:table-cell office:value-type="float" office:value="2654" calcext:value-type="float">
            <text:p>2,654.00</text:p>
          </table:table-cell>
          <table:table-cell office:value-type="float" office:value="0.557725708667868" calcext:value-type="float">
            <text:p>0.56</text:p>
          </table:table-cell>
          <table:table-cell office:value-type="float" office:value="0.217215532137861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Finde,retweet_source=Twitter for Android,retweet_verified=Sin verificar} =&gt; {difusion=alta}</text:p>
          </table:table-cell>
          <table:table-cell office:value-type="float" office:value="0.0229503434251209" calcext:value-type="float">
            <text:p>0.02</text:p>
          </table:table-cell>
          <table:table-cell office:value-type="float" office:value="0.278800100831863" calcext:value-type="float">
            <text:p>0.28</text:p>
          </table:table-cell>
          <table:table-cell office:value-type="float" office:value="0.0823182751966135" calcext:value-type="float">
            <text:p>0.08</text:p>
          </table:table-cell>
          <table:table-cell office:value-type="float" office:value="1.07082614642451" calcext:value-type="float">
            <text:p>1.07</text:p>
          </table:table-cell>
          <table:table-cell office:value-type="float" office:value="2212" calcext:value-type="float">
            <text:p>2,212.00</text:p>
          </table:table-cell>
          <table:table-cell office:value-type="float" office:value="0.556853582554517" calcext:value-type="float">
            <text:p>0.56</text:p>
          </table:table-cell>
          <table:table-cell office:value-type="float" office:value="0.183474331120482" calcext:value-type="float">
            <text:p>0.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,retweet_verified=Sin verificar} =&gt; {difusion=alta}</text:p>
          </table:table-cell>
          <table:table-cell office:value-type="float" office:value="0.0329314602311635" calcext:value-type="float">
            <text:p>0.03</text:p>
          </table:table-cell>
          <table:table-cell office:value-type="float" office:value="0.380895235809432" calcext:value-type="float">
            <text:p>0.38</text:p>
          </table:table-cell>
          <table:table-cell office:value-type="float" office:value="0.0864580523334233" calcext:value-type="float">
            <text:p>0.09</text:p>
          </table:table-cell>
          <table:table-cell office:value-type="float" office:value="1.46295706614269" calcext:value-type="float">
            <text:p>1.46</text:p>
          </table:table-cell>
          <table:table-cell office:value-type="float" office:value="3174" calcext:value-type="float">
            <text:p>3,174.00</text:p>
          </table:table-cell>
          <table:table-cell office:value-type="float" office:value="0.554027699732258" calcext:value-type="float">
            <text:p>0.55</text:p>
          </table:table-cell>
          <table:table-cell office:value-type="float" office:value="0.253689827197774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es_finde=Finde,retweet_verified=Sin verificar} =&gt; {difusion=alta}</text:p>
          </table:table-cell>
          <table:table-cell office:value-type="float" office:value="0.0256168164180034" calcext:value-type="float">
            <text:p>0.03</text:p>
          </table:table-cell>
          <table:table-cell office:value-type="float" office:value="0.303764763779528" calcext:value-type="float">
            <text:p>0.30</text:p>
          </table:table-cell>
          <table:table-cell office:value-type="float" office:value="0.0843310991678944" calcext:value-type="float">
            <text:p>0.08</text:p>
          </table:table-cell>
          <table:table-cell office:value-type="float" office:value="1.16671138370122" calcext:value-type="float">
            <text:p>1.17</text:p>
          </table:table-cell>
          <table:table-cell office:value-type="float" office:value="2469" calcext:value-type="float">
            <text:p>2,469.00</text:p>
          </table:table-cell>
          <table:table-cell office:value-type="float" office:value="0.551686014372581" calcext:value-type="float">
            <text:p>0.55</text:p>
          </table:table-cell>
          <table:table-cell office:value-type="float" office:value="0.201077408589373" calcext:value-type="float">
            <text:p>0.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,retweet_verified=Sin verificar} =&gt; {difusion=alta}</text:p>
          </table:table-cell>
          <table:table-cell office:value-type="float" office:value="0.0347160258139487" calcext:value-type="float">
            <text:p>0.03</text:p>
          </table:table-cell>
          <table:table-cell office:value-type="float" office:value="0.392308594207996" calcext:value-type="float">
            <text:p>0.39</text:p>
          </table:table-cell>
          <table:table-cell office:value-type="float" office:value="0.0884916270672947" calcext:value-type="float">
            <text:p>0.09</text:p>
          </table:table-cell>
          <table:table-cell office:value-type="float" office:value="1.50679393189428" calcext:value-type="float">
            <text:p>1.51</text:p>
          </table:table-cell>
          <table:table-cell office:value-type="float" office:value="3346" calcext:value-type="float">
            <text:p>3,346.00</text:p>
          </table:table-cell>
          <table:table-cell office:value-type="float" office:value="0.547114971760742" calcext:value-type="float">
            <text:p>0.55</text:p>
          </table:table-cell>
          <table:table-cell office:value-type="float" office:value="0.262823620448224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fecha_inicio_T_momento=Noche} =&gt; {difusion=alta}</text:p>
          </table:table-cell>
          <table:table-cell office:value-type="float" office:value="0.0258658255690897" calcext:value-type="float">
            <text:p>0.03</text:p>
          </table:table-cell>
          <table:table-cell office:value-type="float" office:value="0.302108579738245" calcext:value-type="float">
            <text:p>0.30</text:p>
          </table:table-cell>
          <table:table-cell office:value-type="float" office:value="0.085617646448507" calcext:value-type="float">
            <text:p>0.09</text:p>
          </table:table-cell>
          <table:table-cell office:value-type="float" office:value="1.16035024835943" calcext:value-type="float">
            <text:p>1.16</text:p>
          </table:table-cell>
          <table:table-cell office:value-type="float" office:value="2493" calcext:value-type="float">
            <text:p>2,493.00</text:p>
          </table:table-cell>
          <table:table-cell office:value-type="float" office:value="0.54587884484491" calcext:value-type="float">
            <text:p>0.55</text:p>
          </table:table-cell>
          <table:table-cell office:value-type="float" office:value="0.20072751852936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verified=Sin verificar,RT_popular=muy muchos} =&gt; {difusion=alta}</text:p>
          </table:table-cell>
          <table:table-cell office:value-type="float" office:value="0.042393807972443" calcext:value-type="float">
            <text:p>0.04</text:p>
          </table:table-cell>
          <table:table-cell office:value-type="float" office:value="0.462740656851642" calcext:value-type="float">
            <text:p>0.46</text:p>
          </table:table-cell>
          <table:table-cell office:value-type="float" office:value="0.0916146168371688" calcext:value-type="float">
            <text:p>0.09</text:p>
          </table:table-cell>
          <table:table-cell office:value-type="float" office:value="1.77731210602833" calcext:value-type="float">
            <text:p>1.78</text:p>
          </table:table-cell>
          <table:table-cell office:value-type="float" office:value="4086" calcext:value-type="float">
            <text:p>4,086.00</text:p>
          </table:table-cell>
          <table:table-cell office:value-type="float" office:value="0.545076747771298" calcext:value-type="float">
            <text:p>0.55</text:p>
          </table:table-cell>
          <table:table-cell office:value-type="float" office:value="0.312784212222745" calcext:value-type="float">
            <text:p>0.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etweet_es_finde=Finde} =&gt; {difusion=alta}</text:p>
          </table:table-cell>
          <table:table-cell office:value-type="float" office:value="0.0370401112240875" calcext:value-type="float">
            <text:p>0.04</text:p>
          </table:table-cell>
          <table:table-cell office:value-type="float" office:value="0.412525999537786" calcext:value-type="float">
            <text:p>0.41</text:p>
          </table:table-cell>
          <table:table-cell office:value-type="float" office:value="0.0897885497292025" calcext:value-type="float">
            <text:p>0.09</text:p>
          </table:table-cell>
          <table:table-cell office:value-type="float" office:value="1.58444571959237" calcext:value-type="float">
            <text:p>1.58</text:p>
          </table:table-cell>
          <table:table-cell office:value-type="float" office:value="3570" calcext:value-type="float">
            <text:p>3,570.00</text:p>
          </table:table-cell>
          <table:table-cell office:value-type="float" office:value="0.544767711577971" calcext:value-type="float">
            <text:p>0.54</text:p>
          </table:table-cell>
          <table:table-cell office:value-type="float" office:value="0.277395541412314" calcext:value-type="float">
            <text:p>0.2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Finde,retweet_source=Twitter Web App} =&gt; {difusion=alta}</text:p>
          </table:table-cell>
          <table:table-cell office:value-type="float" office:value="0.0250980473532402" calcext:value-type="float">
            <text:p>0.03</text:p>
          </table:table-cell>
          <table:table-cell office:value-type="float" office:value="0.292857142857143" calcext:value-type="float">
            <text:p>0.29</text:p>
          </table:table-cell>
          <table:table-cell office:value-type="float" office:value="0.0857006494988691" calcext:value-type="float">
            <text:p>0.09</text:p>
          </table:table-cell>
          <table:table-cell office:value-type="float" office:value="1.12481697389245" calcext:value-type="float">
            <text:p>1.12</text:p>
          </table:table-cell>
          <table:table-cell office:value-type="float" office:value="2419" calcext:value-type="float">
            <text:p>2,419.00</text:p>
          </table:table-cell>
          <table:table-cell office:value-type="float" office:value="0.544173266526588" calcext:value-type="float">
            <text:p>0.54</text:p>
          </table:table-cell>
          <table:table-cell office:value-type="float" office:value="0.194627344043539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verified=Verificados} =&gt; {difusion=alta}</text:p>
          </table:table-cell>
          <table:table-cell office:value-type="float" office:value="0.0398829656989894" calcext:value-type="float">
            <text:p>0.04</text:p>
          </table:table-cell>
          <table:table-cell office:value-type="float" office:value="0.437962857468383" calcext:value-type="float">
            <text:p>0.44</text:p>
          </table:table-cell>
          <table:table-cell office:value-type="float" office:value="0.0910647216285198" calcext:value-type="float">
            <text:p>0.09</text:p>
          </table:table-cell>
          <table:table-cell office:value-type="float" office:value="1.68214458151422" calcext:value-type="float">
            <text:p>1.68</text:p>
          </table:table-cell>
          <table:table-cell office:value-type="float" office:value="3844" calcext:value-type="float">
            <text:p>3,844.00</text:p>
          </table:table-cell>
          <table:table-cell office:value-type="float" office:value="0.543410930162853" calcext:value-type="float">
            <text:p>0.54</text:p>
          </table:table-cell>
          <table:table-cell office:value-type="float" office:value="0.295573442761449" calcext:value-type="float">
            <text:p>0.3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Finde,retweet_source=Twitter for Android} =&gt; {difusion=alta}</text:p>
          </table:table-cell>
          <table:table-cell office:value-type="float" office:value="0.0244443983316387" calcext:value-type="float">
            <text:p>0.02</text:p>
          </table:table-cell>
          <table:table-cell office:value-type="float" office:value="0.285091965150048" calcext:value-type="float">
            <text:p>0.29</text:p>
          </table:table-cell>
          <table:table-cell office:value-type="float" office:value="0.0857421510240501" calcext:value-type="float">
            <text:p>0.09</text:p>
          </table:table-cell>
          <table:table-cell office:value-type="float" office:value="1.09499218080386" calcext:value-type="float">
            <text:p>1.09</text:p>
          </table:table-cell>
          <table:table-cell office:value-type="float" office:value="2356" calcext:value-type="float">
            <text:p>2,356.00</text:p>
          </table:table-cell>
          <table:table-cell office:value-type="float" office:value="0.54286820205148" calcext:value-type="float">
            <text:p>0.54</text:p>
          </table:table-cell>
          <table:table-cell office:value-type="float" office:value="0.189489475043343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n_char=largo} =&gt; {difusion=alta}</text:p>
          </table:table-cell>
          <table:table-cell office:value-type="float" office:value="0.0317175406196178" calcext:value-type="float">
            <text:p>0.03</text:p>
          </table:table-cell>
          <table:table-cell office:value-type="float" office:value="0.357920618194591" calcext:value-type="float">
            <text:p>0.36</text:p>
          </table:table-cell>
          <table:table-cell office:value-type="float" office:value="0.0886161316428379" calcext:value-type="float">
            <text:p>0.09</text:p>
          </table:table-cell>
          <table:table-cell office:value-type="float" office:value="1.37471527149243" calcext:value-type="float">
            <text:p>1.37</text:p>
          </table:table-cell>
          <table:table-cell office:value-type="float" office:value="3057" calcext:value-type="float">
            <text:p>3,057.00</text:p>
          </table:table-cell>
          <table:table-cell office:value-type="float" office:value="0.541336908888744" calcext:value-type="float">
            <text:p>0.54</text:p>
          </table:table-cell>
          <table:table-cell office:value-type="float" office:value="0.239871283832292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T_popular=muchos} =&gt; {difusion=alta}</text:p>
          </table:table-cell>
          <table:table-cell office:value-type="float" office:value="0.0299744765620137" calcext:value-type="float">
            <text:p>0.03</text:p>
          </table:table-cell>
          <table:table-cell office:value-type="float" office:value="0.340523338048091" calcext:value-type="float">
            <text:p>0.34</text:p>
          </table:table-cell>
          <table:table-cell office:value-type="float" office:value="0.0880247349090079" calcext:value-type="float">
            <text:p>0.09</text:p>
          </table:table-cell>
          <table:table-cell office:value-type="float" office:value="1.30789512902491" calcext:value-type="float">
            <text:p>1.31</text:p>
          </table:table-cell>
          <table:table-cell office:value-type="float" office:value="2889" calcext:value-type="float">
            <text:p>2,889.00</text:p>
          </table:table-cell>
          <table:table-cell office:value-type="float" office:value="0.541236273583369" calcext:value-type="float">
            <text:p>0.54</text:p>
          </table:table-cell>
          <table:table-cell office:value-type="float" office:value="0.227825230034645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etweet_verified=Verificados} =&gt; {difusion=alta}</text:p>
          </table:table-cell>
          <table:table-cell office:value-type="float" office:value="0.0314581560872362" calcext:value-type="float">
            <text:p>0.03</text:p>
          </table:table-cell>
          <table:table-cell office:value-type="float" office:value="0.354744354744355" calcext:value-type="float">
            <text:p>0.35</text:p>
          </table:table-cell>
          <table:table-cell office:value-type="float" office:value="0.0886783839306095" calcext:value-type="float">
            <text:p>0.09</text:p>
          </table:table-cell>
          <table:table-cell office:value-type="float" office:value="1.36251575671357" calcext:value-type="float">
            <text:p>1.36</text:p>
          </table:table-cell>
          <table:table-cell office:value-type="float" office:value="3032" calcext:value-type="float">
            <text:p>3,032.00</text:p>
          </table:table-cell>
          <table:table-cell office:value-type="float" office:value="0.540592636152766" calcext:value-type="float">
            <text:p>0.54</text:p>
          </table:table-cell>
          <table:table-cell office:value-type="float" office:value="0.237785025064853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Laborable,retweet_source=Twitter for iPhone} =&gt; {difusion=alta}</text:p>
          </table:table-cell>
          <table:table-cell office:value-type="float" office:value="0.0249112904899255" calcext:value-type="float">
            <text:p>0.02</text:p>
          </table:table-cell>
          <table:table-cell office:value-type="float" office:value="0.284647302904564" calcext:value-type="float">
            <text:p>0.28</text:p>
          </table:table-cell>
          <table:table-cell office:value-type="float" office:value="0.08751634122554" calcext:value-type="float">
            <text:p>0.09</text:p>
          </table:table-cell>
          <table:table-cell office:value-type="float" office:value="1.09328430495528" calcext:value-type="float">
            <text:p>1.09</text:p>
          </table:table-cell>
          <table:table-cell office:value-type="float" office:value="2401" calcext:value-type="float">
            <text:p>2,401.00</text:p>
          </table:table-cell>
          <table:table-cell office:value-type="float" office:value="0.53517733230532" calcext:value-type="float">
            <text:p>0.54</text:p>
          </table:table-cell>
          <table:table-cell office:value-type="float" office:value="0.190163772596779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T_popular=muy muchos} =&gt; {difusion=alta}</text:p>
          </table:table-cell>
          <table:table-cell office:value-type="float" office:value="0.0458799360876512" calcext:value-type="float">
            <text:p>0.05</text:p>
          </table:table-cell>
          <table:table-cell office:value-type="float" office:value="0.480234578627281" calcext:value-type="float">
            <text:p>0.48</text:p>
          </table:table-cell>
          <table:table-cell office:value-type="float" office:value="0.095536510966778" calcext:value-type="float">
            <text:p>0.10</text:p>
          </table:table-cell>
          <table:table-cell office:value-type="float" office:value="1.84450343338067" calcext:value-type="float">
            <text:p>1.84</text:p>
          </table:table-cell>
          <table:table-cell office:value-type="float" office:value="4422" calcext:value-type="float">
            <text:p>4,422.00</text:p>
          </table:table-cell>
          <table:table-cell office:value-type="float" office:value="0.531659973226238" calcext:value-type="float">
            <text:p>0.53</text:p>
          </table:table-cell>
          <table:table-cell office:value-type="float" office:value="0.328226000559356" calcext:value-type="float">
            <text:p>0.3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source=Twitter for iPhone} =&gt; {difusion=alta}</text:p>
          </table:table-cell>
          <table:table-cell office:value-type="float" office:value="0.036189329957876" calcext:value-type="float">
            <text:p>0.04</text:p>
          </table:table-cell>
          <table:table-cell office:value-type="float" office:value="0.392350956130484" calcext:value-type="float">
            <text:p>0.39</text:p>
          </table:table-cell>
          <table:table-cell office:value-type="float" office:value="0.0922371397148845" calcext:value-type="float">
            <text:p>0.09</text:p>
          </table:table-cell>
          <table:table-cell office:value-type="float" office:value="1.50695663719488" calcext:value-type="float">
            <text:p>1.51</text:p>
          </table:table-cell>
          <table:table-cell office:value-type="float" office:value="3488" calcext:value-type="float">
            <text:p>3,488.00</text:p>
          </table:table-cell>
          <table:table-cell office:value-type="float" office:value="0.531348373557188" calcext:value-type="float">
            <text:p>0.53</text:p>
          </table:table-cell>
          <table:table-cell office:value-type="float" office:value="0.26567416300985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n_char=largo} =&gt; {difusion=alta}</text:p>
          </table:table-cell>
          <table:table-cell office:value-type="float" office:value="0.0298499719864705" calcext:value-type="float">
            <text:p>0.03</text:p>
          </table:table-cell>
          <table:table-cell office:value-type="float" office:value="0.328687307208957" calcext:value-type="float">
            <text:p>0.33</text:p>
          </table:table-cell>
          <table:table-cell office:value-type="float" office:value="0.0908157124774335" calcext:value-type="float">
            <text:p>0.09</text:p>
          </table:table-cell>
          <table:table-cell office:value-type="float" office:value="1.26243484671291" calcext:value-type="float">
            <text:p>1.26</text:p>
          </table:table-cell>
          <table:table-cell office:value-type="float" office:value="2877" calcext:value-type="float">
            <text:p>2,877.00</text:p>
          </table:table-cell>
          <table:table-cell office:value-type="float" office:value="0.527639651275428" calcext:value-type="float">
            <text:p>0.53</text:p>
          </table:table-cell>
          <table:table-cell office:value-type="float" office:value="0.221668113634765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Finde,retweet_source=Twitter for Android} =&gt; {difusion=alta}</text:p>
          </table:table-cell>
          <table:table-cell office:value-type="float" office:value="0.0277126434396464" calcext:value-type="float">
            <text:p>0.03</text:p>
          </table:table-cell>
          <table:table-cell office:value-type="float" office:value="0.303557222411638" calcext:value-type="float">
            <text:p>0.30</text:p>
          </table:table-cell>
          <table:table-cell office:value-type="float" office:value="0.0912929800170156" calcext:value-type="float">
            <text:p>0.09</text:p>
          </table:table-cell>
          <table:table-cell office:value-type="float" office:value="1.165914250836" calcext:value-type="float">
            <text:p>1.17</text:p>
          </table:table-cell>
          <table:table-cell office:value-type="float" office:value="2671" calcext:value-type="float">
            <text:p>2,671.00</text:p>
          </table:table-cell>
          <table:table-cell office:value-type="float" office:value="0.521907629235795" calcext:value-type="float">
            <text:p>0.52</text:p>
          </table:table-cell>
          <table:table-cell office:value-type="float" office:value="0.204998504407381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Mañana,retweet_es_finde=Finde} =&gt; {difusion=alta}</text:p>
          </table:table-cell>
          <table:table-cell office:value-type="float" office:value="0.0266647299288249" calcext:value-type="float">
            <text:p>0.03</text:p>
          </table:table-cell>
          <table:table-cell office:value-type="float" office:value="0.292244712303844" calcext:value-type="float">
            <text:p>0.29</text:p>
          </table:table-cell>
          <table:table-cell office:value-type="float" office:value="0.0912411031105393" calcext:value-type="float">
            <text:p>0.09</text:p>
          </table:table-cell>
          <table:table-cell office:value-type="float" office:value="1.12246472707695" calcext:value-type="float">
            <text:p>1.12</text:p>
          </table:table-cell>
          <table:table-cell office:value-type="float" office:value="2570" calcext:value-type="float">
            <text:p>2,570.00</text:p>
          </table:table-cell>
          <table:table-cell office:value-type="float" office:value="0.520467462800945" calcext:value-type="float">
            <text:p>0.52</text:p>
          </table:table-cell>
          <table:table-cell office:value-type="float" office:value="0.197329816102508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RT_popular=muy muchos} =&gt; {difusion=alta}</text:p>
          </table:table-cell>
          <table:table-cell office:value-type="float" office:value="0.0383577846485858" calcext:value-type="float">
            <text:p>0.04</text:p>
          </table:table-cell>
          <table:table-cell office:value-type="float" office:value="0.400281507145951" calcext:value-type="float">
            <text:p>0.40</text:p>
          </table:table-cell>
          <table:table-cell office:value-type="float" office:value="0.0958270216430454" calcext:value-type="float">
            <text:p>0.10</text:p>
          </table:table-cell>
          <table:table-cell office:value-type="float" office:value="1.53741660244445" calcext:value-type="float">
            <text:p>1.54</text:p>
          </table:table-cell>
          <table:table-cell office:value-type="float" office:value="3697" calcext:value-type="float">
            <text:p>3,697.00</text:p>
          </table:table-cell>
          <table:table-cell office:value-type="float" office:value="0.517677014983841" calcext:value-type="float">
            <text:p>0.52</text:p>
          </table:table-cell>
          <table:table-cell office:value-type="float" office:value="0.273803780591386" calcext:value-type="float">
            <text:p>0.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,retweet_verified=Sin verificar} =&gt; {difusion=alta}</text:p>
          </table:table-cell>
          <table:table-cell office:value-type="float" office:value="0.0365835944470959" calcext:value-type="float">
            <text:p>0.04</text:p>
          </table:table-cell>
          <table:table-cell office:value-type="float" office:value="0.384012197778262" calcext:value-type="float">
            <text:p>0.38</text:p>
          </table:table-cell>
          <table:table-cell office:value-type="float" office:value="0.0952667510531012" calcext:value-type="float">
            <text:p>0.10</text:p>
          </table:table-cell>
          <table:table-cell office:value-type="float" office:value="1.47492881351177" calcext:value-type="float">
            <text:p>1.47</text:p>
          </table:table-cell>
          <table:table-cell office:value-type="float" office:value="3526" calcext:value-type="float">
            <text:p>3,526.00</text:p>
          </table:table-cell>
          <table:table-cell office:value-type="float" office:value="0.517463414634146" calcext:value-type="float">
            <text:p>0.52</text:p>
          </table:table-cell>
          <table:table-cell office:value-type="float" office:value="0.262261936938067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T_popular=muchos} =&gt; {difusion=alta}</text:p>
          </table:table-cell>
          <table:table-cell office:value-type="float" office:value="0.0343010105621382" calcext:value-type="float">
            <text:p>0.03</text:p>
          </table:table-cell>
          <table:table-cell office:value-type="float" office:value="0.362858083635166" calcext:value-type="float">
            <text:p>0.36</text:p>
          </table:table-cell>
          <table:table-cell office:value-type="float" office:value="0.0945300989811375" calcext:value-type="float">
            <text:p>0.09</text:p>
          </table:table-cell>
          <table:table-cell office:value-type="float" office:value="1.39367927858949" calcext:value-type="float">
            <text:p>1.39</text:p>
          </table:table-cell>
          <table:table-cell office:value-type="float" office:value="3306" calcext:value-type="float">
            <text:p>3,306.00</text:p>
          </table:table-cell>
          <table:table-cell office:value-type="float" office:value="0.517265930936276" calcext:value-type="float">
            <text:p>0.52</text:p>
          </table:table-cell>
          <table:table-cell office:value-type="float" office:value="0.247301361894095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verified=Verificados} =&gt; {difusion=alta}</text:p>
          </table:table-cell>
          <table:table-cell office:value-type="float" office:value="0.0373098711377643" calcext:value-type="float">
            <text:p>0.04</text:p>
          </table:table-cell>
          <table:table-cell office:value-type="float" office:value="0.385258195843154" calcext:value-type="float">
            <text:p>0.39</text:p>
          </table:table-cell>
          <table:table-cell office:value-type="float" office:value="0.0968438090099811" calcext:value-type="float">
            <text:p>0.10</text:p>
          </table:table-cell>
          <table:table-cell office:value-type="float" office:value="1.47971449078484" calcext:value-type="float">
            <text:p>1.48</text:p>
          </table:table-cell>
          <table:table-cell office:value-type="float" office:value="3596" calcext:value-type="float">
            <text:p>3,596.00</text:p>
          </table:table-cell>
          <table:table-cell office:value-type="float" office:value="0.511157239231967" calcext:value-type="float">
            <text:p>0.51</text:p>
          </table:table-cell>
          <table:table-cell office:value-type="float" office:value="0.264279691689011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source=Twitter for iPhone,retweet_verified=Sin verificar} =&gt; {difusion=alta}</text:p>
          </table:table-cell>
          <table:table-cell office:value-type="float" office:value="0.0277852711087132" calcext:value-type="float">
            <text:p>0.03</text:p>
          </table:table-cell>
          <table:table-cell office:value-type="float" office:value="0.296665558878919" calcext:value-type="float">
            <text:p>0.30</text:p>
          </table:table-cell>
          <table:table-cell office:value-type="float" office:value="0.0936585669523355" calcext:value-type="float">
            <text:p>0.09</text:p>
          </table:table-cell>
          <table:table-cell office:value-type="float" office:value="1.13944448457272" calcext:value-type="float">
            <text:p>1.14</text:p>
          </table:table-cell>
          <table:table-cell office:value-type="float" office:value="2678" calcext:value-type="float">
            <text:p>2,678.00</text:p>
          </table:table-cell>
          <table:table-cell office:value-type="float" office:value="0.510988137264256" calcext:value-type="float">
            <text:p>0.51</text:p>
          </table:table-cell>
          <table:table-cell office:value-type="float" office:value="0.201692148212871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Laborable,RT_popular=muy muchos} =&gt; {difusion=alta}</text:p>
          </table:table-cell>
          <table:table-cell office:value-type="float" office:value="0.0351932933535307" calcext:value-type="float">
            <text:p>0.04</text:p>
          </table:table-cell>
          <table:table-cell office:value-type="float" office:value="0.365359758724688" calcext:value-type="float">
            <text:p>0.37</text:p>
          </table:table-cell>
          <table:table-cell office:value-type="float" office:value="0.096325039945218" calcext:value-type="float">
            <text:p>0.10</text:p>
          </table:table-cell>
          <table:table-cell office:value-type="float" office:value="1.40328780845632" calcext:value-type="float">
            <text:p>1.40</text:p>
          </table:table-cell>
          <table:table-cell office:value-type="float" office:value="3392" calcext:value-type="float">
            <text:p>3,392.00</text:p>
          </table:table-cell>
          <table:table-cell office:value-type="float" office:value="0.510230426644291" calcext:value-type="float">
            <text:p>0.51</text:p>
          </table:table-cell>
          <table:table-cell office:value-type="float" office:value="0.25026575646444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polaridad=Neutro} =&gt; {difusion=alta}</text:p>
          </table:table-cell>
          <table:table-cell office:value-type="float" office:value="0.0282729140295906" calcext:value-type="float">
            <text:p>0.03</text:p>
          </table:table-cell>
          <table:table-cell office:value-type="float" office:value="0.300474142683868" calcext:value-type="float">
            <text:p>0.30</text:p>
          </table:table-cell>
          <table:table-cell office:value-type="float" office:value="0.0940943329667365" calcext:value-type="float">
            <text:p>0.09</text:p>
          </table:table-cell>
          <table:table-cell office:value-type="float" office:value="1.15407263968106" calcext:value-type="float">
            <text:p>1.15</text:p>
          </table:table-cell>
          <table:table-cell office:value-type="float" office:value="2725" calcext:value-type="float">
            <text:p>2,725.00</text:p>
          </table:table-cell>
          <table:table-cell office:value-type="float" office:value="0.509733443603283" calcext:value-type="float">
            <text:p>0.51</text:p>
          </table:table-cell>
          <table:table-cell office:value-type="float" office:value="0.204532918954909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verified=Verificados,RT_popular=muy muchos} =&gt; {difusion=alta}</text:p>
          </table:table-cell>
          <table:table-cell office:value-type="float" office:value="0.0407026208213152" calcext:value-type="float">
            <text:p>0.04</text:p>
          </table:table-cell>
          <table:table-cell office:value-type="float" office:value="0.411431567907708" calcext:value-type="float">
            <text:p>0.41</text:p>
          </table:table-cell>
          <table:table-cell office:value-type="float" office:value="0.0989292606503289" calcext:value-type="float">
            <text:p>0.10</text:p>
          </table:table-cell>
          <table:table-cell office:value-type="float" office:value="1.58024218450947" calcext:value-type="float">
            <text:p>1.58</text:p>
          </table:table-cell>
          <table:table-cell office:value-type="float" office:value="3923" calcext:value-type="float">
            <text:p>3,923.00</text:p>
          </table:table-cell>
          <table:table-cell office:value-type="float" office:value="0.506708786556374" calcext:value-type="float">
            <text:p>0.51</text:p>
          </table:table-cell>
          <table:table-cell office:value-type="float" office:value="0.283881879434846" calcext:value-type="float">
            <text:p>0.2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polaridad=Negativo} =&gt; {difusion=alta}</text:p>
          </table:table-cell>
          <table:table-cell office:value-type="float" office:value="0.0265713514971675" calcext:value-type="float">
            <text:p>0.03</text:p>
          </table:table-cell>
          <table:table-cell office:value-type="float" office:value="0.281645221599032" calcext:value-type="float">
            <text:p>0.28</text:p>
          </table:table-cell>
          <table:table-cell office:value-type="float" office:value="0.0943433421178228" calcext:value-type="float">
            <text:p>0.09</text:p>
          </table:table-cell>
          <table:table-cell office:value-type="float" office:value="1.08175379565466" calcext:value-type="float">
            <text:p>1.08</text:p>
          </table:table-cell>
          <table:table-cell office:value-type="float" office:value="2561" calcext:value-type="float">
            <text:p>2,561.00</text:p>
          </table:table-cell>
          <table:table-cell office:value-type="float" office:value="0.505944476063998" calcext:value-type="float">
            <text:p>0.51</text:p>
          </table:table-cell>
          <table:table-cell office:value-type="float" office:value="0.191850745014866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verified=Sin verificar,RT_popular=muchos} =&gt; {difusion=alta}</text:p>
          </table:table-cell>
          <table:table-cell office:value-type="float" office:value="0.0334813554398124" calcext:value-type="float">
            <text:p>0.03</text:p>
          </table:table-cell>
          <table:table-cell office:value-type="float" office:value="0.346058981233244" calcext:value-type="float">
            <text:p>0.35</text:p>
          </table:table-cell>
          <table:table-cell office:value-type="float" office:value="0.0967504305783237" calcext:value-type="float">
            <text:p>0.10</text:p>
          </table:table-cell>
          <table:table-cell office:value-type="float" office:value="1.32915664020174" calcext:value-type="float">
            <text:p>1.33</text:p>
          </table:table-cell>
          <table:table-cell office:value-type="float" office:value="3227" calcext:value-type="float">
            <text:p>3,227.00</text:p>
          </table:table-cell>
          <table:table-cell office:value-type="float" office:value="0.505546293921518" calcext:value-type="float">
            <text:p>0.51</text:p>
          </table:table-cell>
          <table:table-cell office:value-type="float" office:value="0.2373277292394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} =&gt; {difusion=alta}</text:p>
          </table:table-cell>
          <table:table-cell office:value-type="float" office:value="0.173497126019381" calcext:value-type="float">
            <text:p>0.17</text:p>
          </table:table-cell>
          <table:table-cell office:value-type="float" office:value="0.284499038739643" calcext:value-type="float">
            <text:p>0.28</text:p>
          </table:table-cell>
          <table:table-cell office:value-type="float" office:value="0.60983378639165" calcext:value-type="float">
            <text:p>0.61</text:p>
          </table:table-cell>
          <table:table-cell office:value-type="float" office:value="1.09271484625027" calcext:value-type="float">
            <text:p>1.09</text:p>
          </table:table-cell>
          <table:table-cell office:value-type="float" office:value="16722" calcext:value-type="float">
            <text:p>16,722.00</text:p>
          </table:table-cell>
          <table:table-cell office:value-type="float" office:value="0.501615809617418" calcext:value-type="float">
            <text:p>0.50</text:p>
          </table:table-cell>
          <table:table-cell office:value-type="float" office:value="0.475436735437407" calcext:value-type="float">
            <text:p>0.4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gativo,retweet_verified=Sin verificar} =&gt; {difusion=alta}</text:p>
          </table:table-cell>
          <table:table-cell office:value-type="float" office:value="0.0273287543317217" calcext:value-type="float">
            <text:p>0.03</text:p>
          </table:table-cell>
          <table:table-cell office:value-type="float" office:value="0.28599348534202" calcext:value-type="float">
            <text:p>0.29</text:p>
          </table:table-cell>
          <table:table-cell office:value-type="float" office:value="0.0955572617293686" calcext:value-type="float">
            <text:p>0.10</text:p>
          </table:table-cell>
          <table:table-cell office:value-type="float" office:value="1.09845477421832" calcext:value-type="float">
            <text:p>1.10</text:p>
          </table:table-cell>
          <table:table-cell office:value-type="float" office:value="2634" calcext:value-type="float">
            <text:p>2,634.00</text:p>
          </table:table-cell>
          <table:table-cell office:value-type="float" office:value="0.50154720555731" calcext:value-type="float">
            <text:p>0.50</text:p>
          </table:table-cell>
          <table:table-cell office:value-type="float" office:value="0.195479407849937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es_finde=Finde,retweet_verified=Sin verificar} =&gt; {difusion=alta}</text:p>
          </table:table-cell>
          <table:table-cell office:value-type="float" office:value="0.0310846423606068" calcext:value-type="float">
            <text:p>0.03</text:p>
          </table:table-cell>
          <table:table-cell office:value-type="float" office:value="0.315368421052632" calcext:value-type="float">
            <text:p>0.32</text:p>
          </table:table-cell>
          <table:table-cell office:value-type="float" office:value="0.0985661223049947" calcext:value-type="float">
            <text:p>0.10</text:p>
          </table:table-cell>
          <table:table-cell office:value-type="float" office:value="1.21127915668665" calcext:value-type="float">
            <text:p>1.21</text:p>
          </table:table-cell>
          <table:table-cell office:value-type="float" office:value="2996" calcext:value-type="float">
            <text:p>2,996.00</text:p>
          </table:table-cell>
          <table:table-cell office:value-type="float" office:value="0.493512247610608" calcext:value-type="float">
            <text:p>0.49</text:p>
          </table:table-cell>
          <table:table-cell office:value-type="float" office:value="0.217379755278049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polaridad=Positivo} =&gt; {difusion=alta}</text:p>
          </table:table-cell>
          <table:table-cell office:value-type="float" office:value="0.0263742192525575" calcext:value-type="float">
            <text:p>0.03</text:p>
          </table:table-cell>
          <table:table-cell office:value-type="float" office:value="0.269508057675997" calcext:value-type="float">
            <text:p>0.27</text:p>
          </table:table-cell>
          <table:table-cell office:value-type="float" office:value="0.0978605963769169" calcext:value-type="float">
            <text:p>0.10</text:p>
          </table:table-cell>
          <table:table-cell office:value-type="float" office:value="1.03513690981621" calcext:value-type="float">
            <text:p>1.04</text:p>
          </table:table-cell>
          <table:table-cell office:value-type="float" office:value="2542" calcext:value-type="float">
            <text:p>2,542.00</text:p>
          </table:table-cell>
          <table:table-cell office:value-type="float" office:value="0.489682341170585" calcext:value-type="float">
            <text:p>0.49</text:p>
          </table:table-cell>
          <table:table-cell office:value-type="float" office:value="0.185403586501185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retweet_es_finde=Laborable} =&gt; {difusion=alta}</text:p>
          </table:table-cell>
          <table:table-cell office:value-type="float" office:value="0.0281172833101616" calcext:value-type="float">
            <text:p>0.03</text:p>
          </table:table-cell>
          <table:table-cell office:value-type="float" office:value="0.282851476881328" calcext:value-type="float">
            <text:p>0.28</text:p>
          </table:table-cell>
          <table:table-cell office:value-type="float" office:value="0.099406528189911" calcext:value-type="float">
            <text:p>0.10</text:p>
          </table:table-cell>
          <table:table-cell office:value-type="float" office:value="1.08638682732032" calcext:value-type="float">
            <text:p>1.09</text:p>
          </table:table-cell>
          <table:table-cell office:value-type="float" office:value="2710" calcext:value-type="float">
            <text:p>2,710.00</text:p>
          </table:table-cell>
          <table:table-cell office:value-type="float" office:value="0.485312060065697" calcext:value-type="float">
            <text:p>0.49</text:p>
          </table:table-cell>
          <table:table-cell office:value-type="float" office:value="0.195422709828246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source=Twitter for iPhone,retweet_verified=Sin verificar} =&gt; {difusion=alta}</text:p>
          </table:table-cell>
          <table:table-cell office:value-type="float" office:value="0.0278267726338943" calcext:value-type="float">
            <text:p>0.03</text:p>
          </table:table-cell>
          <table:table-cell office:value-type="float" office:value="0.278997191303443" calcext:value-type="float">
            <text:p>0.28</text:p>
          </table:table-cell>
          <table:table-cell office:value-type="float" office:value="0.0997385403913594" calcext:value-type="float">
            <text:p>0.10</text:p>
          </table:table-cell>
          <table:table-cell office:value-type="float" office:value="1.07158313908538" calcext:value-type="float">
            <text:p>1.07</text:p>
          </table:table-cell>
          <table:table-cell office:value-type="float" office:value="2682" calcext:value-type="float">
            <text:p>2,682.00</text:p>
          </table:table-cell>
          <table:table-cell office:value-type="float" office:value="0.483403590944575" calcext:value-type="float">
            <text:p>0.48</text:p>
          </table:table-cell>
          <table:table-cell office:value-type="float" office:value="0.192937664751905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fecha_inicio_T_momento=Noche} =&gt; {difusion=alta}</text:p>
          </table:table-cell>
          <table:table-cell office:value-type="float" office:value="0.0303376149073478" calcext:value-type="float">
            <text:p>0.03</text:p>
          </table:table-cell>
          <table:table-cell office:value-type="float" office:value="0.299897435897436" calcext:value-type="float">
            <text:p>0.30</text:p>
          </table:table-cell>
          <table:table-cell office:value-type="float" office:value="0.10115996762881" calcext:value-type="float">
            <text:p>0.10</text:p>
          </table:table-cell>
          <table:table-cell office:value-type="float" office:value="1.15185760208284" calcext:value-type="float">
            <text:p>1.15</text:p>
          </table:table-cell>
          <table:table-cell office:value-type="float" office:value="2924" calcext:value-type="float">
            <text:p>2,924.00</text:p>
          </table:table-cell>
          <table:table-cell office:value-type="float" office:value="0.480701754385965" calcext:value-type="float">
            <text:p>0.48</text:p>
          </table:table-cell>
          <table:table-cell office:value-type="float" office:value="0.208209656818567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utro,retweet_es_finde=Finde,retweet_verified=Sin verificar} =&gt; {difusion=alta}</text:p>
          </table:table-cell>
          <table:table-cell office:value-type="float" office:value="0.0267269822165965" calcext:value-type="float">
            <text:p>0.03</text:p>
          </table:table-cell>
          <table:table-cell office:value-type="float" office:value="0.266005782734407" calcext:value-type="float">
            <text:p>0.27</text:p>
          </table:table-cell>
          <table:table-cell office:value-type="float" office:value="0.100475192463323" calcext:value-type="float">
            <text:p>0.10</text:p>
          </table:table-cell>
          <table:table-cell office:value-type="float" office:value="1.02168523756705" calcext:value-type="float">
            <text:p>1.02</text:p>
          </table:table-cell>
          <table:table-cell office:value-type="float" office:value="2576" calcext:value-type="float">
            <text:p>2,576.00</text:p>
          </table:table-cell>
          <table:table-cell office:value-type="float" office:value="0.478541705484131" calcext:value-type="float">
            <text:p>0.48</text:p>
          </table:table-cell>
          <table:table-cell office:value-type="float" office:value="0.184329901807946" calcext:value-type="float">
            <text:p>0.1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T_popular=muchos} =&gt; {difusion=alta}</text:p>
          </table:table-cell>
          <table:table-cell office:value-type="float" office:value="0.0301508580440331" calcext:value-type="float">
            <text:p>0.03</text:p>
          </table:table-cell>
          <table:table-cell office:value-type="float" office:value="0.295295193577888" calcext:value-type="float">
            <text:p>0.30</text:p>
          </table:table-cell>
          <table:table-cell office:value-type="float" office:value="0.102104127326679" calcext:value-type="float">
            <text:p>0.10</text:p>
          </table:table-cell>
          <table:table-cell office:value-type="float" office:value="1.13418113283749" calcext:value-type="float">
            <text:p>1.13</text:p>
          </table:table-cell>
          <table:table-cell office:value-type="float" office:value="2906" calcext:value-type="float">
            <text:p>2,906.00</text:p>
          </table:table-cell>
          <table:table-cell office:value-type="float" office:value="0.476224671391551" calcext:value-type="float">
            <text:p>0.48</text:p>
          </table:table-cell>
          <table:table-cell office:value-type="float" office:value="0.205549884188323" calcext:value-type="float">
            <text:p>0.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fecha_inicio_T_momento=Noche} =&gt; {difusion=alta}</text:p>
          </table:table-cell>
          <table:table-cell office:value-type="float" office:value="0.0452159116847544" calcext:value-type="float">
            <text:p>0.05</text:p>
          </table:table-cell>
          <table:table-cell office:value-type="float" office:value="0.421837189042687" calcext:value-type="float">
            <text:p>0.42</text:p>
          </table:table-cell>
          <table:table-cell office:value-type="float" office:value="0.107188064161358" calcext:value-type="float">
            <text:p>0.11</text:p>
          </table:table-cell>
          <table:table-cell office:value-type="float" office:value="1.62020849423417" calcext:value-type="float">
            <text:p>1.62</text:p>
          </table:table-cell>
          <table:table-cell office:value-type="float" office:value="4358" calcext:value-type="float">
            <text:p>4,358.00</text:p>
          </table:table-cell>
          <table:table-cell office:value-type="float" office:value="0.47519876396176" calcext:value-type="float">
            <text:p>0.48</text:p>
          </table:table-cell>
          <table:table-cell office:value-type="float" office:value="0.297752100538718" calcext:value-type="float">
            <text:p>0.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n_char=largo} =&gt; {difusion=alta}</text:p>
          </table:table-cell>
          <table:table-cell office:value-type="float" office:value="0.0462326990516901" calcext:value-type="float">
            <text:p>0.05</text:p>
          </table:table-cell>
          <table:table-cell office:value-type="float" office:value="0.427844455112818" calcext:value-type="float">
            <text:p>0.43</text:p>
          </table:table-cell>
          <table:table-cell office:value-type="float" office:value="0.10805959619016" calcext:value-type="float">
            <text:p>0.11</text:p>
          </table:table-cell>
          <table:table-cell office:value-type="float" office:value="1.64328143272032" calcext:value-type="float">
            <text:p>1.64</text:p>
          </table:table-cell>
          <table:table-cell office:value-type="float" office:value="4456" calcext:value-type="float">
            <text:p>4,456.00</text:p>
          </table:table-cell>
          <table:table-cell office:value-type="float" office:value="0.472707950922616" calcext:value-type="float">
            <text:p>0.47</text:p>
          </table:table-cell>
          <table:table-cell office:value-type="float" office:value="0.302708391579682" calcext:value-type="float">
            <text:p>0.3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,retweet_es_finde=Finde} =&gt; {difusion=alta}</text:p>
          </table:table-cell>
          <table:table-cell office:value-type="float" office:value="0.0298603473677658" calcext:value-type="float">
            <text:p>0.03</text:p>
          </table:table-cell>
          <table:table-cell office:value-type="float" office:value="0.285742652899126" calcext:value-type="float">
            <text:p>0.29</text:p>
          </table:table-cell>
          <table:table-cell office:value-type="float" office:value="0.104500840405885" calcext:value-type="float">
            <text:p>0.10</text:p>
          </table:table-cell>
          <table:table-cell office:value-type="float" office:value="1.09749136732779" calcext:value-type="float">
            <text:p>1.10</text:p>
          </table:table-cell>
          <table:table-cell office:value-type="float" office:value="2878" calcext:value-type="float">
            <text:p>2,878.00</text:p>
          </table:table-cell>
          <table:table-cell office:value-type="float" office:value="0.465250247770069" calcext:value-type="float">
            <text:p>0.47</text:p>
          </table:table-cell>
          <table:table-cell office:value-type="float" office:value="0.200215711561542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es_finde=Finde} =&gt; {difusion=alta}</text:p>
          </table:table-cell>
          <table:table-cell office:value-type="float" office:value="0.037019360461497" calcext:value-type="float">
            <text:p>0.04</text:p>
          </table:table-cell>
          <table:table-cell office:value-type="float" office:value="0.34271443665354" calcext:value-type="float">
            <text:p>0.34</text:p>
          </table:table-cell>
          <table:table-cell office:value-type="float" office:value="0.108018094664979" calcext:value-type="float">
            <text:p>0.11</text:p>
          </table:table-cell>
          <table:table-cell office:value-type="float" office:value="1.31631078479084" calcext:value-type="float">
            <text:p>1.32</text:p>
          </table:table-cell>
          <table:table-cell office:value-type="float" office:value="3568" calcext:value-type="float">
            <text:p>3,568.00</text:p>
          </table:table-cell>
          <table:table-cell office:value-type="float" office:value="0.459748880608698" calcext:value-type="float">
            <text:p>0.46</text:p>
          </table:table-cell>
          <table:table-cell office:value-type="float" office:value="0.242449909806805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source=Twitter for iPhone} =&gt; {difusion=alta}</text:p>
          </table:table-cell>
          <table:table-cell office:value-type="float" office:value="0.036863729742068" calcext:value-type="float">
            <text:p>0.04</text:p>
          </table:table-cell>
          <table:table-cell office:value-type="float" office:value="0.339934940681209" calcext:value-type="float">
            <text:p>0.34</text:p>
          </table:table-cell>
          <table:table-cell office:value-type="float" office:value="0.108443485298085" calcext:value-type="float">
            <text:p>0.11</text:p>
          </table:table-cell>
          <table:table-cell office:value-type="float" office:value="1.30563518979582" calcext:value-type="float">
            <text:p>1.31</text:p>
          </table:table-cell>
          <table:table-cell office:value-type="float" office:value="3553" calcext:value-type="float">
            <text:p>3,553.00</text:p>
          </table:table-cell>
          <table:table-cell office:value-type="float" office:value="0.457662613696746" calcext:value-type="float">
            <text:p>0.46</text:p>
          </table:table-cell>
          <table:table-cell office:value-type="float" office:value="0.240761285595247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source=Twitter for iPhone,retweet_verified=Sin verificar} =&gt; {difusion=alta}</text:p>
          </table:table-cell>
          <table:table-cell office:value-type="float" office:value="0.0352555456413023" calcext:value-type="float">
            <text:p>0.04</text:p>
          </table:table-cell>
          <table:table-cell office:value-type="float" office:value="0.318492829693505" calcext:value-type="float">
            <text:p>0.32</text:p>
          </table:table-cell>
          <table:table-cell office:value-type="float" office:value="0.110694943039157" calcext:value-type="float">
            <text:p>0.11</text:p>
          </table:table-cell>
          <table:table-cell office:value-type="float" office:value="1.22327950552002" calcext:value-type="float">
            <text:p>1.22</text:p>
          </table:table-cell>
          <table:table-cell office:value-type="float" office:value="3398" calcext:value-type="float">
            <text:p>3,398.00</text:p>
          </table:table-cell>
          <table:table-cell office:value-type="float" office:value="0.44569751274525" calcext:value-type="float">
            <text:p>0.45</text:p>
          </table:table-cell>
          <table:table-cell office:value-type="float" office:value="0.226951842439005" calcext:value-type="float">
            <text:p>0.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polaridad=Neutro} =&gt; {difusion=alta}</text:p>
          </table:table-cell>
          <table:table-cell office:value-type="float" office:value="0.0473947417567596" calcext:value-type="float">
            <text:p>0.05</text:p>
          </table:table-cell>
          <table:table-cell office:value-type="float" office:value="0.412870571221981" calcext:value-type="float">
            <text:p>0.41</text:p>
          </table:table-cell>
          <table:table-cell office:value-type="float" office:value="0.114793218650785" calcext:value-type="float">
            <text:p>0.11</text:p>
          </table:table-cell>
          <table:table-cell office:value-type="float" office:value="1.58576916376492" calcext:value-type="float">
            <text:p>1.59</text:p>
          </table:table-cell>
          <table:table-cell office:value-type="float" office:value="4568" calcext:value-type="float">
            <text:p>4,568.00</text:p>
          </table:table-cell>
          <table:table-cell office:value-type="float" office:value="0.444127888572333" calcext:value-type="float">
            <text:p>0.44</text:p>
          </table:table-cell>
          <table:table-cell office:value-type="float" office:value="0.297453058783861" calcext:value-type="float">
            <text:p>0.3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verified=Verificados} =&gt; {difusion=alta}</text:p>
          </table:table-cell>
          <table:table-cell office:value-type="float" office:value="0.0366562221161628" calcext:value-type="float">
            <text:p>0.04</text:p>
          </table:table-cell>
          <table:table-cell office:value-type="float" office:value="0.328528919471824" calcext:value-type="float">
            <text:p>0.33</text:p>
          </table:table-cell>
          <table:table-cell office:value-type="float" office:value="0.111576850449254" calcext:value-type="float">
            <text:p>0.11</text:p>
          </table:table-cell>
          <table:table-cell office:value-type="float" office:value="1.26182650500253" calcext:value-type="float">
            <text:p>1.26</text:p>
          </table:table-cell>
          <table:table-cell office:value-type="float" office:value="3533" calcext:value-type="float">
            <text:p>3,533.00</text:p>
          </table:table-cell>
          <table:table-cell office:value-type="float" office:value="0.443756769302182" calcext:value-type="float">
            <text:p>0.44</text:p>
          </table:table-cell>
          <table:table-cell office:value-type="float" office:value="0.234659773356698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gativo} =&gt; {difusion=alta}</text:p>
          </table:table-cell>
          <table:table-cell office:value-type="float" office:value="0.0320391774397709" calcext:value-type="float">
            <text:p>0.03</text:p>
          </table:table-cell>
          <table:table-cell office:value-type="float" office:value="0.286722376973073" calcext:value-type="float">
            <text:p>0.29</text:p>
          </table:table-cell>
          <table:table-cell office:value-type="float" office:value="0.111742856549978" calcext:value-type="float">
            <text:p>0.11</text:p>
          </table:table-cell>
          <table:table-cell office:value-type="float" office:value="1.10125432921889" calcext:value-type="float">
            <text:p>1.10</text:p>
          </table:table-cell>
          <table:table-cell office:value-type="float" office:value="3088" calcext:value-type="float">
            <text:p>3,088.00</text:p>
          </table:table-cell>
          <table:table-cell office:value-type="float" office:value="0.437027092994874" calcext:value-type="float">
            <text:p>0.44</text:p>
          </table:table-cell>
          <table:table-cell office:value-type="float" office:value="0.204889840754011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T_popular=muy muchos} =&gt; {difusion=alta}</text:p>
          </table:table-cell>
          <table:table-cell office:value-type="float" office:value="0.0510157498288062" calcext:value-type="float">
            <text:p>0.05</text:p>
          </table:table-cell>
          <table:table-cell office:value-type="float" office:value="0.429319828865799" calcext:value-type="float">
            <text:p>0.43</text:p>
          </table:table-cell>
          <table:table-cell office:value-type="float" office:value="0.118829241974643" calcext:value-type="float">
            <text:p>0.12</text:p>
          </table:table-cell>
          <table:table-cell office:value-type="float" office:value="1.64894810495511" calcext:value-type="float">
            <text:p>1.65</text:p>
          </table:table-cell>
          <table:table-cell office:value-type="float" office:value="4917" calcext:value-type="float">
            <text:p>4,917.00</text:p>
          </table:table-cell>
          <table:table-cell office:value-type="float" office:value="0.431267783749605" calcext:value-type="float">
            <text:p>0.43</text:p>
          </table:table-cell>
          <table:table-cell office:value-type="float" office:value="0.312631541116569" calcext:value-type="float">
            <text:p>0.3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etweet_source=Twitter for iPhone} =&gt; {difusion=alta}</text:p>
          </table:table-cell>
          <table:table-cell office:value-type="float" office:value="0.0360648253823328" calcext:value-type="float">
            <text:p>0.04</text:p>
          </table:table-cell>
          <table:table-cell office:value-type="float" office:value="0.314086925092618" calcext:value-type="float">
            <text:p>0.31</text:p>
          </table:table-cell>
          <table:table-cell office:value-type="float" office:value="0.114824344794671" calcext:value-type="float">
            <text:p>0.11</text:p>
          </table:table-cell>
          <table:table-cell office:value-type="float" office:value="1.20635713773319" calcext:value-type="float">
            <text:p>1.21</text:p>
          </table:table-cell>
          <table:table-cell office:value-type="float" office:value="3476" calcext:value-type="float">
            <text:p>3,476.00</text:p>
          </table:table-cell>
          <table:table-cell office:value-type="float" office:value="0.429157105705981" calcext:value-type="float">
            <text:p>0.43</text:p>
          </table:table-cell>
          <table:table-cell office:value-type="float" office:value="0.226303046510603" calcext:value-type="float">
            <text:p>0.2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Positivo} =&gt; {difusion=alta}</text:p>
          </table:table-cell>
          <table:table-cell office:value-type="float" office:value="0.0321325558714283" calcext:value-type="float">
            <text:p>0.03</text:p>
          </table:table-cell>
          <table:table-cell office:value-type="float" office:value="0.280627038782167" calcext:value-type="float">
            <text:p>0.28</text:p>
          </table:table-cell>
          <table:table-cell office:value-type="float" office:value="0.114502707974518" calcext:value-type="float">
            <text:p>0.11</text:p>
          </table:table-cell>
          <table:table-cell office:value-type="float" office:value="1.07784311994512" calcext:value-type="float">
            <text:p>1.08</text:p>
          </table:table-cell>
          <table:table-cell office:value-type="float" office:value="3097" calcext:value-type="float">
            <text:p>3,097.00</text:p>
          </table:table-cell>
          <table:table-cell office:value-type="float" office:value="0.425574425574426" calcext:value-type="float">
            <text:p>0.43</text:p>
          </table:table-cell>
          <table:table-cell office:value-type="float" office:value="0.202021497393794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medio} =&gt; {difusion=alta}</text:p>
          </table:table-cell>
          <table:table-cell office:value-type="float" office:value="0.030700753252682" calcext:value-type="float">
            <text:p>0.03</text:p>
          </table:table-cell>
          <table:table-cell office:value-type="float" office:value="0.268414368650218" calcext:value-type="float">
            <text:p>0.27</text:p>
          </table:table-cell>
          <table:table-cell office:value-type="float" office:value="0.114378203398975" calcext:value-type="float">
            <text:p>0.11</text:p>
          </table:table-cell>
          <table:table-cell office:value-type="float" office:value="1.03093622695646" calcext:value-type="float">
            <text:p>1.03</text:p>
          </table:table-cell>
          <table:table-cell office:value-type="float" office:value="2959" calcext:value-type="float">
            <text:p>2,959.00</text:p>
          </table:table-cell>
          <table:table-cell office:value-type="float" office:value="0.424319189360355" calcext:value-type="float">
            <text:p>0.42</text:p>
          </table:table-cell>
          <table:table-cell office:value-type="float" office:value="0.193165501054207" calcext:value-type="float">
            <text:p>0.1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es_finde=Finde,retweet_verified=Sin verificar} =&gt; {difusion=alta}</text:p>
          </table:table-cell>
          <table:table-cell office:value-type="float" office:value="0.0316967898570272" calcext:value-type="float">
            <text:p>0.03</text:p>
          </table:table-cell>
          <table:table-cell office:value-type="float" office:value="0.273451485857501" calcext:value-type="float">
            <text:p>0.27</text:p>
          </table:table-cell>
          <table:table-cell office:value-type="float" office:value="0.115913759830674" calcext:value-type="float">
            <text:p>0.12</text:p>
          </table:table-cell>
          <table:table-cell office:value-type="float" office:value="1.05028298039044" calcext:value-type="float">
            <text:p>1.05</text:p>
          </table:table-cell>
          <table:table-cell office:value-type="float" office:value="3055" calcext:value-type="float">
            <text:p>3,055.00</text:p>
          </table:table-cell>
          <table:table-cell office:value-type="float" office:value="0.419198458342116" calcext:value-type="float">
            <text:p>0.42</text:p>
          </table:table-cell>
          <table:table-cell office:value-type="float" office:value="0.197596867500361" calcext:value-type="float">
            <text:p>0.2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gativo} =&gt; {difusion=alta}</text:p>
          </table:table-cell>
          <table:table-cell office:value-type="float" office:value="0.0390010582888921" calcext:value-type="float">
            <text:p>0.04</text:p>
          </table:table-cell>
          <table:table-cell office:value-type="float" office:value="0.328125" calcext:value-type="float">
            <text:p>0.33</text:p>
          </table:table-cell>
          <table:table-cell office:value-type="float" office:value="0.118860368118528" calcext:value-type="float">
            <text:p>0.12</text:p>
          </table:table-cell>
          <table:table-cell office:value-type="float" office:value="1.26027511556547" calcext:value-type="float">
            <text:p>1.26</text:p>
          </table:table-cell>
          <table:table-cell office:value-type="float" office:value="3759" calcext:value-type="float">
            <text:p>3,759.00</text:p>
          </table:table-cell>
          <table:table-cell office:value-type="float" office:value="0.415906803696136" calcext:value-type="float">
            <text:p>0.42</text:p>
          </table:table-cell>
          <table:table-cell office:value-type="float" office:value="0.238960882083366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es_finde=Finde} =&gt; {difusion=alta}</text:p>
          </table:table-cell>
          <table:table-cell office:value-type="float" office:value="0.0455998007926791" calcext:value-type="float">
            <text:p>0.05</text:p>
          </table:table-cell>
          <table:table-cell office:value-type="float" office:value="0.364367434919582" calcext:value-type="float">
            <text:p>0.36</text:p>
          </table:table-cell>
          <table:table-cell office:value-type="float" office:value="0.125147849183458" calcext:value-type="float">
            <text:p>0.13</text:p>
          </table:table-cell>
          <table:table-cell office:value-type="float" office:value="1.39947645303336" calcext:value-type="float">
            <text:p>1.40</text:p>
          </table:table-cell>
          <table:table-cell office:value-type="float" office:value="4395" calcext:value-type="float">
            <text:p>4,395.00</text:p>
          </table:table-cell>
          <table:table-cell office:value-type="float" office:value="0.397790055248619" calcext:value-type="float">
            <text:p>0.40</text:p>
          </table:table-cell>
          <table:table-cell office:value-type="float" office:value="0.269754451499801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utro,retweet_es_finde=Finde} =&gt; {difusion=alta}</text:p>
          </table:table-cell>
          <table:table-cell office:value-type="float" office:value="0.0356705608931128" calcext:value-type="float">
            <text:p>0.04</text:p>
          </table:table-cell>
          <table:table-cell office:value-type="float" office:value="0.287891475464746" calcext:value-type="float">
            <text:p>0.29</text:p>
          </table:table-cell>
          <table:table-cell office:value-type="float" office:value="0.123902803428026" calcext:value-type="float">
            <text:p>0.12</text:p>
          </table:table-cell>
          <table:table-cell office:value-type="float" office:value="1.10574464765455" calcext:value-type="float">
            <text:p>1.11</text:p>
          </table:table-cell>
          <table:table-cell office:value-type="float" office:value="3438" calcext:value-type="float">
            <text:p>3,438.00</text:p>
          </table:table-cell>
          <table:table-cell office:value-type="float" office:value="0.391451872135246" calcext:value-type="float">
            <text:p>0.39</text:p>
          </table:table-cell>
          <table:table-cell office:value-type="float" office:value="0.21244816859234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source=Twitter Web App} =&gt; {difusion=alta}</text:p>
          </table:table-cell>
          <table:table-cell office:value-type="float" office:value="0.0351206656844639" calcext:value-type="float">
            <text:p>0.04</text:p>
          </table:table-cell>
          <table:table-cell office:value-type="float" office:value="0.283738474434199" calcext:value-type="float">
            <text:p>0.28</text:p>
          </table:table-cell>
          <table:table-cell office:value-type="float" office:value="0.123778298852483" calcext:value-type="float">
            <text:p>0.12</text:p>
          </table:table-cell>
          <table:table-cell office:value-type="float" office:value="1.08979364162417" calcext:value-type="float">
            <text:p>1.09</text:p>
          </table:table-cell>
          <table:table-cell office:value-type="float" office:value="3385" calcext:value-type="float">
            <text:p>3,385.00</text:p>
          </table:table-cell>
          <table:table-cell office:value-type="float" office:value="0.391331490234549" calcext:value-type="float">
            <text:p>0.39</text:p>
          </table:table-cell>
          <table:table-cell office:value-type="float" office:value="0.209315638747346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Positivo} =&gt; {difusion=alta}</text:p>
          </table:table-cell>
          <table:table-cell office:value-type="float" office:value="0.0377663879147559" calcext:value-type="float">
            <text:p>0.04</text:p>
          </table:table-cell>
          <table:table-cell office:value-type="float" office:value="0.3032827862023" calcext:value-type="float">
            <text:p>0.30</text:p>
          </table:table-cell>
          <table:table-cell office:value-type="float" office:value="0.124525326305742" calcext:value-type="float">
            <text:p>0.12</text:p>
          </table:table-cell>
          <table:table-cell office:value-type="float" office:value="1.1648601856918" calcext:value-type="float">
            <text:p>1.16</text:p>
          </table:table-cell>
          <table:table-cell office:value-type="float" office:value="3640" calcext:value-type="float">
            <text:p>3,640.00</text:p>
          </table:table-cell>
          <table:table-cell office:value-type="float" office:value="0.391319942611191" calcext:value-type="float">
            <text:p>0.39</text:p>
          </table:table-cell>
          <table:table-cell office:value-type="float" office:value="0.224168690463069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utro,RT_popular=muy muchos} =&gt; {difusion=alta}</text:p>
          </table:table-cell>
          <table:table-cell office:value-type="float" office:value="0.0499782116992799" calcext:value-type="float">
            <text:p>0.05</text:p>
          </table:table-cell>
          <table:table-cell office:value-type="float" office:value="0.388279864581654" calcext:value-type="float">
            <text:p>0.39</text:p>
          </table:table-cell>
          <table:table-cell office:value-type="float" office:value="0.128716980349028" calcext:value-type="float">
            <text:p>0.13</text:p>
          </table:table-cell>
          <table:table-cell office:value-type="float" office:value="1.4913202322511" calcext:value-type="float">
            <text:p>1.49</text:p>
          </table:table-cell>
          <table:table-cell office:value-type="float" office:value="4817" calcext:value-type="float">
            <text:p>4,817.00</text:p>
          </table:table-cell>
          <table:table-cell office:value-type="float" office:value="0.388214056237188" calcext:value-type="float">
            <text:p>0.39</text:p>
          </table:table-cell>
          <table:table-cell office:value-type="float" office:value="0.290119050805213" calcext:value-type="float">
            <text:p>0.2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T_popular=muchos} =&gt; {difusion=alta}</text:p>
          </table:table-cell>
          <table:table-cell office:value-type="float" office:value="0.0444688842314955" calcext:value-type="float">
            <text:p>0.04</text:p>
          </table:table-cell>
          <table:table-cell office:value-type="float" office:value="0.347353918469892" calcext:value-type="float">
            <text:p>0.35</text:p>
          </table:table-cell>
          <table:table-cell office:value-type="float" office:value="0.128021829802245" calcext:value-type="float">
            <text:p>0.13</text:p>
          </table:table-cell>
          <table:table-cell office:value-type="float" office:value="1.33413028492728" calcext:value-type="float">
            <text:p>1.33</text:p>
          </table:table-cell>
          <table:table-cell office:value-type="float" office:value="4286" calcext:value-type="float">
            <text:p>4,286.00</text:p>
          </table:table-cell>
          <table:table-cell office:value-type="float" office:value="0.384801037801309" calcext:value-type="float">
            <text:p>0.38</text:p>
          </table:table-cell>
          <table:table-cell office:value-type="float" office:value="0.259075859370437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,retweet_es_finde=Finde} =&gt; {difusion=alta}</text:p>
          </table:table-cell>
          <table:table-cell office:value-type="float" office:value="0.0367599759291154" calcext:value-type="float">
            <text:p>0.04</text:p>
          </table:table-cell>
          <table:table-cell office:value-type="float" office:value="0.290433642101812" calcext:value-type="float">
            <text:p>0.29</text:p>
          </table:table-cell>
          <table:table-cell office:value-type="float" office:value="0.126569276420908" calcext:value-type="float">
            <text:p>0.13</text:p>
          </table:table-cell>
          <table:table-cell office:value-type="float" office:value="1.11550869901398" calcext:value-type="float">
            <text:p>1.12</text:p>
          </table:table-cell>
          <table:table-cell office:value-type="float" office:value="3543" calcext:value-type="float">
            <text:p>3,543.00</text:p>
          </table:table-cell>
          <table:table-cell office:value-type="float" office:value="0.382074074074074" calcext:value-type="float">
            <text:p>0.38</text:p>
          </table:table-cell>
          <table:table-cell office:value-type="float" office:value="0.21581138548862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polaridad=Neutro,retweet_es_finde=Finde} =&gt; {difusion=alta}</text:p>
          </table:table-cell>
          <table:table-cell office:value-type="float" office:value="0.0369882343176112" calcext:value-type="float">
            <text:p>0.04</text:p>
          </table:table-cell>
          <table:table-cell office:value-type="float" office:value="0.28887448342922" calcext:value-type="float">
            <text:p>0.29</text:p>
          </table:table-cell>
          <table:table-cell office:value-type="float" office:value="0.128042580564836" calcext:value-type="float">
            <text:p>0.13</text:p>
          </table:table-cell>
          <table:table-cell office:value-type="float" office:value="1.10952022243863" calcext:value-type="float">
            <text:p>1.11</text:p>
          </table:table-cell>
          <table:table-cell office:value-type="float" office:value="3565" calcext:value-type="float">
            <text:p>3,565.00</text:p>
          </table:table-cell>
          <table:table-cell office:value-type="float" office:value="0.376527900797166" calcext:value-type="float">
            <text:p>0.38</text:p>
          </table:table-cell>
          <table:table-cell office:value-type="float" office:value="0.215470157949566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source=Twitter for iPhone} =&gt; {difusion=alta}</text:p>
          </table:table-cell>
          <table:table-cell office:value-type="float" office:value="0.0493556888215642" calcext:value-type="float">
            <text:p>0.05</text:p>
          </table:table-cell>
          <table:table-cell office:value-type="float" office:value="0.369332298136646" calcext:value-type="float">
            <text:p>0.37</text:p>
          </table:table-cell>
          <table:table-cell office:value-type="float" office:value="0.133634911082982" calcext:value-type="float">
            <text:p>0.13</text:p>
          </table:table-cell>
          <table:table-cell office:value-type="float" office:value="1.41854569056373" calcext:value-type="float">
            <text:p>1.42</text:p>
          </table:table-cell>
          <table:table-cell office:value-type="float" office:value="4757" calcext:value-type="float">
            <text:p>4,757.00</text:p>
          </table:table-cell>
          <table:table-cell office:value-type="float" office:value="0.367703284462775" calcext:value-type="float">
            <text:p>0.37</text:p>
          </table:table-cell>
          <table:table-cell office:value-type="float" office:value="0.279449762681139" calcext:value-type="float">
            <text:p>0.2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verified=Verificados} =&gt; {difusion=alta}</text:p>
          </table:table-cell>
          <table:table-cell office:value-type="float" office:value="0.0548027640015771" calcext:value-type="float">
            <text:p>0.05</text:p>
          </table:table-cell>
          <table:table-cell office:value-type="float" office:value="0.389959394610557" calcext:value-type="float">
            <text:p>0.39</text:p>
          </table:table-cell>
          <table:table-cell office:value-type="float" office:value="0.140534539644332" calcext:value-type="float">
            <text:p>0.14</text:p>
          </table:table-cell>
          <table:table-cell office:value-type="float" office:value="1.49777103575973" calcext:value-type="float">
            <text:p>1.50</text:p>
          </table:table-cell>
          <table:table-cell office:value-type="float" office:value="5282" calcext:value-type="float">
            <text:p>5,282.00</text:p>
          </table:table-cell>
          <table:table-cell office:value-type="float" office:value="0.34622418083161" calcext:value-type="float">
            <text:p>0.35</text:p>
          </table:table-cell>
          <table:table-cell office:value-type="float" office:value="0.300223978806833" calcext:value-type="float">
            <text:p>0.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,retweet_verified=Sin verificar} =&gt; {difusion=alta}</text:p>
          </table:table-cell>
          <table:table-cell office:value-type="float" office:value="0.0542009918864518" calcext:value-type="float">
            <text:p>0.05</text:p>
          </table:table-cell>
          <table:table-cell office:value-type="float" office:value="0.380536130536131" calcext:value-type="float">
            <text:p>0.38</text:p>
          </table:table-cell>
          <table:table-cell office:value-type="float" office:value="0.142433234421365" calcext:value-type="float">
            <text:p>0.14</text:p>
          </table:table-cell>
          <table:table-cell office:value-type="float" office:value="1.46157780080232" calcext:value-type="float">
            <text:p>1.46</text:p>
          </table:table-cell>
          <table:table-cell office:value-type="float" office:value="5224" calcext:value-type="float">
            <text:p>5,224.00</text:p>
          </table:table-cell>
          <table:table-cell office:value-type="float" office:value="0.338293946068218" calcext:value-type="float">
            <text:p>0.34</text:p>
          </table:table-cell>
          <table:table-cell office:value-type="float" office:value="0.294356692031435" calcext:value-type="float">
            <text:p>0.2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} =&gt; {difusion=alta}</text:p>
          </table:table-cell>
          <table:table-cell office:value-type="float" office:value="0.122543628478347" calcext:value-type="float">
            <text:p>0.12</text:p>
          </table:table-cell>
          <table:table-cell office:value-type="float" office:value="0.268328145943613" calcext:value-type="float">
            <text:p>0.27</text:p>
          </table:table-cell>
          <table:table-cell office:value-type="float" office:value="0.456693158473574" calcext:value-type="float">
            <text:p>0.46</text:p>
          </table:table-cell>
          <table:table-cell office:value-type="float" office:value="1.03060505946988" calcext:value-type="float">
            <text:p>1.03</text:p>
          </table:table-cell>
          <table:table-cell office:value-type="float" office:value="11811" calcext:value-type="float">
            <text:p>11,811.00</text:p>
          </table:table-cell>
          <table:table-cell office:value-type="float" office:value="0.330244328097731" calcext:value-type="float">
            <text:p>0.33</text:p>
          </table:table-cell>
          <table:table-cell office:value-type="float" office:value="0.36949921284588" calcext:value-type="float">
            <text:p>0.3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,retweet_verified=Sin verificar} =&gt; {difusion=alta}</text:p>
          </table:table-cell>
          <table:table-cell office:value-type="float" office:value="0.0403083563320952" calcext:value-type="float">
            <text:p>0.04</text:p>
          </table:table-cell>
          <table:table-cell office:value-type="float" office:value="0.273938795656466" calcext:value-type="float">
            <text:p>0.27</text:p>
          </table:table-cell>
          <table:table-cell office:value-type="float" office:value="0.147143657529414" calcext:value-type="float">
            <text:p>0.15</text:p>
          </table:table-cell>
          <table:table-cell office:value-type="float" office:value="1.05215465860212" calcext:value-type="float">
            <text:p>1.05</text:p>
          </table:table-cell>
          <table:table-cell office:value-type="float" office:value="3885" calcext:value-type="float">
            <text:p>3,885.00</text:p>
          </table:table-cell>
          <table:table-cell office:value-type="float" office:value="0.308326975784804" calcext:value-type="float">
            <text:p>0.31</text:p>
          </table:table-cell>
          <table:table-cell office:value-type="float" office:value="0.214378340204897" calcext:value-type="float">
            <text:p>0.2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} =&gt; {difusion=alta}</text:p>
          </table:table-cell>
          <table:table-cell office:value-type="float" office:value="0.129671515428192" calcext:value-type="float">
            <text:p>0.13</text:p>
          </table:table-cell>
          <table:table-cell office:value-type="float" office:value="0.298859370142758" calcext:value-type="float">
            <text:p>0.30</text:p>
          </table:table-cell>
          <table:table-cell office:value-type="float" office:value="0.433888070386587" calcext:value-type="float">
            <text:p>0.43</text:p>
          </table:table-cell>
          <table:table-cell office:value-type="float" office:value="1.1478705592213" calcext:value-type="float">
            <text:p>1.15</text:p>
          </table:table-cell>
          <table:table-cell office:value-type="float" office:value="12498" calcext:value-type="float">
            <text:p>12,498.00</text:p>
          </table:table-cell>
          <table:table-cell office:value-type="float" office:value="0.3073601029128" calcext:value-type="float">
            <text:p>0.31</text:p>
          </table:table-cell>
          <table:table-cell office:value-type="float" office:value="0.39845335606843" calcext:value-type="float">
            <text:p>0.40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source=Twitter for Android} =&gt; {difusion=alta}</text:p>
          </table:table-cell>
          <table:table-cell office:value-type="float" office:value="0.0421863003465377" calcext:value-type="float">
            <text:p>0.04</text:p>
          </table:table-cell>
          <table:table-cell office:value-type="float" office:value="0.284355549339115" calcext:value-type="float">
            <text:p>0.28</text:p>
          </table:table-cell>
          <table:table-cell office:value-type="float" office:value="0.14835757714096" calcext:value-type="float">
            <text:p>0.15</text:p>
          </table:table-cell>
          <table:table-cell office:value-type="float" office:value="1.09216372664392" calcext:value-type="float">
            <text:p>1.09</text:p>
          </table:table-cell>
          <table:table-cell office:value-type="float" office:value="4066" calcext:value-type="float">
            <text:p>4,066.00</text:p>
          </table:table-cell>
          <table:table-cell office:value-type="float" office:value="0.305573640558213" calcext:value-type="float">
            <text:p>0.31</text:p>
          </table:table-cell>
          <table:table-cell office:value-type="float" office:value="0.223193156832624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,retweet_es_finde=Finde} =&gt; {difusion=alta}</text:p>
          </table:table-cell>
          <table:table-cell office:value-type="float" office:value="0.0471146064617875" calcext:value-type="float">
            <text:p>0.05</text:p>
          </table:table-cell>
          <table:table-cell office:value-type="float" office:value="0.312117671317616" calcext:value-type="float">
            <text:p>0.31</text:p>
          </table:table-cell>
          <table:table-cell office:value-type="float" office:value="0.150951422464776" calcext:value-type="float">
            <text:p>0.15</text:p>
          </table:table-cell>
          <table:table-cell office:value-type="float" office:value="1.1987935521214" calcext:value-type="float">
            <text:p>1.20</text:p>
          </table:table-cell>
          <table:table-cell office:value-type="float" office:value="4541" calcext:value-type="float">
            <text:p>4,541.00</text:p>
          </table:table-cell>
          <table:table-cell office:value-type="float" office:value="0.300410233035155" calcext:value-type="float">
            <text:p>0.30</text:p>
          </table:table-cell>
          <table:table-cell office:value-type="float" office:value="0.246538631625972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T_popular=muy muchos} =&gt; {difusion=alta}</text:p>
          </table:table-cell>
          <table:table-cell office:value-type="float" office:value="0.0692245440019921" calcext:value-type="float">
            <text:p>0.07</text:p>
          </table:table-cell>
          <table:table-cell office:value-type="float" office:value="0.441007336902637" calcext:value-type="float">
            <text:p>0.44</text:p>
          </table:table-cell>
          <table:table-cell office:value-type="float" office:value="0.156969143616028" calcext:value-type="float">
            <text:p>0.16</text:p>
          </table:table-cell>
          <table:table-cell office:value-type="float" office:value="1.69383793517773" calcext:value-type="float">
            <text:p>1.69</text:p>
          </table:table-cell>
          <table:table-cell office:value-type="float" office:value="6672" calcext:value-type="float">
            <text:p>6,672.00</text:p>
          </table:table-cell>
          <table:table-cell office:value-type="float" office:value="0.297010521295938" calcext:value-type="float">
            <text:p>0.30</text:p>
          </table:table-cell>
          <table:table-cell office:value-type="float" office:value="0.353443813505913" calcext:value-type="float">
            <text:p>0.3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medio,retweet_es_finde=Finde} =&gt; {difusion=alta}</text:p>
          </table:table-cell>
          <table:table-cell office:value-type="float" office:value="0.041605278994003" calcext:value-type="float">
            <text:p>0.04</text:p>
          </table:table-cell>
          <table:table-cell office:value-type="float" office:value="0.275904775010321" calcext:value-type="float">
            <text:p>0.28</text:p>
          </table:table-cell>
          <table:table-cell office:value-type="float" office:value="0.150795791745347" calcext:value-type="float">
            <text:p>0.15</text:p>
          </table:table-cell>
          <table:table-cell office:value-type="float" office:value="1.05970566769127" calcext:value-type="float">
            <text:p>1.06</text:p>
          </table:table-cell>
          <table:table-cell office:value-type="float" office:value="4010" calcext:value-type="float">
            <text:p>4,010.00</text:p>
          </table:table-cell>
          <table:table-cell office:value-type="float" office:value="0.296479308214948" calcext:value-type="float">
            <text:p>0.30</text:p>
          </table:table-cell>
          <table:table-cell office:value-type="float" office:value="0.217851965093428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verified=Sin verificar,RT_popular=muchos} =&gt; {difusion=alta}</text:p>
          </table:table-cell>
          <table:table-cell office:value-type="float" office:value="0.0499055840302131" calcext:value-type="float">
            <text:p>0.05</text:p>
          </table:table-cell>
          <table:table-cell office:value-type="float" office:value="0.326101694915254" calcext:value-type="float">
            <text:p>0.33</text:p>
          </table:table-cell>
          <table:table-cell office:value-type="float" office:value="0.153036874105123" calcext:value-type="float">
            <text:p>0.15</text:p>
          </table:table-cell>
          <table:table-cell office:value-type="float" office:value="1.25250392760509" calcext:value-type="float">
            <text:p>1.25</text:p>
          </table:table-cell>
          <table:table-cell office:value-type="float" office:value="4810" calcext:value-type="float">
            <text:p>4,810.00</text:p>
          </table:table-cell>
          <table:table-cell office:value-type="float" office:value="0.295256036992636" calcext:value-type="float">
            <text:p>0.30</text:p>
          </table:table-cell>
          <table:table-cell office:value-type="float" office:value="0.258890490400163" calcext:value-type="float">
            <text:p>0.26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,retweet_es_finde=Finde} =&gt; {difusion=alta}</text:p>
          </table:table-cell>
          <table:table-cell office:value-type="float" office:value="0.0451847855408686" calcext:value-type="float">
            <text:p>0.05</text:p>
          </table:table-cell>
          <table:table-cell office:value-type="float" office:value="0.297168201978847" calcext:value-type="float">
            <text:p>0.30</text:p>
          </table:table-cell>
          <table:table-cell office:value-type="float" office:value="0.152051212882073" calcext:value-type="float">
            <text:p>0.15</text:p>
          </table:table-cell>
          <table:table-cell office:value-type="float" office:value="1.14137505551627" calcext:value-type="float">
            <text:p>1.14</text:p>
          </table:table-cell>
          <table:table-cell office:value-type="float" office:value="4355" calcext:value-type="float">
            <text:p>4,355.00</text:p>
          </table:table-cell>
          <table:table-cell office:value-type="float" office:value="0.294936994970899" calcext:value-type="float">
            <text:p>0.29</text:p>
          </table:table-cell>
          <table:table-cell office:value-type="float" office:value="0.23535783176172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,retweet_verified=Sin verificar} =&gt; {difusion=alta}</text:p>
          </table:table-cell>
          <table:table-cell office:value-type="float" office:value="0.0428399493681393" calcext:value-type="float">
            <text:p>0.04</text:p>
          </table:table-cell>
          <table:table-cell office:value-type="float" office:value="0.278873429690666" calcext:value-type="float">
            <text:p>0.28</text:p>
          </table:table-cell>
          <table:table-cell office:value-type="float" office:value="0.153617895457658" calcext:value-type="float">
            <text:p>0.15</text:p>
          </table:table-cell>
          <table:table-cell office:value-type="float" office:value="1.07110779072471" calcext:value-type="float">
            <text:p>1.07</text:p>
          </table:table-cell>
          <table:table-cell office:value-type="float" office:value="4129" calcext:value-type="float">
            <text:p>4,129.00</text:p>
          </table:table-cell>
          <table:table-cell office:value-type="float" office:value="0.287607279639932" calcext:value-type="float">
            <text:p>0.29</text:p>
          </table:table-cell>
          <table:table-cell office:value-type="float" office:value="0.221707377155048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Laborable} =&gt; {difusion=alta}</text:p>
          </table:table-cell>
          <table:table-cell office:value-type="float" office:value="0.0418854142889751" calcext:value-type="float">
            <text:p>0.04</text:p>
          </table:table-cell>
          <table:table-cell office:value-type="float" office:value="0.270340855822675" calcext:value-type="float">
            <text:p>0.27</text:p>
          </table:table-cell>
          <table:table-cell office:value-type="float" office:value="0.154935568882156" calcext:value-type="float">
            <text:p>0.15</text:p>
          </table:table-cell>
          <table:table-cell office:value-type="float" office:value="1.03833555295692" calcext:value-type="float">
            <text:p>1.04</text:p>
          </table:table-cell>
          <table:table-cell office:value-type="float" office:value="4037" calcext:value-type="float">
            <text:p>4,037.00</text:p>
          </table:table-cell>
          <table:table-cell office:value-type="float" office:value="0.282328424562378" calcext:value-type="float">
            <text:p>0.28</text:p>
          </table:table-cell>
          <table:table-cell office:value-type="float" office:value="0.215607982705312" calcext:value-type="float">
            <text:p>0.22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verified=Verificados,RT_popular=muy muchos} =&gt; {difusion=alta}</text:p>
          </table:table-cell>
          <table:table-cell office:value-type="float" office:value="0.0620344047643751" calcext:value-type="float">
            <text:p>0.06</text:p>
          </table:table-cell>
          <table:table-cell office:value-type="float" office:value="0.383638113570741" calcext:value-type="float">
            <text:p>0.38</text:p>
          </table:table-cell>
          <table:table-cell office:value-type="float" office:value="0.161700317486668" calcext:value-type="float">
            <text:p>0.16</text:p>
          </table:table-cell>
          <table:table-cell office:value-type="float" office:value="1.47349201650495" calcext:value-type="float">
            <text:p>1.47</text:p>
          </table:table-cell>
          <table:table-cell office:value-type="float" office:value="5979" calcext:value-type="float">
            <text:p>5,979.00</text:p>
          </table:table-cell>
          <table:table-cell office:value-type="float" office:value="0.274034582132565" calcext:value-type="float">
            <text:p>0.27</text:p>
          </table:table-cell>
          <table:table-cell office:value-type="float" office:value="0.310951120226831" calcext:value-type="float">
            <text:p>0.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es_finde=Finde} =&gt; {difusion=alta}</text:p>
          </table:table-cell>
          <table:table-cell office:value-type="float" office:value="0.0739660932539271" calcext:value-type="float">
            <text:p>0.07</text:p>
          </table:table-cell>
          <table:table-cell office:value-type="float" office:value="0.419575069154258" calcext:value-type="float">
            <text:p>0.42</text:p>
          </table:table-cell>
          <table:table-cell office:value-type="float" office:value="0.176288103587807" calcext:value-type="float">
            <text:p>0.18</text:p>
          </table:table-cell>
          <table:table-cell office:value-type="float" office:value="1.61152005719398" calcext:value-type="float">
            <text:p>1.61</text:p>
          </table:table-cell>
          <table:table-cell office:value-type="float" office:value="7129" calcext:value-type="float">
            <text:p>7,129.00</text:p>
          </table:table-cell>
          <table:table-cell office:value-type="float" office:value="0.231805698592516" calcext:value-type="float">
            <text:p>0.23</text:p>
          </table:table-cell>
          <table:table-cell office:value-type="float" office:value="0.351833441965349" calcext:value-type="float">
            <text:p>0.3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Tarde,n_char=largo} =&gt; {difusion=alta}</text:p>
          </table:table-cell>
          <table:table-cell office:value-type="float" office:value="0.0520636633396277" calcext:value-type="float">
            <text:p>0.05</text:p>
          </table:table-cell>
          <table:table-cell office:value-type="float" office:value="0.291067285382831" calcext:value-type="float">
            <text:p>0.29</text:p>
          </table:table-cell>
          <table:table-cell office:value-type="float" office:value="0.178871573530327" calcext:value-type="float">
            <text:p>0.18</text:p>
          </table:table-cell>
          <table:table-cell office:value-type="float" office:value="1.11794242048968" calcext:value-type="float">
            <text:p>1.12</text:p>
          </table:table-cell>
          <table:table-cell office:value-type="float" office:value="5018" calcext:value-type="float">
            <text:p>5,018.00</text:p>
          </table:table-cell>
          <table:table-cell office:value-type="float" office:value="0.2104727194769" calcext:value-type="float">
            <text:p>0.21</text:p>
          </table:table-cell>
          <table:table-cell office:value-type="float" office:value="0.245517702626061" calcext:value-type="float">
            <text:p>0.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,retweet_verified=Sin verificar} =&gt; {difusion=alta}</text:p>
          </table:table-cell>
          <table:table-cell office:value-type="float" office:value="0.070210205225042" calcext:value-type="float">
            <text:p>0.07</text:p>
          </table:table-cell>
          <table:table-cell office:value-type="float" office:value="0.38070323488045" calcext:value-type="float">
            <text:p>0.38</text:p>
          </table:table-cell>
          <table:table-cell office:value-type="float" office:value="0.184422402523293" calcext:value-type="float">
            <text:p>0.18</text:p>
          </table:table-cell>
          <table:table-cell office:value-type="float" office:value="1.46221962159271" calcext:value-type="float">
            <text:p>1.46</text:p>
          </table:table-cell>
          <table:table-cell office:value-type="float" office:value="6767" calcext:value-type="float">
            <text:p>6,767.00</text:p>
          </table:table-cell>
          <table:table-cell office:value-type="float" office:value="0.202731150628774" calcext:value-type="float">
            <text:p>0.20</text:p>
          </table:table-cell>
          <table:table-cell office:value-type="float" office:value="0.325184645255639" calcext:value-type="float">
            <text:p>0.3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n_char=largo} =&gt; {difusion=alta}</text:p>
          </table:table-cell>
          <table:table-cell office:value-type="float" office:value="0.0577078707642506" calcext:value-type="float">
            <text:p>0.06</text:p>
          </table:table-cell>
          <table:table-cell office:value-type="float" office:value="0.312138728323699" calcext:value-type="float">
            <text:p>0.31</text:p>
          </table:table-cell>
          <table:table-cell office:value-type="float" office:value="0.184878919300284" calcext:value-type="float">
            <text:p>0.18</text:p>
          </table:table-cell>
          <table:table-cell office:value-type="float" office:value="1.19887442867996" calcext:value-type="float">
            <text:p>1.20</text:p>
          </table:table-cell>
          <table:table-cell office:value-type="float" office:value="5562" calcext:value-type="float">
            <text:p>5,562.00</text:p>
          </table:table-cell>
          <table:table-cell office:value-type="float" office:value="0.194773901635833" calcext:value-type="float">
            <text:p>0.19</text:p>
          </table:table-cell>
          <table:table-cell office:value-type="float" office:value="0.266892668537398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for iPhone,retweet_verified=Sin verificar} =&gt; {difusion=alta}</text:p>
          </table:table-cell>
          <table:table-cell office:value-type="float" office:value="0.0537756012533461" calcext:value-type="float">
            <text:p>0.05</text:p>
          </table:table-cell>
          <table:table-cell office:value-type="float" office:value="0.287592941959827" calcext:value-type="float">
            <text:p>0.29</text:p>
          </table:table-cell>
          <table:table-cell office:value-type="float" office:value="0.186985121703223" calcext:value-type="float">
            <text:p>0.19</text:p>
          </table:table-cell>
          <table:table-cell office:value-type="float" office:value="1.104598028691" calcext:value-type="float">
            <text:p>1.10</text:p>
          </table:table-cell>
          <table:table-cell office:value-type="float" office:value="5183" calcext:value-type="float">
            <text:p>5,183.00</text:p>
          </table:table-cell>
          <table:table-cell office:value-type="float" office:value="0.186433975693987" calcext:value-type="float">
            <text:p>0.19</text:p>
          </table:table-cell>
          <table:table-cell office:value-type="float" office:value="0.247068169393877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polaridad=Neutro} =&gt; {difusion=alta}</text:p>
          </table:table-cell>
          <table:table-cell office:value-type="float" office:value="0.052904069224544" calcext:value-type="float">
            <text:p>0.05</text:p>
          </table:table-cell>
          <table:table-cell office:value-type="float" office:value="0.277708185828659" calcext:value-type="float">
            <text:p>0.28</text:p>
          </table:table-cell>
          <table:table-cell office:value-type="float" office:value="0.190502375962317" calcext:value-type="float">
            <text:p>0.19</text:p>
          </table:table-cell>
          <table:table-cell office:value-type="float" office:value="1.06663227729887" calcext:value-type="float">
            <text:p>1.07</text:p>
          </table:table-cell>
          <table:table-cell office:value-type="float" office:value="5099" calcext:value-type="float">
            <text:p>5,099.00</text:p>
          </table:table-cell>
          <table:table-cell office:value-type="float" office:value="0.175539680884347" calcext:value-type="float">
            <text:p>0.18</text:p>
          </table:table-cell>
          <table:table-cell office:value-type="float" office:value="0.240452084466095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Hace rato} =&gt; {difusion=alta}</text:p>
          </table:table-cell>
          <table:table-cell office:value-type="float" office:value="0.0628955614118819" calcext:value-type="float">
            <text:p>0.06</text:p>
          </table:table-cell>
          <table:table-cell office:value-type="float" office:value="0.325808878856283" calcext:value-type="float">
            <text:p>0.33</text:p>
          </table:table-cell>
          <table:table-cell office:value-type="float" office:value="0.193044344379656" calcext:value-type="float">
            <text:p>0.19</text:p>
          </table:table-cell>
          <table:table-cell office:value-type="float" office:value="1.25137926842776" calcext:value-type="float">
            <text:p>1.25</text:p>
          </table:table-cell>
          <table:table-cell office:value-type="float" office:value="6062" calcext:value-type="float">
            <text:p>6,062.00</text:p>
          </table:table-cell>
          <table:table-cell office:value-type="float" office:value="0.172378978691748" calcext:value-type="float">
            <text:p>0.17</text:p>
          </table:table-cell>
          <table:table-cell office:value-type="float" office:value="0.283690284650107" calcext:value-type="float">
            <text:p>0.2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es_finde=Finde,retweet_source=Twitter for Android} =&gt; {difusion=alta}</text:p>
          </table:table-cell>
          <table:table-cell office:value-type="float" office:value="0.0535473428648503" calcext:value-type="float">
            <text:p>0.05</text:p>
          </table:table-cell>
          <table:table-cell office:value-type="float" office:value="0.27710067114094" calcext:value-type="float">
            <text:p>0.28</text:p>
          </table:table-cell>
          <table:table-cell office:value-type="float" office:value="0.193241476624266" calcext:value-type="float">
            <text:p>0.19</text:p>
          </table:table-cell>
          <table:table-cell office:value-type="float" office:value="1.06429891152889" calcext:value-type="float">
            <text:p>1.06</text:p>
          </table:table-cell>
          <table:table-cell office:value-type="float" office:value="5161" calcext:value-type="float">
            <text:p>5,161.00</text:p>
          </table:table-cell>
          <table:table-cell office:value-type="float" office:value="0.167773224752321" calcext:value-type="float">
            <text:p>0.17</text:p>
          </table:table-cell>
          <table:table-cell office:value-type="float" office:value="0.241383682187191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fecha_inicio_T_momento=Noche,retweet_es_finde=Finde,retweet_verified=Sin verificar} =&gt; {difusion=alta}</text:p>
          </table:table-cell>
          <table:table-cell office:value-type="float" office:value="0.0540453611670229" calcext:value-type="float">
            <text:p>0.05</text:p>
          </table:table-cell>
          <table:table-cell office:value-type="float" office:value="0.273840815897382" calcext:value-type="float">
            <text:p>0.27</text:p>
          </table:table-cell>
          <table:table-cell office:value-type="float" office:value="0.197360502998485" calcext:value-type="float">
            <text:p>0.20</text:p>
          </table:table-cell>
          <table:table-cell office:value-type="float" office:value="1.05177833417636" calcext:value-type="float">
            <text:p>1.05</text:p>
          </table:table-cell>
          <table:table-cell office:value-type="float" office:value="5209" calcext:value-type="float">
            <text:p>5,209.00</text:p>
          </table:table-cell>
          <table:table-cell office:value-type="float" office:value="0.156064461407973" calcext:value-type="float">
            <text:p>0.16</text:p>
          </table:table-cell>
          <table:table-cell office:value-type="float" office:value="0.240710158486668" calcext:value-type="float">
            <text:p>0.24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T_popular=muchos} =&gt; {difusion=alta}</text:p>
          </table:table-cell>
          <table:table-cell office:value-type="float" office:value="0.0659978004191654" calcext:value-type="float">
            <text:p>0.07</text:p>
          </table:table-cell>
          <table:table-cell office:value-type="float" office:value="0.328886820743498" calcext:value-type="float">
            <text:p>0.33</text:p>
          </table:table-cell>
          <table:table-cell office:value-type="float" office:value="0.200670249631674" calcext:value-type="float">
            <text:p>0.20</text:p>
          </table:table-cell>
          <table:table-cell office:value-type="float" office:value="1.26320114596716" calcext:value-type="float">
            <text:p>1.26</text:p>
          </table:table-cell>
          <table:table-cell office:value-type="float" office:value="6361" calcext:value-type="float">
            <text:p>6,361.00</text:p>
          </table:table-cell>
          <table:table-cell office:value-type="float" office:value="0.151100488522351" calcext:value-type="float">
            <text:p>0.15</text:p>
          </table:table-cell>
          <table:table-cell office:value-type="float" office:value="0.291186855019872" calcext:value-type="float">
            <text:p>0.2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1_resp=tranqui} =&gt; {difusion=alta}</text:p>
          </table:table-cell>
          <table:table-cell office:value-type="float" office:value="0.0579776306779274" calcext:value-type="float">
            <text:p>0.06</text:p>
          </table:table-cell>
          <table:table-cell office:value-type="float" office:value="0.284333180684883" calcext:value-type="float">
            <text:p>0.28</text:p>
          </table:table-cell>
          <table:table-cell office:value-type="float" office:value="0.203907368595796" calcext:value-type="float">
            <text:p>0.20</text:p>
          </table:table-cell>
          <table:table-cell office:value-type="float" office:value="1.09207781225673" calcext:value-type="float">
            <text:p>1.09</text:p>
          </table:table-cell>
          <table:table-cell office:value-type="float" office:value="5588" calcext:value-type="float">
            <text:p>5,588.00</text:p>
          </table:table-cell>
          <table:table-cell office:value-type="float" office:value="0.138946346944508" calcext:value-type="float">
            <text:p>0.14</text:p>
          </table:table-cell>
          <table:table-cell office:value-type="float" office:value="0.253507946842003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Finde,retweet_verified=Sin verificar} =&gt; {difusion=alta}</text:p>
          </table:table-cell>
          <table:table-cell office:value-type="float" office:value="0.0602705899441804" calcext:value-type="float">
            <text:p>0.06</text:p>
          </table:table-cell>
          <table:table-cell office:value-type="float" office:value="0.276671746999428" calcext:value-type="float">
            <text:p>0.28</text:p>
          </table:table-cell>
          <table:table-cell office:value-type="float" office:value="0.217841505675334" calcext:value-type="float">
            <text:p>0.22</text:p>
          </table:table-cell>
          <table:table-cell office:value-type="float" office:value="1.06265148319514" calcext:value-type="float">
            <text:p>1.06</text:p>
          </table:table-cell>
          <table:table-cell office:value-type="float" office:value="5809" calcext:value-type="float">
            <text:p>5,809.00</text:p>
          </table:table-cell>
          <table:table-cell office:value-type="float" office:value="0.101735309451106" calcext:value-type="float">
            <text:p>0.10</text:p>
          </table:table-cell>
          <table:table-cell office:value-type="float" office:value="0.254080673053392" calcext:value-type="float">
            <text:p>0.25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source=Twitter for iPhone} =&gt; {difusion=alta}</text:p>
          </table:table-cell>
          <table:table-cell office:value-type="float" office:value="0.0742669793114897" calcext:value-type="float">
            <text:p>0.07</text:p>
          </table:table-cell>
          <table:table-cell office:value-type="float" office:value="0.335819845179451" calcext:value-type="float">
            <text:p>0.34</text:p>
          </table:table-cell>
          <table:table-cell office:value-type="float" office:value="0.221151252308522" calcext:value-type="float">
            <text:p>0.22</text:p>
          </table:table-cell>
          <table:table-cell office:value-type="float" office:value="1.28982977277779" calcext:value-type="float">
            <text:p>1.29</text:p>
          </table:table-cell>
          <table:table-cell office:value-type="float" office:value="7158" calcext:value-type="float">
            <text:p>7,158.00</text:p>
          </table:table-cell>
          <table:table-cell office:value-type="float" office:value="0.0962778018394436" calcext:value-type="float">
            <text:p>0.10</text:p>
          </table:table-cell>
          <table:table-cell office:value-type="float" office:value="0.310533657347038" calcext:value-type="float">
            <text:p>0.31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etweet_verified=Verificados} =&gt; {difusion=alta}</text:p>
          </table:table-cell>
          <table:table-cell office:value-type="float" office:value="0.082339025959204" calcext:value-type="float">
            <text:p>0.08</text:p>
          </table:table-cell>
          <table:table-cell office:value-type="float" office:value="0.367067530064755" calcext:value-type="float">
            <text:p>0.37</text:p>
          </table:table-cell>
          <table:table-cell office:value-type="float" office:value="0.224315743603577" calcext:value-type="float">
            <text:p>0.22</text:p>
          </table:table-cell>
          <table:table-cell office:value-type="float" office:value="1.40984708227868" calcext:value-type="float">
            <text:p>1.41</text:p>
          </table:table-cell>
          <table:table-cell office:value-type="float" office:value="7936" calcext:value-type="float">
            <text:p>7,936.00</text:p>
          </table:table-cell>
          <table:table-cell office:value-type="float" office:value="0.0895868791582856" calcext:value-type="float">
            <text:p>0.09</text:p>
          </table:table-cell>
          <table:table-cell office:value-type="float" office:value="0.341659213346716" calcext:value-type="float">
            <text:p>0.3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{1_resp=desde el pasado} =&gt; {difusion=alta}</text:p>
          </table:table-cell>
          <table:table-cell office:value-type="float" office:value="0.0944159697868897" calcext:value-type="float">
            <text:p>0.09</text:p>
          </table:table-cell>
          <table:table-cell office:value-type="float" office:value="0.418140881312319" calcext:value-type="float">
            <text:p>0.42</text:p>
          </table:table-cell>
          <table:table-cell office:value-type="float" office:value="0.2257994231288" calcext:value-type="float">
            <text:p>0.23</text:p>
          </table:table-cell>
          <table:table-cell office:value-type="float" office:value="1.60601157338981" calcext:value-type="float">
            <text:p>1.61</text:p>
          </table:table-cell>
          <table:table-cell office:value-type="float" office:value="9100" calcext:value-type="float">
            <text:p>9,100.00</text:p>
          </table:table-cell>
          <table:table-cell office:value-type="float" office:value="0.0882220515401118" calcext:value-type="float">
            <text:p>0.09</text:p>
          </table:table-cell>
          <table:table-cell office:value-type="float" office:value="0.390388684060958" calcext:value-type="float">
            <text:p>0.39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n_char=largo,retweet_es_finde=Finde} =&gt; {difusion=alta}</text:p>
          </table:table-cell>
          <table:table-cell office:value-type="float" office:value="0.0877861011392169" calcext:value-type="float">
            <text:p>0.09</text:p>
          </table:table-cell>
          <table:table-cell office:value-type="float" office:value="0.314699099903295" calcext:value-type="float">
            <text:p>0.31</text:p>
          </table:table-cell>
          <table:table-cell office:value-type="float" office:value="0.27895250150443" calcext:value-type="float">
            <text:p>0.28</text:p>
          </table:table-cell>
          <table:table-cell office:value-type="float" office:value="1.20870840228259" calcext:value-type="float">
            <text:p>1.21</text:p>
          </table:table-cell>
          <table:table-cell office:value-type="float" office:value="8461" calcext:value-type="float">
            <text:p>8,461.00</text:p>
          </table:table-cell>
          <table:table-cell office:value-type="float" office:value="0.0411774167604953" calcext:value-type="float">
            <text:p>0.04</text:p>
          </table:table-cell>
          <table:table-cell office:value-type="float" office:value="0.325935666154724" calcext:value-type="float">
            <text:p>0.33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Negativo} =&gt; {difusion=alta}</text:p>
          </table:table-cell>
          <table:table-cell office:value-type="float" office:value="0.0699508206926605" calcext:value-type="float">
            <text:p>0.07</text:p>
          </table:table-cell>
          <table:table-cell office:value-type="float" office:value="0.28370644672614" calcext:value-type="float">
            <text:p>0.28</text:p>
          </table:table-cell>
          <table:table-cell office:value-type="float" office:value="0.24656056110062" calcext:value-type="float">
            <text:p>0.25</text:p>
          </table:table-cell>
          <table:table-cell office:value-type="float" office:value="1.08967062837168" calcext:value-type="float">
            <text:p>1.09</text:p>
          </table:table-cell>
          <table:table-cell office:value-type="float" office:value="6742" calcext:value-type="float">
            <text:p>6,742.00</text:p>
          </table:table-cell>
          <table:table-cell office:value-type="float" office:value="0.0315794472409535" calcext:value-type="float">
            <text:p>0.03</text:p>
          </table:table-cell>
          <table:table-cell office:value-type="float" office:value="0.276188124136163" calcext:value-type="float">
            <text:p>0.28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polaridad=Positivo} =&gt; {difusion=alta}</text:p>
          </table:table-cell>
          <table:table-cell office:value-type="float" office:value="0.0685501442178" calcext:value-type="float">
            <text:p>0.07</text:p>
          </table:table-cell>
          <table:table-cell office:value-type="float" office:value="0.272734778121775" calcext:value-type="float">
            <text:p>0.27</text:p>
          </table:table-cell>
          <table:table-cell office:value-type="float" office:value="0.251343611877737" calcext:value-type="float">
            <text:p>0.25</text:p>
          </table:table-cell>
          <table:table-cell office:value-type="float" office:value="1.04753022176349" calcext:value-type="float">
            <text:p>1.05</text:p>
          </table:table-cell>
          <table:table-cell office:value-type="float" office:value="6607" calcext:value-type="float">
            <text:p>6,607.00</text:p>
          </table:table-cell>
          <table:table-cell office:value-type="float" office:value="0.0203455703315226" calcext:value-type="float">
            <text:p>0.02</text:p>
          </table:table-cell>
          <table:table-cell office:value-type="float" office:value="0.268012403805448" calcext:value-type="float">
            <text:p>0.27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{RT_popular=muy muchos} =&gt; {difusion=alta}</text:p>
          </table:table-cell>
          <table:table-cell office:value-type="float" office:value="0.104417837355523" calcext:value-type="float">
            <text:p>0.10</text:p>
          </table:table-cell>
          <table:table-cell office:value-type="float" office:value="0.412239380657846" calcext:value-type="float">
            <text:p>0.41</text:p>
          </table:table-cell>
          <table:table-cell office:value-type="float" office:value="0.253294183561246" calcext:value-type="float">
            <text:p>0.25</text:p>
          </table:table-cell>
          <table:table-cell office:value-type="float" office:value="1.58334486277853" calcext:value-type="float">
            <text:p>1.58</text:p>
          </table:table-cell>
          <table:table-cell office:value-type="float" office:value="10064" calcext:value-type="float">
            <text:p>10,064.00</text:p>
          </table:table-cell>
          <table:table-cell office:value-type="float" office:value="0.0172654209872474" calcext:value-type="float">
            <text:p>0.02</text:p>
          </table:table-cell>
          <table:table-cell office:value-type="float" office:value="0.406645712485614" calcext:value-type="float">
            <text:p>0.41</text:p>
          </table:table-cell>
          <table:table-cell table:number-columns-repeated="56"/>
        </table:table-row>
        <table:table-row table:style-name="ro1" table:visibility="filter">
          <table:table-cell table:style-name="ce6" office:value-type="string" calcext:value-type="string">
            <text:p>{fecha_inicio_T_momento=Noche,retweet_es_finde=Finde} =&gt; {difusion=alta}</text:p>
          </table:table-cell>
          <table:table-cell table:style-name="ce6" office:value-type="float" office:value="0.0774314706065448" calcext:value-type="float">
            <text:p>0.08</text:p>
          </table:table-cell>
          <table:table-cell table:style-name="ce6" office:value-type="float" office:value="0.305585128163132" calcext:value-type="float">
            <text:p>0.31</text:p>
          </table:table-cell>
          <table:table-cell table:style-name="ce6" office:value-type="float" office:value="0.253387561992903" calcext:value-type="float">
            <text:p>0.25</text:p>
          </table:table-cell>
          <table:table-cell table:style-name="ce6" office:value-type="float" office:value="1.17370310921411" calcext:value-type="float">
            <text:p>1.17</text:p>
          </table:table-cell>
          <table:table-cell table:style-name="ce6" office:value-type="float" office:value="7463" calcext:value-type="float">
            <text:p>7,463.00</text:p>
          </table:table-cell>
          <table:table-cell table:style-name="ce6" office:value-type="float" office:value="0.0159798349701566" calcext:value-type="float">
            <text:p>0.02</text:p>
          </table:table-cell>
          <table:table-cell table:style-name="ce6" office:value-type="float" office:value="0.301493448755193" calcext:value-type="float">
            <text:p>0.30</text:p>
          </table:table-cell>
          <table:table-cell table:number-columns-repeated="56"/>
        </table:table-row>
        <table:table-row table:style-name="ro1" table:number-rows-repeated="10479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reglas_difusion_4.A1:reglas_difusion_4.G402" table:display-filter-buttons="true">
          <table:filter>
            <table:filter-and>
              <table:filter-condition table:field-number="0" table:data-type="number" table:value="67" table:operator="!empty"/>
            </table:filter-and>
          </table:filter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Sheet2.B2:Sheet2.H8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dif_4_sin_1_resp.A1:dif_4_sin_1_resp.H224" table:display-filter-buttons="true">
          <table:filter>
            <table:filter-and>
              <table:filter-condition table:field-number="0" table:data-type="number" table:value="67" table:operator="!empty"/>
            </table:filter-and>
          </table:filter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Sheet5.A1:Sheet5.H1048576" table:display-filter-buttons="true" table:orientation="column"/>
        <table:database-range table:name="__Anonymous_Sheet_DB__4" table:target-range-address="'4+kulc'.A1:'4+kulc'.H626" table:display-filter-buttons="true">
          <table:filter>
            <table:filter-and>
              <table:filter-condition table:field-number="0" table:value="desde el pasado" table:operator="contains"/>
            </table:filter-and>
          </table:filter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9:37:49.8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15T01:00:40.320000000</dc:date>
    <meta:editing-duration>PT5H50M33S</meta:editing-duration>
    <meta:editing-cycles>5</meta:editing-cycles>
    <meta:generator>LibreOffice/6.4.4.2$Windows_X86_64 LibreOffice_project/3d775be2011f3886db32dfd395a6a6d1ca2630ff</meta:generator>
    <meta:document-statistic meta:table-count="5" meta:cell-count="9799" meta:object-count="0"/>
  </office:meta>
</office:document-meta>
</file>